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Google Sans Text&quot;" svg:font-family="'&quot;Google Sans Text&quot;'"/>
    <style:font-face style:name="Arial" svg:font-family="Arial"/>
    <style:font-face style:name="Inconsolata" svg:font-family="Inconsolata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59.51pt"/>
    </style:style>
    <style:style style:name="co3" style:family="table-column">
      <style:table-column-properties fo:break-before="auto" style:column-width="69.85pt"/>
    </style:style>
    <style:style style:name="co4" style:family="table-column">
      <style:table-column-properties fo:break-before="auto" style:column-width="96.04pt"/>
    </style:style>
    <style:style style:name="co5" style:family="table-column">
      <style:table-column-properties fo:break-before="auto" style:column-width="100.01pt"/>
    </style:style>
    <style:style style:name="co6" style:family="table-column">
      <style:table-column-properties fo:break-before="auto" style:column-width="33.36pt"/>
    </style:style>
    <style:style style:name="co7" style:family="table-column">
      <style:table-column-properties fo:break-before="auto" style:column-width="95.19pt"/>
    </style:style>
    <style:style style:name="co8" style:family="table-column">
      <style:table-column-properties fo:break-before="auto" style:column-width="96.86pt"/>
    </style:style>
    <style:style style:name="co9" style:family="table-column">
      <style:table-column-properties fo:break-before="auto" style:column-width="104.8pt"/>
    </style:style>
    <style:style style:name="co10" style:family="table-column">
      <style:table-column-properties fo:break-before="auto" style:column-width="13.49pt"/>
    </style:style>
    <style:style style:name="co11" style:family="table-column">
      <style:table-column-properties fo:break-before="auto" style:column-width="32.54pt"/>
    </style:style>
    <style:style style:name="co12" style:family="table-column">
      <style:table-column-properties fo:break-before="auto" style:column-width="64.29pt"/>
    </style:style>
    <style:style style:name="co13" style:family="table-column">
      <style:table-column-properties fo:break-before="auto" style:column-width="20.61pt"/>
    </style:style>
    <style:style style:name="co14" style:family="table-column">
      <style:table-column-properties fo:break-before="auto" style:column-width="97.65pt"/>
    </style:style>
    <style:style style:name="co15" style:family="table-column">
      <style:table-column-properties fo:break-before="auto" style:column-width="38.15pt"/>
    </style:style>
    <style:style style:name="co16" style:family="table-column">
      <style:table-column-properties fo:break-before="auto" style:column-width="129.4pt"/>
    </style:style>
    <style:style style:name="co17" style:family="table-column">
      <style:table-column-properties fo:break-before="auto" style:column-width="125.4pt"/>
    </style:style>
    <style:style style:name="co18" style:family="table-column">
      <style:table-column-properties fo:break-before="auto" style:column-width="178.55pt"/>
    </style:style>
    <style:style style:name="co19" style:family="table-column">
      <style:table-column-properties fo:break-before="auto" style:column-width="283.35pt"/>
    </style:style>
    <style:style style:name="co20" style:family="table-column">
      <style:table-column-properties fo:break-before="auto" style:column-width="273.86pt"/>
    </style:style>
    <style:style style:name="co21" style:family="table-column">
      <style:table-column-properties fo:break-before="auto" style:column-width="190.49pt"/>
    </style:style>
    <style:style style:name="co22" style:family="table-column">
      <style:table-column-properties fo:break-before="auto" style:column-width="146.04pt"/>
    </style:style>
    <style:style style:name="co23" style:family="table-column">
      <style:table-column-properties fo:break-before="auto" style:column-width="186.49pt"/>
    </style:style>
    <style:style style:name="co24" style:family="table-column">
      <style:table-column-properties fo:break-before="auto" style:column-width="80.96pt"/>
    </style:style>
    <style:style style:name="co25" style:family="table-column">
      <style:table-column-properties fo:break-before="auto" style:column-width="126.99pt"/>
    </style:style>
    <style:style style:name="co26" style:family="table-column">
      <style:table-column-properties fo:break-before="auto" style:column-width="187.31pt"/>
    </style:style>
    <style:style style:name="co27" style:family="table-column">
      <style:table-column-properties fo:break-before="auto" style:column-width="234.96pt"/>
    </style:style>
    <style:style style:name="co28" style:family="table-column">
      <style:table-column-properties fo:break-before="auto" style:column-width="203.19pt"/>
    </style:style>
    <style:style style:name="co29" style:family="table-column">
      <style:table-column-properties fo:break-before="auto" style:column-width="155.54pt"/>
    </style:style>
    <style:style style:name="co30" style:family="table-column">
      <style:table-column-properties fo:break-before="auto" style:column-width="122.26pt"/>
    </style:style>
    <style:style style:name="co31" style:family="table-column">
      <style:table-column-properties fo:break-before="auto" style:column-width="76.99pt"/>
    </style:style>
    <style:style style:name="co32" style:family="table-column">
      <style:table-column-properties fo:break-before="auto" style:column-width="140.51pt"/>
    </style:style>
    <style:style style:name="co33" style:family="table-column">
      <style:table-column-properties fo:break-before="auto" style:column-width="150.75pt"/>
    </style:style>
    <style:style style:name="co34" style:family="table-column">
      <style:table-column-properties fo:break-before="auto" style:column-width="112.7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Notes">
      <style:table-properties table:display="true" style:writing-mode="lr-tb"/>
    </style:style>
    <style:style style:name="ta2" style:family="table" style:master-page-name="PageStyle_5f_Warmup">
      <style:table-properties table:display="true" style:writing-mode="lr-tb" tableooo:tab-color="#ff0000"/>
    </style:style>
    <style:style style:name="ta3" style:family="table" style:master-page-name="PageStyle_5f_Cardio">
      <style:table-properties table:display="true" style:writing-mode="lr-tb" tableooo:tab-color="#00ff00"/>
    </style:style>
    <style:style style:name="ta4" style:family="table" style:master-page-name="PageStyle_5f_Exercises">
      <style:table-properties table:display="true" style:writing-mode="lr-tb" tableooo:tab-color="#0000ff"/>
    </style:style>
    <style:style style:name="ta5" style:family="table" style:master-page-name="PageStyle_5f_Exercise_20_Lis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 style:data-style-name="N36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[.$A2] = TODAY())" style:apply-style-name="ConditionalStyle_5f_2" style:base-cell-address="Cardio.A2"/>
    </style:style>
    <style:style style:name="ce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[.$A2] = TODAY())" style:apply-style-name="ConditionalStyle_5f_2" style:base-cell-address="Cardio.A2"/>
    </style:style>
    <style:style style:name="ce7" style:family="table-cell" style:parent-style-name="Default" style:data-style-name="N3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[.$A2] = TODAY())" style:apply-style-name="ConditionalStyle_5f_2" style:base-cell-address="Cardio.A2"/>
    </style:style>
    <style:style style:name="ce8" style:family="table-cell" style:parent-style-name="Default" style:data-style-name="N3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SERROR(SEARCH(([.B2]);([.B3]))))" style:apply-style-name="ConditionalStyle_5f_1" style:base-cell-address="Cardio.B3"/>
    </style:style>
    <style:style style:name="ce9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SERROR(SEARCH(([.B2]);([.B3]))))" style:apply-style-name="ConditionalStyle_5f_1" style:base-cell-address="Cardio.B3"/>
    </style:style>
    <style:style style:name="ce10" style:family="table-cell" style:parent-style-name="Default" style:data-style-name="N125">
      <style:table-cell-properties fo:background-color="#ffffff" style:rotation-align="non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  <style:map style:condition="is-true-formula([.$A2] = TODAY())" style:apply-style-name="ConditionalStyle_5f_2" style:base-cell-address="Cardio.A2"/>
    </style:style>
    <style:style style:name="ce11" style:family="table-cell" style:parent-style-name="Default" style:data-style-name="N125">
      <style:table-cell-properties fo:background-color="#ffffff" style:rotation-align="non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  <style:map style:condition="is-true-formula(ISERROR(SEARCH(([.B2]);([.B3]))))" style:apply-style-name="ConditionalStyle_5f_1" style:base-cell-address="Cardio.B3"/>
    </style:style>
    <style:style style:name="ce12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  <style:map style:condition="is-true-formula(ISERROR(SEARCH(([.B2]);([.B3]))))" style:apply-style-name="ConditionalStyle_5f_1" style:base-cell-address="Cardio.B3"/>
    </style:style>
    <style:style style:name="ce13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18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9" style:family="table-cell" style:parent-style-name="Default" style:data-style-name="N36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[.$A2]=TODAY())" style:apply-style-name="ConditionalStyle_5f_2" style:base-cell-address="Exercises.A2"/>
    </style:style>
    <style:style style:name="ce20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[.$A2]=TODAY())" style:apply-style-name="ConditionalStyle_5f_2" style:base-cell-address="Exercises.A2"/>
    </style:style>
    <style:style style:name="ce21" style:family="table-cell" style:parent-style-name="Default" style:data-style-name="N3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[.$A2]=TODAY())" style:apply-style-name="ConditionalStyle_5f_2" style:base-cell-address="Exercises.A2"/>
    </style:style>
    <style:style style:name="ce22" style:family="table-cell" style:parent-style-name="Default" style:data-style-name="N3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SERROR(SEARCH(([.B2]);([.B3]))))" style:apply-style-name="ConditionalStyle_5f_1" style:base-cell-address="Exercises.B3"/>
    </style:style>
    <style:style style:name="ce2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[.$A2]=TODAY())" style:apply-style-name="ConditionalStyle_5f_2" style:base-cell-address="Exercises.A2"/>
    </style:style>
    <style:style style:name="ce2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ISERROR(SEARCH(([.B2]);([.B3]))))" style:apply-style-name="ConditionalStyle_5f_1" style:base-cell-address="Exercises.B3"/>
    </style:style>
    <style:style style:name="ce25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  <style:map style:condition="is-true-formula([.$A2]=TODAY())" style:apply-style-name="ConditionalStyle_5f_2" style:base-cell-address="Exercises.A2"/>
    </style:style>
    <style:style style:name="ce2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9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name-complex="Verdana" style:font-size-complex="14pt" style:font-style-complex="normal" style:font-weight-complex="normal"/>
    </style:style>
    <style:style style:name="ce30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3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is-true-formula([.G$8]=[.$G$5])" style:apply-style-name="ConditionalStyle_5f_7" style:base-cell-address="Exercises.G7"/>
    </style:style>
    <style:style style:name="ce3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  <style:map style:condition="is-true-formula([.G$8]=[.$G$5])" style:apply-style-name="ConditionalStyle_5f_7" style:base-cell-address="Exercises.G7"/>
    </style:style>
    <style:style style:name="ce33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name-complex="Verdana" style:font-size-complex="14pt" style:font-style-complex="normal" style:font-weight-complex="normal"/>
      <style:map style:condition="is-true-formula([.G$8]=[.$G$5])" style:apply-style-name="ConditionalStyle_5f_7" style:base-cell-address="Exercises.G7"/>
    </style:style>
    <style:style style:name="ce34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[.G$8]=[.$G$5])" style:apply-style-name="ConditionalStyle_5f_7" style:base-cell-address="Exercises.G7"/>
    </style:style>
    <style:style style:name="ce3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[.G$8]=[.$G$5])" style:apply-style-name="ConditionalStyle_5f_7" style:base-cell-address="Exercises.G7"/>
    </style:style>
    <style:style style:name="ce3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  <style:map style:condition="is-true-formula([.G$8]=[.$G$5])" style:apply-style-name="ConditionalStyle_5f_7" style:base-cell-address="Exercises.G7"/>
    </style:style>
    <style:style style:name="ce37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  <style:map style:condition="is-true-formula([.G$8]=[.$G$5])" style:apply-style-name="ConditionalStyle_5f_7" style:base-cell-address="Exercises.G7"/>
    </style:style>
    <style:style style:name="ce3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  <style:map style:condition="is-true-formula([.G$8]=[.$G$5])" style:apply-style-name="ConditionalStyle_5f_7" style:base-cell-address="Exercises.G7"/>
    </style:style>
    <style:style style:name="ce3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[.G$8]=[.$G$5])" style:apply-style-name="ConditionalStyle_5f_7" style:base-cell-address="Exercises.G7"/>
    </style:style>
    <style:style style:name="ce4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Google Sans Text&quot;" fo:font-size="11pt" fo:font-style="normal" fo:text-shadow="none" style:text-underline-style="none" fo:font-weight="normal" style:font-size-asian="11pt" style:font-style-asian="normal" style:font-weight-asian="normal" style:font-name-complex="&quot;Google Sans Text&quot;" style:font-size-complex="11pt" style:font-style-complex="normal" style:font-weight-complex="normal"/>
      <style:map style:condition="is-true-formula([.G$8]=[.$G$5])" style:apply-style-name="ConditionalStyle_5f_7" style:base-cell-address="Exercises.G7"/>
    </style:style>
    <style:style style:name="ce4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[.G$8]=[.$G$5])" style:apply-style-name="ConditionalStyle_5f_7" style:base-cell-address="Exercises.G7"/>
    </style:style>
    <style:style style:name="ce4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none" fo:font-weight="normal" style:font-size-asian="14pt" style:font-style-asian="normal" style:font-weight-asian="normal" style:font-name-complex="Verdana" style:font-size-complex="14pt" style:font-style-complex="normal" style:font-weight-complex="normal"/>
      <style:map style:condition="is-true-formula([.G$8]=[.$G$5])" style:apply-style-name="ConditionalStyle_5f_7" style:base-cell-address="Exercises.G7"/>
    </style:style>
    <style:style style:name="ce43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is-true-formula([.G$8]=[.$G$5])" style:apply-style-name="ConditionalStyle_5f_7" style:base-cell-address="Exercises.G7"/>
    </style:style>
    <style:style style:name="ce4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Verdana" style:font-size-complex="14pt" style:font-style-complex="normal" style:font-weight-complex="bold"/>
      <style:map style:condition="is-true-formula([.G$8]=[.$G$5])" style:apply-style-name="ConditionalStyle_5f_7" style:base-cell-address="Exercises.G7"/>
    </style:style>
    <style:style style:name="ce4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6" style:family="table-cell" style:parent-style-name="Default" style:data-style-name="N36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Verdana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ote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 table:style-name="ce1" office:value-type="string" calcext:value-type="string">
            <text:p>Add reference pictur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look at bodyweight exercise progression picture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look at sports specific exercises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watch BJJ videos and add to exercise lis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add audio workout to boxing list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watch videos and add fotwoork to boxing lis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add one arm dumbbell exercises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armup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2">
          <table:table-cell/>
          <table:table-cell table:style-name="ce3" office:value-type="string" calcext:value-type="string">
            <text:p>Warm-up</text:p>
          </table:table-cell>
          <table:table-cell table:style-name="ce3" office:value-type="string" calcext:value-type="string">
            <text:p>Time (s)</text:p>
          </table:table-cell>
          <table:table-cell table:number-columns-repeated="1021"/>
        </table:table-row>
        <table:table-row table:style-name="ro2">
          <table:table-cell table:style-name="ce2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Wrist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2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assage Arms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2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elf Curls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2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houlder Circles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2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Arm Circles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2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Leg Circles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2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Bend Backwards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2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houlder Cross Bend Forward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2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Chest Expanders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2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Toe Touches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2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indu Squats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2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Knee Crunches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2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ushups (w/ Yoga Blocks)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2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Back Extensions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2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Hip Thrusts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2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Butterflies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2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Massage Legs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2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Side Stretch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style-name="ce2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Jumping Jacks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2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Belt Leg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table:style-name="ce2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Deep Squat Sits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2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io" table:style-name="ta3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" table:number-columns-repeated="1009" table:default-cell-style-name="Default"/>
        <table:table-row table:style-name="ro2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Fast (seconds)</text:p>
          </table:table-cell>
          <table:table-cell table:style-name="ce4" office:value-type="string" calcext:value-type="string">
            <text:p>Slow (seconds)</text:p>
          </table:table-cell>
          <table:table-cell table:style-name="ce4" office:value-type="string" calcext:value-type="string">
            <text:p>Sets</text:p>
          </table:table-cell>
          <table:table-cell table:style-name="ce4" office:value-type="string" calcext:value-type="string">
            <text:p>Time (minutes)</text:p>
          </table:table-cell>
          <table:table-cell table:style-name="ce4"/>
          <table:table-cell table:style-name="ce4" office:value-type="string" calcext:value-type="string">
            <text:p>Fast increase: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days</text:p>
          </table:table-cell>
          <table:table-cell table:style-name="ce4"/>
          <table:table-cell table:style-name="ce4" office:value-type="string" calcext:value-type="string">
            <text:p>Max fast:</text:p>
          </table:table-cell>
          <table:table-cell table:style-name="ce16" office:value-type="float" office:value="50" calcext:value-type="float">
            <text:p>50</text:p>
          </table:table-cell>
          <table:table-cell table:style-name="ce15" table:number-columns-repeated="13"/>
          <table:table-cell table:style-name="ce18" table:number-columns-repeated="3"/>
          <table:table-cell table:number-columns-repeated="996"/>
        </table:table-row>
        <table:table-row table:style-name="ro2">
          <table:table-cell table:style-name="ce5" table:formula="of:=[$'Exercise List'.E1]" office:value-type="date" office:date-value="2021-11-08" calcext:value-type="date">
            <text:p>11/08/202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formula="of:=(([.$B2]+[.$C2])*[.$D2])/60" office:value-type="float" office:value="5" calcext:value-type="float">
            <text:p>5.0</text:p>
          </table:table-cell>
          <table:table-cell table:style-name="ce4"/>
          <table:table-cell table:style-name="ce4" office:value-type="string" calcext:value-type="string">
            <text:p>Slow decrease: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days</text:p>
          </table:table-cell>
          <table:table-cell table:style-name="ce17"/>
          <table:table-cell table:style-name="ce17" office:value-type="string" calcext:value-type="string">
            <text:p>Min slow:</text:p>
          </table:table-cell>
          <table:table-cell table:style-name="ce16" office:value-type="float" office:value="10" calcext:value-type="float">
            <text:p>10</text:p>
          </table:table-cell>
          <table:table-cell table:style-name="ce15" table:number-columns-repeated="13"/>
          <table:table-cell table:style-name="ce18" table:number-columns-repeated="3"/>
          <table:table-cell table:number-columns-repeated="996"/>
        </table:table-row>
        <table:table-row table:style-name="ro2">
          <table:table-cell table:style-name="ce5" table:formula="of:=[.A2]+1" office:value-type="date" office:date-value="2021-11-09" calcext:value-type="date">
            <text:p>11/09/2021</text:p>
          </table:table-cell>
          <table:table-cell table:style-name="ce8" table:formula="of:=MIN([.$L$1];IF(MOD(ROW(); [.$H$1]) = 0; [.$B2] + 1; [.$B2]))" office:value-type="float" office:value="15" calcext:value-type="float">
            <text:p>15</text:p>
          </table:table-cell>
          <table:table-cell table:style-name="ce8" table:formula="of:=MAX([.$L$2];IF(MOD(ROW(); [.$H$2]) = 0; [.$C2] - 1; [.$C2]))" office:value-type="float" office:value="45" calcext:value-type="float">
            <text:p>45</text:p>
          </table:table-cell>
          <table:table-cell table:style-name="ce8" table:formula="of:=MIN([.$L$3];IF(MOD(ROW(); [.$H$3]) = 0; [.$D2] + 1; [.$D2]))" office:value-type="float" office:value="5" calcext:value-type="float">
            <text:p>5</text:p>
          </table:table-cell>
          <table:table-cell table:style-name="ce11" table:formula="of:=(([.$B3]+[.$C3])*[.$D3])/60" office:value-type="float" office:value="5" calcext:value-type="float">
            <text:p>5.0</text:p>
          </table:table-cell>
          <table:table-cell table:style-name="ce4"/>
          <table:table-cell table:style-name="ce4" office:value-type="string" calcext:value-type="string">
            <text:p>Sets increase: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days</text:p>
          </table:table-cell>
          <table:table-cell table:style-name="ce13"/>
          <table:table-cell table:style-name="ce17" office:value-type="string" calcext:value-type="string">
            <text:p>Max sets:</text:p>
          </table:table-cell>
          <table:table-cell table:style-name="ce16" office:value-type="float" office:value="30" calcext:value-type="float">
            <text:p>30</text:p>
          </table:table-cell>
          <table:table-cell table:style-name="ce15" table:number-columns-repeated="13"/>
          <table:table-cell table:style-name="ce18" table:number-columns-repeated="3"/>
          <table:table-cell table:number-columns-repeated="996"/>
        </table:table-row>
        <table:table-row table:style-name="ro2">
          <table:table-cell table:style-name="ce5" table:formula="of:=[.A3]+1" office:value-type="date" office:date-value="2021-11-10" calcext:value-type="date">
            <text:p>11/10/2021</text:p>
          </table:table-cell>
          <table:table-cell table:style-name="ce8" table:formula="of:=MIN([.$L$1];IF(MOD(ROW(); [.$H$1]) = 0; [.$B3] + 1; [.$B3]))" office:value-type="float" office:value="15" calcext:value-type="float">
            <text:p>15</text:p>
          </table:table-cell>
          <table:table-cell table:style-name="ce8" table:formula="of:=MAX([.$L$2];IF(MOD(ROW(); [.$H$2]) = 0; [.$C3] - 1; [.$C3]))" office:value-type="float" office:value="45" calcext:value-type="float">
            <text:p>45</text:p>
          </table:table-cell>
          <table:table-cell table:style-name="ce8" table:formula="of:=MIN([.$L$3];IF(MOD(ROW(); [.$H$3]) = 0; [.$D3] + 1; [.$D3]))" office:value-type="float" office:value="5" calcext:value-type="float">
            <text:p>5</text:p>
          </table:table-cell>
          <table:table-cell table:style-name="ce11" table:formula="of:=(([.$B4]+[.$C4])*[.$D4])/60" office:value-type="float" office:value="5" calcext:value-type="float">
            <text:p>5.0</text:p>
          </table:table-cell>
          <table:table-cell table:style-name="ce13" table:number-columns-repeated="2"/>
          <table:table-cell table:style-name="ce15" table:number-columns-repeated="21"/>
          <table:table-cell table:number-columns-repeated="996"/>
        </table:table-row>
        <table:table-row table:style-name="ro2">
          <table:table-cell table:style-name="ce5" table:formula="of:=[.A4]+1" office:value-type="date" office:date-value="2021-11-11" calcext:value-type="date">
            <text:p>11/11/2021</text:p>
          </table:table-cell>
          <table:table-cell table:style-name="ce8" table:formula="of:=MIN([.$L$1];IF(MOD(ROW(); [.$H$1]) = 0; [.$B4] + 1; [.$B4]))" office:value-type="float" office:value="15" calcext:value-type="float">
            <text:p>15</text:p>
          </table:table-cell>
          <table:table-cell table:style-name="ce8" table:formula="of:=MAX([.$L$2];IF(MOD(ROW(); [.$H$2]) = 0; [.$C4] - 1; [.$C4]))" office:value-type="float" office:value="45" calcext:value-type="float">
            <text:p>45</text:p>
          </table:table-cell>
          <table:table-cell table:style-name="ce8" table:formula="of:=MIN([.$L$3];IF(MOD(ROW(); [.$H$3]) = 0; [.$D4] + 1; [.$D4]))" office:value-type="float" office:value="5" calcext:value-type="float">
            <text:p>5</text:p>
          </table:table-cell>
          <table:table-cell table:style-name="ce11" table:formula="of:=(([.$B5]+[.$C5])*[.$D5])/60" office:value-type="float" office:value="5" calcext:value-type="float">
            <text:p>5.0</text:p>
          </table:table-cell>
          <table:table-cell table:style-name="ce4"/>
          <table:table-cell table:style-name="ce4" office:value-type="string" calcext:value-type="string">
            <text:p>Cardio workout:</text:p>
          </table:table-cell>
          <table:table-cell table:style-name="ce14"/>
          <table:table-cell table:style-name="ce15"/>
          <table:table-cell table:style-name="ce13"/>
          <table:table-cell table:style-name="ce15" table:number-columns-repeated="18"/>
          <table:table-cell table:number-columns-repeated="996"/>
        </table:table-row>
        <table:table-row table:style-name="ro2">
          <table:table-cell table:style-name="ce5" table:formula="of:=[.A5]+1" office:value-type="date" office:date-value="2021-11-12" calcext:value-type="date">
            <text:p>11/12/2021</text:p>
          </table:table-cell>
          <table:table-cell table:style-name="ce8" table:formula="of:=MIN([.$L$1];IF(MOD(ROW(); [.$H$1]) = 0; [.$B5] + 1; [.$B5]))" office:value-type="float" office:value="15" calcext:value-type="float">
            <text:p>15</text:p>
          </table:table-cell>
          <table:table-cell table:style-name="ce8" table:formula="of:=MAX([.$L$2];IF(MOD(ROW(); [.$H$2]) = 0; [.$C5] - 1; [.$C5]))" office:value-type="float" office:value="45" calcext:value-type="float">
            <text:p>45</text:p>
          </table:table-cell>
          <table:table-cell table:style-name="ce8" table:formula="of:=MIN([.$L$3];IF(MOD(ROW(); [.$H$3]) = 0; [.$D5] + 1; [.$D5]))" office:value-type="float" office:value="5" calcext:value-type="float">
            <text:p>5</text:p>
          </table:table-cell>
          <table:table-cell table:style-name="ce11" table:formula="of:=(([.$B6]+[.$C6])*[.$D6])/60" office:value-type="float" office:value="5" calcext:value-type="float">
            <text:p>5.0</text:p>
          </table:table-cell>
          <table:table-cell table:style-name="ce14"/>
          <table:table-cell table:style-name="ce14" table:formula="of:=INDIRECT(&quot;Exercise List!A&quot; &amp; (11 + RANDBETWEEN(1;[$'Exercise List'.$B$2])))" office:value-type="string" office:string-value="" calcext:value-type="error">
            <text:p>#REF!</text:p>
          </table:table-cell>
          <table:table-cell table:style-name="ce13"/>
          <table:table-cell table:style-name="ce15"/>
          <table:table-cell table:style-name="ce13"/>
          <table:table-cell table:style-name="ce15" table:number-columns-repeated="18"/>
          <table:table-cell table:number-columns-repeated="996"/>
        </table:table-row>
        <table:table-row table:style-name="ro2">
          <table:table-cell table:style-name="ce5" table:formula="of:=[.A6]+1" office:value-type="date" office:date-value="2021-11-13" calcext:value-type="date">
            <text:p>11/13/2021</text:p>
          </table:table-cell>
          <table:table-cell table:style-name="ce8" table:formula="of:=MIN([.$L$1];IF(MOD(ROW(); [.$H$1]) = 0; [.$B6] + 1; [.$B6]))" office:value-type="float" office:value="16" calcext:value-type="float">
            <text:p>16</text:p>
          </table:table-cell>
          <table:table-cell table:style-name="ce8" table:formula="of:=MAX([.$L$2];IF(MOD(ROW(); [.$H$2]) = 0; [.$C6] - 1; [.$C6]))" office:value-type="float" office:value="44" calcext:value-type="float">
            <text:p>44</text:p>
          </table:table-cell>
          <table:table-cell table:style-name="ce8" table:formula="of:=MIN([.$L$3];IF(MOD(ROW(); [.$H$3]) = 0; [.$D6] + 1; [.$D6]))" office:value-type="float" office:value="6" calcext:value-type="float">
            <text:p>6</text:p>
          </table:table-cell>
          <table:table-cell table:style-name="ce11" table:formula="of:=(([.$B7]+[.$C7])*[.$D7])/60" office:value-type="float" office:value="6" calcext:value-type="float">
            <text:p>6.0</text:p>
          </table:table-cell>
          <table:table-cell table:style-name="ce14"/>
          <table:table-cell table:style-name="ce13" table:number-columns-repeated="3"/>
          <table:table-cell table:style-name="ce15" table:number-columns-repeated="19"/>
          <table:table-cell table:number-columns-repeated="996"/>
        </table:table-row>
        <table:table-row table:style-name="ro2">
          <table:table-cell table:style-name="ce5" table:formula="of:=[.A7]+1" office:value-type="date" office:date-value="2021-11-14" calcext:value-type="date">
            <text:p>11/14/2021</text:p>
          </table:table-cell>
          <table:table-cell table:style-name="ce8" table:formula="of:=MIN([.$L$1];IF(MOD(ROW(); [.$H$1]) = 0; [.$B7] + 1; [.$B7]))" office:value-type="float" office:value="16" calcext:value-type="float">
            <text:p>16</text:p>
          </table:table-cell>
          <table:table-cell table:style-name="ce8" table:formula="of:=MAX([.$L$2];IF(MOD(ROW(); [.$H$2]) = 0; [.$C7] - 1; [.$C7]))" office:value-type="float" office:value="44" calcext:value-type="float">
            <text:p>44</text:p>
          </table:table-cell>
          <table:table-cell table:style-name="ce8" table:formula="of:=MIN([.$L$3];IF(MOD(ROW(); [.$H$3]) = 0; [.$D7] + 1; [.$D7]))" office:value-type="float" office:value="6" calcext:value-type="float">
            <text:p>6</text:p>
          </table:table-cell>
          <table:table-cell table:style-name="ce11" table:formula="of:=(([.$B8]+[.$C8])*[.$D8])/60" office:value-type="float" office:value="6" calcext:value-type="float">
            <text:p>6.0</text:p>
          </table:table-cell>
          <table:table-cell table:style-name="ce14"/>
          <table:table-cell table:style-name="ce13"/>
          <table:table-cell table:style-name="ce15"/>
          <table:table-cell table:style-name="ce14"/>
          <table:table-cell table:style-name="ce15" table:number-columns-repeated="19"/>
          <table:table-cell table:number-columns-repeated="996"/>
        </table:table-row>
        <table:table-row table:style-name="ro2">
          <table:table-cell table:style-name="ce5" table:formula="of:=[.A8]+1" office:value-type="date" office:date-value="2021-11-15" calcext:value-type="date">
            <text:p>11/15/2021</text:p>
          </table:table-cell>
          <table:table-cell table:style-name="ce8" table:formula="of:=MIN([.$L$1];IF(MOD(ROW(); [.$H$1]) = 0; [.$B8] + 1; [.$B8]))" office:value-type="float" office:value="16" calcext:value-type="float">
            <text:p>16</text:p>
          </table:table-cell>
          <table:table-cell table:style-name="ce8" table:formula="of:=MAX([.$L$2];IF(MOD(ROW(); [.$H$2]) = 0; [.$C8] - 1; [.$C8]))" office:value-type="float" office:value="44" calcext:value-type="float">
            <text:p>44</text:p>
          </table:table-cell>
          <table:table-cell table:style-name="ce8" table:formula="of:=MIN([.$L$3];IF(MOD(ROW(); [.$H$3]) = 0; [.$D8] + 1; [.$D8]))" office:value-type="float" office:value="6" calcext:value-type="float">
            <text:p>6</text:p>
          </table:table-cell>
          <table:table-cell table:style-name="ce11" table:formula="of:=(([.$B9]+[.$C9])*[.$D9])/60" office:value-type="float" office:value="6" calcext:value-type="float">
            <text:p>6.0</text:p>
          </table:table-cell>
          <table:table-cell table:style-name="ce14"/>
          <table:table-cell table:style-name="ce13"/>
          <table:table-cell table:style-name="ce14" table:number-columns-repeated="2"/>
          <table:table-cell table:style-name="ce15" table:number-columns-repeated="19"/>
          <table:table-cell table:number-columns-repeated="996"/>
        </table:table-row>
        <table:table-row table:style-name="ro2">
          <table:table-cell table:style-name="ce5" table:formula="of:=[.A9]+1" office:value-type="date" office:date-value="2021-11-16" calcext:value-type="date">
            <text:p>11/16/2021</text:p>
          </table:table-cell>
          <table:table-cell table:style-name="ce8" table:formula="of:=MIN([.$L$1];IF(MOD(ROW(); [.$H$1]) = 0; [.$B9] + 1; [.$B9]))" office:value-type="float" office:value="16" calcext:value-type="float">
            <text:p>16</text:p>
          </table:table-cell>
          <table:table-cell table:style-name="ce8" table:formula="of:=MAX([.$L$2];IF(MOD(ROW(); [.$H$2]) = 0; [.$C9] - 1; [.$C9]))" office:value-type="float" office:value="44" calcext:value-type="float">
            <text:p>44</text:p>
          </table:table-cell>
          <table:table-cell table:style-name="ce8" table:formula="of:=MIN([.$L$3];IF(MOD(ROW(); [.$H$3]) = 0; [.$D9] + 1; [.$D9]))" office:value-type="float" office:value="6" calcext:value-type="float">
            <text:p>6</text:p>
          </table:table-cell>
          <table:table-cell table:style-name="ce11" table:formula="of:=(([.$B10]+[.$C10])*[.$D10])/60" office:value-type="float" office:value="6" calcext:value-type="float">
            <text:p>6.0</text:p>
          </table:table-cell>
          <table:table-cell table:style-name="ce14"/>
          <table:table-cell table:style-name="ce13"/>
          <table:table-cell table:style-name="ce15"/>
          <table:table-cell table:style-name="ce14" table:number-columns-repeated="2"/>
          <table:table-cell table:style-name="ce15" table:number-columns-repeated="18"/>
          <table:table-cell table:number-columns-repeated="996"/>
        </table:table-row>
        <table:table-row table:style-name="ro2">
          <table:table-cell table:style-name="ce5" table:formula="of:=[.A10]+1" office:value-type="date" office:date-value="2021-11-17" calcext:value-type="date">
            <text:p>11/17/2021</text:p>
          </table:table-cell>
          <table:table-cell table:style-name="ce8" table:formula="of:=MIN([.$L$1];IF(MOD(ROW(); [.$H$1]) = 0; [.$B10] + 1; [.$B10]))" office:value-type="float" office:value="16" calcext:value-type="float">
            <text:p>16</text:p>
          </table:table-cell>
          <table:table-cell table:style-name="ce8" table:formula="of:=MAX([.$L$2];IF(MOD(ROW(); [.$H$2]) = 0; [.$C10] - 1; [.$C10]))" office:value-type="float" office:value="44" calcext:value-type="float">
            <text:p>44</text:p>
          </table:table-cell>
          <table:table-cell table:style-name="ce8" table:formula="of:=MIN([.$L$3];IF(MOD(ROW(); [.$H$3]) = 0; [.$D10] + 1; [.$D10]))" office:value-type="float" office:value="6" calcext:value-type="float">
            <text:p>6</text:p>
          </table:table-cell>
          <table:table-cell table:style-name="ce11" table:formula="of:=(([.$B11]+[.$C11])*[.$D11])/60" office:value-type="float" office:value="6" calcext:value-type="float">
            <text:p>6.0</text:p>
          </table:table-cell>
          <table:table-cell table:style-name="ce14"/>
          <table:table-cell table:style-name="ce13"/>
          <table:table-cell table:style-name="ce15"/>
          <table:table-cell table:style-name="ce14"/>
          <table:table-cell table:style-name="ce15" table:number-columns-repeated="19"/>
          <table:table-cell table:number-columns-repeated="996"/>
        </table:table-row>
        <table:table-row table:style-name="ro2">
          <table:table-cell table:style-name="ce5" table:formula="of:=[.A11]+1" office:value-type="date" office:date-value="2021-11-18" calcext:value-type="date">
            <text:p>11/18/2021</text:p>
          </table:table-cell>
          <table:table-cell table:style-name="ce8" table:formula="of:=MIN([.$L$1];IF(MOD(ROW(); [.$H$1]) = 0; [.$B11] + 1; [.$B11]))" office:value-type="float" office:value="16" calcext:value-type="float">
            <text:p>16</text:p>
          </table:table-cell>
          <table:table-cell table:style-name="ce8" table:formula="of:=MAX([.$L$2];IF(MOD(ROW(); [.$H$2]) = 0; [.$C11] - 1; [.$C11]))" office:value-type="float" office:value="44" calcext:value-type="float">
            <text:p>44</text:p>
          </table:table-cell>
          <table:table-cell table:style-name="ce8" table:formula="of:=MIN([.$L$3];IF(MOD(ROW(); [.$H$3]) = 0; [.$D11] + 1; [.$D11]))" office:value-type="float" office:value="6" calcext:value-type="float">
            <text:p>6</text:p>
          </table:table-cell>
          <table:table-cell table:style-name="ce11" table:formula="of:=(([.$B12]+[.$C12])*[.$D12])/60" office:value-type="float" office:value="6" calcext:value-type="float">
            <text:p>6.0</text:p>
          </table:table-cell>
          <table:table-cell table:style-name="ce14"/>
          <table:table-cell table:style-name="ce13"/>
          <table:table-cell table:style-name="ce15"/>
          <table:table-cell table:style-name="ce14" table:number-columns-repeated="2"/>
          <table:table-cell table:style-name="ce15" table:number-columns-repeated="18"/>
          <table:table-cell table:number-columns-repeated="996"/>
        </table:table-row>
        <table:table-row table:style-name="ro2">
          <table:table-cell table:style-name="ce5" table:formula="of:=[.A12]+1" office:value-type="date" office:date-value="2021-11-19" calcext:value-type="date">
            <text:p>11/19/2021</text:p>
          </table:table-cell>
          <table:table-cell table:style-name="ce8" table:formula="of:=MIN([.$L$1];IF(MOD(ROW(); [.$H$1]) = 0; [.$B12] + 1; [.$B12]))" office:value-type="float" office:value="16" calcext:value-type="float">
            <text:p>16</text:p>
          </table:table-cell>
          <table:table-cell table:style-name="ce8" table:formula="of:=MAX([.$L$2];IF(MOD(ROW(); [.$H$2]) = 0; [.$C12] - 1; [.$C12]))" office:value-type="float" office:value="44" calcext:value-type="float">
            <text:p>44</text:p>
          </table:table-cell>
          <table:table-cell table:style-name="ce8" table:formula="of:=MIN([.$L$3];IF(MOD(ROW(); [.$H$3]) = 0; [.$D12] + 1; [.$D12]))" office:value-type="float" office:value="6" calcext:value-type="float">
            <text:p>6</text:p>
          </table:table-cell>
          <table:table-cell table:style-name="ce11" table:formula="of:=(([.$B13]+[.$C13])*[.$D13])/60" office:value-type="float" office:value="6" calcext:value-type="float">
            <text:p>6.0</text:p>
          </table:table-cell>
          <table:table-cell table:style-name="ce14"/>
          <table:table-cell table:style-name="ce13"/>
          <table:table-cell table:style-name="ce15"/>
          <table:table-cell table:style-name="ce14"/>
          <table:table-cell table:style-name="ce15"/>
          <table:table-cell table:style-name="ce13"/>
          <table:table-cell table:style-name="ce15" table:number-columns-repeated="17"/>
          <table:table-cell table:number-columns-repeated="996"/>
        </table:table-row>
        <table:table-row table:style-name="ro2">
          <table:table-cell table:style-name="ce5" table:formula="of:=[.A13]+1" office:value-type="date" office:date-value="2021-11-20" calcext:value-type="date">
            <text:p>11/20/2021</text:p>
          </table:table-cell>
          <table:table-cell table:style-name="ce8" table:formula="of:=MIN([.$L$1];IF(MOD(ROW(); [.$H$1]) = 0; [.$B13] + 1; [.$B13]))" office:value-type="float" office:value="17" calcext:value-type="float">
            <text:p>17</text:p>
          </table:table-cell>
          <table:table-cell table:style-name="ce8" table:formula="of:=MAX([.$L$2];IF(MOD(ROW(); [.$H$2]) = 0; [.$C13] - 1; [.$C13]))" office:value-type="float" office:value="43" calcext:value-type="float">
            <text:p>43</text:p>
          </table:table-cell>
          <table:table-cell table:style-name="ce8" table:formula="of:=MIN([.$L$3];IF(MOD(ROW(); [.$H$3]) = 0; [.$D13] + 1; [.$D13]))" office:value-type="float" office:value="7" calcext:value-type="float">
            <text:p>7</text:p>
          </table:table-cell>
          <table:table-cell table:style-name="ce11" table:formula="of:=(([.$B14]+[.$C14])*[.$D14])/60" office:value-type="float" office:value="7" calcext:value-type="float">
            <text:p>7.0</text:p>
          </table:table-cell>
          <table:table-cell table:style-name="ce14"/>
          <table:table-cell table:style-name="ce13"/>
          <table:table-cell table:style-name="ce14"/>
          <table:table-cell table:style-name="ce16"/>
          <table:table-cell table:style-name="ce15"/>
          <table:table-cell table:style-name="ce14"/>
          <table:table-cell table:style-name="ce15" table:number-columns-repeated="17"/>
          <table:table-cell table:number-columns-repeated="996"/>
        </table:table-row>
        <table:table-row table:style-name="ro2">
          <table:table-cell table:style-name="ce5" table:formula="of:=[.A14]+1" office:value-type="date" office:date-value="2021-11-21" calcext:value-type="date">
            <text:p>11/21/2021</text:p>
          </table:table-cell>
          <table:table-cell table:style-name="ce8" table:formula="of:=MIN([.$L$1];IF(MOD(ROW(); [.$H$1]) = 0; [.$B14] + 1; [.$B14]))" office:value-type="float" office:value="17" calcext:value-type="float">
            <text:p>17</text:p>
          </table:table-cell>
          <table:table-cell table:style-name="ce8" table:formula="of:=MAX([.$L$2];IF(MOD(ROW(); [.$H$2]) = 0; [.$C14] - 1; [.$C14]))" office:value-type="float" office:value="43" calcext:value-type="float">
            <text:p>43</text:p>
          </table:table-cell>
          <table:table-cell table:style-name="ce8" table:formula="of:=MIN([.$L$3];IF(MOD(ROW(); [.$H$3]) = 0; [.$D14] + 1; [.$D14]))" office:value-type="float" office:value="7" calcext:value-type="float">
            <text:p>7</text:p>
          </table:table-cell>
          <table:table-cell table:style-name="ce11" table:formula="of:=(([.$B15]+[.$C15])*[.$D15])/60" office:value-type="float" office:value="7" calcext:value-type="float">
            <text:p>7.0</text:p>
          </table:table-cell>
          <table:table-cell table:style-name="ce14"/>
          <table:table-cell table:style-name="ce13"/>
          <table:table-cell table:style-name="ce14"/>
          <table:table-cell table:style-name="ce16"/>
          <table:table-cell table:style-name="ce15" table:number-columns-repeated="19"/>
          <table:table-cell table:number-columns-repeated="996"/>
        </table:table-row>
        <table:table-row table:style-name="ro2">
          <table:table-cell table:style-name="ce5" table:formula="of:=[.A15]+1" office:value-type="date" office:date-value="2021-11-22" calcext:value-type="date">
            <text:p>11/22/2021</text:p>
          </table:table-cell>
          <table:table-cell table:style-name="ce8" table:formula="of:=MIN([.$L$1];IF(MOD(ROW(); [.$H$1]) = 0; [.$B15] + 1; [.$B15]))" office:value-type="float" office:value="17" calcext:value-type="float">
            <text:p>17</text:p>
          </table:table-cell>
          <table:table-cell table:style-name="ce8" table:formula="of:=MAX([.$L$2];IF(MOD(ROW(); [.$H$2]) = 0; [.$C15] - 1; [.$C15]))" office:value-type="float" office:value="43" calcext:value-type="float">
            <text:p>43</text:p>
          </table:table-cell>
          <table:table-cell table:style-name="ce8" table:formula="of:=MIN([.$L$3];IF(MOD(ROW(); [.$H$3]) = 0; [.$D15] + 1; [.$D15]))" office:value-type="float" office:value="7" calcext:value-type="float">
            <text:p>7</text:p>
          </table:table-cell>
          <table:table-cell table:style-name="ce11" table:formula="of:=(([.$B16]+[.$C16])*[.$D16])/60" office:value-type="float" office:value="7" calcext:value-type="float">
            <text:p>7.0</text:p>
          </table:table-cell>
          <table:table-cell table:style-name="ce14"/>
          <table:table-cell table:style-name="ce13"/>
          <table:table-cell table:style-name="ce14" table:number-columns-repeated="2"/>
          <table:table-cell table:style-name="ce15" table:number-columns-repeated="19"/>
          <table:table-cell table:number-columns-repeated="996"/>
        </table:table-row>
        <table:table-row table:style-name="ro2">
          <table:table-cell table:style-name="ce5" table:formula="of:=[.A16]+1" office:value-type="date" office:date-value="2021-11-23" calcext:value-type="date">
            <text:p>11/23/2021</text:p>
          </table:table-cell>
          <table:table-cell table:style-name="ce8" table:formula="of:=MIN([.$L$1];IF(MOD(ROW(); [.$H$1]) = 0; [.$B16] + 1; [.$B16]))" office:value-type="float" office:value="17" calcext:value-type="float">
            <text:p>17</text:p>
          </table:table-cell>
          <table:table-cell table:style-name="ce8" table:formula="of:=MAX([.$L$2];IF(MOD(ROW(); [.$H$2]) = 0; [.$C16] - 1; [.$C16]))" office:value-type="float" office:value="43" calcext:value-type="float">
            <text:p>43</text:p>
          </table:table-cell>
          <table:table-cell table:style-name="ce8" table:formula="of:=MIN([.$L$3];IF(MOD(ROW(); [.$H$3]) = 0; [.$D16] + 1; [.$D16]))" office:value-type="float" office:value="7" calcext:value-type="float">
            <text:p>7</text:p>
          </table:table-cell>
          <table:table-cell table:style-name="ce11" table:formula="of:=(([.$B17]+[.$C17])*[.$D17])/60" office:value-type="float" office:value="7" calcext:value-type="float">
            <text:p>7.0</text:p>
          </table:table-cell>
          <table:table-cell table:style-name="ce14"/>
          <table:table-cell table:style-name="ce13"/>
          <table:table-cell table:style-name="ce14" table:number-columns-repeated="2"/>
          <table:table-cell table:style-name="ce15" table:number-columns-repeated="19"/>
          <table:table-cell table:number-columns-repeated="996"/>
        </table:table-row>
        <table:table-row table:style-name="ro2">
          <table:table-cell table:style-name="ce5" table:formula="of:=[.A17]+1" office:value-type="date" office:date-value="2021-11-24" calcext:value-type="date">
            <text:p>11/24/2021</text:p>
          </table:table-cell>
          <table:table-cell table:style-name="ce8" table:formula="of:=MIN([.$L$1];IF(MOD(ROW(); [.$H$1]) = 0; [.$B17] + 1; [.$B17]))" office:value-type="float" office:value="17" calcext:value-type="float">
            <text:p>17</text:p>
          </table:table-cell>
          <table:table-cell table:style-name="ce8" table:formula="of:=MAX([.$L$2];IF(MOD(ROW(); [.$H$2]) = 0; [.$C17] - 1; [.$C17]))" office:value-type="float" office:value="43" calcext:value-type="float">
            <text:p>43</text:p>
          </table:table-cell>
          <table:table-cell table:style-name="ce8" table:formula="of:=MIN([.$L$3];IF(MOD(ROW(); [.$H$3]) = 0; [.$D17] + 1; [.$D17]))" office:value-type="float" office:value="7" calcext:value-type="float">
            <text:p>7</text:p>
          </table:table-cell>
          <table:table-cell table:style-name="ce11" table:formula="of:=(([.$B18]+[.$C18])*[.$D18])/60" office:value-type="float" office:value="7" calcext:value-type="float">
            <text:p>7.0</text:p>
          </table:table-cell>
          <table:table-cell table:style-name="ce14"/>
          <table:table-cell table:style-name="ce13"/>
          <table:table-cell table:style-name="ce14" table:number-columns-repeated="2"/>
          <table:table-cell table:style-name="ce15" table:number-columns-repeated="19"/>
          <table:table-cell table:number-columns-repeated="996"/>
        </table:table-row>
        <table:table-row table:style-name="ro2">
          <table:table-cell table:style-name="ce5" table:formula="of:=[.A18]+1" office:value-type="date" office:date-value="2021-11-25" calcext:value-type="date">
            <text:p>11/25/2021</text:p>
          </table:table-cell>
          <table:table-cell table:style-name="ce8" table:formula="of:=MIN([.$L$1];IF(MOD(ROW(); [.$H$1]) = 0; [.$B18] + 1; [.$B18]))" office:value-type="float" office:value="17" calcext:value-type="float">
            <text:p>17</text:p>
          </table:table-cell>
          <table:table-cell table:style-name="ce8" table:formula="of:=MAX([.$L$2];IF(MOD(ROW(); [.$H$2]) = 0; [.$C18] - 1; [.$C18]))" office:value-type="float" office:value="43" calcext:value-type="float">
            <text:p>43</text:p>
          </table:table-cell>
          <table:table-cell table:style-name="ce8" table:formula="of:=MIN([.$L$3];IF(MOD(ROW(); [.$H$3]) = 0; [.$D18] + 1; [.$D18]))" office:value-type="float" office:value="7" calcext:value-type="float">
            <text:p>7</text:p>
          </table:table-cell>
          <table:table-cell table:style-name="ce11" table:formula="of:=(([.$B19]+[.$C19])*[.$D19])/60" office:value-type="float" office:value="7" calcext:value-type="float">
            <text:p>7.0</text:p>
          </table:table-cell>
          <table:table-cell table:style-name="ce14" table:number-columns-repeated="4"/>
          <table:table-cell table:style-name="ce15" table:number-columns-repeated="19"/>
          <table:table-cell table:number-columns-repeated="996"/>
        </table:table-row>
        <table:table-row table:style-name="ro2">
          <table:table-cell table:style-name="ce5" table:formula="of:=[.A19]+1" office:value-type="date" office:date-value="2021-11-26" calcext:value-type="date">
            <text:p>11/26/2021</text:p>
          </table:table-cell>
          <table:table-cell table:style-name="ce8" table:formula="of:=MIN([.$L$1];IF(MOD(ROW(); [.$H$1]) = 0; [.$B19] + 1; [.$B19]))" office:value-type="float" office:value="17" calcext:value-type="float">
            <text:p>17</text:p>
          </table:table-cell>
          <table:table-cell table:style-name="ce8" table:formula="of:=MAX([.$L$2];IF(MOD(ROW(); [.$H$2]) = 0; [.$C19] - 1; [.$C19]))" office:value-type="float" office:value="43" calcext:value-type="float">
            <text:p>43</text:p>
          </table:table-cell>
          <table:table-cell table:style-name="ce8" table:formula="of:=MIN([.$L$3];IF(MOD(ROW(); [.$H$3]) = 0; [.$D19] + 1; [.$D19]))" office:value-type="float" office:value="7" calcext:value-type="float">
            <text:p>7</text:p>
          </table:table-cell>
          <table:table-cell table:style-name="ce11" table:formula="of:=(([.$B20]+[.$C20])*[.$D20])/60" office:value-type="float" office:value="7" calcext:value-type="float">
            <text:p>7.0</text:p>
          </table:table-cell>
          <table:table-cell table:style-name="ce14" table:number-columns-repeated="4"/>
          <table:table-cell table:style-name="ce15" table:number-columns-repeated="19"/>
          <table:table-cell table:number-columns-repeated="996"/>
        </table:table-row>
        <table:table-row table:style-name="ro2">
          <table:table-cell table:style-name="ce5" table:formula="of:=[.A20]+1" office:value-type="date" office:date-value="2021-11-27" calcext:value-type="date">
            <text:p>11/27/2021</text:p>
          </table:table-cell>
          <table:table-cell table:style-name="ce8" table:formula="of:=MIN([.$L$1];IF(MOD(ROW(); [.$H$1]) = 0; [.$B20] + 1; [.$B20]))" office:value-type="float" office:value="18" calcext:value-type="float">
            <text:p>18</text:p>
          </table:table-cell>
          <table:table-cell table:style-name="ce8" table:formula="of:=MAX([.$L$2];IF(MOD(ROW(); [.$H$2]) = 0; [.$C20] - 1; [.$C20]))" office:value-type="float" office:value="42" calcext:value-type="float">
            <text:p>42</text:p>
          </table:table-cell>
          <table:table-cell table:style-name="ce8" table:formula="of:=MIN([.$L$3];IF(MOD(ROW(); [.$H$3]) = 0; [.$D20] + 1; [.$D20]))" office:value-type="float" office:value="8" calcext:value-type="float">
            <text:p>8</text:p>
          </table:table-cell>
          <table:table-cell table:style-name="ce11" table:formula="of:=(([.$B21]+[.$C21])*[.$D21])/60" office:value-type="float" office:value="8" calcext:value-type="float">
            <text:p>8.0</text:p>
          </table:table-cell>
          <table:table-cell table:style-name="ce14" table:number-columns-repeated="4"/>
          <table:table-cell table:style-name="ce15" table:number-columns-repeated="19"/>
          <table:table-cell table:number-columns-repeated="996"/>
        </table:table-row>
        <table:table-row table:style-name="ro2">
          <table:table-cell table:style-name="ce5" table:formula="of:=[.A21]+1" office:value-type="date" office:date-value="2021-11-28" calcext:value-type="date">
            <text:p>11/28/2021</text:p>
          </table:table-cell>
          <table:table-cell table:style-name="ce8" table:formula="of:=MIN([.$L$1];IF(MOD(ROW(); [.$H$1]) = 0; [.$B21] + 1; [.$B21]))" office:value-type="float" office:value="18" calcext:value-type="float">
            <text:p>18</text:p>
          </table:table-cell>
          <table:table-cell table:style-name="ce8" table:formula="of:=MAX([.$L$2];IF(MOD(ROW(); [.$H$2]) = 0; [.$C21] - 1; [.$C21]))" office:value-type="float" office:value="42" calcext:value-type="float">
            <text:p>42</text:p>
          </table:table-cell>
          <table:table-cell table:style-name="ce8" table:formula="of:=MIN([.$L$3];IF(MOD(ROW(); [.$H$3]) = 0; [.$D21] + 1; [.$D21]))" office:value-type="float" office:value="8" calcext:value-type="float">
            <text:p>8</text:p>
          </table:table-cell>
          <table:table-cell table:style-name="ce11" table:formula="of:=(([.$B22]+[.$C22])*[.$D22])/60" office:value-type="float" office:value="8" calcext:value-type="float">
            <text:p>8.0</text:p>
          </table:table-cell>
          <table:table-cell table:style-name="ce15" table:number-columns-repeated="2"/>
          <table:table-cell table:style-name="ce14"/>
          <table:table-cell table:style-name="ce15" table:number-columns-repeated="20"/>
          <table:table-cell table:number-columns-repeated="996"/>
        </table:table-row>
        <table:table-row table:style-name="ro2">
          <table:table-cell table:style-name="ce5" table:formula="of:=[.A22]+1" office:value-type="date" office:date-value="2021-11-29" calcext:value-type="date">
            <text:p>11/29/2021</text:p>
          </table:table-cell>
          <table:table-cell table:style-name="ce8" table:formula="of:=MIN([.$L$1];IF(MOD(ROW(); [.$H$1]) = 0; [.$B22] + 1; [.$B22]))" office:value-type="float" office:value="18" calcext:value-type="float">
            <text:p>18</text:p>
          </table:table-cell>
          <table:table-cell table:style-name="ce8" table:formula="of:=MAX([.$L$2];IF(MOD(ROW(); [.$H$2]) = 0; [.$C22] - 1; [.$C22]))" office:value-type="float" office:value="42" calcext:value-type="float">
            <text:p>42</text:p>
          </table:table-cell>
          <table:table-cell table:style-name="ce8" table:formula="of:=MIN([.$L$3];IF(MOD(ROW(); [.$H$3]) = 0; [.$D22] + 1; [.$D22]))" office:value-type="float" office:value="8" calcext:value-type="float">
            <text:p>8</text:p>
          </table:table-cell>
          <table:table-cell table:style-name="ce11" table:formula="of:=(([.$B23]+[.$C23])*[.$D23])/60" office:value-type="float" office:value="8" calcext:value-type="float">
            <text:p>8.0</text:p>
          </table:table-cell>
          <table:table-cell table:style-name="ce15" table:number-columns-repeated="2"/>
          <table:table-cell table:style-name="ce14"/>
          <table:table-cell table:style-name="ce15" table:number-columns-repeated="20"/>
          <table:table-cell table:number-columns-repeated="996"/>
        </table:table-row>
        <table:table-row table:style-name="ro2">
          <table:table-cell table:style-name="ce5" table:formula="of:=[.A23]+1" office:value-type="date" office:date-value="2021-11-30" calcext:value-type="date">
            <text:p>11/30/2021</text:p>
          </table:table-cell>
          <table:table-cell table:style-name="ce8" table:formula="of:=MIN([.$L$1];IF(MOD(ROW(); [.$H$1]) = 0; [.$B23] + 1; [.$B23]))" office:value-type="float" office:value="18" calcext:value-type="float">
            <text:p>18</text:p>
          </table:table-cell>
          <table:table-cell table:style-name="ce8" table:formula="of:=MAX([.$L$2];IF(MOD(ROW(); [.$H$2]) = 0; [.$C23] - 1; [.$C23]))" office:value-type="float" office:value="42" calcext:value-type="float">
            <text:p>42</text:p>
          </table:table-cell>
          <table:table-cell table:style-name="ce8" table:formula="of:=MIN([.$L$3];IF(MOD(ROW(); [.$H$3]) = 0; [.$D23] + 1; [.$D23]))" office:value-type="float" office:value="8" calcext:value-type="float">
            <text:p>8</text:p>
          </table:table-cell>
          <table:table-cell table:style-name="ce11" table:formula="of:=(([.$B24]+[.$C24])*[.$D24])/60" office:value-type="float" office:value="8" calcext:value-type="float">
            <text:p>8.0</text:p>
          </table:table-cell>
          <table:table-cell table:style-name="ce15"/>
          <table:table-cell table:style-name="ce14" table:number-columns-repeated="2"/>
          <table:table-cell table:style-name="ce15" table:number-columns-repeated="20"/>
          <table:table-cell table:number-columns-repeated="996"/>
        </table:table-row>
        <table:table-row table:style-name="ro2">
          <table:table-cell table:style-name="ce5" table:formula="of:=[.A24]+1" office:value-type="date" office:date-value="2021-12-01" calcext:value-type="date">
            <text:p>12/01/2021</text:p>
          </table:table-cell>
          <table:table-cell table:style-name="ce8" table:formula="of:=MIN([.$L$1];IF(MOD(ROW(); [.$H$1]) = 0; [.$B24] + 1; [.$B24]))" office:value-type="float" office:value="18" calcext:value-type="float">
            <text:p>18</text:p>
          </table:table-cell>
          <table:table-cell table:style-name="ce8" table:formula="of:=MAX([.$L$2];IF(MOD(ROW(); [.$H$2]) = 0; [.$C24] - 1; [.$C24]))" office:value-type="float" office:value="42" calcext:value-type="float">
            <text:p>42</text:p>
          </table:table-cell>
          <table:table-cell table:style-name="ce8" table:formula="of:=MIN([.$L$3];IF(MOD(ROW(); [.$H$3]) = 0; [.$D24] + 1; [.$D24]))" office:value-type="float" office:value="8" calcext:value-type="float">
            <text:p>8</text:p>
          </table:table-cell>
          <table:table-cell table:style-name="ce11" table:formula="of:=(([.$B25]+[.$C25])*[.$D25])/60" office:value-type="float" office:value="8" calcext:value-type="float">
            <text:p>8.0</text:p>
          </table:table-cell>
          <table:table-cell table:style-name="ce13" table:number-columns-repeated="2"/>
          <table:table-cell table:style-name="ce16"/>
          <table:table-cell table:style-name="ce15" table:number-columns-repeated="20"/>
          <table:table-cell table:number-columns-repeated="996"/>
        </table:table-row>
        <table:table-row table:style-name="ro2">
          <table:table-cell table:style-name="ce5" table:formula="of:=[.A25]+1" office:value-type="date" office:date-value="2021-12-02" calcext:value-type="date">
            <text:p>12/02/2021</text:p>
          </table:table-cell>
          <table:table-cell table:style-name="ce8" table:formula="of:=MIN([.$L$1];IF(MOD(ROW(); [.$H$1]) = 0; [.$B25] + 1; [.$B25]))" office:value-type="float" office:value="18" calcext:value-type="float">
            <text:p>18</text:p>
          </table:table-cell>
          <table:table-cell table:style-name="ce8" table:formula="of:=MAX([.$L$2];IF(MOD(ROW(); [.$H$2]) = 0; [.$C25] - 1; [.$C25]))" office:value-type="float" office:value="42" calcext:value-type="float">
            <text:p>42</text:p>
          </table:table-cell>
          <table:table-cell table:style-name="ce8" table:formula="of:=MIN([.$L$3];IF(MOD(ROW(); [.$H$3]) = 0; [.$D25] + 1; [.$D25]))" office:value-type="float" office:value="8" calcext:value-type="float">
            <text:p>8</text:p>
          </table:table-cell>
          <table:table-cell table:style-name="ce11" table:formula="of:=(([.$B26]+[.$C26])*[.$D26])/60" office:value-type="float" office:value="8" calcext:value-type="float">
            <text:p>8.0</text:p>
          </table:table-cell>
          <table:table-cell table:style-name="ce13" table:number-columns-repeated="2"/>
          <table:table-cell table:style-name="ce16"/>
          <table:table-cell table:style-name="ce15" table:number-columns-repeated="20"/>
          <table:table-cell table:number-columns-repeated="996"/>
        </table:table-row>
        <table:table-row table:style-name="ro2">
          <table:table-cell table:style-name="ce5" table:formula="of:=[.A26]+1" office:value-type="date" office:date-value="2021-12-03" calcext:value-type="date">
            <text:p>12/03/2021</text:p>
          </table:table-cell>
          <table:table-cell table:style-name="ce8" table:formula="of:=MIN([.$L$1];IF(MOD(ROW(); [.$H$1]) = 0; [.$B26] + 1; [.$B26]))" office:value-type="float" office:value="18" calcext:value-type="float">
            <text:p>18</text:p>
          </table:table-cell>
          <table:table-cell table:style-name="ce8" table:formula="of:=MAX([.$L$2];IF(MOD(ROW(); [.$H$2]) = 0; [.$C26] - 1; [.$C26]))" office:value-type="float" office:value="42" calcext:value-type="float">
            <text:p>42</text:p>
          </table:table-cell>
          <table:table-cell table:style-name="ce8" table:formula="of:=MIN([.$L$3];IF(MOD(ROW(); [.$H$3]) = 0; [.$D26] + 1; [.$D26]))" office:value-type="float" office:value="8" calcext:value-type="float">
            <text:p>8</text:p>
          </table:table-cell>
          <table:table-cell table:style-name="ce11" table:formula="of:=(([.$B27]+[.$C27])*[.$D27])/60" office:value-type="float" office:value="8" calcext:value-type="float">
            <text:p>8.0</text:p>
          </table:table-cell>
          <table:table-cell table:style-name="ce15" table:number-columns-repeated="2"/>
          <table:table-cell table:style-name="ce14"/>
          <table:table-cell table:style-name="ce15" table:number-columns-repeated="20"/>
          <table:table-cell table:number-columns-repeated="996"/>
        </table:table-row>
        <table:table-row table:style-name="ro2">
          <table:table-cell table:style-name="ce5" table:formula="of:=[.A27]+1" office:value-type="date" office:date-value="2021-12-04" calcext:value-type="date">
            <text:p>12/04/2021</text:p>
          </table:table-cell>
          <table:table-cell table:style-name="ce8" table:formula="of:=MIN([.$L$1];IF(MOD(ROW(); [.$H$1]) = 0; [.$B27] + 1; [.$B27]))" office:value-type="float" office:value="19" calcext:value-type="float">
            <text:p>19</text:p>
          </table:table-cell>
          <table:table-cell table:style-name="ce8" table:formula="of:=MAX([.$L$2];IF(MOD(ROW(); [.$H$2]) = 0; [.$C27] - 1; [.$C27]))" office:value-type="float" office:value="41" calcext:value-type="float">
            <text:p>41</text:p>
          </table:table-cell>
          <table:table-cell table:style-name="ce8" table:formula="of:=MIN([.$L$3];IF(MOD(ROW(); [.$H$3]) = 0; [.$D27] + 1; [.$D27]))" office:value-type="float" office:value="9" calcext:value-type="float">
            <text:p>9</text:p>
          </table:table-cell>
          <table:table-cell table:style-name="ce11" table:formula="of:=(([.$B28]+[.$C28])*[.$D28])/60" office:value-type="float" office:value="9" calcext:value-type="float">
            <text:p>9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8]+1" office:value-type="date" office:date-value="2021-12-05" calcext:value-type="date">
            <text:p>12/05/2021</text:p>
          </table:table-cell>
          <table:table-cell table:style-name="ce8" table:formula="of:=MIN([.$L$1];IF(MOD(ROW(); [.$H$1]) = 0; [.$B28] + 1; [.$B28]))" office:value-type="float" office:value="19" calcext:value-type="float">
            <text:p>19</text:p>
          </table:table-cell>
          <table:table-cell table:style-name="ce8" table:formula="of:=MAX([.$L$2];IF(MOD(ROW(); [.$H$2]) = 0; [.$C28] - 1; [.$C28]))" office:value-type="float" office:value="41" calcext:value-type="float">
            <text:p>41</text:p>
          </table:table-cell>
          <table:table-cell table:style-name="ce8" table:formula="of:=MIN([.$L$3];IF(MOD(ROW(); [.$H$3]) = 0; [.$D28] + 1; [.$D28]))" office:value-type="float" office:value="9" calcext:value-type="float">
            <text:p>9</text:p>
          </table:table-cell>
          <table:table-cell table:style-name="ce11" table:formula="of:=(([.$B29]+[.$C29])*[.$D29])/60" office:value-type="float" office:value="9" calcext:value-type="float">
            <text:p>9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9]+1" office:value-type="date" office:date-value="2021-12-06" calcext:value-type="date">
            <text:p>12/06/2021</text:p>
          </table:table-cell>
          <table:table-cell table:style-name="ce8" table:formula="of:=MIN([.$L$1];IF(MOD(ROW(); [.$H$1]) = 0; [.$B29] + 1; [.$B29]))" office:value-type="float" office:value="19" calcext:value-type="float">
            <text:p>19</text:p>
          </table:table-cell>
          <table:table-cell table:style-name="ce8" table:formula="of:=MAX([.$L$2];IF(MOD(ROW(); [.$H$2]) = 0; [.$C29] - 1; [.$C29]))" office:value-type="float" office:value="41" calcext:value-type="float">
            <text:p>41</text:p>
          </table:table-cell>
          <table:table-cell table:style-name="ce8" table:formula="of:=MIN([.$L$3];IF(MOD(ROW(); [.$H$3]) = 0; [.$D29] + 1; [.$D29]))" office:value-type="float" office:value="9" calcext:value-type="float">
            <text:p>9</text:p>
          </table:table-cell>
          <table:table-cell table:style-name="ce11" table:formula="of:=(([.$B30]+[.$C30])*[.$D30])/60" office:value-type="float" office:value="9" calcext:value-type="float">
            <text:p>9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0]+1" office:value-type="date" office:date-value="2021-12-07" calcext:value-type="date">
            <text:p>12/07/2021</text:p>
          </table:table-cell>
          <table:table-cell table:style-name="ce8" table:formula="of:=MIN([.$L$1];IF(MOD(ROW(); [.$H$1]) = 0; [.$B30] + 1; [.$B30]))" office:value-type="float" office:value="19" calcext:value-type="float">
            <text:p>19</text:p>
          </table:table-cell>
          <table:table-cell table:style-name="ce8" table:formula="of:=MAX([.$L$2];IF(MOD(ROW(); [.$H$2]) = 0; [.$C30] - 1; [.$C30]))" office:value-type="float" office:value="41" calcext:value-type="float">
            <text:p>41</text:p>
          </table:table-cell>
          <table:table-cell table:style-name="ce8" table:formula="of:=MIN([.$L$3];IF(MOD(ROW(); [.$H$3]) = 0; [.$D30] + 1; [.$D30]))" office:value-type="float" office:value="9" calcext:value-type="float">
            <text:p>9</text:p>
          </table:table-cell>
          <table:table-cell table:style-name="ce11" table:formula="of:=(([.$B31]+[.$C31])*[.$D31])/60" office:value-type="float" office:value="9" calcext:value-type="float">
            <text:p>9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1]+1" office:value-type="date" office:date-value="2021-12-08" calcext:value-type="date">
            <text:p>12/08/2021</text:p>
          </table:table-cell>
          <table:table-cell table:style-name="ce8" table:formula="of:=MIN([.$L$1];IF(MOD(ROW(); [.$H$1]) = 0; [.$B31] + 1; [.$B31]))" office:value-type="float" office:value="19" calcext:value-type="float">
            <text:p>19</text:p>
          </table:table-cell>
          <table:table-cell table:style-name="ce8" table:formula="of:=MAX([.$L$2];IF(MOD(ROW(); [.$H$2]) = 0; [.$C31] - 1; [.$C31]))" office:value-type="float" office:value="41" calcext:value-type="float">
            <text:p>41</text:p>
          </table:table-cell>
          <table:table-cell table:style-name="ce8" table:formula="of:=MIN([.$L$3];IF(MOD(ROW(); [.$H$3]) = 0; [.$D31] + 1; [.$D31]))" office:value-type="float" office:value="9" calcext:value-type="float">
            <text:p>9</text:p>
          </table:table-cell>
          <table:table-cell table:style-name="ce11" table:formula="of:=(([.$B32]+[.$C32])*[.$D32])/60" office:value-type="float" office:value="9" calcext:value-type="float">
            <text:p>9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2]+1" office:value-type="date" office:date-value="2021-12-09" calcext:value-type="date">
            <text:p>12/09/2021</text:p>
          </table:table-cell>
          <table:table-cell table:style-name="ce8" table:formula="of:=MIN([.$L$1];IF(MOD(ROW(); [.$H$1]) = 0; [.$B32] + 1; [.$B32]))" office:value-type="float" office:value="19" calcext:value-type="float">
            <text:p>19</text:p>
          </table:table-cell>
          <table:table-cell table:style-name="ce8" table:formula="of:=MAX([.$L$2];IF(MOD(ROW(); [.$H$2]) = 0; [.$C32] - 1; [.$C32]))" office:value-type="float" office:value="41" calcext:value-type="float">
            <text:p>41</text:p>
          </table:table-cell>
          <table:table-cell table:style-name="ce8" table:formula="of:=MIN([.$L$3];IF(MOD(ROW(); [.$H$3]) = 0; [.$D32] + 1; [.$D32]))" office:value-type="float" office:value="9" calcext:value-type="float">
            <text:p>9</text:p>
          </table:table-cell>
          <table:table-cell table:style-name="ce11" table:formula="of:=(([.$B33]+[.$C33])*[.$D33])/60" office:value-type="float" office:value="9" calcext:value-type="float">
            <text:p>9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3]+1" office:value-type="date" office:date-value="2021-12-10" calcext:value-type="date">
            <text:p>12/10/2021</text:p>
          </table:table-cell>
          <table:table-cell table:style-name="ce8" table:formula="of:=MIN([.$L$1];IF(MOD(ROW(); [.$H$1]) = 0; [.$B33] + 1; [.$B33]))" office:value-type="float" office:value="19" calcext:value-type="float">
            <text:p>19</text:p>
          </table:table-cell>
          <table:table-cell table:style-name="ce8" table:formula="of:=MAX([.$L$2];IF(MOD(ROW(); [.$H$2]) = 0; [.$C33] - 1; [.$C33]))" office:value-type="float" office:value="41" calcext:value-type="float">
            <text:p>41</text:p>
          </table:table-cell>
          <table:table-cell table:style-name="ce8" table:formula="of:=MIN([.$L$3];IF(MOD(ROW(); [.$H$3]) = 0; [.$D33] + 1; [.$D33]))" office:value-type="float" office:value="9" calcext:value-type="float">
            <text:p>9</text:p>
          </table:table-cell>
          <table:table-cell table:style-name="ce11" table:formula="of:=(([.$B34]+[.$C34])*[.$D34])/60" office:value-type="float" office:value="9" calcext:value-type="float">
            <text:p>9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4]+1" office:value-type="date" office:date-value="2021-12-11" calcext:value-type="date">
            <text:p>12/11/2021</text:p>
          </table:table-cell>
          <table:table-cell table:style-name="ce8" table:formula="of:=MIN([.$L$1];IF(MOD(ROW(); [.$H$1]) = 0; [.$B34] + 1; [.$B34]))" office:value-type="float" office:value="20" calcext:value-type="float">
            <text:p>20</text:p>
          </table:table-cell>
          <table:table-cell table:style-name="ce8" table:formula="of:=MAX([.$L$2];IF(MOD(ROW(); [.$H$2]) = 0; [.$C34] - 1; [.$C34]))" office:value-type="float" office:value="40" calcext:value-type="float">
            <text:p>40</text:p>
          </table:table-cell>
          <table:table-cell table:style-name="ce8" table:formula="of:=MIN([.$L$3];IF(MOD(ROW(); [.$H$3]) = 0; [.$D34] + 1; [.$D34]))" office:value-type="float" office:value="10" calcext:value-type="float">
            <text:p>10</text:p>
          </table:table-cell>
          <table:table-cell table:style-name="ce11" table:formula="of:=(([.$B35]+[.$C35])*[.$D35])/60" office:value-type="float" office:value="10" calcext:value-type="float">
            <text:p>1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5]+1" office:value-type="date" office:date-value="2021-12-12" calcext:value-type="date">
            <text:p>12/12/2021</text:p>
          </table:table-cell>
          <table:table-cell table:style-name="ce8" table:formula="of:=MIN([.$L$1];IF(MOD(ROW(); [.$H$1]) = 0; [.$B35] + 1; [.$B35]))" office:value-type="float" office:value="20" calcext:value-type="float">
            <text:p>20</text:p>
          </table:table-cell>
          <table:table-cell table:style-name="ce8" table:formula="of:=MAX([.$L$2];IF(MOD(ROW(); [.$H$2]) = 0; [.$C35] - 1; [.$C35]))" office:value-type="float" office:value="40" calcext:value-type="float">
            <text:p>40</text:p>
          </table:table-cell>
          <table:table-cell table:style-name="ce8" table:formula="of:=MIN([.$L$3];IF(MOD(ROW(); [.$H$3]) = 0; [.$D35] + 1; [.$D35]))" office:value-type="float" office:value="10" calcext:value-type="float">
            <text:p>10</text:p>
          </table:table-cell>
          <table:table-cell table:style-name="ce11" table:formula="of:=(([.$B36]+[.$C36])*[.$D36])/60" office:value-type="float" office:value="10" calcext:value-type="float">
            <text:p>1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6]+1" office:value-type="date" office:date-value="2021-12-13" calcext:value-type="date">
            <text:p>12/13/2021</text:p>
          </table:table-cell>
          <table:table-cell table:style-name="ce8" table:formula="of:=MIN([.$L$1];IF(MOD(ROW(); [.$H$1]) = 0; [.$B36] + 1; [.$B36]))" office:value-type="float" office:value="20" calcext:value-type="float">
            <text:p>20</text:p>
          </table:table-cell>
          <table:table-cell table:style-name="ce8" table:formula="of:=MAX([.$L$2];IF(MOD(ROW(); [.$H$2]) = 0; [.$C36] - 1; [.$C36]))" office:value-type="float" office:value="40" calcext:value-type="float">
            <text:p>40</text:p>
          </table:table-cell>
          <table:table-cell table:style-name="ce8" table:formula="of:=MIN([.$L$3];IF(MOD(ROW(); [.$H$3]) = 0; [.$D36] + 1; [.$D36]))" office:value-type="float" office:value="10" calcext:value-type="float">
            <text:p>10</text:p>
          </table:table-cell>
          <table:table-cell table:style-name="ce11" table:formula="of:=(([.$B37]+[.$C37])*[.$D37])/60" office:value-type="float" office:value="10" calcext:value-type="float">
            <text:p>1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7]+1" office:value-type="date" office:date-value="2021-12-14" calcext:value-type="date">
            <text:p>12/14/2021</text:p>
          </table:table-cell>
          <table:table-cell table:style-name="ce8" table:formula="of:=MIN([.$L$1];IF(MOD(ROW(); [.$H$1]) = 0; [.$B37] + 1; [.$B37]))" office:value-type="float" office:value="20" calcext:value-type="float">
            <text:p>20</text:p>
          </table:table-cell>
          <table:table-cell table:style-name="ce8" table:formula="of:=MAX([.$L$2];IF(MOD(ROW(); [.$H$2]) = 0; [.$C37] - 1; [.$C37]))" office:value-type="float" office:value="40" calcext:value-type="float">
            <text:p>40</text:p>
          </table:table-cell>
          <table:table-cell table:style-name="ce8" table:formula="of:=MIN([.$L$3];IF(MOD(ROW(); [.$H$3]) = 0; [.$D37] + 1; [.$D37]))" office:value-type="float" office:value="10" calcext:value-type="float">
            <text:p>10</text:p>
          </table:table-cell>
          <table:table-cell table:style-name="ce11" table:formula="of:=(([.$B38]+[.$C38])*[.$D38])/60" office:value-type="float" office:value="10" calcext:value-type="float">
            <text:p>1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8]+1" office:value-type="date" office:date-value="2021-12-15" calcext:value-type="date">
            <text:p>12/15/2021</text:p>
          </table:table-cell>
          <table:table-cell table:style-name="ce8" table:formula="of:=MIN([.$L$1];IF(MOD(ROW(); [.$H$1]) = 0; [.$B38] + 1; [.$B38]))" office:value-type="float" office:value="20" calcext:value-type="float">
            <text:p>20</text:p>
          </table:table-cell>
          <table:table-cell table:style-name="ce8" table:formula="of:=MAX([.$L$2];IF(MOD(ROW(); [.$H$2]) = 0; [.$C38] - 1; [.$C38]))" office:value-type="float" office:value="40" calcext:value-type="float">
            <text:p>40</text:p>
          </table:table-cell>
          <table:table-cell table:style-name="ce8" table:formula="of:=MIN([.$L$3];IF(MOD(ROW(); [.$H$3]) = 0; [.$D38] + 1; [.$D38]))" office:value-type="float" office:value="10" calcext:value-type="float">
            <text:p>10</text:p>
          </table:table-cell>
          <table:table-cell table:style-name="ce11" table:formula="of:=(([.$B39]+[.$C39])*[.$D39])/60" office:value-type="float" office:value="10" calcext:value-type="float">
            <text:p>1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9]+1" office:value-type="date" office:date-value="2021-12-16" calcext:value-type="date">
            <text:p>12/16/2021</text:p>
          </table:table-cell>
          <table:table-cell table:style-name="ce8" table:formula="of:=MIN([.$L$1];IF(MOD(ROW(); [.$H$1]) = 0; [.$B39] + 1; [.$B39]))" office:value-type="float" office:value="20" calcext:value-type="float">
            <text:p>20</text:p>
          </table:table-cell>
          <table:table-cell table:style-name="ce8" table:formula="of:=MAX([.$L$2];IF(MOD(ROW(); [.$H$2]) = 0; [.$C39] - 1; [.$C39]))" office:value-type="float" office:value="40" calcext:value-type="float">
            <text:p>40</text:p>
          </table:table-cell>
          <table:table-cell table:style-name="ce8" table:formula="of:=MIN([.$L$3];IF(MOD(ROW(); [.$H$3]) = 0; [.$D39] + 1; [.$D39]))" office:value-type="float" office:value="10" calcext:value-type="float">
            <text:p>10</text:p>
          </table:table-cell>
          <table:table-cell table:style-name="ce11" table:formula="of:=(([.$B40]+[.$C40])*[.$D40])/60" office:value-type="float" office:value="10" calcext:value-type="float">
            <text:p>1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40]+1" office:value-type="date" office:date-value="2021-12-17" calcext:value-type="date">
            <text:p>12/17/2021</text:p>
          </table:table-cell>
          <table:table-cell table:style-name="ce8" table:formula="of:=MIN([.$L$1];IF(MOD(ROW(); [.$H$1]) = 0; [.$B40] + 1; [.$B40]))" office:value-type="float" office:value="20" calcext:value-type="float">
            <text:p>20</text:p>
          </table:table-cell>
          <table:table-cell table:style-name="ce8" table:formula="of:=MAX([.$L$2];IF(MOD(ROW(); [.$H$2]) = 0; [.$C40] - 1; [.$C40]))" office:value-type="float" office:value="40" calcext:value-type="float">
            <text:p>40</text:p>
          </table:table-cell>
          <table:table-cell table:style-name="ce8" table:formula="of:=MIN([.$L$3];IF(MOD(ROW(); [.$H$3]) = 0; [.$D40] + 1; [.$D40]))" office:value-type="float" office:value="10" calcext:value-type="float">
            <text:p>10</text:p>
          </table:table-cell>
          <table:table-cell table:style-name="ce11" table:formula="of:=(([.$B41]+[.$C41])*[.$D41])/60" office:value-type="float" office:value="10" calcext:value-type="float">
            <text:p>1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41]+1" office:value-type="date" office:date-value="2021-12-18" calcext:value-type="date">
            <text:p>12/18/2021</text:p>
          </table:table-cell>
          <table:table-cell table:style-name="ce8" table:formula="of:=MIN([.$L$1];IF(MOD(ROW(); [.$H$1]) = 0; [.$B41] + 1; [.$B41]))" office:value-type="float" office:value="21" calcext:value-type="float">
            <text:p>21</text:p>
          </table:table-cell>
          <table:table-cell table:style-name="ce8" table:formula="of:=MAX([.$L$2];IF(MOD(ROW(); [.$H$2]) = 0; [.$C41] - 1; [.$C41]))" office:value-type="float" office:value="39" calcext:value-type="float">
            <text:p>39</text:p>
          </table:table-cell>
          <table:table-cell table:style-name="ce8" table:formula="of:=MIN([.$L$3];IF(MOD(ROW(); [.$H$3]) = 0; [.$D41] + 1; [.$D41]))" office:value-type="float" office:value="11" calcext:value-type="float">
            <text:p>11</text:p>
          </table:table-cell>
          <table:table-cell table:style-name="ce11" table:formula="of:=(([.$B42]+[.$C42])*[.$D42])/60" office:value-type="float" office:value="11" calcext:value-type="float">
            <text:p>11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42]+1" office:value-type="date" office:date-value="2021-12-19" calcext:value-type="date">
            <text:p>12/19/2021</text:p>
          </table:table-cell>
          <table:table-cell table:style-name="ce8" table:formula="of:=MIN([.$L$1];IF(MOD(ROW(); [.$H$1]) = 0; [.$B42] + 1; [.$B42]))" office:value-type="float" office:value="21" calcext:value-type="float">
            <text:p>21</text:p>
          </table:table-cell>
          <table:table-cell table:style-name="ce8" table:formula="of:=MAX([.$L$2];IF(MOD(ROW(); [.$H$2]) = 0; [.$C42] - 1; [.$C42]))" office:value-type="float" office:value="39" calcext:value-type="float">
            <text:p>39</text:p>
          </table:table-cell>
          <table:table-cell table:style-name="ce8" table:formula="of:=MIN([.$L$3];IF(MOD(ROW(); [.$H$3]) = 0; [.$D42] + 1; [.$D42]))" office:value-type="float" office:value="11" calcext:value-type="float">
            <text:p>11</text:p>
          </table:table-cell>
          <table:table-cell table:style-name="ce11" table:formula="of:=(([.$B43]+[.$C43])*[.$D43])/60" office:value-type="float" office:value="11" calcext:value-type="float">
            <text:p>11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43]+1" office:value-type="date" office:date-value="2021-12-20" calcext:value-type="date">
            <text:p>12/20/2021</text:p>
          </table:table-cell>
          <table:table-cell table:style-name="ce8" table:formula="of:=MIN([.$L$1];IF(MOD(ROW(); [.$H$1]) = 0; [.$B43] + 1; [.$B43]))" office:value-type="float" office:value="21" calcext:value-type="float">
            <text:p>21</text:p>
          </table:table-cell>
          <table:table-cell table:style-name="ce8" table:formula="of:=MAX([.$L$2];IF(MOD(ROW(); [.$H$2]) = 0; [.$C43] - 1; [.$C43]))" office:value-type="float" office:value="39" calcext:value-type="float">
            <text:p>39</text:p>
          </table:table-cell>
          <table:table-cell table:style-name="ce8" table:formula="of:=MIN([.$L$3];IF(MOD(ROW(); [.$H$3]) = 0; [.$D43] + 1; [.$D43]))" office:value-type="float" office:value="11" calcext:value-type="float">
            <text:p>11</text:p>
          </table:table-cell>
          <table:table-cell table:style-name="ce11" table:formula="of:=(([.$B44]+[.$C44])*[.$D44])/60" office:value-type="float" office:value="11" calcext:value-type="float">
            <text:p>11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44]+1" office:value-type="date" office:date-value="2021-12-21" calcext:value-type="date">
            <text:p>12/21/2021</text:p>
          </table:table-cell>
          <table:table-cell table:style-name="ce8" table:formula="of:=MIN([.$L$1];IF(MOD(ROW(); [.$H$1]) = 0; [.$B44] + 1; [.$B44]))" office:value-type="float" office:value="21" calcext:value-type="float">
            <text:p>21</text:p>
          </table:table-cell>
          <table:table-cell table:style-name="ce8" table:formula="of:=MAX([.$L$2];IF(MOD(ROW(); [.$H$2]) = 0; [.$C44] - 1; [.$C44]))" office:value-type="float" office:value="39" calcext:value-type="float">
            <text:p>39</text:p>
          </table:table-cell>
          <table:table-cell table:style-name="ce8" table:formula="of:=MIN([.$L$3];IF(MOD(ROW(); [.$H$3]) = 0; [.$D44] + 1; [.$D44]))" office:value-type="float" office:value="11" calcext:value-type="float">
            <text:p>11</text:p>
          </table:table-cell>
          <table:table-cell table:style-name="ce11" table:formula="of:=(([.$B45]+[.$C45])*[.$D45])/60" office:value-type="float" office:value="11" calcext:value-type="float">
            <text:p>11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45]+1" office:value-type="date" office:date-value="2021-12-22" calcext:value-type="date">
            <text:p>12/22/2021</text:p>
          </table:table-cell>
          <table:table-cell table:style-name="ce8" table:formula="of:=MIN([.$L$1];IF(MOD(ROW(); [.$H$1]) = 0; [.$B45] + 1; [.$B45]))" office:value-type="float" office:value="21" calcext:value-type="float">
            <text:p>21</text:p>
          </table:table-cell>
          <table:table-cell table:style-name="ce8" table:formula="of:=MAX([.$L$2];IF(MOD(ROW(); [.$H$2]) = 0; [.$C45] - 1; [.$C45]))" office:value-type="float" office:value="39" calcext:value-type="float">
            <text:p>39</text:p>
          </table:table-cell>
          <table:table-cell table:style-name="ce8" table:formula="of:=MIN([.$L$3];IF(MOD(ROW(); [.$H$3]) = 0; [.$D45] + 1; [.$D45]))" office:value-type="float" office:value="11" calcext:value-type="float">
            <text:p>11</text:p>
          </table:table-cell>
          <table:table-cell table:style-name="ce11" table:formula="of:=(([.$B46]+[.$C46])*[.$D46])/60" office:value-type="float" office:value="11" calcext:value-type="float">
            <text:p>11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46]+1" office:value-type="date" office:date-value="2021-12-23" calcext:value-type="date">
            <text:p>12/23/2021</text:p>
          </table:table-cell>
          <table:table-cell table:style-name="ce8" table:formula="of:=MIN([.$L$1];IF(MOD(ROW(); [.$H$1]) = 0; [.$B46] + 1; [.$B46]))" office:value-type="float" office:value="21" calcext:value-type="float">
            <text:p>21</text:p>
          </table:table-cell>
          <table:table-cell table:style-name="ce8" table:formula="of:=MAX([.$L$2];IF(MOD(ROW(); [.$H$2]) = 0; [.$C46] - 1; [.$C46]))" office:value-type="float" office:value="39" calcext:value-type="float">
            <text:p>39</text:p>
          </table:table-cell>
          <table:table-cell table:style-name="ce8" table:formula="of:=MIN([.$L$3];IF(MOD(ROW(); [.$H$3]) = 0; [.$D46] + 1; [.$D46]))" office:value-type="float" office:value="11" calcext:value-type="float">
            <text:p>11</text:p>
          </table:table-cell>
          <table:table-cell table:style-name="ce11" table:formula="of:=(([.$B47]+[.$C47])*[.$D47])/60" office:value-type="float" office:value="11" calcext:value-type="float">
            <text:p>11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47]+1" office:value-type="date" office:date-value="2021-12-24" calcext:value-type="date">
            <text:p>12/24/2021</text:p>
          </table:table-cell>
          <table:table-cell table:style-name="ce8" table:formula="of:=MIN([.$L$1];IF(MOD(ROW(); [.$H$1]) = 0; [.$B47] + 1; [.$B47]))" office:value-type="float" office:value="21" calcext:value-type="float">
            <text:p>21</text:p>
          </table:table-cell>
          <table:table-cell table:style-name="ce8" table:formula="of:=MAX([.$L$2];IF(MOD(ROW(); [.$H$2]) = 0; [.$C47] - 1; [.$C47]))" office:value-type="float" office:value="39" calcext:value-type="float">
            <text:p>39</text:p>
          </table:table-cell>
          <table:table-cell table:style-name="ce8" table:formula="of:=MIN([.$L$3];IF(MOD(ROW(); [.$H$3]) = 0; [.$D47] + 1; [.$D47]))" office:value-type="float" office:value="11" calcext:value-type="float">
            <text:p>11</text:p>
          </table:table-cell>
          <table:table-cell table:style-name="ce11" table:formula="of:=(([.$B48]+[.$C48])*[.$D48])/60" office:value-type="float" office:value="11" calcext:value-type="float">
            <text:p>11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48]+1" office:value-type="date" office:date-value="2021-12-25" calcext:value-type="date">
            <text:p>12/25/2021</text:p>
          </table:table-cell>
          <table:table-cell table:style-name="ce8" table:formula="of:=MIN([.$L$1];IF(MOD(ROW(); [.$H$1]) = 0; [.$B48] + 1; [.$B48]))" office:value-type="float" office:value="22" calcext:value-type="float">
            <text:p>22</text:p>
          </table:table-cell>
          <table:table-cell table:style-name="ce8" table:formula="of:=MAX([.$L$2];IF(MOD(ROW(); [.$H$2]) = 0; [.$C48] - 1; [.$C48]))" office:value-type="float" office:value="38" calcext:value-type="float">
            <text:p>38</text:p>
          </table:table-cell>
          <table:table-cell table:style-name="ce8" table:formula="of:=MIN([.$L$3];IF(MOD(ROW(); [.$H$3]) = 0; [.$D48] + 1; [.$D48]))" office:value-type="float" office:value="12" calcext:value-type="float">
            <text:p>12</text:p>
          </table:table-cell>
          <table:table-cell table:style-name="ce11" table:formula="of:=(([.$B49]+[.$C49])*[.$D49])/60" office:value-type="float" office:value="12" calcext:value-type="float">
            <text:p>12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49]+1" office:value-type="date" office:date-value="2021-12-26" calcext:value-type="date">
            <text:p>12/26/2021</text:p>
          </table:table-cell>
          <table:table-cell table:style-name="ce8" table:formula="of:=MIN([.$L$1];IF(MOD(ROW(); [.$H$1]) = 0; [.$B49] + 1; [.$B49]))" office:value-type="float" office:value="22" calcext:value-type="float">
            <text:p>22</text:p>
          </table:table-cell>
          <table:table-cell table:style-name="ce8" table:formula="of:=MAX([.$L$2];IF(MOD(ROW(); [.$H$2]) = 0; [.$C49] - 1; [.$C49]))" office:value-type="float" office:value="38" calcext:value-type="float">
            <text:p>38</text:p>
          </table:table-cell>
          <table:table-cell table:style-name="ce8" table:formula="of:=MIN([.$L$3];IF(MOD(ROW(); [.$H$3]) = 0; [.$D49] + 1; [.$D49]))" office:value-type="float" office:value="12" calcext:value-type="float">
            <text:p>12</text:p>
          </table:table-cell>
          <table:table-cell table:style-name="ce11" table:formula="of:=(([.$B50]+[.$C50])*[.$D50])/60" office:value-type="float" office:value="12" calcext:value-type="float">
            <text:p>12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50]+1" office:value-type="date" office:date-value="2021-12-27" calcext:value-type="date">
            <text:p>12/27/2021</text:p>
          </table:table-cell>
          <table:table-cell table:style-name="ce8" table:formula="of:=MIN([.$L$1];IF(MOD(ROW(); [.$H$1]) = 0; [.$B50] + 1; [.$B50]))" office:value-type="float" office:value="22" calcext:value-type="float">
            <text:p>22</text:p>
          </table:table-cell>
          <table:table-cell table:style-name="ce8" table:formula="of:=MAX([.$L$2];IF(MOD(ROW(); [.$H$2]) = 0; [.$C50] - 1; [.$C50]))" office:value-type="float" office:value="38" calcext:value-type="float">
            <text:p>38</text:p>
          </table:table-cell>
          <table:table-cell table:style-name="ce8" table:formula="of:=MIN([.$L$3];IF(MOD(ROW(); [.$H$3]) = 0; [.$D50] + 1; [.$D50]))" office:value-type="float" office:value="12" calcext:value-type="float">
            <text:p>12</text:p>
          </table:table-cell>
          <table:table-cell table:style-name="ce11" table:formula="of:=(([.$B51]+[.$C51])*[.$D51])/60" office:value-type="float" office:value="12" calcext:value-type="float">
            <text:p>12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51]+1" office:value-type="date" office:date-value="2021-12-28" calcext:value-type="date">
            <text:p>12/28/2021</text:p>
          </table:table-cell>
          <table:table-cell table:style-name="ce8" table:formula="of:=MIN([.$L$1];IF(MOD(ROW(); [.$H$1]) = 0; [.$B51] + 1; [.$B51]))" office:value-type="float" office:value="22" calcext:value-type="float">
            <text:p>22</text:p>
          </table:table-cell>
          <table:table-cell table:style-name="ce8" table:formula="of:=MAX([.$L$2];IF(MOD(ROW(); [.$H$2]) = 0; [.$C51] - 1; [.$C51]))" office:value-type="float" office:value="38" calcext:value-type="float">
            <text:p>38</text:p>
          </table:table-cell>
          <table:table-cell table:style-name="ce8" table:formula="of:=MIN([.$L$3];IF(MOD(ROW(); [.$H$3]) = 0; [.$D51] + 1; [.$D51]))" office:value-type="float" office:value="12" calcext:value-type="float">
            <text:p>12</text:p>
          </table:table-cell>
          <table:table-cell table:style-name="ce11" table:formula="of:=(([.$B52]+[.$C52])*[.$D52])/60" office:value-type="float" office:value="12" calcext:value-type="float">
            <text:p>12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52]+1" office:value-type="date" office:date-value="2021-12-29" calcext:value-type="date">
            <text:p>12/29/2021</text:p>
          </table:table-cell>
          <table:table-cell table:style-name="ce8" table:formula="of:=MIN([.$L$1];IF(MOD(ROW(); [.$H$1]) = 0; [.$B52] + 1; [.$B52]))" office:value-type="float" office:value="22" calcext:value-type="float">
            <text:p>22</text:p>
          </table:table-cell>
          <table:table-cell table:style-name="ce8" table:formula="of:=MAX([.$L$2];IF(MOD(ROW(); [.$H$2]) = 0; [.$C52] - 1; [.$C52]))" office:value-type="float" office:value="38" calcext:value-type="float">
            <text:p>38</text:p>
          </table:table-cell>
          <table:table-cell table:style-name="ce8" table:formula="of:=MIN([.$L$3];IF(MOD(ROW(); [.$H$3]) = 0; [.$D52] + 1; [.$D52]))" office:value-type="float" office:value="12" calcext:value-type="float">
            <text:p>12</text:p>
          </table:table-cell>
          <table:table-cell table:style-name="ce11" table:formula="of:=(([.$B53]+[.$C53])*[.$D53])/60" office:value-type="float" office:value="12" calcext:value-type="float">
            <text:p>12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53]+1" office:value-type="date" office:date-value="2021-12-30" calcext:value-type="date">
            <text:p>12/30/2021</text:p>
          </table:table-cell>
          <table:table-cell table:style-name="ce8" table:formula="of:=MIN([.$L$1];IF(MOD(ROW(); [.$H$1]) = 0; [.$B53] + 1; [.$B53]))" office:value-type="float" office:value="22" calcext:value-type="float">
            <text:p>22</text:p>
          </table:table-cell>
          <table:table-cell table:style-name="ce8" table:formula="of:=MAX([.$L$2];IF(MOD(ROW(); [.$H$2]) = 0; [.$C53] - 1; [.$C53]))" office:value-type="float" office:value="38" calcext:value-type="float">
            <text:p>38</text:p>
          </table:table-cell>
          <table:table-cell table:style-name="ce8" table:formula="of:=MIN([.$L$3];IF(MOD(ROW(); [.$H$3]) = 0; [.$D53] + 1; [.$D53]))" office:value-type="float" office:value="12" calcext:value-type="float">
            <text:p>12</text:p>
          </table:table-cell>
          <table:table-cell table:style-name="ce11" table:formula="of:=(([.$B54]+[.$C54])*[.$D54])/60" office:value-type="float" office:value="12" calcext:value-type="float">
            <text:p>12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54]+1" office:value-type="date" office:date-value="2021-12-31" calcext:value-type="date">
            <text:p>12/31/2021</text:p>
          </table:table-cell>
          <table:table-cell table:style-name="ce8" table:formula="of:=MIN([.$L$1];IF(MOD(ROW(); [.$H$1]) = 0; [.$B54] + 1; [.$B54]))" office:value-type="float" office:value="22" calcext:value-type="float">
            <text:p>22</text:p>
          </table:table-cell>
          <table:table-cell table:style-name="ce8" table:formula="of:=MAX([.$L$2];IF(MOD(ROW(); [.$H$2]) = 0; [.$C54] - 1; [.$C54]))" office:value-type="float" office:value="38" calcext:value-type="float">
            <text:p>38</text:p>
          </table:table-cell>
          <table:table-cell table:style-name="ce8" table:formula="of:=MIN([.$L$3];IF(MOD(ROW(); [.$H$3]) = 0; [.$D54] + 1; [.$D54]))" office:value-type="float" office:value="12" calcext:value-type="float">
            <text:p>12</text:p>
          </table:table-cell>
          <table:table-cell table:style-name="ce11" table:formula="of:=(([.$B55]+[.$C55])*[.$D55])/60" office:value-type="float" office:value="12" calcext:value-type="float">
            <text:p>12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55]+1" office:value-type="date" office:date-value="2022-01-01" calcext:value-type="date">
            <text:p>01/01/2022</text:p>
          </table:table-cell>
          <table:table-cell table:style-name="ce8" table:formula="of:=MIN([.$L$1];IF(MOD(ROW(); [.$H$1]) = 0; [.$B55] + 1; [.$B55]))" office:value-type="float" office:value="23" calcext:value-type="float">
            <text:p>23</text:p>
          </table:table-cell>
          <table:table-cell table:style-name="ce8" table:formula="of:=MAX([.$L$2];IF(MOD(ROW(); [.$H$2]) = 0; [.$C55] - 1; [.$C55]))" office:value-type="float" office:value="37" calcext:value-type="float">
            <text:p>37</text:p>
          </table:table-cell>
          <table:table-cell table:style-name="ce8" table:formula="of:=MIN([.$L$3];IF(MOD(ROW(); [.$H$3]) = 0; [.$D55] + 1; [.$D55]))" office:value-type="float" office:value="13" calcext:value-type="float">
            <text:p>13</text:p>
          </table:table-cell>
          <table:table-cell table:style-name="ce11" table:formula="of:=(([.$B56]+[.$C56])*[.$D56])/60" office:value-type="float" office:value="13" calcext:value-type="float">
            <text:p>13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56]+1" office:value-type="date" office:date-value="2022-01-02" calcext:value-type="date">
            <text:p>01/02/2022</text:p>
          </table:table-cell>
          <table:table-cell table:style-name="ce8" table:formula="of:=MIN([.$L$1];IF(MOD(ROW(); [.$H$1]) = 0; [.$B56] + 1; [.$B56]))" office:value-type="float" office:value="23" calcext:value-type="float">
            <text:p>23</text:p>
          </table:table-cell>
          <table:table-cell table:style-name="ce8" table:formula="of:=MAX([.$L$2];IF(MOD(ROW(); [.$H$2]) = 0; [.$C56] - 1; [.$C56]))" office:value-type="float" office:value="37" calcext:value-type="float">
            <text:p>37</text:p>
          </table:table-cell>
          <table:table-cell table:style-name="ce8" table:formula="of:=MIN([.$L$3];IF(MOD(ROW(); [.$H$3]) = 0; [.$D56] + 1; [.$D56]))" office:value-type="float" office:value="13" calcext:value-type="float">
            <text:p>13</text:p>
          </table:table-cell>
          <table:table-cell table:style-name="ce11" table:formula="of:=(([.$B57]+[.$C57])*[.$D57])/60" office:value-type="float" office:value="13" calcext:value-type="float">
            <text:p>13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57]+1" office:value-type="date" office:date-value="2022-01-03" calcext:value-type="date">
            <text:p>01/03/2022</text:p>
          </table:table-cell>
          <table:table-cell table:style-name="ce8" table:formula="of:=MIN([.$L$1];IF(MOD(ROW(); [.$H$1]) = 0; [.$B57] + 1; [.$B57]))" office:value-type="float" office:value="23" calcext:value-type="float">
            <text:p>23</text:p>
          </table:table-cell>
          <table:table-cell table:style-name="ce8" table:formula="of:=MAX([.$L$2];IF(MOD(ROW(); [.$H$2]) = 0; [.$C57] - 1; [.$C57]))" office:value-type="float" office:value="37" calcext:value-type="float">
            <text:p>37</text:p>
          </table:table-cell>
          <table:table-cell table:style-name="ce8" table:formula="of:=MIN([.$L$3];IF(MOD(ROW(); [.$H$3]) = 0; [.$D57] + 1; [.$D57]))" office:value-type="float" office:value="13" calcext:value-type="float">
            <text:p>13</text:p>
          </table:table-cell>
          <table:table-cell table:style-name="ce11" table:formula="of:=(([.$B58]+[.$C58])*[.$D58])/60" office:value-type="float" office:value="13" calcext:value-type="float">
            <text:p>13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58]+1" office:value-type="date" office:date-value="2022-01-04" calcext:value-type="date">
            <text:p>01/04/2022</text:p>
          </table:table-cell>
          <table:table-cell table:style-name="ce8" table:formula="of:=MIN([.$L$1];IF(MOD(ROW(); [.$H$1]) = 0; [.$B58] + 1; [.$B58]))" office:value-type="float" office:value="23" calcext:value-type="float">
            <text:p>23</text:p>
          </table:table-cell>
          <table:table-cell table:style-name="ce8" table:formula="of:=MAX([.$L$2];IF(MOD(ROW(); [.$H$2]) = 0; [.$C58] - 1; [.$C58]))" office:value-type="float" office:value="37" calcext:value-type="float">
            <text:p>37</text:p>
          </table:table-cell>
          <table:table-cell table:style-name="ce8" table:formula="of:=MIN([.$L$3];IF(MOD(ROW(); [.$H$3]) = 0; [.$D58] + 1; [.$D58]))" office:value-type="float" office:value="13" calcext:value-type="float">
            <text:p>13</text:p>
          </table:table-cell>
          <table:table-cell table:style-name="ce11" table:formula="of:=(([.$B59]+[.$C59])*[.$D59])/60" office:value-type="float" office:value="13" calcext:value-type="float">
            <text:p>13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59]+1" office:value-type="date" office:date-value="2022-01-05" calcext:value-type="date">
            <text:p>01/05/2022</text:p>
          </table:table-cell>
          <table:table-cell table:style-name="ce8" table:formula="of:=MIN([.$L$1];IF(MOD(ROW(); [.$H$1]) = 0; [.$B59] + 1; [.$B59]))" office:value-type="float" office:value="23" calcext:value-type="float">
            <text:p>23</text:p>
          </table:table-cell>
          <table:table-cell table:style-name="ce8" table:formula="of:=MAX([.$L$2];IF(MOD(ROW(); [.$H$2]) = 0; [.$C59] - 1; [.$C59]))" office:value-type="float" office:value="37" calcext:value-type="float">
            <text:p>37</text:p>
          </table:table-cell>
          <table:table-cell table:style-name="ce8" table:formula="of:=MIN([.$L$3];IF(MOD(ROW(); [.$H$3]) = 0; [.$D59] + 1; [.$D59]))" office:value-type="float" office:value="13" calcext:value-type="float">
            <text:p>13</text:p>
          </table:table-cell>
          <table:table-cell table:style-name="ce11" table:formula="of:=(([.$B60]+[.$C60])*[.$D60])/60" office:value-type="float" office:value="13" calcext:value-type="float">
            <text:p>13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60]+1" office:value-type="date" office:date-value="2022-01-06" calcext:value-type="date">
            <text:p>01/06/2022</text:p>
          </table:table-cell>
          <table:table-cell table:style-name="ce8" table:formula="of:=MIN([.$L$1];IF(MOD(ROW(); [.$H$1]) = 0; [.$B60] + 1; [.$B60]))" office:value-type="float" office:value="23" calcext:value-type="float">
            <text:p>23</text:p>
          </table:table-cell>
          <table:table-cell table:style-name="ce8" table:formula="of:=MAX([.$L$2];IF(MOD(ROW(); [.$H$2]) = 0; [.$C60] - 1; [.$C60]))" office:value-type="float" office:value="37" calcext:value-type="float">
            <text:p>37</text:p>
          </table:table-cell>
          <table:table-cell table:style-name="ce8" table:formula="of:=MIN([.$L$3];IF(MOD(ROW(); [.$H$3]) = 0; [.$D60] + 1; [.$D60]))" office:value-type="float" office:value="13" calcext:value-type="float">
            <text:p>13</text:p>
          </table:table-cell>
          <table:table-cell table:style-name="ce11" table:formula="of:=(([.$B61]+[.$C61])*[.$D61])/60" office:value-type="float" office:value="13" calcext:value-type="float">
            <text:p>13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61]+1" office:value-type="date" office:date-value="2022-01-07" calcext:value-type="date">
            <text:p>01/07/2022</text:p>
          </table:table-cell>
          <table:table-cell table:style-name="ce8" table:formula="of:=MIN([.$L$1];IF(MOD(ROW(); [.$H$1]) = 0; [.$B61] + 1; [.$B61]))" office:value-type="float" office:value="23" calcext:value-type="float">
            <text:p>23</text:p>
          </table:table-cell>
          <table:table-cell table:style-name="ce8" table:formula="of:=MAX([.$L$2];IF(MOD(ROW(); [.$H$2]) = 0; [.$C61] - 1; [.$C61]))" office:value-type="float" office:value="37" calcext:value-type="float">
            <text:p>37</text:p>
          </table:table-cell>
          <table:table-cell table:style-name="ce8" table:formula="of:=MIN([.$L$3];IF(MOD(ROW(); [.$H$3]) = 0; [.$D61] + 1; [.$D61]))" office:value-type="float" office:value="13" calcext:value-type="float">
            <text:p>13</text:p>
          </table:table-cell>
          <table:table-cell table:style-name="ce11" table:formula="of:=(([.$B62]+[.$C62])*[.$D62])/60" office:value-type="float" office:value="13" calcext:value-type="float">
            <text:p>13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62]+1" office:value-type="date" office:date-value="2022-01-08" calcext:value-type="date">
            <text:p>01/08/2022</text:p>
          </table:table-cell>
          <table:table-cell table:style-name="ce8" table:formula="of:=MIN([.$L$1];IF(MOD(ROW(); [.$H$1]) = 0; [.$B62] + 1; [.$B62]))" office:value-type="float" office:value="24" calcext:value-type="float">
            <text:p>24</text:p>
          </table:table-cell>
          <table:table-cell table:style-name="ce8" table:formula="of:=MAX([.$L$2];IF(MOD(ROW(); [.$H$2]) = 0; [.$C62] - 1; [.$C62]))" office:value-type="float" office:value="36" calcext:value-type="float">
            <text:p>36</text:p>
          </table:table-cell>
          <table:table-cell table:style-name="ce8" table:formula="of:=MIN([.$L$3];IF(MOD(ROW(); [.$H$3]) = 0; [.$D62] + 1; [.$D62]))" office:value-type="float" office:value="14" calcext:value-type="float">
            <text:p>14</text:p>
          </table:table-cell>
          <table:table-cell table:style-name="ce11" table:formula="of:=(([.$B63]+[.$C63])*[.$D63])/60" office:value-type="float" office:value="14" calcext:value-type="float">
            <text:p>14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63]+1" office:value-type="date" office:date-value="2022-01-09" calcext:value-type="date">
            <text:p>01/09/2022</text:p>
          </table:table-cell>
          <table:table-cell table:style-name="ce8" table:formula="of:=MIN([.$L$1];IF(MOD(ROW(); [.$H$1]) = 0; [.$B63] + 1; [.$B63]))" office:value-type="float" office:value="24" calcext:value-type="float">
            <text:p>24</text:p>
          </table:table-cell>
          <table:table-cell table:style-name="ce8" table:formula="of:=MAX([.$L$2];IF(MOD(ROW(); [.$H$2]) = 0; [.$C63] - 1; [.$C63]))" office:value-type="float" office:value="36" calcext:value-type="float">
            <text:p>36</text:p>
          </table:table-cell>
          <table:table-cell table:style-name="ce8" table:formula="of:=MIN([.$L$3];IF(MOD(ROW(); [.$H$3]) = 0; [.$D63] + 1; [.$D63]))" office:value-type="float" office:value="14" calcext:value-type="float">
            <text:p>14</text:p>
          </table:table-cell>
          <table:table-cell table:style-name="ce11" table:formula="of:=(([.$B64]+[.$C64])*[.$D64])/60" office:value-type="float" office:value="14" calcext:value-type="float">
            <text:p>14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64]+1" office:value-type="date" office:date-value="2022-01-10" calcext:value-type="date">
            <text:p>01/10/2022</text:p>
          </table:table-cell>
          <table:table-cell table:style-name="ce8" table:formula="of:=MIN([.$L$1];IF(MOD(ROW(); [.$H$1]) = 0; [.$B64] + 1; [.$B64]))" office:value-type="float" office:value="24" calcext:value-type="float">
            <text:p>24</text:p>
          </table:table-cell>
          <table:table-cell table:style-name="ce8" table:formula="of:=MAX([.$L$2];IF(MOD(ROW(); [.$H$2]) = 0; [.$C64] - 1; [.$C64]))" office:value-type="float" office:value="36" calcext:value-type="float">
            <text:p>36</text:p>
          </table:table-cell>
          <table:table-cell table:style-name="ce8" table:formula="of:=MIN([.$L$3];IF(MOD(ROW(); [.$H$3]) = 0; [.$D64] + 1; [.$D64]))" office:value-type="float" office:value="14" calcext:value-type="float">
            <text:p>14</text:p>
          </table:table-cell>
          <table:table-cell table:style-name="ce11" table:formula="of:=(([.$B65]+[.$C65])*[.$D65])/60" office:value-type="float" office:value="14" calcext:value-type="float">
            <text:p>14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65]+1" office:value-type="date" office:date-value="2022-01-11" calcext:value-type="date">
            <text:p>01/11/2022</text:p>
          </table:table-cell>
          <table:table-cell table:style-name="ce8" table:formula="of:=MIN([.$L$1];IF(MOD(ROW(); [.$H$1]) = 0; [.$B65] + 1; [.$B65]))" office:value-type="float" office:value="24" calcext:value-type="float">
            <text:p>24</text:p>
          </table:table-cell>
          <table:table-cell table:style-name="ce8" table:formula="of:=MAX([.$L$2];IF(MOD(ROW(); [.$H$2]) = 0; [.$C65] - 1; [.$C65]))" office:value-type="float" office:value="36" calcext:value-type="float">
            <text:p>36</text:p>
          </table:table-cell>
          <table:table-cell table:style-name="ce8" table:formula="of:=MIN([.$L$3];IF(MOD(ROW(); [.$H$3]) = 0; [.$D65] + 1; [.$D65]))" office:value-type="float" office:value="14" calcext:value-type="float">
            <text:p>14</text:p>
          </table:table-cell>
          <table:table-cell table:style-name="ce11" table:formula="of:=(([.$B66]+[.$C66])*[.$D66])/60" office:value-type="float" office:value="14" calcext:value-type="float">
            <text:p>14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66]+1" office:value-type="date" office:date-value="2022-01-12" calcext:value-type="date">
            <text:p>01/12/2022</text:p>
          </table:table-cell>
          <table:table-cell table:style-name="ce8" table:formula="of:=MIN([.$L$1];IF(MOD(ROW(); [.$H$1]) = 0; [.$B66] + 1; [.$B66]))" office:value-type="float" office:value="24" calcext:value-type="float">
            <text:p>24</text:p>
          </table:table-cell>
          <table:table-cell table:style-name="ce8" table:formula="of:=MAX([.$L$2];IF(MOD(ROW(); [.$H$2]) = 0; [.$C66] - 1; [.$C66]))" office:value-type="float" office:value="36" calcext:value-type="float">
            <text:p>36</text:p>
          </table:table-cell>
          <table:table-cell table:style-name="ce8" table:formula="of:=MIN([.$L$3];IF(MOD(ROW(); [.$H$3]) = 0; [.$D66] + 1; [.$D66]))" office:value-type="float" office:value="14" calcext:value-type="float">
            <text:p>14</text:p>
          </table:table-cell>
          <table:table-cell table:style-name="ce11" table:formula="of:=(([.$B67]+[.$C67])*[.$D67])/60" office:value-type="float" office:value="14" calcext:value-type="float">
            <text:p>14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67]+1" office:value-type="date" office:date-value="2022-01-13" calcext:value-type="date">
            <text:p>01/13/2022</text:p>
          </table:table-cell>
          <table:table-cell table:style-name="ce8" table:formula="of:=MIN([.$L$1];IF(MOD(ROW(); [.$H$1]) = 0; [.$B67] + 1; [.$B67]))" office:value-type="float" office:value="24" calcext:value-type="float">
            <text:p>24</text:p>
          </table:table-cell>
          <table:table-cell table:style-name="ce8" table:formula="of:=MAX([.$L$2];IF(MOD(ROW(); [.$H$2]) = 0; [.$C67] - 1; [.$C67]))" office:value-type="float" office:value="36" calcext:value-type="float">
            <text:p>36</text:p>
          </table:table-cell>
          <table:table-cell table:style-name="ce8" table:formula="of:=MIN([.$L$3];IF(MOD(ROW(); [.$H$3]) = 0; [.$D67] + 1; [.$D67]))" office:value-type="float" office:value="14" calcext:value-type="float">
            <text:p>14</text:p>
          </table:table-cell>
          <table:table-cell table:style-name="ce11" table:formula="of:=(([.$B68]+[.$C68])*[.$D68])/60" office:value-type="float" office:value="14" calcext:value-type="float">
            <text:p>14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68]+1" office:value-type="date" office:date-value="2022-01-14" calcext:value-type="date">
            <text:p>01/14/2022</text:p>
          </table:table-cell>
          <table:table-cell table:style-name="ce8" table:formula="of:=MIN([.$L$1];IF(MOD(ROW(); [.$H$1]) = 0; [.$B68] + 1; [.$B68]))" office:value-type="float" office:value="24" calcext:value-type="float">
            <text:p>24</text:p>
          </table:table-cell>
          <table:table-cell table:style-name="ce8" table:formula="of:=MAX([.$L$2];IF(MOD(ROW(); [.$H$2]) = 0; [.$C68] - 1; [.$C68]))" office:value-type="float" office:value="36" calcext:value-type="float">
            <text:p>36</text:p>
          </table:table-cell>
          <table:table-cell table:style-name="ce8" table:formula="of:=MIN([.$L$3];IF(MOD(ROW(); [.$H$3]) = 0; [.$D68] + 1; [.$D68]))" office:value-type="float" office:value="14" calcext:value-type="float">
            <text:p>14</text:p>
          </table:table-cell>
          <table:table-cell table:style-name="ce11" table:formula="of:=(([.$B69]+[.$C69])*[.$D69])/60" office:value-type="float" office:value="14" calcext:value-type="float">
            <text:p>14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69]+1" office:value-type="date" office:date-value="2022-01-15" calcext:value-type="date">
            <text:p>01/15/2022</text:p>
          </table:table-cell>
          <table:table-cell table:style-name="ce8" table:formula="of:=MIN([.$L$1];IF(MOD(ROW(); [.$H$1]) = 0; [.$B69] + 1; [.$B69]))" office:value-type="float" office:value="25" calcext:value-type="float">
            <text:p>25</text:p>
          </table:table-cell>
          <table:table-cell table:style-name="ce8" table:formula="of:=MAX([.$L$2];IF(MOD(ROW(); [.$H$2]) = 0; [.$C69] - 1; [.$C69]))" office:value-type="float" office:value="35" calcext:value-type="float">
            <text:p>35</text:p>
          </table:table-cell>
          <table:table-cell table:style-name="ce8" table:formula="of:=MIN([.$L$3];IF(MOD(ROW(); [.$H$3]) = 0; [.$D69] + 1; [.$D69]))" office:value-type="float" office:value="15" calcext:value-type="float">
            <text:p>15</text:p>
          </table:table-cell>
          <table:table-cell table:style-name="ce11" table:formula="of:=(([.$B70]+[.$C70])*[.$D70])/60" office:value-type="float" office:value="15" calcext:value-type="float">
            <text:p>15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70]+1" office:value-type="date" office:date-value="2022-01-16" calcext:value-type="date">
            <text:p>01/16/2022</text:p>
          </table:table-cell>
          <table:table-cell table:style-name="ce8" table:formula="of:=MIN([.$L$1];IF(MOD(ROW(); [.$H$1]) = 0; [.$B70] + 1; [.$B70]))" office:value-type="float" office:value="25" calcext:value-type="float">
            <text:p>25</text:p>
          </table:table-cell>
          <table:table-cell table:style-name="ce8" table:formula="of:=MAX([.$L$2];IF(MOD(ROW(); [.$H$2]) = 0; [.$C70] - 1; [.$C70]))" office:value-type="float" office:value="35" calcext:value-type="float">
            <text:p>35</text:p>
          </table:table-cell>
          <table:table-cell table:style-name="ce8" table:formula="of:=MIN([.$L$3];IF(MOD(ROW(); [.$H$3]) = 0; [.$D70] + 1; [.$D70]))" office:value-type="float" office:value="15" calcext:value-type="float">
            <text:p>15</text:p>
          </table:table-cell>
          <table:table-cell table:style-name="ce11" table:formula="of:=(([.$B71]+[.$C71])*[.$D71])/60" office:value-type="float" office:value="15" calcext:value-type="float">
            <text:p>15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71]+1" office:value-type="date" office:date-value="2022-01-17" calcext:value-type="date">
            <text:p>01/17/2022</text:p>
          </table:table-cell>
          <table:table-cell table:style-name="ce8" table:formula="of:=MIN([.$L$1];IF(MOD(ROW(); [.$H$1]) = 0; [.$B71] + 1; [.$B71]))" office:value-type="float" office:value="25" calcext:value-type="float">
            <text:p>25</text:p>
          </table:table-cell>
          <table:table-cell table:style-name="ce8" table:formula="of:=MAX([.$L$2];IF(MOD(ROW(); [.$H$2]) = 0; [.$C71] - 1; [.$C71]))" office:value-type="float" office:value="35" calcext:value-type="float">
            <text:p>35</text:p>
          </table:table-cell>
          <table:table-cell table:style-name="ce8" table:formula="of:=MIN([.$L$3];IF(MOD(ROW(); [.$H$3]) = 0; [.$D71] + 1; [.$D71]))" office:value-type="float" office:value="15" calcext:value-type="float">
            <text:p>15</text:p>
          </table:table-cell>
          <table:table-cell table:style-name="ce11" table:formula="of:=(([.$B72]+[.$C72])*[.$D72])/60" office:value-type="float" office:value="15" calcext:value-type="float">
            <text:p>15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72]+1" office:value-type="date" office:date-value="2022-01-18" calcext:value-type="date">
            <text:p>01/18/2022</text:p>
          </table:table-cell>
          <table:table-cell table:style-name="ce8" table:formula="of:=MIN([.$L$1];IF(MOD(ROW(); [.$H$1]) = 0; [.$B72] + 1; [.$B72]))" office:value-type="float" office:value="25" calcext:value-type="float">
            <text:p>25</text:p>
          </table:table-cell>
          <table:table-cell table:style-name="ce8" table:formula="of:=MAX([.$L$2];IF(MOD(ROW(); [.$H$2]) = 0; [.$C72] - 1; [.$C72]))" office:value-type="float" office:value="35" calcext:value-type="float">
            <text:p>35</text:p>
          </table:table-cell>
          <table:table-cell table:style-name="ce8" table:formula="of:=MIN([.$L$3];IF(MOD(ROW(); [.$H$3]) = 0; [.$D72] + 1; [.$D72]))" office:value-type="float" office:value="15" calcext:value-type="float">
            <text:p>15</text:p>
          </table:table-cell>
          <table:table-cell table:style-name="ce11" table:formula="of:=(([.$B73]+[.$C73])*[.$D73])/60" office:value-type="float" office:value="15" calcext:value-type="float">
            <text:p>15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73]+1" office:value-type="date" office:date-value="2022-01-19" calcext:value-type="date">
            <text:p>01/19/2022</text:p>
          </table:table-cell>
          <table:table-cell table:style-name="ce8" table:formula="of:=MIN([.$L$1];IF(MOD(ROW(); [.$H$1]) = 0; [.$B73] + 1; [.$B73]))" office:value-type="float" office:value="25" calcext:value-type="float">
            <text:p>25</text:p>
          </table:table-cell>
          <table:table-cell table:style-name="ce8" table:formula="of:=MAX([.$L$2];IF(MOD(ROW(); [.$H$2]) = 0; [.$C73] - 1; [.$C73]))" office:value-type="float" office:value="35" calcext:value-type="float">
            <text:p>35</text:p>
          </table:table-cell>
          <table:table-cell table:style-name="ce8" table:formula="of:=MIN([.$L$3];IF(MOD(ROW(); [.$H$3]) = 0; [.$D73] + 1; [.$D73]))" office:value-type="float" office:value="15" calcext:value-type="float">
            <text:p>15</text:p>
          </table:table-cell>
          <table:table-cell table:style-name="ce11" table:formula="of:=(([.$B74]+[.$C74])*[.$D74])/60" office:value-type="float" office:value="15" calcext:value-type="float">
            <text:p>15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74]+1" office:value-type="date" office:date-value="2022-01-20" calcext:value-type="date">
            <text:p>01/20/2022</text:p>
          </table:table-cell>
          <table:table-cell table:style-name="ce8" table:formula="of:=MIN([.$L$1];IF(MOD(ROW(); [.$H$1]) = 0; [.$B74] + 1; [.$B74]))" office:value-type="float" office:value="25" calcext:value-type="float">
            <text:p>25</text:p>
          </table:table-cell>
          <table:table-cell table:style-name="ce8" table:formula="of:=MAX([.$L$2];IF(MOD(ROW(); [.$H$2]) = 0; [.$C74] - 1; [.$C74]))" office:value-type="float" office:value="35" calcext:value-type="float">
            <text:p>35</text:p>
          </table:table-cell>
          <table:table-cell table:style-name="ce8" table:formula="of:=MIN([.$L$3];IF(MOD(ROW(); [.$H$3]) = 0; [.$D74] + 1; [.$D74]))" office:value-type="float" office:value="15" calcext:value-type="float">
            <text:p>15</text:p>
          </table:table-cell>
          <table:table-cell table:style-name="ce11" table:formula="of:=(([.$B75]+[.$C75])*[.$D75])/60" office:value-type="float" office:value="15" calcext:value-type="float">
            <text:p>15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75]+1" office:value-type="date" office:date-value="2022-01-21" calcext:value-type="date">
            <text:p>01/21/2022</text:p>
          </table:table-cell>
          <table:table-cell table:style-name="ce8" table:formula="of:=MIN([.$L$1];IF(MOD(ROW(); [.$H$1]) = 0; [.$B75] + 1; [.$B75]))" office:value-type="float" office:value="25" calcext:value-type="float">
            <text:p>25</text:p>
          </table:table-cell>
          <table:table-cell table:style-name="ce8" table:formula="of:=MAX([.$L$2];IF(MOD(ROW(); [.$H$2]) = 0; [.$C75] - 1; [.$C75]))" office:value-type="float" office:value="35" calcext:value-type="float">
            <text:p>35</text:p>
          </table:table-cell>
          <table:table-cell table:style-name="ce8" table:formula="of:=MIN([.$L$3];IF(MOD(ROW(); [.$H$3]) = 0; [.$D75] + 1; [.$D75]))" office:value-type="float" office:value="15" calcext:value-type="float">
            <text:p>15</text:p>
          </table:table-cell>
          <table:table-cell table:style-name="ce11" table:formula="of:=(([.$B76]+[.$C76])*[.$D76])/60" office:value-type="float" office:value="15" calcext:value-type="float">
            <text:p>15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76]+1" office:value-type="date" office:date-value="2022-01-22" calcext:value-type="date">
            <text:p>01/22/2022</text:p>
          </table:table-cell>
          <table:table-cell table:style-name="ce8" table:formula="of:=MIN([.$L$1];IF(MOD(ROW(); [.$H$1]) = 0; [.$B76] + 1; [.$B76]))" office:value-type="float" office:value="26" calcext:value-type="float">
            <text:p>26</text:p>
          </table:table-cell>
          <table:table-cell table:style-name="ce8" table:formula="of:=MAX([.$L$2];IF(MOD(ROW(); [.$H$2]) = 0; [.$C76] - 1; [.$C76]))" office:value-type="float" office:value="34" calcext:value-type="float">
            <text:p>34</text:p>
          </table:table-cell>
          <table:table-cell table:style-name="ce8" table:formula="of:=MIN([.$L$3];IF(MOD(ROW(); [.$H$3]) = 0; [.$D76] + 1; [.$D76]))" office:value-type="float" office:value="16" calcext:value-type="float">
            <text:p>16</text:p>
          </table:table-cell>
          <table:table-cell table:style-name="ce11" table:formula="of:=(([.$B77]+[.$C77])*[.$D77])/60" office:value-type="float" office:value="16" calcext:value-type="float">
            <text:p>16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77]+1" office:value-type="date" office:date-value="2022-01-23" calcext:value-type="date">
            <text:p>01/23/2022</text:p>
          </table:table-cell>
          <table:table-cell table:style-name="ce8" table:formula="of:=MIN([.$L$1];IF(MOD(ROW(); [.$H$1]) = 0; [.$B77] + 1; [.$B77]))" office:value-type="float" office:value="26" calcext:value-type="float">
            <text:p>26</text:p>
          </table:table-cell>
          <table:table-cell table:style-name="ce8" table:formula="of:=MAX([.$L$2];IF(MOD(ROW(); [.$H$2]) = 0; [.$C77] - 1; [.$C77]))" office:value-type="float" office:value="34" calcext:value-type="float">
            <text:p>34</text:p>
          </table:table-cell>
          <table:table-cell table:style-name="ce8" table:formula="of:=MIN([.$L$3];IF(MOD(ROW(); [.$H$3]) = 0; [.$D77] + 1; [.$D77]))" office:value-type="float" office:value="16" calcext:value-type="float">
            <text:p>16</text:p>
          </table:table-cell>
          <table:table-cell table:style-name="ce11" table:formula="of:=(([.$B78]+[.$C78])*[.$D78])/60" office:value-type="float" office:value="16" calcext:value-type="float">
            <text:p>16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78]+1" office:value-type="date" office:date-value="2022-01-24" calcext:value-type="date">
            <text:p>01/24/2022</text:p>
          </table:table-cell>
          <table:table-cell table:style-name="ce8" table:formula="of:=MIN([.$L$1];IF(MOD(ROW(); [.$H$1]) = 0; [.$B78] + 1; [.$B78]))" office:value-type="float" office:value="26" calcext:value-type="float">
            <text:p>26</text:p>
          </table:table-cell>
          <table:table-cell table:style-name="ce8" table:formula="of:=MAX([.$L$2];IF(MOD(ROW(); [.$H$2]) = 0; [.$C78] - 1; [.$C78]))" office:value-type="float" office:value="34" calcext:value-type="float">
            <text:p>34</text:p>
          </table:table-cell>
          <table:table-cell table:style-name="ce8" table:formula="of:=MIN([.$L$3];IF(MOD(ROW(); [.$H$3]) = 0; [.$D78] + 1; [.$D78]))" office:value-type="float" office:value="16" calcext:value-type="float">
            <text:p>16</text:p>
          </table:table-cell>
          <table:table-cell table:style-name="ce11" table:formula="of:=(([.$B79]+[.$C79])*[.$D79])/60" office:value-type="float" office:value="16" calcext:value-type="float">
            <text:p>16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79]+1" office:value-type="date" office:date-value="2022-01-25" calcext:value-type="date">
            <text:p>01/25/2022</text:p>
          </table:table-cell>
          <table:table-cell table:style-name="ce8" table:formula="of:=MIN([.$L$1];IF(MOD(ROW(); [.$H$1]) = 0; [.$B79] + 1; [.$B79]))" office:value-type="float" office:value="26" calcext:value-type="float">
            <text:p>26</text:p>
          </table:table-cell>
          <table:table-cell table:style-name="ce8" table:formula="of:=MAX([.$L$2];IF(MOD(ROW(); [.$H$2]) = 0; [.$C79] - 1; [.$C79]))" office:value-type="float" office:value="34" calcext:value-type="float">
            <text:p>34</text:p>
          </table:table-cell>
          <table:table-cell table:style-name="ce8" table:formula="of:=MIN([.$L$3];IF(MOD(ROW(); [.$H$3]) = 0; [.$D79] + 1; [.$D79]))" office:value-type="float" office:value="16" calcext:value-type="float">
            <text:p>16</text:p>
          </table:table-cell>
          <table:table-cell table:style-name="ce11" table:formula="of:=(([.$B80]+[.$C80])*[.$D80])/60" office:value-type="float" office:value="16" calcext:value-type="float">
            <text:p>16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80]+1" office:value-type="date" office:date-value="2022-01-26" calcext:value-type="date">
            <text:p>01/26/2022</text:p>
          </table:table-cell>
          <table:table-cell table:style-name="ce8" table:formula="of:=MIN([.$L$1];IF(MOD(ROW(); [.$H$1]) = 0; [.$B80] + 1; [.$B80]))" office:value-type="float" office:value="26" calcext:value-type="float">
            <text:p>26</text:p>
          </table:table-cell>
          <table:table-cell table:style-name="ce8" table:formula="of:=MAX([.$L$2];IF(MOD(ROW(); [.$H$2]) = 0; [.$C80] - 1; [.$C80]))" office:value-type="float" office:value="34" calcext:value-type="float">
            <text:p>34</text:p>
          </table:table-cell>
          <table:table-cell table:style-name="ce8" table:formula="of:=MIN([.$L$3];IF(MOD(ROW(); [.$H$3]) = 0; [.$D80] + 1; [.$D80]))" office:value-type="float" office:value="16" calcext:value-type="float">
            <text:p>16</text:p>
          </table:table-cell>
          <table:table-cell table:style-name="ce11" table:formula="of:=(([.$B81]+[.$C81])*[.$D81])/60" office:value-type="float" office:value="16" calcext:value-type="float">
            <text:p>16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81]+1" office:value-type="date" office:date-value="2022-01-27" calcext:value-type="date">
            <text:p>01/27/2022</text:p>
          </table:table-cell>
          <table:table-cell table:style-name="ce8" table:formula="of:=MIN([.$L$1];IF(MOD(ROW(); [.$H$1]) = 0; [.$B81] + 1; [.$B81]))" office:value-type="float" office:value="26" calcext:value-type="float">
            <text:p>26</text:p>
          </table:table-cell>
          <table:table-cell table:style-name="ce8" table:formula="of:=MAX([.$L$2];IF(MOD(ROW(); [.$H$2]) = 0; [.$C81] - 1; [.$C81]))" office:value-type="float" office:value="34" calcext:value-type="float">
            <text:p>34</text:p>
          </table:table-cell>
          <table:table-cell table:style-name="ce8" table:formula="of:=MIN([.$L$3];IF(MOD(ROW(); [.$H$3]) = 0; [.$D81] + 1; [.$D81]))" office:value-type="float" office:value="16" calcext:value-type="float">
            <text:p>16</text:p>
          </table:table-cell>
          <table:table-cell table:style-name="ce11" table:formula="of:=(([.$B82]+[.$C82])*[.$D82])/60" office:value-type="float" office:value="16" calcext:value-type="float">
            <text:p>16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82]+1" office:value-type="date" office:date-value="2022-01-28" calcext:value-type="date">
            <text:p>01/28/2022</text:p>
          </table:table-cell>
          <table:table-cell table:style-name="ce8" table:formula="of:=MIN([.$L$1];IF(MOD(ROW(); [.$H$1]) = 0; [.$B82] + 1; [.$B82]))" office:value-type="float" office:value="26" calcext:value-type="float">
            <text:p>26</text:p>
          </table:table-cell>
          <table:table-cell table:style-name="ce8" table:formula="of:=MAX([.$L$2];IF(MOD(ROW(); [.$H$2]) = 0; [.$C82] - 1; [.$C82]))" office:value-type="float" office:value="34" calcext:value-type="float">
            <text:p>34</text:p>
          </table:table-cell>
          <table:table-cell table:style-name="ce8" table:formula="of:=MIN([.$L$3];IF(MOD(ROW(); [.$H$3]) = 0; [.$D82] + 1; [.$D82]))" office:value-type="float" office:value="16" calcext:value-type="float">
            <text:p>16</text:p>
          </table:table-cell>
          <table:table-cell table:style-name="ce11" table:formula="of:=(([.$B83]+[.$C83])*[.$D83])/60" office:value-type="float" office:value="16" calcext:value-type="float">
            <text:p>16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83]+1" office:value-type="date" office:date-value="2022-01-29" calcext:value-type="date">
            <text:p>01/29/2022</text:p>
          </table:table-cell>
          <table:table-cell table:style-name="ce8" table:formula="of:=MIN([.$L$1];IF(MOD(ROW(); [.$H$1]) = 0; [.$B83] + 1; [.$B83]))" office:value-type="float" office:value="27" calcext:value-type="float">
            <text:p>27</text:p>
          </table:table-cell>
          <table:table-cell table:style-name="ce8" table:formula="of:=MAX([.$L$2];IF(MOD(ROW(); [.$H$2]) = 0; [.$C83] - 1; [.$C83]))" office:value-type="float" office:value="33" calcext:value-type="float">
            <text:p>33</text:p>
          </table:table-cell>
          <table:table-cell table:style-name="ce8" table:formula="of:=MIN([.$L$3];IF(MOD(ROW(); [.$H$3]) = 0; [.$D83] + 1; [.$D83]))" office:value-type="float" office:value="17" calcext:value-type="float">
            <text:p>17</text:p>
          </table:table-cell>
          <table:table-cell table:style-name="ce11" table:formula="of:=(([.$B84]+[.$C84])*[.$D84])/60" office:value-type="float" office:value="17" calcext:value-type="float">
            <text:p>17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84]+1" office:value-type="date" office:date-value="2022-01-30" calcext:value-type="date">
            <text:p>01/30/2022</text:p>
          </table:table-cell>
          <table:table-cell table:style-name="ce8" table:formula="of:=MIN([.$L$1];IF(MOD(ROW(); [.$H$1]) = 0; [.$B84] + 1; [.$B84]))" office:value-type="float" office:value="27" calcext:value-type="float">
            <text:p>27</text:p>
          </table:table-cell>
          <table:table-cell table:style-name="ce8" table:formula="of:=MAX([.$L$2];IF(MOD(ROW(); [.$H$2]) = 0; [.$C84] - 1; [.$C84]))" office:value-type="float" office:value="33" calcext:value-type="float">
            <text:p>33</text:p>
          </table:table-cell>
          <table:table-cell table:style-name="ce8" table:formula="of:=MIN([.$L$3];IF(MOD(ROW(); [.$H$3]) = 0; [.$D84] + 1; [.$D84]))" office:value-type="float" office:value="17" calcext:value-type="float">
            <text:p>17</text:p>
          </table:table-cell>
          <table:table-cell table:style-name="ce11" table:formula="of:=(([.$B85]+[.$C85])*[.$D85])/60" office:value-type="float" office:value="17" calcext:value-type="float">
            <text:p>17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85]+1" office:value-type="date" office:date-value="2022-01-31" calcext:value-type="date">
            <text:p>01/31/2022</text:p>
          </table:table-cell>
          <table:table-cell table:style-name="ce8" table:formula="of:=MIN([.$L$1];IF(MOD(ROW(); [.$H$1]) = 0; [.$B85] + 1; [.$B85]))" office:value-type="float" office:value="27" calcext:value-type="float">
            <text:p>27</text:p>
          </table:table-cell>
          <table:table-cell table:style-name="ce8" table:formula="of:=MAX([.$L$2];IF(MOD(ROW(); [.$H$2]) = 0; [.$C85] - 1; [.$C85]))" office:value-type="float" office:value="33" calcext:value-type="float">
            <text:p>33</text:p>
          </table:table-cell>
          <table:table-cell table:style-name="ce8" table:formula="of:=MIN([.$L$3];IF(MOD(ROW(); [.$H$3]) = 0; [.$D85] + 1; [.$D85]))" office:value-type="float" office:value="17" calcext:value-type="float">
            <text:p>17</text:p>
          </table:table-cell>
          <table:table-cell table:style-name="ce11" table:formula="of:=(([.$B86]+[.$C86])*[.$D86])/60" office:value-type="float" office:value="17" calcext:value-type="float">
            <text:p>17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86]+1" office:value-type="date" office:date-value="2022-02-01" calcext:value-type="date">
            <text:p>02/01/2022</text:p>
          </table:table-cell>
          <table:table-cell table:style-name="ce8" table:formula="of:=MIN([.$L$1];IF(MOD(ROW(); [.$H$1]) = 0; [.$B86] + 1; [.$B86]))" office:value-type="float" office:value="27" calcext:value-type="float">
            <text:p>27</text:p>
          </table:table-cell>
          <table:table-cell table:style-name="ce8" table:formula="of:=MAX([.$L$2];IF(MOD(ROW(); [.$H$2]) = 0; [.$C86] - 1; [.$C86]))" office:value-type="float" office:value="33" calcext:value-type="float">
            <text:p>33</text:p>
          </table:table-cell>
          <table:table-cell table:style-name="ce8" table:formula="of:=MIN([.$L$3];IF(MOD(ROW(); [.$H$3]) = 0; [.$D86] + 1; [.$D86]))" office:value-type="float" office:value="17" calcext:value-type="float">
            <text:p>17</text:p>
          </table:table-cell>
          <table:table-cell table:style-name="ce11" table:formula="of:=(([.$B87]+[.$C87])*[.$D87])/60" office:value-type="float" office:value="17" calcext:value-type="float">
            <text:p>17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87]+1" office:value-type="date" office:date-value="2022-02-02" calcext:value-type="date">
            <text:p>02/02/2022</text:p>
          </table:table-cell>
          <table:table-cell table:style-name="ce8" table:formula="of:=MIN([.$L$1];IF(MOD(ROW(); [.$H$1]) = 0; [.$B87] + 1; [.$B87]))" office:value-type="float" office:value="27" calcext:value-type="float">
            <text:p>27</text:p>
          </table:table-cell>
          <table:table-cell table:style-name="ce8" table:formula="of:=MAX([.$L$2];IF(MOD(ROW(); [.$H$2]) = 0; [.$C87] - 1; [.$C87]))" office:value-type="float" office:value="33" calcext:value-type="float">
            <text:p>33</text:p>
          </table:table-cell>
          <table:table-cell table:style-name="ce8" table:formula="of:=MIN([.$L$3];IF(MOD(ROW(); [.$H$3]) = 0; [.$D87] + 1; [.$D87]))" office:value-type="float" office:value="17" calcext:value-type="float">
            <text:p>17</text:p>
          </table:table-cell>
          <table:table-cell table:style-name="ce11" table:formula="of:=(([.$B88]+[.$C88])*[.$D88])/60" office:value-type="float" office:value="17" calcext:value-type="float">
            <text:p>17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88]+1" office:value-type="date" office:date-value="2022-02-03" calcext:value-type="date">
            <text:p>02/03/2022</text:p>
          </table:table-cell>
          <table:table-cell table:style-name="ce8" table:formula="of:=MIN([.$L$1];IF(MOD(ROW(); [.$H$1]) = 0; [.$B88] + 1; [.$B88]))" office:value-type="float" office:value="27" calcext:value-type="float">
            <text:p>27</text:p>
          </table:table-cell>
          <table:table-cell table:style-name="ce8" table:formula="of:=MAX([.$L$2];IF(MOD(ROW(); [.$H$2]) = 0; [.$C88] - 1; [.$C88]))" office:value-type="float" office:value="33" calcext:value-type="float">
            <text:p>33</text:p>
          </table:table-cell>
          <table:table-cell table:style-name="ce8" table:formula="of:=MIN([.$L$3];IF(MOD(ROW(); [.$H$3]) = 0; [.$D88] + 1; [.$D88]))" office:value-type="float" office:value="17" calcext:value-type="float">
            <text:p>17</text:p>
          </table:table-cell>
          <table:table-cell table:style-name="ce11" table:formula="of:=(([.$B89]+[.$C89])*[.$D89])/60" office:value-type="float" office:value="17" calcext:value-type="float">
            <text:p>17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89]+1" office:value-type="date" office:date-value="2022-02-04" calcext:value-type="date">
            <text:p>02/04/2022</text:p>
          </table:table-cell>
          <table:table-cell table:style-name="ce8" table:formula="of:=MIN([.$L$1];IF(MOD(ROW(); [.$H$1]) = 0; [.$B89] + 1; [.$B89]))" office:value-type="float" office:value="27" calcext:value-type="float">
            <text:p>27</text:p>
          </table:table-cell>
          <table:table-cell table:style-name="ce8" table:formula="of:=MAX([.$L$2];IF(MOD(ROW(); [.$H$2]) = 0; [.$C89] - 1; [.$C89]))" office:value-type="float" office:value="33" calcext:value-type="float">
            <text:p>33</text:p>
          </table:table-cell>
          <table:table-cell table:style-name="ce8" table:formula="of:=MIN([.$L$3];IF(MOD(ROW(); [.$H$3]) = 0; [.$D89] + 1; [.$D89]))" office:value-type="float" office:value="17" calcext:value-type="float">
            <text:p>17</text:p>
          </table:table-cell>
          <table:table-cell table:style-name="ce11" table:formula="of:=(([.$B90]+[.$C90])*[.$D90])/60" office:value-type="float" office:value="17" calcext:value-type="float">
            <text:p>17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90]+1" office:value-type="date" office:date-value="2022-02-05" calcext:value-type="date">
            <text:p>02/05/2022</text:p>
          </table:table-cell>
          <table:table-cell table:style-name="ce8" table:formula="of:=MIN([.$L$1];IF(MOD(ROW(); [.$H$1]) = 0; [.$B90] + 1; [.$B90]))" office:value-type="float" office:value="28" calcext:value-type="float">
            <text:p>28</text:p>
          </table:table-cell>
          <table:table-cell table:style-name="ce8" table:formula="of:=MAX([.$L$2];IF(MOD(ROW(); [.$H$2]) = 0; [.$C90] - 1; [.$C90]))" office:value-type="float" office:value="32" calcext:value-type="float">
            <text:p>32</text:p>
          </table:table-cell>
          <table:table-cell table:style-name="ce8" table:formula="of:=MIN([.$L$3];IF(MOD(ROW(); [.$H$3]) = 0; [.$D90] + 1; [.$D90]))" office:value-type="float" office:value="18" calcext:value-type="float">
            <text:p>18</text:p>
          </table:table-cell>
          <table:table-cell table:style-name="ce11" table:formula="of:=(([.$B91]+[.$C91])*[.$D91])/60" office:value-type="float" office:value="18" calcext:value-type="float">
            <text:p>18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91]+1" office:value-type="date" office:date-value="2022-02-06" calcext:value-type="date">
            <text:p>02/06/2022</text:p>
          </table:table-cell>
          <table:table-cell table:style-name="ce8" table:formula="of:=MIN([.$L$1];IF(MOD(ROW(); [.$H$1]) = 0; [.$B91] + 1; [.$B91]))" office:value-type="float" office:value="28" calcext:value-type="float">
            <text:p>28</text:p>
          </table:table-cell>
          <table:table-cell table:style-name="ce8" table:formula="of:=MAX([.$L$2];IF(MOD(ROW(); [.$H$2]) = 0; [.$C91] - 1; [.$C91]))" office:value-type="float" office:value="32" calcext:value-type="float">
            <text:p>32</text:p>
          </table:table-cell>
          <table:table-cell table:style-name="ce8" table:formula="of:=MIN([.$L$3];IF(MOD(ROW(); [.$H$3]) = 0; [.$D91] + 1; [.$D91]))" office:value-type="float" office:value="18" calcext:value-type="float">
            <text:p>18</text:p>
          </table:table-cell>
          <table:table-cell table:style-name="ce11" table:formula="of:=(([.$B92]+[.$C92])*[.$D92])/60" office:value-type="float" office:value="18" calcext:value-type="float">
            <text:p>18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92]+1" office:value-type="date" office:date-value="2022-02-07" calcext:value-type="date">
            <text:p>02/07/2022</text:p>
          </table:table-cell>
          <table:table-cell table:style-name="ce8" table:formula="of:=MIN([.$L$1];IF(MOD(ROW(); [.$H$1]) = 0; [.$B92] + 1; [.$B92]))" office:value-type="float" office:value="28" calcext:value-type="float">
            <text:p>28</text:p>
          </table:table-cell>
          <table:table-cell table:style-name="ce8" table:formula="of:=MAX([.$L$2];IF(MOD(ROW(); [.$H$2]) = 0; [.$C92] - 1; [.$C92]))" office:value-type="float" office:value="32" calcext:value-type="float">
            <text:p>32</text:p>
          </table:table-cell>
          <table:table-cell table:style-name="ce8" table:formula="of:=MIN([.$L$3];IF(MOD(ROW(); [.$H$3]) = 0; [.$D92] + 1; [.$D92]))" office:value-type="float" office:value="18" calcext:value-type="float">
            <text:p>18</text:p>
          </table:table-cell>
          <table:table-cell table:style-name="ce11" table:formula="of:=(([.$B93]+[.$C93])*[.$D93])/60" office:value-type="float" office:value="18" calcext:value-type="float">
            <text:p>18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93]+1" office:value-type="date" office:date-value="2022-02-08" calcext:value-type="date">
            <text:p>02/08/2022</text:p>
          </table:table-cell>
          <table:table-cell table:style-name="ce8" table:formula="of:=MIN([.$L$1];IF(MOD(ROW(); [.$H$1]) = 0; [.$B93] + 1; [.$B93]))" office:value-type="float" office:value="28" calcext:value-type="float">
            <text:p>28</text:p>
          </table:table-cell>
          <table:table-cell table:style-name="ce8" table:formula="of:=MAX([.$L$2];IF(MOD(ROW(); [.$H$2]) = 0; [.$C93] - 1; [.$C93]))" office:value-type="float" office:value="32" calcext:value-type="float">
            <text:p>32</text:p>
          </table:table-cell>
          <table:table-cell table:style-name="ce8" table:formula="of:=MIN([.$L$3];IF(MOD(ROW(); [.$H$3]) = 0; [.$D93] + 1; [.$D93]))" office:value-type="float" office:value="18" calcext:value-type="float">
            <text:p>18</text:p>
          </table:table-cell>
          <table:table-cell table:style-name="ce11" table:formula="of:=(([.$B94]+[.$C94])*[.$D94])/60" office:value-type="float" office:value="18" calcext:value-type="float">
            <text:p>18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94]+1" office:value-type="date" office:date-value="2022-02-09" calcext:value-type="date">
            <text:p>02/09/2022</text:p>
          </table:table-cell>
          <table:table-cell table:style-name="ce8" table:formula="of:=MIN([.$L$1];IF(MOD(ROW(); [.$H$1]) = 0; [.$B94] + 1; [.$B94]))" office:value-type="float" office:value="28" calcext:value-type="float">
            <text:p>28</text:p>
          </table:table-cell>
          <table:table-cell table:style-name="ce8" table:formula="of:=MAX([.$L$2];IF(MOD(ROW(); [.$H$2]) = 0; [.$C94] - 1; [.$C94]))" office:value-type="float" office:value="32" calcext:value-type="float">
            <text:p>32</text:p>
          </table:table-cell>
          <table:table-cell table:style-name="ce8" table:formula="of:=MIN([.$L$3];IF(MOD(ROW(); [.$H$3]) = 0; [.$D94] + 1; [.$D94]))" office:value-type="float" office:value="18" calcext:value-type="float">
            <text:p>18</text:p>
          </table:table-cell>
          <table:table-cell table:style-name="ce11" table:formula="of:=(([.$B95]+[.$C95])*[.$D95])/60" office:value-type="float" office:value="18" calcext:value-type="float">
            <text:p>18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95]+1" office:value-type="date" office:date-value="2022-02-10" calcext:value-type="date">
            <text:p>02/10/2022</text:p>
          </table:table-cell>
          <table:table-cell table:style-name="ce8" table:formula="of:=MIN([.$L$1];IF(MOD(ROW(); [.$H$1]) = 0; [.$B95] + 1; [.$B95]))" office:value-type="float" office:value="28" calcext:value-type="float">
            <text:p>28</text:p>
          </table:table-cell>
          <table:table-cell table:style-name="ce8" table:formula="of:=MAX([.$L$2];IF(MOD(ROW(); [.$H$2]) = 0; [.$C95] - 1; [.$C95]))" office:value-type="float" office:value="32" calcext:value-type="float">
            <text:p>32</text:p>
          </table:table-cell>
          <table:table-cell table:style-name="ce8" table:formula="of:=MIN([.$L$3];IF(MOD(ROW(); [.$H$3]) = 0; [.$D95] + 1; [.$D95]))" office:value-type="float" office:value="18" calcext:value-type="float">
            <text:p>18</text:p>
          </table:table-cell>
          <table:table-cell table:style-name="ce11" table:formula="of:=(([.$B96]+[.$C96])*[.$D96])/60" office:value-type="float" office:value="18" calcext:value-type="float">
            <text:p>18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96]+1" office:value-type="date" office:date-value="2022-02-11" calcext:value-type="date">
            <text:p>02/11/2022</text:p>
          </table:table-cell>
          <table:table-cell table:style-name="ce8" table:formula="of:=MIN([.$L$1];IF(MOD(ROW(); [.$H$1]) = 0; [.$B96] + 1; [.$B96]))" office:value-type="float" office:value="28" calcext:value-type="float">
            <text:p>28</text:p>
          </table:table-cell>
          <table:table-cell table:style-name="ce8" table:formula="of:=MAX([.$L$2];IF(MOD(ROW(); [.$H$2]) = 0; [.$C96] - 1; [.$C96]))" office:value-type="float" office:value="32" calcext:value-type="float">
            <text:p>32</text:p>
          </table:table-cell>
          <table:table-cell table:style-name="ce8" table:formula="of:=MIN([.$L$3];IF(MOD(ROW(); [.$H$3]) = 0; [.$D96] + 1; [.$D96]))" office:value-type="float" office:value="18" calcext:value-type="float">
            <text:p>18</text:p>
          </table:table-cell>
          <table:table-cell table:style-name="ce11" table:formula="of:=(([.$B97]+[.$C97])*[.$D97])/60" office:value-type="float" office:value="18" calcext:value-type="float">
            <text:p>18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97]+1" office:value-type="date" office:date-value="2022-02-12" calcext:value-type="date">
            <text:p>02/12/2022</text:p>
          </table:table-cell>
          <table:table-cell table:style-name="ce8" table:formula="of:=MIN([.$L$1];IF(MOD(ROW(); [.$H$1]) = 0; [.$B97] + 1; [.$B97]))" office:value-type="float" office:value="29" calcext:value-type="float">
            <text:p>29</text:p>
          </table:table-cell>
          <table:table-cell table:style-name="ce8" table:formula="of:=MAX([.$L$2];IF(MOD(ROW(); [.$H$2]) = 0; [.$C97] - 1; [.$C97]))" office:value-type="float" office:value="31" calcext:value-type="float">
            <text:p>31</text:p>
          </table:table-cell>
          <table:table-cell table:style-name="ce8" table:formula="of:=MIN([.$L$3];IF(MOD(ROW(); [.$H$3]) = 0; [.$D97] + 1; [.$D97]))" office:value-type="float" office:value="19" calcext:value-type="float">
            <text:p>19</text:p>
          </table:table-cell>
          <table:table-cell table:style-name="ce11" table:formula="of:=(([.$B98]+[.$C98])*[.$D98])/60" office:value-type="float" office:value="19" calcext:value-type="float">
            <text:p>19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98]+1" office:value-type="date" office:date-value="2022-02-13" calcext:value-type="date">
            <text:p>02/13/2022</text:p>
          </table:table-cell>
          <table:table-cell table:style-name="ce8" table:formula="of:=MIN([.$L$1];IF(MOD(ROW(); [.$H$1]) = 0; [.$B98] + 1; [.$B98]))" office:value-type="float" office:value="29" calcext:value-type="float">
            <text:p>29</text:p>
          </table:table-cell>
          <table:table-cell table:style-name="ce8" table:formula="of:=MAX([.$L$2];IF(MOD(ROW(); [.$H$2]) = 0; [.$C98] - 1; [.$C98]))" office:value-type="float" office:value="31" calcext:value-type="float">
            <text:p>31</text:p>
          </table:table-cell>
          <table:table-cell table:style-name="ce8" table:formula="of:=MIN([.$L$3];IF(MOD(ROW(); [.$H$3]) = 0; [.$D98] + 1; [.$D98]))" office:value-type="float" office:value="19" calcext:value-type="float">
            <text:p>19</text:p>
          </table:table-cell>
          <table:table-cell table:style-name="ce11" table:formula="of:=(([.$B99]+[.$C99])*[.$D99])/60" office:value-type="float" office:value="19" calcext:value-type="float">
            <text:p>19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99]+1" office:value-type="date" office:date-value="2022-02-14" calcext:value-type="date">
            <text:p>02/14/2022</text:p>
          </table:table-cell>
          <table:table-cell table:style-name="ce8" table:formula="of:=MIN([.$L$1];IF(MOD(ROW(); [.$H$1]) = 0; [.$B99] + 1; [.$B99]))" office:value-type="float" office:value="29" calcext:value-type="float">
            <text:p>29</text:p>
          </table:table-cell>
          <table:table-cell table:style-name="ce8" table:formula="of:=MAX([.$L$2];IF(MOD(ROW(); [.$H$2]) = 0; [.$C99] - 1; [.$C99]))" office:value-type="float" office:value="31" calcext:value-type="float">
            <text:p>31</text:p>
          </table:table-cell>
          <table:table-cell table:style-name="ce8" table:formula="of:=MIN([.$L$3];IF(MOD(ROW(); [.$H$3]) = 0; [.$D99] + 1; [.$D99]))" office:value-type="float" office:value="19" calcext:value-type="float">
            <text:p>19</text:p>
          </table:table-cell>
          <table:table-cell table:style-name="ce11" table:formula="of:=(([.$B100]+[.$C100])*[.$D100])/60" office:value-type="float" office:value="19" calcext:value-type="float">
            <text:p>19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00]+1" office:value-type="date" office:date-value="2022-02-15" calcext:value-type="date">
            <text:p>02/15/2022</text:p>
          </table:table-cell>
          <table:table-cell table:style-name="ce8" table:formula="of:=MIN([.$L$1];IF(MOD(ROW(); [.$H$1]) = 0; [.$B100] + 1; [.$B100]))" office:value-type="float" office:value="29" calcext:value-type="float">
            <text:p>29</text:p>
          </table:table-cell>
          <table:table-cell table:style-name="ce8" table:formula="of:=MAX([.$L$2];IF(MOD(ROW(); [.$H$2]) = 0; [.$C100] - 1; [.$C100]))" office:value-type="float" office:value="31" calcext:value-type="float">
            <text:p>31</text:p>
          </table:table-cell>
          <table:table-cell table:style-name="ce8" table:formula="of:=MIN([.$L$3];IF(MOD(ROW(); [.$H$3]) = 0; [.$D100] + 1; [.$D100]))" office:value-type="float" office:value="19" calcext:value-type="float">
            <text:p>19</text:p>
          </table:table-cell>
          <table:table-cell table:style-name="ce11" table:formula="of:=(([.$B101]+[.$C101])*[.$D101])/60" office:value-type="float" office:value="19" calcext:value-type="float">
            <text:p>19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01]+1" office:value-type="date" office:date-value="2022-02-16" calcext:value-type="date">
            <text:p>02/16/2022</text:p>
          </table:table-cell>
          <table:table-cell table:style-name="ce8" table:formula="of:=MIN([.$L$1];IF(MOD(ROW(); [.$H$1]) = 0; [.$B101] + 1; [.$B101]))" office:value-type="float" office:value="29" calcext:value-type="float">
            <text:p>29</text:p>
          </table:table-cell>
          <table:table-cell table:style-name="ce8" table:formula="of:=MAX([.$L$2];IF(MOD(ROW(); [.$H$2]) = 0; [.$C101] - 1; [.$C101]))" office:value-type="float" office:value="31" calcext:value-type="float">
            <text:p>31</text:p>
          </table:table-cell>
          <table:table-cell table:style-name="ce8" table:formula="of:=MIN([.$L$3];IF(MOD(ROW(); [.$H$3]) = 0; [.$D101] + 1; [.$D101]))" office:value-type="float" office:value="19" calcext:value-type="float">
            <text:p>19</text:p>
          </table:table-cell>
          <table:table-cell table:style-name="ce11" table:formula="of:=(([.$B102]+[.$C102])*[.$D102])/60" office:value-type="float" office:value="19" calcext:value-type="float">
            <text:p>19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02]+1" office:value-type="date" office:date-value="2022-02-17" calcext:value-type="date">
            <text:p>02/17/2022</text:p>
          </table:table-cell>
          <table:table-cell table:style-name="ce8" table:formula="of:=MIN([.$L$1];IF(MOD(ROW(); [.$H$1]) = 0; [.$B102] + 1; [.$B102]))" office:value-type="float" office:value="29" calcext:value-type="float">
            <text:p>29</text:p>
          </table:table-cell>
          <table:table-cell table:style-name="ce8" table:formula="of:=MAX([.$L$2];IF(MOD(ROW(); [.$H$2]) = 0; [.$C102] - 1; [.$C102]))" office:value-type="float" office:value="31" calcext:value-type="float">
            <text:p>31</text:p>
          </table:table-cell>
          <table:table-cell table:style-name="ce8" table:formula="of:=MIN([.$L$3];IF(MOD(ROW(); [.$H$3]) = 0; [.$D102] + 1; [.$D102]))" office:value-type="float" office:value="19" calcext:value-type="float">
            <text:p>19</text:p>
          </table:table-cell>
          <table:table-cell table:style-name="ce11" table:formula="of:=(([.$B103]+[.$C103])*[.$D103])/60" office:value-type="float" office:value="19" calcext:value-type="float">
            <text:p>19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03]+1" office:value-type="date" office:date-value="2022-02-18" calcext:value-type="date">
            <text:p>02/18/2022</text:p>
          </table:table-cell>
          <table:table-cell table:style-name="ce8" table:formula="of:=MIN([.$L$1];IF(MOD(ROW(); [.$H$1]) = 0; [.$B103] + 1; [.$B103]))" office:value-type="float" office:value="29" calcext:value-type="float">
            <text:p>29</text:p>
          </table:table-cell>
          <table:table-cell table:style-name="ce8" table:formula="of:=MAX([.$L$2];IF(MOD(ROW(); [.$H$2]) = 0; [.$C103] - 1; [.$C103]))" office:value-type="float" office:value="31" calcext:value-type="float">
            <text:p>31</text:p>
          </table:table-cell>
          <table:table-cell table:style-name="ce8" table:formula="of:=MIN([.$L$3];IF(MOD(ROW(); [.$H$3]) = 0; [.$D103] + 1; [.$D103]))" office:value-type="float" office:value="19" calcext:value-type="float">
            <text:p>19</text:p>
          </table:table-cell>
          <table:table-cell table:style-name="ce11" table:formula="of:=(([.$B104]+[.$C104])*[.$D104])/60" office:value-type="float" office:value="19" calcext:value-type="float">
            <text:p>19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04]+1" office:value-type="date" office:date-value="2022-02-19" calcext:value-type="date">
            <text:p>02/19/2022</text:p>
          </table:table-cell>
          <table:table-cell table:style-name="ce8" table:formula="of:=MIN([.$L$1];IF(MOD(ROW(); [.$H$1]) = 0; [.$B104] + 1; [.$B104]))" office:value-type="float" office:value="30" calcext:value-type="float">
            <text:p>30</text:p>
          </table:table-cell>
          <table:table-cell table:style-name="ce8" table:formula="of:=MAX([.$L$2];IF(MOD(ROW(); [.$H$2]) = 0; [.$C104] - 1; [.$C104]))" office:value-type="float" office:value="30" calcext:value-type="float">
            <text:p>30</text:p>
          </table:table-cell>
          <table:table-cell table:style-name="ce8" table:formula="of:=MIN([.$L$3];IF(MOD(ROW(); [.$H$3]) = 0; [.$D104] + 1; [.$D104]))" office:value-type="float" office:value="20" calcext:value-type="float">
            <text:p>20</text:p>
          </table:table-cell>
          <table:table-cell table:style-name="ce11" table:formula="of:=(([.$B105]+[.$C105])*[.$D105])/60" office:value-type="float" office:value="20" calcext:value-type="float">
            <text:p>2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05]+1" office:value-type="date" office:date-value="2022-02-20" calcext:value-type="date">
            <text:p>02/20/2022</text:p>
          </table:table-cell>
          <table:table-cell table:style-name="ce8" table:formula="of:=MIN([.$L$1];IF(MOD(ROW(); [.$H$1]) = 0; [.$B105] + 1; [.$B105]))" office:value-type="float" office:value="30" calcext:value-type="float">
            <text:p>30</text:p>
          </table:table-cell>
          <table:table-cell table:style-name="ce8" table:formula="of:=MAX([.$L$2];IF(MOD(ROW(); [.$H$2]) = 0; [.$C105] - 1; [.$C105]))" office:value-type="float" office:value="30" calcext:value-type="float">
            <text:p>30</text:p>
          </table:table-cell>
          <table:table-cell table:style-name="ce8" table:formula="of:=MIN([.$L$3];IF(MOD(ROW(); [.$H$3]) = 0; [.$D105] + 1; [.$D105]))" office:value-type="float" office:value="20" calcext:value-type="float">
            <text:p>20</text:p>
          </table:table-cell>
          <table:table-cell table:style-name="ce11" table:formula="of:=(([.$B106]+[.$C106])*[.$D106])/60" office:value-type="float" office:value="20" calcext:value-type="float">
            <text:p>2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06]+1" office:value-type="date" office:date-value="2022-02-21" calcext:value-type="date">
            <text:p>02/21/2022</text:p>
          </table:table-cell>
          <table:table-cell table:style-name="ce8" table:formula="of:=MIN([.$L$1];IF(MOD(ROW(); [.$H$1]) = 0; [.$B106] + 1; [.$B106]))" office:value-type="float" office:value="30" calcext:value-type="float">
            <text:p>30</text:p>
          </table:table-cell>
          <table:table-cell table:style-name="ce8" table:formula="of:=MAX([.$L$2];IF(MOD(ROW(); [.$H$2]) = 0; [.$C106] - 1; [.$C106]))" office:value-type="float" office:value="30" calcext:value-type="float">
            <text:p>30</text:p>
          </table:table-cell>
          <table:table-cell table:style-name="ce8" table:formula="of:=MIN([.$L$3];IF(MOD(ROW(); [.$H$3]) = 0; [.$D106] + 1; [.$D106]))" office:value-type="float" office:value="20" calcext:value-type="float">
            <text:p>20</text:p>
          </table:table-cell>
          <table:table-cell table:style-name="ce11" table:formula="of:=(([.$B107]+[.$C107])*[.$D107])/60" office:value-type="float" office:value="20" calcext:value-type="float">
            <text:p>2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07]+1" office:value-type="date" office:date-value="2022-02-22" calcext:value-type="date">
            <text:p>02/22/2022</text:p>
          </table:table-cell>
          <table:table-cell table:style-name="ce8" table:formula="of:=MIN([.$L$1];IF(MOD(ROW(); [.$H$1]) = 0; [.$B107] + 1; [.$B107]))" office:value-type="float" office:value="30" calcext:value-type="float">
            <text:p>30</text:p>
          </table:table-cell>
          <table:table-cell table:style-name="ce8" table:formula="of:=MAX([.$L$2];IF(MOD(ROW(); [.$H$2]) = 0; [.$C107] - 1; [.$C107]))" office:value-type="float" office:value="30" calcext:value-type="float">
            <text:p>30</text:p>
          </table:table-cell>
          <table:table-cell table:style-name="ce8" table:formula="of:=MIN([.$L$3];IF(MOD(ROW(); [.$H$3]) = 0; [.$D107] + 1; [.$D107]))" office:value-type="float" office:value="20" calcext:value-type="float">
            <text:p>20</text:p>
          </table:table-cell>
          <table:table-cell table:style-name="ce11" table:formula="of:=(([.$B108]+[.$C108])*[.$D108])/60" office:value-type="float" office:value="20" calcext:value-type="float">
            <text:p>2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08]+1" office:value-type="date" office:date-value="2022-02-23" calcext:value-type="date">
            <text:p>02/23/2022</text:p>
          </table:table-cell>
          <table:table-cell table:style-name="ce8" table:formula="of:=MIN([.$L$1];IF(MOD(ROW(); [.$H$1]) = 0; [.$B108] + 1; [.$B108]))" office:value-type="float" office:value="30" calcext:value-type="float">
            <text:p>30</text:p>
          </table:table-cell>
          <table:table-cell table:style-name="ce8" table:formula="of:=MAX([.$L$2];IF(MOD(ROW(); [.$H$2]) = 0; [.$C108] - 1; [.$C108]))" office:value-type="float" office:value="30" calcext:value-type="float">
            <text:p>30</text:p>
          </table:table-cell>
          <table:table-cell table:style-name="ce8" table:formula="of:=MIN([.$L$3];IF(MOD(ROW(); [.$H$3]) = 0; [.$D108] + 1; [.$D108]))" office:value-type="float" office:value="20" calcext:value-type="float">
            <text:p>20</text:p>
          </table:table-cell>
          <table:table-cell table:style-name="ce11" table:formula="of:=(([.$B109]+[.$C109])*[.$D109])/60" office:value-type="float" office:value="20" calcext:value-type="float">
            <text:p>2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09]+1" office:value-type="date" office:date-value="2022-02-24" calcext:value-type="date">
            <text:p>02/24/2022</text:p>
          </table:table-cell>
          <table:table-cell table:style-name="ce8" table:formula="of:=MIN([.$L$1];IF(MOD(ROW(); [.$H$1]) = 0; [.$B109] + 1; [.$B109]))" office:value-type="float" office:value="30" calcext:value-type="float">
            <text:p>30</text:p>
          </table:table-cell>
          <table:table-cell table:style-name="ce8" table:formula="of:=MAX([.$L$2];IF(MOD(ROW(); [.$H$2]) = 0; [.$C109] - 1; [.$C109]))" office:value-type="float" office:value="30" calcext:value-type="float">
            <text:p>30</text:p>
          </table:table-cell>
          <table:table-cell table:style-name="ce8" table:formula="of:=MIN([.$L$3];IF(MOD(ROW(); [.$H$3]) = 0; [.$D109] + 1; [.$D109]))" office:value-type="float" office:value="20" calcext:value-type="float">
            <text:p>20</text:p>
          </table:table-cell>
          <table:table-cell table:style-name="ce11" table:formula="of:=(([.$B110]+[.$C110])*[.$D110])/60" office:value-type="float" office:value="20" calcext:value-type="float">
            <text:p>2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10]+1" office:value-type="date" office:date-value="2022-02-25" calcext:value-type="date">
            <text:p>02/25/2022</text:p>
          </table:table-cell>
          <table:table-cell table:style-name="ce8" table:formula="of:=MIN([.$L$1];IF(MOD(ROW(); [.$H$1]) = 0; [.$B110] + 1; [.$B110]))" office:value-type="float" office:value="30" calcext:value-type="float">
            <text:p>30</text:p>
          </table:table-cell>
          <table:table-cell table:style-name="ce8" table:formula="of:=MAX([.$L$2];IF(MOD(ROW(); [.$H$2]) = 0; [.$C110] - 1; [.$C110]))" office:value-type="float" office:value="30" calcext:value-type="float">
            <text:p>30</text:p>
          </table:table-cell>
          <table:table-cell table:style-name="ce8" table:formula="of:=MIN([.$L$3];IF(MOD(ROW(); [.$H$3]) = 0; [.$D110] + 1; [.$D110]))" office:value-type="float" office:value="20" calcext:value-type="float">
            <text:p>20</text:p>
          </table:table-cell>
          <table:table-cell table:style-name="ce11" table:formula="of:=(([.$B111]+[.$C111])*[.$D111])/60" office:value-type="float" office:value="20" calcext:value-type="float">
            <text:p>2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11]+1" office:value-type="date" office:date-value="2022-02-26" calcext:value-type="date">
            <text:p>02/26/2022</text:p>
          </table:table-cell>
          <table:table-cell table:style-name="ce8" table:formula="of:=MIN([.$L$1];IF(MOD(ROW(); [.$H$1]) = 0; [.$B111] + 1; [.$B111]))" office:value-type="float" office:value="31" calcext:value-type="float">
            <text:p>31</text:p>
          </table:table-cell>
          <table:table-cell table:style-name="ce8" table:formula="of:=MAX([.$L$2];IF(MOD(ROW(); [.$H$2]) = 0; [.$C111] - 1; [.$C111]))" office:value-type="float" office:value="29" calcext:value-type="float">
            <text:p>29</text:p>
          </table:table-cell>
          <table:table-cell table:style-name="ce8" table:formula="of:=MIN([.$L$3];IF(MOD(ROW(); [.$H$3]) = 0; [.$D111] + 1; [.$D111]))" office:value-type="float" office:value="21" calcext:value-type="float">
            <text:p>21</text:p>
          </table:table-cell>
          <table:table-cell table:style-name="ce11" table:formula="of:=(([.$B112]+[.$C112])*[.$D112])/60" office:value-type="float" office:value="21" calcext:value-type="float">
            <text:p>21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12]+1" office:value-type="date" office:date-value="2022-02-27" calcext:value-type="date">
            <text:p>02/27/2022</text:p>
          </table:table-cell>
          <table:table-cell table:style-name="ce8" table:formula="of:=MIN([.$L$1];IF(MOD(ROW(); [.$H$1]) = 0; [.$B112] + 1; [.$B112]))" office:value-type="float" office:value="31" calcext:value-type="float">
            <text:p>31</text:p>
          </table:table-cell>
          <table:table-cell table:style-name="ce8" table:formula="of:=MAX([.$L$2];IF(MOD(ROW(); [.$H$2]) = 0; [.$C112] - 1; [.$C112]))" office:value-type="float" office:value="29" calcext:value-type="float">
            <text:p>29</text:p>
          </table:table-cell>
          <table:table-cell table:style-name="ce8" table:formula="of:=MIN([.$L$3];IF(MOD(ROW(); [.$H$3]) = 0; [.$D112] + 1; [.$D112]))" office:value-type="float" office:value="21" calcext:value-type="float">
            <text:p>21</text:p>
          </table:table-cell>
          <table:table-cell table:style-name="ce11" table:formula="of:=(([.$B113]+[.$C113])*[.$D113])/60" office:value-type="float" office:value="21" calcext:value-type="float">
            <text:p>21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13]+1" office:value-type="date" office:date-value="2022-02-28" calcext:value-type="date">
            <text:p>02/28/2022</text:p>
          </table:table-cell>
          <table:table-cell table:style-name="ce8" table:formula="of:=MIN([.$L$1];IF(MOD(ROW(); [.$H$1]) = 0; [.$B113] + 1; [.$B113]))" office:value-type="float" office:value="31" calcext:value-type="float">
            <text:p>31</text:p>
          </table:table-cell>
          <table:table-cell table:style-name="ce8" table:formula="of:=MAX([.$L$2];IF(MOD(ROW(); [.$H$2]) = 0; [.$C113] - 1; [.$C113]))" office:value-type="float" office:value="29" calcext:value-type="float">
            <text:p>29</text:p>
          </table:table-cell>
          <table:table-cell table:style-name="ce8" table:formula="of:=MIN([.$L$3];IF(MOD(ROW(); [.$H$3]) = 0; [.$D113] + 1; [.$D113]))" office:value-type="float" office:value="21" calcext:value-type="float">
            <text:p>21</text:p>
          </table:table-cell>
          <table:table-cell table:style-name="ce11" table:formula="of:=(([.$B114]+[.$C114])*[.$D114])/60" office:value-type="float" office:value="21" calcext:value-type="float">
            <text:p>21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14]+1" office:value-type="date" office:date-value="2022-03-01" calcext:value-type="date">
            <text:p>03/01/2022</text:p>
          </table:table-cell>
          <table:table-cell table:style-name="ce8" table:formula="of:=MIN([.$L$1];IF(MOD(ROW(); [.$H$1]) = 0; [.$B114] + 1; [.$B114]))" office:value-type="float" office:value="31" calcext:value-type="float">
            <text:p>31</text:p>
          </table:table-cell>
          <table:table-cell table:style-name="ce8" table:formula="of:=MAX([.$L$2];IF(MOD(ROW(); [.$H$2]) = 0; [.$C114] - 1; [.$C114]))" office:value-type="float" office:value="29" calcext:value-type="float">
            <text:p>29</text:p>
          </table:table-cell>
          <table:table-cell table:style-name="ce8" table:formula="of:=MIN([.$L$3];IF(MOD(ROW(); [.$H$3]) = 0; [.$D114] + 1; [.$D114]))" office:value-type="float" office:value="21" calcext:value-type="float">
            <text:p>21</text:p>
          </table:table-cell>
          <table:table-cell table:style-name="ce11" table:formula="of:=(([.$B115]+[.$C115])*[.$D115])/60" office:value-type="float" office:value="21" calcext:value-type="float">
            <text:p>21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15]+1" office:value-type="date" office:date-value="2022-03-02" calcext:value-type="date">
            <text:p>03/02/2022</text:p>
          </table:table-cell>
          <table:table-cell table:style-name="ce8" table:formula="of:=MIN([.$L$1];IF(MOD(ROW(); [.$H$1]) = 0; [.$B115] + 1; [.$B115]))" office:value-type="float" office:value="31" calcext:value-type="float">
            <text:p>31</text:p>
          </table:table-cell>
          <table:table-cell table:style-name="ce8" table:formula="of:=MAX([.$L$2];IF(MOD(ROW(); [.$H$2]) = 0; [.$C115] - 1; [.$C115]))" office:value-type="float" office:value="29" calcext:value-type="float">
            <text:p>29</text:p>
          </table:table-cell>
          <table:table-cell table:style-name="ce8" table:formula="of:=MIN([.$L$3];IF(MOD(ROW(); [.$H$3]) = 0; [.$D115] + 1; [.$D115]))" office:value-type="float" office:value="21" calcext:value-type="float">
            <text:p>21</text:p>
          </table:table-cell>
          <table:table-cell table:style-name="ce11" table:formula="of:=(([.$B116]+[.$C116])*[.$D116])/60" office:value-type="float" office:value="21" calcext:value-type="float">
            <text:p>21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16]+1" office:value-type="date" office:date-value="2022-03-03" calcext:value-type="date">
            <text:p>03/03/2022</text:p>
          </table:table-cell>
          <table:table-cell table:style-name="ce8" table:formula="of:=MIN([.$L$1];IF(MOD(ROW(); [.$H$1]) = 0; [.$B116] + 1; [.$B116]))" office:value-type="float" office:value="31" calcext:value-type="float">
            <text:p>31</text:p>
          </table:table-cell>
          <table:table-cell table:style-name="ce8" table:formula="of:=MAX([.$L$2];IF(MOD(ROW(); [.$H$2]) = 0; [.$C116] - 1; [.$C116]))" office:value-type="float" office:value="29" calcext:value-type="float">
            <text:p>29</text:p>
          </table:table-cell>
          <table:table-cell table:style-name="ce8" table:formula="of:=MIN([.$L$3];IF(MOD(ROW(); [.$H$3]) = 0; [.$D116] + 1; [.$D116]))" office:value-type="float" office:value="21" calcext:value-type="float">
            <text:p>21</text:p>
          </table:table-cell>
          <table:table-cell table:style-name="ce11" table:formula="of:=(([.$B117]+[.$C117])*[.$D117])/60" office:value-type="float" office:value="21" calcext:value-type="float">
            <text:p>21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17]+1" office:value-type="date" office:date-value="2022-03-04" calcext:value-type="date">
            <text:p>03/04/2022</text:p>
          </table:table-cell>
          <table:table-cell table:style-name="ce8" table:formula="of:=MIN([.$L$1];IF(MOD(ROW(); [.$H$1]) = 0; [.$B117] + 1; [.$B117]))" office:value-type="float" office:value="31" calcext:value-type="float">
            <text:p>31</text:p>
          </table:table-cell>
          <table:table-cell table:style-name="ce8" table:formula="of:=MAX([.$L$2];IF(MOD(ROW(); [.$H$2]) = 0; [.$C117] - 1; [.$C117]))" office:value-type="float" office:value="29" calcext:value-type="float">
            <text:p>29</text:p>
          </table:table-cell>
          <table:table-cell table:style-name="ce8" table:formula="of:=MIN([.$L$3];IF(MOD(ROW(); [.$H$3]) = 0; [.$D117] + 1; [.$D117]))" office:value-type="float" office:value="21" calcext:value-type="float">
            <text:p>21</text:p>
          </table:table-cell>
          <table:table-cell table:style-name="ce11" table:formula="of:=(([.$B118]+[.$C118])*[.$D118])/60" office:value-type="float" office:value="21" calcext:value-type="float">
            <text:p>21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18]+1" office:value-type="date" office:date-value="2022-03-05" calcext:value-type="date">
            <text:p>03/05/2022</text:p>
          </table:table-cell>
          <table:table-cell table:style-name="ce8" table:formula="of:=MIN([.$L$1];IF(MOD(ROW(); [.$H$1]) = 0; [.$B118] + 1; [.$B118]))" office:value-type="float" office:value="32" calcext:value-type="float">
            <text:p>32</text:p>
          </table:table-cell>
          <table:table-cell table:style-name="ce8" table:formula="of:=MAX([.$L$2];IF(MOD(ROW(); [.$H$2]) = 0; [.$C118] - 1; [.$C118]))" office:value-type="float" office:value="28" calcext:value-type="float">
            <text:p>28</text:p>
          </table:table-cell>
          <table:table-cell table:style-name="ce8" table:formula="of:=MIN([.$L$3];IF(MOD(ROW(); [.$H$3]) = 0; [.$D118] + 1; [.$D118]))" office:value-type="float" office:value="22" calcext:value-type="float">
            <text:p>22</text:p>
          </table:table-cell>
          <table:table-cell table:style-name="ce11" table:formula="of:=(([.$B119]+[.$C119])*[.$D119])/60" office:value-type="float" office:value="22" calcext:value-type="float">
            <text:p>22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19]+1" office:value-type="date" office:date-value="2022-03-06" calcext:value-type="date">
            <text:p>03/06/2022</text:p>
          </table:table-cell>
          <table:table-cell table:style-name="ce8" table:formula="of:=MIN([.$L$1];IF(MOD(ROW(); [.$H$1]) = 0; [.$B119] + 1; [.$B119]))" office:value-type="float" office:value="32" calcext:value-type="float">
            <text:p>32</text:p>
          </table:table-cell>
          <table:table-cell table:style-name="ce8" table:formula="of:=MAX([.$L$2];IF(MOD(ROW(); [.$H$2]) = 0; [.$C119] - 1; [.$C119]))" office:value-type="float" office:value="28" calcext:value-type="float">
            <text:p>28</text:p>
          </table:table-cell>
          <table:table-cell table:style-name="ce8" table:formula="of:=MIN([.$L$3];IF(MOD(ROW(); [.$H$3]) = 0; [.$D119] + 1; [.$D119]))" office:value-type="float" office:value="22" calcext:value-type="float">
            <text:p>22</text:p>
          </table:table-cell>
          <table:table-cell table:style-name="ce11" table:formula="of:=(([.$B120]+[.$C120])*[.$D120])/60" office:value-type="float" office:value="22" calcext:value-type="float">
            <text:p>22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20]+1" office:value-type="date" office:date-value="2022-03-07" calcext:value-type="date">
            <text:p>03/07/2022</text:p>
          </table:table-cell>
          <table:table-cell table:style-name="ce8" table:formula="of:=MIN([.$L$1];IF(MOD(ROW(); [.$H$1]) = 0; [.$B120] + 1; [.$B120]))" office:value-type="float" office:value="32" calcext:value-type="float">
            <text:p>32</text:p>
          </table:table-cell>
          <table:table-cell table:style-name="ce8" table:formula="of:=MAX([.$L$2];IF(MOD(ROW(); [.$H$2]) = 0; [.$C120] - 1; [.$C120]))" office:value-type="float" office:value="28" calcext:value-type="float">
            <text:p>28</text:p>
          </table:table-cell>
          <table:table-cell table:style-name="ce8" table:formula="of:=MIN([.$L$3];IF(MOD(ROW(); [.$H$3]) = 0; [.$D120] + 1; [.$D120]))" office:value-type="float" office:value="22" calcext:value-type="float">
            <text:p>22</text:p>
          </table:table-cell>
          <table:table-cell table:style-name="ce11" table:formula="of:=(([.$B121]+[.$C121])*[.$D121])/60" office:value-type="float" office:value="22" calcext:value-type="float">
            <text:p>22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21]+1" office:value-type="date" office:date-value="2022-03-08" calcext:value-type="date">
            <text:p>03/08/2022</text:p>
          </table:table-cell>
          <table:table-cell table:style-name="ce8" table:formula="of:=MIN([.$L$1];IF(MOD(ROW(); [.$H$1]) = 0; [.$B121] + 1; [.$B121]))" office:value-type="float" office:value="32" calcext:value-type="float">
            <text:p>32</text:p>
          </table:table-cell>
          <table:table-cell table:style-name="ce8" table:formula="of:=MAX([.$L$2];IF(MOD(ROW(); [.$H$2]) = 0; [.$C121] - 1; [.$C121]))" office:value-type="float" office:value="28" calcext:value-type="float">
            <text:p>28</text:p>
          </table:table-cell>
          <table:table-cell table:style-name="ce8" table:formula="of:=MIN([.$L$3];IF(MOD(ROW(); [.$H$3]) = 0; [.$D121] + 1; [.$D121]))" office:value-type="float" office:value="22" calcext:value-type="float">
            <text:p>22</text:p>
          </table:table-cell>
          <table:table-cell table:style-name="ce11" table:formula="of:=(([.$B122]+[.$C122])*[.$D122])/60" office:value-type="float" office:value="22" calcext:value-type="float">
            <text:p>22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22]+1" office:value-type="date" office:date-value="2022-03-09" calcext:value-type="date">
            <text:p>03/09/2022</text:p>
          </table:table-cell>
          <table:table-cell table:style-name="ce8" table:formula="of:=MIN([.$L$1];IF(MOD(ROW(); [.$H$1]) = 0; [.$B122] + 1; [.$B122]))" office:value-type="float" office:value="32" calcext:value-type="float">
            <text:p>32</text:p>
          </table:table-cell>
          <table:table-cell table:style-name="ce8" table:formula="of:=MAX([.$L$2];IF(MOD(ROW(); [.$H$2]) = 0; [.$C122] - 1; [.$C122]))" office:value-type="float" office:value="28" calcext:value-type="float">
            <text:p>28</text:p>
          </table:table-cell>
          <table:table-cell table:style-name="ce8" table:formula="of:=MIN([.$L$3];IF(MOD(ROW(); [.$H$3]) = 0; [.$D122] + 1; [.$D122]))" office:value-type="float" office:value="22" calcext:value-type="float">
            <text:p>22</text:p>
          </table:table-cell>
          <table:table-cell table:style-name="ce11" table:formula="of:=(([.$B123]+[.$C123])*[.$D123])/60" office:value-type="float" office:value="22" calcext:value-type="float">
            <text:p>22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23]+1" office:value-type="date" office:date-value="2022-03-10" calcext:value-type="date">
            <text:p>03/10/2022</text:p>
          </table:table-cell>
          <table:table-cell table:style-name="ce8" table:formula="of:=MIN([.$L$1];IF(MOD(ROW(); [.$H$1]) = 0; [.$B123] + 1; [.$B123]))" office:value-type="float" office:value="32" calcext:value-type="float">
            <text:p>32</text:p>
          </table:table-cell>
          <table:table-cell table:style-name="ce8" table:formula="of:=MAX([.$L$2];IF(MOD(ROW(); [.$H$2]) = 0; [.$C123] - 1; [.$C123]))" office:value-type="float" office:value="28" calcext:value-type="float">
            <text:p>28</text:p>
          </table:table-cell>
          <table:table-cell table:style-name="ce8" table:formula="of:=MIN([.$L$3];IF(MOD(ROW(); [.$H$3]) = 0; [.$D123] + 1; [.$D123]))" office:value-type="float" office:value="22" calcext:value-type="float">
            <text:p>22</text:p>
          </table:table-cell>
          <table:table-cell table:style-name="ce11" table:formula="of:=(([.$B124]+[.$C124])*[.$D124])/60" office:value-type="float" office:value="22" calcext:value-type="float">
            <text:p>22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24]+1" office:value-type="date" office:date-value="2022-03-11" calcext:value-type="date">
            <text:p>03/11/2022</text:p>
          </table:table-cell>
          <table:table-cell table:style-name="ce8" table:formula="of:=MIN([.$L$1];IF(MOD(ROW(); [.$H$1]) = 0; [.$B124] + 1; [.$B124]))" office:value-type="float" office:value="32" calcext:value-type="float">
            <text:p>32</text:p>
          </table:table-cell>
          <table:table-cell table:style-name="ce8" table:formula="of:=MAX([.$L$2];IF(MOD(ROW(); [.$H$2]) = 0; [.$C124] - 1; [.$C124]))" office:value-type="float" office:value="28" calcext:value-type="float">
            <text:p>28</text:p>
          </table:table-cell>
          <table:table-cell table:style-name="ce8" table:formula="of:=MIN([.$L$3];IF(MOD(ROW(); [.$H$3]) = 0; [.$D124] + 1; [.$D124]))" office:value-type="float" office:value="22" calcext:value-type="float">
            <text:p>22</text:p>
          </table:table-cell>
          <table:table-cell table:style-name="ce11" table:formula="of:=(([.$B125]+[.$C125])*[.$D125])/60" office:value-type="float" office:value="22" calcext:value-type="float">
            <text:p>22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25]+1" office:value-type="date" office:date-value="2022-03-12" calcext:value-type="date">
            <text:p>03/12/2022</text:p>
          </table:table-cell>
          <table:table-cell table:style-name="ce8" table:formula="of:=MIN([.$L$1];IF(MOD(ROW(); [.$H$1]) = 0; [.$B125] + 1; [.$B125]))" office:value-type="float" office:value="33" calcext:value-type="float">
            <text:p>33</text:p>
          </table:table-cell>
          <table:table-cell table:style-name="ce8" table:formula="of:=MAX([.$L$2];IF(MOD(ROW(); [.$H$2]) = 0; [.$C125] - 1; [.$C125]))" office:value-type="float" office:value="27" calcext:value-type="float">
            <text:p>27</text:p>
          </table:table-cell>
          <table:table-cell table:style-name="ce8" table:formula="of:=MIN([.$L$3];IF(MOD(ROW(); [.$H$3]) = 0; [.$D125] + 1; [.$D125]))" office:value-type="float" office:value="23" calcext:value-type="float">
            <text:p>23</text:p>
          </table:table-cell>
          <table:table-cell table:style-name="ce11" table:formula="of:=(([.$B126]+[.$C126])*[.$D126])/60" office:value-type="float" office:value="23" calcext:value-type="float">
            <text:p>23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26]+1" office:value-type="date" office:date-value="2022-03-13" calcext:value-type="date">
            <text:p>03/13/2022</text:p>
          </table:table-cell>
          <table:table-cell table:style-name="ce8" table:formula="of:=MIN([.$L$1];IF(MOD(ROW(); [.$H$1]) = 0; [.$B126] + 1; [.$B126]))" office:value-type="float" office:value="33" calcext:value-type="float">
            <text:p>33</text:p>
          </table:table-cell>
          <table:table-cell table:style-name="ce8" table:formula="of:=MAX([.$L$2];IF(MOD(ROW(); [.$H$2]) = 0; [.$C126] - 1; [.$C126]))" office:value-type="float" office:value="27" calcext:value-type="float">
            <text:p>27</text:p>
          </table:table-cell>
          <table:table-cell table:style-name="ce8" table:formula="of:=MIN([.$L$3];IF(MOD(ROW(); [.$H$3]) = 0; [.$D126] + 1; [.$D126]))" office:value-type="float" office:value="23" calcext:value-type="float">
            <text:p>23</text:p>
          </table:table-cell>
          <table:table-cell table:style-name="ce11" table:formula="of:=(([.$B127]+[.$C127])*[.$D127])/60" office:value-type="float" office:value="23" calcext:value-type="float">
            <text:p>23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27]+1" office:value-type="date" office:date-value="2022-03-14" calcext:value-type="date">
            <text:p>03/14/2022</text:p>
          </table:table-cell>
          <table:table-cell table:style-name="ce8" table:formula="of:=MIN([.$L$1];IF(MOD(ROW(); [.$H$1]) = 0; [.$B127] + 1; [.$B127]))" office:value-type="float" office:value="33" calcext:value-type="float">
            <text:p>33</text:p>
          </table:table-cell>
          <table:table-cell table:style-name="ce8" table:formula="of:=MAX([.$L$2];IF(MOD(ROW(); [.$H$2]) = 0; [.$C127] - 1; [.$C127]))" office:value-type="float" office:value="27" calcext:value-type="float">
            <text:p>27</text:p>
          </table:table-cell>
          <table:table-cell table:style-name="ce8" table:formula="of:=MIN([.$L$3];IF(MOD(ROW(); [.$H$3]) = 0; [.$D127] + 1; [.$D127]))" office:value-type="float" office:value="23" calcext:value-type="float">
            <text:p>23</text:p>
          </table:table-cell>
          <table:table-cell table:style-name="ce11" table:formula="of:=(([.$B128]+[.$C128])*[.$D128])/60" office:value-type="float" office:value="23" calcext:value-type="float">
            <text:p>23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28]+1" office:value-type="date" office:date-value="2022-03-15" calcext:value-type="date">
            <text:p>03/15/2022</text:p>
          </table:table-cell>
          <table:table-cell table:style-name="ce8" table:formula="of:=MIN([.$L$1];IF(MOD(ROW(); [.$H$1]) = 0; [.$B128] + 1; [.$B128]))" office:value-type="float" office:value="33" calcext:value-type="float">
            <text:p>33</text:p>
          </table:table-cell>
          <table:table-cell table:style-name="ce8" table:formula="of:=MAX([.$L$2];IF(MOD(ROW(); [.$H$2]) = 0; [.$C128] - 1; [.$C128]))" office:value-type="float" office:value="27" calcext:value-type="float">
            <text:p>27</text:p>
          </table:table-cell>
          <table:table-cell table:style-name="ce8" table:formula="of:=MIN([.$L$3];IF(MOD(ROW(); [.$H$3]) = 0; [.$D128] + 1; [.$D128]))" office:value-type="float" office:value="23" calcext:value-type="float">
            <text:p>23</text:p>
          </table:table-cell>
          <table:table-cell table:style-name="ce11" table:formula="of:=(([.$B129]+[.$C129])*[.$D129])/60" office:value-type="float" office:value="23" calcext:value-type="float">
            <text:p>23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29]+1" office:value-type="date" office:date-value="2022-03-16" calcext:value-type="date">
            <text:p>03/16/2022</text:p>
          </table:table-cell>
          <table:table-cell table:style-name="ce8" table:formula="of:=MIN([.$L$1];IF(MOD(ROW(); [.$H$1]) = 0; [.$B129] + 1; [.$B129]))" office:value-type="float" office:value="33" calcext:value-type="float">
            <text:p>33</text:p>
          </table:table-cell>
          <table:table-cell table:style-name="ce8" table:formula="of:=MAX([.$L$2];IF(MOD(ROW(); [.$H$2]) = 0; [.$C129] - 1; [.$C129]))" office:value-type="float" office:value="27" calcext:value-type="float">
            <text:p>27</text:p>
          </table:table-cell>
          <table:table-cell table:style-name="ce8" table:formula="of:=MIN([.$L$3];IF(MOD(ROW(); [.$H$3]) = 0; [.$D129] + 1; [.$D129]))" office:value-type="float" office:value="23" calcext:value-type="float">
            <text:p>23</text:p>
          </table:table-cell>
          <table:table-cell table:style-name="ce11" table:formula="of:=(([.$B130]+[.$C130])*[.$D130])/60" office:value-type="float" office:value="23" calcext:value-type="float">
            <text:p>23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30]+1" office:value-type="date" office:date-value="2022-03-17" calcext:value-type="date">
            <text:p>03/17/2022</text:p>
          </table:table-cell>
          <table:table-cell table:style-name="ce8" table:formula="of:=MIN([.$L$1];IF(MOD(ROW(); [.$H$1]) = 0; [.$B130] + 1; [.$B130]))" office:value-type="float" office:value="33" calcext:value-type="float">
            <text:p>33</text:p>
          </table:table-cell>
          <table:table-cell table:style-name="ce8" table:formula="of:=MAX([.$L$2];IF(MOD(ROW(); [.$H$2]) = 0; [.$C130] - 1; [.$C130]))" office:value-type="float" office:value="27" calcext:value-type="float">
            <text:p>27</text:p>
          </table:table-cell>
          <table:table-cell table:style-name="ce8" table:formula="of:=MIN([.$L$3];IF(MOD(ROW(); [.$H$3]) = 0; [.$D130] + 1; [.$D130]))" office:value-type="float" office:value="23" calcext:value-type="float">
            <text:p>23</text:p>
          </table:table-cell>
          <table:table-cell table:style-name="ce11" table:formula="of:=(([.$B131]+[.$C131])*[.$D131])/60" office:value-type="float" office:value="23" calcext:value-type="float">
            <text:p>23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31]+1" office:value-type="date" office:date-value="2022-03-18" calcext:value-type="date">
            <text:p>03/18/2022</text:p>
          </table:table-cell>
          <table:table-cell table:style-name="ce8" table:formula="of:=MIN([.$L$1];IF(MOD(ROW(); [.$H$1]) = 0; [.$B131] + 1; [.$B131]))" office:value-type="float" office:value="33" calcext:value-type="float">
            <text:p>33</text:p>
          </table:table-cell>
          <table:table-cell table:style-name="ce8" table:formula="of:=MAX([.$L$2];IF(MOD(ROW(); [.$H$2]) = 0; [.$C131] - 1; [.$C131]))" office:value-type="float" office:value="27" calcext:value-type="float">
            <text:p>27</text:p>
          </table:table-cell>
          <table:table-cell table:style-name="ce8" table:formula="of:=MIN([.$L$3];IF(MOD(ROW(); [.$H$3]) = 0; [.$D131] + 1; [.$D131]))" office:value-type="float" office:value="23" calcext:value-type="float">
            <text:p>23</text:p>
          </table:table-cell>
          <table:table-cell table:style-name="ce11" table:formula="of:=(([.$B132]+[.$C132])*[.$D132])/60" office:value-type="float" office:value="23" calcext:value-type="float">
            <text:p>23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32]+1" office:value-type="date" office:date-value="2022-03-19" calcext:value-type="date">
            <text:p>03/19/2022</text:p>
          </table:table-cell>
          <table:table-cell table:style-name="ce8" table:formula="of:=MIN([.$L$1];IF(MOD(ROW(); [.$H$1]) = 0; [.$B132] + 1; [.$B132]))" office:value-type="float" office:value="34" calcext:value-type="float">
            <text:p>34</text:p>
          </table:table-cell>
          <table:table-cell table:style-name="ce8" table:formula="of:=MAX([.$L$2];IF(MOD(ROW(); [.$H$2]) = 0; [.$C132] - 1; [.$C132]))" office:value-type="float" office:value="26" calcext:value-type="float">
            <text:p>26</text:p>
          </table:table-cell>
          <table:table-cell table:style-name="ce8" table:formula="of:=MIN([.$L$3];IF(MOD(ROW(); [.$H$3]) = 0; [.$D132] + 1; [.$D132]))" office:value-type="float" office:value="24" calcext:value-type="float">
            <text:p>24</text:p>
          </table:table-cell>
          <table:table-cell table:style-name="ce11" table:formula="of:=(([.$B133]+[.$C133])*[.$D133])/60" office:value-type="float" office:value="24" calcext:value-type="float">
            <text:p>24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33]+1" office:value-type="date" office:date-value="2022-03-20" calcext:value-type="date">
            <text:p>03/20/2022</text:p>
          </table:table-cell>
          <table:table-cell table:style-name="ce8" table:formula="of:=MIN([.$L$1];IF(MOD(ROW(); [.$H$1]) = 0; [.$B133] + 1; [.$B133]))" office:value-type="float" office:value="34" calcext:value-type="float">
            <text:p>34</text:p>
          </table:table-cell>
          <table:table-cell table:style-name="ce8" table:formula="of:=MAX([.$L$2];IF(MOD(ROW(); [.$H$2]) = 0; [.$C133] - 1; [.$C133]))" office:value-type="float" office:value="26" calcext:value-type="float">
            <text:p>26</text:p>
          </table:table-cell>
          <table:table-cell table:style-name="ce8" table:formula="of:=MIN([.$L$3];IF(MOD(ROW(); [.$H$3]) = 0; [.$D133] + 1; [.$D133]))" office:value-type="float" office:value="24" calcext:value-type="float">
            <text:p>24</text:p>
          </table:table-cell>
          <table:table-cell table:style-name="ce11" table:formula="of:=(([.$B134]+[.$C134])*[.$D134])/60" office:value-type="float" office:value="24" calcext:value-type="float">
            <text:p>24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34]+1" office:value-type="date" office:date-value="2022-03-21" calcext:value-type="date">
            <text:p>03/21/2022</text:p>
          </table:table-cell>
          <table:table-cell table:style-name="ce8" table:formula="of:=MIN([.$L$1];IF(MOD(ROW(); [.$H$1]) = 0; [.$B134] + 1; [.$B134]))" office:value-type="float" office:value="34" calcext:value-type="float">
            <text:p>34</text:p>
          </table:table-cell>
          <table:table-cell table:style-name="ce8" table:formula="of:=MAX([.$L$2];IF(MOD(ROW(); [.$H$2]) = 0; [.$C134] - 1; [.$C134]))" office:value-type="float" office:value="26" calcext:value-type="float">
            <text:p>26</text:p>
          </table:table-cell>
          <table:table-cell table:style-name="ce8" table:formula="of:=MIN([.$L$3];IF(MOD(ROW(); [.$H$3]) = 0; [.$D134] + 1; [.$D134]))" office:value-type="float" office:value="24" calcext:value-type="float">
            <text:p>24</text:p>
          </table:table-cell>
          <table:table-cell table:style-name="ce11" table:formula="of:=(([.$B135]+[.$C135])*[.$D135])/60" office:value-type="float" office:value="24" calcext:value-type="float">
            <text:p>24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35]+1" office:value-type="date" office:date-value="2022-03-22" calcext:value-type="date">
            <text:p>03/22/2022</text:p>
          </table:table-cell>
          <table:table-cell table:style-name="ce8" table:formula="of:=MIN([.$L$1];IF(MOD(ROW(); [.$H$1]) = 0; [.$B135] + 1; [.$B135]))" office:value-type="float" office:value="34" calcext:value-type="float">
            <text:p>34</text:p>
          </table:table-cell>
          <table:table-cell table:style-name="ce8" table:formula="of:=MAX([.$L$2];IF(MOD(ROW(); [.$H$2]) = 0; [.$C135] - 1; [.$C135]))" office:value-type="float" office:value="26" calcext:value-type="float">
            <text:p>26</text:p>
          </table:table-cell>
          <table:table-cell table:style-name="ce8" table:formula="of:=MIN([.$L$3];IF(MOD(ROW(); [.$H$3]) = 0; [.$D135] + 1; [.$D135]))" office:value-type="float" office:value="24" calcext:value-type="float">
            <text:p>24</text:p>
          </table:table-cell>
          <table:table-cell table:style-name="ce11" table:formula="of:=(([.$B136]+[.$C136])*[.$D136])/60" office:value-type="float" office:value="24" calcext:value-type="float">
            <text:p>24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36]+1" office:value-type="date" office:date-value="2022-03-23" calcext:value-type="date">
            <text:p>03/23/2022</text:p>
          </table:table-cell>
          <table:table-cell table:style-name="ce8" table:formula="of:=MIN([.$L$1];IF(MOD(ROW(); [.$H$1]) = 0; [.$B136] + 1; [.$B136]))" office:value-type="float" office:value="34" calcext:value-type="float">
            <text:p>34</text:p>
          </table:table-cell>
          <table:table-cell table:style-name="ce8" table:formula="of:=MAX([.$L$2];IF(MOD(ROW(); [.$H$2]) = 0; [.$C136] - 1; [.$C136]))" office:value-type="float" office:value="26" calcext:value-type="float">
            <text:p>26</text:p>
          </table:table-cell>
          <table:table-cell table:style-name="ce8" table:formula="of:=MIN([.$L$3];IF(MOD(ROW(); [.$H$3]) = 0; [.$D136] + 1; [.$D136]))" office:value-type="float" office:value="24" calcext:value-type="float">
            <text:p>24</text:p>
          </table:table-cell>
          <table:table-cell table:style-name="ce11" table:formula="of:=(([.$B137]+[.$C137])*[.$D137])/60" office:value-type="float" office:value="24" calcext:value-type="float">
            <text:p>24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37]+1" office:value-type="date" office:date-value="2022-03-24" calcext:value-type="date">
            <text:p>03/24/2022</text:p>
          </table:table-cell>
          <table:table-cell table:style-name="ce8" table:formula="of:=MIN([.$L$1];IF(MOD(ROW(); [.$H$1]) = 0; [.$B137] + 1; [.$B137]))" office:value-type="float" office:value="34" calcext:value-type="float">
            <text:p>34</text:p>
          </table:table-cell>
          <table:table-cell table:style-name="ce8" table:formula="of:=MAX([.$L$2];IF(MOD(ROW(); [.$H$2]) = 0; [.$C137] - 1; [.$C137]))" office:value-type="float" office:value="26" calcext:value-type="float">
            <text:p>26</text:p>
          </table:table-cell>
          <table:table-cell table:style-name="ce8" table:formula="of:=MIN([.$L$3];IF(MOD(ROW(); [.$H$3]) = 0; [.$D137] + 1; [.$D137]))" office:value-type="float" office:value="24" calcext:value-type="float">
            <text:p>24</text:p>
          </table:table-cell>
          <table:table-cell table:style-name="ce11" table:formula="of:=(([.$B138]+[.$C138])*[.$D138])/60" office:value-type="float" office:value="24" calcext:value-type="float">
            <text:p>24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38]+1" office:value-type="date" office:date-value="2022-03-25" calcext:value-type="date">
            <text:p>03/25/2022</text:p>
          </table:table-cell>
          <table:table-cell table:style-name="ce8" table:formula="of:=MIN([.$L$1];IF(MOD(ROW(); [.$H$1]) = 0; [.$B138] + 1; [.$B138]))" office:value-type="float" office:value="34" calcext:value-type="float">
            <text:p>34</text:p>
          </table:table-cell>
          <table:table-cell table:style-name="ce8" table:formula="of:=MAX([.$L$2];IF(MOD(ROW(); [.$H$2]) = 0; [.$C138] - 1; [.$C138]))" office:value-type="float" office:value="26" calcext:value-type="float">
            <text:p>26</text:p>
          </table:table-cell>
          <table:table-cell table:style-name="ce8" table:formula="of:=MIN([.$L$3];IF(MOD(ROW(); [.$H$3]) = 0; [.$D138] + 1; [.$D138]))" office:value-type="float" office:value="24" calcext:value-type="float">
            <text:p>24</text:p>
          </table:table-cell>
          <table:table-cell table:style-name="ce11" table:formula="of:=(([.$B139]+[.$C139])*[.$D139])/60" office:value-type="float" office:value="24" calcext:value-type="float">
            <text:p>24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39]+1" office:value-type="date" office:date-value="2022-03-26" calcext:value-type="date">
            <text:p>03/26/2022</text:p>
          </table:table-cell>
          <table:table-cell table:style-name="ce8" table:formula="of:=MIN([.$L$1];IF(MOD(ROW(); [.$H$1]) = 0; [.$B139] + 1; [.$B139]))" office:value-type="float" office:value="35" calcext:value-type="float">
            <text:p>35</text:p>
          </table:table-cell>
          <table:table-cell table:style-name="ce8" table:formula="of:=MAX([.$L$2];IF(MOD(ROW(); [.$H$2]) = 0; [.$C139] - 1; [.$C139]))" office:value-type="float" office:value="25" calcext:value-type="float">
            <text:p>25</text:p>
          </table:table-cell>
          <table:table-cell table:style-name="ce8" table:formula="of:=MIN([.$L$3];IF(MOD(ROW(); [.$H$3]) = 0; [.$D139] + 1; [.$D139]))" office:value-type="float" office:value="25" calcext:value-type="float">
            <text:p>25</text:p>
          </table:table-cell>
          <table:table-cell table:style-name="ce11" table:formula="of:=(([.$B140]+[.$C140])*[.$D140])/60" office:value-type="float" office:value="25" calcext:value-type="float">
            <text:p>25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40]+1" office:value-type="date" office:date-value="2022-03-27" calcext:value-type="date">
            <text:p>03/27/2022</text:p>
          </table:table-cell>
          <table:table-cell table:style-name="ce8" table:formula="of:=MIN([.$L$1];IF(MOD(ROW(); [.$H$1]) = 0; [.$B140] + 1; [.$B140]))" office:value-type="float" office:value="35" calcext:value-type="float">
            <text:p>35</text:p>
          </table:table-cell>
          <table:table-cell table:style-name="ce8" table:formula="of:=MAX([.$L$2];IF(MOD(ROW(); [.$H$2]) = 0; [.$C140] - 1; [.$C140]))" office:value-type="float" office:value="25" calcext:value-type="float">
            <text:p>25</text:p>
          </table:table-cell>
          <table:table-cell table:style-name="ce8" table:formula="of:=MIN([.$L$3];IF(MOD(ROW(); [.$H$3]) = 0; [.$D140] + 1; [.$D140]))" office:value-type="float" office:value="25" calcext:value-type="float">
            <text:p>25</text:p>
          </table:table-cell>
          <table:table-cell table:style-name="ce11" table:formula="of:=(([.$B141]+[.$C141])*[.$D141])/60" office:value-type="float" office:value="25" calcext:value-type="float">
            <text:p>25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41]+1" office:value-type="date" office:date-value="2022-03-28" calcext:value-type="date">
            <text:p>03/28/2022</text:p>
          </table:table-cell>
          <table:table-cell table:style-name="ce8" table:formula="of:=MIN([.$L$1];IF(MOD(ROW(); [.$H$1]) = 0; [.$B141] + 1; [.$B141]))" office:value-type="float" office:value="35" calcext:value-type="float">
            <text:p>35</text:p>
          </table:table-cell>
          <table:table-cell table:style-name="ce8" table:formula="of:=MAX([.$L$2];IF(MOD(ROW(); [.$H$2]) = 0; [.$C141] - 1; [.$C141]))" office:value-type="float" office:value="25" calcext:value-type="float">
            <text:p>25</text:p>
          </table:table-cell>
          <table:table-cell table:style-name="ce8" table:formula="of:=MIN([.$L$3];IF(MOD(ROW(); [.$H$3]) = 0; [.$D141] + 1; [.$D141]))" office:value-type="float" office:value="25" calcext:value-type="float">
            <text:p>25</text:p>
          </table:table-cell>
          <table:table-cell table:style-name="ce11" table:formula="of:=(([.$B142]+[.$C142])*[.$D142])/60" office:value-type="float" office:value="25" calcext:value-type="float">
            <text:p>25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42]+1" office:value-type="date" office:date-value="2022-03-29" calcext:value-type="date">
            <text:p>03/29/2022</text:p>
          </table:table-cell>
          <table:table-cell table:style-name="ce8" table:formula="of:=MIN([.$L$1];IF(MOD(ROW(); [.$H$1]) = 0; [.$B142] + 1; [.$B142]))" office:value-type="float" office:value="35" calcext:value-type="float">
            <text:p>35</text:p>
          </table:table-cell>
          <table:table-cell table:style-name="ce8" table:formula="of:=MAX([.$L$2];IF(MOD(ROW(); [.$H$2]) = 0; [.$C142] - 1; [.$C142]))" office:value-type="float" office:value="25" calcext:value-type="float">
            <text:p>25</text:p>
          </table:table-cell>
          <table:table-cell table:style-name="ce8" table:formula="of:=MIN([.$L$3];IF(MOD(ROW(); [.$H$3]) = 0; [.$D142] + 1; [.$D142]))" office:value-type="float" office:value="25" calcext:value-type="float">
            <text:p>25</text:p>
          </table:table-cell>
          <table:table-cell table:style-name="ce11" table:formula="of:=(([.$B143]+[.$C143])*[.$D143])/60" office:value-type="float" office:value="25" calcext:value-type="float">
            <text:p>25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43]+1" office:value-type="date" office:date-value="2022-03-30" calcext:value-type="date">
            <text:p>03/30/2022</text:p>
          </table:table-cell>
          <table:table-cell table:style-name="ce8" table:formula="of:=MIN([.$L$1];IF(MOD(ROW(); [.$H$1]) = 0; [.$B143] + 1; [.$B143]))" office:value-type="float" office:value="35" calcext:value-type="float">
            <text:p>35</text:p>
          </table:table-cell>
          <table:table-cell table:style-name="ce8" table:formula="of:=MAX([.$L$2];IF(MOD(ROW(); [.$H$2]) = 0; [.$C143] - 1; [.$C143]))" office:value-type="float" office:value="25" calcext:value-type="float">
            <text:p>25</text:p>
          </table:table-cell>
          <table:table-cell table:style-name="ce8" table:formula="of:=MIN([.$L$3];IF(MOD(ROW(); [.$H$3]) = 0; [.$D143] + 1; [.$D143]))" office:value-type="float" office:value="25" calcext:value-type="float">
            <text:p>25</text:p>
          </table:table-cell>
          <table:table-cell table:style-name="ce11" table:formula="of:=(([.$B144]+[.$C144])*[.$D144])/60" office:value-type="float" office:value="25" calcext:value-type="float">
            <text:p>25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44]+1" office:value-type="date" office:date-value="2022-03-31" calcext:value-type="date">
            <text:p>03/31/2022</text:p>
          </table:table-cell>
          <table:table-cell table:style-name="ce8" table:formula="of:=MIN([.$L$1];IF(MOD(ROW(); [.$H$1]) = 0; [.$B144] + 1; [.$B144]))" office:value-type="float" office:value="35" calcext:value-type="float">
            <text:p>35</text:p>
          </table:table-cell>
          <table:table-cell table:style-name="ce8" table:formula="of:=MAX([.$L$2];IF(MOD(ROW(); [.$H$2]) = 0; [.$C144] - 1; [.$C144]))" office:value-type="float" office:value="25" calcext:value-type="float">
            <text:p>25</text:p>
          </table:table-cell>
          <table:table-cell table:style-name="ce8" table:formula="of:=MIN([.$L$3];IF(MOD(ROW(); [.$H$3]) = 0; [.$D144] + 1; [.$D144]))" office:value-type="float" office:value="25" calcext:value-type="float">
            <text:p>25</text:p>
          </table:table-cell>
          <table:table-cell table:style-name="ce11" table:formula="of:=(([.$B145]+[.$C145])*[.$D145])/60" office:value-type="float" office:value="25" calcext:value-type="float">
            <text:p>25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45]+1" office:value-type="date" office:date-value="2022-04-01" calcext:value-type="date">
            <text:p>04/01/2022</text:p>
          </table:table-cell>
          <table:table-cell table:style-name="ce8" table:formula="of:=MIN([.$L$1];IF(MOD(ROW(); [.$H$1]) = 0; [.$B145] + 1; [.$B145]))" office:value-type="float" office:value="35" calcext:value-type="float">
            <text:p>35</text:p>
          </table:table-cell>
          <table:table-cell table:style-name="ce8" table:formula="of:=MAX([.$L$2];IF(MOD(ROW(); [.$H$2]) = 0; [.$C145] - 1; [.$C145]))" office:value-type="float" office:value="25" calcext:value-type="float">
            <text:p>25</text:p>
          </table:table-cell>
          <table:table-cell table:style-name="ce8" table:formula="of:=MIN([.$L$3];IF(MOD(ROW(); [.$H$3]) = 0; [.$D145] + 1; [.$D145]))" office:value-type="float" office:value="25" calcext:value-type="float">
            <text:p>25</text:p>
          </table:table-cell>
          <table:table-cell table:style-name="ce11" table:formula="of:=(([.$B146]+[.$C146])*[.$D146])/60" office:value-type="float" office:value="25" calcext:value-type="float">
            <text:p>25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46]+1" office:value-type="date" office:date-value="2022-04-02" calcext:value-type="date">
            <text:p>04/02/2022</text:p>
          </table:table-cell>
          <table:table-cell table:style-name="ce8" table:formula="of:=MIN([.$L$1];IF(MOD(ROW(); [.$H$1]) = 0; [.$B146] + 1; [.$B146]))" office:value-type="float" office:value="36" calcext:value-type="float">
            <text:p>36</text:p>
          </table:table-cell>
          <table:table-cell table:style-name="ce8" table:formula="of:=MAX([.$L$2];IF(MOD(ROW(); [.$H$2]) = 0; [.$C146] - 1; [.$C146]))" office:value-type="float" office:value="24" calcext:value-type="float">
            <text:p>24</text:p>
          </table:table-cell>
          <table:table-cell table:style-name="ce8" table:formula="of:=MIN([.$L$3];IF(MOD(ROW(); [.$H$3]) = 0; [.$D146] + 1; [.$D146]))" office:value-type="float" office:value="26" calcext:value-type="float">
            <text:p>26</text:p>
          </table:table-cell>
          <table:table-cell table:style-name="ce11" table:formula="of:=(([.$B147]+[.$C147])*[.$D147])/60" office:value-type="float" office:value="26" calcext:value-type="float">
            <text:p>26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47]+1" office:value-type="date" office:date-value="2022-04-03" calcext:value-type="date">
            <text:p>04/03/2022</text:p>
          </table:table-cell>
          <table:table-cell table:style-name="ce8" table:formula="of:=MIN([.$L$1];IF(MOD(ROW(); [.$H$1]) = 0; [.$B147] + 1; [.$B147]))" office:value-type="float" office:value="36" calcext:value-type="float">
            <text:p>36</text:p>
          </table:table-cell>
          <table:table-cell table:style-name="ce8" table:formula="of:=MAX([.$L$2];IF(MOD(ROW(); [.$H$2]) = 0; [.$C147] - 1; [.$C147]))" office:value-type="float" office:value="24" calcext:value-type="float">
            <text:p>24</text:p>
          </table:table-cell>
          <table:table-cell table:style-name="ce8" table:formula="of:=MIN([.$L$3];IF(MOD(ROW(); [.$H$3]) = 0; [.$D147] + 1; [.$D147]))" office:value-type="float" office:value="26" calcext:value-type="float">
            <text:p>26</text:p>
          </table:table-cell>
          <table:table-cell table:style-name="ce11" table:formula="of:=(([.$B148]+[.$C148])*[.$D148])/60" office:value-type="float" office:value="26" calcext:value-type="float">
            <text:p>26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48]+1" office:value-type="date" office:date-value="2022-04-04" calcext:value-type="date">
            <text:p>04/04/2022</text:p>
          </table:table-cell>
          <table:table-cell table:style-name="ce8" table:formula="of:=MIN([.$L$1];IF(MOD(ROW(); [.$H$1]) = 0; [.$B148] + 1; [.$B148]))" office:value-type="float" office:value="36" calcext:value-type="float">
            <text:p>36</text:p>
          </table:table-cell>
          <table:table-cell table:style-name="ce8" table:formula="of:=MAX([.$L$2];IF(MOD(ROW(); [.$H$2]) = 0; [.$C148] - 1; [.$C148]))" office:value-type="float" office:value="24" calcext:value-type="float">
            <text:p>24</text:p>
          </table:table-cell>
          <table:table-cell table:style-name="ce8" table:formula="of:=MIN([.$L$3];IF(MOD(ROW(); [.$H$3]) = 0; [.$D148] + 1; [.$D148]))" office:value-type="float" office:value="26" calcext:value-type="float">
            <text:p>26</text:p>
          </table:table-cell>
          <table:table-cell table:style-name="ce11" table:formula="of:=(([.$B149]+[.$C149])*[.$D149])/60" office:value-type="float" office:value="26" calcext:value-type="float">
            <text:p>26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49]+1" office:value-type="date" office:date-value="2022-04-05" calcext:value-type="date">
            <text:p>04/05/2022</text:p>
          </table:table-cell>
          <table:table-cell table:style-name="ce8" table:formula="of:=MIN([.$L$1];IF(MOD(ROW(); [.$H$1]) = 0; [.$B149] + 1; [.$B149]))" office:value-type="float" office:value="36" calcext:value-type="float">
            <text:p>36</text:p>
          </table:table-cell>
          <table:table-cell table:style-name="ce8" table:formula="of:=MAX([.$L$2];IF(MOD(ROW(); [.$H$2]) = 0; [.$C149] - 1; [.$C149]))" office:value-type="float" office:value="24" calcext:value-type="float">
            <text:p>24</text:p>
          </table:table-cell>
          <table:table-cell table:style-name="ce8" table:formula="of:=MIN([.$L$3];IF(MOD(ROW(); [.$H$3]) = 0; [.$D149] + 1; [.$D149]))" office:value-type="float" office:value="26" calcext:value-type="float">
            <text:p>26</text:p>
          </table:table-cell>
          <table:table-cell table:style-name="ce11" table:formula="of:=(([.$B150]+[.$C150])*[.$D150])/60" office:value-type="float" office:value="26" calcext:value-type="float">
            <text:p>26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50]+1" office:value-type="date" office:date-value="2022-04-06" calcext:value-type="date">
            <text:p>04/06/2022</text:p>
          </table:table-cell>
          <table:table-cell table:style-name="ce8" table:formula="of:=MIN([.$L$1];IF(MOD(ROW(); [.$H$1]) = 0; [.$B150] + 1; [.$B150]))" office:value-type="float" office:value="36" calcext:value-type="float">
            <text:p>36</text:p>
          </table:table-cell>
          <table:table-cell table:style-name="ce8" table:formula="of:=MAX([.$L$2];IF(MOD(ROW(); [.$H$2]) = 0; [.$C150] - 1; [.$C150]))" office:value-type="float" office:value="24" calcext:value-type="float">
            <text:p>24</text:p>
          </table:table-cell>
          <table:table-cell table:style-name="ce8" table:formula="of:=MIN([.$L$3];IF(MOD(ROW(); [.$H$3]) = 0; [.$D150] + 1; [.$D150]))" office:value-type="float" office:value="26" calcext:value-type="float">
            <text:p>26</text:p>
          </table:table-cell>
          <table:table-cell table:style-name="ce11" table:formula="of:=(([.$B151]+[.$C151])*[.$D151])/60" office:value-type="float" office:value="26" calcext:value-type="float">
            <text:p>26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51]+1" office:value-type="date" office:date-value="2022-04-07" calcext:value-type="date">
            <text:p>04/07/2022</text:p>
          </table:table-cell>
          <table:table-cell table:style-name="ce8" table:formula="of:=MIN([.$L$1];IF(MOD(ROW(); [.$H$1]) = 0; [.$B151] + 1; [.$B151]))" office:value-type="float" office:value="36" calcext:value-type="float">
            <text:p>36</text:p>
          </table:table-cell>
          <table:table-cell table:style-name="ce8" table:formula="of:=MAX([.$L$2];IF(MOD(ROW(); [.$H$2]) = 0; [.$C151] - 1; [.$C151]))" office:value-type="float" office:value="24" calcext:value-type="float">
            <text:p>24</text:p>
          </table:table-cell>
          <table:table-cell table:style-name="ce8" table:formula="of:=MIN([.$L$3];IF(MOD(ROW(); [.$H$3]) = 0; [.$D151] + 1; [.$D151]))" office:value-type="float" office:value="26" calcext:value-type="float">
            <text:p>26</text:p>
          </table:table-cell>
          <table:table-cell table:style-name="ce11" table:formula="of:=(([.$B152]+[.$C152])*[.$D152])/60" office:value-type="float" office:value="26" calcext:value-type="float">
            <text:p>26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52]+1" office:value-type="date" office:date-value="2022-04-08" calcext:value-type="date">
            <text:p>04/08/2022</text:p>
          </table:table-cell>
          <table:table-cell table:style-name="ce8" table:formula="of:=MIN([.$L$1];IF(MOD(ROW(); [.$H$1]) = 0; [.$B152] + 1; [.$B152]))" office:value-type="float" office:value="36" calcext:value-type="float">
            <text:p>36</text:p>
          </table:table-cell>
          <table:table-cell table:style-name="ce8" table:formula="of:=MAX([.$L$2];IF(MOD(ROW(); [.$H$2]) = 0; [.$C152] - 1; [.$C152]))" office:value-type="float" office:value="24" calcext:value-type="float">
            <text:p>24</text:p>
          </table:table-cell>
          <table:table-cell table:style-name="ce8" table:formula="of:=MIN([.$L$3];IF(MOD(ROW(); [.$H$3]) = 0; [.$D152] + 1; [.$D152]))" office:value-type="float" office:value="26" calcext:value-type="float">
            <text:p>26</text:p>
          </table:table-cell>
          <table:table-cell table:style-name="ce11" table:formula="of:=(([.$B153]+[.$C153])*[.$D153])/60" office:value-type="float" office:value="26" calcext:value-type="float">
            <text:p>26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53]+1" office:value-type="date" office:date-value="2022-04-09" calcext:value-type="date">
            <text:p>04/09/2022</text:p>
          </table:table-cell>
          <table:table-cell table:style-name="ce8" table:formula="of:=MIN([.$L$1];IF(MOD(ROW(); [.$H$1]) = 0; [.$B153] + 1; [.$B153]))" office:value-type="float" office:value="37" calcext:value-type="float">
            <text:p>37</text:p>
          </table:table-cell>
          <table:table-cell table:style-name="ce8" table:formula="of:=MAX([.$L$2];IF(MOD(ROW(); [.$H$2]) = 0; [.$C153] - 1; [.$C153]))" office:value-type="float" office:value="23" calcext:value-type="float">
            <text:p>23</text:p>
          </table:table-cell>
          <table:table-cell table:style-name="ce8" table:formula="of:=MIN([.$L$3];IF(MOD(ROW(); [.$H$3]) = 0; [.$D153] + 1; [.$D153]))" office:value-type="float" office:value="27" calcext:value-type="float">
            <text:p>27</text:p>
          </table:table-cell>
          <table:table-cell table:style-name="ce11" table:formula="of:=(([.$B154]+[.$C154])*[.$D154])/60" office:value-type="float" office:value="27" calcext:value-type="float">
            <text:p>27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54]+1" office:value-type="date" office:date-value="2022-04-10" calcext:value-type="date">
            <text:p>04/10/2022</text:p>
          </table:table-cell>
          <table:table-cell table:style-name="ce8" table:formula="of:=MIN([.$L$1];IF(MOD(ROW(); [.$H$1]) = 0; [.$B154] + 1; [.$B154]))" office:value-type="float" office:value="37" calcext:value-type="float">
            <text:p>37</text:p>
          </table:table-cell>
          <table:table-cell table:style-name="ce8" table:formula="of:=MAX([.$L$2];IF(MOD(ROW(); [.$H$2]) = 0; [.$C154] - 1; [.$C154]))" office:value-type="float" office:value="23" calcext:value-type="float">
            <text:p>23</text:p>
          </table:table-cell>
          <table:table-cell table:style-name="ce8" table:formula="of:=MIN([.$L$3];IF(MOD(ROW(); [.$H$3]) = 0; [.$D154] + 1; [.$D154]))" office:value-type="float" office:value="27" calcext:value-type="float">
            <text:p>27</text:p>
          </table:table-cell>
          <table:table-cell table:style-name="ce11" table:formula="of:=(([.$B155]+[.$C155])*[.$D155])/60" office:value-type="float" office:value="27" calcext:value-type="float">
            <text:p>27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55]+1" office:value-type="date" office:date-value="2022-04-11" calcext:value-type="date">
            <text:p>04/11/2022</text:p>
          </table:table-cell>
          <table:table-cell table:style-name="ce8" table:formula="of:=MIN([.$L$1];IF(MOD(ROW(); [.$H$1]) = 0; [.$B155] + 1; [.$B155]))" office:value-type="float" office:value="37" calcext:value-type="float">
            <text:p>37</text:p>
          </table:table-cell>
          <table:table-cell table:style-name="ce8" table:formula="of:=MAX([.$L$2];IF(MOD(ROW(); [.$H$2]) = 0; [.$C155] - 1; [.$C155]))" office:value-type="float" office:value="23" calcext:value-type="float">
            <text:p>23</text:p>
          </table:table-cell>
          <table:table-cell table:style-name="ce8" table:formula="of:=MIN([.$L$3];IF(MOD(ROW(); [.$H$3]) = 0; [.$D155] + 1; [.$D155]))" office:value-type="float" office:value="27" calcext:value-type="float">
            <text:p>27</text:p>
          </table:table-cell>
          <table:table-cell table:style-name="ce11" table:formula="of:=(([.$B156]+[.$C156])*[.$D156])/60" office:value-type="float" office:value="27" calcext:value-type="float">
            <text:p>27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56]+1" office:value-type="date" office:date-value="2022-04-12" calcext:value-type="date">
            <text:p>04/12/2022</text:p>
          </table:table-cell>
          <table:table-cell table:style-name="ce8" table:formula="of:=MIN([.$L$1];IF(MOD(ROW(); [.$H$1]) = 0; [.$B156] + 1; [.$B156]))" office:value-type="float" office:value="37" calcext:value-type="float">
            <text:p>37</text:p>
          </table:table-cell>
          <table:table-cell table:style-name="ce8" table:formula="of:=MAX([.$L$2];IF(MOD(ROW(); [.$H$2]) = 0; [.$C156] - 1; [.$C156]))" office:value-type="float" office:value="23" calcext:value-type="float">
            <text:p>23</text:p>
          </table:table-cell>
          <table:table-cell table:style-name="ce8" table:formula="of:=MIN([.$L$3];IF(MOD(ROW(); [.$H$3]) = 0; [.$D156] + 1; [.$D156]))" office:value-type="float" office:value="27" calcext:value-type="float">
            <text:p>27</text:p>
          </table:table-cell>
          <table:table-cell table:style-name="ce11" table:formula="of:=(([.$B157]+[.$C157])*[.$D157])/60" office:value-type="float" office:value="27" calcext:value-type="float">
            <text:p>27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57]+1" office:value-type="date" office:date-value="2022-04-13" calcext:value-type="date">
            <text:p>04/13/2022</text:p>
          </table:table-cell>
          <table:table-cell table:style-name="ce8" table:formula="of:=MIN([.$L$1];IF(MOD(ROW(); [.$H$1]) = 0; [.$B157] + 1; [.$B157]))" office:value-type="float" office:value="37" calcext:value-type="float">
            <text:p>37</text:p>
          </table:table-cell>
          <table:table-cell table:style-name="ce8" table:formula="of:=MAX([.$L$2];IF(MOD(ROW(); [.$H$2]) = 0; [.$C157] - 1; [.$C157]))" office:value-type="float" office:value="23" calcext:value-type="float">
            <text:p>23</text:p>
          </table:table-cell>
          <table:table-cell table:style-name="ce8" table:formula="of:=MIN([.$L$3];IF(MOD(ROW(); [.$H$3]) = 0; [.$D157] + 1; [.$D157]))" office:value-type="float" office:value="27" calcext:value-type="float">
            <text:p>27</text:p>
          </table:table-cell>
          <table:table-cell table:style-name="ce11" table:formula="of:=(([.$B158]+[.$C158])*[.$D158])/60" office:value-type="float" office:value="27" calcext:value-type="float">
            <text:p>27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58]+1" office:value-type="date" office:date-value="2022-04-14" calcext:value-type="date">
            <text:p>04/14/2022</text:p>
          </table:table-cell>
          <table:table-cell table:style-name="ce8" table:formula="of:=MIN([.$L$1];IF(MOD(ROW(); [.$H$1]) = 0; [.$B158] + 1; [.$B158]))" office:value-type="float" office:value="37" calcext:value-type="float">
            <text:p>37</text:p>
          </table:table-cell>
          <table:table-cell table:style-name="ce8" table:formula="of:=MAX([.$L$2];IF(MOD(ROW(); [.$H$2]) = 0; [.$C158] - 1; [.$C158]))" office:value-type="float" office:value="23" calcext:value-type="float">
            <text:p>23</text:p>
          </table:table-cell>
          <table:table-cell table:style-name="ce8" table:formula="of:=MIN([.$L$3];IF(MOD(ROW(); [.$H$3]) = 0; [.$D158] + 1; [.$D158]))" office:value-type="float" office:value="27" calcext:value-type="float">
            <text:p>27</text:p>
          </table:table-cell>
          <table:table-cell table:style-name="ce11" table:formula="of:=(([.$B159]+[.$C159])*[.$D159])/60" office:value-type="float" office:value="27" calcext:value-type="float">
            <text:p>27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59]+1" office:value-type="date" office:date-value="2022-04-15" calcext:value-type="date">
            <text:p>04/15/2022</text:p>
          </table:table-cell>
          <table:table-cell table:style-name="ce8" table:formula="of:=MIN([.$L$1];IF(MOD(ROW(); [.$H$1]) = 0; [.$B159] + 1; [.$B159]))" office:value-type="float" office:value="37" calcext:value-type="float">
            <text:p>37</text:p>
          </table:table-cell>
          <table:table-cell table:style-name="ce8" table:formula="of:=MAX([.$L$2];IF(MOD(ROW(); [.$H$2]) = 0; [.$C159] - 1; [.$C159]))" office:value-type="float" office:value="23" calcext:value-type="float">
            <text:p>23</text:p>
          </table:table-cell>
          <table:table-cell table:style-name="ce8" table:formula="of:=MIN([.$L$3];IF(MOD(ROW(); [.$H$3]) = 0; [.$D159] + 1; [.$D159]))" office:value-type="float" office:value="27" calcext:value-type="float">
            <text:p>27</text:p>
          </table:table-cell>
          <table:table-cell table:style-name="ce11" table:formula="of:=(([.$B160]+[.$C160])*[.$D160])/60" office:value-type="float" office:value="27" calcext:value-type="float">
            <text:p>27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60]+1" office:value-type="date" office:date-value="2022-04-16" calcext:value-type="date">
            <text:p>04/16/2022</text:p>
          </table:table-cell>
          <table:table-cell table:style-name="ce8" table:formula="of:=MIN([.$L$1];IF(MOD(ROW(); [.$H$1]) = 0; [.$B160] + 1; [.$B160]))" office:value-type="float" office:value="38" calcext:value-type="float">
            <text:p>38</text:p>
          </table:table-cell>
          <table:table-cell table:style-name="ce8" table:formula="of:=MAX([.$L$2];IF(MOD(ROW(); [.$H$2]) = 0; [.$C160] - 1; [.$C160]))" office:value-type="float" office:value="22" calcext:value-type="float">
            <text:p>22</text:p>
          </table:table-cell>
          <table:table-cell table:style-name="ce8" table:formula="of:=MIN([.$L$3];IF(MOD(ROW(); [.$H$3]) = 0; [.$D160] + 1; [.$D160]))" office:value-type="float" office:value="28" calcext:value-type="float">
            <text:p>28</text:p>
          </table:table-cell>
          <table:table-cell table:style-name="ce11" table:formula="of:=(([.$B161]+[.$C161])*[.$D161])/60" office:value-type="float" office:value="28" calcext:value-type="float">
            <text:p>28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61]+1" office:value-type="date" office:date-value="2022-04-17" calcext:value-type="date">
            <text:p>04/17/2022</text:p>
          </table:table-cell>
          <table:table-cell table:style-name="ce8" table:formula="of:=MIN([.$L$1];IF(MOD(ROW(); [.$H$1]) = 0; [.$B161] + 1; [.$B161]))" office:value-type="float" office:value="38" calcext:value-type="float">
            <text:p>38</text:p>
          </table:table-cell>
          <table:table-cell table:style-name="ce8" table:formula="of:=MAX([.$L$2];IF(MOD(ROW(); [.$H$2]) = 0; [.$C161] - 1; [.$C161]))" office:value-type="float" office:value="22" calcext:value-type="float">
            <text:p>22</text:p>
          </table:table-cell>
          <table:table-cell table:style-name="ce8" table:formula="of:=MIN([.$L$3];IF(MOD(ROW(); [.$H$3]) = 0; [.$D161] + 1; [.$D161]))" office:value-type="float" office:value="28" calcext:value-type="float">
            <text:p>28</text:p>
          </table:table-cell>
          <table:table-cell table:style-name="ce11" table:formula="of:=(([.$B162]+[.$C162])*[.$D162])/60" office:value-type="float" office:value="28" calcext:value-type="float">
            <text:p>28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62]+1" office:value-type="date" office:date-value="2022-04-18" calcext:value-type="date">
            <text:p>04/18/2022</text:p>
          </table:table-cell>
          <table:table-cell table:style-name="ce8" table:formula="of:=MIN([.$L$1];IF(MOD(ROW(); [.$H$1]) = 0; [.$B162] + 1; [.$B162]))" office:value-type="float" office:value="38" calcext:value-type="float">
            <text:p>38</text:p>
          </table:table-cell>
          <table:table-cell table:style-name="ce8" table:formula="of:=MAX([.$L$2];IF(MOD(ROW(); [.$H$2]) = 0; [.$C162] - 1; [.$C162]))" office:value-type="float" office:value="22" calcext:value-type="float">
            <text:p>22</text:p>
          </table:table-cell>
          <table:table-cell table:style-name="ce8" table:formula="of:=MIN([.$L$3];IF(MOD(ROW(); [.$H$3]) = 0; [.$D162] + 1; [.$D162]))" office:value-type="float" office:value="28" calcext:value-type="float">
            <text:p>28</text:p>
          </table:table-cell>
          <table:table-cell table:style-name="ce11" table:formula="of:=(([.$B163]+[.$C163])*[.$D163])/60" office:value-type="float" office:value="28" calcext:value-type="float">
            <text:p>28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63]+1" office:value-type="date" office:date-value="2022-04-19" calcext:value-type="date">
            <text:p>04/19/2022</text:p>
          </table:table-cell>
          <table:table-cell table:style-name="ce8" table:formula="of:=MIN([.$L$1];IF(MOD(ROW(); [.$H$1]) = 0; [.$B163] + 1; [.$B163]))" office:value-type="float" office:value="38" calcext:value-type="float">
            <text:p>38</text:p>
          </table:table-cell>
          <table:table-cell table:style-name="ce8" table:formula="of:=MAX([.$L$2];IF(MOD(ROW(); [.$H$2]) = 0; [.$C163] - 1; [.$C163]))" office:value-type="float" office:value="22" calcext:value-type="float">
            <text:p>22</text:p>
          </table:table-cell>
          <table:table-cell table:style-name="ce8" table:formula="of:=MIN([.$L$3];IF(MOD(ROW(); [.$H$3]) = 0; [.$D163] + 1; [.$D163]))" office:value-type="float" office:value="28" calcext:value-type="float">
            <text:p>28</text:p>
          </table:table-cell>
          <table:table-cell table:style-name="ce11" table:formula="of:=(([.$B164]+[.$C164])*[.$D164])/60" office:value-type="float" office:value="28" calcext:value-type="float">
            <text:p>28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64]+1" office:value-type="date" office:date-value="2022-04-20" calcext:value-type="date">
            <text:p>04/20/2022</text:p>
          </table:table-cell>
          <table:table-cell table:style-name="ce8" table:formula="of:=MIN([.$L$1];IF(MOD(ROW(); [.$H$1]) = 0; [.$B164] + 1; [.$B164]))" office:value-type="float" office:value="38" calcext:value-type="float">
            <text:p>38</text:p>
          </table:table-cell>
          <table:table-cell table:style-name="ce8" table:formula="of:=MAX([.$L$2];IF(MOD(ROW(); [.$H$2]) = 0; [.$C164] - 1; [.$C164]))" office:value-type="float" office:value="22" calcext:value-type="float">
            <text:p>22</text:p>
          </table:table-cell>
          <table:table-cell table:style-name="ce8" table:formula="of:=MIN([.$L$3];IF(MOD(ROW(); [.$H$3]) = 0; [.$D164] + 1; [.$D164]))" office:value-type="float" office:value="28" calcext:value-type="float">
            <text:p>28</text:p>
          </table:table-cell>
          <table:table-cell table:style-name="ce11" table:formula="of:=(([.$B165]+[.$C165])*[.$D165])/60" office:value-type="float" office:value="28" calcext:value-type="float">
            <text:p>28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65]+1" office:value-type="date" office:date-value="2022-04-21" calcext:value-type="date">
            <text:p>04/21/2022</text:p>
          </table:table-cell>
          <table:table-cell table:style-name="ce8" table:formula="of:=MIN([.$L$1];IF(MOD(ROW(); [.$H$1]) = 0; [.$B165] + 1; [.$B165]))" office:value-type="float" office:value="38" calcext:value-type="float">
            <text:p>38</text:p>
          </table:table-cell>
          <table:table-cell table:style-name="ce8" table:formula="of:=MAX([.$L$2];IF(MOD(ROW(); [.$H$2]) = 0; [.$C165] - 1; [.$C165]))" office:value-type="float" office:value="22" calcext:value-type="float">
            <text:p>22</text:p>
          </table:table-cell>
          <table:table-cell table:style-name="ce8" table:formula="of:=MIN([.$L$3];IF(MOD(ROW(); [.$H$3]) = 0; [.$D165] + 1; [.$D165]))" office:value-type="float" office:value="28" calcext:value-type="float">
            <text:p>28</text:p>
          </table:table-cell>
          <table:table-cell table:style-name="ce11" table:formula="of:=(([.$B166]+[.$C166])*[.$D166])/60" office:value-type="float" office:value="28" calcext:value-type="float">
            <text:p>28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66]+1" office:value-type="date" office:date-value="2022-04-22" calcext:value-type="date">
            <text:p>04/22/2022</text:p>
          </table:table-cell>
          <table:table-cell table:style-name="ce8" table:formula="of:=MIN([.$L$1];IF(MOD(ROW(); [.$H$1]) = 0; [.$B166] + 1; [.$B166]))" office:value-type="float" office:value="38" calcext:value-type="float">
            <text:p>38</text:p>
          </table:table-cell>
          <table:table-cell table:style-name="ce8" table:formula="of:=MAX([.$L$2];IF(MOD(ROW(); [.$H$2]) = 0; [.$C166] - 1; [.$C166]))" office:value-type="float" office:value="22" calcext:value-type="float">
            <text:p>22</text:p>
          </table:table-cell>
          <table:table-cell table:style-name="ce8" table:formula="of:=MIN([.$L$3];IF(MOD(ROW(); [.$H$3]) = 0; [.$D166] + 1; [.$D166]))" office:value-type="float" office:value="28" calcext:value-type="float">
            <text:p>28</text:p>
          </table:table-cell>
          <table:table-cell table:style-name="ce11" table:formula="of:=(([.$B167]+[.$C167])*[.$D167])/60" office:value-type="float" office:value="28" calcext:value-type="float">
            <text:p>28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67]+1" office:value-type="date" office:date-value="2022-04-23" calcext:value-type="date">
            <text:p>04/23/2022</text:p>
          </table:table-cell>
          <table:table-cell table:style-name="ce8" table:formula="of:=MIN([.$L$1];IF(MOD(ROW(); [.$H$1]) = 0; [.$B167] + 1; [.$B167]))" office:value-type="float" office:value="39" calcext:value-type="float">
            <text:p>39</text:p>
          </table:table-cell>
          <table:table-cell table:style-name="ce8" table:formula="of:=MAX([.$L$2];IF(MOD(ROW(); [.$H$2]) = 0; [.$C167] - 1; [.$C167]))" office:value-type="float" office:value="21" calcext:value-type="float">
            <text:p>21</text:p>
          </table:table-cell>
          <table:table-cell table:style-name="ce8" table:formula="of:=MIN([.$L$3];IF(MOD(ROW(); [.$H$3]) = 0; [.$D167] + 1; [.$D167]))" office:value-type="float" office:value="29" calcext:value-type="float">
            <text:p>29</text:p>
          </table:table-cell>
          <table:table-cell table:style-name="ce11" table:formula="of:=(([.$B168]+[.$C168])*[.$D168])/60" office:value-type="float" office:value="29" calcext:value-type="float">
            <text:p>29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68]+1" office:value-type="date" office:date-value="2022-04-24" calcext:value-type="date">
            <text:p>04/24/2022</text:p>
          </table:table-cell>
          <table:table-cell table:style-name="ce8" table:formula="of:=MIN([.$L$1];IF(MOD(ROW(); [.$H$1]) = 0; [.$B168] + 1; [.$B168]))" office:value-type="float" office:value="39" calcext:value-type="float">
            <text:p>39</text:p>
          </table:table-cell>
          <table:table-cell table:style-name="ce8" table:formula="of:=MAX([.$L$2];IF(MOD(ROW(); [.$H$2]) = 0; [.$C168] - 1; [.$C168]))" office:value-type="float" office:value="21" calcext:value-type="float">
            <text:p>21</text:p>
          </table:table-cell>
          <table:table-cell table:style-name="ce8" table:formula="of:=MIN([.$L$3];IF(MOD(ROW(); [.$H$3]) = 0; [.$D168] + 1; [.$D168]))" office:value-type="float" office:value="29" calcext:value-type="float">
            <text:p>29</text:p>
          </table:table-cell>
          <table:table-cell table:style-name="ce11" table:formula="of:=(([.$B169]+[.$C169])*[.$D169])/60" office:value-type="float" office:value="29" calcext:value-type="float">
            <text:p>29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69]+1" office:value-type="date" office:date-value="2022-04-25" calcext:value-type="date">
            <text:p>04/25/2022</text:p>
          </table:table-cell>
          <table:table-cell table:style-name="ce8" table:formula="of:=MIN([.$L$1];IF(MOD(ROW(); [.$H$1]) = 0; [.$B169] + 1; [.$B169]))" office:value-type="float" office:value="39" calcext:value-type="float">
            <text:p>39</text:p>
          </table:table-cell>
          <table:table-cell table:style-name="ce8" table:formula="of:=MAX([.$L$2];IF(MOD(ROW(); [.$H$2]) = 0; [.$C169] - 1; [.$C169]))" office:value-type="float" office:value="21" calcext:value-type="float">
            <text:p>21</text:p>
          </table:table-cell>
          <table:table-cell table:style-name="ce8" table:formula="of:=MIN([.$L$3];IF(MOD(ROW(); [.$H$3]) = 0; [.$D169] + 1; [.$D169]))" office:value-type="float" office:value="29" calcext:value-type="float">
            <text:p>29</text:p>
          </table:table-cell>
          <table:table-cell table:style-name="ce11" table:formula="of:=(([.$B170]+[.$C170])*[.$D170])/60" office:value-type="float" office:value="29" calcext:value-type="float">
            <text:p>29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70]+1" office:value-type="date" office:date-value="2022-04-26" calcext:value-type="date">
            <text:p>04/26/2022</text:p>
          </table:table-cell>
          <table:table-cell table:style-name="ce8" table:formula="of:=MIN([.$L$1];IF(MOD(ROW(); [.$H$1]) = 0; [.$B170] + 1; [.$B170]))" office:value-type="float" office:value="39" calcext:value-type="float">
            <text:p>39</text:p>
          </table:table-cell>
          <table:table-cell table:style-name="ce8" table:formula="of:=MAX([.$L$2];IF(MOD(ROW(); [.$H$2]) = 0; [.$C170] - 1; [.$C170]))" office:value-type="float" office:value="21" calcext:value-type="float">
            <text:p>21</text:p>
          </table:table-cell>
          <table:table-cell table:style-name="ce8" table:formula="of:=MIN([.$L$3];IF(MOD(ROW(); [.$H$3]) = 0; [.$D170] + 1; [.$D170]))" office:value-type="float" office:value="29" calcext:value-type="float">
            <text:p>29</text:p>
          </table:table-cell>
          <table:table-cell table:style-name="ce11" table:formula="of:=(([.$B171]+[.$C171])*[.$D171])/60" office:value-type="float" office:value="29" calcext:value-type="float">
            <text:p>29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71]+1" office:value-type="date" office:date-value="2022-04-27" calcext:value-type="date">
            <text:p>04/27/2022</text:p>
          </table:table-cell>
          <table:table-cell table:style-name="ce8" table:formula="of:=MIN([.$L$1];IF(MOD(ROW(); [.$H$1]) = 0; [.$B171] + 1; [.$B171]))" office:value-type="float" office:value="39" calcext:value-type="float">
            <text:p>39</text:p>
          </table:table-cell>
          <table:table-cell table:style-name="ce8" table:formula="of:=MAX([.$L$2];IF(MOD(ROW(); [.$H$2]) = 0; [.$C171] - 1; [.$C171]))" office:value-type="float" office:value="21" calcext:value-type="float">
            <text:p>21</text:p>
          </table:table-cell>
          <table:table-cell table:style-name="ce8" table:formula="of:=MIN([.$L$3];IF(MOD(ROW(); [.$H$3]) = 0; [.$D171] + 1; [.$D171]))" office:value-type="float" office:value="29" calcext:value-type="float">
            <text:p>29</text:p>
          </table:table-cell>
          <table:table-cell table:style-name="ce11" table:formula="of:=(([.$B172]+[.$C172])*[.$D172])/60" office:value-type="float" office:value="29" calcext:value-type="float">
            <text:p>29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72]+1" office:value-type="date" office:date-value="2022-04-28" calcext:value-type="date">
            <text:p>04/28/2022</text:p>
          </table:table-cell>
          <table:table-cell table:style-name="ce8" table:formula="of:=MIN([.$L$1];IF(MOD(ROW(); [.$H$1]) = 0; [.$B172] + 1; [.$B172]))" office:value-type="float" office:value="39" calcext:value-type="float">
            <text:p>39</text:p>
          </table:table-cell>
          <table:table-cell table:style-name="ce8" table:formula="of:=MAX([.$L$2];IF(MOD(ROW(); [.$H$2]) = 0; [.$C172] - 1; [.$C172]))" office:value-type="float" office:value="21" calcext:value-type="float">
            <text:p>21</text:p>
          </table:table-cell>
          <table:table-cell table:style-name="ce8" table:formula="of:=MIN([.$L$3];IF(MOD(ROW(); [.$H$3]) = 0; [.$D172] + 1; [.$D172]))" office:value-type="float" office:value="29" calcext:value-type="float">
            <text:p>29</text:p>
          </table:table-cell>
          <table:table-cell table:style-name="ce11" table:formula="of:=(([.$B173]+[.$C173])*[.$D173])/60" office:value-type="float" office:value="29" calcext:value-type="float">
            <text:p>29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73]+1" office:value-type="date" office:date-value="2022-04-29" calcext:value-type="date">
            <text:p>04/29/2022</text:p>
          </table:table-cell>
          <table:table-cell table:style-name="ce8" table:formula="of:=MIN([.$L$1];IF(MOD(ROW(); [.$H$1]) = 0; [.$B173] + 1; [.$B173]))" office:value-type="float" office:value="39" calcext:value-type="float">
            <text:p>39</text:p>
          </table:table-cell>
          <table:table-cell table:style-name="ce8" table:formula="of:=MAX([.$L$2];IF(MOD(ROW(); [.$H$2]) = 0; [.$C173] - 1; [.$C173]))" office:value-type="float" office:value="21" calcext:value-type="float">
            <text:p>21</text:p>
          </table:table-cell>
          <table:table-cell table:style-name="ce8" table:formula="of:=MIN([.$L$3];IF(MOD(ROW(); [.$H$3]) = 0; [.$D173] + 1; [.$D173]))" office:value-type="float" office:value="29" calcext:value-type="float">
            <text:p>29</text:p>
          </table:table-cell>
          <table:table-cell table:style-name="ce11" table:formula="of:=(([.$B174]+[.$C174])*[.$D174])/60" office:value-type="float" office:value="29" calcext:value-type="float">
            <text:p>29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74]+1" office:value-type="date" office:date-value="2022-04-30" calcext:value-type="date">
            <text:p>04/30/2022</text:p>
          </table:table-cell>
          <table:table-cell table:style-name="ce8" table:formula="of:=MIN([.$L$1];IF(MOD(ROW(); [.$H$1]) = 0; [.$B174] + 1; [.$B174]))" office:value-type="float" office:value="40" calcext:value-type="float">
            <text:p>40</text:p>
          </table:table-cell>
          <table:table-cell table:style-name="ce8" table:formula="of:=MAX([.$L$2];IF(MOD(ROW(); [.$H$2]) = 0; [.$C174] - 1; [.$C174]))" office:value-type="float" office:value="20" calcext:value-type="float">
            <text:p>20</text:p>
          </table:table-cell>
          <table:table-cell table:style-name="ce8" table:formula="of:=MIN([.$L$3];IF(MOD(ROW(); [.$H$3]) = 0; [.$D174] + 1; [.$D174]))" office:value-type="float" office:value="30" calcext:value-type="float">
            <text:p>30</text:p>
          </table:table-cell>
          <table:table-cell table:style-name="ce11" table:formula="of:=(([.$B175]+[.$C175])*[.$D175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75]+1" office:value-type="date" office:date-value="2022-05-01" calcext:value-type="date">
            <text:p>05/01/2022</text:p>
          </table:table-cell>
          <table:table-cell table:style-name="ce8" table:formula="of:=MIN([.$L$1];IF(MOD(ROW(); [.$H$1]) = 0; [.$B175] + 1; [.$B175]))" office:value-type="float" office:value="40" calcext:value-type="float">
            <text:p>40</text:p>
          </table:table-cell>
          <table:table-cell table:style-name="ce8" table:formula="of:=MAX([.$L$2];IF(MOD(ROW(); [.$H$2]) = 0; [.$C175] - 1; [.$C175]))" office:value-type="float" office:value="20" calcext:value-type="float">
            <text:p>20</text:p>
          </table:table-cell>
          <table:table-cell table:style-name="ce8" table:formula="of:=MIN([.$L$3];IF(MOD(ROW(); [.$H$3]) = 0; [.$D175] + 1; [.$D175]))" office:value-type="float" office:value="30" calcext:value-type="float">
            <text:p>30</text:p>
          </table:table-cell>
          <table:table-cell table:style-name="ce11" table:formula="of:=(([.$B176]+[.$C176])*[.$D176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76]+1" office:value-type="date" office:date-value="2022-05-02" calcext:value-type="date">
            <text:p>05/02/2022</text:p>
          </table:table-cell>
          <table:table-cell table:style-name="ce8" table:formula="of:=MIN([.$L$1];IF(MOD(ROW(); [.$H$1]) = 0; [.$B176] + 1; [.$B176]))" office:value-type="float" office:value="40" calcext:value-type="float">
            <text:p>40</text:p>
          </table:table-cell>
          <table:table-cell table:style-name="ce8" table:formula="of:=MAX([.$L$2];IF(MOD(ROW(); [.$H$2]) = 0; [.$C176] - 1; [.$C176]))" office:value-type="float" office:value="20" calcext:value-type="float">
            <text:p>20</text:p>
          </table:table-cell>
          <table:table-cell table:style-name="ce8" table:formula="of:=MIN([.$L$3];IF(MOD(ROW(); [.$H$3]) = 0; [.$D176] + 1; [.$D176]))" office:value-type="float" office:value="30" calcext:value-type="float">
            <text:p>30</text:p>
          </table:table-cell>
          <table:table-cell table:style-name="ce11" table:formula="of:=(([.$B177]+[.$C177])*[.$D177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77]+1" office:value-type="date" office:date-value="2022-05-03" calcext:value-type="date">
            <text:p>05/03/2022</text:p>
          </table:table-cell>
          <table:table-cell table:style-name="ce8" table:formula="of:=MIN([.$L$1];IF(MOD(ROW(); [.$H$1]) = 0; [.$B177] + 1; [.$B177]))" office:value-type="float" office:value="40" calcext:value-type="float">
            <text:p>40</text:p>
          </table:table-cell>
          <table:table-cell table:style-name="ce8" table:formula="of:=MAX([.$L$2];IF(MOD(ROW(); [.$H$2]) = 0; [.$C177] - 1; [.$C177]))" office:value-type="float" office:value="20" calcext:value-type="float">
            <text:p>20</text:p>
          </table:table-cell>
          <table:table-cell table:style-name="ce8" table:formula="of:=MIN([.$L$3];IF(MOD(ROW(); [.$H$3]) = 0; [.$D177] + 1; [.$D177]))" office:value-type="float" office:value="30" calcext:value-type="float">
            <text:p>30</text:p>
          </table:table-cell>
          <table:table-cell table:style-name="ce11" table:formula="of:=(([.$B178]+[.$C178])*[.$D178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78]+1" office:value-type="date" office:date-value="2022-05-04" calcext:value-type="date">
            <text:p>05/04/2022</text:p>
          </table:table-cell>
          <table:table-cell table:style-name="ce8" table:formula="of:=MIN([.$L$1];IF(MOD(ROW(); [.$H$1]) = 0; [.$B178] + 1; [.$B178]))" office:value-type="float" office:value="40" calcext:value-type="float">
            <text:p>40</text:p>
          </table:table-cell>
          <table:table-cell table:style-name="ce8" table:formula="of:=MAX([.$L$2];IF(MOD(ROW(); [.$H$2]) = 0; [.$C178] - 1; [.$C178]))" office:value-type="float" office:value="20" calcext:value-type="float">
            <text:p>20</text:p>
          </table:table-cell>
          <table:table-cell table:style-name="ce8" table:formula="of:=MIN([.$L$3];IF(MOD(ROW(); [.$H$3]) = 0; [.$D178] + 1; [.$D178]))" office:value-type="float" office:value="30" calcext:value-type="float">
            <text:p>30</text:p>
          </table:table-cell>
          <table:table-cell table:style-name="ce11" table:formula="of:=(([.$B179]+[.$C179])*[.$D179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79]+1" office:value-type="date" office:date-value="2022-05-05" calcext:value-type="date">
            <text:p>05/05/2022</text:p>
          </table:table-cell>
          <table:table-cell table:style-name="ce8" table:formula="of:=MIN([.$L$1];IF(MOD(ROW(); [.$H$1]) = 0; [.$B179] + 1; [.$B179]))" office:value-type="float" office:value="40" calcext:value-type="float">
            <text:p>40</text:p>
          </table:table-cell>
          <table:table-cell table:style-name="ce8" table:formula="of:=MAX([.$L$2];IF(MOD(ROW(); [.$H$2]) = 0; [.$C179] - 1; [.$C179]))" office:value-type="float" office:value="20" calcext:value-type="float">
            <text:p>20</text:p>
          </table:table-cell>
          <table:table-cell table:style-name="ce8" table:formula="of:=MIN([.$L$3];IF(MOD(ROW(); [.$H$3]) = 0; [.$D179] + 1; [.$D179]))" office:value-type="float" office:value="30" calcext:value-type="float">
            <text:p>30</text:p>
          </table:table-cell>
          <table:table-cell table:style-name="ce11" table:formula="of:=(([.$B180]+[.$C180])*[.$D180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80]+1" office:value-type="date" office:date-value="2022-05-06" calcext:value-type="date">
            <text:p>05/06/2022</text:p>
          </table:table-cell>
          <table:table-cell table:style-name="ce8" table:formula="of:=MIN([.$L$1];IF(MOD(ROW(); [.$H$1]) = 0; [.$B180] + 1; [.$B180]))" office:value-type="float" office:value="40" calcext:value-type="float">
            <text:p>40</text:p>
          </table:table-cell>
          <table:table-cell table:style-name="ce8" table:formula="of:=MAX([.$L$2];IF(MOD(ROW(); [.$H$2]) = 0; [.$C180] - 1; [.$C180]))" office:value-type="float" office:value="20" calcext:value-type="float">
            <text:p>20</text:p>
          </table:table-cell>
          <table:table-cell table:style-name="ce8" table:formula="of:=MIN([.$L$3];IF(MOD(ROW(); [.$H$3]) = 0; [.$D180] + 1; [.$D180]))" office:value-type="float" office:value="30" calcext:value-type="float">
            <text:p>30</text:p>
          </table:table-cell>
          <table:table-cell table:style-name="ce11" table:formula="of:=(([.$B181]+[.$C181])*[.$D181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81]+1" office:value-type="date" office:date-value="2022-05-07" calcext:value-type="date">
            <text:p>05/07/2022</text:p>
          </table:table-cell>
          <table:table-cell table:style-name="ce8" table:formula="of:=MIN([.$L$1];IF(MOD(ROW(); [.$H$1]) = 0; [.$B181] + 1; [.$B181]))" office:value-type="float" office:value="41" calcext:value-type="float">
            <text:p>41</text:p>
          </table:table-cell>
          <table:table-cell table:style-name="ce8" table:formula="of:=MAX([.$L$2];IF(MOD(ROW(); [.$H$2]) = 0; [.$C181] - 1; [.$C181]))" office:value-type="float" office:value="19" calcext:value-type="float">
            <text:p>19</text:p>
          </table:table-cell>
          <table:table-cell table:style-name="ce8" table:formula="of:=MIN([.$L$3];IF(MOD(ROW(); [.$H$3]) = 0; [.$D181] + 1; [.$D181]))" office:value-type="float" office:value="30" calcext:value-type="float">
            <text:p>30</text:p>
          </table:table-cell>
          <table:table-cell table:style-name="ce11" table:formula="of:=(([.$B182]+[.$C182])*[.$D182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82]+1" office:value-type="date" office:date-value="2022-05-08" calcext:value-type="date">
            <text:p>05/08/2022</text:p>
          </table:table-cell>
          <table:table-cell table:style-name="ce8" table:formula="of:=MIN([.$L$1];IF(MOD(ROW(); [.$H$1]) = 0; [.$B182] + 1; [.$B182]))" office:value-type="float" office:value="41" calcext:value-type="float">
            <text:p>41</text:p>
          </table:table-cell>
          <table:table-cell table:style-name="ce8" table:formula="of:=MAX([.$L$2];IF(MOD(ROW(); [.$H$2]) = 0; [.$C182] - 1; [.$C182]))" office:value-type="float" office:value="19" calcext:value-type="float">
            <text:p>19</text:p>
          </table:table-cell>
          <table:table-cell table:style-name="ce8" table:formula="of:=MIN([.$L$3];IF(MOD(ROW(); [.$H$3]) = 0; [.$D182] + 1; [.$D182]))" office:value-type="float" office:value="30" calcext:value-type="float">
            <text:p>30</text:p>
          </table:table-cell>
          <table:table-cell table:style-name="ce11" table:formula="of:=(([.$B183]+[.$C183])*[.$D183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83]+1" office:value-type="date" office:date-value="2022-05-09" calcext:value-type="date">
            <text:p>05/09/2022</text:p>
          </table:table-cell>
          <table:table-cell table:style-name="ce8" table:formula="of:=MIN([.$L$1];IF(MOD(ROW(); [.$H$1]) = 0; [.$B183] + 1; [.$B183]))" office:value-type="float" office:value="41" calcext:value-type="float">
            <text:p>41</text:p>
          </table:table-cell>
          <table:table-cell table:style-name="ce8" table:formula="of:=MAX([.$L$2];IF(MOD(ROW(); [.$H$2]) = 0; [.$C183] - 1; [.$C183]))" office:value-type="float" office:value="19" calcext:value-type="float">
            <text:p>19</text:p>
          </table:table-cell>
          <table:table-cell table:style-name="ce8" table:formula="of:=MIN([.$L$3];IF(MOD(ROW(); [.$H$3]) = 0; [.$D183] + 1; [.$D183]))" office:value-type="float" office:value="30" calcext:value-type="float">
            <text:p>30</text:p>
          </table:table-cell>
          <table:table-cell table:style-name="ce11" table:formula="of:=(([.$B184]+[.$C184])*[.$D184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84]+1" office:value-type="date" office:date-value="2022-05-10" calcext:value-type="date">
            <text:p>05/10/2022</text:p>
          </table:table-cell>
          <table:table-cell table:style-name="ce8" table:formula="of:=MIN([.$L$1];IF(MOD(ROW(); [.$H$1]) = 0; [.$B184] + 1; [.$B184]))" office:value-type="float" office:value="41" calcext:value-type="float">
            <text:p>41</text:p>
          </table:table-cell>
          <table:table-cell table:style-name="ce8" table:formula="of:=MAX([.$L$2];IF(MOD(ROW(); [.$H$2]) = 0; [.$C184] - 1; [.$C184]))" office:value-type="float" office:value="19" calcext:value-type="float">
            <text:p>19</text:p>
          </table:table-cell>
          <table:table-cell table:style-name="ce8" table:formula="of:=MIN([.$L$3];IF(MOD(ROW(); [.$H$3]) = 0; [.$D184] + 1; [.$D184]))" office:value-type="float" office:value="30" calcext:value-type="float">
            <text:p>30</text:p>
          </table:table-cell>
          <table:table-cell table:style-name="ce11" table:formula="of:=(([.$B185]+[.$C185])*[.$D185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85]+1" office:value-type="date" office:date-value="2022-05-11" calcext:value-type="date">
            <text:p>05/11/2022</text:p>
          </table:table-cell>
          <table:table-cell table:style-name="ce8" table:formula="of:=MIN([.$L$1];IF(MOD(ROW(); [.$H$1]) = 0; [.$B185] + 1; [.$B185]))" office:value-type="float" office:value="41" calcext:value-type="float">
            <text:p>41</text:p>
          </table:table-cell>
          <table:table-cell table:style-name="ce8" table:formula="of:=MAX([.$L$2];IF(MOD(ROW(); [.$H$2]) = 0; [.$C185] - 1; [.$C185]))" office:value-type="float" office:value="19" calcext:value-type="float">
            <text:p>19</text:p>
          </table:table-cell>
          <table:table-cell table:style-name="ce8" table:formula="of:=MIN([.$L$3];IF(MOD(ROW(); [.$H$3]) = 0; [.$D185] + 1; [.$D185]))" office:value-type="float" office:value="30" calcext:value-type="float">
            <text:p>30</text:p>
          </table:table-cell>
          <table:table-cell table:style-name="ce11" table:formula="of:=(([.$B186]+[.$C186])*[.$D186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86]+1" office:value-type="date" office:date-value="2022-05-12" calcext:value-type="date">
            <text:p>05/12/2022</text:p>
          </table:table-cell>
          <table:table-cell table:style-name="ce8" table:formula="of:=MIN([.$L$1];IF(MOD(ROW(); [.$H$1]) = 0; [.$B186] + 1; [.$B186]))" office:value-type="float" office:value="41" calcext:value-type="float">
            <text:p>41</text:p>
          </table:table-cell>
          <table:table-cell table:style-name="ce8" table:formula="of:=MAX([.$L$2];IF(MOD(ROW(); [.$H$2]) = 0; [.$C186] - 1; [.$C186]))" office:value-type="float" office:value="19" calcext:value-type="float">
            <text:p>19</text:p>
          </table:table-cell>
          <table:table-cell table:style-name="ce8" table:formula="of:=MIN([.$L$3];IF(MOD(ROW(); [.$H$3]) = 0; [.$D186] + 1; [.$D186]))" office:value-type="float" office:value="30" calcext:value-type="float">
            <text:p>30</text:p>
          </table:table-cell>
          <table:table-cell table:style-name="ce11" table:formula="of:=(([.$B187]+[.$C187])*[.$D187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87]+1" office:value-type="date" office:date-value="2022-05-13" calcext:value-type="date">
            <text:p>05/13/2022</text:p>
          </table:table-cell>
          <table:table-cell table:style-name="ce8" table:formula="of:=MIN([.$L$1];IF(MOD(ROW(); [.$H$1]) = 0; [.$B187] + 1; [.$B187]))" office:value-type="float" office:value="41" calcext:value-type="float">
            <text:p>41</text:p>
          </table:table-cell>
          <table:table-cell table:style-name="ce8" table:formula="of:=MAX([.$L$2];IF(MOD(ROW(); [.$H$2]) = 0; [.$C187] - 1; [.$C187]))" office:value-type="float" office:value="19" calcext:value-type="float">
            <text:p>19</text:p>
          </table:table-cell>
          <table:table-cell table:style-name="ce8" table:formula="of:=MIN([.$L$3];IF(MOD(ROW(); [.$H$3]) = 0; [.$D187] + 1; [.$D187]))" office:value-type="float" office:value="30" calcext:value-type="float">
            <text:p>30</text:p>
          </table:table-cell>
          <table:table-cell table:style-name="ce11" table:formula="of:=(([.$B188]+[.$C188])*[.$D188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88]+1" office:value-type="date" office:date-value="2022-05-14" calcext:value-type="date">
            <text:p>05/14/2022</text:p>
          </table:table-cell>
          <table:table-cell table:style-name="ce8" table:formula="of:=MIN([.$L$1];IF(MOD(ROW(); [.$H$1]) = 0; [.$B188] + 1; [.$B188]))" office:value-type="float" office:value="42" calcext:value-type="float">
            <text:p>42</text:p>
          </table:table-cell>
          <table:table-cell table:style-name="ce8" table:formula="of:=MAX([.$L$2];IF(MOD(ROW(); [.$H$2]) = 0; [.$C188] - 1; [.$C188]))" office:value-type="float" office:value="18" calcext:value-type="float">
            <text:p>18</text:p>
          </table:table-cell>
          <table:table-cell table:style-name="ce8" table:formula="of:=MIN([.$L$3];IF(MOD(ROW(); [.$H$3]) = 0; [.$D188] + 1; [.$D188]))" office:value-type="float" office:value="30" calcext:value-type="float">
            <text:p>30</text:p>
          </table:table-cell>
          <table:table-cell table:style-name="ce11" table:formula="of:=(([.$B189]+[.$C189])*[.$D189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89]+1" office:value-type="date" office:date-value="2022-05-15" calcext:value-type="date">
            <text:p>05/15/2022</text:p>
          </table:table-cell>
          <table:table-cell table:style-name="ce8" table:formula="of:=MIN([.$L$1];IF(MOD(ROW(); [.$H$1]) = 0; [.$B189] + 1; [.$B189]))" office:value-type="float" office:value="42" calcext:value-type="float">
            <text:p>42</text:p>
          </table:table-cell>
          <table:table-cell table:style-name="ce8" table:formula="of:=MAX([.$L$2];IF(MOD(ROW(); [.$H$2]) = 0; [.$C189] - 1; [.$C189]))" office:value-type="float" office:value="18" calcext:value-type="float">
            <text:p>18</text:p>
          </table:table-cell>
          <table:table-cell table:style-name="ce8" table:formula="of:=MIN([.$L$3];IF(MOD(ROW(); [.$H$3]) = 0; [.$D189] + 1; [.$D189]))" office:value-type="float" office:value="30" calcext:value-type="float">
            <text:p>30</text:p>
          </table:table-cell>
          <table:table-cell table:style-name="ce11" table:formula="of:=(([.$B190]+[.$C190])*[.$D190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90]+1" office:value-type="date" office:date-value="2022-05-16" calcext:value-type="date">
            <text:p>05/16/2022</text:p>
          </table:table-cell>
          <table:table-cell table:style-name="ce8" table:formula="of:=MIN([.$L$1];IF(MOD(ROW(); [.$H$1]) = 0; [.$B190] + 1; [.$B190]))" office:value-type="float" office:value="42" calcext:value-type="float">
            <text:p>42</text:p>
          </table:table-cell>
          <table:table-cell table:style-name="ce8" table:formula="of:=MAX([.$L$2];IF(MOD(ROW(); [.$H$2]) = 0; [.$C190] - 1; [.$C190]))" office:value-type="float" office:value="18" calcext:value-type="float">
            <text:p>18</text:p>
          </table:table-cell>
          <table:table-cell table:style-name="ce8" table:formula="of:=MIN([.$L$3];IF(MOD(ROW(); [.$H$3]) = 0; [.$D190] + 1; [.$D190]))" office:value-type="float" office:value="30" calcext:value-type="float">
            <text:p>30</text:p>
          </table:table-cell>
          <table:table-cell table:style-name="ce11" table:formula="of:=(([.$B191]+[.$C191])*[.$D191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91]+1" office:value-type="date" office:date-value="2022-05-17" calcext:value-type="date">
            <text:p>05/17/2022</text:p>
          </table:table-cell>
          <table:table-cell table:style-name="ce8" table:formula="of:=MIN([.$L$1];IF(MOD(ROW(); [.$H$1]) = 0; [.$B191] + 1; [.$B191]))" office:value-type="float" office:value="42" calcext:value-type="float">
            <text:p>42</text:p>
          </table:table-cell>
          <table:table-cell table:style-name="ce8" table:formula="of:=MAX([.$L$2];IF(MOD(ROW(); [.$H$2]) = 0; [.$C191] - 1; [.$C191]))" office:value-type="float" office:value="18" calcext:value-type="float">
            <text:p>18</text:p>
          </table:table-cell>
          <table:table-cell table:style-name="ce8" table:formula="of:=MIN([.$L$3];IF(MOD(ROW(); [.$H$3]) = 0; [.$D191] + 1; [.$D191]))" office:value-type="float" office:value="30" calcext:value-type="float">
            <text:p>30</text:p>
          </table:table-cell>
          <table:table-cell table:style-name="ce11" table:formula="of:=(([.$B192]+[.$C192])*[.$D192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92]+1" office:value-type="date" office:date-value="2022-05-18" calcext:value-type="date">
            <text:p>05/18/2022</text:p>
          </table:table-cell>
          <table:table-cell table:style-name="ce8" table:formula="of:=MIN([.$L$1];IF(MOD(ROW(); [.$H$1]) = 0; [.$B192] + 1; [.$B192]))" office:value-type="float" office:value="42" calcext:value-type="float">
            <text:p>42</text:p>
          </table:table-cell>
          <table:table-cell table:style-name="ce8" table:formula="of:=MAX([.$L$2];IF(MOD(ROW(); [.$H$2]) = 0; [.$C192] - 1; [.$C192]))" office:value-type="float" office:value="18" calcext:value-type="float">
            <text:p>18</text:p>
          </table:table-cell>
          <table:table-cell table:style-name="ce8" table:formula="of:=MIN([.$L$3];IF(MOD(ROW(); [.$H$3]) = 0; [.$D192] + 1; [.$D192]))" office:value-type="float" office:value="30" calcext:value-type="float">
            <text:p>30</text:p>
          </table:table-cell>
          <table:table-cell table:style-name="ce11" table:formula="of:=(([.$B193]+[.$C193])*[.$D193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93]+1" office:value-type="date" office:date-value="2022-05-19" calcext:value-type="date">
            <text:p>05/19/2022</text:p>
          </table:table-cell>
          <table:table-cell table:style-name="ce8" table:formula="of:=MIN([.$L$1];IF(MOD(ROW(); [.$H$1]) = 0; [.$B193] + 1; [.$B193]))" office:value-type="float" office:value="42" calcext:value-type="float">
            <text:p>42</text:p>
          </table:table-cell>
          <table:table-cell table:style-name="ce8" table:formula="of:=MAX([.$L$2];IF(MOD(ROW(); [.$H$2]) = 0; [.$C193] - 1; [.$C193]))" office:value-type="float" office:value="18" calcext:value-type="float">
            <text:p>18</text:p>
          </table:table-cell>
          <table:table-cell table:style-name="ce8" table:formula="of:=MIN([.$L$3];IF(MOD(ROW(); [.$H$3]) = 0; [.$D193] + 1; [.$D193]))" office:value-type="float" office:value="30" calcext:value-type="float">
            <text:p>30</text:p>
          </table:table-cell>
          <table:table-cell table:style-name="ce11" table:formula="of:=(([.$B194]+[.$C194])*[.$D194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94]+1" office:value-type="date" office:date-value="2022-05-20" calcext:value-type="date">
            <text:p>05/20/2022</text:p>
          </table:table-cell>
          <table:table-cell table:style-name="ce8" table:formula="of:=MIN([.$L$1];IF(MOD(ROW(); [.$H$1]) = 0; [.$B194] + 1; [.$B194]))" office:value-type="float" office:value="42" calcext:value-type="float">
            <text:p>42</text:p>
          </table:table-cell>
          <table:table-cell table:style-name="ce8" table:formula="of:=MAX([.$L$2];IF(MOD(ROW(); [.$H$2]) = 0; [.$C194] - 1; [.$C194]))" office:value-type="float" office:value="18" calcext:value-type="float">
            <text:p>18</text:p>
          </table:table-cell>
          <table:table-cell table:style-name="ce8" table:formula="of:=MIN([.$L$3];IF(MOD(ROW(); [.$H$3]) = 0; [.$D194] + 1; [.$D194]))" office:value-type="float" office:value="30" calcext:value-type="float">
            <text:p>30</text:p>
          </table:table-cell>
          <table:table-cell table:style-name="ce11" table:formula="of:=(([.$B195]+[.$C195])*[.$D195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95]+1" office:value-type="date" office:date-value="2022-05-21" calcext:value-type="date">
            <text:p>05/21/2022</text:p>
          </table:table-cell>
          <table:table-cell table:style-name="ce8" table:formula="of:=MIN([.$L$1];IF(MOD(ROW(); [.$H$1]) = 0; [.$B195] + 1; [.$B195]))" office:value-type="float" office:value="43" calcext:value-type="float">
            <text:p>43</text:p>
          </table:table-cell>
          <table:table-cell table:style-name="ce8" table:formula="of:=MAX([.$L$2];IF(MOD(ROW(); [.$H$2]) = 0; [.$C195] - 1; [.$C195]))" office:value-type="float" office:value="17" calcext:value-type="float">
            <text:p>17</text:p>
          </table:table-cell>
          <table:table-cell table:style-name="ce8" table:formula="of:=MIN([.$L$3];IF(MOD(ROW(); [.$H$3]) = 0; [.$D195] + 1; [.$D195]))" office:value-type="float" office:value="30" calcext:value-type="float">
            <text:p>30</text:p>
          </table:table-cell>
          <table:table-cell table:style-name="ce11" table:formula="of:=(([.$B196]+[.$C196])*[.$D196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96]+1" office:value-type="date" office:date-value="2022-05-22" calcext:value-type="date">
            <text:p>05/22/2022</text:p>
          </table:table-cell>
          <table:table-cell table:style-name="ce8" table:formula="of:=MIN([.$L$1];IF(MOD(ROW(); [.$H$1]) = 0; [.$B196] + 1; [.$B196]))" office:value-type="float" office:value="43" calcext:value-type="float">
            <text:p>43</text:p>
          </table:table-cell>
          <table:table-cell table:style-name="ce8" table:formula="of:=MAX([.$L$2];IF(MOD(ROW(); [.$H$2]) = 0; [.$C196] - 1; [.$C196]))" office:value-type="float" office:value="17" calcext:value-type="float">
            <text:p>17</text:p>
          </table:table-cell>
          <table:table-cell table:style-name="ce8" table:formula="of:=MIN([.$L$3];IF(MOD(ROW(); [.$H$3]) = 0; [.$D196] + 1; [.$D196]))" office:value-type="float" office:value="30" calcext:value-type="float">
            <text:p>30</text:p>
          </table:table-cell>
          <table:table-cell table:style-name="ce11" table:formula="of:=(([.$B197]+[.$C197])*[.$D197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97]+1" office:value-type="date" office:date-value="2022-05-23" calcext:value-type="date">
            <text:p>05/23/2022</text:p>
          </table:table-cell>
          <table:table-cell table:style-name="ce8" table:formula="of:=MIN([.$L$1];IF(MOD(ROW(); [.$H$1]) = 0; [.$B197] + 1; [.$B197]))" office:value-type="float" office:value="43" calcext:value-type="float">
            <text:p>43</text:p>
          </table:table-cell>
          <table:table-cell table:style-name="ce8" table:formula="of:=MAX([.$L$2];IF(MOD(ROW(); [.$H$2]) = 0; [.$C197] - 1; [.$C197]))" office:value-type="float" office:value="17" calcext:value-type="float">
            <text:p>17</text:p>
          </table:table-cell>
          <table:table-cell table:style-name="ce8" table:formula="of:=MIN([.$L$3];IF(MOD(ROW(); [.$H$3]) = 0; [.$D197] + 1; [.$D197]))" office:value-type="float" office:value="30" calcext:value-type="float">
            <text:p>30</text:p>
          </table:table-cell>
          <table:table-cell table:style-name="ce11" table:formula="of:=(([.$B198]+[.$C198])*[.$D198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98]+1" office:value-type="date" office:date-value="2022-05-24" calcext:value-type="date">
            <text:p>05/24/2022</text:p>
          </table:table-cell>
          <table:table-cell table:style-name="ce8" table:formula="of:=MIN([.$L$1];IF(MOD(ROW(); [.$H$1]) = 0; [.$B198] + 1; [.$B198]))" office:value-type="float" office:value="43" calcext:value-type="float">
            <text:p>43</text:p>
          </table:table-cell>
          <table:table-cell table:style-name="ce8" table:formula="of:=MAX([.$L$2];IF(MOD(ROW(); [.$H$2]) = 0; [.$C198] - 1; [.$C198]))" office:value-type="float" office:value="17" calcext:value-type="float">
            <text:p>17</text:p>
          </table:table-cell>
          <table:table-cell table:style-name="ce8" table:formula="of:=MIN([.$L$3];IF(MOD(ROW(); [.$H$3]) = 0; [.$D198] + 1; [.$D198]))" office:value-type="float" office:value="30" calcext:value-type="float">
            <text:p>30</text:p>
          </table:table-cell>
          <table:table-cell table:style-name="ce11" table:formula="of:=(([.$B199]+[.$C199])*[.$D199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199]+1" office:value-type="date" office:date-value="2022-05-25" calcext:value-type="date">
            <text:p>05/25/2022</text:p>
          </table:table-cell>
          <table:table-cell table:style-name="ce8" table:formula="of:=MIN([.$L$1];IF(MOD(ROW(); [.$H$1]) = 0; [.$B199] + 1; [.$B199]))" office:value-type="float" office:value="43" calcext:value-type="float">
            <text:p>43</text:p>
          </table:table-cell>
          <table:table-cell table:style-name="ce8" table:formula="of:=MAX([.$L$2];IF(MOD(ROW(); [.$H$2]) = 0; [.$C199] - 1; [.$C199]))" office:value-type="float" office:value="17" calcext:value-type="float">
            <text:p>17</text:p>
          </table:table-cell>
          <table:table-cell table:style-name="ce8" table:formula="of:=MIN([.$L$3];IF(MOD(ROW(); [.$H$3]) = 0; [.$D199] + 1; [.$D199]))" office:value-type="float" office:value="30" calcext:value-type="float">
            <text:p>30</text:p>
          </table:table-cell>
          <table:table-cell table:style-name="ce11" table:formula="of:=(([.$B200]+[.$C200])*[.$D200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00]+1" office:value-type="date" office:date-value="2022-05-26" calcext:value-type="date">
            <text:p>05/26/2022</text:p>
          </table:table-cell>
          <table:table-cell table:style-name="ce8" table:formula="of:=MIN([.$L$1];IF(MOD(ROW(); [.$H$1]) = 0; [.$B200] + 1; [.$B200]))" office:value-type="float" office:value="43" calcext:value-type="float">
            <text:p>43</text:p>
          </table:table-cell>
          <table:table-cell table:style-name="ce8" table:formula="of:=MAX([.$L$2];IF(MOD(ROW(); [.$H$2]) = 0; [.$C200] - 1; [.$C200]))" office:value-type="float" office:value="17" calcext:value-type="float">
            <text:p>17</text:p>
          </table:table-cell>
          <table:table-cell table:style-name="ce8" table:formula="of:=MIN([.$L$3];IF(MOD(ROW(); [.$H$3]) = 0; [.$D200] + 1; [.$D200]))" office:value-type="float" office:value="30" calcext:value-type="float">
            <text:p>30</text:p>
          </table:table-cell>
          <table:table-cell table:style-name="ce11" table:formula="of:=(([.$B201]+[.$C201])*[.$D201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01]+1" office:value-type="date" office:date-value="2022-05-27" calcext:value-type="date">
            <text:p>05/27/2022</text:p>
          </table:table-cell>
          <table:table-cell table:style-name="ce8" table:formula="of:=MIN([.$L$1];IF(MOD(ROW(); [.$H$1]) = 0; [.$B201] + 1; [.$B201]))" office:value-type="float" office:value="43" calcext:value-type="float">
            <text:p>43</text:p>
          </table:table-cell>
          <table:table-cell table:style-name="ce8" table:formula="of:=MAX([.$L$2];IF(MOD(ROW(); [.$H$2]) = 0; [.$C201] - 1; [.$C201]))" office:value-type="float" office:value="17" calcext:value-type="float">
            <text:p>17</text:p>
          </table:table-cell>
          <table:table-cell table:style-name="ce8" table:formula="of:=MIN([.$L$3];IF(MOD(ROW(); [.$H$3]) = 0; [.$D201] + 1; [.$D201]))" office:value-type="float" office:value="30" calcext:value-type="float">
            <text:p>30</text:p>
          </table:table-cell>
          <table:table-cell table:style-name="ce11" table:formula="of:=(([.$B202]+[.$C202])*[.$D202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02]+1" office:value-type="date" office:date-value="2022-05-28" calcext:value-type="date">
            <text:p>05/28/2022</text:p>
          </table:table-cell>
          <table:table-cell table:style-name="ce8" table:formula="of:=MIN([.$L$1];IF(MOD(ROW(); [.$H$1]) = 0; [.$B202] + 1; [.$B202]))" office:value-type="float" office:value="44" calcext:value-type="float">
            <text:p>44</text:p>
          </table:table-cell>
          <table:table-cell table:style-name="ce8" table:formula="of:=MAX([.$L$2];IF(MOD(ROW(); [.$H$2]) = 0; [.$C202] - 1; [.$C202]))" office:value-type="float" office:value="16" calcext:value-type="float">
            <text:p>16</text:p>
          </table:table-cell>
          <table:table-cell table:style-name="ce8" table:formula="of:=MIN([.$L$3];IF(MOD(ROW(); [.$H$3]) = 0; [.$D202] + 1; [.$D202]))" office:value-type="float" office:value="30" calcext:value-type="float">
            <text:p>30</text:p>
          </table:table-cell>
          <table:table-cell table:style-name="ce11" table:formula="of:=(([.$B203]+[.$C203])*[.$D203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03]+1" office:value-type="date" office:date-value="2022-05-29" calcext:value-type="date">
            <text:p>05/29/2022</text:p>
          </table:table-cell>
          <table:table-cell table:style-name="ce8" table:formula="of:=MIN([.$L$1];IF(MOD(ROW(); [.$H$1]) = 0; [.$B203] + 1; [.$B203]))" office:value-type="float" office:value="44" calcext:value-type="float">
            <text:p>44</text:p>
          </table:table-cell>
          <table:table-cell table:style-name="ce8" table:formula="of:=MAX([.$L$2];IF(MOD(ROW(); [.$H$2]) = 0; [.$C203] - 1; [.$C203]))" office:value-type="float" office:value="16" calcext:value-type="float">
            <text:p>16</text:p>
          </table:table-cell>
          <table:table-cell table:style-name="ce8" table:formula="of:=MIN([.$L$3];IF(MOD(ROW(); [.$H$3]) = 0; [.$D203] + 1; [.$D203]))" office:value-type="float" office:value="30" calcext:value-type="float">
            <text:p>30</text:p>
          </table:table-cell>
          <table:table-cell table:style-name="ce11" table:formula="of:=(([.$B204]+[.$C204])*[.$D204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04]+1" office:value-type="date" office:date-value="2022-05-30" calcext:value-type="date">
            <text:p>05/30/2022</text:p>
          </table:table-cell>
          <table:table-cell table:style-name="ce8" table:formula="of:=MIN([.$L$1];IF(MOD(ROW(); [.$H$1]) = 0; [.$B204] + 1; [.$B204]))" office:value-type="float" office:value="44" calcext:value-type="float">
            <text:p>44</text:p>
          </table:table-cell>
          <table:table-cell table:style-name="ce8" table:formula="of:=MAX([.$L$2];IF(MOD(ROW(); [.$H$2]) = 0; [.$C204] - 1; [.$C204]))" office:value-type="float" office:value="16" calcext:value-type="float">
            <text:p>16</text:p>
          </table:table-cell>
          <table:table-cell table:style-name="ce8" table:formula="of:=MIN([.$L$3];IF(MOD(ROW(); [.$H$3]) = 0; [.$D204] + 1; [.$D204]))" office:value-type="float" office:value="30" calcext:value-type="float">
            <text:p>30</text:p>
          </table:table-cell>
          <table:table-cell table:style-name="ce11" table:formula="of:=(([.$B205]+[.$C205])*[.$D205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05]+1" office:value-type="date" office:date-value="2022-05-31" calcext:value-type="date">
            <text:p>05/31/2022</text:p>
          </table:table-cell>
          <table:table-cell table:style-name="ce8" table:formula="of:=MIN([.$L$1];IF(MOD(ROW(); [.$H$1]) = 0; [.$B205] + 1; [.$B205]))" office:value-type="float" office:value="44" calcext:value-type="float">
            <text:p>44</text:p>
          </table:table-cell>
          <table:table-cell table:style-name="ce8" table:formula="of:=MAX([.$L$2];IF(MOD(ROW(); [.$H$2]) = 0; [.$C205] - 1; [.$C205]))" office:value-type="float" office:value="16" calcext:value-type="float">
            <text:p>16</text:p>
          </table:table-cell>
          <table:table-cell table:style-name="ce8" table:formula="of:=MIN([.$L$3];IF(MOD(ROW(); [.$H$3]) = 0; [.$D205] + 1; [.$D205]))" office:value-type="float" office:value="30" calcext:value-type="float">
            <text:p>30</text:p>
          </table:table-cell>
          <table:table-cell table:style-name="ce11" table:formula="of:=(([.$B206]+[.$C206])*[.$D206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06]+1" office:value-type="date" office:date-value="2022-06-01" calcext:value-type="date">
            <text:p>06/01/2022</text:p>
          </table:table-cell>
          <table:table-cell table:style-name="ce8" table:formula="of:=MIN([.$L$1];IF(MOD(ROW(); [.$H$1]) = 0; [.$B206] + 1; [.$B206]))" office:value-type="float" office:value="44" calcext:value-type="float">
            <text:p>44</text:p>
          </table:table-cell>
          <table:table-cell table:style-name="ce8" table:formula="of:=MAX([.$L$2];IF(MOD(ROW(); [.$H$2]) = 0; [.$C206] - 1; [.$C206]))" office:value-type="float" office:value="16" calcext:value-type="float">
            <text:p>16</text:p>
          </table:table-cell>
          <table:table-cell table:style-name="ce8" table:formula="of:=MIN([.$L$3];IF(MOD(ROW(); [.$H$3]) = 0; [.$D206] + 1; [.$D206]))" office:value-type="float" office:value="30" calcext:value-type="float">
            <text:p>30</text:p>
          </table:table-cell>
          <table:table-cell table:style-name="ce11" table:formula="of:=(([.$B207]+[.$C207])*[.$D207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07]+1" office:value-type="date" office:date-value="2022-06-02" calcext:value-type="date">
            <text:p>06/02/2022</text:p>
          </table:table-cell>
          <table:table-cell table:style-name="ce8" table:formula="of:=MIN([.$L$1];IF(MOD(ROW(); [.$H$1]) = 0; [.$B207] + 1; [.$B207]))" office:value-type="float" office:value="44" calcext:value-type="float">
            <text:p>44</text:p>
          </table:table-cell>
          <table:table-cell table:style-name="ce8" table:formula="of:=MAX([.$L$2];IF(MOD(ROW(); [.$H$2]) = 0; [.$C207] - 1; [.$C207]))" office:value-type="float" office:value="16" calcext:value-type="float">
            <text:p>16</text:p>
          </table:table-cell>
          <table:table-cell table:style-name="ce8" table:formula="of:=MIN([.$L$3];IF(MOD(ROW(); [.$H$3]) = 0; [.$D207] + 1; [.$D207]))" office:value-type="float" office:value="30" calcext:value-type="float">
            <text:p>30</text:p>
          </table:table-cell>
          <table:table-cell table:style-name="ce11" table:formula="of:=(([.$B208]+[.$C208])*[.$D208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08]+1" office:value-type="date" office:date-value="2022-06-03" calcext:value-type="date">
            <text:p>06/03/2022</text:p>
          </table:table-cell>
          <table:table-cell table:style-name="ce8" table:formula="of:=MIN([.$L$1];IF(MOD(ROW(); [.$H$1]) = 0; [.$B208] + 1; [.$B208]))" office:value-type="float" office:value="44" calcext:value-type="float">
            <text:p>44</text:p>
          </table:table-cell>
          <table:table-cell table:style-name="ce8" table:formula="of:=MAX([.$L$2];IF(MOD(ROW(); [.$H$2]) = 0; [.$C208] - 1; [.$C208]))" office:value-type="float" office:value="16" calcext:value-type="float">
            <text:p>16</text:p>
          </table:table-cell>
          <table:table-cell table:style-name="ce8" table:formula="of:=MIN([.$L$3];IF(MOD(ROW(); [.$H$3]) = 0; [.$D208] + 1; [.$D208]))" office:value-type="float" office:value="30" calcext:value-type="float">
            <text:p>30</text:p>
          </table:table-cell>
          <table:table-cell table:style-name="ce11" table:formula="of:=(([.$B209]+[.$C209])*[.$D209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09]+1" office:value-type="date" office:date-value="2022-06-04" calcext:value-type="date">
            <text:p>06/04/2022</text:p>
          </table:table-cell>
          <table:table-cell table:style-name="ce8" table:formula="of:=MIN([.$L$1];IF(MOD(ROW(); [.$H$1]) = 0; [.$B209] + 1; [.$B209]))" office:value-type="float" office:value="45" calcext:value-type="float">
            <text:p>45</text:p>
          </table:table-cell>
          <table:table-cell table:style-name="ce8" table:formula="of:=MAX([.$L$2];IF(MOD(ROW(); [.$H$2]) = 0; [.$C209] - 1; [.$C209]))" office:value-type="float" office:value="15" calcext:value-type="float">
            <text:p>15</text:p>
          </table:table-cell>
          <table:table-cell table:style-name="ce8" table:formula="of:=MIN([.$L$3];IF(MOD(ROW(); [.$H$3]) = 0; [.$D209] + 1; [.$D209]))" office:value-type="float" office:value="30" calcext:value-type="float">
            <text:p>30</text:p>
          </table:table-cell>
          <table:table-cell table:style-name="ce11" table:formula="of:=(([.$B210]+[.$C210])*[.$D210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10]+1" office:value-type="date" office:date-value="2022-06-05" calcext:value-type="date">
            <text:p>06/05/2022</text:p>
          </table:table-cell>
          <table:table-cell table:style-name="ce8" table:formula="of:=MIN([.$L$1];IF(MOD(ROW(); [.$H$1]) = 0; [.$B210] + 1; [.$B210]))" office:value-type="float" office:value="45" calcext:value-type="float">
            <text:p>45</text:p>
          </table:table-cell>
          <table:table-cell table:style-name="ce8" table:formula="of:=MAX([.$L$2];IF(MOD(ROW(); [.$H$2]) = 0; [.$C210] - 1; [.$C210]))" office:value-type="float" office:value="15" calcext:value-type="float">
            <text:p>15</text:p>
          </table:table-cell>
          <table:table-cell table:style-name="ce8" table:formula="of:=MIN([.$L$3];IF(MOD(ROW(); [.$H$3]) = 0; [.$D210] + 1; [.$D210]))" office:value-type="float" office:value="30" calcext:value-type="float">
            <text:p>30</text:p>
          </table:table-cell>
          <table:table-cell table:style-name="ce11" table:formula="of:=(([.$B211]+[.$C211])*[.$D211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11]+1" office:value-type="date" office:date-value="2022-06-06" calcext:value-type="date">
            <text:p>06/06/2022</text:p>
          </table:table-cell>
          <table:table-cell table:style-name="ce8" table:formula="of:=MIN([.$L$1];IF(MOD(ROW(); [.$H$1]) = 0; [.$B211] + 1; [.$B211]))" office:value-type="float" office:value="45" calcext:value-type="float">
            <text:p>45</text:p>
          </table:table-cell>
          <table:table-cell table:style-name="ce8" table:formula="of:=MAX([.$L$2];IF(MOD(ROW(); [.$H$2]) = 0; [.$C211] - 1; [.$C211]))" office:value-type="float" office:value="15" calcext:value-type="float">
            <text:p>15</text:p>
          </table:table-cell>
          <table:table-cell table:style-name="ce8" table:formula="of:=MIN([.$L$3];IF(MOD(ROW(); [.$H$3]) = 0; [.$D211] + 1; [.$D211]))" office:value-type="float" office:value="30" calcext:value-type="float">
            <text:p>30</text:p>
          </table:table-cell>
          <table:table-cell table:style-name="ce11" table:formula="of:=(([.$B212]+[.$C212])*[.$D212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12]+1" office:value-type="date" office:date-value="2022-06-07" calcext:value-type="date">
            <text:p>06/07/2022</text:p>
          </table:table-cell>
          <table:table-cell table:style-name="ce8" table:formula="of:=MIN([.$L$1];IF(MOD(ROW(); [.$H$1]) = 0; [.$B212] + 1; [.$B212]))" office:value-type="float" office:value="45" calcext:value-type="float">
            <text:p>45</text:p>
          </table:table-cell>
          <table:table-cell table:style-name="ce8" table:formula="of:=MAX([.$L$2];IF(MOD(ROW(); [.$H$2]) = 0; [.$C212] - 1; [.$C212]))" office:value-type="float" office:value="15" calcext:value-type="float">
            <text:p>15</text:p>
          </table:table-cell>
          <table:table-cell table:style-name="ce8" table:formula="of:=MIN([.$L$3];IF(MOD(ROW(); [.$H$3]) = 0; [.$D212] + 1; [.$D212]))" office:value-type="float" office:value="30" calcext:value-type="float">
            <text:p>30</text:p>
          </table:table-cell>
          <table:table-cell table:style-name="ce11" table:formula="of:=(([.$B213]+[.$C213])*[.$D213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13]+1" office:value-type="date" office:date-value="2022-06-08" calcext:value-type="date">
            <text:p>06/08/2022</text:p>
          </table:table-cell>
          <table:table-cell table:style-name="ce8" table:formula="of:=MIN([.$L$1];IF(MOD(ROW(); [.$H$1]) = 0; [.$B213] + 1; [.$B213]))" office:value-type="float" office:value="45" calcext:value-type="float">
            <text:p>45</text:p>
          </table:table-cell>
          <table:table-cell table:style-name="ce8" table:formula="of:=MAX([.$L$2];IF(MOD(ROW(); [.$H$2]) = 0; [.$C213] - 1; [.$C213]))" office:value-type="float" office:value="15" calcext:value-type="float">
            <text:p>15</text:p>
          </table:table-cell>
          <table:table-cell table:style-name="ce8" table:formula="of:=MIN([.$L$3];IF(MOD(ROW(); [.$H$3]) = 0; [.$D213] + 1; [.$D213]))" office:value-type="float" office:value="30" calcext:value-type="float">
            <text:p>30</text:p>
          </table:table-cell>
          <table:table-cell table:style-name="ce11" table:formula="of:=(([.$B214]+[.$C214])*[.$D214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14]+1" office:value-type="date" office:date-value="2022-06-09" calcext:value-type="date">
            <text:p>06/09/2022</text:p>
          </table:table-cell>
          <table:table-cell table:style-name="ce8" table:formula="of:=MIN([.$L$1];IF(MOD(ROW(); [.$H$1]) = 0; [.$B214] + 1; [.$B214]))" office:value-type="float" office:value="45" calcext:value-type="float">
            <text:p>45</text:p>
          </table:table-cell>
          <table:table-cell table:style-name="ce8" table:formula="of:=MAX([.$L$2];IF(MOD(ROW(); [.$H$2]) = 0; [.$C214] - 1; [.$C214]))" office:value-type="float" office:value="15" calcext:value-type="float">
            <text:p>15</text:p>
          </table:table-cell>
          <table:table-cell table:style-name="ce8" table:formula="of:=MIN([.$L$3];IF(MOD(ROW(); [.$H$3]) = 0; [.$D214] + 1; [.$D214]))" office:value-type="float" office:value="30" calcext:value-type="float">
            <text:p>30</text:p>
          </table:table-cell>
          <table:table-cell table:style-name="ce11" table:formula="of:=(([.$B215]+[.$C215])*[.$D215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15]+1" office:value-type="date" office:date-value="2022-06-10" calcext:value-type="date">
            <text:p>06/10/2022</text:p>
          </table:table-cell>
          <table:table-cell table:style-name="ce8" table:formula="of:=MIN([.$L$1];IF(MOD(ROW(); [.$H$1]) = 0; [.$B215] + 1; [.$B215]))" office:value-type="float" office:value="45" calcext:value-type="float">
            <text:p>45</text:p>
          </table:table-cell>
          <table:table-cell table:style-name="ce8" table:formula="of:=MAX([.$L$2];IF(MOD(ROW(); [.$H$2]) = 0; [.$C215] - 1; [.$C215]))" office:value-type="float" office:value="15" calcext:value-type="float">
            <text:p>15</text:p>
          </table:table-cell>
          <table:table-cell table:style-name="ce8" table:formula="of:=MIN([.$L$3];IF(MOD(ROW(); [.$H$3]) = 0; [.$D215] + 1; [.$D215]))" office:value-type="float" office:value="30" calcext:value-type="float">
            <text:p>30</text:p>
          </table:table-cell>
          <table:table-cell table:style-name="ce11" table:formula="of:=(([.$B216]+[.$C216])*[.$D216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16]+1" office:value-type="date" office:date-value="2022-06-11" calcext:value-type="date">
            <text:p>06/11/2022</text:p>
          </table:table-cell>
          <table:table-cell table:style-name="ce8" table:formula="of:=MIN([.$L$1];IF(MOD(ROW(); [.$H$1]) = 0; [.$B216] + 1; [.$B216]))" office:value-type="float" office:value="46" calcext:value-type="float">
            <text:p>46</text:p>
          </table:table-cell>
          <table:table-cell table:style-name="ce8" table:formula="of:=MAX([.$L$2];IF(MOD(ROW(); [.$H$2]) = 0; [.$C216] - 1; [.$C216]))" office:value-type="float" office:value="14" calcext:value-type="float">
            <text:p>14</text:p>
          </table:table-cell>
          <table:table-cell table:style-name="ce8" table:formula="of:=MIN([.$L$3];IF(MOD(ROW(); [.$H$3]) = 0; [.$D216] + 1; [.$D216]))" office:value-type="float" office:value="30" calcext:value-type="float">
            <text:p>30</text:p>
          </table:table-cell>
          <table:table-cell table:style-name="ce11" table:formula="of:=(([.$B217]+[.$C217])*[.$D217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17]+1" office:value-type="date" office:date-value="2022-06-12" calcext:value-type="date">
            <text:p>06/12/2022</text:p>
          </table:table-cell>
          <table:table-cell table:style-name="ce8" table:formula="of:=MIN([.$L$1];IF(MOD(ROW(); [.$H$1]) = 0; [.$B217] + 1; [.$B217]))" office:value-type="float" office:value="46" calcext:value-type="float">
            <text:p>46</text:p>
          </table:table-cell>
          <table:table-cell table:style-name="ce8" table:formula="of:=MAX([.$L$2];IF(MOD(ROW(); [.$H$2]) = 0; [.$C217] - 1; [.$C217]))" office:value-type="float" office:value="14" calcext:value-type="float">
            <text:p>14</text:p>
          </table:table-cell>
          <table:table-cell table:style-name="ce8" table:formula="of:=MIN([.$L$3];IF(MOD(ROW(); [.$H$3]) = 0; [.$D217] + 1; [.$D217]))" office:value-type="float" office:value="30" calcext:value-type="float">
            <text:p>30</text:p>
          </table:table-cell>
          <table:table-cell table:style-name="ce11" table:formula="of:=(([.$B218]+[.$C218])*[.$D218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18]+1" office:value-type="date" office:date-value="2022-06-13" calcext:value-type="date">
            <text:p>06/13/2022</text:p>
          </table:table-cell>
          <table:table-cell table:style-name="ce8" table:formula="of:=MIN([.$L$1];IF(MOD(ROW(); [.$H$1]) = 0; [.$B218] + 1; [.$B218]))" office:value-type="float" office:value="46" calcext:value-type="float">
            <text:p>46</text:p>
          </table:table-cell>
          <table:table-cell table:style-name="ce8" table:formula="of:=MAX([.$L$2];IF(MOD(ROW(); [.$H$2]) = 0; [.$C218] - 1; [.$C218]))" office:value-type="float" office:value="14" calcext:value-type="float">
            <text:p>14</text:p>
          </table:table-cell>
          <table:table-cell table:style-name="ce8" table:formula="of:=MIN([.$L$3];IF(MOD(ROW(); [.$H$3]) = 0; [.$D218] + 1; [.$D218]))" office:value-type="float" office:value="30" calcext:value-type="float">
            <text:p>30</text:p>
          </table:table-cell>
          <table:table-cell table:style-name="ce11" table:formula="of:=(([.$B219]+[.$C219])*[.$D219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19]+1" office:value-type="date" office:date-value="2022-06-14" calcext:value-type="date">
            <text:p>06/14/2022</text:p>
          </table:table-cell>
          <table:table-cell table:style-name="ce8" table:formula="of:=MIN([.$L$1];IF(MOD(ROW(); [.$H$1]) = 0; [.$B219] + 1; [.$B219]))" office:value-type="float" office:value="46" calcext:value-type="float">
            <text:p>46</text:p>
          </table:table-cell>
          <table:table-cell table:style-name="ce8" table:formula="of:=MAX([.$L$2];IF(MOD(ROW(); [.$H$2]) = 0; [.$C219] - 1; [.$C219]))" office:value-type="float" office:value="14" calcext:value-type="float">
            <text:p>14</text:p>
          </table:table-cell>
          <table:table-cell table:style-name="ce8" table:formula="of:=MIN([.$L$3];IF(MOD(ROW(); [.$H$3]) = 0; [.$D219] + 1; [.$D219]))" office:value-type="float" office:value="30" calcext:value-type="float">
            <text:p>30</text:p>
          </table:table-cell>
          <table:table-cell table:style-name="ce11" table:formula="of:=(([.$B220]+[.$C220])*[.$D220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20]+1" office:value-type="date" office:date-value="2022-06-15" calcext:value-type="date">
            <text:p>06/15/2022</text:p>
          </table:table-cell>
          <table:table-cell table:style-name="ce8" table:formula="of:=MIN([.$L$1];IF(MOD(ROW(); [.$H$1]) = 0; [.$B220] + 1; [.$B220]))" office:value-type="float" office:value="46" calcext:value-type="float">
            <text:p>46</text:p>
          </table:table-cell>
          <table:table-cell table:style-name="ce8" table:formula="of:=MAX([.$L$2];IF(MOD(ROW(); [.$H$2]) = 0; [.$C220] - 1; [.$C220]))" office:value-type="float" office:value="14" calcext:value-type="float">
            <text:p>14</text:p>
          </table:table-cell>
          <table:table-cell table:style-name="ce8" table:formula="of:=MIN([.$L$3];IF(MOD(ROW(); [.$H$3]) = 0; [.$D220] + 1; [.$D220]))" office:value-type="float" office:value="30" calcext:value-type="float">
            <text:p>30</text:p>
          </table:table-cell>
          <table:table-cell table:style-name="ce11" table:formula="of:=(([.$B221]+[.$C221])*[.$D221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21]+1" office:value-type="date" office:date-value="2022-06-16" calcext:value-type="date">
            <text:p>06/16/2022</text:p>
          </table:table-cell>
          <table:table-cell table:style-name="ce8" table:formula="of:=MIN([.$L$1];IF(MOD(ROW(); [.$H$1]) = 0; [.$B221] + 1; [.$B221]))" office:value-type="float" office:value="46" calcext:value-type="float">
            <text:p>46</text:p>
          </table:table-cell>
          <table:table-cell table:style-name="ce8" table:formula="of:=MAX([.$L$2];IF(MOD(ROW(); [.$H$2]) = 0; [.$C221] - 1; [.$C221]))" office:value-type="float" office:value="14" calcext:value-type="float">
            <text:p>14</text:p>
          </table:table-cell>
          <table:table-cell table:style-name="ce8" table:formula="of:=MIN([.$L$3];IF(MOD(ROW(); [.$H$3]) = 0; [.$D221] + 1; [.$D221]))" office:value-type="float" office:value="30" calcext:value-type="float">
            <text:p>30</text:p>
          </table:table-cell>
          <table:table-cell table:style-name="ce11" table:formula="of:=(([.$B222]+[.$C222])*[.$D222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22]+1" office:value-type="date" office:date-value="2022-06-17" calcext:value-type="date">
            <text:p>06/17/2022</text:p>
          </table:table-cell>
          <table:table-cell table:style-name="ce8" table:formula="of:=MIN([.$L$1];IF(MOD(ROW(); [.$H$1]) = 0; [.$B222] + 1; [.$B222]))" office:value-type="float" office:value="46" calcext:value-type="float">
            <text:p>46</text:p>
          </table:table-cell>
          <table:table-cell table:style-name="ce8" table:formula="of:=MAX([.$L$2];IF(MOD(ROW(); [.$H$2]) = 0; [.$C222] - 1; [.$C222]))" office:value-type="float" office:value="14" calcext:value-type="float">
            <text:p>14</text:p>
          </table:table-cell>
          <table:table-cell table:style-name="ce8" table:formula="of:=MIN([.$L$3];IF(MOD(ROW(); [.$H$3]) = 0; [.$D222] + 1; [.$D222]))" office:value-type="float" office:value="30" calcext:value-type="float">
            <text:p>30</text:p>
          </table:table-cell>
          <table:table-cell table:style-name="ce11" table:formula="of:=(([.$B223]+[.$C223])*[.$D223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23]+1" office:value-type="date" office:date-value="2022-06-18" calcext:value-type="date">
            <text:p>06/18/2022</text:p>
          </table:table-cell>
          <table:table-cell table:style-name="ce8" table:formula="of:=MIN([.$L$1];IF(MOD(ROW(); [.$H$1]) = 0; [.$B223] + 1; [.$B223]))" office:value-type="float" office:value="47" calcext:value-type="float">
            <text:p>47</text:p>
          </table:table-cell>
          <table:table-cell table:style-name="ce8" table:formula="of:=MAX([.$L$2];IF(MOD(ROW(); [.$H$2]) = 0; [.$C223] - 1; [.$C223]))" office:value-type="float" office:value="13" calcext:value-type="float">
            <text:p>13</text:p>
          </table:table-cell>
          <table:table-cell table:style-name="ce8" table:formula="of:=MIN([.$L$3];IF(MOD(ROW(); [.$H$3]) = 0; [.$D223] + 1; [.$D223]))" office:value-type="float" office:value="30" calcext:value-type="float">
            <text:p>30</text:p>
          </table:table-cell>
          <table:table-cell table:style-name="ce11" table:formula="of:=(([.$B224]+[.$C224])*[.$D224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24]+1" office:value-type="date" office:date-value="2022-06-19" calcext:value-type="date">
            <text:p>06/19/2022</text:p>
          </table:table-cell>
          <table:table-cell table:style-name="ce8" table:formula="of:=MIN([.$L$1];IF(MOD(ROW(); [.$H$1]) = 0; [.$B224] + 1; [.$B224]))" office:value-type="float" office:value="47" calcext:value-type="float">
            <text:p>47</text:p>
          </table:table-cell>
          <table:table-cell table:style-name="ce8" table:formula="of:=MAX([.$L$2];IF(MOD(ROW(); [.$H$2]) = 0; [.$C224] - 1; [.$C224]))" office:value-type="float" office:value="13" calcext:value-type="float">
            <text:p>13</text:p>
          </table:table-cell>
          <table:table-cell table:style-name="ce8" table:formula="of:=MIN([.$L$3];IF(MOD(ROW(); [.$H$3]) = 0; [.$D224] + 1; [.$D224]))" office:value-type="float" office:value="30" calcext:value-type="float">
            <text:p>30</text:p>
          </table:table-cell>
          <table:table-cell table:style-name="ce11" table:formula="of:=(([.$B225]+[.$C225])*[.$D225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25]+1" office:value-type="date" office:date-value="2022-06-20" calcext:value-type="date">
            <text:p>06/20/2022</text:p>
          </table:table-cell>
          <table:table-cell table:style-name="ce8" table:formula="of:=MIN([.$L$1];IF(MOD(ROW(); [.$H$1]) = 0; [.$B225] + 1; [.$B225]))" office:value-type="float" office:value="47" calcext:value-type="float">
            <text:p>47</text:p>
          </table:table-cell>
          <table:table-cell table:style-name="ce8" table:formula="of:=MAX([.$L$2];IF(MOD(ROW(); [.$H$2]) = 0; [.$C225] - 1; [.$C225]))" office:value-type="float" office:value="13" calcext:value-type="float">
            <text:p>13</text:p>
          </table:table-cell>
          <table:table-cell table:style-name="ce8" table:formula="of:=MIN([.$L$3];IF(MOD(ROW(); [.$H$3]) = 0; [.$D225] + 1; [.$D225]))" office:value-type="float" office:value="30" calcext:value-type="float">
            <text:p>30</text:p>
          </table:table-cell>
          <table:table-cell table:style-name="ce11" table:formula="of:=(([.$B226]+[.$C226])*[.$D226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26]+1" office:value-type="date" office:date-value="2022-06-21" calcext:value-type="date">
            <text:p>06/21/2022</text:p>
          </table:table-cell>
          <table:table-cell table:style-name="ce8" table:formula="of:=MIN([.$L$1];IF(MOD(ROW(); [.$H$1]) = 0; [.$B226] + 1; [.$B226]))" office:value-type="float" office:value="47" calcext:value-type="float">
            <text:p>47</text:p>
          </table:table-cell>
          <table:table-cell table:style-name="ce8" table:formula="of:=MAX([.$L$2];IF(MOD(ROW(); [.$H$2]) = 0; [.$C226] - 1; [.$C226]))" office:value-type="float" office:value="13" calcext:value-type="float">
            <text:p>13</text:p>
          </table:table-cell>
          <table:table-cell table:style-name="ce8" table:formula="of:=MIN([.$L$3];IF(MOD(ROW(); [.$H$3]) = 0; [.$D226] + 1; [.$D226]))" office:value-type="float" office:value="30" calcext:value-type="float">
            <text:p>30</text:p>
          </table:table-cell>
          <table:table-cell table:style-name="ce11" table:formula="of:=(([.$B227]+[.$C227])*[.$D227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27]+1" office:value-type="date" office:date-value="2022-06-22" calcext:value-type="date">
            <text:p>06/22/2022</text:p>
          </table:table-cell>
          <table:table-cell table:style-name="ce8" table:formula="of:=MIN([.$L$1];IF(MOD(ROW(); [.$H$1]) = 0; [.$B227] + 1; [.$B227]))" office:value-type="float" office:value="47" calcext:value-type="float">
            <text:p>47</text:p>
          </table:table-cell>
          <table:table-cell table:style-name="ce8" table:formula="of:=MAX([.$L$2];IF(MOD(ROW(); [.$H$2]) = 0; [.$C227] - 1; [.$C227]))" office:value-type="float" office:value="13" calcext:value-type="float">
            <text:p>13</text:p>
          </table:table-cell>
          <table:table-cell table:style-name="ce8" table:formula="of:=MIN([.$L$3];IF(MOD(ROW(); [.$H$3]) = 0; [.$D227] + 1; [.$D227]))" office:value-type="float" office:value="30" calcext:value-type="float">
            <text:p>30</text:p>
          </table:table-cell>
          <table:table-cell table:style-name="ce11" table:formula="of:=(([.$B228]+[.$C228])*[.$D228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28]+1" office:value-type="date" office:date-value="2022-06-23" calcext:value-type="date">
            <text:p>06/23/2022</text:p>
          </table:table-cell>
          <table:table-cell table:style-name="ce8" table:formula="of:=MIN([.$L$1];IF(MOD(ROW(); [.$H$1]) = 0; [.$B228] + 1; [.$B228]))" office:value-type="float" office:value="47" calcext:value-type="float">
            <text:p>47</text:p>
          </table:table-cell>
          <table:table-cell table:style-name="ce8" table:formula="of:=MAX([.$L$2];IF(MOD(ROW(); [.$H$2]) = 0; [.$C228] - 1; [.$C228]))" office:value-type="float" office:value="13" calcext:value-type="float">
            <text:p>13</text:p>
          </table:table-cell>
          <table:table-cell table:style-name="ce8" table:formula="of:=MIN([.$L$3];IF(MOD(ROW(); [.$H$3]) = 0; [.$D228] + 1; [.$D228]))" office:value-type="float" office:value="30" calcext:value-type="float">
            <text:p>30</text:p>
          </table:table-cell>
          <table:table-cell table:style-name="ce11" table:formula="of:=(([.$B229]+[.$C229])*[.$D229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29]+1" office:value-type="date" office:date-value="2022-06-24" calcext:value-type="date">
            <text:p>06/24/2022</text:p>
          </table:table-cell>
          <table:table-cell table:style-name="ce8" table:formula="of:=MIN([.$L$1];IF(MOD(ROW(); [.$H$1]) = 0; [.$B229] + 1; [.$B229]))" office:value-type="float" office:value="47" calcext:value-type="float">
            <text:p>47</text:p>
          </table:table-cell>
          <table:table-cell table:style-name="ce8" table:formula="of:=MAX([.$L$2];IF(MOD(ROW(); [.$H$2]) = 0; [.$C229] - 1; [.$C229]))" office:value-type="float" office:value="13" calcext:value-type="float">
            <text:p>13</text:p>
          </table:table-cell>
          <table:table-cell table:style-name="ce8" table:formula="of:=MIN([.$L$3];IF(MOD(ROW(); [.$H$3]) = 0; [.$D229] + 1; [.$D229]))" office:value-type="float" office:value="30" calcext:value-type="float">
            <text:p>30</text:p>
          </table:table-cell>
          <table:table-cell table:style-name="ce11" table:formula="of:=(([.$B230]+[.$C230])*[.$D230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30]+1" office:value-type="date" office:date-value="2022-06-25" calcext:value-type="date">
            <text:p>06/25/2022</text:p>
          </table:table-cell>
          <table:table-cell table:style-name="ce8" table:formula="of:=MIN([.$L$1];IF(MOD(ROW(); [.$H$1]) = 0; [.$B230] + 1; [.$B230]))" office:value-type="float" office:value="48" calcext:value-type="float">
            <text:p>48</text:p>
          </table:table-cell>
          <table:table-cell table:style-name="ce8" table:formula="of:=MAX([.$L$2];IF(MOD(ROW(); [.$H$2]) = 0; [.$C230] - 1; [.$C230]))" office:value-type="float" office:value="12" calcext:value-type="float">
            <text:p>12</text:p>
          </table:table-cell>
          <table:table-cell table:style-name="ce8" table:formula="of:=MIN([.$L$3];IF(MOD(ROW(); [.$H$3]) = 0; [.$D230] + 1; [.$D230]))" office:value-type="float" office:value="30" calcext:value-type="float">
            <text:p>30</text:p>
          </table:table-cell>
          <table:table-cell table:style-name="ce11" table:formula="of:=(([.$B231]+[.$C231])*[.$D231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31]+1" office:value-type="date" office:date-value="2022-06-26" calcext:value-type="date">
            <text:p>06/26/2022</text:p>
          </table:table-cell>
          <table:table-cell table:style-name="ce8" table:formula="of:=MIN([.$L$1];IF(MOD(ROW(); [.$H$1]) = 0; [.$B231] + 1; [.$B231]))" office:value-type="float" office:value="48" calcext:value-type="float">
            <text:p>48</text:p>
          </table:table-cell>
          <table:table-cell table:style-name="ce8" table:formula="of:=MAX([.$L$2];IF(MOD(ROW(); [.$H$2]) = 0; [.$C231] - 1; [.$C231]))" office:value-type="float" office:value="12" calcext:value-type="float">
            <text:p>12</text:p>
          </table:table-cell>
          <table:table-cell table:style-name="ce8" table:formula="of:=MIN([.$L$3];IF(MOD(ROW(); [.$H$3]) = 0; [.$D231] + 1; [.$D231]))" office:value-type="float" office:value="30" calcext:value-type="float">
            <text:p>30</text:p>
          </table:table-cell>
          <table:table-cell table:style-name="ce11" table:formula="of:=(([.$B232]+[.$C232])*[.$D232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32]+1" office:value-type="date" office:date-value="2022-06-27" calcext:value-type="date">
            <text:p>06/27/2022</text:p>
          </table:table-cell>
          <table:table-cell table:style-name="ce8" table:formula="of:=MIN([.$L$1];IF(MOD(ROW(); [.$H$1]) = 0; [.$B232] + 1; [.$B232]))" office:value-type="float" office:value="48" calcext:value-type="float">
            <text:p>48</text:p>
          </table:table-cell>
          <table:table-cell table:style-name="ce8" table:formula="of:=MAX([.$L$2];IF(MOD(ROW(); [.$H$2]) = 0; [.$C232] - 1; [.$C232]))" office:value-type="float" office:value="12" calcext:value-type="float">
            <text:p>12</text:p>
          </table:table-cell>
          <table:table-cell table:style-name="ce8" table:formula="of:=MIN([.$L$3];IF(MOD(ROW(); [.$H$3]) = 0; [.$D232] + 1; [.$D232]))" office:value-type="float" office:value="30" calcext:value-type="float">
            <text:p>30</text:p>
          </table:table-cell>
          <table:table-cell table:style-name="ce11" table:formula="of:=(([.$B233]+[.$C233])*[.$D233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33]+1" office:value-type="date" office:date-value="2022-06-28" calcext:value-type="date">
            <text:p>06/28/2022</text:p>
          </table:table-cell>
          <table:table-cell table:style-name="ce8" table:formula="of:=MIN([.$L$1];IF(MOD(ROW(); [.$H$1]) = 0; [.$B233] + 1; [.$B233]))" office:value-type="float" office:value="48" calcext:value-type="float">
            <text:p>48</text:p>
          </table:table-cell>
          <table:table-cell table:style-name="ce8" table:formula="of:=MAX([.$L$2];IF(MOD(ROW(); [.$H$2]) = 0; [.$C233] - 1; [.$C233]))" office:value-type="float" office:value="12" calcext:value-type="float">
            <text:p>12</text:p>
          </table:table-cell>
          <table:table-cell table:style-name="ce8" table:formula="of:=MIN([.$L$3];IF(MOD(ROW(); [.$H$3]) = 0; [.$D233] + 1; [.$D233]))" office:value-type="float" office:value="30" calcext:value-type="float">
            <text:p>30</text:p>
          </table:table-cell>
          <table:table-cell table:style-name="ce11" table:formula="of:=(([.$B234]+[.$C234])*[.$D234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34]+1" office:value-type="date" office:date-value="2022-06-29" calcext:value-type="date">
            <text:p>06/29/2022</text:p>
          </table:table-cell>
          <table:table-cell table:style-name="ce8" table:formula="of:=MIN([.$L$1];IF(MOD(ROW(); [.$H$1]) = 0; [.$B234] + 1; [.$B234]))" office:value-type="float" office:value="48" calcext:value-type="float">
            <text:p>48</text:p>
          </table:table-cell>
          <table:table-cell table:style-name="ce8" table:formula="of:=MAX([.$L$2];IF(MOD(ROW(); [.$H$2]) = 0; [.$C234] - 1; [.$C234]))" office:value-type="float" office:value="12" calcext:value-type="float">
            <text:p>12</text:p>
          </table:table-cell>
          <table:table-cell table:style-name="ce8" table:formula="of:=MIN([.$L$3];IF(MOD(ROW(); [.$H$3]) = 0; [.$D234] + 1; [.$D234]))" office:value-type="float" office:value="30" calcext:value-type="float">
            <text:p>30</text:p>
          </table:table-cell>
          <table:table-cell table:style-name="ce11" table:formula="of:=(([.$B235]+[.$C235])*[.$D235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35]+1" office:value-type="date" office:date-value="2022-06-30" calcext:value-type="date">
            <text:p>06/30/2022</text:p>
          </table:table-cell>
          <table:table-cell table:style-name="ce8" table:formula="of:=MIN([.$L$1];IF(MOD(ROW(); [.$H$1]) = 0; [.$B235] + 1; [.$B235]))" office:value-type="float" office:value="48" calcext:value-type="float">
            <text:p>48</text:p>
          </table:table-cell>
          <table:table-cell table:style-name="ce8" table:formula="of:=MAX([.$L$2];IF(MOD(ROW(); [.$H$2]) = 0; [.$C235] - 1; [.$C235]))" office:value-type="float" office:value="12" calcext:value-type="float">
            <text:p>12</text:p>
          </table:table-cell>
          <table:table-cell table:style-name="ce8" table:formula="of:=MIN([.$L$3];IF(MOD(ROW(); [.$H$3]) = 0; [.$D235] + 1; [.$D235]))" office:value-type="float" office:value="30" calcext:value-type="float">
            <text:p>30</text:p>
          </table:table-cell>
          <table:table-cell table:style-name="ce11" table:formula="of:=(([.$B236]+[.$C236])*[.$D236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36]+1" office:value-type="date" office:date-value="2022-07-01" calcext:value-type="date">
            <text:p>07/01/2022</text:p>
          </table:table-cell>
          <table:table-cell table:style-name="ce8" table:formula="of:=MIN([.$L$1];IF(MOD(ROW(); [.$H$1]) = 0; [.$B236] + 1; [.$B236]))" office:value-type="float" office:value="48" calcext:value-type="float">
            <text:p>48</text:p>
          </table:table-cell>
          <table:table-cell table:style-name="ce8" table:formula="of:=MAX([.$L$2];IF(MOD(ROW(); [.$H$2]) = 0; [.$C236] - 1; [.$C236]))" office:value-type="float" office:value="12" calcext:value-type="float">
            <text:p>12</text:p>
          </table:table-cell>
          <table:table-cell table:style-name="ce8" table:formula="of:=MIN([.$L$3];IF(MOD(ROW(); [.$H$3]) = 0; [.$D236] + 1; [.$D236]))" office:value-type="float" office:value="30" calcext:value-type="float">
            <text:p>30</text:p>
          </table:table-cell>
          <table:table-cell table:style-name="ce11" table:formula="of:=(([.$B237]+[.$C237])*[.$D237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37]+1" office:value-type="date" office:date-value="2022-07-02" calcext:value-type="date">
            <text:p>07/02/2022</text:p>
          </table:table-cell>
          <table:table-cell table:style-name="ce8" table:formula="of:=MIN([.$L$1];IF(MOD(ROW(); [.$H$1]) = 0; [.$B237] + 1; [.$B237]))" office:value-type="float" office:value="49" calcext:value-type="float">
            <text:p>49</text:p>
          </table:table-cell>
          <table:table-cell table:style-name="ce8" table:formula="of:=MAX([.$L$2];IF(MOD(ROW(); [.$H$2]) = 0; [.$C237] - 1; [.$C237]))" office:value-type="float" office:value="11" calcext:value-type="float">
            <text:p>11</text:p>
          </table:table-cell>
          <table:table-cell table:style-name="ce8" table:formula="of:=MIN([.$L$3];IF(MOD(ROW(); [.$H$3]) = 0; [.$D237] + 1; [.$D237]))" office:value-type="float" office:value="30" calcext:value-type="float">
            <text:p>30</text:p>
          </table:table-cell>
          <table:table-cell table:style-name="ce11" table:formula="of:=(([.$B238]+[.$C238])*[.$D238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38]+1" office:value-type="date" office:date-value="2022-07-03" calcext:value-type="date">
            <text:p>07/03/2022</text:p>
          </table:table-cell>
          <table:table-cell table:style-name="ce8" table:formula="of:=MIN([.$L$1];IF(MOD(ROW(); [.$H$1]) = 0; [.$B238] + 1; [.$B238]))" office:value-type="float" office:value="49" calcext:value-type="float">
            <text:p>49</text:p>
          </table:table-cell>
          <table:table-cell table:style-name="ce8" table:formula="of:=MAX([.$L$2];IF(MOD(ROW(); [.$H$2]) = 0; [.$C238] - 1; [.$C238]))" office:value-type="float" office:value="11" calcext:value-type="float">
            <text:p>11</text:p>
          </table:table-cell>
          <table:table-cell table:style-name="ce8" table:formula="of:=MIN([.$L$3];IF(MOD(ROW(); [.$H$3]) = 0; [.$D238] + 1; [.$D238]))" office:value-type="float" office:value="30" calcext:value-type="float">
            <text:p>30</text:p>
          </table:table-cell>
          <table:table-cell table:style-name="ce11" table:formula="of:=(([.$B239]+[.$C239])*[.$D239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39]+1" office:value-type="date" office:date-value="2022-07-04" calcext:value-type="date">
            <text:p>07/04/2022</text:p>
          </table:table-cell>
          <table:table-cell table:style-name="ce8" table:formula="of:=MIN([.$L$1];IF(MOD(ROW(); [.$H$1]) = 0; [.$B239] + 1; [.$B239]))" office:value-type="float" office:value="49" calcext:value-type="float">
            <text:p>49</text:p>
          </table:table-cell>
          <table:table-cell table:style-name="ce8" table:formula="of:=MAX([.$L$2];IF(MOD(ROW(); [.$H$2]) = 0; [.$C239] - 1; [.$C239]))" office:value-type="float" office:value="11" calcext:value-type="float">
            <text:p>11</text:p>
          </table:table-cell>
          <table:table-cell table:style-name="ce8" table:formula="of:=MIN([.$L$3];IF(MOD(ROW(); [.$H$3]) = 0; [.$D239] + 1; [.$D239]))" office:value-type="float" office:value="30" calcext:value-type="float">
            <text:p>30</text:p>
          </table:table-cell>
          <table:table-cell table:style-name="ce11" table:formula="of:=(([.$B240]+[.$C240])*[.$D240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40]+1" office:value-type="date" office:date-value="2022-07-05" calcext:value-type="date">
            <text:p>07/05/2022</text:p>
          </table:table-cell>
          <table:table-cell table:style-name="ce8" table:formula="of:=MIN([.$L$1];IF(MOD(ROW(); [.$H$1]) = 0; [.$B240] + 1; [.$B240]))" office:value-type="float" office:value="49" calcext:value-type="float">
            <text:p>49</text:p>
          </table:table-cell>
          <table:table-cell table:style-name="ce8" table:formula="of:=MAX([.$L$2];IF(MOD(ROW(); [.$H$2]) = 0; [.$C240] - 1; [.$C240]))" office:value-type="float" office:value="11" calcext:value-type="float">
            <text:p>11</text:p>
          </table:table-cell>
          <table:table-cell table:style-name="ce8" table:formula="of:=MIN([.$L$3];IF(MOD(ROW(); [.$H$3]) = 0; [.$D240] + 1; [.$D240]))" office:value-type="float" office:value="30" calcext:value-type="float">
            <text:p>30</text:p>
          </table:table-cell>
          <table:table-cell table:style-name="ce11" table:formula="of:=(([.$B241]+[.$C241])*[.$D241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41]+1" office:value-type="date" office:date-value="2022-07-06" calcext:value-type="date">
            <text:p>07/06/2022</text:p>
          </table:table-cell>
          <table:table-cell table:style-name="ce8" table:formula="of:=MIN([.$L$1];IF(MOD(ROW(); [.$H$1]) = 0; [.$B241] + 1; [.$B241]))" office:value-type="float" office:value="49" calcext:value-type="float">
            <text:p>49</text:p>
          </table:table-cell>
          <table:table-cell table:style-name="ce8" table:formula="of:=MAX([.$L$2];IF(MOD(ROW(); [.$H$2]) = 0; [.$C241] - 1; [.$C241]))" office:value-type="float" office:value="11" calcext:value-type="float">
            <text:p>11</text:p>
          </table:table-cell>
          <table:table-cell table:style-name="ce8" table:formula="of:=MIN([.$L$3];IF(MOD(ROW(); [.$H$3]) = 0; [.$D241] + 1; [.$D241]))" office:value-type="float" office:value="30" calcext:value-type="float">
            <text:p>30</text:p>
          </table:table-cell>
          <table:table-cell table:style-name="ce11" table:formula="of:=(([.$B242]+[.$C242])*[.$D242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42]+1" office:value-type="date" office:date-value="2022-07-07" calcext:value-type="date">
            <text:p>07/07/2022</text:p>
          </table:table-cell>
          <table:table-cell table:style-name="ce8" table:formula="of:=MIN([.$L$1];IF(MOD(ROW(); [.$H$1]) = 0; [.$B242] + 1; [.$B242]))" office:value-type="float" office:value="49" calcext:value-type="float">
            <text:p>49</text:p>
          </table:table-cell>
          <table:table-cell table:style-name="ce8" table:formula="of:=MAX([.$L$2];IF(MOD(ROW(); [.$H$2]) = 0; [.$C242] - 1; [.$C242]))" office:value-type="float" office:value="11" calcext:value-type="float">
            <text:p>11</text:p>
          </table:table-cell>
          <table:table-cell table:style-name="ce8" table:formula="of:=MIN([.$L$3];IF(MOD(ROW(); [.$H$3]) = 0; [.$D242] + 1; [.$D242]))" office:value-type="float" office:value="30" calcext:value-type="float">
            <text:p>30</text:p>
          </table:table-cell>
          <table:table-cell table:style-name="ce11" table:formula="of:=(([.$B243]+[.$C243])*[.$D243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43]+1" office:value-type="date" office:date-value="2022-07-08" calcext:value-type="date">
            <text:p>07/08/2022</text:p>
          </table:table-cell>
          <table:table-cell table:style-name="ce8" table:formula="of:=MIN([.$L$1];IF(MOD(ROW(); [.$H$1]) = 0; [.$B243] + 1; [.$B243]))" office:value-type="float" office:value="49" calcext:value-type="float">
            <text:p>49</text:p>
          </table:table-cell>
          <table:table-cell table:style-name="ce8" table:formula="of:=MAX([.$L$2];IF(MOD(ROW(); [.$H$2]) = 0; [.$C243] - 1; [.$C243]))" office:value-type="float" office:value="11" calcext:value-type="float">
            <text:p>11</text:p>
          </table:table-cell>
          <table:table-cell table:style-name="ce8" table:formula="of:=MIN([.$L$3];IF(MOD(ROW(); [.$H$3]) = 0; [.$D243] + 1; [.$D243]))" office:value-type="float" office:value="30" calcext:value-type="float">
            <text:p>30</text:p>
          </table:table-cell>
          <table:table-cell table:style-name="ce11" table:formula="of:=(([.$B244]+[.$C244])*[.$D244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44]+1" office:value-type="date" office:date-value="2022-07-09" calcext:value-type="date">
            <text:p>07/09/2022</text:p>
          </table:table-cell>
          <table:table-cell table:style-name="ce8" table:formula="of:=MIN([.$L$1];IF(MOD(ROW(); [.$H$1]) = 0; [.$B244] + 1; [.$B244]))" office:value-type="float" office:value="50" calcext:value-type="float">
            <text:p>50</text:p>
          </table:table-cell>
          <table:table-cell table:style-name="ce8" table:formula="of:=MAX([.$L$2];IF(MOD(ROW(); [.$H$2]) = 0; [.$C244] - 1; [.$C244]))" office:value-type="float" office:value="10" calcext:value-type="float">
            <text:p>10</text:p>
          </table:table-cell>
          <table:table-cell table:style-name="ce8" table:formula="of:=MIN([.$L$3];IF(MOD(ROW(); [.$H$3]) = 0; [.$D244] + 1; [.$D244]))" office:value-type="float" office:value="30" calcext:value-type="float">
            <text:p>30</text:p>
          </table:table-cell>
          <table:table-cell table:style-name="ce11" table:formula="of:=(([.$B245]+[.$C245])*[.$D245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45]+1" office:value-type="date" office:date-value="2022-07-10" calcext:value-type="date">
            <text:p>07/10/2022</text:p>
          </table:table-cell>
          <table:table-cell table:style-name="ce8" table:formula="of:=MIN([.$L$1];IF(MOD(ROW(); [.$H$1]) = 0; [.$B245] + 1; [.$B245]))" office:value-type="float" office:value="50" calcext:value-type="float">
            <text:p>50</text:p>
          </table:table-cell>
          <table:table-cell table:style-name="ce8" table:formula="of:=MAX([.$L$2];IF(MOD(ROW(); [.$H$2]) = 0; [.$C245] - 1; [.$C245]))" office:value-type="float" office:value="10" calcext:value-type="float">
            <text:p>10</text:p>
          </table:table-cell>
          <table:table-cell table:style-name="ce8" table:formula="of:=MIN([.$L$3];IF(MOD(ROW(); [.$H$3]) = 0; [.$D245] + 1; [.$D245]))" office:value-type="float" office:value="30" calcext:value-type="float">
            <text:p>30</text:p>
          </table:table-cell>
          <table:table-cell table:style-name="ce11" table:formula="of:=(([.$B246]+[.$C246])*[.$D246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46]+1" office:value-type="date" office:date-value="2022-07-11" calcext:value-type="date">
            <text:p>07/11/2022</text:p>
          </table:table-cell>
          <table:table-cell table:style-name="ce8" table:formula="of:=MIN([.$L$1];IF(MOD(ROW(); [.$H$1]) = 0; [.$B246] + 1; [.$B246]))" office:value-type="float" office:value="50" calcext:value-type="float">
            <text:p>50</text:p>
          </table:table-cell>
          <table:table-cell table:style-name="ce8" table:formula="of:=MAX([.$L$2];IF(MOD(ROW(); [.$H$2]) = 0; [.$C246] - 1; [.$C246]))" office:value-type="float" office:value="10" calcext:value-type="float">
            <text:p>10</text:p>
          </table:table-cell>
          <table:table-cell table:style-name="ce8" table:formula="of:=MIN([.$L$3];IF(MOD(ROW(); [.$H$3]) = 0; [.$D246] + 1; [.$D246]))" office:value-type="float" office:value="30" calcext:value-type="float">
            <text:p>30</text:p>
          </table:table-cell>
          <table:table-cell table:style-name="ce11" table:formula="of:=(([.$B247]+[.$C247])*[.$D247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47]+1" office:value-type="date" office:date-value="2022-07-12" calcext:value-type="date">
            <text:p>07/12/2022</text:p>
          </table:table-cell>
          <table:table-cell table:style-name="ce8" table:formula="of:=MIN([.$L$1];IF(MOD(ROW(); [.$H$1]) = 0; [.$B247] + 1; [.$B247]))" office:value-type="float" office:value="50" calcext:value-type="float">
            <text:p>50</text:p>
          </table:table-cell>
          <table:table-cell table:style-name="ce8" table:formula="of:=MAX([.$L$2];IF(MOD(ROW(); [.$H$2]) = 0; [.$C247] - 1; [.$C247]))" office:value-type="float" office:value="10" calcext:value-type="float">
            <text:p>10</text:p>
          </table:table-cell>
          <table:table-cell table:style-name="ce8" table:formula="of:=MIN([.$L$3];IF(MOD(ROW(); [.$H$3]) = 0; [.$D247] + 1; [.$D247]))" office:value-type="float" office:value="30" calcext:value-type="float">
            <text:p>30</text:p>
          </table:table-cell>
          <table:table-cell table:style-name="ce11" table:formula="of:=(([.$B248]+[.$C248])*[.$D248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48]+1" office:value-type="date" office:date-value="2022-07-13" calcext:value-type="date">
            <text:p>07/13/2022</text:p>
          </table:table-cell>
          <table:table-cell table:style-name="ce8" table:formula="of:=MIN([.$L$1];IF(MOD(ROW(); [.$H$1]) = 0; [.$B248] + 1; [.$B248]))" office:value-type="float" office:value="50" calcext:value-type="float">
            <text:p>50</text:p>
          </table:table-cell>
          <table:table-cell table:style-name="ce8" table:formula="of:=MAX([.$L$2];IF(MOD(ROW(); [.$H$2]) = 0; [.$C248] - 1; [.$C248]))" office:value-type="float" office:value="10" calcext:value-type="float">
            <text:p>10</text:p>
          </table:table-cell>
          <table:table-cell table:style-name="ce8" table:formula="of:=MIN([.$L$3];IF(MOD(ROW(); [.$H$3]) = 0; [.$D248] + 1; [.$D248]))" office:value-type="float" office:value="30" calcext:value-type="float">
            <text:p>30</text:p>
          </table:table-cell>
          <table:table-cell table:style-name="ce11" table:formula="of:=(([.$B249]+[.$C249])*[.$D249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49]+1" office:value-type="date" office:date-value="2022-07-14" calcext:value-type="date">
            <text:p>07/14/2022</text:p>
          </table:table-cell>
          <table:table-cell table:style-name="ce8" table:formula="of:=MIN([.$L$1];IF(MOD(ROW(); [.$H$1]) = 0; [.$B249] + 1; [.$B249]))" office:value-type="float" office:value="50" calcext:value-type="float">
            <text:p>50</text:p>
          </table:table-cell>
          <table:table-cell table:style-name="ce8" table:formula="of:=MAX([.$L$2];IF(MOD(ROW(); [.$H$2]) = 0; [.$C249] - 1; [.$C249]))" office:value-type="float" office:value="10" calcext:value-type="float">
            <text:p>10</text:p>
          </table:table-cell>
          <table:table-cell table:style-name="ce8" table:formula="of:=MIN([.$L$3];IF(MOD(ROW(); [.$H$3]) = 0; [.$D249] + 1; [.$D249]))" office:value-type="float" office:value="30" calcext:value-type="float">
            <text:p>30</text:p>
          </table:table-cell>
          <table:table-cell table:style-name="ce11" table:formula="of:=(([.$B250]+[.$C250])*[.$D250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50]+1" office:value-type="date" office:date-value="2022-07-15" calcext:value-type="date">
            <text:p>07/15/2022</text:p>
          </table:table-cell>
          <table:table-cell table:style-name="ce8" table:formula="of:=MIN([.$L$1];IF(MOD(ROW(); [.$H$1]) = 0; [.$B250] + 1; [.$B250]))" office:value-type="float" office:value="50" calcext:value-type="float">
            <text:p>50</text:p>
          </table:table-cell>
          <table:table-cell table:style-name="ce8" table:formula="of:=MAX([.$L$2];IF(MOD(ROW(); [.$H$2]) = 0; [.$C250] - 1; [.$C250]))" office:value-type="float" office:value="10" calcext:value-type="float">
            <text:p>10</text:p>
          </table:table-cell>
          <table:table-cell table:style-name="ce8" table:formula="of:=MIN([.$L$3];IF(MOD(ROW(); [.$H$3]) = 0; [.$D250] + 1; [.$D250]))" office:value-type="float" office:value="30" calcext:value-type="float">
            <text:p>30</text:p>
          </table:table-cell>
          <table:table-cell table:style-name="ce11" table:formula="of:=(([.$B251]+[.$C251])*[.$D251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51]+1" office:value-type="date" office:date-value="2022-07-16" calcext:value-type="date">
            <text:p>07/16/2022</text:p>
          </table:table-cell>
          <table:table-cell table:style-name="ce8" table:formula="of:=MIN([.$L$1];IF(MOD(ROW(); [.$H$1]) = 0; [.$B251] + 1; [.$B251]))" office:value-type="float" office:value="50" calcext:value-type="float">
            <text:p>50</text:p>
          </table:table-cell>
          <table:table-cell table:style-name="ce8" table:formula="of:=MAX([.$L$2];IF(MOD(ROW(); [.$H$2]) = 0; [.$C251] - 1; [.$C251]))" office:value-type="float" office:value="10" calcext:value-type="float">
            <text:p>10</text:p>
          </table:table-cell>
          <table:table-cell table:style-name="ce8" table:formula="of:=MIN([.$L$3];IF(MOD(ROW(); [.$H$3]) = 0; [.$D251] + 1; [.$D251]))" office:value-type="float" office:value="30" calcext:value-type="float">
            <text:p>30</text:p>
          </table:table-cell>
          <table:table-cell table:style-name="ce11" table:formula="of:=(([.$B252]+[.$C252])*[.$D252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52]+1" office:value-type="date" office:date-value="2022-07-17" calcext:value-type="date">
            <text:p>07/17/2022</text:p>
          </table:table-cell>
          <table:table-cell table:style-name="ce8" table:formula="of:=MIN([.$L$1];IF(MOD(ROW(); [.$H$1]) = 0; [.$B252] + 1; [.$B252]))" office:value-type="float" office:value="50" calcext:value-type="float">
            <text:p>50</text:p>
          </table:table-cell>
          <table:table-cell table:style-name="ce8" table:formula="of:=MAX([.$L$2];IF(MOD(ROW(); [.$H$2]) = 0; [.$C252] - 1; [.$C252]))" office:value-type="float" office:value="10" calcext:value-type="float">
            <text:p>10</text:p>
          </table:table-cell>
          <table:table-cell table:style-name="ce8" table:formula="of:=MIN([.$L$3];IF(MOD(ROW(); [.$H$3]) = 0; [.$D252] + 1; [.$D252]))" office:value-type="float" office:value="30" calcext:value-type="float">
            <text:p>30</text:p>
          </table:table-cell>
          <table:table-cell table:style-name="ce11" table:formula="of:=(([.$B253]+[.$C253])*[.$D253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53]+1" office:value-type="date" office:date-value="2022-07-18" calcext:value-type="date">
            <text:p>07/18/2022</text:p>
          </table:table-cell>
          <table:table-cell table:style-name="ce8" table:formula="of:=MIN([.$L$1];IF(MOD(ROW(); [.$H$1]) = 0; [.$B253] + 1; [.$B253]))" office:value-type="float" office:value="50" calcext:value-type="float">
            <text:p>50</text:p>
          </table:table-cell>
          <table:table-cell table:style-name="ce8" table:formula="of:=MAX([.$L$2];IF(MOD(ROW(); [.$H$2]) = 0; [.$C253] - 1; [.$C253]))" office:value-type="float" office:value="10" calcext:value-type="float">
            <text:p>10</text:p>
          </table:table-cell>
          <table:table-cell table:style-name="ce8" table:formula="of:=MIN([.$L$3];IF(MOD(ROW(); [.$H$3]) = 0; [.$D253] + 1; [.$D253]))" office:value-type="float" office:value="30" calcext:value-type="float">
            <text:p>30</text:p>
          </table:table-cell>
          <table:table-cell table:style-name="ce11" table:formula="of:=(([.$B254]+[.$C254])*[.$D254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54]+1" office:value-type="date" office:date-value="2022-07-19" calcext:value-type="date">
            <text:p>07/19/2022</text:p>
          </table:table-cell>
          <table:table-cell table:style-name="ce8" table:formula="of:=MIN([.$L$1];IF(MOD(ROW(); [.$H$1]) = 0; [.$B254] + 1; [.$B254]))" office:value-type="float" office:value="50" calcext:value-type="float">
            <text:p>50</text:p>
          </table:table-cell>
          <table:table-cell table:style-name="ce8" table:formula="of:=MAX([.$L$2];IF(MOD(ROW(); [.$H$2]) = 0; [.$C254] - 1; [.$C254]))" office:value-type="float" office:value="10" calcext:value-type="float">
            <text:p>10</text:p>
          </table:table-cell>
          <table:table-cell table:style-name="ce8" table:formula="of:=MIN([.$L$3];IF(MOD(ROW(); [.$H$3]) = 0; [.$D254] + 1; [.$D254]))" office:value-type="float" office:value="30" calcext:value-type="float">
            <text:p>30</text:p>
          </table:table-cell>
          <table:table-cell table:style-name="ce11" table:formula="of:=(([.$B255]+[.$C255])*[.$D255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55]+1" office:value-type="date" office:date-value="2022-07-20" calcext:value-type="date">
            <text:p>07/20/2022</text:p>
          </table:table-cell>
          <table:table-cell table:style-name="ce8" table:formula="of:=MIN([.$L$1];IF(MOD(ROW(); [.$H$1]) = 0; [.$B255] + 1; [.$B255]))" office:value-type="float" office:value="50" calcext:value-type="float">
            <text:p>50</text:p>
          </table:table-cell>
          <table:table-cell table:style-name="ce8" table:formula="of:=MAX([.$L$2];IF(MOD(ROW(); [.$H$2]) = 0; [.$C255] - 1; [.$C255]))" office:value-type="float" office:value="10" calcext:value-type="float">
            <text:p>10</text:p>
          </table:table-cell>
          <table:table-cell table:style-name="ce8" table:formula="of:=MIN([.$L$3];IF(MOD(ROW(); [.$H$3]) = 0; [.$D255] + 1; [.$D255]))" office:value-type="float" office:value="30" calcext:value-type="float">
            <text:p>30</text:p>
          </table:table-cell>
          <table:table-cell table:style-name="ce11" table:formula="of:=(([.$B256]+[.$C256])*[.$D256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56]+1" office:value-type="date" office:date-value="2022-07-21" calcext:value-type="date">
            <text:p>07/21/2022</text:p>
          </table:table-cell>
          <table:table-cell table:style-name="ce8" table:formula="of:=MIN([.$L$1];IF(MOD(ROW(); [.$H$1]) = 0; [.$B256] + 1; [.$B256]))" office:value-type="float" office:value="50" calcext:value-type="float">
            <text:p>50</text:p>
          </table:table-cell>
          <table:table-cell table:style-name="ce8" table:formula="of:=MAX([.$L$2];IF(MOD(ROW(); [.$H$2]) = 0; [.$C256] - 1; [.$C256]))" office:value-type="float" office:value="10" calcext:value-type="float">
            <text:p>10</text:p>
          </table:table-cell>
          <table:table-cell table:style-name="ce8" table:formula="of:=MIN([.$L$3];IF(MOD(ROW(); [.$H$3]) = 0; [.$D256] + 1; [.$D256]))" office:value-type="float" office:value="30" calcext:value-type="float">
            <text:p>30</text:p>
          </table:table-cell>
          <table:table-cell table:style-name="ce11" table:formula="of:=(([.$B257]+[.$C257])*[.$D257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57]+1" office:value-type="date" office:date-value="2022-07-22" calcext:value-type="date">
            <text:p>07/22/2022</text:p>
          </table:table-cell>
          <table:table-cell table:style-name="ce8" table:formula="of:=MIN([.$L$1];IF(MOD(ROW(); [.$H$1]) = 0; [.$B257] + 1; [.$B257]))" office:value-type="float" office:value="50" calcext:value-type="float">
            <text:p>50</text:p>
          </table:table-cell>
          <table:table-cell table:style-name="ce8" table:formula="of:=MAX([.$L$2];IF(MOD(ROW(); [.$H$2]) = 0; [.$C257] - 1; [.$C257]))" office:value-type="float" office:value="10" calcext:value-type="float">
            <text:p>10</text:p>
          </table:table-cell>
          <table:table-cell table:style-name="ce8" table:formula="of:=MIN([.$L$3];IF(MOD(ROW(); [.$H$3]) = 0; [.$D257] + 1; [.$D257]))" office:value-type="float" office:value="30" calcext:value-type="float">
            <text:p>30</text:p>
          </table:table-cell>
          <table:table-cell table:style-name="ce11" table:formula="of:=(([.$B258]+[.$C258])*[.$D258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58]+1" office:value-type="date" office:date-value="2022-07-23" calcext:value-type="date">
            <text:p>07/23/2022</text:p>
          </table:table-cell>
          <table:table-cell table:style-name="ce8" table:formula="of:=MIN([.$L$1];IF(MOD(ROW(); [.$H$1]) = 0; [.$B258] + 1; [.$B258]))" office:value-type="float" office:value="50" calcext:value-type="float">
            <text:p>50</text:p>
          </table:table-cell>
          <table:table-cell table:style-name="ce8" table:formula="of:=MAX([.$L$2];IF(MOD(ROW(); [.$H$2]) = 0; [.$C258] - 1; [.$C258]))" office:value-type="float" office:value="10" calcext:value-type="float">
            <text:p>10</text:p>
          </table:table-cell>
          <table:table-cell table:style-name="ce8" table:formula="of:=MIN([.$L$3];IF(MOD(ROW(); [.$H$3]) = 0; [.$D258] + 1; [.$D258]))" office:value-type="float" office:value="30" calcext:value-type="float">
            <text:p>30</text:p>
          </table:table-cell>
          <table:table-cell table:style-name="ce11" table:formula="of:=(([.$B259]+[.$C259])*[.$D259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59]+1" office:value-type="date" office:date-value="2022-07-24" calcext:value-type="date">
            <text:p>07/24/2022</text:p>
          </table:table-cell>
          <table:table-cell table:style-name="ce8" table:formula="of:=MIN([.$L$1];IF(MOD(ROW(); [.$H$1]) = 0; [.$B259] + 1; [.$B259]))" office:value-type="float" office:value="50" calcext:value-type="float">
            <text:p>50</text:p>
          </table:table-cell>
          <table:table-cell table:style-name="ce8" table:formula="of:=MAX([.$L$2];IF(MOD(ROW(); [.$H$2]) = 0; [.$C259] - 1; [.$C259]))" office:value-type="float" office:value="10" calcext:value-type="float">
            <text:p>10</text:p>
          </table:table-cell>
          <table:table-cell table:style-name="ce8" table:formula="of:=MIN([.$L$3];IF(MOD(ROW(); [.$H$3]) = 0; [.$D259] + 1; [.$D259]))" office:value-type="float" office:value="30" calcext:value-type="float">
            <text:p>30</text:p>
          </table:table-cell>
          <table:table-cell table:style-name="ce11" table:formula="of:=(([.$B260]+[.$C260])*[.$D260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60]+1" office:value-type="date" office:date-value="2022-07-25" calcext:value-type="date">
            <text:p>07/25/2022</text:p>
          </table:table-cell>
          <table:table-cell table:style-name="ce8" table:formula="of:=MIN([.$L$1];IF(MOD(ROW(); [.$H$1]) = 0; [.$B260] + 1; [.$B260]))" office:value-type="float" office:value="50" calcext:value-type="float">
            <text:p>50</text:p>
          </table:table-cell>
          <table:table-cell table:style-name="ce8" table:formula="of:=MAX([.$L$2];IF(MOD(ROW(); [.$H$2]) = 0; [.$C260] - 1; [.$C260]))" office:value-type="float" office:value="10" calcext:value-type="float">
            <text:p>10</text:p>
          </table:table-cell>
          <table:table-cell table:style-name="ce8" table:formula="of:=MIN([.$L$3];IF(MOD(ROW(); [.$H$3]) = 0; [.$D260] + 1; [.$D260]))" office:value-type="float" office:value="30" calcext:value-type="float">
            <text:p>30</text:p>
          </table:table-cell>
          <table:table-cell table:style-name="ce11" table:formula="of:=(([.$B261]+[.$C261])*[.$D261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61]+1" office:value-type="date" office:date-value="2022-07-26" calcext:value-type="date">
            <text:p>07/26/2022</text:p>
          </table:table-cell>
          <table:table-cell table:style-name="ce8" table:formula="of:=MIN([.$L$1];IF(MOD(ROW(); [.$H$1]) = 0; [.$B261] + 1; [.$B261]))" office:value-type="float" office:value="50" calcext:value-type="float">
            <text:p>50</text:p>
          </table:table-cell>
          <table:table-cell table:style-name="ce8" table:formula="of:=MAX([.$L$2];IF(MOD(ROW(); [.$H$2]) = 0; [.$C261] - 1; [.$C261]))" office:value-type="float" office:value="10" calcext:value-type="float">
            <text:p>10</text:p>
          </table:table-cell>
          <table:table-cell table:style-name="ce8" table:formula="of:=MIN([.$L$3];IF(MOD(ROW(); [.$H$3]) = 0; [.$D261] + 1; [.$D261]))" office:value-type="float" office:value="30" calcext:value-type="float">
            <text:p>30</text:p>
          </table:table-cell>
          <table:table-cell table:style-name="ce11" table:formula="of:=(([.$B262]+[.$C262])*[.$D262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62]+1" office:value-type="date" office:date-value="2022-07-27" calcext:value-type="date">
            <text:p>07/27/2022</text:p>
          </table:table-cell>
          <table:table-cell table:style-name="ce8" table:formula="of:=MIN([.$L$1];IF(MOD(ROW(); [.$H$1]) = 0; [.$B262] + 1; [.$B262]))" office:value-type="float" office:value="50" calcext:value-type="float">
            <text:p>50</text:p>
          </table:table-cell>
          <table:table-cell table:style-name="ce8" table:formula="of:=MAX([.$L$2];IF(MOD(ROW(); [.$H$2]) = 0; [.$C262] - 1; [.$C262]))" office:value-type="float" office:value="10" calcext:value-type="float">
            <text:p>10</text:p>
          </table:table-cell>
          <table:table-cell table:style-name="ce8" table:formula="of:=MIN([.$L$3];IF(MOD(ROW(); [.$H$3]) = 0; [.$D262] + 1; [.$D262]))" office:value-type="float" office:value="30" calcext:value-type="float">
            <text:p>30</text:p>
          </table:table-cell>
          <table:table-cell table:style-name="ce11" table:formula="of:=(([.$B263]+[.$C263])*[.$D263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63]+1" office:value-type="date" office:date-value="2022-07-28" calcext:value-type="date">
            <text:p>07/28/2022</text:p>
          </table:table-cell>
          <table:table-cell table:style-name="ce8" table:formula="of:=MIN([.$L$1];IF(MOD(ROW(); [.$H$1]) = 0; [.$B263] + 1; [.$B263]))" office:value-type="float" office:value="50" calcext:value-type="float">
            <text:p>50</text:p>
          </table:table-cell>
          <table:table-cell table:style-name="ce8" table:formula="of:=MAX([.$L$2];IF(MOD(ROW(); [.$H$2]) = 0; [.$C263] - 1; [.$C263]))" office:value-type="float" office:value="10" calcext:value-type="float">
            <text:p>10</text:p>
          </table:table-cell>
          <table:table-cell table:style-name="ce8" table:formula="of:=MIN([.$L$3];IF(MOD(ROW(); [.$H$3]) = 0; [.$D263] + 1; [.$D263]))" office:value-type="float" office:value="30" calcext:value-type="float">
            <text:p>30</text:p>
          </table:table-cell>
          <table:table-cell table:style-name="ce11" table:formula="of:=(([.$B264]+[.$C264])*[.$D264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64]+1" office:value-type="date" office:date-value="2022-07-29" calcext:value-type="date">
            <text:p>07/29/2022</text:p>
          </table:table-cell>
          <table:table-cell table:style-name="ce8" table:formula="of:=MIN([.$L$1];IF(MOD(ROW(); [.$H$1]) = 0; [.$B264] + 1; [.$B264]))" office:value-type="float" office:value="50" calcext:value-type="float">
            <text:p>50</text:p>
          </table:table-cell>
          <table:table-cell table:style-name="ce8" table:formula="of:=MAX([.$L$2];IF(MOD(ROW(); [.$H$2]) = 0; [.$C264] - 1; [.$C264]))" office:value-type="float" office:value="10" calcext:value-type="float">
            <text:p>10</text:p>
          </table:table-cell>
          <table:table-cell table:style-name="ce8" table:formula="of:=MIN([.$L$3];IF(MOD(ROW(); [.$H$3]) = 0; [.$D264] + 1; [.$D264]))" office:value-type="float" office:value="30" calcext:value-type="float">
            <text:p>30</text:p>
          </table:table-cell>
          <table:table-cell table:style-name="ce11" table:formula="of:=(([.$B265]+[.$C265])*[.$D265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65]+1" office:value-type="date" office:date-value="2022-07-30" calcext:value-type="date">
            <text:p>07/30/2022</text:p>
          </table:table-cell>
          <table:table-cell table:style-name="ce8" table:formula="of:=MIN([.$L$1];IF(MOD(ROW(); [.$H$1]) = 0; [.$B265] + 1; [.$B265]))" office:value-type="float" office:value="50" calcext:value-type="float">
            <text:p>50</text:p>
          </table:table-cell>
          <table:table-cell table:style-name="ce8" table:formula="of:=MAX([.$L$2];IF(MOD(ROW(); [.$H$2]) = 0; [.$C265] - 1; [.$C265]))" office:value-type="float" office:value="10" calcext:value-type="float">
            <text:p>10</text:p>
          </table:table-cell>
          <table:table-cell table:style-name="ce8" table:formula="of:=MIN([.$L$3];IF(MOD(ROW(); [.$H$3]) = 0; [.$D265] + 1; [.$D265]))" office:value-type="float" office:value="30" calcext:value-type="float">
            <text:p>30</text:p>
          </table:table-cell>
          <table:table-cell table:style-name="ce11" table:formula="of:=(([.$B266]+[.$C266])*[.$D266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66]+1" office:value-type="date" office:date-value="2022-07-31" calcext:value-type="date">
            <text:p>07/31/2022</text:p>
          </table:table-cell>
          <table:table-cell table:style-name="ce8" table:formula="of:=MIN([.$L$1];IF(MOD(ROW(); [.$H$1]) = 0; [.$B266] + 1; [.$B266]))" office:value-type="float" office:value="50" calcext:value-type="float">
            <text:p>50</text:p>
          </table:table-cell>
          <table:table-cell table:style-name="ce8" table:formula="of:=MAX([.$L$2];IF(MOD(ROW(); [.$H$2]) = 0; [.$C266] - 1; [.$C266]))" office:value-type="float" office:value="10" calcext:value-type="float">
            <text:p>10</text:p>
          </table:table-cell>
          <table:table-cell table:style-name="ce8" table:formula="of:=MIN([.$L$3];IF(MOD(ROW(); [.$H$3]) = 0; [.$D266] + 1; [.$D266]))" office:value-type="float" office:value="30" calcext:value-type="float">
            <text:p>30</text:p>
          </table:table-cell>
          <table:table-cell table:style-name="ce11" table:formula="of:=(([.$B267]+[.$C267])*[.$D267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67]+1" office:value-type="date" office:date-value="2022-08-01" calcext:value-type="date">
            <text:p>08/01/2022</text:p>
          </table:table-cell>
          <table:table-cell table:style-name="ce8" table:formula="of:=MIN([.$L$1];IF(MOD(ROW(); [.$H$1]) = 0; [.$B267] + 1; [.$B267]))" office:value-type="float" office:value="50" calcext:value-type="float">
            <text:p>50</text:p>
          </table:table-cell>
          <table:table-cell table:style-name="ce8" table:formula="of:=MAX([.$L$2];IF(MOD(ROW(); [.$H$2]) = 0; [.$C267] - 1; [.$C267]))" office:value-type="float" office:value="10" calcext:value-type="float">
            <text:p>10</text:p>
          </table:table-cell>
          <table:table-cell table:style-name="ce8" table:formula="of:=MIN([.$L$3];IF(MOD(ROW(); [.$H$3]) = 0; [.$D267] + 1; [.$D267]))" office:value-type="float" office:value="30" calcext:value-type="float">
            <text:p>30</text:p>
          </table:table-cell>
          <table:table-cell table:style-name="ce11" table:formula="of:=(([.$B268]+[.$C268])*[.$D268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68]+1" office:value-type="date" office:date-value="2022-08-02" calcext:value-type="date">
            <text:p>08/02/2022</text:p>
          </table:table-cell>
          <table:table-cell table:style-name="ce8" table:formula="of:=MIN([.$L$1];IF(MOD(ROW(); [.$H$1]) = 0; [.$B268] + 1; [.$B268]))" office:value-type="float" office:value="50" calcext:value-type="float">
            <text:p>50</text:p>
          </table:table-cell>
          <table:table-cell table:style-name="ce8" table:formula="of:=MAX([.$L$2];IF(MOD(ROW(); [.$H$2]) = 0; [.$C268] - 1; [.$C268]))" office:value-type="float" office:value="10" calcext:value-type="float">
            <text:p>10</text:p>
          </table:table-cell>
          <table:table-cell table:style-name="ce8" table:formula="of:=MIN([.$L$3];IF(MOD(ROW(); [.$H$3]) = 0; [.$D268] + 1; [.$D268]))" office:value-type="float" office:value="30" calcext:value-type="float">
            <text:p>30</text:p>
          </table:table-cell>
          <table:table-cell table:style-name="ce11" table:formula="of:=(([.$B269]+[.$C269])*[.$D269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69]+1" office:value-type="date" office:date-value="2022-08-03" calcext:value-type="date">
            <text:p>08/03/2022</text:p>
          </table:table-cell>
          <table:table-cell table:style-name="ce8" table:formula="of:=MIN([.$L$1];IF(MOD(ROW(); [.$H$1]) = 0; [.$B269] + 1; [.$B269]))" office:value-type="float" office:value="50" calcext:value-type="float">
            <text:p>50</text:p>
          </table:table-cell>
          <table:table-cell table:style-name="ce8" table:formula="of:=MAX([.$L$2];IF(MOD(ROW(); [.$H$2]) = 0; [.$C269] - 1; [.$C269]))" office:value-type="float" office:value="10" calcext:value-type="float">
            <text:p>10</text:p>
          </table:table-cell>
          <table:table-cell table:style-name="ce8" table:formula="of:=MIN([.$L$3];IF(MOD(ROW(); [.$H$3]) = 0; [.$D269] + 1; [.$D269]))" office:value-type="float" office:value="30" calcext:value-type="float">
            <text:p>30</text:p>
          </table:table-cell>
          <table:table-cell table:style-name="ce11" table:formula="of:=(([.$B270]+[.$C270])*[.$D270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70]+1" office:value-type="date" office:date-value="2022-08-04" calcext:value-type="date">
            <text:p>08/04/2022</text:p>
          </table:table-cell>
          <table:table-cell table:style-name="ce8" table:formula="of:=MIN([.$L$1];IF(MOD(ROW(); [.$H$1]) = 0; [.$B270] + 1; [.$B270]))" office:value-type="float" office:value="50" calcext:value-type="float">
            <text:p>50</text:p>
          </table:table-cell>
          <table:table-cell table:style-name="ce8" table:formula="of:=MAX([.$L$2];IF(MOD(ROW(); [.$H$2]) = 0; [.$C270] - 1; [.$C270]))" office:value-type="float" office:value="10" calcext:value-type="float">
            <text:p>10</text:p>
          </table:table-cell>
          <table:table-cell table:style-name="ce8" table:formula="of:=MIN([.$L$3];IF(MOD(ROW(); [.$H$3]) = 0; [.$D270] + 1; [.$D270]))" office:value-type="float" office:value="30" calcext:value-type="float">
            <text:p>30</text:p>
          </table:table-cell>
          <table:table-cell table:style-name="ce11" table:formula="of:=(([.$B271]+[.$C271])*[.$D271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71]+1" office:value-type="date" office:date-value="2022-08-05" calcext:value-type="date">
            <text:p>08/05/2022</text:p>
          </table:table-cell>
          <table:table-cell table:style-name="ce8" table:formula="of:=MIN([.$L$1];IF(MOD(ROW(); [.$H$1]) = 0; [.$B271] + 1; [.$B271]))" office:value-type="float" office:value="50" calcext:value-type="float">
            <text:p>50</text:p>
          </table:table-cell>
          <table:table-cell table:style-name="ce8" table:formula="of:=MAX([.$L$2];IF(MOD(ROW(); [.$H$2]) = 0; [.$C271] - 1; [.$C271]))" office:value-type="float" office:value="10" calcext:value-type="float">
            <text:p>10</text:p>
          </table:table-cell>
          <table:table-cell table:style-name="ce8" table:formula="of:=MIN([.$L$3];IF(MOD(ROW(); [.$H$3]) = 0; [.$D271] + 1; [.$D271]))" office:value-type="float" office:value="30" calcext:value-type="float">
            <text:p>30</text:p>
          </table:table-cell>
          <table:table-cell table:style-name="ce11" table:formula="of:=(([.$B272]+[.$C272])*[.$D272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72]+1" office:value-type="date" office:date-value="2022-08-06" calcext:value-type="date">
            <text:p>08/06/2022</text:p>
          </table:table-cell>
          <table:table-cell table:style-name="ce8" table:formula="of:=MIN([.$L$1];IF(MOD(ROW(); [.$H$1]) = 0; [.$B272] + 1; [.$B272]))" office:value-type="float" office:value="50" calcext:value-type="float">
            <text:p>50</text:p>
          </table:table-cell>
          <table:table-cell table:style-name="ce8" table:formula="of:=MAX([.$L$2];IF(MOD(ROW(); [.$H$2]) = 0; [.$C272] - 1; [.$C272]))" office:value-type="float" office:value="10" calcext:value-type="float">
            <text:p>10</text:p>
          </table:table-cell>
          <table:table-cell table:style-name="ce8" table:formula="of:=MIN([.$L$3];IF(MOD(ROW(); [.$H$3]) = 0; [.$D272] + 1; [.$D272]))" office:value-type="float" office:value="30" calcext:value-type="float">
            <text:p>30</text:p>
          </table:table-cell>
          <table:table-cell table:style-name="ce11" table:formula="of:=(([.$B273]+[.$C273])*[.$D273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73]+1" office:value-type="date" office:date-value="2022-08-07" calcext:value-type="date">
            <text:p>08/07/2022</text:p>
          </table:table-cell>
          <table:table-cell table:style-name="ce8" table:formula="of:=MIN([.$L$1];IF(MOD(ROW(); [.$H$1]) = 0; [.$B273] + 1; [.$B273]))" office:value-type="float" office:value="50" calcext:value-type="float">
            <text:p>50</text:p>
          </table:table-cell>
          <table:table-cell table:style-name="ce8" table:formula="of:=MAX([.$L$2];IF(MOD(ROW(); [.$H$2]) = 0; [.$C273] - 1; [.$C273]))" office:value-type="float" office:value="10" calcext:value-type="float">
            <text:p>10</text:p>
          </table:table-cell>
          <table:table-cell table:style-name="ce8" table:formula="of:=MIN([.$L$3];IF(MOD(ROW(); [.$H$3]) = 0; [.$D273] + 1; [.$D273]))" office:value-type="float" office:value="30" calcext:value-type="float">
            <text:p>30</text:p>
          </table:table-cell>
          <table:table-cell table:style-name="ce11" table:formula="of:=(([.$B274]+[.$C274])*[.$D274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74]+1" office:value-type="date" office:date-value="2022-08-08" calcext:value-type="date">
            <text:p>08/08/2022</text:p>
          </table:table-cell>
          <table:table-cell table:style-name="ce8" table:formula="of:=MIN([.$L$1];IF(MOD(ROW(); [.$H$1]) = 0; [.$B274] + 1; [.$B274]))" office:value-type="float" office:value="50" calcext:value-type="float">
            <text:p>50</text:p>
          </table:table-cell>
          <table:table-cell table:style-name="ce8" table:formula="of:=MAX([.$L$2];IF(MOD(ROW(); [.$H$2]) = 0; [.$C274] - 1; [.$C274]))" office:value-type="float" office:value="10" calcext:value-type="float">
            <text:p>10</text:p>
          </table:table-cell>
          <table:table-cell table:style-name="ce8" table:formula="of:=MIN([.$L$3];IF(MOD(ROW(); [.$H$3]) = 0; [.$D274] + 1; [.$D274]))" office:value-type="float" office:value="30" calcext:value-type="float">
            <text:p>30</text:p>
          </table:table-cell>
          <table:table-cell table:style-name="ce11" table:formula="of:=(([.$B275]+[.$C275])*[.$D275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75]+1" office:value-type="date" office:date-value="2022-08-09" calcext:value-type="date">
            <text:p>08/09/2022</text:p>
          </table:table-cell>
          <table:table-cell table:style-name="ce8" table:formula="of:=MIN([.$L$1];IF(MOD(ROW(); [.$H$1]) = 0; [.$B275] + 1; [.$B275]))" office:value-type="float" office:value="50" calcext:value-type="float">
            <text:p>50</text:p>
          </table:table-cell>
          <table:table-cell table:style-name="ce8" table:formula="of:=MAX([.$L$2];IF(MOD(ROW(); [.$H$2]) = 0; [.$C275] - 1; [.$C275]))" office:value-type="float" office:value="10" calcext:value-type="float">
            <text:p>10</text:p>
          </table:table-cell>
          <table:table-cell table:style-name="ce8" table:formula="of:=MIN([.$L$3];IF(MOD(ROW(); [.$H$3]) = 0; [.$D275] + 1; [.$D275]))" office:value-type="float" office:value="30" calcext:value-type="float">
            <text:p>30</text:p>
          </table:table-cell>
          <table:table-cell table:style-name="ce11" table:formula="of:=(([.$B276]+[.$C276])*[.$D276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76]+1" office:value-type="date" office:date-value="2022-08-10" calcext:value-type="date">
            <text:p>08/10/2022</text:p>
          </table:table-cell>
          <table:table-cell table:style-name="ce8" table:formula="of:=MIN([.$L$1];IF(MOD(ROW(); [.$H$1]) = 0; [.$B276] + 1; [.$B276]))" office:value-type="float" office:value="50" calcext:value-type="float">
            <text:p>50</text:p>
          </table:table-cell>
          <table:table-cell table:style-name="ce8" table:formula="of:=MAX([.$L$2];IF(MOD(ROW(); [.$H$2]) = 0; [.$C276] - 1; [.$C276]))" office:value-type="float" office:value="10" calcext:value-type="float">
            <text:p>10</text:p>
          </table:table-cell>
          <table:table-cell table:style-name="ce8" table:formula="of:=MIN([.$L$3];IF(MOD(ROW(); [.$H$3]) = 0; [.$D276] + 1; [.$D276]))" office:value-type="float" office:value="30" calcext:value-type="float">
            <text:p>30</text:p>
          </table:table-cell>
          <table:table-cell table:style-name="ce11" table:formula="of:=(([.$B277]+[.$C277])*[.$D277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77]+1" office:value-type="date" office:date-value="2022-08-11" calcext:value-type="date">
            <text:p>08/11/2022</text:p>
          </table:table-cell>
          <table:table-cell table:style-name="ce8" table:formula="of:=MIN([.$L$1];IF(MOD(ROW(); [.$H$1]) = 0; [.$B277] + 1; [.$B277]))" office:value-type="float" office:value="50" calcext:value-type="float">
            <text:p>50</text:p>
          </table:table-cell>
          <table:table-cell table:style-name="ce8" table:formula="of:=MAX([.$L$2];IF(MOD(ROW(); [.$H$2]) = 0; [.$C277] - 1; [.$C277]))" office:value-type="float" office:value="10" calcext:value-type="float">
            <text:p>10</text:p>
          </table:table-cell>
          <table:table-cell table:style-name="ce8" table:formula="of:=MIN([.$L$3];IF(MOD(ROW(); [.$H$3]) = 0; [.$D277] + 1; [.$D277]))" office:value-type="float" office:value="30" calcext:value-type="float">
            <text:p>30</text:p>
          </table:table-cell>
          <table:table-cell table:style-name="ce11" table:formula="of:=(([.$B278]+[.$C278])*[.$D278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78]+1" office:value-type="date" office:date-value="2022-08-12" calcext:value-type="date">
            <text:p>08/12/2022</text:p>
          </table:table-cell>
          <table:table-cell table:style-name="ce8" table:formula="of:=MIN([.$L$1];IF(MOD(ROW(); [.$H$1]) = 0; [.$B278] + 1; [.$B278]))" office:value-type="float" office:value="50" calcext:value-type="float">
            <text:p>50</text:p>
          </table:table-cell>
          <table:table-cell table:style-name="ce8" table:formula="of:=MAX([.$L$2];IF(MOD(ROW(); [.$H$2]) = 0; [.$C278] - 1; [.$C278]))" office:value-type="float" office:value="10" calcext:value-type="float">
            <text:p>10</text:p>
          </table:table-cell>
          <table:table-cell table:style-name="ce8" table:formula="of:=MIN([.$L$3];IF(MOD(ROW(); [.$H$3]) = 0; [.$D278] + 1; [.$D278]))" office:value-type="float" office:value="30" calcext:value-type="float">
            <text:p>30</text:p>
          </table:table-cell>
          <table:table-cell table:style-name="ce11" table:formula="of:=(([.$B279]+[.$C279])*[.$D279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79]+1" office:value-type="date" office:date-value="2022-08-13" calcext:value-type="date">
            <text:p>08/13/2022</text:p>
          </table:table-cell>
          <table:table-cell table:style-name="ce8" table:formula="of:=MIN([.$L$1];IF(MOD(ROW(); [.$H$1]) = 0; [.$B279] + 1; [.$B279]))" office:value-type="float" office:value="50" calcext:value-type="float">
            <text:p>50</text:p>
          </table:table-cell>
          <table:table-cell table:style-name="ce8" table:formula="of:=MAX([.$L$2];IF(MOD(ROW(); [.$H$2]) = 0; [.$C279] - 1; [.$C279]))" office:value-type="float" office:value="10" calcext:value-type="float">
            <text:p>10</text:p>
          </table:table-cell>
          <table:table-cell table:style-name="ce8" table:formula="of:=MIN([.$L$3];IF(MOD(ROW(); [.$H$3]) = 0; [.$D279] + 1; [.$D279]))" office:value-type="float" office:value="30" calcext:value-type="float">
            <text:p>30</text:p>
          </table:table-cell>
          <table:table-cell table:style-name="ce11" table:formula="of:=(([.$B280]+[.$C280])*[.$D280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80]+1" office:value-type="date" office:date-value="2022-08-14" calcext:value-type="date">
            <text:p>08/14/2022</text:p>
          </table:table-cell>
          <table:table-cell table:style-name="ce8" table:formula="of:=MIN([.$L$1];IF(MOD(ROW(); [.$H$1]) = 0; [.$B280] + 1; [.$B280]))" office:value-type="float" office:value="50" calcext:value-type="float">
            <text:p>50</text:p>
          </table:table-cell>
          <table:table-cell table:style-name="ce8" table:formula="of:=MAX([.$L$2];IF(MOD(ROW(); [.$H$2]) = 0; [.$C280] - 1; [.$C280]))" office:value-type="float" office:value="10" calcext:value-type="float">
            <text:p>10</text:p>
          </table:table-cell>
          <table:table-cell table:style-name="ce8" table:formula="of:=MIN([.$L$3];IF(MOD(ROW(); [.$H$3]) = 0; [.$D280] + 1; [.$D280]))" office:value-type="float" office:value="30" calcext:value-type="float">
            <text:p>30</text:p>
          </table:table-cell>
          <table:table-cell table:style-name="ce11" table:formula="of:=(([.$B281]+[.$C281])*[.$D281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81]+1" office:value-type="date" office:date-value="2022-08-15" calcext:value-type="date">
            <text:p>08/15/2022</text:p>
          </table:table-cell>
          <table:table-cell table:style-name="ce8" table:formula="of:=MIN([.$L$1];IF(MOD(ROW(); [.$H$1]) = 0; [.$B281] + 1; [.$B281]))" office:value-type="float" office:value="50" calcext:value-type="float">
            <text:p>50</text:p>
          </table:table-cell>
          <table:table-cell table:style-name="ce8" table:formula="of:=MAX([.$L$2];IF(MOD(ROW(); [.$H$2]) = 0; [.$C281] - 1; [.$C281]))" office:value-type="float" office:value="10" calcext:value-type="float">
            <text:p>10</text:p>
          </table:table-cell>
          <table:table-cell table:style-name="ce8" table:formula="of:=MIN([.$L$3];IF(MOD(ROW(); [.$H$3]) = 0; [.$D281] + 1; [.$D281]))" office:value-type="float" office:value="30" calcext:value-type="float">
            <text:p>30</text:p>
          </table:table-cell>
          <table:table-cell table:style-name="ce11" table:formula="of:=(([.$B282]+[.$C282])*[.$D282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82]+1" office:value-type="date" office:date-value="2022-08-16" calcext:value-type="date">
            <text:p>08/16/2022</text:p>
          </table:table-cell>
          <table:table-cell table:style-name="ce8" table:formula="of:=MIN([.$L$1];IF(MOD(ROW(); [.$H$1]) = 0; [.$B282] + 1; [.$B282]))" office:value-type="float" office:value="50" calcext:value-type="float">
            <text:p>50</text:p>
          </table:table-cell>
          <table:table-cell table:style-name="ce8" table:formula="of:=MAX([.$L$2];IF(MOD(ROW(); [.$H$2]) = 0; [.$C282] - 1; [.$C282]))" office:value-type="float" office:value="10" calcext:value-type="float">
            <text:p>10</text:p>
          </table:table-cell>
          <table:table-cell table:style-name="ce8" table:formula="of:=MIN([.$L$3];IF(MOD(ROW(); [.$H$3]) = 0; [.$D282] + 1; [.$D282]))" office:value-type="float" office:value="30" calcext:value-type="float">
            <text:p>30</text:p>
          </table:table-cell>
          <table:table-cell table:style-name="ce11" table:formula="of:=(([.$B283]+[.$C283])*[.$D283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83]+1" office:value-type="date" office:date-value="2022-08-17" calcext:value-type="date">
            <text:p>08/17/2022</text:p>
          </table:table-cell>
          <table:table-cell table:style-name="ce8" table:formula="of:=MIN([.$L$1];IF(MOD(ROW(); [.$H$1]) = 0; [.$B283] + 1; [.$B283]))" office:value-type="float" office:value="50" calcext:value-type="float">
            <text:p>50</text:p>
          </table:table-cell>
          <table:table-cell table:style-name="ce8" table:formula="of:=MAX([.$L$2];IF(MOD(ROW(); [.$H$2]) = 0; [.$C283] - 1; [.$C283]))" office:value-type="float" office:value="10" calcext:value-type="float">
            <text:p>10</text:p>
          </table:table-cell>
          <table:table-cell table:style-name="ce8" table:formula="of:=MIN([.$L$3];IF(MOD(ROW(); [.$H$3]) = 0; [.$D283] + 1; [.$D283]))" office:value-type="float" office:value="30" calcext:value-type="float">
            <text:p>30</text:p>
          </table:table-cell>
          <table:table-cell table:style-name="ce11" table:formula="of:=(([.$B284]+[.$C284])*[.$D284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84]+1" office:value-type="date" office:date-value="2022-08-18" calcext:value-type="date">
            <text:p>08/18/2022</text:p>
          </table:table-cell>
          <table:table-cell table:style-name="ce8" table:formula="of:=MIN([.$L$1];IF(MOD(ROW(); [.$H$1]) = 0; [.$B284] + 1; [.$B284]))" office:value-type="float" office:value="50" calcext:value-type="float">
            <text:p>50</text:p>
          </table:table-cell>
          <table:table-cell table:style-name="ce8" table:formula="of:=MAX([.$L$2];IF(MOD(ROW(); [.$H$2]) = 0; [.$C284] - 1; [.$C284]))" office:value-type="float" office:value="10" calcext:value-type="float">
            <text:p>10</text:p>
          </table:table-cell>
          <table:table-cell table:style-name="ce8" table:formula="of:=MIN([.$L$3];IF(MOD(ROW(); [.$H$3]) = 0; [.$D284] + 1; [.$D284]))" office:value-type="float" office:value="30" calcext:value-type="float">
            <text:p>30</text:p>
          </table:table-cell>
          <table:table-cell table:style-name="ce11" table:formula="of:=(([.$B285]+[.$C285])*[.$D285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85]+1" office:value-type="date" office:date-value="2022-08-19" calcext:value-type="date">
            <text:p>08/19/2022</text:p>
          </table:table-cell>
          <table:table-cell table:style-name="ce8" table:formula="of:=MIN([.$L$1];IF(MOD(ROW(); [.$H$1]) = 0; [.$B285] + 1; [.$B285]))" office:value-type="float" office:value="50" calcext:value-type="float">
            <text:p>50</text:p>
          </table:table-cell>
          <table:table-cell table:style-name="ce8" table:formula="of:=MAX([.$L$2];IF(MOD(ROW(); [.$H$2]) = 0; [.$C285] - 1; [.$C285]))" office:value-type="float" office:value="10" calcext:value-type="float">
            <text:p>10</text:p>
          </table:table-cell>
          <table:table-cell table:style-name="ce8" table:formula="of:=MIN([.$L$3];IF(MOD(ROW(); [.$H$3]) = 0; [.$D285] + 1; [.$D285]))" office:value-type="float" office:value="30" calcext:value-type="float">
            <text:p>30</text:p>
          </table:table-cell>
          <table:table-cell table:style-name="ce11" table:formula="of:=(([.$B286]+[.$C286])*[.$D286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86]+1" office:value-type="date" office:date-value="2022-08-20" calcext:value-type="date">
            <text:p>08/20/2022</text:p>
          </table:table-cell>
          <table:table-cell table:style-name="ce8" table:formula="of:=MIN([.$L$1];IF(MOD(ROW(); [.$H$1]) = 0; [.$B286] + 1; [.$B286]))" office:value-type="float" office:value="50" calcext:value-type="float">
            <text:p>50</text:p>
          </table:table-cell>
          <table:table-cell table:style-name="ce8" table:formula="of:=MAX([.$L$2];IF(MOD(ROW(); [.$H$2]) = 0; [.$C286] - 1; [.$C286]))" office:value-type="float" office:value="10" calcext:value-type="float">
            <text:p>10</text:p>
          </table:table-cell>
          <table:table-cell table:style-name="ce8" table:formula="of:=MIN([.$L$3];IF(MOD(ROW(); [.$H$3]) = 0; [.$D286] + 1; [.$D286]))" office:value-type="float" office:value="30" calcext:value-type="float">
            <text:p>30</text:p>
          </table:table-cell>
          <table:table-cell table:style-name="ce11" table:formula="of:=(([.$B287]+[.$C287])*[.$D287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87]+1" office:value-type="date" office:date-value="2022-08-21" calcext:value-type="date">
            <text:p>08/21/2022</text:p>
          </table:table-cell>
          <table:table-cell table:style-name="ce8" table:formula="of:=MIN([.$L$1];IF(MOD(ROW(); [.$H$1]) = 0; [.$B287] + 1; [.$B287]))" office:value-type="float" office:value="50" calcext:value-type="float">
            <text:p>50</text:p>
          </table:table-cell>
          <table:table-cell table:style-name="ce8" table:formula="of:=MAX([.$L$2];IF(MOD(ROW(); [.$H$2]) = 0; [.$C287] - 1; [.$C287]))" office:value-type="float" office:value="10" calcext:value-type="float">
            <text:p>10</text:p>
          </table:table-cell>
          <table:table-cell table:style-name="ce8" table:formula="of:=MIN([.$L$3];IF(MOD(ROW(); [.$H$3]) = 0; [.$D287] + 1; [.$D287]))" office:value-type="float" office:value="30" calcext:value-type="float">
            <text:p>30</text:p>
          </table:table-cell>
          <table:table-cell table:style-name="ce11" table:formula="of:=(([.$B288]+[.$C288])*[.$D288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88]+1" office:value-type="date" office:date-value="2022-08-22" calcext:value-type="date">
            <text:p>08/22/2022</text:p>
          </table:table-cell>
          <table:table-cell table:style-name="ce8" table:formula="of:=MIN([.$L$1];IF(MOD(ROW(); [.$H$1]) = 0; [.$B288] + 1; [.$B288]))" office:value-type="float" office:value="50" calcext:value-type="float">
            <text:p>50</text:p>
          </table:table-cell>
          <table:table-cell table:style-name="ce8" table:formula="of:=MAX([.$L$2];IF(MOD(ROW(); [.$H$2]) = 0; [.$C288] - 1; [.$C288]))" office:value-type="float" office:value="10" calcext:value-type="float">
            <text:p>10</text:p>
          </table:table-cell>
          <table:table-cell table:style-name="ce8" table:formula="of:=MIN([.$L$3];IF(MOD(ROW(); [.$H$3]) = 0; [.$D288] + 1; [.$D288]))" office:value-type="float" office:value="30" calcext:value-type="float">
            <text:p>30</text:p>
          </table:table-cell>
          <table:table-cell table:style-name="ce11" table:formula="of:=(([.$B289]+[.$C289])*[.$D289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89]+1" office:value-type="date" office:date-value="2022-08-23" calcext:value-type="date">
            <text:p>08/23/2022</text:p>
          </table:table-cell>
          <table:table-cell table:style-name="ce8" table:formula="of:=MIN([.$L$1];IF(MOD(ROW(); [.$H$1]) = 0; [.$B289] + 1; [.$B289]))" office:value-type="float" office:value="50" calcext:value-type="float">
            <text:p>50</text:p>
          </table:table-cell>
          <table:table-cell table:style-name="ce8" table:formula="of:=MAX([.$L$2];IF(MOD(ROW(); [.$H$2]) = 0; [.$C289] - 1; [.$C289]))" office:value-type="float" office:value="10" calcext:value-type="float">
            <text:p>10</text:p>
          </table:table-cell>
          <table:table-cell table:style-name="ce8" table:formula="of:=MIN([.$L$3];IF(MOD(ROW(); [.$H$3]) = 0; [.$D289] + 1; [.$D289]))" office:value-type="float" office:value="30" calcext:value-type="float">
            <text:p>30</text:p>
          </table:table-cell>
          <table:table-cell table:style-name="ce11" table:formula="of:=(([.$B290]+[.$C290])*[.$D290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90]+1" office:value-type="date" office:date-value="2022-08-24" calcext:value-type="date">
            <text:p>08/24/2022</text:p>
          </table:table-cell>
          <table:table-cell table:style-name="ce8" table:formula="of:=MIN([.$L$1];IF(MOD(ROW(); [.$H$1]) = 0; [.$B290] + 1; [.$B290]))" office:value-type="float" office:value="50" calcext:value-type="float">
            <text:p>50</text:p>
          </table:table-cell>
          <table:table-cell table:style-name="ce8" table:formula="of:=MAX([.$L$2];IF(MOD(ROW(); [.$H$2]) = 0; [.$C290] - 1; [.$C290]))" office:value-type="float" office:value="10" calcext:value-type="float">
            <text:p>10</text:p>
          </table:table-cell>
          <table:table-cell table:style-name="ce8" table:formula="of:=MIN([.$L$3];IF(MOD(ROW(); [.$H$3]) = 0; [.$D290] + 1; [.$D290]))" office:value-type="float" office:value="30" calcext:value-type="float">
            <text:p>30</text:p>
          </table:table-cell>
          <table:table-cell table:style-name="ce11" table:formula="of:=(([.$B291]+[.$C291])*[.$D291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91]+1" office:value-type="date" office:date-value="2022-08-25" calcext:value-type="date">
            <text:p>08/25/2022</text:p>
          </table:table-cell>
          <table:table-cell table:style-name="ce8" table:formula="of:=MIN([.$L$1];IF(MOD(ROW(); [.$H$1]) = 0; [.$B291] + 1; [.$B291]))" office:value-type="float" office:value="50" calcext:value-type="float">
            <text:p>50</text:p>
          </table:table-cell>
          <table:table-cell table:style-name="ce8" table:formula="of:=MAX([.$L$2];IF(MOD(ROW(); [.$H$2]) = 0; [.$C291] - 1; [.$C291]))" office:value-type="float" office:value="10" calcext:value-type="float">
            <text:p>10</text:p>
          </table:table-cell>
          <table:table-cell table:style-name="ce8" table:formula="of:=MIN([.$L$3];IF(MOD(ROW(); [.$H$3]) = 0; [.$D291] + 1; [.$D291]))" office:value-type="float" office:value="30" calcext:value-type="float">
            <text:p>30</text:p>
          </table:table-cell>
          <table:table-cell table:style-name="ce11" table:formula="of:=(([.$B292]+[.$C292])*[.$D292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92]+1" office:value-type="date" office:date-value="2022-08-26" calcext:value-type="date">
            <text:p>08/26/2022</text:p>
          </table:table-cell>
          <table:table-cell table:style-name="ce8" table:formula="of:=MIN([.$L$1];IF(MOD(ROW(); [.$H$1]) = 0; [.$B292] + 1; [.$B292]))" office:value-type="float" office:value="50" calcext:value-type="float">
            <text:p>50</text:p>
          </table:table-cell>
          <table:table-cell table:style-name="ce8" table:formula="of:=MAX([.$L$2];IF(MOD(ROW(); [.$H$2]) = 0; [.$C292] - 1; [.$C292]))" office:value-type="float" office:value="10" calcext:value-type="float">
            <text:p>10</text:p>
          </table:table-cell>
          <table:table-cell table:style-name="ce8" table:formula="of:=MIN([.$L$3];IF(MOD(ROW(); [.$H$3]) = 0; [.$D292] + 1; [.$D292]))" office:value-type="float" office:value="30" calcext:value-type="float">
            <text:p>30</text:p>
          </table:table-cell>
          <table:table-cell table:style-name="ce11" table:formula="of:=(([.$B293]+[.$C293])*[.$D293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93]+1" office:value-type="date" office:date-value="2022-08-27" calcext:value-type="date">
            <text:p>08/27/2022</text:p>
          </table:table-cell>
          <table:table-cell table:style-name="ce8" table:formula="of:=MIN([.$L$1];IF(MOD(ROW(); [.$H$1]) = 0; [.$B293] + 1; [.$B293]))" office:value-type="float" office:value="50" calcext:value-type="float">
            <text:p>50</text:p>
          </table:table-cell>
          <table:table-cell table:style-name="ce8" table:formula="of:=MAX([.$L$2];IF(MOD(ROW(); [.$H$2]) = 0; [.$C293] - 1; [.$C293]))" office:value-type="float" office:value="10" calcext:value-type="float">
            <text:p>10</text:p>
          </table:table-cell>
          <table:table-cell table:style-name="ce8" table:formula="of:=MIN([.$L$3];IF(MOD(ROW(); [.$H$3]) = 0; [.$D293] + 1; [.$D293]))" office:value-type="float" office:value="30" calcext:value-type="float">
            <text:p>30</text:p>
          </table:table-cell>
          <table:table-cell table:style-name="ce11" table:formula="of:=(([.$B294]+[.$C294])*[.$D294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94]+1" office:value-type="date" office:date-value="2022-08-28" calcext:value-type="date">
            <text:p>08/28/2022</text:p>
          </table:table-cell>
          <table:table-cell table:style-name="ce8" table:formula="of:=MIN([.$L$1];IF(MOD(ROW(); [.$H$1]) = 0; [.$B294] + 1; [.$B294]))" office:value-type="float" office:value="50" calcext:value-type="float">
            <text:p>50</text:p>
          </table:table-cell>
          <table:table-cell table:style-name="ce8" table:formula="of:=MAX([.$L$2];IF(MOD(ROW(); [.$H$2]) = 0; [.$C294] - 1; [.$C294]))" office:value-type="float" office:value="10" calcext:value-type="float">
            <text:p>10</text:p>
          </table:table-cell>
          <table:table-cell table:style-name="ce8" table:formula="of:=MIN([.$L$3];IF(MOD(ROW(); [.$H$3]) = 0; [.$D294] + 1; [.$D294]))" office:value-type="float" office:value="30" calcext:value-type="float">
            <text:p>30</text:p>
          </table:table-cell>
          <table:table-cell table:style-name="ce11" table:formula="of:=(([.$B295]+[.$C295])*[.$D295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95]+1" office:value-type="date" office:date-value="2022-08-29" calcext:value-type="date">
            <text:p>08/29/2022</text:p>
          </table:table-cell>
          <table:table-cell table:style-name="ce8" table:formula="of:=MIN([.$L$1];IF(MOD(ROW(); [.$H$1]) = 0; [.$B295] + 1; [.$B295]))" office:value-type="float" office:value="50" calcext:value-type="float">
            <text:p>50</text:p>
          </table:table-cell>
          <table:table-cell table:style-name="ce8" table:formula="of:=MAX([.$L$2];IF(MOD(ROW(); [.$H$2]) = 0; [.$C295] - 1; [.$C295]))" office:value-type="float" office:value="10" calcext:value-type="float">
            <text:p>10</text:p>
          </table:table-cell>
          <table:table-cell table:style-name="ce8" table:formula="of:=MIN([.$L$3];IF(MOD(ROW(); [.$H$3]) = 0; [.$D295] + 1; [.$D295]))" office:value-type="float" office:value="30" calcext:value-type="float">
            <text:p>30</text:p>
          </table:table-cell>
          <table:table-cell table:style-name="ce11" table:formula="of:=(([.$B296]+[.$C296])*[.$D296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96]+1" office:value-type="date" office:date-value="2022-08-30" calcext:value-type="date">
            <text:p>08/30/2022</text:p>
          </table:table-cell>
          <table:table-cell table:style-name="ce8" table:formula="of:=MIN([.$L$1];IF(MOD(ROW(); [.$H$1]) = 0; [.$B296] + 1; [.$B296]))" office:value-type="float" office:value="50" calcext:value-type="float">
            <text:p>50</text:p>
          </table:table-cell>
          <table:table-cell table:style-name="ce8" table:formula="of:=MAX([.$L$2];IF(MOD(ROW(); [.$H$2]) = 0; [.$C296] - 1; [.$C296]))" office:value-type="float" office:value="10" calcext:value-type="float">
            <text:p>10</text:p>
          </table:table-cell>
          <table:table-cell table:style-name="ce8" table:formula="of:=MIN([.$L$3];IF(MOD(ROW(); [.$H$3]) = 0; [.$D296] + 1; [.$D296]))" office:value-type="float" office:value="30" calcext:value-type="float">
            <text:p>30</text:p>
          </table:table-cell>
          <table:table-cell table:style-name="ce11" table:formula="of:=(([.$B297]+[.$C297])*[.$D297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97]+1" office:value-type="date" office:date-value="2022-08-31" calcext:value-type="date">
            <text:p>08/31/2022</text:p>
          </table:table-cell>
          <table:table-cell table:style-name="ce8" table:formula="of:=MIN([.$L$1];IF(MOD(ROW(); [.$H$1]) = 0; [.$B297] + 1; [.$B297]))" office:value-type="float" office:value="50" calcext:value-type="float">
            <text:p>50</text:p>
          </table:table-cell>
          <table:table-cell table:style-name="ce8" table:formula="of:=MAX([.$L$2];IF(MOD(ROW(); [.$H$2]) = 0; [.$C297] - 1; [.$C297]))" office:value-type="float" office:value="10" calcext:value-type="float">
            <text:p>10</text:p>
          </table:table-cell>
          <table:table-cell table:style-name="ce8" table:formula="of:=MIN([.$L$3];IF(MOD(ROW(); [.$H$3]) = 0; [.$D297] + 1; [.$D297]))" office:value-type="float" office:value="30" calcext:value-type="float">
            <text:p>30</text:p>
          </table:table-cell>
          <table:table-cell table:style-name="ce11" table:formula="of:=(([.$B298]+[.$C298])*[.$D298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98]+1" office:value-type="date" office:date-value="2022-09-01" calcext:value-type="date">
            <text:p>09/01/2022</text:p>
          </table:table-cell>
          <table:table-cell table:style-name="ce8" table:formula="of:=MIN([.$L$1];IF(MOD(ROW(); [.$H$1]) = 0; [.$B298] + 1; [.$B298]))" office:value-type="float" office:value="50" calcext:value-type="float">
            <text:p>50</text:p>
          </table:table-cell>
          <table:table-cell table:style-name="ce8" table:formula="of:=MAX([.$L$2];IF(MOD(ROW(); [.$H$2]) = 0; [.$C298] - 1; [.$C298]))" office:value-type="float" office:value="10" calcext:value-type="float">
            <text:p>10</text:p>
          </table:table-cell>
          <table:table-cell table:style-name="ce8" table:formula="of:=MIN([.$L$3];IF(MOD(ROW(); [.$H$3]) = 0; [.$D298] + 1; [.$D298]))" office:value-type="float" office:value="30" calcext:value-type="float">
            <text:p>30</text:p>
          </table:table-cell>
          <table:table-cell table:style-name="ce11" table:formula="of:=(([.$B299]+[.$C299])*[.$D299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299]+1" office:value-type="date" office:date-value="2022-09-02" calcext:value-type="date">
            <text:p>09/02/2022</text:p>
          </table:table-cell>
          <table:table-cell table:style-name="ce8" table:formula="of:=MIN([.$L$1];IF(MOD(ROW(); [.$H$1]) = 0; [.$B299] + 1; [.$B299]))" office:value-type="float" office:value="50" calcext:value-type="float">
            <text:p>50</text:p>
          </table:table-cell>
          <table:table-cell table:style-name="ce8" table:formula="of:=MAX([.$L$2];IF(MOD(ROW(); [.$H$2]) = 0; [.$C299] - 1; [.$C299]))" office:value-type="float" office:value="10" calcext:value-type="float">
            <text:p>10</text:p>
          </table:table-cell>
          <table:table-cell table:style-name="ce8" table:formula="of:=MIN([.$L$3];IF(MOD(ROW(); [.$H$3]) = 0; [.$D299] + 1; [.$D299]))" office:value-type="float" office:value="30" calcext:value-type="float">
            <text:p>30</text:p>
          </table:table-cell>
          <table:table-cell table:style-name="ce11" table:formula="of:=(([.$B300]+[.$C300])*[.$D300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00]+1" office:value-type="date" office:date-value="2022-09-03" calcext:value-type="date">
            <text:p>09/03/2022</text:p>
          </table:table-cell>
          <table:table-cell table:style-name="ce8" table:formula="of:=MIN([.$L$1];IF(MOD(ROW(); [.$H$1]) = 0; [.$B300] + 1; [.$B300]))" office:value-type="float" office:value="50" calcext:value-type="float">
            <text:p>50</text:p>
          </table:table-cell>
          <table:table-cell table:style-name="ce8" table:formula="of:=MAX([.$L$2];IF(MOD(ROW(); [.$H$2]) = 0; [.$C300] - 1; [.$C300]))" office:value-type="float" office:value="10" calcext:value-type="float">
            <text:p>10</text:p>
          </table:table-cell>
          <table:table-cell table:style-name="ce8" table:formula="of:=MIN([.$L$3];IF(MOD(ROW(); [.$H$3]) = 0; [.$D300] + 1; [.$D300]))" office:value-type="float" office:value="30" calcext:value-type="float">
            <text:p>30</text:p>
          </table:table-cell>
          <table:table-cell table:style-name="ce11" table:formula="of:=(([.$B301]+[.$C301])*[.$D301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01]+1" office:value-type="date" office:date-value="2022-09-04" calcext:value-type="date">
            <text:p>09/04/2022</text:p>
          </table:table-cell>
          <table:table-cell table:style-name="ce8" table:formula="of:=MIN([.$L$1];IF(MOD(ROW(); [.$H$1]) = 0; [.$B301] + 1; [.$B301]))" office:value-type="float" office:value="50" calcext:value-type="float">
            <text:p>50</text:p>
          </table:table-cell>
          <table:table-cell table:style-name="ce8" table:formula="of:=MAX([.$L$2];IF(MOD(ROW(); [.$H$2]) = 0; [.$C301] - 1; [.$C301]))" office:value-type="float" office:value="10" calcext:value-type="float">
            <text:p>10</text:p>
          </table:table-cell>
          <table:table-cell table:style-name="ce8" table:formula="of:=MIN([.$L$3];IF(MOD(ROW(); [.$H$3]) = 0; [.$D301] + 1; [.$D301]))" office:value-type="float" office:value="30" calcext:value-type="float">
            <text:p>30</text:p>
          </table:table-cell>
          <table:table-cell table:style-name="ce11" table:formula="of:=(([.$B302]+[.$C302])*[.$D302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02]+1" office:value-type="date" office:date-value="2022-09-05" calcext:value-type="date">
            <text:p>09/05/2022</text:p>
          </table:table-cell>
          <table:table-cell table:style-name="ce8" table:formula="of:=MIN([.$L$1];IF(MOD(ROW(); [.$H$1]) = 0; [.$B302] + 1; [.$B302]))" office:value-type="float" office:value="50" calcext:value-type="float">
            <text:p>50</text:p>
          </table:table-cell>
          <table:table-cell table:style-name="ce8" table:formula="of:=MAX([.$L$2];IF(MOD(ROW(); [.$H$2]) = 0; [.$C302] - 1; [.$C302]))" office:value-type="float" office:value="10" calcext:value-type="float">
            <text:p>10</text:p>
          </table:table-cell>
          <table:table-cell table:style-name="ce8" table:formula="of:=MIN([.$L$3];IF(MOD(ROW(); [.$H$3]) = 0; [.$D302] + 1; [.$D302]))" office:value-type="float" office:value="30" calcext:value-type="float">
            <text:p>30</text:p>
          </table:table-cell>
          <table:table-cell table:style-name="ce11" table:formula="of:=(([.$B303]+[.$C303])*[.$D303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03]+1" office:value-type="date" office:date-value="2022-09-06" calcext:value-type="date">
            <text:p>09/06/2022</text:p>
          </table:table-cell>
          <table:table-cell table:style-name="ce8" table:formula="of:=MIN([.$L$1];IF(MOD(ROW(); [.$H$1]) = 0; [.$B303] + 1; [.$B303]))" office:value-type="float" office:value="50" calcext:value-type="float">
            <text:p>50</text:p>
          </table:table-cell>
          <table:table-cell table:style-name="ce8" table:formula="of:=MAX([.$L$2];IF(MOD(ROW(); [.$H$2]) = 0; [.$C303] - 1; [.$C303]))" office:value-type="float" office:value="10" calcext:value-type="float">
            <text:p>10</text:p>
          </table:table-cell>
          <table:table-cell table:style-name="ce8" table:formula="of:=MIN([.$L$3];IF(MOD(ROW(); [.$H$3]) = 0; [.$D303] + 1; [.$D303]))" office:value-type="float" office:value="30" calcext:value-type="float">
            <text:p>30</text:p>
          </table:table-cell>
          <table:table-cell table:style-name="ce11" table:formula="of:=(([.$B304]+[.$C304])*[.$D304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04]+1" office:value-type="date" office:date-value="2022-09-07" calcext:value-type="date">
            <text:p>09/07/2022</text:p>
          </table:table-cell>
          <table:table-cell table:style-name="ce8" table:formula="of:=MIN([.$L$1];IF(MOD(ROW(); [.$H$1]) = 0; [.$B304] + 1; [.$B304]))" office:value-type="float" office:value="50" calcext:value-type="float">
            <text:p>50</text:p>
          </table:table-cell>
          <table:table-cell table:style-name="ce8" table:formula="of:=MAX([.$L$2];IF(MOD(ROW(); [.$H$2]) = 0; [.$C304] - 1; [.$C304]))" office:value-type="float" office:value="10" calcext:value-type="float">
            <text:p>10</text:p>
          </table:table-cell>
          <table:table-cell table:style-name="ce8" table:formula="of:=MIN([.$L$3];IF(MOD(ROW(); [.$H$3]) = 0; [.$D304] + 1; [.$D304]))" office:value-type="float" office:value="30" calcext:value-type="float">
            <text:p>30</text:p>
          </table:table-cell>
          <table:table-cell table:style-name="ce11" table:formula="of:=(([.$B305]+[.$C305])*[.$D305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05]+1" office:value-type="date" office:date-value="2022-09-08" calcext:value-type="date">
            <text:p>09/08/2022</text:p>
          </table:table-cell>
          <table:table-cell table:style-name="ce8" table:formula="of:=MIN([.$L$1];IF(MOD(ROW(); [.$H$1]) = 0; [.$B305] + 1; [.$B305]))" office:value-type="float" office:value="50" calcext:value-type="float">
            <text:p>50</text:p>
          </table:table-cell>
          <table:table-cell table:style-name="ce8" table:formula="of:=MAX([.$L$2];IF(MOD(ROW(); [.$H$2]) = 0; [.$C305] - 1; [.$C305]))" office:value-type="float" office:value="10" calcext:value-type="float">
            <text:p>10</text:p>
          </table:table-cell>
          <table:table-cell table:style-name="ce8" table:formula="of:=MIN([.$L$3];IF(MOD(ROW(); [.$H$3]) = 0; [.$D305] + 1; [.$D305]))" office:value-type="float" office:value="30" calcext:value-type="float">
            <text:p>30</text:p>
          </table:table-cell>
          <table:table-cell table:style-name="ce11" table:formula="of:=(([.$B306]+[.$C306])*[.$D306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06]+1" office:value-type="date" office:date-value="2022-09-09" calcext:value-type="date">
            <text:p>09/09/2022</text:p>
          </table:table-cell>
          <table:table-cell table:style-name="ce8" table:formula="of:=MIN([.$L$1];IF(MOD(ROW(); [.$H$1]) = 0; [.$B306] + 1; [.$B306]))" office:value-type="float" office:value="50" calcext:value-type="float">
            <text:p>50</text:p>
          </table:table-cell>
          <table:table-cell table:style-name="ce8" table:formula="of:=MAX([.$L$2];IF(MOD(ROW(); [.$H$2]) = 0; [.$C306] - 1; [.$C306]))" office:value-type="float" office:value="10" calcext:value-type="float">
            <text:p>10</text:p>
          </table:table-cell>
          <table:table-cell table:style-name="ce8" table:formula="of:=MIN([.$L$3];IF(MOD(ROW(); [.$H$3]) = 0; [.$D306] + 1; [.$D306]))" office:value-type="float" office:value="30" calcext:value-type="float">
            <text:p>30</text:p>
          </table:table-cell>
          <table:table-cell table:style-name="ce11" table:formula="of:=(([.$B307]+[.$C307])*[.$D307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07]+1" office:value-type="date" office:date-value="2022-09-10" calcext:value-type="date">
            <text:p>09/10/2022</text:p>
          </table:table-cell>
          <table:table-cell table:style-name="ce8" table:formula="of:=MIN([.$L$1];IF(MOD(ROW(); [.$H$1]) = 0; [.$B307] + 1; [.$B307]))" office:value-type="float" office:value="50" calcext:value-type="float">
            <text:p>50</text:p>
          </table:table-cell>
          <table:table-cell table:style-name="ce8" table:formula="of:=MAX([.$L$2];IF(MOD(ROW(); [.$H$2]) = 0; [.$C307] - 1; [.$C307]))" office:value-type="float" office:value="10" calcext:value-type="float">
            <text:p>10</text:p>
          </table:table-cell>
          <table:table-cell table:style-name="ce8" table:formula="of:=MIN([.$L$3];IF(MOD(ROW(); [.$H$3]) = 0; [.$D307] + 1; [.$D307]))" office:value-type="float" office:value="30" calcext:value-type="float">
            <text:p>30</text:p>
          </table:table-cell>
          <table:table-cell table:style-name="ce11" table:formula="of:=(([.$B308]+[.$C308])*[.$D308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08]+1" office:value-type="date" office:date-value="2022-09-11" calcext:value-type="date">
            <text:p>09/11/2022</text:p>
          </table:table-cell>
          <table:table-cell table:style-name="ce8" table:formula="of:=MIN([.$L$1];IF(MOD(ROW(); [.$H$1]) = 0; [.$B308] + 1; [.$B308]))" office:value-type="float" office:value="50" calcext:value-type="float">
            <text:p>50</text:p>
          </table:table-cell>
          <table:table-cell table:style-name="ce8" table:formula="of:=MAX([.$L$2];IF(MOD(ROW(); [.$H$2]) = 0; [.$C308] - 1; [.$C308]))" office:value-type="float" office:value="10" calcext:value-type="float">
            <text:p>10</text:p>
          </table:table-cell>
          <table:table-cell table:style-name="ce8" table:formula="of:=MIN([.$L$3];IF(MOD(ROW(); [.$H$3]) = 0; [.$D308] + 1; [.$D308]))" office:value-type="float" office:value="30" calcext:value-type="float">
            <text:p>30</text:p>
          </table:table-cell>
          <table:table-cell table:style-name="ce11" table:formula="of:=(([.$B309]+[.$C309])*[.$D309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09]+1" office:value-type="date" office:date-value="2022-09-12" calcext:value-type="date">
            <text:p>09/12/2022</text:p>
          </table:table-cell>
          <table:table-cell table:style-name="ce8" table:formula="of:=MIN([.$L$1];IF(MOD(ROW(); [.$H$1]) = 0; [.$B309] + 1; [.$B309]))" office:value-type="float" office:value="50" calcext:value-type="float">
            <text:p>50</text:p>
          </table:table-cell>
          <table:table-cell table:style-name="ce8" table:formula="of:=MAX([.$L$2];IF(MOD(ROW(); [.$H$2]) = 0; [.$C309] - 1; [.$C309]))" office:value-type="float" office:value="10" calcext:value-type="float">
            <text:p>10</text:p>
          </table:table-cell>
          <table:table-cell table:style-name="ce8" table:formula="of:=MIN([.$L$3];IF(MOD(ROW(); [.$H$3]) = 0; [.$D309] + 1; [.$D309]))" office:value-type="float" office:value="30" calcext:value-type="float">
            <text:p>30</text:p>
          </table:table-cell>
          <table:table-cell table:style-name="ce11" table:formula="of:=(([.$B310]+[.$C310])*[.$D310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10]+1" office:value-type="date" office:date-value="2022-09-13" calcext:value-type="date">
            <text:p>09/13/2022</text:p>
          </table:table-cell>
          <table:table-cell table:style-name="ce8" table:formula="of:=MIN([.$L$1];IF(MOD(ROW(); [.$H$1]) = 0; [.$B310] + 1; [.$B310]))" office:value-type="float" office:value="50" calcext:value-type="float">
            <text:p>50</text:p>
          </table:table-cell>
          <table:table-cell table:style-name="ce8" table:formula="of:=MAX([.$L$2];IF(MOD(ROW(); [.$H$2]) = 0; [.$C310] - 1; [.$C310]))" office:value-type="float" office:value="10" calcext:value-type="float">
            <text:p>10</text:p>
          </table:table-cell>
          <table:table-cell table:style-name="ce8" table:formula="of:=MIN([.$L$3];IF(MOD(ROW(); [.$H$3]) = 0; [.$D310] + 1; [.$D310]))" office:value-type="float" office:value="30" calcext:value-type="float">
            <text:p>30</text:p>
          </table:table-cell>
          <table:table-cell table:style-name="ce11" table:formula="of:=(([.$B311]+[.$C311])*[.$D311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11]+1" office:value-type="date" office:date-value="2022-09-14" calcext:value-type="date">
            <text:p>09/14/2022</text:p>
          </table:table-cell>
          <table:table-cell table:style-name="ce8" table:formula="of:=MIN([.$L$1];IF(MOD(ROW(); [.$H$1]) = 0; [.$B311] + 1; [.$B311]))" office:value-type="float" office:value="50" calcext:value-type="float">
            <text:p>50</text:p>
          </table:table-cell>
          <table:table-cell table:style-name="ce8" table:formula="of:=MAX([.$L$2];IF(MOD(ROW(); [.$H$2]) = 0; [.$C311] - 1; [.$C311]))" office:value-type="float" office:value="10" calcext:value-type="float">
            <text:p>10</text:p>
          </table:table-cell>
          <table:table-cell table:style-name="ce8" table:formula="of:=MIN([.$L$3];IF(MOD(ROW(); [.$H$3]) = 0; [.$D311] + 1; [.$D311]))" office:value-type="float" office:value="30" calcext:value-type="float">
            <text:p>30</text:p>
          </table:table-cell>
          <table:table-cell table:style-name="ce11" table:formula="of:=(([.$B312]+[.$C312])*[.$D312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12]+1" office:value-type="date" office:date-value="2022-09-15" calcext:value-type="date">
            <text:p>09/15/2022</text:p>
          </table:table-cell>
          <table:table-cell table:style-name="ce8" table:formula="of:=MIN([.$L$1];IF(MOD(ROW(); [.$H$1]) = 0; [.$B312] + 1; [.$B312]))" office:value-type="float" office:value="50" calcext:value-type="float">
            <text:p>50</text:p>
          </table:table-cell>
          <table:table-cell table:style-name="ce8" table:formula="of:=MAX([.$L$2];IF(MOD(ROW(); [.$H$2]) = 0; [.$C312] - 1; [.$C312]))" office:value-type="float" office:value="10" calcext:value-type="float">
            <text:p>10</text:p>
          </table:table-cell>
          <table:table-cell table:style-name="ce8" table:formula="of:=MIN([.$L$3];IF(MOD(ROW(); [.$H$3]) = 0; [.$D312] + 1; [.$D312]))" office:value-type="float" office:value="30" calcext:value-type="float">
            <text:p>30</text:p>
          </table:table-cell>
          <table:table-cell table:style-name="ce11" table:formula="of:=(([.$B313]+[.$C313])*[.$D313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13]+1" office:value-type="date" office:date-value="2022-09-16" calcext:value-type="date">
            <text:p>09/16/2022</text:p>
          </table:table-cell>
          <table:table-cell table:style-name="ce8" table:formula="of:=MIN([.$L$1];IF(MOD(ROW(); [.$H$1]) = 0; [.$B313] + 1; [.$B313]))" office:value-type="float" office:value="50" calcext:value-type="float">
            <text:p>50</text:p>
          </table:table-cell>
          <table:table-cell table:style-name="ce8" table:formula="of:=MAX([.$L$2];IF(MOD(ROW(); [.$H$2]) = 0; [.$C313] - 1; [.$C313]))" office:value-type="float" office:value="10" calcext:value-type="float">
            <text:p>10</text:p>
          </table:table-cell>
          <table:table-cell table:style-name="ce8" table:formula="of:=MIN([.$L$3];IF(MOD(ROW(); [.$H$3]) = 0; [.$D313] + 1; [.$D313]))" office:value-type="float" office:value="30" calcext:value-type="float">
            <text:p>30</text:p>
          </table:table-cell>
          <table:table-cell table:style-name="ce11" table:formula="of:=(([.$B314]+[.$C314])*[.$D314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14]+1" office:value-type="date" office:date-value="2022-09-17" calcext:value-type="date">
            <text:p>09/17/2022</text:p>
          </table:table-cell>
          <table:table-cell table:style-name="ce8" table:formula="of:=MIN([.$L$1];IF(MOD(ROW(); [.$H$1]) = 0; [.$B314] + 1; [.$B314]))" office:value-type="float" office:value="50" calcext:value-type="float">
            <text:p>50</text:p>
          </table:table-cell>
          <table:table-cell table:style-name="ce8" table:formula="of:=MAX([.$L$2];IF(MOD(ROW(); [.$H$2]) = 0; [.$C314] - 1; [.$C314]))" office:value-type="float" office:value="10" calcext:value-type="float">
            <text:p>10</text:p>
          </table:table-cell>
          <table:table-cell table:style-name="ce8" table:formula="of:=MIN([.$L$3];IF(MOD(ROW(); [.$H$3]) = 0; [.$D314] + 1; [.$D314]))" office:value-type="float" office:value="30" calcext:value-type="float">
            <text:p>30</text:p>
          </table:table-cell>
          <table:table-cell table:style-name="ce11" table:formula="of:=(([.$B315]+[.$C315])*[.$D315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15]+1" office:value-type="date" office:date-value="2022-09-18" calcext:value-type="date">
            <text:p>09/18/2022</text:p>
          </table:table-cell>
          <table:table-cell table:style-name="ce8" table:formula="of:=MIN([.$L$1];IF(MOD(ROW(); [.$H$1]) = 0; [.$B315] + 1; [.$B315]))" office:value-type="float" office:value="50" calcext:value-type="float">
            <text:p>50</text:p>
          </table:table-cell>
          <table:table-cell table:style-name="ce8" table:formula="of:=MAX([.$L$2];IF(MOD(ROW(); [.$H$2]) = 0; [.$C315] - 1; [.$C315]))" office:value-type="float" office:value="10" calcext:value-type="float">
            <text:p>10</text:p>
          </table:table-cell>
          <table:table-cell table:style-name="ce8" table:formula="of:=MIN([.$L$3];IF(MOD(ROW(); [.$H$3]) = 0; [.$D315] + 1; [.$D315]))" office:value-type="float" office:value="30" calcext:value-type="float">
            <text:p>30</text:p>
          </table:table-cell>
          <table:table-cell table:style-name="ce11" table:formula="of:=(([.$B316]+[.$C316])*[.$D316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16]+1" office:value-type="date" office:date-value="2022-09-19" calcext:value-type="date">
            <text:p>09/19/2022</text:p>
          </table:table-cell>
          <table:table-cell table:style-name="ce8" table:formula="of:=MIN([.$L$1];IF(MOD(ROW(); [.$H$1]) = 0; [.$B316] + 1; [.$B316]))" office:value-type="float" office:value="50" calcext:value-type="float">
            <text:p>50</text:p>
          </table:table-cell>
          <table:table-cell table:style-name="ce8" table:formula="of:=MAX([.$L$2];IF(MOD(ROW(); [.$H$2]) = 0; [.$C316] - 1; [.$C316]))" office:value-type="float" office:value="10" calcext:value-type="float">
            <text:p>10</text:p>
          </table:table-cell>
          <table:table-cell table:style-name="ce8" table:formula="of:=MIN([.$L$3];IF(MOD(ROW(); [.$H$3]) = 0; [.$D316] + 1; [.$D316]))" office:value-type="float" office:value="30" calcext:value-type="float">
            <text:p>30</text:p>
          </table:table-cell>
          <table:table-cell table:style-name="ce11" table:formula="of:=(([.$B317]+[.$C317])*[.$D317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17]+1" office:value-type="date" office:date-value="2022-09-20" calcext:value-type="date">
            <text:p>09/20/2022</text:p>
          </table:table-cell>
          <table:table-cell table:style-name="ce8" table:formula="of:=MIN([.$L$1];IF(MOD(ROW(); [.$H$1]) = 0; [.$B317] + 1; [.$B317]))" office:value-type="float" office:value="50" calcext:value-type="float">
            <text:p>50</text:p>
          </table:table-cell>
          <table:table-cell table:style-name="ce8" table:formula="of:=MAX([.$L$2];IF(MOD(ROW(); [.$H$2]) = 0; [.$C317] - 1; [.$C317]))" office:value-type="float" office:value="10" calcext:value-type="float">
            <text:p>10</text:p>
          </table:table-cell>
          <table:table-cell table:style-name="ce8" table:formula="of:=MIN([.$L$3];IF(MOD(ROW(); [.$H$3]) = 0; [.$D317] + 1; [.$D317]))" office:value-type="float" office:value="30" calcext:value-type="float">
            <text:p>30</text:p>
          </table:table-cell>
          <table:table-cell table:style-name="ce11" table:formula="of:=(([.$B318]+[.$C318])*[.$D318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18]+1" office:value-type="date" office:date-value="2022-09-21" calcext:value-type="date">
            <text:p>09/21/2022</text:p>
          </table:table-cell>
          <table:table-cell table:style-name="ce8" table:formula="of:=MIN([.$L$1];IF(MOD(ROW(); [.$H$1]) = 0; [.$B318] + 1; [.$B318]))" office:value-type="float" office:value="50" calcext:value-type="float">
            <text:p>50</text:p>
          </table:table-cell>
          <table:table-cell table:style-name="ce8" table:formula="of:=MAX([.$L$2];IF(MOD(ROW(); [.$H$2]) = 0; [.$C318] - 1; [.$C318]))" office:value-type="float" office:value="10" calcext:value-type="float">
            <text:p>10</text:p>
          </table:table-cell>
          <table:table-cell table:style-name="ce8" table:formula="of:=MIN([.$L$3];IF(MOD(ROW(); [.$H$3]) = 0; [.$D318] + 1; [.$D318]))" office:value-type="float" office:value="30" calcext:value-type="float">
            <text:p>30</text:p>
          </table:table-cell>
          <table:table-cell table:style-name="ce11" table:formula="of:=(([.$B319]+[.$C319])*[.$D319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19]+1" office:value-type="date" office:date-value="2022-09-22" calcext:value-type="date">
            <text:p>09/22/2022</text:p>
          </table:table-cell>
          <table:table-cell table:style-name="ce8" table:formula="of:=MIN([.$L$1];IF(MOD(ROW(); [.$H$1]) = 0; [.$B319] + 1; [.$B319]))" office:value-type="float" office:value="50" calcext:value-type="float">
            <text:p>50</text:p>
          </table:table-cell>
          <table:table-cell table:style-name="ce8" table:formula="of:=MAX([.$L$2];IF(MOD(ROW(); [.$H$2]) = 0; [.$C319] - 1; [.$C319]))" office:value-type="float" office:value="10" calcext:value-type="float">
            <text:p>10</text:p>
          </table:table-cell>
          <table:table-cell table:style-name="ce8" table:formula="of:=MIN([.$L$3];IF(MOD(ROW(); [.$H$3]) = 0; [.$D319] + 1; [.$D319]))" office:value-type="float" office:value="30" calcext:value-type="float">
            <text:p>30</text:p>
          </table:table-cell>
          <table:table-cell table:style-name="ce11" table:formula="of:=(([.$B320]+[.$C320])*[.$D320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20]+1" office:value-type="date" office:date-value="2022-09-23" calcext:value-type="date">
            <text:p>09/23/2022</text:p>
          </table:table-cell>
          <table:table-cell table:style-name="ce8" table:formula="of:=MIN([.$L$1];IF(MOD(ROW(); [.$H$1]) = 0; [.$B320] + 1; [.$B320]))" office:value-type="float" office:value="50" calcext:value-type="float">
            <text:p>50</text:p>
          </table:table-cell>
          <table:table-cell table:style-name="ce8" table:formula="of:=MAX([.$L$2];IF(MOD(ROW(); [.$H$2]) = 0; [.$C320] - 1; [.$C320]))" office:value-type="float" office:value="10" calcext:value-type="float">
            <text:p>10</text:p>
          </table:table-cell>
          <table:table-cell table:style-name="ce8" table:formula="of:=MIN([.$L$3];IF(MOD(ROW(); [.$H$3]) = 0; [.$D320] + 1; [.$D320]))" office:value-type="float" office:value="30" calcext:value-type="float">
            <text:p>30</text:p>
          </table:table-cell>
          <table:table-cell table:style-name="ce11" table:formula="of:=(([.$B321]+[.$C321])*[.$D321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21]+1" office:value-type="date" office:date-value="2022-09-24" calcext:value-type="date">
            <text:p>09/24/2022</text:p>
          </table:table-cell>
          <table:table-cell table:style-name="ce8" table:formula="of:=MIN([.$L$1];IF(MOD(ROW(); [.$H$1]) = 0; [.$B321] + 1; [.$B321]))" office:value-type="float" office:value="50" calcext:value-type="float">
            <text:p>50</text:p>
          </table:table-cell>
          <table:table-cell table:style-name="ce8" table:formula="of:=MAX([.$L$2];IF(MOD(ROW(); [.$H$2]) = 0; [.$C321] - 1; [.$C321]))" office:value-type="float" office:value="10" calcext:value-type="float">
            <text:p>10</text:p>
          </table:table-cell>
          <table:table-cell table:style-name="ce8" table:formula="of:=MIN([.$L$3];IF(MOD(ROW(); [.$H$3]) = 0; [.$D321] + 1; [.$D321]))" office:value-type="float" office:value="30" calcext:value-type="float">
            <text:p>30</text:p>
          </table:table-cell>
          <table:table-cell table:style-name="ce11" table:formula="of:=(([.$B322]+[.$C322])*[.$D322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22]+1" office:value-type="date" office:date-value="2022-09-25" calcext:value-type="date">
            <text:p>09/25/2022</text:p>
          </table:table-cell>
          <table:table-cell table:style-name="ce8" table:formula="of:=MIN([.$L$1];IF(MOD(ROW(); [.$H$1]) = 0; [.$B322] + 1; [.$B322]))" office:value-type="float" office:value="50" calcext:value-type="float">
            <text:p>50</text:p>
          </table:table-cell>
          <table:table-cell table:style-name="ce8" table:formula="of:=MAX([.$L$2];IF(MOD(ROW(); [.$H$2]) = 0; [.$C322] - 1; [.$C322]))" office:value-type="float" office:value="10" calcext:value-type="float">
            <text:p>10</text:p>
          </table:table-cell>
          <table:table-cell table:style-name="ce8" table:formula="of:=MIN([.$L$3];IF(MOD(ROW(); [.$H$3]) = 0; [.$D322] + 1; [.$D322]))" office:value-type="float" office:value="30" calcext:value-type="float">
            <text:p>30</text:p>
          </table:table-cell>
          <table:table-cell table:style-name="ce11" table:formula="of:=(([.$B323]+[.$C323])*[.$D323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23]+1" office:value-type="date" office:date-value="2022-09-26" calcext:value-type="date">
            <text:p>09/26/2022</text:p>
          </table:table-cell>
          <table:table-cell table:style-name="ce8" table:formula="of:=MIN([.$L$1];IF(MOD(ROW(); [.$H$1]) = 0; [.$B323] + 1; [.$B323]))" office:value-type="float" office:value="50" calcext:value-type="float">
            <text:p>50</text:p>
          </table:table-cell>
          <table:table-cell table:style-name="ce8" table:formula="of:=MAX([.$L$2];IF(MOD(ROW(); [.$H$2]) = 0; [.$C323] - 1; [.$C323]))" office:value-type="float" office:value="10" calcext:value-type="float">
            <text:p>10</text:p>
          </table:table-cell>
          <table:table-cell table:style-name="ce8" table:formula="of:=MIN([.$L$3];IF(MOD(ROW(); [.$H$3]) = 0; [.$D323] + 1; [.$D323]))" office:value-type="float" office:value="30" calcext:value-type="float">
            <text:p>30</text:p>
          </table:table-cell>
          <table:table-cell table:style-name="ce11" table:formula="of:=(([.$B324]+[.$C324])*[.$D324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24]+1" office:value-type="date" office:date-value="2022-09-27" calcext:value-type="date">
            <text:p>09/27/2022</text:p>
          </table:table-cell>
          <table:table-cell table:style-name="ce8" table:formula="of:=MIN([.$L$1];IF(MOD(ROW(); [.$H$1]) = 0; [.$B324] + 1; [.$B324]))" office:value-type="float" office:value="50" calcext:value-type="float">
            <text:p>50</text:p>
          </table:table-cell>
          <table:table-cell table:style-name="ce8" table:formula="of:=MAX([.$L$2];IF(MOD(ROW(); [.$H$2]) = 0; [.$C324] - 1; [.$C324]))" office:value-type="float" office:value="10" calcext:value-type="float">
            <text:p>10</text:p>
          </table:table-cell>
          <table:table-cell table:style-name="ce8" table:formula="of:=MIN([.$L$3];IF(MOD(ROW(); [.$H$3]) = 0; [.$D324] + 1; [.$D324]))" office:value-type="float" office:value="30" calcext:value-type="float">
            <text:p>30</text:p>
          </table:table-cell>
          <table:table-cell table:style-name="ce11" table:formula="of:=(([.$B325]+[.$C325])*[.$D325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25]+1" office:value-type="date" office:date-value="2022-09-28" calcext:value-type="date">
            <text:p>09/28/2022</text:p>
          </table:table-cell>
          <table:table-cell table:style-name="ce8" table:formula="of:=MIN([.$L$1];IF(MOD(ROW(); [.$H$1]) = 0; [.$B325] + 1; [.$B325]))" office:value-type="float" office:value="50" calcext:value-type="float">
            <text:p>50</text:p>
          </table:table-cell>
          <table:table-cell table:style-name="ce8" table:formula="of:=MAX([.$L$2];IF(MOD(ROW(); [.$H$2]) = 0; [.$C325] - 1; [.$C325]))" office:value-type="float" office:value="10" calcext:value-type="float">
            <text:p>10</text:p>
          </table:table-cell>
          <table:table-cell table:style-name="ce8" table:formula="of:=MIN([.$L$3];IF(MOD(ROW(); [.$H$3]) = 0; [.$D325] + 1; [.$D325]))" office:value-type="float" office:value="30" calcext:value-type="float">
            <text:p>30</text:p>
          </table:table-cell>
          <table:table-cell table:style-name="ce11" table:formula="of:=(([.$B326]+[.$C326])*[.$D326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26]+1" office:value-type="date" office:date-value="2022-09-29" calcext:value-type="date">
            <text:p>09/29/2022</text:p>
          </table:table-cell>
          <table:table-cell table:style-name="ce8" table:formula="of:=MIN([.$L$1];IF(MOD(ROW(); [.$H$1]) = 0; [.$B326] + 1; [.$B326]))" office:value-type="float" office:value="50" calcext:value-type="float">
            <text:p>50</text:p>
          </table:table-cell>
          <table:table-cell table:style-name="ce8" table:formula="of:=MAX([.$L$2];IF(MOD(ROW(); [.$H$2]) = 0; [.$C326] - 1; [.$C326]))" office:value-type="float" office:value="10" calcext:value-type="float">
            <text:p>10</text:p>
          </table:table-cell>
          <table:table-cell table:style-name="ce8" table:formula="of:=MIN([.$L$3];IF(MOD(ROW(); [.$H$3]) = 0; [.$D326] + 1; [.$D326]))" office:value-type="float" office:value="30" calcext:value-type="float">
            <text:p>30</text:p>
          </table:table-cell>
          <table:table-cell table:style-name="ce11" table:formula="of:=(([.$B327]+[.$C327])*[.$D327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27]+1" office:value-type="date" office:date-value="2022-09-30" calcext:value-type="date">
            <text:p>09/30/2022</text:p>
          </table:table-cell>
          <table:table-cell table:style-name="ce8" table:formula="of:=MIN([.$L$1];IF(MOD(ROW(); [.$H$1]) = 0; [.$B327] + 1; [.$B327]))" office:value-type="float" office:value="50" calcext:value-type="float">
            <text:p>50</text:p>
          </table:table-cell>
          <table:table-cell table:style-name="ce8" table:formula="of:=MAX([.$L$2];IF(MOD(ROW(); [.$H$2]) = 0; [.$C327] - 1; [.$C327]))" office:value-type="float" office:value="10" calcext:value-type="float">
            <text:p>10</text:p>
          </table:table-cell>
          <table:table-cell table:style-name="ce8" table:formula="of:=MIN([.$L$3];IF(MOD(ROW(); [.$H$3]) = 0; [.$D327] + 1; [.$D327]))" office:value-type="float" office:value="30" calcext:value-type="float">
            <text:p>30</text:p>
          </table:table-cell>
          <table:table-cell table:style-name="ce11" table:formula="of:=(([.$B328]+[.$C328])*[.$D328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28]+1" office:value-type="date" office:date-value="2022-10-01" calcext:value-type="date">
            <text:p>10/01/2022</text:p>
          </table:table-cell>
          <table:table-cell table:style-name="ce8" table:formula="of:=MIN([.$L$1];IF(MOD(ROW(); [.$H$1]) = 0; [.$B328] + 1; [.$B328]))" office:value-type="float" office:value="50" calcext:value-type="float">
            <text:p>50</text:p>
          </table:table-cell>
          <table:table-cell table:style-name="ce8" table:formula="of:=MAX([.$L$2];IF(MOD(ROW(); [.$H$2]) = 0; [.$C328] - 1; [.$C328]))" office:value-type="float" office:value="10" calcext:value-type="float">
            <text:p>10</text:p>
          </table:table-cell>
          <table:table-cell table:style-name="ce8" table:formula="of:=MIN([.$L$3];IF(MOD(ROW(); [.$H$3]) = 0; [.$D328] + 1; [.$D328]))" office:value-type="float" office:value="30" calcext:value-type="float">
            <text:p>30</text:p>
          </table:table-cell>
          <table:table-cell table:style-name="ce11" table:formula="of:=(([.$B329]+[.$C329])*[.$D329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29]+1" office:value-type="date" office:date-value="2022-10-02" calcext:value-type="date">
            <text:p>10/02/2022</text:p>
          </table:table-cell>
          <table:table-cell table:style-name="ce8" table:formula="of:=MIN([.$L$1];IF(MOD(ROW(); [.$H$1]) = 0; [.$B329] + 1; [.$B329]))" office:value-type="float" office:value="50" calcext:value-type="float">
            <text:p>50</text:p>
          </table:table-cell>
          <table:table-cell table:style-name="ce8" table:formula="of:=MAX([.$L$2];IF(MOD(ROW(); [.$H$2]) = 0; [.$C329] - 1; [.$C329]))" office:value-type="float" office:value="10" calcext:value-type="float">
            <text:p>10</text:p>
          </table:table-cell>
          <table:table-cell table:style-name="ce8" table:formula="of:=MIN([.$L$3];IF(MOD(ROW(); [.$H$3]) = 0; [.$D329] + 1; [.$D329]))" office:value-type="float" office:value="30" calcext:value-type="float">
            <text:p>30</text:p>
          </table:table-cell>
          <table:table-cell table:style-name="ce11" table:formula="of:=(([.$B330]+[.$C330])*[.$D330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30]+1" office:value-type="date" office:date-value="2022-10-03" calcext:value-type="date">
            <text:p>10/03/2022</text:p>
          </table:table-cell>
          <table:table-cell table:style-name="ce8" table:formula="of:=MIN([.$L$1];IF(MOD(ROW(); [.$H$1]) = 0; [.$B330] + 1; [.$B330]))" office:value-type="float" office:value="50" calcext:value-type="float">
            <text:p>50</text:p>
          </table:table-cell>
          <table:table-cell table:style-name="ce8" table:formula="of:=MAX([.$L$2];IF(MOD(ROW(); [.$H$2]) = 0; [.$C330] - 1; [.$C330]))" office:value-type="float" office:value="10" calcext:value-type="float">
            <text:p>10</text:p>
          </table:table-cell>
          <table:table-cell table:style-name="ce8" table:formula="of:=MIN([.$L$3];IF(MOD(ROW(); [.$H$3]) = 0; [.$D330] + 1; [.$D330]))" office:value-type="float" office:value="30" calcext:value-type="float">
            <text:p>30</text:p>
          </table:table-cell>
          <table:table-cell table:style-name="ce11" table:formula="of:=(([.$B331]+[.$C331])*[.$D331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31]+1" office:value-type="date" office:date-value="2022-10-04" calcext:value-type="date">
            <text:p>10/04/2022</text:p>
          </table:table-cell>
          <table:table-cell table:style-name="ce8" table:formula="of:=MIN([.$L$1];IF(MOD(ROW(); [.$H$1]) = 0; [.$B331] + 1; [.$B331]))" office:value-type="float" office:value="50" calcext:value-type="float">
            <text:p>50</text:p>
          </table:table-cell>
          <table:table-cell table:style-name="ce8" table:formula="of:=MAX([.$L$2];IF(MOD(ROW(); [.$H$2]) = 0; [.$C331] - 1; [.$C331]))" office:value-type="float" office:value="10" calcext:value-type="float">
            <text:p>10</text:p>
          </table:table-cell>
          <table:table-cell table:style-name="ce8" table:formula="of:=MIN([.$L$3];IF(MOD(ROW(); [.$H$3]) = 0; [.$D331] + 1; [.$D331]))" office:value-type="float" office:value="30" calcext:value-type="float">
            <text:p>30</text:p>
          </table:table-cell>
          <table:table-cell table:style-name="ce11" table:formula="of:=(([.$B332]+[.$C332])*[.$D332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32]+1" office:value-type="date" office:date-value="2022-10-05" calcext:value-type="date">
            <text:p>10/05/2022</text:p>
          </table:table-cell>
          <table:table-cell table:style-name="ce8" table:formula="of:=MIN([.$L$1];IF(MOD(ROW(); [.$H$1]) = 0; [.$B332] + 1; [.$B332]))" office:value-type="float" office:value="50" calcext:value-type="float">
            <text:p>50</text:p>
          </table:table-cell>
          <table:table-cell table:style-name="ce8" table:formula="of:=MAX([.$L$2];IF(MOD(ROW(); [.$H$2]) = 0; [.$C332] - 1; [.$C332]))" office:value-type="float" office:value="10" calcext:value-type="float">
            <text:p>10</text:p>
          </table:table-cell>
          <table:table-cell table:style-name="ce8" table:formula="of:=MIN([.$L$3];IF(MOD(ROW(); [.$H$3]) = 0; [.$D332] + 1; [.$D332]))" office:value-type="float" office:value="30" calcext:value-type="float">
            <text:p>30</text:p>
          </table:table-cell>
          <table:table-cell table:style-name="ce11" table:formula="of:=(([.$B333]+[.$C333])*[.$D333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33]+1" office:value-type="date" office:date-value="2022-10-06" calcext:value-type="date">
            <text:p>10/06/2022</text:p>
          </table:table-cell>
          <table:table-cell table:style-name="ce8" table:formula="of:=MIN([.$L$1];IF(MOD(ROW(); [.$H$1]) = 0; [.$B333] + 1; [.$B333]))" office:value-type="float" office:value="50" calcext:value-type="float">
            <text:p>50</text:p>
          </table:table-cell>
          <table:table-cell table:style-name="ce8" table:formula="of:=MAX([.$L$2];IF(MOD(ROW(); [.$H$2]) = 0; [.$C333] - 1; [.$C333]))" office:value-type="float" office:value="10" calcext:value-type="float">
            <text:p>10</text:p>
          </table:table-cell>
          <table:table-cell table:style-name="ce8" table:formula="of:=MIN([.$L$3];IF(MOD(ROW(); [.$H$3]) = 0; [.$D333] + 1; [.$D333]))" office:value-type="float" office:value="30" calcext:value-type="float">
            <text:p>30</text:p>
          </table:table-cell>
          <table:table-cell table:style-name="ce11" table:formula="of:=(([.$B334]+[.$C334])*[.$D334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34]+1" office:value-type="date" office:date-value="2022-10-07" calcext:value-type="date">
            <text:p>10/07/2022</text:p>
          </table:table-cell>
          <table:table-cell table:style-name="ce8" table:formula="of:=MIN([.$L$1];IF(MOD(ROW(); [.$H$1]) = 0; [.$B334] + 1; [.$B334]))" office:value-type="float" office:value="50" calcext:value-type="float">
            <text:p>50</text:p>
          </table:table-cell>
          <table:table-cell table:style-name="ce8" table:formula="of:=MAX([.$L$2];IF(MOD(ROW(); [.$H$2]) = 0; [.$C334] - 1; [.$C334]))" office:value-type="float" office:value="10" calcext:value-type="float">
            <text:p>10</text:p>
          </table:table-cell>
          <table:table-cell table:style-name="ce8" table:formula="of:=MIN([.$L$3];IF(MOD(ROW(); [.$H$3]) = 0; [.$D334] + 1; [.$D334]))" office:value-type="float" office:value="30" calcext:value-type="float">
            <text:p>30</text:p>
          </table:table-cell>
          <table:table-cell table:style-name="ce11" table:formula="of:=(([.$B335]+[.$C335])*[.$D335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35]+1" office:value-type="date" office:date-value="2022-10-08" calcext:value-type="date">
            <text:p>10/08/2022</text:p>
          </table:table-cell>
          <table:table-cell table:style-name="ce8" table:formula="of:=MIN([.$L$1];IF(MOD(ROW(); [.$H$1]) = 0; [.$B335] + 1; [.$B335]))" office:value-type="float" office:value="50" calcext:value-type="float">
            <text:p>50</text:p>
          </table:table-cell>
          <table:table-cell table:style-name="ce8" table:formula="of:=MAX([.$L$2];IF(MOD(ROW(); [.$H$2]) = 0; [.$C335] - 1; [.$C335]))" office:value-type="float" office:value="10" calcext:value-type="float">
            <text:p>10</text:p>
          </table:table-cell>
          <table:table-cell table:style-name="ce8" table:formula="of:=MIN([.$L$3];IF(MOD(ROW(); [.$H$3]) = 0; [.$D335] + 1; [.$D335]))" office:value-type="float" office:value="30" calcext:value-type="float">
            <text:p>30</text:p>
          </table:table-cell>
          <table:table-cell table:style-name="ce11" table:formula="of:=(([.$B336]+[.$C336])*[.$D336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36]+1" office:value-type="date" office:date-value="2022-10-09" calcext:value-type="date">
            <text:p>10/09/2022</text:p>
          </table:table-cell>
          <table:table-cell table:style-name="ce8" table:formula="of:=MIN([.$L$1];IF(MOD(ROW(); [.$H$1]) = 0; [.$B336] + 1; [.$B336]))" office:value-type="float" office:value="50" calcext:value-type="float">
            <text:p>50</text:p>
          </table:table-cell>
          <table:table-cell table:style-name="ce8" table:formula="of:=MAX([.$L$2];IF(MOD(ROW(); [.$H$2]) = 0; [.$C336] - 1; [.$C336]))" office:value-type="float" office:value="10" calcext:value-type="float">
            <text:p>10</text:p>
          </table:table-cell>
          <table:table-cell table:style-name="ce8" table:formula="of:=MIN([.$L$3];IF(MOD(ROW(); [.$H$3]) = 0; [.$D336] + 1; [.$D336]))" office:value-type="float" office:value="30" calcext:value-type="float">
            <text:p>30</text:p>
          </table:table-cell>
          <table:table-cell table:style-name="ce11" table:formula="of:=(([.$B337]+[.$C337])*[.$D337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37]+1" office:value-type="date" office:date-value="2022-10-10" calcext:value-type="date">
            <text:p>10/10/2022</text:p>
          </table:table-cell>
          <table:table-cell table:style-name="ce8" table:formula="of:=MIN([.$L$1];IF(MOD(ROW(); [.$H$1]) = 0; [.$B337] + 1; [.$B337]))" office:value-type="float" office:value="50" calcext:value-type="float">
            <text:p>50</text:p>
          </table:table-cell>
          <table:table-cell table:style-name="ce8" table:formula="of:=MAX([.$L$2];IF(MOD(ROW(); [.$H$2]) = 0; [.$C337] - 1; [.$C337]))" office:value-type="float" office:value="10" calcext:value-type="float">
            <text:p>10</text:p>
          </table:table-cell>
          <table:table-cell table:style-name="ce8" table:formula="of:=MIN([.$L$3];IF(MOD(ROW(); [.$H$3]) = 0; [.$D337] + 1; [.$D337]))" office:value-type="float" office:value="30" calcext:value-type="float">
            <text:p>30</text:p>
          </table:table-cell>
          <table:table-cell table:style-name="ce11" table:formula="of:=(([.$B338]+[.$C338])*[.$D338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38]+1" office:value-type="date" office:date-value="2022-10-11" calcext:value-type="date">
            <text:p>10/11/2022</text:p>
          </table:table-cell>
          <table:table-cell table:style-name="ce8" table:formula="of:=MIN([.$L$1];IF(MOD(ROW(); [.$H$1]) = 0; [.$B338] + 1; [.$B338]))" office:value-type="float" office:value="50" calcext:value-type="float">
            <text:p>50</text:p>
          </table:table-cell>
          <table:table-cell table:style-name="ce8" table:formula="of:=MAX([.$L$2];IF(MOD(ROW(); [.$H$2]) = 0; [.$C338] - 1; [.$C338]))" office:value-type="float" office:value="10" calcext:value-type="float">
            <text:p>10</text:p>
          </table:table-cell>
          <table:table-cell table:style-name="ce8" table:formula="of:=MIN([.$L$3];IF(MOD(ROW(); [.$H$3]) = 0; [.$D338] + 1; [.$D338]))" office:value-type="float" office:value="30" calcext:value-type="float">
            <text:p>30</text:p>
          </table:table-cell>
          <table:table-cell table:style-name="ce11" table:formula="of:=(([.$B339]+[.$C339])*[.$D339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39]+1" office:value-type="date" office:date-value="2022-10-12" calcext:value-type="date">
            <text:p>10/12/2022</text:p>
          </table:table-cell>
          <table:table-cell table:style-name="ce8" table:formula="of:=MIN([.$L$1];IF(MOD(ROW(); [.$H$1]) = 0; [.$B339] + 1; [.$B339]))" office:value-type="float" office:value="50" calcext:value-type="float">
            <text:p>50</text:p>
          </table:table-cell>
          <table:table-cell table:style-name="ce8" table:formula="of:=MAX([.$L$2];IF(MOD(ROW(); [.$H$2]) = 0; [.$C339] - 1; [.$C339]))" office:value-type="float" office:value="10" calcext:value-type="float">
            <text:p>10</text:p>
          </table:table-cell>
          <table:table-cell table:style-name="ce8" table:formula="of:=MIN([.$L$3];IF(MOD(ROW(); [.$H$3]) = 0; [.$D339] + 1; [.$D339]))" office:value-type="float" office:value="30" calcext:value-type="float">
            <text:p>30</text:p>
          </table:table-cell>
          <table:table-cell table:style-name="ce11" table:formula="of:=(([.$B340]+[.$C340])*[.$D340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40]+1" office:value-type="date" office:date-value="2022-10-13" calcext:value-type="date">
            <text:p>10/13/2022</text:p>
          </table:table-cell>
          <table:table-cell table:style-name="ce8" table:formula="of:=MIN([.$L$1];IF(MOD(ROW(); [.$H$1]) = 0; [.$B340] + 1; [.$B340]))" office:value-type="float" office:value="50" calcext:value-type="float">
            <text:p>50</text:p>
          </table:table-cell>
          <table:table-cell table:style-name="ce8" table:formula="of:=MAX([.$L$2];IF(MOD(ROW(); [.$H$2]) = 0; [.$C340] - 1; [.$C340]))" office:value-type="float" office:value="10" calcext:value-type="float">
            <text:p>10</text:p>
          </table:table-cell>
          <table:table-cell table:style-name="ce8" table:formula="of:=MIN([.$L$3];IF(MOD(ROW(); [.$H$3]) = 0; [.$D340] + 1; [.$D340]))" office:value-type="float" office:value="30" calcext:value-type="float">
            <text:p>30</text:p>
          </table:table-cell>
          <table:table-cell table:style-name="ce11" table:formula="of:=(([.$B341]+[.$C341])*[.$D341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41]+1" office:value-type="date" office:date-value="2022-10-14" calcext:value-type="date">
            <text:p>10/14/2022</text:p>
          </table:table-cell>
          <table:table-cell table:style-name="ce8" table:formula="of:=MIN([.$L$1];IF(MOD(ROW(); [.$H$1]) = 0; [.$B341] + 1; [.$B341]))" office:value-type="float" office:value="50" calcext:value-type="float">
            <text:p>50</text:p>
          </table:table-cell>
          <table:table-cell table:style-name="ce8" table:formula="of:=MAX([.$L$2];IF(MOD(ROW(); [.$H$2]) = 0; [.$C341] - 1; [.$C341]))" office:value-type="float" office:value="10" calcext:value-type="float">
            <text:p>10</text:p>
          </table:table-cell>
          <table:table-cell table:style-name="ce8" table:formula="of:=MIN([.$L$3];IF(MOD(ROW(); [.$H$3]) = 0; [.$D341] + 1; [.$D341]))" office:value-type="float" office:value="30" calcext:value-type="float">
            <text:p>30</text:p>
          </table:table-cell>
          <table:table-cell table:style-name="ce11" table:formula="of:=(([.$B342]+[.$C342])*[.$D342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42]+1" office:value-type="date" office:date-value="2022-10-15" calcext:value-type="date">
            <text:p>10/15/2022</text:p>
          </table:table-cell>
          <table:table-cell table:style-name="ce8" table:formula="of:=MIN([.$L$1];IF(MOD(ROW(); [.$H$1]) = 0; [.$B342] + 1; [.$B342]))" office:value-type="float" office:value="50" calcext:value-type="float">
            <text:p>50</text:p>
          </table:table-cell>
          <table:table-cell table:style-name="ce8" table:formula="of:=MAX([.$L$2];IF(MOD(ROW(); [.$H$2]) = 0; [.$C342] - 1; [.$C342]))" office:value-type="float" office:value="10" calcext:value-type="float">
            <text:p>10</text:p>
          </table:table-cell>
          <table:table-cell table:style-name="ce8" table:formula="of:=MIN([.$L$3];IF(MOD(ROW(); [.$H$3]) = 0; [.$D342] + 1; [.$D342]))" office:value-type="float" office:value="30" calcext:value-type="float">
            <text:p>30</text:p>
          </table:table-cell>
          <table:table-cell table:style-name="ce11" table:formula="of:=(([.$B343]+[.$C343])*[.$D343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43]+1" office:value-type="date" office:date-value="2022-10-16" calcext:value-type="date">
            <text:p>10/16/2022</text:p>
          </table:table-cell>
          <table:table-cell table:style-name="ce8" table:formula="of:=MIN([.$L$1];IF(MOD(ROW(); [.$H$1]) = 0; [.$B343] + 1; [.$B343]))" office:value-type="float" office:value="50" calcext:value-type="float">
            <text:p>50</text:p>
          </table:table-cell>
          <table:table-cell table:style-name="ce8" table:formula="of:=MAX([.$L$2];IF(MOD(ROW(); [.$H$2]) = 0; [.$C343] - 1; [.$C343]))" office:value-type="float" office:value="10" calcext:value-type="float">
            <text:p>10</text:p>
          </table:table-cell>
          <table:table-cell table:style-name="ce8" table:formula="of:=MIN([.$L$3];IF(MOD(ROW(); [.$H$3]) = 0; [.$D343] + 1; [.$D343]))" office:value-type="float" office:value="30" calcext:value-type="float">
            <text:p>30</text:p>
          </table:table-cell>
          <table:table-cell table:style-name="ce11" table:formula="of:=(([.$B344]+[.$C344])*[.$D344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44]+1" office:value-type="date" office:date-value="2022-10-17" calcext:value-type="date">
            <text:p>10/17/2022</text:p>
          </table:table-cell>
          <table:table-cell table:style-name="ce8" table:formula="of:=MIN([.$L$1];IF(MOD(ROW(); [.$H$1]) = 0; [.$B344] + 1; [.$B344]))" office:value-type="float" office:value="50" calcext:value-type="float">
            <text:p>50</text:p>
          </table:table-cell>
          <table:table-cell table:style-name="ce8" table:formula="of:=MAX([.$L$2];IF(MOD(ROW(); [.$H$2]) = 0; [.$C344] - 1; [.$C344]))" office:value-type="float" office:value="10" calcext:value-type="float">
            <text:p>10</text:p>
          </table:table-cell>
          <table:table-cell table:style-name="ce8" table:formula="of:=MIN([.$L$3];IF(MOD(ROW(); [.$H$3]) = 0; [.$D344] + 1; [.$D344]))" office:value-type="float" office:value="30" calcext:value-type="float">
            <text:p>30</text:p>
          </table:table-cell>
          <table:table-cell table:style-name="ce11" table:formula="of:=(([.$B345]+[.$C345])*[.$D345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45]+1" office:value-type="date" office:date-value="2022-10-18" calcext:value-type="date">
            <text:p>10/18/2022</text:p>
          </table:table-cell>
          <table:table-cell table:style-name="ce8" table:formula="of:=MIN([.$L$1];IF(MOD(ROW(); [.$H$1]) = 0; [.$B345] + 1; [.$B345]))" office:value-type="float" office:value="50" calcext:value-type="float">
            <text:p>50</text:p>
          </table:table-cell>
          <table:table-cell table:style-name="ce8" table:formula="of:=MAX([.$L$2];IF(MOD(ROW(); [.$H$2]) = 0; [.$C345] - 1; [.$C345]))" office:value-type="float" office:value="10" calcext:value-type="float">
            <text:p>10</text:p>
          </table:table-cell>
          <table:table-cell table:style-name="ce8" table:formula="of:=MIN([.$L$3];IF(MOD(ROW(); [.$H$3]) = 0; [.$D345] + 1; [.$D345]))" office:value-type="float" office:value="30" calcext:value-type="float">
            <text:p>30</text:p>
          </table:table-cell>
          <table:table-cell table:style-name="ce11" table:formula="of:=(([.$B346]+[.$C346])*[.$D346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46]+1" office:value-type="date" office:date-value="2022-10-19" calcext:value-type="date">
            <text:p>10/19/2022</text:p>
          </table:table-cell>
          <table:table-cell table:style-name="ce8" table:formula="of:=MIN([.$L$1];IF(MOD(ROW(); [.$H$1]) = 0; [.$B346] + 1; [.$B346]))" office:value-type="float" office:value="50" calcext:value-type="float">
            <text:p>50</text:p>
          </table:table-cell>
          <table:table-cell table:style-name="ce8" table:formula="of:=MAX([.$L$2];IF(MOD(ROW(); [.$H$2]) = 0; [.$C346] - 1; [.$C346]))" office:value-type="float" office:value="10" calcext:value-type="float">
            <text:p>10</text:p>
          </table:table-cell>
          <table:table-cell table:style-name="ce8" table:formula="of:=MIN([.$L$3];IF(MOD(ROW(); [.$H$3]) = 0; [.$D346] + 1; [.$D346]))" office:value-type="float" office:value="30" calcext:value-type="float">
            <text:p>30</text:p>
          </table:table-cell>
          <table:table-cell table:style-name="ce11" table:formula="of:=(([.$B347]+[.$C347])*[.$D347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47]+1" office:value-type="date" office:date-value="2022-10-20" calcext:value-type="date">
            <text:p>10/20/2022</text:p>
          </table:table-cell>
          <table:table-cell table:style-name="ce8" table:formula="of:=MIN([.$L$1];IF(MOD(ROW(); [.$H$1]) = 0; [.$B347] + 1; [.$B347]))" office:value-type="float" office:value="50" calcext:value-type="float">
            <text:p>50</text:p>
          </table:table-cell>
          <table:table-cell table:style-name="ce8" table:formula="of:=MAX([.$L$2];IF(MOD(ROW(); [.$H$2]) = 0; [.$C347] - 1; [.$C347]))" office:value-type="float" office:value="10" calcext:value-type="float">
            <text:p>10</text:p>
          </table:table-cell>
          <table:table-cell table:style-name="ce8" table:formula="of:=MIN([.$L$3];IF(MOD(ROW(); [.$H$3]) = 0; [.$D347] + 1; [.$D347]))" office:value-type="float" office:value="30" calcext:value-type="float">
            <text:p>30</text:p>
          </table:table-cell>
          <table:table-cell table:style-name="ce11" table:formula="of:=(([.$B348]+[.$C348])*[.$D348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48]+1" office:value-type="date" office:date-value="2022-10-21" calcext:value-type="date">
            <text:p>10/21/2022</text:p>
          </table:table-cell>
          <table:table-cell table:style-name="ce8" table:formula="of:=MIN([.$L$1];IF(MOD(ROW(); [.$H$1]) = 0; [.$B348] + 1; [.$B348]))" office:value-type="float" office:value="50" calcext:value-type="float">
            <text:p>50</text:p>
          </table:table-cell>
          <table:table-cell table:style-name="ce8" table:formula="of:=MAX([.$L$2];IF(MOD(ROW(); [.$H$2]) = 0; [.$C348] - 1; [.$C348]))" office:value-type="float" office:value="10" calcext:value-type="float">
            <text:p>10</text:p>
          </table:table-cell>
          <table:table-cell table:style-name="ce8" table:formula="of:=MIN([.$L$3];IF(MOD(ROW(); [.$H$3]) = 0; [.$D348] + 1; [.$D348]))" office:value-type="float" office:value="30" calcext:value-type="float">
            <text:p>30</text:p>
          </table:table-cell>
          <table:table-cell table:style-name="ce11" table:formula="of:=(([.$B349]+[.$C349])*[.$D349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49]+1" office:value-type="date" office:date-value="2022-10-22" calcext:value-type="date">
            <text:p>10/22/2022</text:p>
          </table:table-cell>
          <table:table-cell table:style-name="ce8" table:formula="of:=MIN([.$L$1];IF(MOD(ROW(); [.$H$1]) = 0; [.$B349] + 1; [.$B349]))" office:value-type="float" office:value="50" calcext:value-type="float">
            <text:p>50</text:p>
          </table:table-cell>
          <table:table-cell table:style-name="ce8" table:formula="of:=MAX([.$L$2];IF(MOD(ROW(); [.$H$2]) = 0; [.$C349] - 1; [.$C349]))" office:value-type="float" office:value="10" calcext:value-type="float">
            <text:p>10</text:p>
          </table:table-cell>
          <table:table-cell table:style-name="ce8" table:formula="of:=MIN([.$L$3];IF(MOD(ROW(); [.$H$3]) = 0; [.$D349] + 1; [.$D349]))" office:value-type="float" office:value="30" calcext:value-type="float">
            <text:p>30</text:p>
          </table:table-cell>
          <table:table-cell table:style-name="ce11" table:formula="of:=(([.$B350]+[.$C350])*[.$D350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50]+1" office:value-type="date" office:date-value="2022-10-23" calcext:value-type="date">
            <text:p>10/23/2022</text:p>
          </table:table-cell>
          <table:table-cell table:style-name="ce8" table:formula="of:=MIN([.$L$1];IF(MOD(ROW(); [.$H$1]) = 0; [.$B350] + 1; [.$B350]))" office:value-type="float" office:value="50" calcext:value-type="float">
            <text:p>50</text:p>
          </table:table-cell>
          <table:table-cell table:style-name="ce8" table:formula="of:=MAX([.$L$2];IF(MOD(ROW(); [.$H$2]) = 0; [.$C350] - 1; [.$C350]))" office:value-type="float" office:value="10" calcext:value-type="float">
            <text:p>10</text:p>
          </table:table-cell>
          <table:table-cell table:style-name="ce8" table:formula="of:=MIN([.$L$3];IF(MOD(ROW(); [.$H$3]) = 0; [.$D350] + 1; [.$D350]))" office:value-type="float" office:value="30" calcext:value-type="float">
            <text:p>30</text:p>
          </table:table-cell>
          <table:table-cell table:style-name="ce11" table:formula="of:=(([.$B351]+[.$C351])*[.$D351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51]+1" office:value-type="date" office:date-value="2022-10-24" calcext:value-type="date">
            <text:p>10/24/2022</text:p>
          </table:table-cell>
          <table:table-cell table:style-name="ce8" table:formula="of:=MIN([.$L$1];IF(MOD(ROW(); [.$H$1]) = 0; [.$B351] + 1; [.$B351]))" office:value-type="float" office:value="50" calcext:value-type="float">
            <text:p>50</text:p>
          </table:table-cell>
          <table:table-cell table:style-name="ce8" table:formula="of:=MAX([.$L$2];IF(MOD(ROW(); [.$H$2]) = 0; [.$C351] - 1; [.$C351]))" office:value-type="float" office:value="10" calcext:value-type="float">
            <text:p>10</text:p>
          </table:table-cell>
          <table:table-cell table:style-name="ce8" table:formula="of:=MIN([.$L$3];IF(MOD(ROW(); [.$H$3]) = 0; [.$D351] + 1; [.$D351]))" office:value-type="float" office:value="30" calcext:value-type="float">
            <text:p>30</text:p>
          </table:table-cell>
          <table:table-cell table:style-name="ce11" table:formula="of:=(([.$B352]+[.$C352])*[.$D352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52]+1" office:value-type="date" office:date-value="2022-10-25" calcext:value-type="date">
            <text:p>10/25/2022</text:p>
          </table:table-cell>
          <table:table-cell table:style-name="ce8" table:formula="of:=MIN([.$L$1];IF(MOD(ROW(); [.$H$1]) = 0; [.$B352] + 1; [.$B352]))" office:value-type="float" office:value="50" calcext:value-type="float">
            <text:p>50</text:p>
          </table:table-cell>
          <table:table-cell table:style-name="ce8" table:formula="of:=MAX([.$L$2];IF(MOD(ROW(); [.$H$2]) = 0; [.$C352] - 1; [.$C352]))" office:value-type="float" office:value="10" calcext:value-type="float">
            <text:p>10</text:p>
          </table:table-cell>
          <table:table-cell table:style-name="ce8" table:formula="of:=MIN([.$L$3];IF(MOD(ROW(); [.$H$3]) = 0; [.$D352] + 1; [.$D352]))" office:value-type="float" office:value="30" calcext:value-type="float">
            <text:p>30</text:p>
          </table:table-cell>
          <table:table-cell table:style-name="ce11" table:formula="of:=(([.$B353]+[.$C353])*[.$D353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53]+1" office:value-type="date" office:date-value="2022-10-26" calcext:value-type="date">
            <text:p>10/26/2022</text:p>
          </table:table-cell>
          <table:table-cell table:style-name="ce8" table:formula="of:=MIN([.$L$1];IF(MOD(ROW(); [.$H$1]) = 0; [.$B353] + 1; [.$B353]))" office:value-type="float" office:value="50" calcext:value-type="float">
            <text:p>50</text:p>
          </table:table-cell>
          <table:table-cell table:style-name="ce8" table:formula="of:=MAX([.$L$2];IF(MOD(ROW(); [.$H$2]) = 0; [.$C353] - 1; [.$C353]))" office:value-type="float" office:value="10" calcext:value-type="float">
            <text:p>10</text:p>
          </table:table-cell>
          <table:table-cell table:style-name="ce8" table:formula="of:=MIN([.$L$3];IF(MOD(ROW(); [.$H$3]) = 0; [.$D353] + 1; [.$D353]))" office:value-type="float" office:value="30" calcext:value-type="float">
            <text:p>30</text:p>
          </table:table-cell>
          <table:table-cell table:style-name="ce11" table:formula="of:=(([.$B354]+[.$C354])*[.$D354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54]+1" office:value-type="date" office:date-value="2022-10-27" calcext:value-type="date">
            <text:p>10/27/2022</text:p>
          </table:table-cell>
          <table:table-cell table:style-name="ce8" table:formula="of:=MIN([.$L$1];IF(MOD(ROW(); [.$H$1]) = 0; [.$B354] + 1; [.$B354]))" office:value-type="float" office:value="50" calcext:value-type="float">
            <text:p>50</text:p>
          </table:table-cell>
          <table:table-cell table:style-name="ce8" table:formula="of:=MAX([.$L$2];IF(MOD(ROW(); [.$H$2]) = 0; [.$C354] - 1; [.$C354]))" office:value-type="float" office:value="10" calcext:value-type="float">
            <text:p>10</text:p>
          </table:table-cell>
          <table:table-cell table:style-name="ce8" table:formula="of:=MIN([.$L$3];IF(MOD(ROW(); [.$H$3]) = 0; [.$D354] + 1; [.$D354]))" office:value-type="float" office:value="30" calcext:value-type="float">
            <text:p>30</text:p>
          </table:table-cell>
          <table:table-cell table:style-name="ce11" table:formula="of:=(([.$B355]+[.$C355])*[.$D355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55]+1" office:value-type="date" office:date-value="2022-10-28" calcext:value-type="date">
            <text:p>10/28/2022</text:p>
          </table:table-cell>
          <table:table-cell table:style-name="ce8" table:formula="of:=MIN([.$L$1];IF(MOD(ROW(); [.$H$1]) = 0; [.$B355] + 1; [.$B355]))" office:value-type="float" office:value="50" calcext:value-type="float">
            <text:p>50</text:p>
          </table:table-cell>
          <table:table-cell table:style-name="ce8" table:formula="of:=MAX([.$L$2];IF(MOD(ROW(); [.$H$2]) = 0; [.$C355] - 1; [.$C355]))" office:value-type="float" office:value="10" calcext:value-type="float">
            <text:p>10</text:p>
          </table:table-cell>
          <table:table-cell table:style-name="ce8" table:formula="of:=MIN([.$L$3];IF(MOD(ROW(); [.$H$3]) = 0; [.$D355] + 1; [.$D355]))" office:value-type="float" office:value="30" calcext:value-type="float">
            <text:p>30</text:p>
          </table:table-cell>
          <table:table-cell table:style-name="ce11" table:formula="of:=(([.$B356]+[.$C356])*[.$D356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56]+1" office:value-type="date" office:date-value="2022-10-29" calcext:value-type="date">
            <text:p>10/29/2022</text:p>
          </table:table-cell>
          <table:table-cell table:style-name="ce8" table:formula="of:=MIN([.$L$1];IF(MOD(ROW(); [.$H$1]) = 0; [.$B356] + 1; [.$B356]))" office:value-type="float" office:value="50" calcext:value-type="float">
            <text:p>50</text:p>
          </table:table-cell>
          <table:table-cell table:style-name="ce8" table:formula="of:=MAX([.$L$2];IF(MOD(ROW(); [.$H$2]) = 0; [.$C356] - 1; [.$C356]))" office:value-type="float" office:value="10" calcext:value-type="float">
            <text:p>10</text:p>
          </table:table-cell>
          <table:table-cell table:style-name="ce8" table:formula="of:=MIN([.$L$3];IF(MOD(ROW(); [.$H$3]) = 0; [.$D356] + 1; [.$D356]))" office:value-type="float" office:value="30" calcext:value-type="float">
            <text:p>30</text:p>
          </table:table-cell>
          <table:table-cell table:style-name="ce11" table:formula="of:=(([.$B357]+[.$C357])*[.$D357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57]+1" office:value-type="date" office:date-value="2022-10-30" calcext:value-type="date">
            <text:p>10/30/2022</text:p>
          </table:table-cell>
          <table:table-cell table:style-name="ce8" table:formula="of:=MIN([.$L$1];IF(MOD(ROW(); [.$H$1]) = 0; [.$B357] + 1; [.$B357]))" office:value-type="float" office:value="50" calcext:value-type="float">
            <text:p>50</text:p>
          </table:table-cell>
          <table:table-cell table:style-name="ce8" table:formula="of:=MAX([.$L$2];IF(MOD(ROW(); [.$H$2]) = 0; [.$C357] - 1; [.$C357]))" office:value-type="float" office:value="10" calcext:value-type="float">
            <text:p>10</text:p>
          </table:table-cell>
          <table:table-cell table:style-name="ce8" table:formula="of:=MIN([.$L$3];IF(MOD(ROW(); [.$H$3]) = 0; [.$D357] + 1; [.$D357]))" office:value-type="float" office:value="30" calcext:value-type="float">
            <text:p>30</text:p>
          </table:table-cell>
          <table:table-cell table:style-name="ce11" table:formula="of:=(([.$B358]+[.$C358])*[.$D358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58]+1" office:value-type="date" office:date-value="2022-10-31" calcext:value-type="date">
            <text:p>10/31/2022</text:p>
          </table:table-cell>
          <table:table-cell table:style-name="ce8" table:formula="of:=MIN([.$L$1];IF(MOD(ROW(); [.$H$1]) = 0; [.$B358] + 1; [.$B358]))" office:value-type="float" office:value="50" calcext:value-type="float">
            <text:p>50</text:p>
          </table:table-cell>
          <table:table-cell table:style-name="ce8" table:formula="of:=MAX([.$L$2];IF(MOD(ROW(); [.$H$2]) = 0; [.$C358] - 1; [.$C358]))" office:value-type="float" office:value="10" calcext:value-type="float">
            <text:p>10</text:p>
          </table:table-cell>
          <table:table-cell table:style-name="ce8" table:formula="of:=MIN([.$L$3];IF(MOD(ROW(); [.$H$3]) = 0; [.$D358] + 1; [.$D358]))" office:value-type="float" office:value="30" calcext:value-type="float">
            <text:p>30</text:p>
          </table:table-cell>
          <table:table-cell table:style-name="ce11" table:formula="of:=(([.$B359]+[.$C359])*[.$D359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59]+1" office:value-type="date" office:date-value="2022-11-01" calcext:value-type="date">
            <text:p>11/01/2022</text:p>
          </table:table-cell>
          <table:table-cell table:style-name="ce8" table:formula="of:=MIN([.$L$1];IF(MOD(ROW(); [.$H$1]) = 0; [.$B359] + 1; [.$B359]))" office:value-type="float" office:value="50" calcext:value-type="float">
            <text:p>50</text:p>
          </table:table-cell>
          <table:table-cell table:style-name="ce8" table:formula="of:=MAX([.$L$2];IF(MOD(ROW(); [.$H$2]) = 0; [.$C359] - 1; [.$C359]))" office:value-type="float" office:value="10" calcext:value-type="float">
            <text:p>10</text:p>
          </table:table-cell>
          <table:table-cell table:style-name="ce8" table:formula="of:=MIN([.$L$3];IF(MOD(ROW(); [.$H$3]) = 0; [.$D359] + 1; [.$D359]))" office:value-type="float" office:value="30" calcext:value-type="float">
            <text:p>30</text:p>
          </table:table-cell>
          <table:table-cell table:style-name="ce11" table:formula="of:=(([.$B360]+[.$C360])*[.$D360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60]+1" office:value-type="date" office:date-value="2022-11-02" calcext:value-type="date">
            <text:p>11/02/2022</text:p>
          </table:table-cell>
          <table:table-cell table:style-name="ce8" table:formula="of:=MIN([.$L$1];IF(MOD(ROW(); [.$H$1]) = 0; [.$B360] + 1; [.$B360]))" office:value-type="float" office:value="50" calcext:value-type="float">
            <text:p>50</text:p>
          </table:table-cell>
          <table:table-cell table:style-name="ce8" table:formula="of:=MAX([.$L$2];IF(MOD(ROW(); [.$H$2]) = 0; [.$C360] - 1; [.$C360]))" office:value-type="float" office:value="10" calcext:value-type="float">
            <text:p>10</text:p>
          </table:table-cell>
          <table:table-cell table:style-name="ce8" table:formula="of:=MIN([.$L$3];IF(MOD(ROW(); [.$H$3]) = 0; [.$D360] + 1; [.$D360]))" office:value-type="float" office:value="30" calcext:value-type="float">
            <text:p>30</text:p>
          </table:table-cell>
          <table:table-cell table:style-name="ce11" table:formula="of:=(([.$B361]+[.$C361])*[.$D361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61]+1" office:value-type="date" office:date-value="2022-11-03" calcext:value-type="date">
            <text:p>11/03/2022</text:p>
          </table:table-cell>
          <table:table-cell table:style-name="ce8" table:formula="of:=MIN([.$L$1];IF(MOD(ROW(); [.$H$1]) = 0; [.$B361] + 1; [.$B361]))" office:value-type="float" office:value="50" calcext:value-type="float">
            <text:p>50</text:p>
          </table:table-cell>
          <table:table-cell table:style-name="ce8" table:formula="of:=MAX([.$L$2];IF(MOD(ROW(); [.$H$2]) = 0; [.$C361] - 1; [.$C361]))" office:value-type="float" office:value="10" calcext:value-type="float">
            <text:p>10</text:p>
          </table:table-cell>
          <table:table-cell table:style-name="ce8" table:formula="of:=MIN([.$L$3];IF(MOD(ROW(); [.$H$3]) = 0; [.$D361] + 1; [.$D361]))" office:value-type="float" office:value="30" calcext:value-type="float">
            <text:p>30</text:p>
          </table:table-cell>
          <table:table-cell table:style-name="ce11" table:formula="of:=(([.$B362]+[.$C362])*[.$D362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62]+1" office:value-type="date" office:date-value="2022-11-04" calcext:value-type="date">
            <text:p>11/04/2022</text:p>
          </table:table-cell>
          <table:table-cell table:style-name="ce8" table:formula="of:=MIN([.$L$1];IF(MOD(ROW(); [.$H$1]) = 0; [.$B362] + 1; [.$B362]))" office:value-type="float" office:value="50" calcext:value-type="float">
            <text:p>50</text:p>
          </table:table-cell>
          <table:table-cell table:style-name="ce8" table:formula="of:=MAX([.$L$2];IF(MOD(ROW(); [.$H$2]) = 0; [.$C362] - 1; [.$C362]))" office:value-type="float" office:value="10" calcext:value-type="float">
            <text:p>10</text:p>
          </table:table-cell>
          <table:table-cell table:style-name="ce8" table:formula="of:=MIN([.$L$3];IF(MOD(ROW(); [.$H$3]) = 0; [.$D362] + 1; [.$D362]))" office:value-type="float" office:value="30" calcext:value-type="float">
            <text:p>30</text:p>
          </table:table-cell>
          <table:table-cell table:style-name="ce11" table:formula="of:=(([.$B363]+[.$C363])*[.$D363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63]+1" office:value-type="date" office:date-value="2022-11-05" calcext:value-type="date">
            <text:p>11/05/2022</text:p>
          </table:table-cell>
          <table:table-cell table:style-name="ce8" table:formula="of:=MIN([.$L$1];IF(MOD(ROW(); [.$H$1]) = 0; [.$B363] + 1; [.$B363]))" office:value-type="float" office:value="50" calcext:value-type="float">
            <text:p>50</text:p>
          </table:table-cell>
          <table:table-cell table:style-name="ce8" table:formula="of:=MAX([.$L$2];IF(MOD(ROW(); [.$H$2]) = 0; [.$C363] - 1; [.$C363]))" office:value-type="float" office:value="10" calcext:value-type="float">
            <text:p>10</text:p>
          </table:table-cell>
          <table:table-cell table:style-name="ce8" table:formula="of:=MIN([.$L$3];IF(MOD(ROW(); [.$H$3]) = 0; [.$D363] + 1; [.$D363]))" office:value-type="float" office:value="30" calcext:value-type="float">
            <text:p>30</text:p>
          </table:table-cell>
          <table:table-cell table:style-name="ce11" table:formula="of:=(([.$B364]+[.$C364])*[.$D364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64]+1" office:value-type="date" office:date-value="2022-11-06" calcext:value-type="date">
            <text:p>11/06/2022</text:p>
          </table:table-cell>
          <table:table-cell table:style-name="ce8" table:formula="of:=MIN([.$L$1];IF(MOD(ROW(); [.$H$1]) = 0; [.$B364] + 1; [.$B364]))" office:value-type="float" office:value="50" calcext:value-type="float">
            <text:p>50</text:p>
          </table:table-cell>
          <table:table-cell table:style-name="ce8" table:formula="of:=MAX([.$L$2];IF(MOD(ROW(); [.$H$2]) = 0; [.$C364] - 1; [.$C364]))" office:value-type="float" office:value="10" calcext:value-type="float">
            <text:p>10</text:p>
          </table:table-cell>
          <table:table-cell table:style-name="ce8" table:formula="of:=MIN([.$L$3];IF(MOD(ROW(); [.$H$3]) = 0; [.$D364] + 1; [.$D364]))" office:value-type="float" office:value="30" calcext:value-type="float">
            <text:p>30</text:p>
          </table:table-cell>
          <table:table-cell table:style-name="ce11" table:formula="of:=(([.$B365]+[.$C365])*[.$D365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65]+1" office:value-type="date" office:date-value="2022-11-07" calcext:value-type="date">
            <text:p>11/07/2022</text:p>
          </table:table-cell>
          <table:table-cell table:style-name="ce8" table:formula="of:=MIN([.$L$1];IF(MOD(ROW(); [.$H$1]) = 0; [.$B365] + 1; [.$B365]))" office:value-type="float" office:value="50" calcext:value-type="float">
            <text:p>50</text:p>
          </table:table-cell>
          <table:table-cell table:style-name="ce8" table:formula="of:=MAX([.$L$2];IF(MOD(ROW(); [.$H$2]) = 0; [.$C365] - 1; [.$C365]))" office:value-type="float" office:value="10" calcext:value-type="float">
            <text:p>10</text:p>
          </table:table-cell>
          <table:table-cell table:style-name="ce8" table:formula="of:=MIN([.$L$3];IF(MOD(ROW(); [.$H$3]) = 0; [.$D365] + 1; [.$D365]))" office:value-type="float" office:value="30" calcext:value-type="float">
            <text:p>30</text:p>
          </table:table-cell>
          <table:table-cell table:style-name="ce11" table:formula="of:=(([.$B366]+[.$C366])*[.$D366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5" table:formula="of:=[.A366]+1" office:value-type="date" office:date-value="2022-11-08" calcext:value-type="date">
            <text:p>11/08/2022</text:p>
          </table:table-cell>
          <table:table-cell table:style-name="ce8" table:formula="of:=MIN([.$L$1];IF(MOD(ROW(); [.$H$1]) = 0; [.$B366] + 1; [.$B366]))" office:value-type="float" office:value="50" calcext:value-type="float">
            <text:p>50</text:p>
          </table:table-cell>
          <table:table-cell table:style-name="ce8" table:formula="of:=MAX([.$L$2];IF(MOD(ROW(); [.$H$2]) = 0; [.$C366] - 1; [.$C366]))" office:value-type="float" office:value="10" calcext:value-type="float">
            <text:p>10</text:p>
          </table:table-cell>
          <table:table-cell table:style-name="ce8" table:formula="of:=MIN([.$L$3];IF(MOD(ROW(); [.$H$3]) = 0; [.$D366] + 1; [.$D366]))" office:value-type="float" office:value="30" calcext:value-type="float">
            <text:p>30</text:p>
          </table:table-cell>
          <table:table-cell table:style-name="ce11" table:formula="of:=(([.$B367]+[.$C367])*[.$D367])/60" office:value-type="float" office:value="30" calcext:value-type="float">
            <text:p>30.0</text:p>
          </table:table-cell>
          <table:table-cell table:style-name="ce15" table:number-columns-repeated="23"/>
          <table:table-cell table:number-columns-repeated="996"/>
        </table:table-row>
        <table:table-row table:style-name="ro2">
          <table:table-cell table:style-name="ce6"/>
          <table:table-cell table:style-name="ce9" table:number-columns-repeated="3"/>
          <table:table-cell table:style-name="ce11"/>
          <table:table-cell table:style-name="ce15" table:number-columns-repeated="23"/>
          <table:table-cell table:number-columns-repeated="996"/>
        </table:table-row>
        <table:table-row table:style-name="ro2" table:number-rows-repeated="632">
          <table:table-cell table:style-name="ce6"/>
          <table:table-cell table:style-name="ce9" table:number-columns-repeated="3"/>
          <table:table-cell table:style-name="ce12"/>
          <table:table-cell table:style-name="ce15" table:number-columns-repeated="23"/>
          <table:table-cell table:number-columns-repeated="996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ardio.B3:Cardio.E1000">
            <calcext:condition calcext:apply-style-name="ConditionalStyle_1" calcext:value="formula-is(ISERROR(SEARCH(([.B2]);([.B3]))))" calcext:base-cell-address="Cardio.B3"/>
          </calcext:conditional-format>
          <calcext:conditional-format calcext:target-range-address="Cardio.A2:Cardio.E1000">
            <calcext:condition calcext:apply-style-name="ConditionalStyle_2" calcext:value="formula-is([.$A2] = TODAY())" calcext:base-cell-address="Cardio.A2"/>
          </calcext:conditional-format>
        </calcext:conditional-formats>
      </table:table>
      <table:table table:name="Exercises" table:style-name="ta4"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24" table:number-columns-repeated="14" table:default-cell-style-name="Default"/>
        <table:table-column table:style-name="co1" table:number-columns-repeated="998" table:default-cell-style-name="Default"/>
        <table:table-row table:style-name="ro2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Reps</text:p>
          </table:table-cell>
          <table:table-cell table:style-name="ce4" office:value-type="string" calcext:value-type="string">
            <text:p>Exercises per circuit</text:p>
          </table:table-cell>
          <table:table-cell table:style-name="ce4" office:value-type="string" calcext:value-type="string">
            <text:p>Minutes</text:p>
          </table:table-cell>
          <table:table-cell table:style-name="ce4" office:value-type="string" calcext:value-type="string">
            <text:p>Total minutes</text:p>
          </table:table-cell>
          <table:table-cell table:style-name="ce4" office:value-type="string" calcext:value-type="string">
            <text:p>Reps increase: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string" calcext:value-type="string">
            <text:p>days</text:p>
          </table:table-cell>
          <table:table-cell table:style-name="ce4"/>
          <table:table-cell table:style-name="ce4" office:value-type="string" calcext:value-type="string">
            <text:p>Max reps:</text:p>
          </table:table-cell>
          <table:table-cell table:style-name="ce16" office:value-type="float" office:value="10" calcext:value-type="float">
            <text:p>10</text:p>
          </table:table-cell>
          <table:table-cell table:style-name="ce13"/>
          <table:table-cell table:style-name="ce15" table:number-columns-repeated="11"/>
          <table:table-cell table:style-name="ce18" table:number-columns-repeated="3"/>
          <table:table-cell table:number-columns-repeated="998"/>
        </table:table-row>
        <table:table-row table:style-name="ro2">
          <table:table-cell table:style-name="ce19" table:formula="of:=[$'Exercise List'.E1]" office:value-type="date" office:date-value="2021-11-08" calcext:value-type="date">
            <text:p>11/08/2021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3" table:formula="of:=6*[.$D2]" office:value-type="float" office:value="12" calcext:value-type="float">
            <text:p>12</text:p>
          </table:table-cell>
          <table:table-cell table:style-name="ce4" office:value-type="string" calcext:value-type="string">
            <text:p>Exercises increase: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string" calcext:value-type="string">
            <text:p>days</text:p>
          </table:table-cell>
          <table:table-cell table:style-name="ce17"/>
          <table:table-cell table:style-name="ce17" office:value-type="string" calcext:value-type="string">
            <text:p>Max exercises:</text:p>
          </table:table-cell>
          <table:table-cell table:style-name="ce16" office:value-type="float" office:value="10" calcext:value-type="float">
            <text:p>10</text:p>
          </table:table-cell>
          <table:table-cell table:style-name="ce13"/>
          <table:table-cell table:style-name="ce15" table:number-columns-repeated="11"/>
          <table:table-cell table:style-name="ce18" table:number-columns-repeated="3"/>
          <table:table-cell table:number-columns-repeated="998"/>
        </table:table-row>
        <table:table-row table:style-name="ro2">
          <table:table-cell table:style-name="ce19" table:formula="of:=[.A2]+1" office:value-type="date" office:date-value="2021-11-09" calcext:value-type="date">
            <text:p>11/09/2021</text:p>
          </table:table-cell>
          <table:table-cell table:style-name="ce22" table:formula="of:=MIN([.$K$1];IF(MOD(ROW(); [.$G$1]) = 0; [.$B2] + 1; [.$B2]))" office:value-type="float" office:value="4" calcext:value-type="float">
            <text:p>4</text:p>
          </table:table-cell>
          <table:table-cell table:style-name="ce22" table:formula="of:=MIN([.$K$2];IF(MOD(ROW(); [.$G$2]) = 0; [.$C2] + 1; [.$C2]))" office:value-type="float" office:value="3" calcext:value-type="float">
            <text:p>3</text:p>
          </table:table-cell>
          <table:table-cell table:style-name="ce22" table:formula="of:=MIN([.$K$3];IF(MOD(ROW(); [.$G$3]) = 0; [.$D2] + 1; [.$D2]))" office:value-type="float" office:value="2" calcext:value-type="float">
            <text:p>2</text:p>
          </table:table-cell>
          <table:table-cell table:style-name="ce24" table:formula="of:=6*[.$D3]" office:value-type="float" office:value="12" calcext:value-type="float">
            <text:p>12</text:p>
          </table:table-cell>
          <table:table-cell table:style-name="ce4" office:value-type="string" calcext:value-type="string">
            <text:p>Minutes increase: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string" calcext:value-type="string">
            <text:p>days</text:p>
          </table:table-cell>
          <table:table-cell table:style-name="ce17"/>
          <table:table-cell table:style-name="ce17" office:value-type="string" calcext:value-type="string">
            <text:p>Max minutes:</text:p>
          </table:table-cell>
          <table:table-cell table:style-name="ce16" office:value-type="float" office:value="10" calcext:value-type="float">
            <text:p>10</text:p>
          </table:table-cell>
          <table:table-cell table:style-name="ce18" table:number-columns-repeated="7"/>
          <table:table-cell table:style-name="ce15" table:number-columns-repeated="5"/>
          <table:table-cell table:style-name="ce18" table:number-columns-repeated="3"/>
          <table:table-cell table:number-columns-repeated="998"/>
        </table:table-row>
        <table:table-row table:style-name="ro2">
          <table:table-cell table:style-name="ce19" table:formula="of:=[.A3]+1" office:value-type="date" office:date-value="2021-11-10" calcext:value-type="date">
            <text:p>11/10/2021</text:p>
          </table:table-cell>
          <table:table-cell table:style-name="ce22" table:formula="of:=MIN([.$K$1];IF(MOD(ROW(); [.$G$1]) = 0; [.$B3] + 1; [.$B3]))" office:value-type="float" office:value="4" calcext:value-type="float">
            <text:p>4</text:p>
          </table:table-cell>
          <table:table-cell table:style-name="ce22" table:formula="of:=MIN([.$K$2];IF(MOD(ROW(); [.$G$2]) = 0; [.$C3] + 1; [.$C3]))" office:value-type="float" office:value="3" calcext:value-type="float">
            <text:p>3</text:p>
          </table:table-cell>
          <table:table-cell table:style-name="ce22" table:formula="of:=MIN([.$K$3];IF(MOD(ROW(); [.$G$3]) = 0; [.$D3] + 1; [.$D3]))" office:value-type="float" office:value="2" calcext:value-type="float">
            <text:p>2</text:p>
          </table:table-cell>
          <table:table-cell table:style-name="ce24" table:formula="of:=6*[.$D4]" office:value-type="float" office:value="12" calcext:value-type="float">
            <text:p>12</text:p>
          </table:table-cell>
          <table:table-cell table:style-name="ce18" table:number-columns-repeated="13"/>
          <table:table-cell table:style-name="ce15" table:number-columns-repeated="6"/>
          <table:table-cell table:style-name="ce18" table:number-columns-repeated="2"/>
          <table:table-cell table:number-columns-repeated="998"/>
        </table:table-row>
        <table:table-row table:style-name="ro2">
          <table:table-cell table:style-name="ce19" table:formula="of:=[.A4]+1" office:value-type="date" office:date-value="2021-11-11" calcext:value-type="date">
            <text:p>11/11/2021</text:p>
          </table:table-cell>
          <table:table-cell table:style-name="ce22" table:formula="of:=MIN([.$K$1];IF(MOD(ROW(); [.$G$1]) = 0; [.$B4] + 1; [.$B4]))" office:value-type="float" office:value="4" calcext:value-type="float">
            <text:p>4</text:p>
          </table:table-cell>
          <table:table-cell table:style-name="ce22" table:formula="of:=MIN([.$K$2];IF(MOD(ROW(); [.$G$2]) = 0; [.$C4] + 1; [.$C4]))" office:value-type="float" office:value="3" calcext:value-type="float">
            <text:p>3</text:p>
          </table:table-cell>
          <table:table-cell table:style-name="ce22" table:formula="of:=MIN([.$K$3];IF(MOD(ROW(); [.$G$3]) = 0; [.$D4] + 1; [.$D4]))" office:value-type="float" office:value="2" calcext:value-type="float">
            <text:p>2</text:p>
          </table:table-cell>
          <table:table-cell table:style-name="ce24" table:formula="of:=6*[.$D5]" office:value-type="float" office:value="12" calcext:value-type="float">
            <text:p>12</text:p>
          </table:table-cell>
          <table:table-cell table:style-name="ce26" office:value-type="string" calcext:value-type="string">
            <text:p>Choice:</text:p>
          </table:table-cell>
          <table:table-cell table:style-name="ce30" table:formula="of:=IFERROR(__xludf.dummyfunction(&quot;ARRAY_CONSTRAIN(SORT( TRANSPOSE(FILTER($G$8:$L$8,$G$7:$L$7=FALSE)), TRANSPOSE(ARRAYFORMULA( RANDBETWEEN(  FILTER($G$7:$L$7,$G$7:$L$7=FALSE), 100 ))), FALSE ), 1, 1)&quot;);&quot;Bodyweight Exercises&quot;)" office:value-type="string" office:string-value="Bodyweight Exercises" calcext:value-type="string">
            <text:p>Bodyweight Exercises</text:p>
          </table:table-cell>
          <table:table-cell table:style-name="ce26"/>
          <table:table-cell table:style-name="ce18" table:number-columns-repeated="11"/>
          <table:table-cell table:style-name="ce15" table:number-columns-repeated="5"/>
          <table:table-cell table:style-name="ce18" table:number-columns-repeated="2"/>
          <table:table-cell table:number-columns-repeated="998"/>
        </table:table-row>
        <table:table-row table:style-name="ro2">
          <table:table-cell table:style-name="ce19" table:formula="of:=[.A5]+1" office:value-type="date" office:date-value="2021-11-12" calcext:value-type="date">
            <text:p>11/12/2021</text:p>
          </table:table-cell>
          <table:table-cell table:style-name="ce22" table:formula="of:=MIN([.$K$1];IF(MOD(ROW(); [.$G$1]) = 0; [.$B5] + 1; [.$B5]))" office:value-type="float" office:value="4" calcext:value-type="float">
            <text:p>4</text:p>
          </table:table-cell>
          <table:table-cell table:style-name="ce22" table:formula="of:=MIN([.$K$2];IF(MOD(ROW(); [.$G$2]) = 0; [.$C5] + 1; [.$C5]))" office:value-type="float" office:value="3" calcext:value-type="float">
            <text:p>3</text:p>
          </table:table-cell>
          <table:table-cell table:style-name="ce22" table:formula="of:=MIN([.$K$3];IF(MOD(ROW(); [.$G$3]) = 0; [.$D5] + 1; [.$D5]))" office:value-type="float" office:value="2" calcext:value-type="float">
            <text:p>2</text:p>
          </table:table-cell>
          <table:table-cell table:style-name="ce24" table:formula="of:=6*[.$D6]" office:value-type="float" office:value="12" calcext:value-type="float">
            <text:p>12</text:p>
          </table:table-cell>
          <table:table-cell table:style-name="ce18" table:number-columns-repeated="2"/>
          <table:table-cell table:style-name="ce26"/>
          <table:table-cell table:style-name="ce18" table:number-columns-repeated="4"/>
          <table:table-cell table:style-name="ce15"/>
          <table:table-cell table:style-name="ce18" table:number-columns-repeated="6"/>
          <table:table-cell table:style-name="ce15" table:number-columns-repeated="5"/>
          <table:table-cell table:style-name="ce18" table:number-columns-repeated="2"/>
          <table:table-cell table:number-columns-repeated="998"/>
        </table:table-row>
        <table:table-row table:style-name="ro2">
          <table:table-cell table:style-name="ce19" table:formula="of:=[.A6]+1" office:value-type="date" office:date-value="2021-11-13" calcext:value-type="date">
            <text:p>11/13/2021</text:p>
          </table:table-cell>
          <table:table-cell table:style-name="ce22" table:formula="of:=MIN([.$K$1];IF(MOD(ROW(); [.$G$1]) = 0; [.$B6] + 1; [.$B6]))" office:value-type="float" office:value="4" calcext:value-type="float">
            <text:p>4</text:p>
          </table:table-cell>
          <table:table-cell table:style-name="ce22" table:formula="of:=MIN([.$K$2];IF(MOD(ROW(); [.$G$2]) = 0; [.$C6] + 1; [.$C6]))" office:value-type="float" office:value="3" calcext:value-type="float">
            <text:p>3</text:p>
          </table:table-cell>
          <table:table-cell table:style-name="ce22" table:formula="of:=MIN([.$K$3];IF(MOD(ROW(); [.$G$3]) = 0; [.$D6] + 1; [.$D6]))" office:value-type="float" office:value="2" calcext:value-type="float">
            <text:p>2</text:p>
          </table:table-cell>
          <table:table-cell table:style-name="ce24" table:formula="of:=6*[.$D7]" office:value-type="float" office:value="12" calcext:value-type="float">
            <text:p>12</text:p>
          </table:table-cell>
          <table:table-cell table:style-name="ce27"/>
          <table:table-cell table:style-name="ce31" table:formula="of:=FALSE()" office:value-type="float" office:value="0" calcext:value-type="float">
            <text:p>0</text:p>
          </table:table-cell>
          <table:table-cell table:style-name="ce31" table:formula="of:=FALSE()" office:value-type="float" office:value="0" calcext:value-type="float">
            <text:p>0</text:p>
          </table:table-cell>
          <table:table-cell table:style-name="ce42" table:formula="of:=FALSE()" office:value-type="float" office:value="0" calcext:value-type="float">
            <text:p>0</text:p>
          </table:table-cell>
          <table:table-cell table:style-name="ce42" table:formula="of:=FALSE()" office:value-type="float" office:value="0" calcext:value-type="float">
            <text:p>0</text:p>
          </table:table-cell>
          <table:table-cell table:style-name="ce31" table:formula="of:=FALSE()" office:value-type="float" office:value="0" calcext:value-type="float">
            <text:p>0</text:p>
          </table:table-cell>
          <table:table-cell table:style-name="ce31" table:formula="of:=FALSE()" office:value-type="float" office:value="0" calcext:value-type="float">
            <text:p>0</text:p>
          </table:table-cell>
          <table:table-cell table:style-name="ce18" table:number-columns-repeated="7"/>
          <table:table-cell table:style-name="ce15" table:number-columns-repeated="5"/>
          <table:table-cell table:style-name="ce18" table:number-columns-repeated="2"/>
          <table:table-cell table:number-columns-repeated="998"/>
        </table:table-row>
        <table:table-row table:style-name="ro2">
          <table:table-cell table:style-name="ce19" table:formula="of:=[.A7]+1" office:value-type="date" office:date-value="2021-11-14" calcext:value-type="date">
            <text:p>11/14/2021</text:p>
          </table:table-cell>
          <table:table-cell table:style-name="ce22" table:formula="of:=MIN([.$K$1];IF(MOD(ROW(); [.$G$1]) = 0; [.$B7] + 1; [.$B7]))" office:value-type="float" office:value="4" calcext:value-type="float">
            <text:p>4</text:p>
          </table:table-cell>
          <table:table-cell table:style-name="ce22" table:formula="of:=MIN([.$K$2];IF(MOD(ROW(); [.$G$2]) = 0; [.$C7] + 1; [.$C7]))" office:value-type="float" office:value="3" calcext:value-type="float">
            <text:p>3</text:p>
          </table:table-cell>
          <table:table-cell table:style-name="ce22" table:formula="of:=MIN([.$K$3];IF(MOD(ROW(); [.$G$3]) = 0; [.$D7] + 1; [.$D7]))" office:value-type="float" office:value="2" calcext:value-type="float">
            <text:p>2</text:p>
          </table:table-cell>
          <table:table-cell table:style-name="ce24" table:formula="of:=6*[.$D8]" office:value-type="float" office:value="12" calcext:value-type="float">
            <text:p>12</text:p>
          </table:table-cell>
          <table:table-cell table:style-name="ce28" office:value-type="string" calcext:value-type="string">
            <text:p>Stretching</text:p>
          </table:table-cell>
          <table:table-cell table:style-name="ce32" office:value-type="string" calcext:value-type="string">
            <text:p>Bodyweight Exercises</text:p>
          </table:table-cell>
          <table:table-cell table:style-name="ce32" office:value-type="string" calcext:value-type="string">
            <text:p>Water Ball Exercises</text:p>
          </table:table-cell>
          <table:table-cell table:style-name="ce32" office:value-type="string" calcext:value-type="string">
            <text:p>Band Exercises</text:p>
          </table:table-cell>
          <table:table-cell table:style-name="ce44" office:value-type="string" calcext:value-type="string">
            <text:p>Abs</text:p>
          </table:table-cell>
          <table:table-cell table:style-name="ce44" office:value-type="string" calcext:value-type="string">
            <text:p>Boxing</text:p>
          </table:table-cell>
          <table:table-cell table:style-name="ce32" office:value-type="string" calcext:value-type="string">
            <text:p>Ground+Grip Work</text:p>
          </table:table-cell>
          <table:table-cell table:style-name="ce18" table:number-columns-repeated="7"/>
          <table:table-cell table:style-name="ce15" table:number-columns-repeated="5"/>
          <table:table-cell table:style-name="ce18" table:number-columns-repeated="2"/>
          <table:table-cell table:number-columns-repeated="998"/>
        </table:table-row>
        <table:table-row table:style-name="ro2">
          <table:table-cell table:style-name="ce19" table:formula="of:=[.A8]+1" office:value-type="date" office:date-value="2021-11-15" calcext:value-type="date">
            <text:p>11/15/2021</text:p>
          </table:table-cell>
          <table:table-cell table:style-name="ce22" table:formula="of:=MIN([.$K$1];IF(MOD(ROW(); [.$G$1]) = 0; [.$B8] + 1; [.$B8]))" office:value-type="float" office:value="4" calcext:value-type="float">
            <text:p>4</text:p>
          </table:table-cell>
          <table:table-cell table:style-name="ce22" table:formula="of:=MIN([.$K$2];IF(MOD(ROW(); [.$G$2]) = 0; [.$C8] + 1; [.$C8]))" office:value-type="float" office:value="3" calcext:value-type="float">
            <text:p>3</text:p>
          </table:table-cell>
          <table:table-cell table:style-name="ce22" table:formula="of:=MIN([.$K$3];IF(MOD(ROW(); [.$G$3]) = 0; [.$D8] + 1; [.$D8]))" office:value-type="float" office:value="2" calcext:value-type="float">
            <text:p>2</text:p>
          </table:table-cell>
          <table:table-cell table:style-name="ce24" table:formula="of:=6*[.$D9]" office:value-type="float" office:value="12" calcext:value-type="float">
            <text:p>12</text:p>
          </table:table-cell>
          <table:table-cell table:style-name="ce27" table:number-matrix-columns-spanned="1" table:number-matrix-rows-spanned="3" table:formula="of:=sort( [$'Exercise List'.B$12]:INDIRECT( &quot;Exercise List!B&quot; &amp; ([$'Exercise List'.$B3]+11) ); RANDBETWEEN( SIGN( ROW( [$'Exercise List'.B$12]:INDIRECT( &quot;Exercise List!B&quot; &amp; ([$'Exercise List'.$B3]+11) ) ) ); 100 ); 1 )" office:value-type="string" office:string-value="" calcext:value-type="error">
            <text:p>#REF!</text:p>
          </table:table-cell>
          <table:table-cell table:style-name="ce31" table:number-matrix-columns-spanned="1" table:number-matrix-rows-spanned="3" table:formula="of:=sort( [$'Exercise List'.C$12]:INDIRECT( &quot;Exercise List!C&quot; &amp; ([$'Exercise List'.$B4]+11) ); RANDBETWEEN( SIGN( ROW( [$'Exercise List'.C$12]:INDIRECT( &quot;Exercise List!C&quot; &amp; ([$'Exercise List'.$B4]+11) ) ) ); 100 ); 1 )" office:value-type="string" office:string-value="" calcext:value-type="error">
            <text:p>#REF!</text:p>
          </table:table-cell>
          <table:table-cell table:style-name="ce31" table:number-matrix-columns-spanned="1" table:number-matrix-rows-spanned="3" table:formula="of:=sort( [$'Exercise List'.D$12]:INDIRECT( &quot;Exercise List!D&quot; &amp; ([$'Exercise List'.$B5]+11) ); RANDBETWEEN( SIGN( ROW( [$'Exercise List'.D$12]:INDIRECT( &quot;Exercise List!D&quot; &amp; ([$'Exercise List'.$B5]+11) ) ) ); 100 ); 1 )" office:value-type="string" office:string-value="" calcext:value-type="error">
            <text:p>#REF!</text:p>
          </table:table-cell>
          <table:table-cell table:style-name="ce31" table:number-matrix-columns-spanned="1" table:number-matrix-rows-spanned="3" table:formula="of:=sort( [$'Exercise List'.E$12]:INDIRECT( &quot;Exercise List!E&quot; &amp; ([$'Exercise List'.$B6]+11) ); RANDBETWEEN( SIGN( ROW( [$'Exercise List'.E$12]:INDIRECT( &quot;Exercise List!E&quot; &amp; ([$'Exercise List'.$B6]+11) ) ) ); 100 ); 1 )" office:value-type="string" office:string-value="" calcext:value-type="error">
            <text:p>#REF!</text:p>
          </table:table-cell>
          <table:table-cell table:style-name="ce31" table:number-matrix-columns-spanned="1" table:number-matrix-rows-spanned="3" table:formula="of:=sort( [$'Exercise List'.F$12]:INDIRECT( &quot;Exercise List!F&quot; &amp; ([$'Exercise List'.$B7]+11) ); RANDBETWEEN( SIGN( ROW( [$'Exercise List'.F$12]:INDIRECT( &quot;Exercise List!F&quot; &amp; ([$'Exercise List'.$B7]+11) ) ) ); 100 ); 1 )" office:value-type="string" office:string-value="" calcext:value-type="error">
            <text:p>#REF!</text:p>
          </table:table-cell>
          <table:table-cell table:style-name="ce31" table:number-matrix-columns-spanned="1" table:number-matrix-rows-spanned="3" table:formula="of:=sort( [$'Exercise List'.G$12]:INDIRECT( &quot;Exercise List!G&quot; &amp; ([$'Exercise List'.$B8]+11) ); RANDBETWEEN( SIGN( ROW( [$'Exercise List'.G$12]:INDIRECT( &quot;Exercise List!G&quot; &amp; ([$'Exercise List'.$B8]+11) ) ) ); 100 ); 1 )" office:value-type="string" office:string-value="" calcext:value-type="error">
            <text:p>#REF!</text:p>
          </table:table-cell>
          <table:table-cell table:style-name="ce31" table:number-matrix-columns-spanned="1" table:number-matrix-rows-spanned="3" table:formula="of:=sort( [$'Exercise List'.H$12]:INDIRECT( &quot;Exercise List!H&quot; &amp; ([$'Exercise List'.$B9]+11) ); RANDBETWEEN( SIGN( ROW( [$'Exercise List'.H$12]:INDIRECT( &quot;Exercise List!H&quot; &amp; ([$'Exercise List'.$B9]+11) ) ) ); 100 ); 1 )" office:value-type="string" office:string-value="" calcext:value-type="error">
            <text:p>#REF!</text:p>
          </table:table-cell>
          <table:table-cell table:style-name="ce18" table:number-columns-repeated="7"/>
          <table:table-cell table:style-name="ce15" table:number-columns-repeated="5"/>
          <table:table-cell table:style-name="ce18" table:number-columns-repeated="2"/>
          <table:table-cell table:number-columns-repeated="998"/>
        </table:table-row>
        <table:table-row table:style-name="ro2">
          <table:table-cell table:style-name="ce19" table:formula="of:=[.A9]+1" office:value-type="date" office:date-value="2021-11-16" calcext:value-type="date">
            <text:p>11/16/2021</text:p>
          </table:table-cell>
          <table:table-cell table:style-name="ce22" table:formula="of:=MIN([.$K$1];IF(MOD(ROW(); [.$G$1]) = 0; [.$B9] + 1; [.$B9]))" office:value-type="float" office:value="4" calcext:value-type="float">
            <text:p>4</text:p>
          </table:table-cell>
          <table:table-cell table:style-name="ce22" table:formula="of:=MIN([.$K$2];IF(MOD(ROW(); [.$G$2]) = 0; [.$C9] + 1; [.$C9]))" office:value-type="float" office:value="3" calcext:value-type="float">
            <text:p>3</text:p>
          </table:table-cell>
          <table:table-cell table:style-name="ce22" table:formula="of:=MIN([.$K$3];IF(MOD(ROW(); [.$G$3]) = 0; [.$D9] + 1; [.$D9]))" office:value-type="float" office:value="2" calcext:value-type="float">
            <text:p>2</text:p>
          </table:table-cell>
          <table:table-cell table:style-name="ce24" table:formula="of:=6*[.$D10]" office:value-type="float" office:value="12" calcext:value-type="float">
            <text:p>12</text:p>
          </table:table-cell>
          <table:table-cell table:style-name="ce29" office:value-type="string" office:string-value="" calcext:value-type="error">
            <text:p>#REF!</text:p>
          </table:table-cell>
          <table:table-cell table:style-name="ce33" office:value-type="string" office:string-value="" calcext:value-type="error">
            <text:p>#REF!</text:p>
          </table:table-cell>
          <table:table-cell table:style-name="ce33" office:value-type="string" office:string-value="" calcext:value-type="error">
            <text:p>#REF!</text:p>
          </table:table-cell>
          <table:table-cell table:style-name="ce43" office:value-type="string" office:string-value="" calcext:value-type="error">
            <text:p>#REF!</text:p>
          </table:table-cell>
          <table:table-cell table:style-name="ce33" office:value-type="string" office:string-value="" calcext:value-type="error">
            <text:p>#REF!</text:p>
          </table:table-cell>
          <table:table-cell table:style-name="ce33" office:value-type="string" office:string-value="" calcext:value-type="error">
            <text:p>#REF!</text:p>
          </table:table-cell>
          <table:table-cell table:style-name="ce33" office:value-type="string" office:string-value="" calcext:value-type="error">
            <text:p>#REF!</text:p>
          </table:table-cell>
          <table:table-cell table:style-name="ce15"/>
          <table:table-cell table:style-name="ce18" table:number-columns-repeated="5"/>
          <table:table-cell table:style-name="ce15" table:number-columns-repeated="8"/>
          <table:table-cell table:number-columns-repeated="998"/>
        </table:table-row>
        <table:table-row table:style-name="ro2">
          <table:table-cell table:style-name="ce19" table:formula="of:=[.A10]+1" office:value-type="date" office:date-value="2021-11-17" calcext:value-type="date">
            <text:p>11/17/2021</text:p>
          </table:table-cell>
          <table:table-cell table:style-name="ce22" table:formula="of:=MIN([.$K$1];IF(MOD(ROW(); [.$G$1]) = 0; [.$B10] + 1; [.$B10]))" office:value-type="float" office:value="4" calcext:value-type="float">
            <text:p>4</text:p>
          </table:table-cell>
          <table:table-cell table:style-name="ce22" table:formula="of:=MIN([.$K$2];IF(MOD(ROW(); [.$G$2]) = 0; [.$C10] + 1; [.$C10]))" office:value-type="float" office:value="3" calcext:value-type="float">
            <text:p>3</text:p>
          </table:table-cell>
          <table:table-cell table:style-name="ce22" table:formula="of:=MIN([.$K$3];IF(MOD(ROW(); [.$G$3]) = 0; [.$D10] + 1; [.$D10]))" office:value-type="float" office:value="2" calcext:value-type="float">
            <text:p>2</text:p>
          </table:table-cell>
          <table:table-cell table:style-name="ce24" table:formula="of:=6*[.$D11]" office:value-type="float" office:value="12" calcext:value-type="float">
            <text:p>12</text:p>
          </table:table-cell>
          <table:table-cell table:style-name="ce29" office:value-type="string" office:string-value="" calcext:value-type="error">
            <text:p>#REF!</text:p>
          </table:table-cell>
          <table:table-cell table:style-name="ce33" office:value-type="string" office:string-value="" calcext:value-type="error">
            <text:p>#REF!</text:p>
          </table:table-cell>
          <table:table-cell table:style-name="ce33" office:value-type="string" office:string-value="" calcext:value-type="error">
            <text:p>#REF!</text:p>
          </table:table-cell>
          <table:table-cell table:style-name="ce31" office:value-type="string" office:string-value="" calcext:value-type="error">
            <text:p>#REF!</text:p>
          </table:table-cell>
          <table:table-cell table:style-name="ce43" office:value-type="string" office:string-value="" calcext:value-type="error">
            <text:p>#REF!</text:p>
          </table:table-cell>
          <table:table-cell table:style-name="ce43" office:value-type="string" office:string-value="" calcext:value-type="error">
            <text:p>#REF!</text:p>
          </table:table-cell>
          <table:table-cell table:style-name="ce33" office:value-type="string" office:string-value="" calcext:value-type="error">
            <text:p>#REF!</text:p>
          </table:table-cell>
          <table:table-cell table:style-name="ce15" table:number-columns-repeated="2"/>
          <table:table-cell table:style-name="ce18" table:number-columns-repeated="4"/>
          <table:table-cell table:style-name="ce15" table:number-columns-repeated="8"/>
          <table:table-cell table:number-columns-repeated="998"/>
        </table:table-row>
        <table:table-row table:style-name="ro2">
          <table:table-cell table:style-name="ce19" table:formula="of:=[.A11]+1" office:value-type="date" office:date-value="2021-11-18" calcext:value-type="date">
            <text:p>11/18/2021</text:p>
          </table:table-cell>
          <table:table-cell table:style-name="ce22" table:formula="of:=MIN([.$K$1];IF(MOD(ROW(); [.$G$1]) = 0; [.$B11] + 1; [.$B11]))" office:value-type="float" office:value="4" calcext:value-type="float">
            <text:p>4</text:p>
          </table:table-cell>
          <table:table-cell table:style-name="ce22" table:formula="of:=MIN([.$K$2];IF(MOD(ROW(); [.$G$2]) = 0; [.$C11] + 1; [.$C11]))" office:value-type="float" office:value="3" calcext:value-type="float">
            <text:p>3</text:p>
          </table:table-cell>
          <table:table-cell table:style-name="ce22" table:formula="of:=MIN([.$K$3];IF(MOD(ROW(); [.$G$3]) = 0; [.$D11] + 1; [.$D11]))" office:value-type="float" office:value="2" calcext:value-type="float">
            <text:p>2</text:p>
          </table:table-cell>
          <table:table-cell table:style-name="ce24" table:formula="of:=6*[.$D12]" office:value-type="float" office:value="12" calcext:value-type="float">
            <text:p>12</text:p>
          </table:table-cell>
          <table:table-cell table:style-name="ce13"/>
          <table:table-cell table:style-name="ce34"/>
          <table:table-cell table:style-name="ce37"/>
          <table:table-cell table:style-name="ce34" table:number-columns-repeated="4"/>
          <table:table-cell table:style-name="ce13" table:number-columns-repeated="3"/>
          <table:table-cell table:style-name="ce15" table:number-columns-repeated="11"/>
          <table:table-cell table:number-columns-repeated="998"/>
        </table:table-row>
        <table:table-row table:style-name="ro2">
          <table:table-cell table:style-name="ce19" table:formula="of:=[.A12]+1" office:value-type="date" office:date-value="2021-11-19" calcext:value-type="date">
            <text:p>11/19/2021</text:p>
          </table:table-cell>
          <table:table-cell table:style-name="ce22" table:formula="of:=MIN([.$K$1];IF(MOD(ROW(); [.$G$1]) = 0; [.$B12] + 1; [.$B12]))" office:value-type="float" office:value="4" calcext:value-type="float">
            <text:p>4</text:p>
          </table:table-cell>
          <table:table-cell table:style-name="ce22" table:formula="of:=MIN([.$K$2];IF(MOD(ROW(); [.$G$2]) = 0; [.$C12] + 1; [.$C12]))" office:value-type="float" office:value="3" calcext:value-type="float">
            <text:p>3</text:p>
          </table:table-cell>
          <table:table-cell table:style-name="ce22" table:formula="of:=MIN([.$K$3];IF(MOD(ROW(); [.$G$3]) = 0; [.$D12] + 1; [.$D12]))" office:value-type="float" office:value="2" calcext:value-type="float">
            <text:p>2</text:p>
          </table:table-cell>
          <table:table-cell table:style-name="ce24" table:formula="of:=6*[.$D13]" office:value-type="float" office:value="12" calcext:value-type="float">
            <text:p>12</text:p>
          </table:table-cell>
          <table:table-cell table:style-name="ce13"/>
          <table:table-cell table:style-name="ce35"/>
          <table:table-cell table:style-name="ce37"/>
          <table:table-cell table:style-name="ce35" table:number-columns-repeated="2"/>
          <table:table-cell table:style-name="ce34" table:number-columns-repeated="2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3]+1" office:value-type="date" office:date-value="2021-11-20" calcext:value-type="date">
            <text:p>11/20/2021</text:p>
          </table:table-cell>
          <table:table-cell table:style-name="ce22" table:formula="of:=MIN([.$K$1];IF(MOD(ROW(); [.$G$1]) = 0; [.$B13] + 1; [.$B13]))" office:value-type="float" office:value="4" calcext:value-type="float">
            <text:p>4</text:p>
          </table:table-cell>
          <table:table-cell table:style-name="ce22" table:formula="of:=MIN([.$K$2];IF(MOD(ROW(); [.$G$2]) = 0; [.$C13] + 1; [.$C13]))" office:value-type="float" office:value="3" calcext:value-type="float">
            <text:p>3</text:p>
          </table:table-cell>
          <table:table-cell table:style-name="ce22" table:formula="of:=MIN([.$K$3];IF(MOD(ROW(); [.$G$3]) = 0; [.$D13] + 1; [.$D13]))" office:value-type="float" office:value="2" calcext:value-type="float">
            <text:p>2</text:p>
          </table:table-cell>
          <table:table-cell table:style-name="ce24" table:formula="of:=6*[.$D14]" office:value-type="float" office:value="12" calcext:value-type="float">
            <text:p>12</text:p>
          </table:table-cell>
          <table:table-cell table:style-name="ce18"/>
          <table:table-cell table:style-name="ce35" office:value-type="string" calcext:value-type="string">
            <text:p>.</text:p>
          </table:table-cell>
          <table:table-cell table:style-name="ce38"/>
          <table:table-cell table:style-name="ce35"/>
          <table:table-cell table:style-name="ce34" table:number-columns-repeated="2"/>
          <table:table-cell table:style-name="ce35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4]+1" office:value-type="date" office:date-value="2021-11-21" calcext:value-type="date">
            <text:p>11/21/2021</text:p>
          </table:table-cell>
          <table:table-cell table:style-name="ce22" table:formula="of:=MIN([.$K$1];IF(MOD(ROW(); [.$G$1]) = 0; [.$B14] + 1; [.$B14]))" office:value-type="float" office:value="4" calcext:value-type="float">
            <text:p>4</text:p>
          </table:table-cell>
          <table:table-cell table:style-name="ce22" table:formula="of:=MIN([.$K$2];IF(MOD(ROW(); [.$G$2]) = 0; [.$C14] + 1; [.$C14]))" office:value-type="float" office:value="3" calcext:value-type="float">
            <text:p>3</text:p>
          </table:table-cell>
          <table:table-cell table:style-name="ce22" table:formula="of:=MIN([.$K$3];IF(MOD(ROW(); [.$G$3]) = 0; [.$D14] + 1; [.$D14]))" office:value-type="float" office:value="2" calcext:value-type="float">
            <text:p>2</text:p>
          </table:table-cell>
          <table:table-cell table:style-name="ce24" table:formula="of:=6*[.$D15]" office:value-type="float" office:value="12" calcext:value-type="float">
            <text:p>12</text:p>
          </table:table-cell>
          <table:table-cell table:style-name="ce18"/>
          <table:table-cell table:style-name="ce35"/>
          <table:table-cell table:style-name="ce37"/>
          <table:table-cell table:style-name="ce34" table:number-columns-repeated="2"/>
          <table:table-cell table:style-name="ce35"/>
          <table:table-cell table:style-name="ce34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5]+1" office:value-type="date" office:date-value="2021-11-22" calcext:value-type="date">
            <text:p>11/22/2021</text:p>
          </table:table-cell>
          <table:table-cell table:style-name="ce22" table:formula="of:=MIN([.$K$1];IF(MOD(ROW(); [.$G$1]) = 0; [.$B15] + 1; [.$B15]))" office:value-type="float" office:value="4" calcext:value-type="float">
            <text:p>4</text:p>
          </table:table-cell>
          <table:table-cell table:style-name="ce22" table:formula="of:=MIN([.$K$2];IF(MOD(ROW(); [.$G$2]) = 0; [.$C15] + 1; [.$C15]))" office:value-type="float" office:value="3" calcext:value-type="float">
            <text:p>3</text:p>
          </table:table-cell>
          <table:table-cell table:style-name="ce22" table:formula="of:=MIN([.$K$3];IF(MOD(ROW(); [.$G$3]) = 0; [.$D15] + 1; [.$D15]))" office:value-type="float" office:value="2" calcext:value-type="float">
            <text:p>2</text:p>
          </table:table-cell>
          <table:table-cell table:style-name="ce24" table:formula="of:=6*[.$D16]" office:value-type="float" office:value="12" calcext:value-type="float">
            <text:p>12</text:p>
          </table:table-cell>
          <table:table-cell table:style-name="ce16"/>
          <table:table-cell table:style-name="ce35"/>
          <table:table-cell table:style-name="ce36"/>
          <table:table-cell table:style-name="ce35" table:number-columns-repeated="2"/>
          <table:table-cell table:style-name="ce34" table:number-columns-repeated="2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6]+1" office:value-type="date" office:date-value="2021-11-23" calcext:value-type="date">
            <text:p>11/23/2021</text:p>
          </table:table-cell>
          <table:table-cell table:style-name="ce22" table:formula="of:=MIN([.$K$1];IF(MOD(ROW(); [.$G$1]) = 0; [.$B16] + 1; [.$B16]))" office:value-type="float" office:value="4" calcext:value-type="float">
            <text:p>4</text:p>
          </table:table-cell>
          <table:table-cell table:style-name="ce22" table:formula="of:=MIN([.$K$2];IF(MOD(ROW(); [.$G$2]) = 0; [.$C16] + 1; [.$C16]))" office:value-type="float" office:value="3" calcext:value-type="float">
            <text:p>3</text:p>
          </table:table-cell>
          <table:table-cell table:style-name="ce22" table:formula="of:=MIN([.$K$3];IF(MOD(ROW(); [.$G$3]) = 0; [.$D16] + 1; [.$D16]))" office:value-type="float" office:value="2" calcext:value-type="float">
            <text:p>2</text:p>
          </table:table-cell>
          <table:table-cell table:style-name="ce24" table:formula="of:=6*[.$D17]" office:value-type="float" office:value="12" calcext:value-type="float">
            <text:p>12</text:p>
          </table:table-cell>
          <table:table-cell table:style-name="ce14"/>
          <table:table-cell table:style-name="ce35"/>
          <table:table-cell table:style-name="ce36"/>
          <table:table-cell table:style-name="ce35" table:number-columns-repeated="2"/>
          <table:table-cell table:style-name="ce34" table:number-columns-repeated="2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7]+1" office:value-type="date" office:date-value="2021-11-24" calcext:value-type="date">
            <text:p>11/24/2021</text:p>
          </table:table-cell>
          <table:table-cell table:style-name="ce22" table:formula="of:=MIN([.$K$1];IF(MOD(ROW(); [.$G$1]) = 0; [.$B17] + 1; [.$B17]))" office:value-type="float" office:value="4" calcext:value-type="float">
            <text:p>4</text:p>
          </table:table-cell>
          <table:table-cell table:style-name="ce22" table:formula="of:=MIN([.$K$2];IF(MOD(ROW(); [.$G$2]) = 0; [.$C17] + 1; [.$C17]))" office:value-type="float" office:value="3" calcext:value-type="float">
            <text:p>3</text:p>
          </table:table-cell>
          <table:table-cell table:style-name="ce22" table:formula="of:=MIN([.$K$3];IF(MOD(ROW(); [.$G$3]) = 0; [.$D17] + 1; [.$D17]))" office:value-type="float" office:value="2" calcext:value-type="float">
            <text:p>2</text:p>
          </table:table-cell>
          <table:table-cell table:style-name="ce24" table:formula="of:=6*[.$D18]" office:value-type="float" office:value="12" calcext:value-type="float">
            <text:p>12</text:p>
          </table:table-cell>
          <table:table-cell table:style-name="ce16"/>
          <table:table-cell table:style-name="ce35"/>
          <table:table-cell table:style-name="ce36"/>
          <table:table-cell table:style-name="ce34" table:number-columns-repeated="4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8]+1" office:value-type="date" office:date-value="2021-11-25" calcext:value-type="date">
            <text:p>11/25/2021</text:p>
          </table:table-cell>
          <table:table-cell table:style-name="ce22" table:formula="of:=MIN([.$K$1];IF(MOD(ROW(); [.$G$1]) = 0; [.$B18] + 1; [.$B18]))" office:value-type="float" office:value="4" calcext:value-type="float">
            <text:p>4</text:p>
          </table:table-cell>
          <table:table-cell table:style-name="ce22" table:formula="of:=MIN([.$K$2];IF(MOD(ROW(); [.$G$2]) = 0; [.$C18] + 1; [.$C18]))" office:value-type="float" office:value="3" calcext:value-type="float">
            <text:p>3</text:p>
          </table:table-cell>
          <table:table-cell table:style-name="ce22" table:formula="of:=MIN([.$K$3];IF(MOD(ROW(); [.$G$3]) = 0; [.$D18] + 1; [.$D18]))" office:value-type="float" office:value="2" calcext:value-type="float">
            <text:p>2</text:p>
          </table:table-cell>
          <table:table-cell table:style-name="ce24" table:formula="of:=6*[.$D19]" office:value-type="float" office:value="12" calcext:value-type="float">
            <text:p>12</text:p>
          </table:table-cell>
          <table:table-cell table:style-name="ce18"/>
          <table:table-cell table:style-name="ce35"/>
          <table:table-cell table:style-name="ce36"/>
          <table:table-cell table:style-name="ce34" table:number-columns-repeated="4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9]+1" office:value-type="date" office:date-value="2021-11-26" calcext:value-type="date">
            <text:p>11/26/2021</text:p>
          </table:table-cell>
          <table:table-cell table:style-name="ce22" table:formula="of:=MIN([.$K$1];IF(MOD(ROW(); [.$G$1]) = 0; [.$B19] + 1; [.$B19]))" office:value-type="float" office:value="4" calcext:value-type="float">
            <text:p>4</text:p>
          </table:table-cell>
          <table:table-cell table:style-name="ce22" table:formula="of:=MIN([.$K$2];IF(MOD(ROW(); [.$G$2]) = 0; [.$C19] + 1; [.$C19]))" office:value-type="float" office:value="3" calcext:value-type="float">
            <text:p>3</text:p>
          </table:table-cell>
          <table:table-cell table:style-name="ce22" table:formula="of:=MIN([.$K$3];IF(MOD(ROW(); [.$G$3]) = 0; [.$D19] + 1; [.$D19]))" office:value-type="float" office:value="2" calcext:value-type="float">
            <text:p>2</text:p>
          </table:table-cell>
          <table:table-cell table:style-name="ce24" table:formula="of:=6*[.$D20]" office:value-type="float" office:value="12" calcext:value-type="float">
            <text:p>12</text:p>
          </table:table-cell>
          <table:table-cell table:style-name="ce26"/>
          <table:table-cell table:style-name="ce36" table:number-columns-repeated="2"/>
          <table:table-cell table:style-name="ce34" table:number-columns-repeated="4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0]+1" office:value-type="date" office:date-value="2021-11-27" calcext:value-type="date">
            <text:p>11/27/2021</text:p>
          </table:table-cell>
          <table:table-cell table:style-name="ce22" table:formula="of:=MIN([.$K$1];IF(MOD(ROW(); [.$G$1]) = 0; [.$B20] + 1; [.$B20]))" office:value-type="float" office:value="4" calcext:value-type="float">
            <text:p>4</text:p>
          </table:table-cell>
          <table:table-cell table:style-name="ce22" table:formula="of:=MIN([.$K$2];IF(MOD(ROW(); [.$G$2]) = 0; [.$C20] + 1; [.$C20]))" office:value-type="float" office:value="3" calcext:value-type="float">
            <text:p>3</text:p>
          </table:table-cell>
          <table:table-cell table:style-name="ce22" table:formula="of:=MIN([.$K$3];IF(MOD(ROW(); [.$G$3]) = 0; [.$D20] + 1; [.$D20]))" office:value-type="float" office:value="2" calcext:value-type="float">
            <text:p>2</text:p>
          </table:table-cell>
          <table:table-cell table:style-name="ce24" table:formula="of:=6*[.$D21]" office:value-type="float" office:value="12" calcext:value-type="float">
            <text:p>12</text:p>
          </table:table-cell>
          <table:table-cell table:style-name="ce16"/>
          <table:table-cell table:style-name="ce35"/>
          <table:table-cell table:style-name="ce36"/>
          <table:table-cell table:style-name="ce34" table:number-columns-repeated="4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1]+1" office:value-type="date" office:date-value="2021-11-28" calcext:value-type="date">
            <text:p>11/28/2021</text:p>
          </table:table-cell>
          <table:table-cell table:style-name="ce22" table:formula="of:=MIN([.$K$1];IF(MOD(ROW(); [.$G$1]) = 0; [.$B21] + 1; [.$B21]))" office:value-type="float" office:value="4" calcext:value-type="float">
            <text:p>4</text:p>
          </table:table-cell>
          <table:table-cell table:style-name="ce22" table:formula="of:=MIN([.$K$2];IF(MOD(ROW(); [.$G$2]) = 0; [.$C21] + 1; [.$C21]))" office:value-type="float" office:value="3" calcext:value-type="float">
            <text:p>3</text:p>
          </table:table-cell>
          <table:table-cell table:style-name="ce22" table:formula="of:=MIN([.$K$3];IF(MOD(ROW(); [.$G$3]) = 0; [.$D21] + 1; [.$D21]))" office:value-type="float" office:value="2" calcext:value-type="float">
            <text:p>2</text:p>
          </table:table-cell>
          <table:table-cell table:style-name="ce24" table:formula="of:=6*[.$D22]" office:value-type="float" office:value="12" calcext:value-type="float">
            <text:p>12</text:p>
          </table:table-cell>
          <table:table-cell table:style-name="ce16"/>
          <table:table-cell table:style-name="ce35"/>
          <table:table-cell table:style-name="ce39"/>
          <table:table-cell table:style-name="ce34" table:number-columns-repeated="2"/>
          <table:table-cell table:style-name="ce35"/>
          <table:table-cell table:style-name="ce34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2]+1" office:value-type="date" office:date-value="2021-11-29" calcext:value-type="date">
            <text:p>11/29/2021</text:p>
          </table:table-cell>
          <table:table-cell table:style-name="ce22" table:formula="of:=MIN([.$K$1];IF(MOD(ROW(); [.$G$1]) = 0; [.$B22] + 1; [.$B22]))" office:value-type="float" office:value="4" calcext:value-type="float">
            <text:p>4</text:p>
          </table:table-cell>
          <table:table-cell table:style-name="ce22" table:formula="of:=MIN([.$K$2];IF(MOD(ROW(); [.$G$2]) = 0; [.$C22] + 1; [.$C22]))" office:value-type="float" office:value="3" calcext:value-type="float">
            <text:p>3</text:p>
          </table:table-cell>
          <table:table-cell table:style-name="ce22" table:formula="of:=MIN([.$K$3];IF(MOD(ROW(); [.$G$3]) = 0; [.$D22] + 1; [.$D22]))" office:value-type="float" office:value="2" calcext:value-type="float">
            <text:p>2</text:p>
          </table:table-cell>
          <table:table-cell table:style-name="ce24" table:formula="of:=6*[.$D23]" office:value-type="float" office:value="12" calcext:value-type="float">
            <text:p>12</text:p>
          </table:table-cell>
          <table:table-cell table:style-name="ce16"/>
          <table:table-cell table:style-name="ce35"/>
          <table:table-cell table:style-name="ce40"/>
          <table:table-cell table:style-name="ce34" table:number-columns-repeated="4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3]+1" office:value-type="date" office:date-value="2021-11-30" calcext:value-type="date">
            <text:p>11/30/2021</text:p>
          </table:table-cell>
          <table:table-cell table:style-name="ce22" table:formula="of:=MIN([.$K$1];IF(MOD(ROW(); [.$G$1]) = 0; [.$B23] + 1; [.$B23]))" office:value-type="float" office:value="4" calcext:value-type="float">
            <text:p>4</text:p>
          </table:table-cell>
          <table:table-cell table:style-name="ce22" table:formula="of:=MIN([.$K$2];IF(MOD(ROW(); [.$G$2]) = 0; [.$C23] + 1; [.$C23]))" office:value-type="float" office:value="3" calcext:value-type="float">
            <text:p>3</text:p>
          </table:table-cell>
          <table:table-cell table:style-name="ce22" table:formula="of:=MIN([.$K$3];IF(MOD(ROW(); [.$G$3]) = 0; [.$D23] + 1; [.$D23]))" office:value-type="float" office:value="2" calcext:value-type="float">
            <text:p>2</text:p>
          </table:table-cell>
          <table:table-cell table:style-name="ce24" table:formula="of:=6*[.$D24]" office:value-type="float" office:value="12" calcext:value-type="float">
            <text:p>12</text:p>
          </table:table-cell>
          <table:table-cell table:style-name="ce16"/>
          <table:table-cell table:style-name="ce36"/>
          <table:table-cell table:style-name="ce34" table:number-columns-repeated="5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4]+1" office:value-type="date" office:date-value="2021-12-01" calcext:value-type="date">
            <text:p>12/01/2021</text:p>
          </table:table-cell>
          <table:table-cell table:style-name="ce22" table:formula="of:=MIN([.$K$1];IF(MOD(ROW(); [.$G$1]) = 0; [.$B24] + 1; [.$B24]))" office:value-type="float" office:value="4" calcext:value-type="float">
            <text:p>4</text:p>
          </table:table-cell>
          <table:table-cell table:style-name="ce22" table:formula="of:=MIN([.$K$2];IF(MOD(ROW(); [.$G$2]) = 0; [.$C24] + 1; [.$C24]))" office:value-type="float" office:value="3" calcext:value-type="float">
            <text:p>3</text:p>
          </table:table-cell>
          <table:table-cell table:style-name="ce22" table:formula="of:=MIN([.$K$3];IF(MOD(ROW(); [.$G$3]) = 0; [.$D24] + 1; [.$D24]))" office:value-type="float" office:value="2" calcext:value-type="float">
            <text:p>2</text:p>
          </table:table-cell>
          <table:table-cell table:style-name="ce24" table:formula="of:=6*[.$D25]" office:value-type="float" office:value="12" calcext:value-type="float">
            <text:p>12</text:p>
          </table:table-cell>
          <table:table-cell table:style-name="ce16"/>
          <table:table-cell table:style-name="ce35" table:number-columns-repeated="2"/>
          <table:table-cell table:style-name="ce34" table:number-columns-repeated="4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5]+1" office:value-type="date" office:date-value="2021-12-02" calcext:value-type="date">
            <text:p>12/02/2021</text:p>
          </table:table-cell>
          <table:table-cell table:style-name="ce22" table:formula="of:=MIN([.$K$1];IF(MOD(ROW(); [.$G$1]) = 0; [.$B25] + 1; [.$B25]))" office:value-type="float" office:value="4" calcext:value-type="float">
            <text:p>4</text:p>
          </table:table-cell>
          <table:table-cell table:style-name="ce22" table:formula="of:=MIN([.$K$2];IF(MOD(ROW(); [.$G$2]) = 0; [.$C25] + 1; [.$C25]))" office:value-type="float" office:value="3" calcext:value-type="float">
            <text:p>3</text:p>
          </table:table-cell>
          <table:table-cell table:style-name="ce22" table:formula="of:=MIN([.$K$3];IF(MOD(ROW(); [.$G$3]) = 0; [.$D25] + 1; [.$D25]))" office:value-type="float" office:value="2" calcext:value-type="float">
            <text:p>2</text:p>
          </table:table-cell>
          <table:table-cell table:style-name="ce24" table:formula="of:=6*[.$D26]" office:value-type="float" office:value="12" calcext:value-type="float">
            <text:p>12</text:p>
          </table:table-cell>
          <table:table-cell table:style-name="ce16"/>
          <table:table-cell table:style-name="ce35"/>
          <table:table-cell table:style-name="ce41"/>
          <table:table-cell table:style-name="ce34" table:number-columns-repeated="4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6]+1" office:value-type="date" office:date-value="2021-12-03" calcext:value-type="date">
            <text:p>12/03/2021</text:p>
          </table:table-cell>
          <table:table-cell table:style-name="ce22" table:formula="of:=MIN([.$K$1];IF(MOD(ROW(); [.$G$1]) = 0; [.$B26] + 1; [.$B26]))" office:value-type="float" office:value="4" calcext:value-type="float">
            <text:p>4</text:p>
          </table:table-cell>
          <table:table-cell table:style-name="ce22" table:formula="of:=MIN([.$K$2];IF(MOD(ROW(); [.$G$2]) = 0; [.$C26] + 1; [.$C26]))" office:value-type="float" office:value="3" calcext:value-type="float">
            <text:p>3</text:p>
          </table:table-cell>
          <table:table-cell table:style-name="ce22" table:formula="of:=MIN([.$K$3];IF(MOD(ROW(); [.$G$3]) = 0; [.$D26] + 1; [.$D26]))" office:value-type="float" office:value="2" calcext:value-type="float">
            <text:p>2</text:p>
          </table:table-cell>
          <table:table-cell table:style-name="ce24" table:formula="of:=6*[.$D27]" office:value-type="float" office:value="12" calcext:value-type="float">
            <text:p>12</text:p>
          </table:table-cell>
          <table:table-cell table:style-name="ce16"/>
          <table:table-cell table:style-name="ce35"/>
          <table:table-cell table:style-name="ce34" table:number-columns-repeated="5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7]+1" office:value-type="date" office:date-value="2021-12-04" calcext:value-type="date">
            <text:p>12/04/2021</text:p>
          </table:table-cell>
          <table:table-cell table:style-name="ce22" table:formula="of:=MIN([.$K$1];IF(MOD(ROW(); [.$G$1]) = 0; [.$B27] + 1; [.$B27]))" office:value-type="float" office:value="5" calcext:value-type="float">
            <text:p>5</text:p>
          </table:table-cell>
          <table:table-cell table:style-name="ce22" table:formula="of:=MIN([.$K$2];IF(MOD(ROW(); [.$G$2]) = 0; [.$C27] + 1; [.$C27]))" office:value-type="float" office:value="4" calcext:value-type="float">
            <text:p>4</text:p>
          </table:table-cell>
          <table:table-cell table:style-name="ce22" table:formula="of:=MIN([.$K$3];IF(MOD(ROW(); [.$G$3]) = 0; [.$D27] + 1; [.$D27]))" office:value-type="float" office:value="3" calcext:value-type="float">
            <text:p>3</text:p>
          </table:table-cell>
          <table:table-cell table:style-name="ce24" table:formula="of:=6*[.$D28]" office:value-type="float" office:value="18" calcext:value-type="float">
            <text:p>18</text:p>
          </table:table-cell>
          <table:table-cell table:style-name="ce16"/>
          <table:table-cell table:style-name="ce35"/>
          <table:table-cell table:style-name="ce39"/>
          <table:table-cell table:style-name="ce34" table:number-columns-repeated="4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8]+1" office:value-type="date" office:date-value="2021-12-05" calcext:value-type="date">
            <text:p>12/05/2021</text:p>
          </table:table-cell>
          <table:table-cell table:style-name="ce22" table:formula="of:=MIN([.$K$1];IF(MOD(ROW(); [.$G$1]) = 0; [.$B28] + 1; [.$B28]))" office:value-type="float" office:value="5" calcext:value-type="float">
            <text:p>5</text:p>
          </table:table-cell>
          <table:table-cell table:style-name="ce22" table:formula="of:=MIN([.$K$2];IF(MOD(ROW(); [.$G$2]) = 0; [.$C28] + 1; [.$C28]))" office:value-type="float" office:value="4" calcext:value-type="float">
            <text:p>4</text:p>
          </table:table-cell>
          <table:table-cell table:style-name="ce22" table:formula="of:=MIN([.$K$3];IF(MOD(ROW(); [.$G$3]) = 0; [.$D28] + 1; [.$D28]))" office:value-type="float" office:value="3" calcext:value-type="float">
            <text:p>3</text:p>
          </table:table-cell>
          <table:table-cell table:style-name="ce24" table:formula="of:=6*[.$D29]" office:value-type="float" office:value="18" calcext:value-type="float">
            <text:p>18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9]+1" office:value-type="date" office:date-value="2021-12-06" calcext:value-type="date">
            <text:p>12/06/2021</text:p>
          </table:table-cell>
          <table:table-cell table:style-name="ce22" table:formula="of:=MIN([.$K$1];IF(MOD(ROW(); [.$G$1]) = 0; [.$B29] + 1; [.$B29]))" office:value-type="float" office:value="5" calcext:value-type="float">
            <text:p>5</text:p>
          </table:table-cell>
          <table:table-cell table:style-name="ce22" table:formula="of:=MIN([.$K$2];IF(MOD(ROW(); [.$G$2]) = 0; [.$C29] + 1; [.$C29]))" office:value-type="float" office:value="4" calcext:value-type="float">
            <text:p>4</text:p>
          </table:table-cell>
          <table:table-cell table:style-name="ce22" table:formula="of:=MIN([.$K$3];IF(MOD(ROW(); [.$G$3]) = 0; [.$D29] + 1; [.$D29]))" office:value-type="float" office:value="3" calcext:value-type="float">
            <text:p>3</text:p>
          </table:table-cell>
          <table:table-cell table:style-name="ce24" table:formula="of:=6*[.$D30]" office:value-type="float" office:value="18" calcext:value-type="float">
            <text:p>18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0]+1" office:value-type="date" office:date-value="2021-12-07" calcext:value-type="date">
            <text:p>12/07/2021</text:p>
          </table:table-cell>
          <table:table-cell table:style-name="ce22" table:formula="of:=MIN([.$K$1];IF(MOD(ROW(); [.$G$1]) = 0; [.$B30] + 1; [.$B30]))" office:value-type="float" office:value="5" calcext:value-type="float">
            <text:p>5</text:p>
          </table:table-cell>
          <table:table-cell table:style-name="ce22" table:formula="of:=MIN([.$K$2];IF(MOD(ROW(); [.$G$2]) = 0; [.$C30] + 1; [.$C30]))" office:value-type="float" office:value="4" calcext:value-type="float">
            <text:p>4</text:p>
          </table:table-cell>
          <table:table-cell table:style-name="ce22" table:formula="of:=MIN([.$K$3];IF(MOD(ROW(); [.$G$3]) = 0; [.$D30] + 1; [.$D30]))" office:value-type="float" office:value="3" calcext:value-type="float">
            <text:p>3</text:p>
          </table:table-cell>
          <table:table-cell table:style-name="ce24" table:formula="of:=6*[.$D31]" office:value-type="float" office:value="18" calcext:value-type="float">
            <text:p>18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1]+1" office:value-type="date" office:date-value="2021-12-08" calcext:value-type="date">
            <text:p>12/08/2021</text:p>
          </table:table-cell>
          <table:table-cell table:style-name="ce22" table:formula="of:=MIN([.$K$1];IF(MOD(ROW(); [.$G$1]) = 0; [.$B31] + 1; [.$B31]))" office:value-type="float" office:value="5" calcext:value-type="float">
            <text:p>5</text:p>
          </table:table-cell>
          <table:table-cell table:style-name="ce22" table:formula="of:=MIN([.$K$2];IF(MOD(ROW(); [.$G$2]) = 0; [.$C31] + 1; [.$C31]))" office:value-type="float" office:value="4" calcext:value-type="float">
            <text:p>4</text:p>
          </table:table-cell>
          <table:table-cell table:style-name="ce22" table:formula="of:=MIN([.$K$3];IF(MOD(ROW(); [.$G$3]) = 0; [.$D31] + 1; [.$D31]))" office:value-type="float" office:value="3" calcext:value-type="float">
            <text:p>3</text:p>
          </table:table-cell>
          <table:table-cell table:style-name="ce24" table:formula="of:=6*[.$D32]" office:value-type="float" office:value="18" calcext:value-type="float">
            <text:p>18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2]+1" office:value-type="date" office:date-value="2021-12-09" calcext:value-type="date">
            <text:p>12/09/2021</text:p>
          </table:table-cell>
          <table:table-cell table:style-name="ce22" table:formula="of:=MIN([.$K$1];IF(MOD(ROW(); [.$G$1]) = 0; [.$B32] + 1; [.$B32]))" office:value-type="float" office:value="5" calcext:value-type="float">
            <text:p>5</text:p>
          </table:table-cell>
          <table:table-cell table:style-name="ce22" table:formula="of:=MIN([.$K$2];IF(MOD(ROW(); [.$G$2]) = 0; [.$C32] + 1; [.$C32]))" office:value-type="float" office:value="4" calcext:value-type="float">
            <text:p>4</text:p>
          </table:table-cell>
          <table:table-cell table:style-name="ce22" table:formula="of:=MIN([.$K$3];IF(MOD(ROW(); [.$G$3]) = 0; [.$D32] + 1; [.$D32]))" office:value-type="float" office:value="3" calcext:value-type="float">
            <text:p>3</text:p>
          </table:table-cell>
          <table:table-cell table:style-name="ce24" table:formula="of:=6*[.$D33]" office:value-type="float" office:value="18" calcext:value-type="float">
            <text:p>18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3]+1" office:value-type="date" office:date-value="2021-12-10" calcext:value-type="date">
            <text:p>12/10/2021</text:p>
          </table:table-cell>
          <table:table-cell table:style-name="ce22" table:formula="of:=MIN([.$K$1];IF(MOD(ROW(); [.$G$1]) = 0; [.$B33] + 1; [.$B33]))" office:value-type="float" office:value="5" calcext:value-type="float">
            <text:p>5</text:p>
          </table:table-cell>
          <table:table-cell table:style-name="ce22" table:formula="of:=MIN([.$K$2];IF(MOD(ROW(); [.$G$2]) = 0; [.$C33] + 1; [.$C33]))" office:value-type="float" office:value="4" calcext:value-type="float">
            <text:p>4</text:p>
          </table:table-cell>
          <table:table-cell table:style-name="ce22" table:formula="of:=MIN([.$K$3];IF(MOD(ROW(); [.$G$3]) = 0; [.$D33] + 1; [.$D33]))" office:value-type="float" office:value="3" calcext:value-type="float">
            <text:p>3</text:p>
          </table:table-cell>
          <table:table-cell table:style-name="ce24" table:formula="of:=6*[.$D34]" office:value-type="float" office:value="18" calcext:value-type="float">
            <text:p>18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4]+1" office:value-type="date" office:date-value="2021-12-11" calcext:value-type="date">
            <text:p>12/11/2021</text:p>
          </table:table-cell>
          <table:table-cell table:style-name="ce22" table:formula="of:=MIN([.$K$1];IF(MOD(ROW(); [.$G$1]) = 0; [.$B34] + 1; [.$B34]))" office:value-type="float" office:value="5" calcext:value-type="float">
            <text:p>5</text:p>
          </table:table-cell>
          <table:table-cell table:style-name="ce22" table:formula="of:=MIN([.$K$2];IF(MOD(ROW(); [.$G$2]) = 0; [.$C34] + 1; [.$C34]))" office:value-type="float" office:value="4" calcext:value-type="float">
            <text:p>4</text:p>
          </table:table-cell>
          <table:table-cell table:style-name="ce22" table:formula="of:=MIN([.$K$3];IF(MOD(ROW(); [.$G$3]) = 0; [.$D34] + 1; [.$D34]))" office:value-type="float" office:value="3" calcext:value-type="float">
            <text:p>3</text:p>
          </table:table-cell>
          <table:table-cell table:style-name="ce24" table:formula="of:=6*[.$D35]" office:value-type="float" office:value="18" calcext:value-type="float">
            <text:p>18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5]+1" office:value-type="date" office:date-value="2021-12-12" calcext:value-type="date">
            <text:p>12/12/2021</text:p>
          </table:table-cell>
          <table:table-cell table:style-name="ce22" table:formula="of:=MIN([.$K$1];IF(MOD(ROW(); [.$G$1]) = 0; [.$B35] + 1; [.$B35]))" office:value-type="float" office:value="5" calcext:value-type="float">
            <text:p>5</text:p>
          </table:table-cell>
          <table:table-cell table:style-name="ce22" table:formula="of:=MIN([.$K$2];IF(MOD(ROW(); [.$G$2]) = 0; [.$C35] + 1; [.$C35]))" office:value-type="float" office:value="4" calcext:value-type="float">
            <text:p>4</text:p>
          </table:table-cell>
          <table:table-cell table:style-name="ce22" table:formula="of:=MIN([.$K$3];IF(MOD(ROW(); [.$G$3]) = 0; [.$D35] + 1; [.$D35]))" office:value-type="float" office:value="3" calcext:value-type="float">
            <text:p>3</text:p>
          </table:table-cell>
          <table:table-cell table:style-name="ce24" table:formula="of:=6*[.$D36]" office:value-type="float" office:value="18" calcext:value-type="float">
            <text:p>18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6]+1" office:value-type="date" office:date-value="2021-12-13" calcext:value-type="date">
            <text:p>12/13/2021</text:p>
          </table:table-cell>
          <table:table-cell table:style-name="ce22" table:formula="of:=MIN([.$K$1];IF(MOD(ROW(); [.$G$1]) = 0; [.$B36] + 1; [.$B36]))" office:value-type="float" office:value="5" calcext:value-type="float">
            <text:p>5</text:p>
          </table:table-cell>
          <table:table-cell table:style-name="ce22" table:formula="of:=MIN([.$K$2];IF(MOD(ROW(); [.$G$2]) = 0; [.$C36] + 1; [.$C36]))" office:value-type="float" office:value="4" calcext:value-type="float">
            <text:p>4</text:p>
          </table:table-cell>
          <table:table-cell table:style-name="ce22" table:formula="of:=MIN([.$K$3];IF(MOD(ROW(); [.$G$3]) = 0; [.$D36] + 1; [.$D36]))" office:value-type="float" office:value="3" calcext:value-type="float">
            <text:p>3</text:p>
          </table:table-cell>
          <table:table-cell table:style-name="ce24" table:formula="of:=6*[.$D37]" office:value-type="float" office:value="18" calcext:value-type="float">
            <text:p>18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7]+1" office:value-type="date" office:date-value="2021-12-14" calcext:value-type="date">
            <text:p>12/14/2021</text:p>
          </table:table-cell>
          <table:table-cell table:style-name="ce22" table:formula="of:=MIN([.$K$1];IF(MOD(ROW(); [.$G$1]) = 0; [.$B37] + 1; [.$B37]))" office:value-type="float" office:value="5" calcext:value-type="float">
            <text:p>5</text:p>
          </table:table-cell>
          <table:table-cell table:style-name="ce22" table:formula="of:=MIN([.$K$2];IF(MOD(ROW(); [.$G$2]) = 0; [.$C37] + 1; [.$C37]))" office:value-type="float" office:value="4" calcext:value-type="float">
            <text:p>4</text:p>
          </table:table-cell>
          <table:table-cell table:style-name="ce22" table:formula="of:=MIN([.$K$3];IF(MOD(ROW(); [.$G$3]) = 0; [.$D37] + 1; [.$D37]))" office:value-type="float" office:value="3" calcext:value-type="float">
            <text:p>3</text:p>
          </table:table-cell>
          <table:table-cell table:style-name="ce24" table:formula="of:=6*[.$D38]" office:value-type="float" office:value="18" calcext:value-type="float">
            <text:p>18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8]+1" office:value-type="date" office:date-value="2021-12-15" calcext:value-type="date">
            <text:p>12/15/2021</text:p>
          </table:table-cell>
          <table:table-cell table:style-name="ce22" table:formula="of:=MIN([.$K$1];IF(MOD(ROW(); [.$G$1]) = 0; [.$B38] + 1; [.$B38]))" office:value-type="float" office:value="5" calcext:value-type="float">
            <text:p>5</text:p>
          </table:table-cell>
          <table:table-cell table:style-name="ce22" table:formula="of:=MIN([.$K$2];IF(MOD(ROW(); [.$G$2]) = 0; [.$C38] + 1; [.$C38]))" office:value-type="float" office:value="4" calcext:value-type="float">
            <text:p>4</text:p>
          </table:table-cell>
          <table:table-cell table:style-name="ce22" table:formula="of:=MIN([.$K$3];IF(MOD(ROW(); [.$G$3]) = 0; [.$D38] + 1; [.$D38]))" office:value-type="float" office:value="3" calcext:value-type="float">
            <text:p>3</text:p>
          </table:table-cell>
          <table:table-cell table:style-name="ce24" table:formula="of:=6*[.$D39]" office:value-type="float" office:value="18" calcext:value-type="float">
            <text:p>18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9]+1" office:value-type="date" office:date-value="2021-12-16" calcext:value-type="date">
            <text:p>12/16/2021</text:p>
          </table:table-cell>
          <table:table-cell table:style-name="ce22" table:formula="of:=MIN([.$K$1];IF(MOD(ROW(); [.$G$1]) = 0; [.$B39] + 1; [.$B39]))" office:value-type="float" office:value="5" calcext:value-type="float">
            <text:p>5</text:p>
          </table:table-cell>
          <table:table-cell table:style-name="ce22" table:formula="of:=MIN([.$K$2];IF(MOD(ROW(); [.$G$2]) = 0; [.$C39] + 1; [.$C39]))" office:value-type="float" office:value="4" calcext:value-type="float">
            <text:p>4</text:p>
          </table:table-cell>
          <table:table-cell table:style-name="ce22" table:formula="of:=MIN([.$K$3];IF(MOD(ROW(); [.$G$3]) = 0; [.$D39] + 1; [.$D39]))" office:value-type="float" office:value="3" calcext:value-type="float">
            <text:p>3</text:p>
          </table:table-cell>
          <table:table-cell table:style-name="ce24" table:formula="of:=6*[.$D40]" office:value-type="float" office:value="18" calcext:value-type="float">
            <text:p>18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40]+1" office:value-type="date" office:date-value="2021-12-17" calcext:value-type="date">
            <text:p>12/17/2021</text:p>
          </table:table-cell>
          <table:table-cell table:style-name="ce22" table:formula="of:=MIN([.$K$1];IF(MOD(ROW(); [.$G$1]) = 0; [.$B40] + 1; [.$B40]))" office:value-type="float" office:value="5" calcext:value-type="float">
            <text:p>5</text:p>
          </table:table-cell>
          <table:table-cell table:style-name="ce22" table:formula="of:=MIN([.$K$2];IF(MOD(ROW(); [.$G$2]) = 0; [.$C40] + 1; [.$C40]))" office:value-type="float" office:value="4" calcext:value-type="float">
            <text:p>4</text:p>
          </table:table-cell>
          <table:table-cell table:style-name="ce22" table:formula="of:=MIN([.$K$3];IF(MOD(ROW(); [.$G$3]) = 0; [.$D40] + 1; [.$D40]))" office:value-type="float" office:value="3" calcext:value-type="float">
            <text:p>3</text:p>
          </table:table-cell>
          <table:table-cell table:style-name="ce24" table:formula="of:=6*[.$D41]" office:value-type="float" office:value="18" calcext:value-type="float">
            <text:p>18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41]+1" office:value-type="date" office:date-value="2021-12-18" calcext:value-type="date">
            <text:p>12/18/2021</text:p>
          </table:table-cell>
          <table:table-cell table:style-name="ce22" table:formula="of:=MIN([.$K$1];IF(MOD(ROW(); [.$G$1]) = 0; [.$B41] + 1; [.$B41]))" office:value-type="float" office:value="5" calcext:value-type="float">
            <text:p>5</text:p>
          </table:table-cell>
          <table:table-cell table:style-name="ce22" table:formula="of:=MIN([.$K$2];IF(MOD(ROW(); [.$G$2]) = 0; [.$C41] + 1; [.$C41]))" office:value-type="float" office:value="4" calcext:value-type="float">
            <text:p>4</text:p>
          </table:table-cell>
          <table:table-cell table:style-name="ce22" table:formula="of:=MIN([.$K$3];IF(MOD(ROW(); [.$G$3]) = 0; [.$D41] + 1; [.$D41]))" office:value-type="float" office:value="3" calcext:value-type="float">
            <text:p>3</text:p>
          </table:table-cell>
          <table:table-cell table:style-name="ce24" table:formula="of:=6*[.$D42]" office:value-type="float" office:value="18" calcext:value-type="float">
            <text:p>18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42]+1" office:value-type="date" office:date-value="2021-12-19" calcext:value-type="date">
            <text:p>12/19/2021</text:p>
          </table:table-cell>
          <table:table-cell table:style-name="ce22" table:formula="of:=MIN([.$K$1];IF(MOD(ROW(); [.$G$1]) = 0; [.$B42] + 1; [.$B42]))" office:value-type="float" office:value="5" calcext:value-type="float">
            <text:p>5</text:p>
          </table:table-cell>
          <table:table-cell table:style-name="ce22" table:formula="of:=MIN([.$K$2];IF(MOD(ROW(); [.$G$2]) = 0; [.$C42] + 1; [.$C42]))" office:value-type="float" office:value="4" calcext:value-type="float">
            <text:p>4</text:p>
          </table:table-cell>
          <table:table-cell table:style-name="ce22" table:formula="of:=MIN([.$K$3];IF(MOD(ROW(); [.$G$3]) = 0; [.$D42] + 1; [.$D42]))" office:value-type="float" office:value="3" calcext:value-type="float">
            <text:p>3</text:p>
          </table:table-cell>
          <table:table-cell table:style-name="ce24" table:formula="of:=6*[.$D43]" office:value-type="float" office:value="18" calcext:value-type="float">
            <text:p>18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43]+1" office:value-type="date" office:date-value="2021-12-20" calcext:value-type="date">
            <text:p>12/20/2021</text:p>
          </table:table-cell>
          <table:table-cell table:style-name="ce22" table:formula="of:=MIN([.$K$1];IF(MOD(ROW(); [.$G$1]) = 0; [.$B43] + 1; [.$B43]))" office:value-type="float" office:value="5" calcext:value-type="float">
            <text:p>5</text:p>
          </table:table-cell>
          <table:table-cell table:style-name="ce22" table:formula="of:=MIN([.$K$2];IF(MOD(ROW(); [.$G$2]) = 0; [.$C43] + 1; [.$C43]))" office:value-type="float" office:value="4" calcext:value-type="float">
            <text:p>4</text:p>
          </table:table-cell>
          <table:table-cell table:style-name="ce22" table:formula="of:=MIN([.$K$3];IF(MOD(ROW(); [.$G$3]) = 0; [.$D43] + 1; [.$D43]))" office:value-type="float" office:value="3" calcext:value-type="float">
            <text:p>3</text:p>
          </table:table-cell>
          <table:table-cell table:style-name="ce24" table:formula="of:=6*[.$D44]" office:value-type="float" office:value="18" calcext:value-type="float">
            <text:p>18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44]+1" office:value-type="date" office:date-value="2021-12-21" calcext:value-type="date">
            <text:p>12/21/2021</text:p>
          </table:table-cell>
          <table:table-cell table:style-name="ce22" table:formula="of:=MIN([.$K$1];IF(MOD(ROW(); [.$G$1]) = 0; [.$B44] + 1; [.$B44]))" office:value-type="float" office:value="5" calcext:value-type="float">
            <text:p>5</text:p>
          </table:table-cell>
          <table:table-cell table:style-name="ce22" table:formula="of:=MIN([.$K$2];IF(MOD(ROW(); [.$G$2]) = 0; [.$C44] + 1; [.$C44]))" office:value-type="float" office:value="4" calcext:value-type="float">
            <text:p>4</text:p>
          </table:table-cell>
          <table:table-cell table:style-name="ce22" table:formula="of:=MIN([.$K$3];IF(MOD(ROW(); [.$G$3]) = 0; [.$D44] + 1; [.$D44]))" office:value-type="float" office:value="3" calcext:value-type="float">
            <text:p>3</text:p>
          </table:table-cell>
          <table:table-cell table:style-name="ce24" table:formula="of:=6*[.$D45]" office:value-type="float" office:value="18" calcext:value-type="float">
            <text:p>18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45]+1" office:value-type="date" office:date-value="2021-12-22" calcext:value-type="date">
            <text:p>12/22/2021</text:p>
          </table:table-cell>
          <table:table-cell table:style-name="ce22" table:formula="of:=MIN([.$K$1];IF(MOD(ROW(); [.$G$1]) = 0; [.$B45] + 1; [.$B45]))" office:value-type="float" office:value="5" calcext:value-type="float">
            <text:p>5</text:p>
          </table:table-cell>
          <table:table-cell table:style-name="ce22" table:formula="of:=MIN([.$K$2];IF(MOD(ROW(); [.$G$2]) = 0; [.$C45] + 1; [.$C45]))" office:value-type="float" office:value="4" calcext:value-type="float">
            <text:p>4</text:p>
          </table:table-cell>
          <table:table-cell table:style-name="ce22" table:formula="of:=MIN([.$K$3];IF(MOD(ROW(); [.$G$3]) = 0; [.$D45] + 1; [.$D45]))" office:value-type="float" office:value="3" calcext:value-type="float">
            <text:p>3</text:p>
          </table:table-cell>
          <table:table-cell table:style-name="ce24" table:formula="of:=6*[.$D46]" office:value-type="float" office:value="18" calcext:value-type="float">
            <text:p>18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46]+1" office:value-type="date" office:date-value="2021-12-23" calcext:value-type="date">
            <text:p>12/23/2021</text:p>
          </table:table-cell>
          <table:table-cell table:style-name="ce22" table:formula="of:=MIN([.$K$1];IF(MOD(ROW(); [.$G$1]) = 0; [.$B46] + 1; [.$B46]))" office:value-type="float" office:value="5" calcext:value-type="float">
            <text:p>5</text:p>
          </table:table-cell>
          <table:table-cell table:style-name="ce22" table:formula="of:=MIN([.$K$2];IF(MOD(ROW(); [.$G$2]) = 0; [.$C46] + 1; [.$C46]))" office:value-type="float" office:value="4" calcext:value-type="float">
            <text:p>4</text:p>
          </table:table-cell>
          <table:table-cell table:style-name="ce22" table:formula="of:=MIN([.$K$3];IF(MOD(ROW(); [.$G$3]) = 0; [.$D46] + 1; [.$D46]))" office:value-type="float" office:value="3" calcext:value-type="float">
            <text:p>3</text:p>
          </table:table-cell>
          <table:table-cell table:style-name="ce24" table:formula="of:=6*[.$D47]" office:value-type="float" office:value="18" calcext:value-type="float">
            <text:p>18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47]+1" office:value-type="date" office:date-value="2021-12-24" calcext:value-type="date">
            <text:p>12/24/2021</text:p>
          </table:table-cell>
          <table:table-cell table:style-name="ce22" table:formula="of:=MIN([.$K$1];IF(MOD(ROW(); [.$G$1]) = 0; [.$B47] + 1; [.$B47]))" office:value-type="float" office:value="5" calcext:value-type="float">
            <text:p>5</text:p>
          </table:table-cell>
          <table:table-cell table:style-name="ce22" table:formula="of:=MIN([.$K$2];IF(MOD(ROW(); [.$G$2]) = 0; [.$C47] + 1; [.$C47]))" office:value-type="float" office:value="4" calcext:value-type="float">
            <text:p>4</text:p>
          </table:table-cell>
          <table:table-cell table:style-name="ce22" table:formula="of:=MIN([.$K$3];IF(MOD(ROW(); [.$G$3]) = 0; [.$D47] + 1; [.$D47]))" office:value-type="float" office:value="3" calcext:value-type="float">
            <text:p>3</text:p>
          </table:table-cell>
          <table:table-cell table:style-name="ce24" table:formula="of:=6*[.$D48]" office:value-type="float" office:value="18" calcext:value-type="float">
            <text:p>18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48]+1" office:value-type="date" office:date-value="2021-12-25" calcext:value-type="date">
            <text:p>12/25/2021</text:p>
          </table:table-cell>
          <table:table-cell table:style-name="ce22" table:formula="of:=MIN([.$K$1];IF(MOD(ROW(); [.$G$1]) = 0; [.$B48] + 1; [.$B48]))" office:value-type="float" office:value="5" calcext:value-type="float">
            <text:p>5</text:p>
          </table:table-cell>
          <table:table-cell table:style-name="ce22" table:formula="of:=MIN([.$K$2];IF(MOD(ROW(); [.$G$2]) = 0; [.$C48] + 1; [.$C48]))" office:value-type="float" office:value="4" calcext:value-type="float">
            <text:p>4</text:p>
          </table:table-cell>
          <table:table-cell table:style-name="ce22" table:formula="of:=MIN([.$K$3];IF(MOD(ROW(); [.$G$3]) = 0; [.$D48] + 1; [.$D48]))" office:value-type="float" office:value="3" calcext:value-type="float">
            <text:p>3</text:p>
          </table:table-cell>
          <table:table-cell table:style-name="ce24" table:formula="of:=6*[.$D49]" office:value-type="float" office:value="18" calcext:value-type="float">
            <text:p>18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49]+1" office:value-type="date" office:date-value="2021-12-26" calcext:value-type="date">
            <text:p>12/26/2021</text:p>
          </table:table-cell>
          <table:table-cell table:style-name="ce22" table:formula="of:=MIN([.$K$1];IF(MOD(ROW(); [.$G$1]) = 0; [.$B49] + 1; [.$B49]))" office:value-type="float" office:value="5" calcext:value-type="float">
            <text:p>5</text:p>
          </table:table-cell>
          <table:table-cell table:style-name="ce22" table:formula="of:=MIN([.$K$2];IF(MOD(ROW(); [.$G$2]) = 0; [.$C49] + 1; [.$C49]))" office:value-type="float" office:value="4" calcext:value-type="float">
            <text:p>4</text:p>
          </table:table-cell>
          <table:table-cell table:style-name="ce22" table:formula="of:=MIN([.$K$3];IF(MOD(ROW(); [.$G$3]) = 0; [.$D49] + 1; [.$D49]))" office:value-type="float" office:value="3" calcext:value-type="float">
            <text:p>3</text:p>
          </table:table-cell>
          <table:table-cell table:style-name="ce24" table:formula="of:=6*[.$D50]" office:value-type="float" office:value="18" calcext:value-type="float">
            <text:p>18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50]+1" office:value-type="date" office:date-value="2021-12-27" calcext:value-type="date">
            <text:p>12/27/2021</text:p>
          </table:table-cell>
          <table:table-cell table:style-name="ce22" table:formula="of:=MIN([.$K$1];IF(MOD(ROW(); [.$G$1]) = 0; [.$B50] + 1; [.$B50]))" office:value-type="float" office:value="5" calcext:value-type="float">
            <text:p>5</text:p>
          </table:table-cell>
          <table:table-cell table:style-name="ce22" table:formula="of:=MIN([.$K$2];IF(MOD(ROW(); [.$G$2]) = 0; [.$C50] + 1; [.$C50]))" office:value-type="float" office:value="4" calcext:value-type="float">
            <text:p>4</text:p>
          </table:table-cell>
          <table:table-cell table:style-name="ce22" table:formula="of:=MIN([.$K$3];IF(MOD(ROW(); [.$G$3]) = 0; [.$D50] + 1; [.$D50]))" office:value-type="float" office:value="3" calcext:value-type="float">
            <text:p>3</text:p>
          </table:table-cell>
          <table:table-cell table:style-name="ce24" table:formula="of:=6*[.$D51]" office:value-type="float" office:value="18" calcext:value-type="float">
            <text:p>18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51]+1" office:value-type="date" office:date-value="2021-12-28" calcext:value-type="date">
            <text:p>12/28/2021</text:p>
          </table:table-cell>
          <table:table-cell table:style-name="ce22" table:formula="of:=MIN([.$K$1];IF(MOD(ROW(); [.$G$1]) = 0; [.$B51] + 1; [.$B51]))" office:value-type="float" office:value="5" calcext:value-type="float">
            <text:p>5</text:p>
          </table:table-cell>
          <table:table-cell table:style-name="ce22" table:formula="of:=MIN([.$K$2];IF(MOD(ROW(); [.$G$2]) = 0; [.$C51] + 1; [.$C51]))" office:value-type="float" office:value="4" calcext:value-type="float">
            <text:p>4</text:p>
          </table:table-cell>
          <table:table-cell table:style-name="ce22" table:formula="of:=MIN([.$K$3];IF(MOD(ROW(); [.$G$3]) = 0; [.$D51] + 1; [.$D51]))" office:value-type="float" office:value="3" calcext:value-type="float">
            <text:p>3</text:p>
          </table:table-cell>
          <table:table-cell table:style-name="ce24" table:formula="of:=6*[.$D52]" office:value-type="float" office:value="18" calcext:value-type="float">
            <text:p>18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52]+1" office:value-type="date" office:date-value="2021-12-29" calcext:value-type="date">
            <text:p>12/29/2021</text:p>
          </table:table-cell>
          <table:table-cell table:style-name="ce22" table:formula="of:=MIN([.$K$1];IF(MOD(ROW(); [.$G$1]) = 0; [.$B52] + 1; [.$B52]))" office:value-type="float" office:value="5" calcext:value-type="float">
            <text:p>5</text:p>
          </table:table-cell>
          <table:table-cell table:style-name="ce22" table:formula="of:=MIN([.$K$2];IF(MOD(ROW(); [.$G$2]) = 0; [.$C52] + 1; [.$C52]))" office:value-type="float" office:value="4" calcext:value-type="float">
            <text:p>4</text:p>
          </table:table-cell>
          <table:table-cell table:style-name="ce22" table:formula="of:=MIN([.$K$3];IF(MOD(ROW(); [.$G$3]) = 0; [.$D52] + 1; [.$D52]))" office:value-type="float" office:value="3" calcext:value-type="float">
            <text:p>3</text:p>
          </table:table-cell>
          <table:table-cell table:style-name="ce24" table:formula="of:=6*[.$D53]" office:value-type="float" office:value="18" calcext:value-type="float">
            <text:p>18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53]+1" office:value-type="date" office:date-value="2021-12-30" calcext:value-type="date">
            <text:p>12/30/2021</text:p>
          </table:table-cell>
          <table:table-cell table:style-name="ce22" table:formula="of:=MIN([.$K$1];IF(MOD(ROW(); [.$G$1]) = 0; [.$B53] + 1; [.$B53]))" office:value-type="float" office:value="5" calcext:value-type="float">
            <text:p>5</text:p>
          </table:table-cell>
          <table:table-cell table:style-name="ce22" table:formula="of:=MIN([.$K$2];IF(MOD(ROW(); [.$G$2]) = 0; [.$C53] + 1; [.$C53]))" office:value-type="float" office:value="4" calcext:value-type="float">
            <text:p>4</text:p>
          </table:table-cell>
          <table:table-cell table:style-name="ce22" table:formula="of:=MIN([.$K$3];IF(MOD(ROW(); [.$G$3]) = 0; [.$D53] + 1; [.$D53]))" office:value-type="float" office:value="3" calcext:value-type="float">
            <text:p>3</text:p>
          </table:table-cell>
          <table:table-cell table:style-name="ce24" table:formula="of:=6*[.$D54]" office:value-type="float" office:value="18" calcext:value-type="float">
            <text:p>18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54]+1" office:value-type="date" office:date-value="2021-12-31" calcext:value-type="date">
            <text:p>12/31/2021</text:p>
          </table:table-cell>
          <table:table-cell table:style-name="ce22" table:formula="of:=MIN([.$K$1];IF(MOD(ROW(); [.$G$1]) = 0; [.$B54] + 1; [.$B54]))" office:value-type="float" office:value="5" calcext:value-type="float">
            <text:p>5</text:p>
          </table:table-cell>
          <table:table-cell table:style-name="ce22" table:formula="of:=MIN([.$K$2];IF(MOD(ROW(); [.$G$2]) = 0; [.$C54] + 1; [.$C54]))" office:value-type="float" office:value="4" calcext:value-type="float">
            <text:p>4</text:p>
          </table:table-cell>
          <table:table-cell table:style-name="ce22" table:formula="of:=MIN([.$K$3];IF(MOD(ROW(); [.$G$3]) = 0; [.$D54] + 1; [.$D54]))" office:value-type="float" office:value="3" calcext:value-type="float">
            <text:p>3</text:p>
          </table:table-cell>
          <table:table-cell table:style-name="ce24" table:formula="of:=6*[.$D55]" office:value-type="float" office:value="18" calcext:value-type="float">
            <text:p>18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55]+1" office:value-type="date" office:date-value="2022-01-01" calcext:value-type="date">
            <text:p>01/01/2022</text:p>
          </table:table-cell>
          <table:table-cell table:style-name="ce22" table:formula="of:=MIN([.$K$1];IF(MOD(ROW(); [.$G$1]) = 0; [.$B55] + 1; [.$B55]))" office:value-type="float" office:value="6" calcext:value-type="float">
            <text:p>6</text:p>
          </table:table-cell>
          <table:table-cell table:style-name="ce22" table:formula="of:=MIN([.$K$2];IF(MOD(ROW(); [.$G$2]) = 0; [.$C55] + 1; [.$C55]))" office:value-type="float" office:value="5" calcext:value-type="float">
            <text:p>5</text:p>
          </table:table-cell>
          <table:table-cell table:style-name="ce22" table:formula="of:=MIN([.$K$3];IF(MOD(ROW(); [.$G$3]) = 0; [.$D55] + 1; [.$D55]))" office:value-type="float" office:value="4" calcext:value-type="float">
            <text:p>4</text:p>
          </table:table-cell>
          <table:table-cell table:style-name="ce24" table:formula="of:=6*[.$D56]" office:value-type="float" office:value="24" calcext:value-type="float">
            <text:p>24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56]+1" office:value-type="date" office:date-value="2022-01-02" calcext:value-type="date">
            <text:p>01/02/2022</text:p>
          </table:table-cell>
          <table:table-cell table:style-name="ce22" table:formula="of:=MIN([.$K$1];IF(MOD(ROW(); [.$G$1]) = 0; [.$B56] + 1; [.$B56]))" office:value-type="float" office:value="6" calcext:value-type="float">
            <text:p>6</text:p>
          </table:table-cell>
          <table:table-cell table:style-name="ce22" table:formula="of:=MIN([.$K$2];IF(MOD(ROW(); [.$G$2]) = 0; [.$C56] + 1; [.$C56]))" office:value-type="float" office:value="5" calcext:value-type="float">
            <text:p>5</text:p>
          </table:table-cell>
          <table:table-cell table:style-name="ce22" table:formula="of:=MIN([.$K$3];IF(MOD(ROW(); [.$G$3]) = 0; [.$D56] + 1; [.$D56]))" office:value-type="float" office:value="4" calcext:value-type="float">
            <text:p>4</text:p>
          </table:table-cell>
          <table:table-cell table:style-name="ce24" table:formula="of:=6*[.$D57]" office:value-type="float" office:value="24" calcext:value-type="float">
            <text:p>24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57]+1" office:value-type="date" office:date-value="2022-01-03" calcext:value-type="date">
            <text:p>01/03/2022</text:p>
          </table:table-cell>
          <table:table-cell table:style-name="ce22" table:formula="of:=MIN([.$K$1];IF(MOD(ROW(); [.$G$1]) = 0; [.$B57] + 1; [.$B57]))" office:value-type="float" office:value="6" calcext:value-type="float">
            <text:p>6</text:p>
          </table:table-cell>
          <table:table-cell table:style-name="ce22" table:formula="of:=MIN([.$K$2];IF(MOD(ROW(); [.$G$2]) = 0; [.$C57] + 1; [.$C57]))" office:value-type="float" office:value="5" calcext:value-type="float">
            <text:p>5</text:p>
          </table:table-cell>
          <table:table-cell table:style-name="ce22" table:formula="of:=MIN([.$K$3];IF(MOD(ROW(); [.$G$3]) = 0; [.$D57] + 1; [.$D57]))" office:value-type="float" office:value="4" calcext:value-type="float">
            <text:p>4</text:p>
          </table:table-cell>
          <table:table-cell table:style-name="ce24" table:formula="of:=6*[.$D58]" office:value-type="float" office:value="24" calcext:value-type="float">
            <text:p>24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58]+1" office:value-type="date" office:date-value="2022-01-04" calcext:value-type="date">
            <text:p>01/04/2022</text:p>
          </table:table-cell>
          <table:table-cell table:style-name="ce22" table:formula="of:=MIN([.$K$1];IF(MOD(ROW(); [.$G$1]) = 0; [.$B58] + 1; [.$B58]))" office:value-type="float" office:value="6" calcext:value-type="float">
            <text:p>6</text:p>
          </table:table-cell>
          <table:table-cell table:style-name="ce22" table:formula="of:=MIN([.$K$2];IF(MOD(ROW(); [.$G$2]) = 0; [.$C58] + 1; [.$C58]))" office:value-type="float" office:value="5" calcext:value-type="float">
            <text:p>5</text:p>
          </table:table-cell>
          <table:table-cell table:style-name="ce22" table:formula="of:=MIN([.$K$3];IF(MOD(ROW(); [.$G$3]) = 0; [.$D58] + 1; [.$D58]))" office:value-type="float" office:value="4" calcext:value-type="float">
            <text:p>4</text:p>
          </table:table-cell>
          <table:table-cell table:style-name="ce24" table:formula="of:=6*[.$D59]" office:value-type="float" office:value="24" calcext:value-type="float">
            <text:p>24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59]+1" office:value-type="date" office:date-value="2022-01-05" calcext:value-type="date">
            <text:p>01/05/2022</text:p>
          </table:table-cell>
          <table:table-cell table:style-name="ce22" table:formula="of:=MIN([.$K$1];IF(MOD(ROW(); [.$G$1]) = 0; [.$B59] + 1; [.$B59]))" office:value-type="float" office:value="6" calcext:value-type="float">
            <text:p>6</text:p>
          </table:table-cell>
          <table:table-cell table:style-name="ce22" table:formula="of:=MIN([.$K$2];IF(MOD(ROW(); [.$G$2]) = 0; [.$C59] + 1; [.$C59]))" office:value-type="float" office:value="5" calcext:value-type="float">
            <text:p>5</text:p>
          </table:table-cell>
          <table:table-cell table:style-name="ce22" table:formula="of:=MIN([.$K$3];IF(MOD(ROW(); [.$G$3]) = 0; [.$D59] + 1; [.$D59]))" office:value-type="float" office:value="4" calcext:value-type="float">
            <text:p>4</text:p>
          </table:table-cell>
          <table:table-cell table:style-name="ce24" table:formula="of:=6*[.$D60]" office:value-type="float" office:value="24" calcext:value-type="float">
            <text:p>24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60]+1" office:value-type="date" office:date-value="2022-01-06" calcext:value-type="date">
            <text:p>01/06/2022</text:p>
          </table:table-cell>
          <table:table-cell table:style-name="ce22" table:formula="of:=MIN([.$K$1];IF(MOD(ROW(); [.$G$1]) = 0; [.$B60] + 1; [.$B60]))" office:value-type="float" office:value="6" calcext:value-type="float">
            <text:p>6</text:p>
          </table:table-cell>
          <table:table-cell table:style-name="ce22" table:formula="of:=MIN([.$K$2];IF(MOD(ROW(); [.$G$2]) = 0; [.$C60] + 1; [.$C60]))" office:value-type="float" office:value="5" calcext:value-type="float">
            <text:p>5</text:p>
          </table:table-cell>
          <table:table-cell table:style-name="ce22" table:formula="of:=MIN([.$K$3];IF(MOD(ROW(); [.$G$3]) = 0; [.$D60] + 1; [.$D60]))" office:value-type="float" office:value="4" calcext:value-type="float">
            <text:p>4</text:p>
          </table:table-cell>
          <table:table-cell table:style-name="ce24" table:formula="of:=6*[.$D61]" office:value-type="float" office:value="24" calcext:value-type="float">
            <text:p>24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61]+1" office:value-type="date" office:date-value="2022-01-07" calcext:value-type="date">
            <text:p>01/07/2022</text:p>
          </table:table-cell>
          <table:table-cell table:style-name="ce22" table:formula="of:=MIN([.$K$1];IF(MOD(ROW(); [.$G$1]) = 0; [.$B61] + 1; [.$B61]))" office:value-type="float" office:value="6" calcext:value-type="float">
            <text:p>6</text:p>
          </table:table-cell>
          <table:table-cell table:style-name="ce22" table:formula="of:=MIN([.$K$2];IF(MOD(ROW(); [.$G$2]) = 0; [.$C61] + 1; [.$C61]))" office:value-type="float" office:value="5" calcext:value-type="float">
            <text:p>5</text:p>
          </table:table-cell>
          <table:table-cell table:style-name="ce22" table:formula="of:=MIN([.$K$3];IF(MOD(ROW(); [.$G$3]) = 0; [.$D61] + 1; [.$D61]))" office:value-type="float" office:value="4" calcext:value-type="float">
            <text:p>4</text:p>
          </table:table-cell>
          <table:table-cell table:style-name="ce24" table:formula="of:=6*[.$D62]" office:value-type="float" office:value="24" calcext:value-type="float">
            <text:p>24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62]+1" office:value-type="date" office:date-value="2022-01-08" calcext:value-type="date">
            <text:p>01/08/2022</text:p>
          </table:table-cell>
          <table:table-cell table:style-name="ce22" table:formula="of:=MIN([.$K$1];IF(MOD(ROW(); [.$G$1]) = 0; [.$B62] + 1; [.$B62]))" office:value-type="float" office:value="6" calcext:value-type="float">
            <text:p>6</text:p>
          </table:table-cell>
          <table:table-cell table:style-name="ce22" table:formula="of:=MIN([.$K$2];IF(MOD(ROW(); [.$G$2]) = 0; [.$C62] + 1; [.$C62]))" office:value-type="float" office:value="5" calcext:value-type="float">
            <text:p>5</text:p>
          </table:table-cell>
          <table:table-cell table:style-name="ce22" table:formula="of:=MIN([.$K$3];IF(MOD(ROW(); [.$G$3]) = 0; [.$D62] + 1; [.$D62]))" office:value-type="float" office:value="4" calcext:value-type="float">
            <text:p>4</text:p>
          </table:table-cell>
          <table:table-cell table:style-name="ce24" table:formula="of:=6*[.$D63]" office:value-type="float" office:value="24" calcext:value-type="float">
            <text:p>24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63]+1" office:value-type="date" office:date-value="2022-01-09" calcext:value-type="date">
            <text:p>01/09/2022</text:p>
          </table:table-cell>
          <table:table-cell table:style-name="ce22" table:formula="of:=MIN([.$K$1];IF(MOD(ROW(); [.$G$1]) = 0; [.$B63] + 1; [.$B63]))" office:value-type="float" office:value="6" calcext:value-type="float">
            <text:p>6</text:p>
          </table:table-cell>
          <table:table-cell table:style-name="ce22" table:formula="of:=MIN([.$K$2];IF(MOD(ROW(); [.$G$2]) = 0; [.$C63] + 1; [.$C63]))" office:value-type="float" office:value="5" calcext:value-type="float">
            <text:p>5</text:p>
          </table:table-cell>
          <table:table-cell table:style-name="ce22" table:formula="of:=MIN([.$K$3];IF(MOD(ROW(); [.$G$3]) = 0; [.$D63] + 1; [.$D63]))" office:value-type="float" office:value="4" calcext:value-type="float">
            <text:p>4</text:p>
          </table:table-cell>
          <table:table-cell table:style-name="ce24" table:formula="of:=6*[.$D64]" office:value-type="float" office:value="24" calcext:value-type="float">
            <text:p>24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64]+1" office:value-type="date" office:date-value="2022-01-10" calcext:value-type="date">
            <text:p>01/10/2022</text:p>
          </table:table-cell>
          <table:table-cell table:style-name="ce22" table:formula="of:=MIN([.$K$1];IF(MOD(ROW(); [.$G$1]) = 0; [.$B64] + 1; [.$B64]))" office:value-type="float" office:value="6" calcext:value-type="float">
            <text:p>6</text:p>
          </table:table-cell>
          <table:table-cell table:style-name="ce22" table:formula="of:=MIN([.$K$2];IF(MOD(ROW(); [.$G$2]) = 0; [.$C64] + 1; [.$C64]))" office:value-type="float" office:value="5" calcext:value-type="float">
            <text:p>5</text:p>
          </table:table-cell>
          <table:table-cell table:style-name="ce22" table:formula="of:=MIN([.$K$3];IF(MOD(ROW(); [.$G$3]) = 0; [.$D64] + 1; [.$D64]))" office:value-type="float" office:value="4" calcext:value-type="float">
            <text:p>4</text:p>
          </table:table-cell>
          <table:table-cell table:style-name="ce24" table:formula="of:=6*[.$D65]" office:value-type="float" office:value="24" calcext:value-type="float">
            <text:p>24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65]+1" office:value-type="date" office:date-value="2022-01-11" calcext:value-type="date">
            <text:p>01/11/2022</text:p>
          </table:table-cell>
          <table:table-cell table:style-name="ce22" table:formula="of:=MIN([.$K$1];IF(MOD(ROW(); [.$G$1]) = 0; [.$B65] + 1; [.$B65]))" office:value-type="float" office:value="6" calcext:value-type="float">
            <text:p>6</text:p>
          </table:table-cell>
          <table:table-cell table:style-name="ce22" table:formula="of:=MIN([.$K$2];IF(MOD(ROW(); [.$G$2]) = 0; [.$C65] + 1; [.$C65]))" office:value-type="float" office:value="5" calcext:value-type="float">
            <text:p>5</text:p>
          </table:table-cell>
          <table:table-cell table:style-name="ce22" table:formula="of:=MIN([.$K$3];IF(MOD(ROW(); [.$G$3]) = 0; [.$D65] + 1; [.$D65]))" office:value-type="float" office:value="4" calcext:value-type="float">
            <text:p>4</text:p>
          </table:table-cell>
          <table:table-cell table:style-name="ce24" table:formula="of:=6*[.$D66]" office:value-type="float" office:value="24" calcext:value-type="float">
            <text:p>24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66]+1" office:value-type="date" office:date-value="2022-01-12" calcext:value-type="date">
            <text:p>01/12/2022</text:p>
          </table:table-cell>
          <table:table-cell table:style-name="ce22" table:formula="of:=MIN([.$K$1];IF(MOD(ROW(); [.$G$1]) = 0; [.$B66] + 1; [.$B66]))" office:value-type="float" office:value="6" calcext:value-type="float">
            <text:p>6</text:p>
          </table:table-cell>
          <table:table-cell table:style-name="ce22" table:formula="of:=MIN([.$K$2];IF(MOD(ROW(); [.$G$2]) = 0; [.$C66] + 1; [.$C66]))" office:value-type="float" office:value="5" calcext:value-type="float">
            <text:p>5</text:p>
          </table:table-cell>
          <table:table-cell table:style-name="ce22" table:formula="of:=MIN([.$K$3];IF(MOD(ROW(); [.$G$3]) = 0; [.$D66] + 1; [.$D66]))" office:value-type="float" office:value="4" calcext:value-type="float">
            <text:p>4</text:p>
          </table:table-cell>
          <table:table-cell table:style-name="ce24" table:formula="of:=6*[.$D67]" office:value-type="float" office:value="24" calcext:value-type="float">
            <text:p>24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67]+1" office:value-type="date" office:date-value="2022-01-13" calcext:value-type="date">
            <text:p>01/13/2022</text:p>
          </table:table-cell>
          <table:table-cell table:style-name="ce22" table:formula="of:=MIN([.$K$1];IF(MOD(ROW(); [.$G$1]) = 0; [.$B67] + 1; [.$B67]))" office:value-type="float" office:value="6" calcext:value-type="float">
            <text:p>6</text:p>
          </table:table-cell>
          <table:table-cell table:style-name="ce22" table:formula="of:=MIN([.$K$2];IF(MOD(ROW(); [.$G$2]) = 0; [.$C67] + 1; [.$C67]))" office:value-type="float" office:value="5" calcext:value-type="float">
            <text:p>5</text:p>
          </table:table-cell>
          <table:table-cell table:style-name="ce22" table:formula="of:=MIN([.$K$3];IF(MOD(ROW(); [.$G$3]) = 0; [.$D67] + 1; [.$D67]))" office:value-type="float" office:value="4" calcext:value-type="float">
            <text:p>4</text:p>
          </table:table-cell>
          <table:table-cell table:style-name="ce24" table:formula="of:=6*[.$D68]" office:value-type="float" office:value="24" calcext:value-type="float">
            <text:p>24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68]+1" office:value-type="date" office:date-value="2022-01-14" calcext:value-type="date">
            <text:p>01/14/2022</text:p>
          </table:table-cell>
          <table:table-cell table:style-name="ce22" table:formula="of:=MIN([.$K$1];IF(MOD(ROW(); [.$G$1]) = 0; [.$B68] + 1; [.$B68]))" office:value-type="float" office:value="6" calcext:value-type="float">
            <text:p>6</text:p>
          </table:table-cell>
          <table:table-cell table:style-name="ce22" table:formula="of:=MIN([.$K$2];IF(MOD(ROW(); [.$G$2]) = 0; [.$C68] + 1; [.$C68]))" office:value-type="float" office:value="5" calcext:value-type="float">
            <text:p>5</text:p>
          </table:table-cell>
          <table:table-cell table:style-name="ce22" table:formula="of:=MIN([.$K$3];IF(MOD(ROW(); [.$G$3]) = 0; [.$D68] + 1; [.$D68]))" office:value-type="float" office:value="4" calcext:value-type="float">
            <text:p>4</text:p>
          </table:table-cell>
          <table:table-cell table:style-name="ce24" table:formula="of:=6*[.$D69]" office:value-type="float" office:value="24" calcext:value-type="float">
            <text:p>24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69]+1" office:value-type="date" office:date-value="2022-01-15" calcext:value-type="date">
            <text:p>01/15/2022</text:p>
          </table:table-cell>
          <table:table-cell table:style-name="ce22" table:formula="of:=MIN([.$K$1];IF(MOD(ROW(); [.$G$1]) = 0; [.$B69] + 1; [.$B69]))" office:value-type="float" office:value="6" calcext:value-type="float">
            <text:p>6</text:p>
          </table:table-cell>
          <table:table-cell table:style-name="ce22" table:formula="of:=MIN([.$K$2];IF(MOD(ROW(); [.$G$2]) = 0; [.$C69] + 1; [.$C69]))" office:value-type="float" office:value="5" calcext:value-type="float">
            <text:p>5</text:p>
          </table:table-cell>
          <table:table-cell table:style-name="ce22" table:formula="of:=MIN([.$K$3];IF(MOD(ROW(); [.$G$3]) = 0; [.$D69] + 1; [.$D69]))" office:value-type="float" office:value="4" calcext:value-type="float">
            <text:p>4</text:p>
          </table:table-cell>
          <table:table-cell table:style-name="ce24" table:formula="of:=6*[.$D70]" office:value-type="float" office:value="24" calcext:value-type="float">
            <text:p>24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70]+1" office:value-type="date" office:date-value="2022-01-16" calcext:value-type="date">
            <text:p>01/16/2022</text:p>
          </table:table-cell>
          <table:table-cell table:style-name="ce22" table:formula="of:=MIN([.$K$1];IF(MOD(ROW(); [.$G$1]) = 0; [.$B70] + 1; [.$B70]))" office:value-type="float" office:value="6" calcext:value-type="float">
            <text:p>6</text:p>
          </table:table-cell>
          <table:table-cell table:style-name="ce22" table:formula="of:=MIN([.$K$2];IF(MOD(ROW(); [.$G$2]) = 0; [.$C70] + 1; [.$C70]))" office:value-type="float" office:value="5" calcext:value-type="float">
            <text:p>5</text:p>
          </table:table-cell>
          <table:table-cell table:style-name="ce22" table:formula="of:=MIN([.$K$3];IF(MOD(ROW(); [.$G$3]) = 0; [.$D70] + 1; [.$D70]))" office:value-type="float" office:value="4" calcext:value-type="float">
            <text:p>4</text:p>
          </table:table-cell>
          <table:table-cell table:style-name="ce24" table:formula="of:=6*[.$D71]" office:value-type="float" office:value="24" calcext:value-type="float">
            <text:p>24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71]+1" office:value-type="date" office:date-value="2022-01-17" calcext:value-type="date">
            <text:p>01/17/2022</text:p>
          </table:table-cell>
          <table:table-cell table:style-name="ce22" table:formula="of:=MIN([.$K$1];IF(MOD(ROW(); [.$G$1]) = 0; [.$B71] + 1; [.$B71]))" office:value-type="float" office:value="6" calcext:value-type="float">
            <text:p>6</text:p>
          </table:table-cell>
          <table:table-cell table:style-name="ce22" table:formula="of:=MIN([.$K$2];IF(MOD(ROW(); [.$G$2]) = 0; [.$C71] + 1; [.$C71]))" office:value-type="float" office:value="5" calcext:value-type="float">
            <text:p>5</text:p>
          </table:table-cell>
          <table:table-cell table:style-name="ce22" table:formula="of:=MIN([.$K$3];IF(MOD(ROW(); [.$G$3]) = 0; [.$D71] + 1; [.$D71]))" office:value-type="float" office:value="4" calcext:value-type="float">
            <text:p>4</text:p>
          </table:table-cell>
          <table:table-cell table:style-name="ce24" table:formula="of:=6*[.$D72]" office:value-type="float" office:value="24" calcext:value-type="float">
            <text:p>24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72]+1" office:value-type="date" office:date-value="2022-01-18" calcext:value-type="date">
            <text:p>01/18/2022</text:p>
          </table:table-cell>
          <table:table-cell table:style-name="ce22" table:formula="of:=MIN([.$K$1];IF(MOD(ROW(); [.$G$1]) = 0; [.$B72] + 1; [.$B72]))" office:value-type="float" office:value="6" calcext:value-type="float">
            <text:p>6</text:p>
          </table:table-cell>
          <table:table-cell table:style-name="ce22" table:formula="of:=MIN([.$K$2];IF(MOD(ROW(); [.$G$2]) = 0; [.$C72] + 1; [.$C72]))" office:value-type="float" office:value="5" calcext:value-type="float">
            <text:p>5</text:p>
          </table:table-cell>
          <table:table-cell table:style-name="ce22" table:formula="of:=MIN([.$K$3];IF(MOD(ROW(); [.$G$3]) = 0; [.$D72] + 1; [.$D72]))" office:value-type="float" office:value="4" calcext:value-type="float">
            <text:p>4</text:p>
          </table:table-cell>
          <table:table-cell table:style-name="ce24" table:formula="of:=6*[.$D73]" office:value-type="float" office:value="24" calcext:value-type="float">
            <text:p>24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73]+1" office:value-type="date" office:date-value="2022-01-19" calcext:value-type="date">
            <text:p>01/19/2022</text:p>
          </table:table-cell>
          <table:table-cell table:style-name="ce22" table:formula="of:=MIN([.$K$1];IF(MOD(ROW(); [.$G$1]) = 0; [.$B73] + 1; [.$B73]))" office:value-type="float" office:value="6" calcext:value-type="float">
            <text:p>6</text:p>
          </table:table-cell>
          <table:table-cell table:style-name="ce22" table:formula="of:=MIN([.$K$2];IF(MOD(ROW(); [.$G$2]) = 0; [.$C73] + 1; [.$C73]))" office:value-type="float" office:value="5" calcext:value-type="float">
            <text:p>5</text:p>
          </table:table-cell>
          <table:table-cell table:style-name="ce22" table:formula="of:=MIN([.$K$3];IF(MOD(ROW(); [.$G$3]) = 0; [.$D73] + 1; [.$D73]))" office:value-type="float" office:value="4" calcext:value-type="float">
            <text:p>4</text:p>
          </table:table-cell>
          <table:table-cell table:style-name="ce24" table:formula="of:=6*[.$D74]" office:value-type="float" office:value="24" calcext:value-type="float">
            <text:p>24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74]+1" office:value-type="date" office:date-value="2022-01-20" calcext:value-type="date">
            <text:p>01/20/2022</text:p>
          </table:table-cell>
          <table:table-cell table:style-name="ce22" table:formula="of:=MIN([.$K$1];IF(MOD(ROW(); [.$G$1]) = 0; [.$B74] + 1; [.$B74]))" office:value-type="float" office:value="6" calcext:value-type="float">
            <text:p>6</text:p>
          </table:table-cell>
          <table:table-cell table:style-name="ce22" table:formula="of:=MIN([.$K$2];IF(MOD(ROW(); [.$G$2]) = 0; [.$C74] + 1; [.$C74]))" office:value-type="float" office:value="5" calcext:value-type="float">
            <text:p>5</text:p>
          </table:table-cell>
          <table:table-cell table:style-name="ce22" table:formula="of:=MIN([.$K$3];IF(MOD(ROW(); [.$G$3]) = 0; [.$D74] + 1; [.$D74]))" office:value-type="float" office:value="4" calcext:value-type="float">
            <text:p>4</text:p>
          </table:table-cell>
          <table:table-cell table:style-name="ce24" table:formula="of:=6*[.$D75]" office:value-type="float" office:value="24" calcext:value-type="float">
            <text:p>24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75]+1" office:value-type="date" office:date-value="2022-01-21" calcext:value-type="date">
            <text:p>01/21/2022</text:p>
          </table:table-cell>
          <table:table-cell table:style-name="ce22" table:formula="of:=MIN([.$K$1];IF(MOD(ROW(); [.$G$1]) = 0; [.$B75] + 1; [.$B75]))" office:value-type="float" office:value="6" calcext:value-type="float">
            <text:p>6</text:p>
          </table:table-cell>
          <table:table-cell table:style-name="ce22" table:formula="of:=MIN([.$K$2];IF(MOD(ROW(); [.$G$2]) = 0; [.$C75] + 1; [.$C75]))" office:value-type="float" office:value="5" calcext:value-type="float">
            <text:p>5</text:p>
          </table:table-cell>
          <table:table-cell table:style-name="ce22" table:formula="of:=MIN([.$K$3];IF(MOD(ROW(); [.$G$3]) = 0; [.$D75] + 1; [.$D75]))" office:value-type="float" office:value="4" calcext:value-type="float">
            <text:p>4</text:p>
          </table:table-cell>
          <table:table-cell table:style-name="ce24" table:formula="of:=6*[.$D76]" office:value-type="float" office:value="24" calcext:value-type="float">
            <text:p>24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76]+1" office:value-type="date" office:date-value="2022-01-22" calcext:value-type="date">
            <text:p>01/22/2022</text:p>
          </table:table-cell>
          <table:table-cell table:style-name="ce22" table:formula="of:=MIN([.$K$1];IF(MOD(ROW(); [.$G$1]) = 0; [.$B76] + 1; [.$B76]))" office:value-type="float" office:value="6" calcext:value-type="float">
            <text:p>6</text:p>
          </table:table-cell>
          <table:table-cell table:style-name="ce22" table:formula="of:=MIN([.$K$2];IF(MOD(ROW(); [.$G$2]) = 0; [.$C76] + 1; [.$C76]))" office:value-type="float" office:value="5" calcext:value-type="float">
            <text:p>5</text:p>
          </table:table-cell>
          <table:table-cell table:style-name="ce22" table:formula="of:=MIN([.$K$3];IF(MOD(ROW(); [.$G$3]) = 0; [.$D76] + 1; [.$D76]))" office:value-type="float" office:value="4" calcext:value-type="float">
            <text:p>4</text:p>
          </table:table-cell>
          <table:table-cell table:style-name="ce24" table:formula="of:=6*[.$D77]" office:value-type="float" office:value="24" calcext:value-type="float">
            <text:p>24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77]+1" office:value-type="date" office:date-value="2022-01-23" calcext:value-type="date">
            <text:p>01/23/2022</text:p>
          </table:table-cell>
          <table:table-cell table:style-name="ce22" table:formula="of:=MIN([.$K$1];IF(MOD(ROW(); [.$G$1]) = 0; [.$B77] + 1; [.$B77]))" office:value-type="float" office:value="6" calcext:value-type="float">
            <text:p>6</text:p>
          </table:table-cell>
          <table:table-cell table:style-name="ce22" table:formula="of:=MIN([.$K$2];IF(MOD(ROW(); [.$G$2]) = 0; [.$C77] + 1; [.$C77]))" office:value-type="float" office:value="5" calcext:value-type="float">
            <text:p>5</text:p>
          </table:table-cell>
          <table:table-cell table:style-name="ce22" table:formula="of:=MIN([.$K$3];IF(MOD(ROW(); [.$G$3]) = 0; [.$D77] + 1; [.$D77]))" office:value-type="float" office:value="4" calcext:value-type="float">
            <text:p>4</text:p>
          </table:table-cell>
          <table:table-cell table:style-name="ce24" table:formula="of:=6*[.$D78]" office:value-type="float" office:value="24" calcext:value-type="float">
            <text:p>24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78]+1" office:value-type="date" office:date-value="2022-01-24" calcext:value-type="date">
            <text:p>01/24/2022</text:p>
          </table:table-cell>
          <table:table-cell table:style-name="ce22" table:formula="of:=MIN([.$K$1];IF(MOD(ROW(); [.$G$1]) = 0; [.$B78] + 1; [.$B78]))" office:value-type="float" office:value="6" calcext:value-type="float">
            <text:p>6</text:p>
          </table:table-cell>
          <table:table-cell table:style-name="ce22" table:formula="of:=MIN([.$K$2];IF(MOD(ROW(); [.$G$2]) = 0; [.$C78] + 1; [.$C78]))" office:value-type="float" office:value="5" calcext:value-type="float">
            <text:p>5</text:p>
          </table:table-cell>
          <table:table-cell table:style-name="ce22" table:formula="of:=MIN([.$K$3];IF(MOD(ROW(); [.$G$3]) = 0; [.$D78] + 1; [.$D78]))" office:value-type="float" office:value="4" calcext:value-type="float">
            <text:p>4</text:p>
          </table:table-cell>
          <table:table-cell table:style-name="ce24" table:formula="of:=6*[.$D79]" office:value-type="float" office:value="24" calcext:value-type="float">
            <text:p>24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79]+1" office:value-type="date" office:date-value="2022-01-25" calcext:value-type="date">
            <text:p>01/25/2022</text:p>
          </table:table-cell>
          <table:table-cell table:style-name="ce22" table:formula="of:=MIN([.$K$1];IF(MOD(ROW(); [.$G$1]) = 0; [.$B79] + 1; [.$B79]))" office:value-type="float" office:value="6" calcext:value-type="float">
            <text:p>6</text:p>
          </table:table-cell>
          <table:table-cell table:style-name="ce22" table:formula="of:=MIN([.$K$2];IF(MOD(ROW(); [.$G$2]) = 0; [.$C79] + 1; [.$C79]))" office:value-type="float" office:value="5" calcext:value-type="float">
            <text:p>5</text:p>
          </table:table-cell>
          <table:table-cell table:style-name="ce22" table:formula="of:=MIN([.$K$3];IF(MOD(ROW(); [.$G$3]) = 0; [.$D79] + 1; [.$D79]))" office:value-type="float" office:value="4" calcext:value-type="float">
            <text:p>4</text:p>
          </table:table-cell>
          <table:table-cell table:style-name="ce24" table:formula="of:=6*[.$D80]" office:value-type="float" office:value="24" calcext:value-type="float">
            <text:p>24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80]+1" office:value-type="date" office:date-value="2022-01-26" calcext:value-type="date">
            <text:p>01/26/2022</text:p>
          </table:table-cell>
          <table:table-cell table:style-name="ce22" table:formula="of:=MIN([.$K$1];IF(MOD(ROW(); [.$G$1]) = 0; [.$B80] + 1; [.$B80]))" office:value-type="float" office:value="6" calcext:value-type="float">
            <text:p>6</text:p>
          </table:table-cell>
          <table:table-cell table:style-name="ce22" table:formula="of:=MIN([.$K$2];IF(MOD(ROW(); [.$G$2]) = 0; [.$C80] + 1; [.$C80]))" office:value-type="float" office:value="5" calcext:value-type="float">
            <text:p>5</text:p>
          </table:table-cell>
          <table:table-cell table:style-name="ce22" table:formula="of:=MIN([.$K$3];IF(MOD(ROW(); [.$G$3]) = 0; [.$D80] + 1; [.$D80]))" office:value-type="float" office:value="4" calcext:value-type="float">
            <text:p>4</text:p>
          </table:table-cell>
          <table:table-cell table:style-name="ce24" table:formula="of:=6*[.$D81]" office:value-type="float" office:value="24" calcext:value-type="float">
            <text:p>24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81]+1" office:value-type="date" office:date-value="2022-01-27" calcext:value-type="date">
            <text:p>01/27/2022</text:p>
          </table:table-cell>
          <table:table-cell table:style-name="ce22" table:formula="of:=MIN([.$K$1];IF(MOD(ROW(); [.$G$1]) = 0; [.$B81] + 1; [.$B81]))" office:value-type="float" office:value="6" calcext:value-type="float">
            <text:p>6</text:p>
          </table:table-cell>
          <table:table-cell table:style-name="ce22" table:formula="of:=MIN([.$K$2];IF(MOD(ROW(); [.$G$2]) = 0; [.$C81] + 1; [.$C81]))" office:value-type="float" office:value="5" calcext:value-type="float">
            <text:p>5</text:p>
          </table:table-cell>
          <table:table-cell table:style-name="ce22" table:formula="of:=MIN([.$K$3];IF(MOD(ROW(); [.$G$3]) = 0; [.$D81] + 1; [.$D81]))" office:value-type="float" office:value="4" calcext:value-type="float">
            <text:p>4</text:p>
          </table:table-cell>
          <table:table-cell table:style-name="ce24" table:formula="of:=6*[.$D82]" office:value-type="float" office:value="24" calcext:value-type="float">
            <text:p>24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82]+1" office:value-type="date" office:date-value="2022-01-28" calcext:value-type="date">
            <text:p>01/28/2022</text:p>
          </table:table-cell>
          <table:table-cell table:style-name="ce22" table:formula="of:=MIN([.$K$1];IF(MOD(ROW(); [.$G$1]) = 0; [.$B82] + 1; [.$B82]))" office:value-type="float" office:value="6" calcext:value-type="float">
            <text:p>6</text:p>
          </table:table-cell>
          <table:table-cell table:style-name="ce22" table:formula="of:=MIN([.$K$2];IF(MOD(ROW(); [.$G$2]) = 0; [.$C82] + 1; [.$C82]))" office:value-type="float" office:value="5" calcext:value-type="float">
            <text:p>5</text:p>
          </table:table-cell>
          <table:table-cell table:style-name="ce22" table:formula="of:=MIN([.$K$3];IF(MOD(ROW(); [.$G$3]) = 0; [.$D82] + 1; [.$D82]))" office:value-type="float" office:value="4" calcext:value-type="float">
            <text:p>4</text:p>
          </table:table-cell>
          <table:table-cell table:style-name="ce24" table:formula="of:=6*[.$D83]" office:value-type="float" office:value="24" calcext:value-type="float">
            <text:p>24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83]+1" office:value-type="date" office:date-value="2022-01-29" calcext:value-type="date">
            <text:p>01/29/2022</text:p>
          </table:table-cell>
          <table:table-cell table:style-name="ce22" table:formula="of:=MIN([.$K$1];IF(MOD(ROW(); [.$G$1]) = 0; [.$B83] + 1; [.$B83]))" office:value-type="float" office:value="7" calcext:value-type="float">
            <text:p>7</text:p>
          </table:table-cell>
          <table:table-cell table:style-name="ce22" table:formula="of:=MIN([.$K$2];IF(MOD(ROW(); [.$G$2]) = 0; [.$C83] + 1; [.$C83]))" office:value-type="float" office:value="6" calcext:value-type="float">
            <text:p>6</text:p>
          </table:table-cell>
          <table:table-cell table:style-name="ce22" table:formula="of:=MIN([.$K$3];IF(MOD(ROW(); [.$G$3]) = 0; [.$D83] + 1; [.$D83]))" office:value-type="float" office:value="5" calcext:value-type="float">
            <text:p>5</text:p>
          </table:table-cell>
          <table:table-cell table:style-name="ce24" table:formula="of:=6*[.$D84]" office:value-type="float" office:value="30" calcext:value-type="float">
            <text:p>3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84]+1" office:value-type="date" office:date-value="2022-01-30" calcext:value-type="date">
            <text:p>01/30/2022</text:p>
          </table:table-cell>
          <table:table-cell table:style-name="ce22" table:formula="of:=MIN([.$K$1];IF(MOD(ROW(); [.$G$1]) = 0; [.$B84] + 1; [.$B84]))" office:value-type="float" office:value="7" calcext:value-type="float">
            <text:p>7</text:p>
          </table:table-cell>
          <table:table-cell table:style-name="ce22" table:formula="of:=MIN([.$K$2];IF(MOD(ROW(); [.$G$2]) = 0; [.$C84] + 1; [.$C84]))" office:value-type="float" office:value="6" calcext:value-type="float">
            <text:p>6</text:p>
          </table:table-cell>
          <table:table-cell table:style-name="ce22" table:formula="of:=MIN([.$K$3];IF(MOD(ROW(); [.$G$3]) = 0; [.$D84] + 1; [.$D84]))" office:value-type="float" office:value="5" calcext:value-type="float">
            <text:p>5</text:p>
          </table:table-cell>
          <table:table-cell table:style-name="ce24" table:formula="of:=6*[.$D85]" office:value-type="float" office:value="30" calcext:value-type="float">
            <text:p>3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85]+1" office:value-type="date" office:date-value="2022-01-31" calcext:value-type="date">
            <text:p>01/31/2022</text:p>
          </table:table-cell>
          <table:table-cell table:style-name="ce22" table:formula="of:=MIN([.$K$1];IF(MOD(ROW(); [.$G$1]) = 0; [.$B85] + 1; [.$B85]))" office:value-type="float" office:value="7" calcext:value-type="float">
            <text:p>7</text:p>
          </table:table-cell>
          <table:table-cell table:style-name="ce22" table:formula="of:=MIN([.$K$2];IF(MOD(ROW(); [.$G$2]) = 0; [.$C85] + 1; [.$C85]))" office:value-type="float" office:value="6" calcext:value-type="float">
            <text:p>6</text:p>
          </table:table-cell>
          <table:table-cell table:style-name="ce22" table:formula="of:=MIN([.$K$3];IF(MOD(ROW(); [.$G$3]) = 0; [.$D85] + 1; [.$D85]))" office:value-type="float" office:value="5" calcext:value-type="float">
            <text:p>5</text:p>
          </table:table-cell>
          <table:table-cell table:style-name="ce24" table:formula="of:=6*[.$D86]" office:value-type="float" office:value="30" calcext:value-type="float">
            <text:p>3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86]+1" office:value-type="date" office:date-value="2022-02-01" calcext:value-type="date">
            <text:p>02/01/2022</text:p>
          </table:table-cell>
          <table:table-cell table:style-name="ce22" table:formula="of:=MIN([.$K$1];IF(MOD(ROW(); [.$G$1]) = 0; [.$B86] + 1; [.$B86]))" office:value-type="float" office:value="7" calcext:value-type="float">
            <text:p>7</text:p>
          </table:table-cell>
          <table:table-cell table:style-name="ce22" table:formula="of:=MIN([.$K$2];IF(MOD(ROW(); [.$G$2]) = 0; [.$C86] + 1; [.$C86]))" office:value-type="float" office:value="6" calcext:value-type="float">
            <text:p>6</text:p>
          </table:table-cell>
          <table:table-cell table:style-name="ce22" table:formula="of:=MIN([.$K$3];IF(MOD(ROW(); [.$G$3]) = 0; [.$D86] + 1; [.$D86]))" office:value-type="float" office:value="5" calcext:value-type="float">
            <text:p>5</text:p>
          </table:table-cell>
          <table:table-cell table:style-name="ce24" table:formula="of:=6*[.$D87]" office:value-type="float" office:value="30" calcext:value-type="float">
            <text:p>3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87]+1" office:value-type="date" office:date-value="2022-02-02" calcext:value-type="date">
            <text:p>02/02/2022</text:p>
          </table:table-cell>
          <table:table-cell table:style-name="ce22" table:formula="of:=MIN([.$K$1];IF(MOD(ROW(); [.$G$1]) = 0; [.$B87] + 1; [.$B87]))" office:value-type="float" office:value="7" calcext:value-type="float">
            <text:p>7</text:p>
          </table:table-cell>
          <table:table-cell table:style-name="ce22" table:formula="of:=MIN([.$K$2];IF(MOD(ROW(); [.$G$2]) = 0; [.$C87] + 1; [.$C87]))" office:value-type="float" office:value="6" calcext:value-type="float">
            <text:p>6</text:p>
          </table:table-cell>
          <table:table-cell table:style-name="ce22" table:formula="of:=MIN([.$K$3];IF(MOD(ROW(); [.$G$3]) = 0; [.$D87] + 1; [.$D87]))" office:value-type="float" office:value="5" calcext:value-type="float">
            <text:p>5</text:p>
          </table:table-cell>
          <table:table-cell table:style-name="ce24" table:formula="of:=6*[.$D88]" office:value-type="float" office:value="30" calcext:value-type="float">
            <text:p>3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88]+1" office:value-type="date" office:date-value="2022-02-03" calcext:value-type="date">
            <text:p>02/03/2022</text:p>
          </table:table-cell>
          <table:table-cell table:style-name="ce22" table:formula="of:=MIN([.$K$1];IF(MOD(ROW(); [.$G$1]) = 0; [.$B88] + 1; [.$B88]))" office:value-type="float" office:value="7" calcext:value-type="float">
            <text:p>7</text:p>
          </table:table-cell>
          <table:table-cell table:style-name="ce22" table:formula="of:=MIN([.$K$2];IF(MOD(ROW(); [.$G$2]) = 0; [.$C88] + 1; [.$C88]))" office:value-type="float" office:value="6" calcext:value-type="float">
            <text:p>6</text:p>
          </table:table-cell>
          <table:table-cell table:style-name="ce22" table:formula="of:=MIN([.$K$3];IF(MOD(ROW(); [.$G$3]) = 0; [.$D88] + 1; [.$D88]))" office:value-type="float" office:value="5" calcext:value-type="float">
            <text:p>5</text:p>
          </table:table-cell>
          <table:table-cell table:style-name="ce24" table:formula="of:=6*[.$D89]" office:value-type="float" office:value="30" calcext:value-type="float">
            <text:p>3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89]+1" office:value-type="date" office:date-value="2022-02-04" calcext:value-type="date">
            <text:p>02/04/2022</text:p>
          </table:table-cell>
          <table:table-cell table:style-name="ce22" table:formula="of:=MIN([.$K$1];IF(MOD(ROW(); [.$G$1]) = 0; [.$B89] + 1; [.$B89]))" office:value-type="float" office:value="7" calcext:value-type="float">
            <text:p>7</text:p>
          </table:table-cell>
          <table:table-cell table:style-name="ce22" table:formula="of:=MIN([.$K$2];IF(MOD(ROW(); [.$G$2]) = 0; [.$C89] + 1; [.$C89]))" office:value-type="float" office:value="6" calcext:value-type="float">
            <text:p>6</text:p>
          </table:table-cell>
          <table:table-cell table:style-name="ce22" table:formula="of:=MIN([.$K$3];IF(MOD(ROW(); [.$G$3]) = 0; [.$D89] + 1; [.$D89]))" office:value-type="float" office:value="5" calcext:value-type="float">
            <text:p>5</text:p>
          </table:table-cell>
          <table:table-cell table:style-name="ce24" table:formula="of:=6*[.$D90]" office:value-type="float" office:value="30" calcext:value-type="float">
            <text:p>3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90]+1" office:value-type="date" office:date-value="2022-02-05" calcext:value-type="date">
            <text:p>02/05/2022</text:p>
          </table:table-cell>
          <table:table-cell table:style-name="ce22" table:formula="of:=MIN([.$K$1];IF(MOD(ROW(); [.$G$1]) = 0; [.$B90] + 1; [.$B90]))" office:value-type="float" office:value="7" calcext:value-type="float">
            <text:p>7</text:p>
          </table:table-cell>
          <table:table-cell table:style-name="ce22" table:formula="of:=MIN([.$K$2];IF(MOD(ROW(); [.$G$2]) = 0; [.$C90] + 1; [.$C90]))" office:value-type="float" office:value="6" calcext:value-type="float">
            <text:p>6</text:p>
          </table:table-cell>
          <table:table-cell table:style-name="ce22" table:formula="of:=MIN([.$K$3];IF(MOD(ROW(); [.$G$3]) = 0; [.$D90] + 1; [.$D90]))" office:value-type="float" office:value="5" calcext:value-type="float">
            <text:p>5</text:p>
          </table:table-cell>
          <table:table-cell table:style-name="ce24" table:formula="of:=6*[.$D91]" office:value-type="float" office:value="30" calcext:value-type="float">
            <text:p>3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91]+1" office:value-type="date" office:date-value="2022-02-06" calcext:value-type="date">
            <text:p>02/06/2022</text:p>
          </table:table-cell>
          <table:table-cell table:style-name="ce22" table:formula="of:=MIN([.$K$1];IF(MOD(ROW(); [.$G$1]) = 0; [.$B91] + 1; [.$B91]))" office:value-type="float" office:value="7" calcext:value-type="float">
            <text:p>7</text:p>
          </table:table-cell>
          <table:table-cell table:style-name="ce22" table:formula="of:=MIN([.$K$2];IF(MOD(ROW(); [.$G$2]) = 0; [.$C91] + 1; [.$C91]))" office:value-type="float" office:value="6" calcext:value-type="float">
            <text:p>6</text:p>
          </table:table-cell>
          <table:table-cell table:style-name="ce22" table:formula="of:=MIN([.$K$3];IF(MOD(ROW(); [.$G$3]) = 0; [.$D91] + 1; [.$D91]))" office:value-type="float" office:value="5" calcext:value-type="float">
            <text:p>5</text:p>
          </table:table-cell>
          <table:table-cell table:style-name="ce24" table:formula="of:=6*[.$D92]" office:value-type="float" office:value="30" calcext:value-type="float">
            <text:p>3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92]+1" office:value-type="date" office:date-value="2022-02-07" calcext:value-type="date">
            <text:p>02/07/2022</text:p>
          </table:table-cell>
          <table:table-cell table:style-name="ce22" table:formula="of:=MIN([.$K$1];IF(MOD(ROW(); [.$G$1]) = 0; [.$B92] + 1; [.$B92]))" office:value-type="float" office:value="7" calcext:value-type="float">
            <text:p>7</text:p>
          </table:table-cell>
          <table:table-cell table:style-name="ce22" table:formula="of:=MIN([.$K$2];IF(MOD(ROW(); [.$G$2]) = 0; [.$C92] + 1; [.$C92]))" office:value-type="float" office:value="6" calcext:value-type="float">
            <text:p>6</text:p>
          </table:table-cell>
          <table:table-cell table:style-name="ce22" table:formula="of:=MIN([.$K$3];IF(MOD(ROW(); [.$G$3]) = 0; [.$D92] + 1; [.$D92]))" office:value-type="float" office:value="5" calcext:value-type="float">
            <text:p>5</text:p>
          </table:table-cell>
          <table:table-cell table:style-name="ce24" table:formula="of:=6*[.$D93]" office:value-type="float" office:value="30" calcext:value-type="float">
            <text:p>3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93]+1" office:value-type="date" office:date-value="2022-02-08" calcext:value-type="date">
            <text:p>02/08/2022</text:p>
          </table:table-cell>
          <table:table-cell table:style-name="ce22" table:formula="of:=MIN([.$K$1];IF(MOD(ROW(); [.$G$1]) = 0; [.$B93] + 1; [.$B93]))" office:value-type="float" office:value="7" calcext:value-type="float">
            <text:p>7</text:p>
          </table:table-cell>
          <table:table-cell table:style-name="ce22" table:formula="of:=MIN([.$K$2];IF(MOD(ROW(); [.$G$2]) = 0; [.$C93] + 1; [.$C93]))" office:value-type="float" office:value="6" calcext:value-type="float">
            <text:p>6</text:p>
          </table:table-cell>
          <table:table-cell table:style-name="ce22" table:formula="of:=MIN([.$K$3];IF(MOD(ROW(); [.$G$3]) = 0; [.$D93] + 1; [.$D93]))" office:value-type="float" office:value="5" calcext:value-type="float">
            <text:p>5</text:p>
          </table:table-cell>
          <table:table-cell table:style-name="ce24" table:formula="of:=6*[.$D94]" office:value-type="float" office:value="30" calcext:value-type="float">
            <text:p>3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94]+1" office:value-type="date" office:date-value="2022-02-09" calcext:value-type="date">
            <text:p>02/09/2022</text:p>
          </table:table-cell>
          <table:table-cell table:style-name="ce22" table:formula="of:=MIN([.$K$1];IF(MOD(ROW(); [.$G$1]) = 0; [.$B94] + 1; [.$B94]))" office:value-type="float" office:value="7" calcext:value-type="float">
            <text:p>7</text:p>
          </table:table-cell>
          <table:table-cell table:style-name="ce22" table:formula="of:=MIN([.$K$2];IF(MOD(ROW(); [.$G$2]) = 0; [.$C94] + 1; [.$C94]))" office:value-type="float" office:value="6" calcext:value-type="float">
            <text:p>6</text:p>
          </table:table-cell>
          <table:table-cell table:style-name="ce22" table:formula="of:=MIN([.$K$3];IF(MOD(ROW(); [.$G$3]) = 0; [.$D94] + 1; [.$D94]))" office:value-type="float" office:value="5" calcext:value-type="float">
            <text:p>5</text:p>
          </table:table-cell>
          <table:table-cell table:style-name="ce24" table:formula="of:=6*[.$D95]" office:value-type="float" office:value="30" calcext:value-type="float">
            <text:p>3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95]+1" office:value-type="date" office:date-value="2022-02-10" calcext:value-type="date">
            <text:p>02/10/2022</text:p>
          </table:table-cell>
          <table:table-cell table:style-name="ce22" table:formula="of:=MIN([.$K$1];IF(MOD(ROW(); [.$G$1]) = 0; [.$B95] + 1; [.$B95]))" office:value-type="float" office:value="7" calcext:value-type="float">
            <text:p>7</text:p>
          </table:table-cell>
          <table:table-cell table:style-name="ce22" table:formula="of:=MIN([.$K$2];IF(MOD(ROW(); [.$G$2]) = 0; [.$C95] + 1; [.$C95]))" office:value-type="float" office:value="6" calcext:value-type="float">
            <text:p>6</text:p>
          </table:table-cell>
          <table:table-cell table:style-name="ce22" table:formula="of:=MIN([.$K$3];IF(MOD(ROW(); [.$G$3]) = 0; [.$D95] + 1; [.$D95]))" office:value-type="float" office:value="5" calcext:value-type="float">
            <text:p>5</text:p>
          </table:table-cell>
          <table:table-cell table:style-name="ce24" table:formula="of:=6*[.$D96]" office:value-type="float" office:value="30" calcext:value-type="float">
            <text:p>3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96]+1" office:value-type="date" office:date-value="2022-02-11" calcext:value-type="date">
            <text:p>02/11/2022</text:p>
          </table:table-cell>
          <table:table-cell table:style-name="ce22" table:formula="of:=MIN([.$K$1];IF(MOD(ROW(); [.$G$1]) = 0; [.$B96] + 1; [.$B96]))" office:value-type="float" office:value="7" calcext:value-type="float">
            <text:p>7</text:p>
          </table:table-cell>
          <table:table-cell table:style-name="ce22" table:formula="of:=MIN([.$K$2];IF(MOD(ROW(); [.$G$2]) = 0; [.$C96] + 1; [.$C96]))" office:value-type="float" office:value="6" calcext:value-type="float">
            <text:p>6</text:p>
          </table:table-cell>
          <table:table-cell table:style-name="ce22" table:formula="of:=MIN([.$K$3];IF(MOD(ROW(); [.$G$3]) = 0; [.$D96] + 1; [.$D96]))" office:value-type="float" office:value="5" calcext:value-type="float">
            <text:p>5</text:p>
          </table:table-cell>
          <table:table-cell table:style-name="ce24" table:formula="of:=6*[.$D97]" office:value-type="float" office:value="30" calcext:value-type="float">
            <text:p>3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97]+1" office:value-type="date" office:date-value="2022-02-12" calcext:value-type="date">
            <text:p>02/12/2022</text:p>
          </table:table-cell>
          <table:table-cell table:style-name="ce22" table:formula="of:=MIN([.$K$1];IF(MOD(ROW(); [.$G$1]) = 0; [.$B97] + 1; [.$B97]))" office:value-type="float" office:value="7" calcext:value-type="float">
            <text:p>7</text:p>
          </table:table-cell>
          <table:table-cell table:style-name="ce22" table:formula="of:=MIN([.$K$2];IF(MOD(ROW(); [.$G$2]) = 0; [.$C97] + 1; [.$C97]))" office:value-type="float" office:value="6" calcext:value-type="float">
            <text:p>6</text:p>
          </table:table-cell>
          <table:table-cell table:style-name="ce22" table:formula="of:=MIN([.$K$3];IF(MOD(ROW(); [.$G$3]) = 0; [.$D97] + 1; [.$D97]))" office:value-type="float" office:value="5" calcext:value-type="float">
            <text:p>5</text:p>
          </table:table-cell>
          <table:table-cell table:style-name="ce24" table:formula="of:=6*[.$D98]" office:value-type="float" office:value="30" calcext:value-type="float">
            <text:p>3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98]+1" office:value-type="date" office:date-value="2022-02-13" calcext:value-type="date">
            <text:p>02/13/2022</text:p>
          </table:table-cell>
          <table:table-cell table:style-name="ce22" table:formula="of:=MIN([.$K$1];IF(MOD(ROW(); [.$G$1]) = 0; [.$B98] + 1; [.$B98]))" office:value-type="float" office:value="7" calcext:value-type="float">
            <text:p>7</text:p>
          </table:table-cell>
          <table:table-cell table:style-name="ce22" table:formula="of:=MIN([.$K$2];IF(MOD(ROW(); [.$G$2]) = 0; [.$C98] + 1; [.$C98]))" office:value-type="float" office:value="6" calcext:value-type="float">
            <text:p>6</text:p>
          </table:table-cell>
          <table:table-cell table:style-name="ce22" table:formula="of:=MIN([.$K$3];IF(MOD(ROW(); [.$G$3]) = 0; [.$D98] + 1; [.$D98]))" office:value-type="float" office:value="5" calcext:value-type="float">
            <text:p>5</text:p>
          </table:table-cell>
          <table:table-cell table:style-name="ce24" table:formula="of:=6*[.$D99]" office:value-type="float" office:value="30" calcext:value-type="float">
            <text:p>3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99]+1" office:value-type="date" office:date-value="2022-02-14" calcext:value-type="date">
            <text:p>02/14/2022</text:p>
          </table:table-cell>
          <table:table-cell table:style-name="ce22" table:formula="of:=MIN([.$K$1];IF(MOD(ROW(); [.$G$1]) = 0; [.$B99] + 1; [.$B99]))" office:value-type="float" office:value="7" calcext:value-type="float">
            <text:p>7</text:p>
          </table:table-cell>
          <table:table-cell table:style-name="ce22" table:formula="of:=MIN([.$K$2];IF(MOD(ROW(); [.$G$2]) = 0; [.$C99] + 1; [.$C99]))" office:value-type="float" office:value="6" calcext:value-type="float">
            <text:p>6</text:p>
          </table:table-cell>
          <table:table-cell table:style-name="ce22" table:formula="of:=MIN([.$K$3];IF(MOD(ROW(); [.$G$3]) = 0; [.$D99] + 1; [.$D99]))" office:value-type="float" office:value="5" calcext:value-type="float">
            <text:p>5</text:p>
          </table:table-cell>
          <table:table-cell table:style-name="ce24" table:formula="of:=6*[.$D100]" office:value-type="float" office:value="30" calcext:value-type="float">
            <text:p>3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00]+1" office:value-type="date" office:date-value="2022-02-15" calcext:value-type="date">
            <text:p>02/15/2022</text:p>
          </table:table-cell>
          <table:table-cell table:style-name="ce22" table:formula="of:=MIN([.$K$1];IF(MOD(ROW(); [.$G$1]) = 0; [.$B100] + 1; [.$B100]))" office:value-type="float" office:value="7" calcext:value-type="float">
            <text:p>7</text:p>
          </table:table-cell>
          <table:table-cell table:style-name="ce22" table:formula="of:=MIN([.$K$2];IF(MOD(ROW(); [.$G$2]) = 0; [.$C100] + 1; [.$C100]))" office:value-type="float" office:value="6" calcext:value-type="float">
            <text:p>6</text:p>
          </table:table-cell>
          <table:table-cell table:style-name="ce22" table:formula="of:=MIN([.$K$3];IF(MOD(ROW(); [.$G$3]) = 0; [.$D100] + 1; [.$D100]))" office:value-type="float" office:value="5" calcext:value-type="float">
            <text:p>5</text:p>
          </table:table-cell>
          <table:table-cell table:style-name="ce24" table:formula="of:=6*[.$D101]" office:value-type="float" office:value="30" calcext:value-type="float">
            <text:p>3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01]+1" office:value-type="date" office:date-value="2022-02-16" calcext:value-type="date">
            <text:p>02/16/2022</text:p>
          </table:table-cell>
          <table:table-cell table:style-name="ce22" table:formula="of:=MIN([.$K$1];IF(MOD(ROW(); [.$G$1]) = 0; [.$B101] + 1; [.$B101]))" office:value-type="float" office:value="7" calcext:value-type="float">
            <text:p>7</text:p>
          </table:table-cell>
          <table:table-cell table:style-name="ce22" table:formula="of:=MIN([.$K$2];IF(MOD(ROW(); [.$G$2]) = 0; [.$C101] + 1; [.$C101]))" office:value-type="float" office:value="6" calcext:value-type="float">
            <text:p>6</text:p>
          </table:table-cell>
          <table:table-cell table:style-name="ce22" table:formula="of:=MIN([.$K$3];IF(MOD(ROW(); [.$G$3]) = 0; [.$D101] + 1; [.$D101]))" office:value-type="float" office:value="5" calcext:value-type="float">
            <text:p>5</text:p>
          </table:table-cell>
          <table:table-cell table:style-name="ce24" table:formula="of:=6*[.$D102]" office:value-type="float" office:value="30" calcext:value-type="float">
            <text:p>3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02]+1" office:value-type="date" office:date-value="2022-02-17" calcext:value-type="date">
            <text:p>02/17/2022</text:p>
          </table:table-cell>
          <table:table-cell table:style-name="ce22" table:formula="of:=MIN([.$K$1];IF(MOD(ROW(); [.$G$1]) = 0; [.$B102] + 1; [.$B102]))" office:value-type="float" office:value="7" calcext:value-type="float">
            <text:p>7</text:p>
          </table:table-cell>
          <table:table-cell table:style-name="ce22" table:formula="of:=MIN([.$K$2];IF(MOD(ROW(); [.$G$2]) = 0; [.$C102] + 1; [.$C102]))" office:value-type="float" office:value="6" calcext:value-type="float">
            <text:p>6</text:p>
          </table:table-cell>
          <table:table-cell table:style-name="ce22" table:formula="of:=MIN([.$K$3];IF(MOD(ROW(); [.$G$3]) = 0; [.$D102] + 1; [.$D102]))" office:value-type="float" office:value="5" calcext:value-type="float">
            <text:p>5</text:p>
          </table:table-cell>
          <table:table-cell table:style-name="ce24" table:formula="of:=6*[.$D103]" office:value-type="float" office:value="30" calcext:value-type="float">
            <text:p>3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03]+1" office:value-type="date" office:date-value="2022-02-18" calcext:value-type="date">
            <text:p>02/18/2022</text:p>
          </table:table-cell>
          <table:table-cell table:style-name="ce22" table:formula="of:=MIN([.$K$1];IF(MOD(ROW(); [.$G$1]) = 0; [.$B103] + 1; [.$B103]))" office:value-type="float" office:value="7" calcext:value-type="float">
            <text:p>7</text:p>
          </table:table-cell>
          <table:table-cell table:style-name="ce22" table:formula="of:=MIN([.$K$2];IF(MOD(ROW(); [.$G$2]) = 0; [.$C103] + 1; [.$C103]))" office:value-type="float" office:value="6" calcext:value-type="float">
            <text:p>6</text:p>
          </table:table-cell>
          <table:table-cell table:style-name="ce22" table:formula="of:=MIN([.$K$3];IF(MOD(ROW(); [.$G$3]) = 0; [.$D103] + 1; [.$D103]))" office:value-type="float" office:value="5" calcext:value-type="float">
            <text:p>5</text:p>
          </table:table-cell>
          <table:table-cell table:style-name="ce24" table:formula="of:=6*[.$D104]" office:value-type="float" office:value="30" calcext:value-type="float">
            <text:p>3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04]+1" office:value-type="date" office:date-value="2022-02-19" calcext:value-type="date">
            <text:p>02/19/2022</text:p>
          </table:table-cell>
          <table:table-cell table:style-name="ce22" table:formula="of:=MIN([.$K$1];IF(MOD(ROW(); [.$G$1]) = 0; [.$B104] + 1; [.$B104]))" office:value-type="float" office:value="7" calcext:value-type="float">
            <text:p>7</text:p>
          </table:table-cell>
          <table:table-cell table:style-name="ce22" table:formula="of:=MIN([.$K$2];IF(MOD(ROW(); [.$G$2]) = 0; [.$C104] + 1; [.$C104]))" office:value-type="float" office:value="6" calcext:value-type="float">
            <text:p>6</text:p>
          </table:table-cell>
          <table:table-cell table:style-name="ce22" table:formula="of:=MIN([.$K$3];IF(MOD(ROW(); [.$G$3]) = 0; [.$D104] + 1; [.$D104]))" office:value-type="float" office:value="5" calcext:value-type="float">
            <text:p>5</text:p>
          </table:table-cell>
          <table:table-cell table:style-name="ce24" table:formula="of:=6*[.$D105]" office:value-type="float" office:value="30" calcext:value-type="float">
            <text:p>3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05]+1" office:value-type="date" office:date-value="2022-02-20" calcext:value-type="date">
            <text:p>02/20/2022</text:p>
          </table:table-cell>
          <table:table-cell table:style-name="ce22" table:formula="of:=MIN([.$K$1];IF(MOD(ROW(); [.$G$1]) = 0; [.$B105] + 1; [.$B105]))" office:value-type="float" office:value="7" calcext:value-type="float">
            <text:p>7</text:p>
          </table:table-cell>
          <table:table-cell table:style-name="ce22" table:formula="of:=MIN([.$K$2];IF(MOD(ROW(); [.$G$2]) = 0; [.$C105] + 1; [.$C105]))" office:value-type="float" office:value="6" calcext:value-type="float">
            <text:p>6</text:p>
          </table:table-cell>
          <table:table-cell table:style-name="ce22" table:formula="of:=MIN([.$K$3];IF(MOD(ROW(); [.$G$3]) = 0; [.$D105] + 1; [.$D105]))" office:value-type="float" office:value="5" calcext:value-type="float">
            <text:p>5</text:p>
          </table:table-cell>
          <table:table-cell table:style-name="ce24" table:formula="of:=6*[.$D106]" office:value-type="float" office:value="30" calcext:value-type="float">
            <text:p>3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06]+1" office:value-type="date" office:date-value="2022-02-21" calcext:value-type="date">
            <text:p>02/21/2022</text:p>
          </table:table-cell>
          <table:table-cell table:style-name="ce22" table:formula="of:=MIN([.$K$1];IF(MOD(ROW(); [.$G$1]) = 0; [.$B106] + 1; [.$B106]))" office:value-type="float" office:value="7" calcext:value-type="float">
            <text:p>7</text:p>
          </table:table-cell>
          <table:table-cell table:style-name="ce22" table:formula="of:=MIN([.$K$2];IF(MOD(ROW(); [.$G$2]) = 0; [.$C106] + 1; [.$C106]))" office:value-type="float" office:value="6" calcext:value-type="float">
            <text:p>6</text:p>
          </table:table-cell>
          <table:table-cell table:style-name="ce22" table:formula="of:=MIN([.$K$3];IF(MOD(ROW(); [.$G$3]) = 0; [.$D106] + 1; [.$D106]))" office:value-type="float" office:value="5" calcext:value-type="float">
            <text:p>5</text:p>
          </table:table-cell>
          <table:table-cell table:style-name="ce24" table:formula="of:=6*[.$D107]" office:value-type="float" office:value="30" calcext:value-type="float">
            <text:p>3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07]+1" office:value-type="date" office:date-value="2022-02-22" calcext:value-type="date">
            <text:p>02/22/2022</text:p>
          </table:table-cell>
          <table:table-cell table:style-name="ce22" table:formula="of:=MIN([.$K$1];IF(MOD(ROW(); [.$G$1]) = 0; [.$B107] + 1; [.$B107]))" office:value-type="float" office:value="7" calcext:value-type="float">
            <text:p>7</text:p>
          </table:table-cell>
          <table:table-cell table:style-name="ce22" table:formula="of:=MIN([.$K$2];IF(MOD(ROW(); [.$G$2]) = 0; [.$C107] + 1; [.$C107]))" office:value-type="float" office:value="6" calcext:value-type="float">
            <text:p>6</text:p>
          </table:table-cell>
          <table:table-cell table:style-name="ce22" table:formula="of:=MIN([.$K$3];IF(MOD(ROW(); [.$G$3]) = 0; [.$D107] + 1; [.$D107]))" office:value-type="float" office:value="5" calcext:value-type="float">
            <text:p>5</text:p>
          </table:table-cell>
          <table:table-cell table:style-name="ce24" table:formula="of:=6*[.$D108]" office:value-type="float" office:value="30" calcext:value-type="float">
            <text:p>3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08]+1" office:value-type="date" office:date-value="2022-02-23" calcext:value-type="date">
            <text:p>02/23/2022</text:p>
          </table:table-cell>
          <table:table-cell table:style-name="ce22" table:formula="of:=MIN([.$K$1];IF(MOD(ROW(); [.$G$1]) = 0; [.$B108] + 1; [.$B108]))" office:value-type="float" office:value="7" calcext:value-type="float">
            <text:p>7</text:p>
          </table:table-cell>
          <table:table-cell table:style-name="ce22" table:formula="of:=MIN([.$K$2];IF(MOD(ROW(); [.$G$2]) = 0; [.$C108] + 1; [.$C108]))" office:value-type="float" office:value="6" calcext:value-type="float">
            <text:p>6</text:p>
          </table:table-cell>
          <table:table-cell table:style-name="ce22" table:formula="of:=MIN([.$K$3];IF(MOD(ROW(); [.$G$3]) = 0; [.$D108] + 1; [.$D108]))" office:value-type="float" office:value="5" calcext:value-type="float">
            <text:p>5</text:p>
          </table:table-cell>
          <table:table-cell table:style-name="ce24" table:formula="of:=6*[.$D109]" office:value-type="float" office:value="30" calcext:value-type="float">
            <text:p>3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09]+1" office:value-type="date" office:date-value="2022-02-24" calcext:value-type="date">
            <text:p>02/24/2022</text:p>
          </table:table-cell>
          <table:table-cell table:style-name="ce22" table:formula="of:=MIN([.$K$1];IF(MOD(ROW(); [.$G$1]) = 0; [.$B109] + 1; [.$B109]))" office:value-type="float" office:value="7" calcext:value-type="float">
            <text:p>7</text:p>
          </table:table-cell>
          <table:table-cell table:style-name="ce22" table:formula="of:=MIN([.$K$2];IF(MOD(ROW(); [.$G$2]) = 0; [.$C109] + 1; [.$C109]))" office:value-type="float" office:value="6" calcext:value-type="float">
            <text:p>6</text:p>
          </table:table-cell>
          <table:table-cell table:style-name="ce22" table:formula="of:=MIN([.$K$3];IF(MOD(ROW(); [.$G$3]) = 0; [.$D109] + 1; [.$D109]))" office:value-type="float" office:value="5" calcext:value-type="float">
            <text:p>5</text:p>
          </table:table-cell>
          <table:table-cell table:style-name="ce24" table:formula="of:=6*[.$D110]" office:value-type="float" office:value="30" calcext:value-type="float">
            <text:p>3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10]+1" office:value-type="date" office:date-value="2022-02-25" calcext:value-type="date">
            <text:p>02/25/2022</text:p>
          </table:table-cell>
          <table:table-cell table:style-name="ce22" table:formula="of:=MIN([.$K$1];IF(MOD(ROW(); [.$G$1]) = 0; [.$B110] + 1; [.$B110]))" office:value-type="float" office:value="7" calcext:value-type="float">
            <text:p>7</text:p>
          </table:table-cell>
          <table:table-cell table:style-name="ce22" table:formula="of:=MIN([.$K$2];IF(MOD(ROW(); [.$G$2]) = 0; [.$C110] + 1; [.$C110]))" office:value-type="float" office:value="6" calcext:value-type="float">
            <text:p>6</text:p>
          </table:table-cell>
          <table:table-cell table:style-name="ce22" table:formula="of:=MIN([.$K$3];IF(MOD(ROW(); [.$G$3]) = 0; [.$D110] + 1; [.$D110]))" office:value-type="float" office:value="5" calcext:value-type="float">
            <text:p>5</text:p>
          </table:table-cell>
          <table:table-cell table:style-name="ce24" table:formula="of:=6*[.$D111]" office:value-type="float" office:value="30" calcext:value-type="float">
            <text:p>3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11]+1" office:value-type="date" office:date-value="2022-02-26" calcext:value-type="date">
            <text:p>02/26/2022</text:p>
          </table:table-cell>
          <table:table-cell table:style-name="ce22" table:formula="of:=MIN([.$K$1];IF(MOD(ROW(); [.$G$1]) = 0; [.$B111] + 1; [.$B111]))" office:value-type="float" office:value="8" calcext:value-type="float">
            <text:p>8</text:p>
          </table:table-cell>
          <table:table-cell table:style-name="ce22" table:formula="of:=MIN([.$K$2];IF(MOD(ROW(); [.$G$2]) = 0; [.$C111] + 1; [.$C111]))" office:value-type="float" office:value="7" calcext:value-type="float">
            <text:p>7</text:p>
          </table:table-cell>
          <table:table-cell table:style-name="ce22" table:formula="of:=MIN([.$K$3];IF(MOD(ROW(); [.$G$3]) = 0; [.$D111] + 1; [.$D111]))" office:value-type="float" office:value="6" calcext:value-type="float">
            <text:p>6</text:p>
          </table:table-cell>
          <table:table-cell table:style-name="ce24" table:formula="of:=6*[.$D112]" office:value-type="float" office:value="36" calcext:value-type="float">
            <text:p>36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12]+1" office:value-type="date" office:date-value="2022-02-27" calcext:value-type="date">
            <text:p>02/27/2022</text:p>
          </table:table-cell>
          <table:table-cell table:style-name="ce22" table:formula="of:=MIN([.$K$1];IF(MOD(ROW(); [.$G$1]) = 0; [.$B112] + 1; [.$B112]))" office:value-type="float" office:value="8" calcext:value-type="float">
            <text:p>8</text:p>
          </table:table-cell>
          <table:table-cell table:style-name="ce22" table:formula="of:=MIN([.$K$2];IF(MOD(ROW(); [.$G$2]) = 0; [.$C112] + 1; [.$C112]))" office:value-type="float" office:value="7" calcext:value-type="float">
            <text:p>7</text:p>
          </table:table-cell>
          <table:table-cell table:style-name="ce22" table:formula="of:=MIN([.$K$3];IF(MOD(ROW(); [.$G$3]) = 0; [.$D112] + 1; [.$D112]))" office:value-type="float" office:value="6" calcext:value-type="float">
            <text:p>6</text:p>
          </table:table-cell>
          <table:table-cell table:style-name="ce24" table:formula="of:=6*[.$D113]" office:value-type="float" office:value="36" calcext:value-type="float">
            <text:p>36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13]+1" office:value-type="date" office:date-value="2022-02-28" calcext:value-type="date">
            <text:p>02/28/2022</text:p>
          </table:table-cell>
          <table:table-cell table:style-name="ce22" table:formula="of:=MIN([.$K$1];IF(MOD(ROW(); [.$G$1]) = 0; [.$B113] + 1; [.$B113]))" office:value-type="float" office:value="8" calcext:value-type="float">
            <text:p>8</text:p>
          </table:table-cell>
          <table:table-cell table:style-name="ce22" table:formula="of:=MIN([.$K$2];IF(MOD(ROW(); [.$G$2]) = 0; [.$C113] + 1; [.$C113]))" office:value-type="float" office:value="7" calcext:value-type="float">
            <text:p>7</text:p>
          </table:table-cell>
          <table:table-cell table:style-name="ce22" table:formula="of:=MIN([.$K$3];IF(MOD(ROW(); [.$G$3]) = 0; [.$D113] + 1; [.$D113]))" office:value-type="float" office:value="6" calcext:value-type="float">
            <text:p>6</text:p>
          </table:table-cell>
          <table:table-cell table:style-name="ce24" table:formula="of:=6*[.$D114]" office:value-type="float" office:value="36" calcext:value-type="float">
            <text:p>36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14]+1" office:value-type="date" office:date-value="2022-03-01" calcext:value-type="date">
            <text:p>03/01/2022</text:p>
          </table:table-cell>
          <table:table-cell table:style-name="ce22" table:formula="of:=MIN([.$K$1];IF(MOD(ROW(); [.$G$1]) = 0; [.$B114] + 1; [.$B114]))" office:value-type="float" office:value="8" calcext:value-type="float">
            <text:p>8</text:p>
          </table:table-cell>
          <table:table-cell table:style-name="ce22" table:formula="of:=MIN([.$K$2];IF(MOD(ROW(); [.$G$2]) = 0; [.$C114] + 1; [.$C114]))" office:value-type="float" office:value="7" calcext:value-type="float">
            <text:p>7</text:p>
          </table:table-cell>
          <table:table-cell table:style-name="ce22" table:formula="of:=MIN([.$K$3];IF(MOD(ROW(); [.$G$3]) = 0; [.$D114] + 1; [.$D114]))" office:value-type="float" office:value="6" calcext:value-type="float">
            <text:p>6</text:p>
          </table:table-cell>
          <table:table-cell table:style-name="ce24" table:formula="of:=6*[.$D115]" office:value-type="float" office:value="36" calcext:value-type="float">
            <text:p>36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15]+1" office:value-type="date" office:date-value="2022-03-02" calcext:value-type="date">
            <text:p>03/02/2022</text:p>
          </table:table-cell>
          <table:table-cell table:style-name="ce22" table:formula="of:=MIN([.$K$1];IF(MOD(ROW(); [.$G$1]) = 0; [.$B115] + 1; [.$B115]))" office:value-type="float" office:value="8" calcext:value-type="float">
            <text:p>8</text:p>
          </table:table-cell>
          <table:table-cell table:style-name="ce22" table:formula="of:=MIN([.$K$2];IF(MOD(ROW(); [.$G$2]) = 0; [.$C115] + 1; [.$C115]))" office:value-type="float" office:value="7" calcext:value-type="float">
            <text:p>7</text:p>
          </table:table-cell>
          <table:table-cell table:style-name="ce22" table:formula="of:=MIN([.$K$3];IF(MOD(ROW(); [.$G$3]) = 0; [.$D115] + 1; [.$D115]))" office:value-type="float" office:value="6" calcext:value-type="float">
            <text:p>6</text:p>
          </table:table-cell>
          <table:table-cell table:style-name="ce24" table:formula="of:=6*[.$D116]" office:value-type="float" office:value="36" calcext:value-type="float">
            <text:p>36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16]+1" office:value-type="date" office:date-value="2022-03-03" calcext:value-type="date">
            <text:p>03/03/2022</text:p>
          </table:table-cell>
          <table:table-cell table:style-name="ce22" table:formula="of:=MIN([.$K$1];IF(MOD(ROW(); [.$G$1]) = 0; [.$B116] + 1; [.$B116]))" office:value-type="float" office:value="8" calcext:value-type="float">
            <text:p>8</text:p>
          </table:table-cell>
          <table:table-cell table:style-name="ce22" table:formula="of:=MIN([.$K$2];IF(MOD(ROW(); [.$G$2]) = 0; [.$C116] + 1; [.$C116]))" office:value-type="float" office:value="7" calcext:value-type="float">
            <text:p>7</text:p>
          </table:table-cell>
          <table:table-cell table:style-name="ce22" table:formula="of:=MIN([.$K$3];IF(MOD(ROW(); [.$G$3]) = 0; [.$D116] + 1; [.$D116]))" office:value-type="float" office:value="6" calcext:value-type="float">
            <text:p>6</text:p>
          </table:table-cell>
          <table:table-cell table:style-name="ce24" table:formula="of:=6*[.$D117]" office:value-type="float" office:value="36" calcext:value-type="float">
            <text:p>36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17]+1" office:value-type="date" office:date-value="2022-03-04" calcext:value-type="date">
            <text:p>03/04/2022</text:p>
          </table:table-cell>
          <table:table-cell table:style-name="ce22" table:formula="of:=MIN([.$K$1];IF(MOD(ROW(); [.$G$1]) = 0; [.$B117] + 1; [.$B117]))" office:value-type="float" office:value="8" calcext:value-type="float">
            <text:p>8</text:p>
          </table:table-cell>
          <table:table-cell table:style-name="ce22" table:formula="of:=MIN([.$K$2];IF(MOD(ROW(); [.$G$2]) = 0; [.$C117] + 1; [.$C117]))" office:value-type="float" office:value="7" calcext:value-type="float">
            <text:p>7</text:p>
          </table:table-cell>
          <table:table-cell table:style-name="ce22" table:formula="of:=MIN([.$K$3];IF(MOD(ROW(); [.$G$3]) = 0; [.$D117] + 1; [.$D117]))" office:value-type="float" office:value="6" calcext:value-type="float">
            <text:p>6</text:p>
          </table:table-cell>
          <table:table-cell table:style-name="ce24" table:formula="of:=6*[.$D118]" office:value-type="float" office:value="36" calcext:value-type="float">
            <text:p>36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18]+1" office:value-type="date" office:date-value="2022-03-05" calcext:value-type="date">
            <text:p>03/05/2022</text:p>
          </table:table-cell>
          <table:table-cell table:style-name="ce22" table:formula="of:=MIN([.$K$1];IF(MOD(ROW(); [.$G$1]) = 0; [.$B118] + 1; [.$B118]))" office:value-type="float" office:value="8" calcext:value-type="float">
            <text:p>8</text:p>
          </table:table-cell>
          <table:table-cell table:style-name="ce22" table:formula="of:=MIN([.$K$2];IF(MOD(ROW(); [.$G$2]) = 0; [.$C118] + 1; [.$C118]))" office:value-type="float" office:value="7" calcext:value-type="float">
            <text:p>7</text:p>
          </table:table-cell>
          <table:table-cell table:style-name="ce22" table:formula="of:=MIN([.$K$3];IF(MOD(ROW(); [.$G$3]) = 0; [.$D118] + 1; [.$D118]))" office:value-type="float" office:value="6" calcext:value-type="float">
            <text:p>6</text:p>
          </table:table-cell>
          <table:table-cell table:style-name="ce24" table:formula="of:=6*[.$D119]" office:value-type="float" office:value="36" calcext:value-type="float">
            <text:p>36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19]+1" office:value-type="date" office:date-value="2022-03-06" calcext:value-type="date">
            <text:p>03/06/2022</text:p>
          </table:table-cell>
          <table:table-cell table:style-name="ce22" table:formula="of:=MIN([.$K$1];IF(MOD(ROW(); [.$G$1]) = 0; [.$B119] + 1; [.$B119]))" office:value-type="float" office:value="8" calcext:value-type="float">
            <text:p>8</text:p>
          </table:table-cell>
          <table:table-cell table:style-name="ce22" table:formula="of:=MIN([.$K$2];IF(MOD(ROW(); [.$G$2]) = 0; [.$C119] + 1; [.$C119]))" office:value-type="float" office:value="7" calcext:value-type="float">
            <text:p>7</text:p>
          </table:table-cell>
          <table:table-cell table:style-name="ce22" table:formula="of:=MIN([.$K$3];IF(MOD(ROW(); [.$G$3]) = 0; [.$D119] + 1; [.$D119]))" office:value-type="float" office:value="6" calcext:value-type="float">
            <text:p>6</text:p>
          </table:table-cell>
          <table:table-cell table:style-name="ce24" table:formula="of:=6*[.$D120]" office:value-type="float" office:value="36" calcext:value-type="float">
            <text:p>36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20]+1" office:value-type="date" office:date-value="2022-03-07" calcext:value-type="date">
            <text:p>03/07/2022</text:p>
          </table:table-cell>
          <table:table-cell table:style-name="ce22" table:formula="of:=MIN([.$K$1];IF(MOD(ROW(); [.$G$1]) = 0; [.$B120] + 1; [.$B120]))" office:value-type="float" office:value="8" calcext:value-type="float">
            <text:p>8</text:p>
          </table:table-cell>
          <table:table-cell table:style-name="ce22" table:formula="of:=MIN([.$K$2];IF(MOD(ROW(); [.$G$2]) = 0; [.$C120] + 1; [.$C120]))" office:value-type="float" office:value="7" calcext:value-type="float">
            <text:p>7</text:p>
          </table:table-cell>
          <table:table-cell table:style-name="ce22" table:formula="of:=MIN([.$K$3];IF(MOD(ROW(); [.$G$3]) = 0; [.$D120] + 1; [.$D120]))" office:value-type="float" office:value="6" calcext:value-type="float">
            <text:p>6</text:p>
          </table:table-cell>
          <table:table-cell table:style-name="ce24" table:formula="of:=6*[.$D121]" office:value-type="float" office:value="36" calcext:value-type="float">
            <text:p>36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21]+1" office:value-type="date" office:date-value="2022-03-08" calcext:value-type="date">
            <text:p>03/08/2022</text:p>
          </table:table-cell>
          <table:table-cell table:style-name="ce22" table:formula="of:=MIN([.$K$1];IF(MOD(ROW(); [.$G$1]) = 0; [.$B121] + 1; [.$B121]))" office:value-type="float" office:value="8" calcext:value-type="float">
            <text:p>8</text:p>
          </table:table-cell>
          <table:table-cell table:style-name="ce22" table:formula="of:=MIN([.$K$2];IF(MOD(ROW(); [.$G$2]) = 0; [.$C121] + 1; [.$C121]))" office:value-type="float" office:value="7" calcext:value-type="float">
            <text:p>7</text:p>
          </table:table-cell>
          <table:table-cell table:style-name="ce22" table:formula="of:=MIN([.$K$3];IF(MOD(ROW(); [.$G$3]) = 0; [.$D121] + 1; [.$D121]))" office:value-type="float" office:value="6" calcext:value-type="float">
            <text:p>6</text:p>
          </table:table-cell>
          <table:table-cell table:style-name="ce24" table:formula="of:=6*[.$D122]" office:value-type="float" office:value="36" calcext:value-type="float">
            <text:p>36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22]+1" office:value-type="date" office:date-value="2022-03-09" calcext:value-type="date">
            <text:p>03/09/2022</text:p>
          </table:table-cell>
          <table:table-cell table:style-name="ce22" table:formula="of:=MIN([.$K$1];IF(MOD(ROW(); [.$G$1]) = 0; [.$B122] + 1; [.$B122]))" office:value-type="float" office:value="8" calcext:value-type="float">
            <text:p>8</text:p>
          </table:table-cell>
          <table:table-cell table:style-name="ce22" table:formula="of:=MIN([.$K$2];IF(MOD(ROW(); [.$G$2]) = 0; [.$C122] + 1; [.$C122]))" office:value-type="float" office:value="7" calcext:value-type="float">
            <text:p>7</text:p>
          </table:table-cell>
          <table:table-cell table:style-name="ce22" table:formula="of:=MIN([.$K$3];IF(MOD(ROW(); [.$G$3]) = 0; [.$D122] + 1; [.$D122]))" office:value-type="float" office:value="6" calcext:value-type="float">
            <text:p>6</text:p>
          </table:table-cell>
          <table:table-cell table:style-name="ce24" table:formula="of:=6*[.$D123]" office:value-type="float" office:value="36" calcext:value-type="float">
            <text:p>36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23]+1" office:value-type="date" office:date-value="2022-03-10" calcext:value-type="date">
            <text:p>03/10/2022</text:p>
          </table:table-cell>
          <table:table-cell table:style-name="ce22" table:formula="of:=MIN([.$K$1];IF(MOD(ROW(); [.$G$1]) = 0; [.$B123] + 1; [.$B123]))" office:value-type="float" office:value="8" calcext:value-type="float">
            <text:p>8</text:p>
          </table:table-cell>
          <table:table-cell table:style-name="ce22" table:formula="of:=MIN([.$K$2];IF(MOD(ROW(); [.$G$2]) = 0; [.$C123] + 1; [.$C123]))" office:value-type="float" office:value="7" calcext:value-type="float">
            <text:p>7</text:p>
          </table:table-cell>
          <table:table-cell table:style-name="ce22" table:formula="of:=MIN([.$K$3];IF(MOD(ROW(); [.$G$3]) = 0; [.$D123] + 1; [.$D123]))" office:value-type="float" office:value="6" calcext:value-type="float">
            <text:p>6</text:p>
          </table:table-cell>
          <table:table-cell table:style-name="ce24" table:formula="of:=6*[.$D124]" office:value-type="float" office:value="36" calcext:value-type="float">
            <text:p>36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24]+1" office:value-type="date" office:date-value="2022-03-11" calcext:value-type="date">
            <text:p>03/11/2022</text:p>
          </table:table-cell>
          <table:table-cell table:style-name="ce22" table:formula="of:=MIN([.$K$1];IF(MOD(ROW(); [.$G$1]) = 0; [.$B124] + 1; [.$B124]))" office:value-type="float" office:value="8" calcext:value-type="float">
            <text:p>8</text:p>
          </table:table-cell>
          <table:table-cell table:style-name="ce22" table:formula="of:=MIN([.$K$2];IF(MOD(ROW(); [.$G$2]) = 0; [.$C124] + 1; [.$C124]))" office:value-type="float" office:value="7" calcext:value-type="float">
            <text:p>7</text:p>
          </table:table-cell>
          <table:table-cell table:style-name="ce22" table:formula="of:=MIN([.$K$3];IF(MOD(ROW(); [.$G$3]) = 0; [.$D124] + 1; [.$D124]))" office:value-type="float" office:value="6" calcext:value-type="float">
            <text:p>6</text:p>
          </table:table-cell>
          <table:table-cell table:style-name="ce24" table:formula="of:=6*[.$D125]" office:value-type="float" office:value="36" calcext:value-type="float">
            <text:p>36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25]+1" office:value-type="date" office:date-value="2022-03-12" calcext:value-type="date">
            <text:p>03/12/2022</text:p>
          </table:table-cell>
          <table:table-cell table:style-name="ce22" table:formula="of:=MIN([.$K$1];IF(MOD(ROW(); [.$G$1]) = 0; [.$B125] + 1; [.$B125]))" office:value-type="float" office:value="8" calcext:value-type="float">
            <text:p>8</text:p>
          </table:table-cell>
          <table:table-cell table:style-name="ce22" table:formula="of:=MIN([.$K$2];IF(MOD(ROW(); [.$G$2]) = 0; [.$C125] + 1; [.$C125]))" office:value-type="float" office:value="7" calcext:value-type="float">
            <text:p>7</text:p>
          </table:table-cell>
          <table:table-cell table:style-name="ce22" table:formula="of:=MIN([.$K$3];IF(MOD(ROW(); [.$G$3]) = 0; [.$D125] + 1; [.$D125]))" office:value-type="float" office:value="6" calcext:value-type="float">
            <text:p>6</text:p>
          </table:table-cell>
          <table:table-cell table:style-name="ce24" table:formula="of:=6*[.$D126]" office:value-type="float" office:value="36" calcext:value-type="float">
            <text:p>36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26]+1" office:value-type="date" office:date-value="2022-03-13" calcext:value-type="date">
            <text:p>03/13/2022</text:p>
          </table:table-cell>
          <table:table-cell table:style-name="ce22" table:formula="of:=MIN([.$K$1];IF(MOD(ROW(); [.$G$1]) = 0; [.$B126] + 1; [.$B126]))" office:value-type="float" office:value="8" calcext:value-type="float">
            <text:p>8</text:p>
          </table:table-cell>
          <table:table-cell table:style-name="ce22" table:formula="of:=MIN([.$K$2];IF(MOD(ROW(); [.$G$2]) = 0; [.$C126] + 1; [.$C126]))" office:value-type="float" office:value="7" calcext:value-type="float">
            <text:p>7</text:p>
          </table:table-cell>
          <table:table-cell table:style-name="ce22" table:formula="of:=MIN([.$K$3];IF(MOD(ROW(); [.$G$3]) = 0; [.$D126] + 1; [.$D126]))" office:value-type="float" office:value="6" calcext:value-type="float">
            <text:p>6</text:p>
          </table:table-cell>
          <table:table-cell table:style-name="ce24" table:formula="of:=6*[.$D127]" office:value-type="float" office:value="36" calcext:value-type="float">
            <text:p>36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27]+1" office:value-type="date" office:date-value="2022-03-14" calcext:value-type="date">
            <text:p>03/14/2022</text:p>
          </table:table-cell>
          <table:table-cell table:style-name="ce22" table:formula="of:=MIN([.$K$1];IF(MOD(ROW(); [.$G$1]) = 0; [.$B127] + 1; [.$B127]))" office:value-type="float" office:value="8" calcext:value-type="float">
            <text:p>8</text:p>
          </table:table-cell>
          <table:table-cell table:style-name="ce22" table:formula="of:=MIN([.$K$2];IF(MOD(ROW(); [.$G$2]) = 0; [.$C127] + 1; [.$C127]))" office:value-type="float" office:value="7" calcext:value-type="float">
            <text:p>7</text:p>
          </table:table-cell>
          <table:table-cell table:style-name="ce22" table:formula="of:=MIN([.$K$3];IF(MOD(ROW(); [.$G$3]) = 0; [.$D127] + 1; [.$D127]))" office:value-type="float" office:value="6" calcext:value-type="float">
            <text:p>6</text:p>
          </table:table-cell>
          <table:table-cell table:style-name="ce24" table:formula="of:=6*[.$D128]" office:value-type="float" office:value="36" calcext:value-type="float">
            <text:p>36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28]+1" office:value-type="date" office:date-value="2022-03-15" calcext:value-type="date">
            <text:p>03/15/2022</text:p>
          </table:table-cell>
          <table:table-cell table:style-name="ce22" table:formula="of:=MIN([.$K$1];IF(MOD(ROW(); [.$G$1]) = 0; [.$B128] + 1; [.$B128]))" office:value-type="float" office:value="8" calcext:value-type="float">
            <text:p>8</text:p>
          </table:table-cell>
          <table:table-cell table:style-name="ce22" table:formula="of:=MIN([.$K$2];IF(MOD(ROW(); [.$G$2]) = 0; [.$C128] + 1; [.$C128]))" office:value-type="float" office:value="7" calcext:value-type="float">
            <text:p>7</text:p>
          </table:table-cell>
          <table:table-cell table:style-name="ce22" table:formula="of:=MIN([.$K$3];IF(MOD(ROW(); [.$G$3]) = 0; [.$D128] + 1; [.$D128]))" office:value-type="float" office:value="6" calcext:value-type="float">
            <text:p>6</text:p>
          </table:table-cell>
          <table:table-cell table:style-name="ce24" table:formula="of:=6*[.$D129]" office:value-type="float" office:value="36" calcext:value-type="float">
            <text:p>36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29]+1" office:value-type="date" office:date-value="2022-03-16" calcext:value-type="date">
            <text:p>03/16/2022</text:p>
          </table:table-cell>
          <table:table-cell table:style-name="ce22" table:formula="of:=MIN([.$K$1];IF(MOD(ROW(); [.$G$1]) = 0; [.$B129] + 1; [.$B129]))" office:value-type="float" office:value="8" calcext:value-type="float">
            <text:p>8</text:p>
          </table:table-cell>
          <table:table-cell table:style-name="ce22" table:formula="of:=MIN([.$K$2];IF(MOD(ROW(); [.$G$2]) = 0; [.$C129] + 1; [.$C129]))" office:value-type="float" office:value="7" calcext:value-type="float">
            <text:p>7</text:p>
          </table:table-cell>
          <table:table-cell table:style-name="ce22" table:formula="of:=MIN([.$K$3];IF(MOD(ROW(); [.$G$3]) = 0; [.$D129] + 1; [.$D129]))" office:value-type="float" office:value="6" calcext:value-type="float">
            <text:p>6</text:p>
          </table:table-cell>
          <table:table-cell table:style-name="ce24" table:formula="of:=6*[.$D130]" office:value-type="float" office:value="36" calcext:value-type="float">
            <text:p>36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30]+1" office:value-type="date" office:date-value="2022-03-17" calcext:value-type="date">
            <text:p>03/17/2022</text:p>
          </table:table-cell>
          <table:table-cell table:style-name="ce22" table:formula="of:=MIN([.$K$1];IF(MOD(ROW(); [.$G$1]) = 0; [.$B130] + 1; [.$B130]))" office:value-type="float" office:value="8" calcext:value-type="float">
            <text:p>8</text:p>
          </table:table-cell>
          <table:table-cell table:style-name="ce22" table:formula="of:=MIN([.$K$2];IF(MOD(ROW(); [.$G$2]) = 0; [.$C130] + 1; [.$C130]))" office:value-type="float" office:value="7" calcext:value-type="float">
            <text:p>7</text:p>
          </table:table-cell>
          <table:table-cell table:style-name="ce22" table:formula="of:=MIN([.$K$3];IF(MOD(ROW(); [.$G$3]) = 0; [.$D130] + 1; [.$D130]))" office:value-type="float" office:value="6" calcext:value-type="float">
            <text:p>6</text:p>
          </table:table-cell>
          <table:table-cell table:style-name="ce24" table:formula="of:=6*[.$D131]" office:value-type="float" office:value="36" calcext:value-type="float">
            <text:p>36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31]+1" office:value-type="date" office:date-value="2022-03-18" calcext:value-type="date">
            <text:p>03/18/2022</text:p>
          </table:table-cell>
          <table:table-cell table:style-name="ce22" table:formula="of:=MIN([.$K$1];IF(MOD(ROW(); [.$G$1]) = 0; [.$B131] + 1; [.$B131]))" office:value-type="float" office:value="8" calcext:value-type="float">
            <text:p>8</text:p>
          </table:table-cell>
          <table:table-cell table:style-name="ce22" table:formula="of:=MIN([.$K$2];IF(MOD(ROW(); [.$G$2]) = 0; [.$C131] + 1; [.$C131]))" office:value-type="float" office:value="7" calcext:value-type="float">
            <text:p>7</text:p>
          </table:table-cell>
          <table:table-cell table:style-name="ce22" table:formula="of:=MIN([.$K$3];IF(MOD(ROW(); [.$G$3]) = 0; [.$D131] + 1; [.$D131]))" office:value-type="float" office:value="6" calcext:value-type="float">
            <text:p>6</text:p>
          </table:table-cell>
          <table:table-cell table:style-name="ce24" table:formula="of:=6*[.$D132]" office:value-type="float" office:value="36" calcext:value-type="float">
            <text:p>36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32]+1" office:value-type="date" office:date-value="2022-03-19" calcext:value-type="date">
            <text:p>03/19/2022</text:p>
          </table:table-cell>
          <table:table-cell table:style-name="ce22" table:formula="of:=MIN([.$K$1];IF(MOD(ROW(); [.$G$1]) = 0; [.$B132] + 1; [.$B132]))" office:value-type="float" office:value="8" calcext:value-type="float">
            <text:p>8</text:p>
          </table:table-cell>
          <table:table-cell table:style-name="ce22" table:formula="of:=MIN([.$K$2];IF(MOD(ROW(); [.$G$2]) = 0; [.$C132] + 1; [.$C132]))" office:value-type="float" office:value="7" calcext:value-type="float">
            <text:p>7</text:p>
          </table:table-cell>
          <table:table-cell table:style-name="ce22" table:formula="of:=MIN([.$K$3];IF(MOD(ROW(); [.$G$3]) = 0; [.$D132] + 1; [.$D132]))" office:value-type="float" office:value="6" calcext:value-type="float">
            <text:p>6</text:p>
          </table:table-cell>
          <table:table-cell table:style-name="ce24" table:formula="of:=6*[.$D133]" office:value-type="float" office:value="36" calcext:value-type="float">
            <text:p>36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33]+1" office:value-type="date" office:date-value="2022-03-20" calcext:value-type="date">
            <text:p>03/20/2022</text:p>
          </table:table-cell>
          <table:table-cell table:style-name="ce22" table:formula="of:=MIN([.$K$1];IF(MOD(ROW(); [.$G$1]) = 0; [.$B133] + 1; [.$B133]))" office:value-type="float" office:value="8" calcext:value-type="float">
            <text:p>8</text:p>
          </table:table-cell>
          <table:table-cell table:style-name="ce22" table:formula="of:=MIN([.$K$2];IF(MOD(ROW(); [.$G$2]) = 0; [.$C133] + 1; [.$C133]))" office:value-type="float" office:value="7" calcext:value-type="float">
            <text:p>7</text:p>
          </table:table-cell>
          <table:table-cell table:style-name="ce22" table:formula="of:=MIN([.$K$3];IF(MOD(ROW(); [.$G$3]) = 0; [.$D133] + 1; [.$D133]))" office:value-type="float" office:value="6" calcext:value-type="float">
            <text:p>6</text:p>
          </table:table-cell>
          <table:table-cell table:style-name="ce24" table:formula="of:=6*[.$D134]" office:value-type="float" office:value="36" calcext:value-type="float">
            <text:p>36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34]+1" office:value-type="date" office:date-value="2022-03-21" calcext:value-type="date">
            <text:p>03/21/2022</text:p>
          </table:table-cell>
          <table:table-cell table:style-name="ce22" table:formula="of:=MIN([.$K$1];IF(MOD(ROW(); [.$G$1]) = 0; [.$B134] + 1; [.$B134]))" office:value-type="float" office:value="8" calcext:value-type="float">
            <text:p>8</text:p>
          </table:table-cell>
          <table:table-cell table:style-name="ce22" table:formula="of:=MIN([.$K$2];IF(MOD(ROW(); [.$G$2]) = 0; [.$C134] + 1; [.$C134]))" office:value-type="float" office:value="7" calcext:value-type="float">
            <text:p>7</text:p>
          </table:table-cell>
          <table:table-cell table:style-name="ce22" table:formula="of:=MIN([.$K$3];IF(MOD(ROW(); [.$G$3]) = 0; [.$D134] + 1; [.$D134]))" office:value-type="float" office:value="6" calcext:value-type="float">
            <text:p>6</text:p>
          </table:table-cell>
          <table:table-cell table:style-name="ce24" table:formula="of:=6*[.$D135]" office:value-type="float" office:value="36" calcext:value-type="float">
            <text:p>36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35]+1" office:value-type="date" office:date-value="2022-03-22" calcext:value-type="date">
            <text:p>03/22/2022</text:p>
          </table:table-cell>
          <table:table-cell table:style-name="ce22" table:formula="of:=MIN([.$K$1];IF(MOD(ROW(); [.$G$1]) = 0; [.$B135] + 1; [.$B135]))" office:value-type="float" office:value="8" calcext:value-type="float">
            <text:p>8</text:p>
          </table:table-cell>
          <table:table-cell table:style-name="ce22" table:formula="of:=MIN([.$K$2];IF(MOD(ROW(); [.$G$2]) = 0; [.$C135] + 1; [.$C135]))" office:value-type="float" office:value="7" calcext:value-type="float">
            <text:p>7</text:p>
          </table:table-cell>
          <table:table-cell table:style-name="ce22" table:formula="of:=MIN([.$K$3];IF(MOD(ROW(); [.$G$3]) = 0; [.$D135] + 1; [.$D135]))" office:value-type="float" office:value="6" calcext:value-type="float">
            <text:p>6</text:p>
          </table:table-cell>
          <table:table-cell table:style-name="ce24" table:formula="of:=6*[.$D136]" office:value-type="float" office:value="36" calcext:value-type="float">
            <text:p>36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36]+1" office:value-type="date" office:date-value="2022-03-23" calcext:value-type="date">
            <text:p>03/23/2022</text:p>
          </table:table-cell>
          <table:table-cell table:style-name="ce22" table:formula="of:=MIN([.$K$1];IF(MOD(ROW(); [.$G$1]) = 0; [.$B136] + 1; [.$B136]))" office:value-type="float" office:value="8" calcext:value-type="float">
            <text:p>8</text:p>
          </table:table-cell>
          <table:table-cell table:style-name="ce22" table:formula="of:=MIN([.$K$2];IF(MOD(ROW(); [.$G$2]) = 0; [.$C136] + 1; [.$C136]))" office:value-type="float" office:value="7" calcext:value-type="float">
            <text:p>7</text:p>
          </table:table-cell>
          <table:table-cell table:style-name="ce22" table:formula="of:=MIN([.$K$3];IF(MOD(ROW(); [.$G$3]) = 0; [.$D136] + 1; [.$D136]))" office:value-type="float" office:value="6" calcext:value-type="float">
            <text:p>6</text:p>
          </table:table-cell>
          <table:table-cell table:style-name="ce24" table:formula="of:=6*[.$D137]" office:value-type="float" office:value="36" calcext:value-type="float">
            <text:p>36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37]+1" office:value-type="date" office:date-value="2022-03-24" calcext:value-type="date">
            <text:p>03/24/2022</text:p>
          </table:table-cell>
          <table:table-cell table:style-name="ce22" table:formula="of:=MIN([.$K$1];IF(MOD(ROW(); [.$G$1]) = 0; [.$B137] + 1; [.$B137]))" office:value-type="float" office:value="8" calcext:value-type="float">
            <text:p>8</text:p>
          </table:table-cell>
          <table:table-cell table:style-name="ce22" table:formula="of:=MIN([.$K$2];IF(MOD(ROW(); [.$G$2]) = 0; [.$C137] + 1; [.$C137]))" office:value-type="float" office:value="7" calcext:value-type="float">
            <text:p>7</text:p>
          </table:table-cell>
          <table:table-cell table:style-name="ce22" table:formula="of:=MIN([.$K$3];IF(MOD(ROW(); [.$G$3]) = 0; [.$D137] + 1; [.$D137]))" office:value-type="float" office:value="6" calcext:value-type="float">
            <text:p>6</text:p>
          </table:table-cell>
          <table:table-cell table:style-name="ce24" table:formula="of:=6*[.$D138]" office:value-type="float" office:value="36" calcext:value-type="float">
            <text:p>36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38]+1" office:value-type="date" office:date-value="2022-03-25" calcext:value-type="date">
            <text:p>03/25/2022</text:p>
          </table:table-cell>
          <table:table-cell table:style-name="ce22" table:formula="of:=MIN([.$K$1];IF(MOD(ROW(); [.$G$1]) = 0; [.$B138] + 1; [.$B138]))" office:value-type="float" office:value="8" calcext:value-type="float">
            <text:p>8</text:p>
          </table:table-cell>
          <table:table-cell table:style-name="ce22" table:formula="of:=MIN([.$K$2];IF(MOD(ROW(); [.$G$2]) = 0; [.$C138] + 1; [.$C138]))" office:value-type="float" office:value="7" calcext:value-type="float">
            <text:p>7</text:p>
          </table:table-cell>
          <table:table-cell table:style-name="ce22" table:formula="of:=MIN([.$K$3];IF(MOD(ROW(); [.$G$3]) = 0; [.$D138] + 1; [.$D138]))" office:value-type="float" office:value="6" calcext:value-type="float">
            <text:p>6</text:p>
          </table:table-cell>
          <table:table-cell table:style-name="ce24" table:formula="of:=6*[.$D139]" office:value-type="float" office:value="36" calcext:value-type="float">
            <text:p>36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39]+1" office:value-type="date" office:date-value="2022-03-26" calcext:value-type="date">
            <text:p>03/26/2022</text:p>
          </table:table-cell>
          <table:table-cell table:style-name="ce22" table:formula="of:=MIN([.$K$1];IF(MOD(ROW(); [.$G$1]) = 0; [.$B139] + 1; [.$B139]))" office:value-type="float" office:value="9" calcext:value-type="float">
            <text:p>9</text:p>
          </table:table-cell>
          <table:table-cell table:style-name="ce22" table:formula="of:=MIN([.$K$2];IF(MOD(ROW(); [.$G$2]) = 0; [.$C139] + 1; [.$C139]))" office:value-type="float" office:value="8" calcext:value-type="float">
            <text:p>8</text:p>
          </table:table-cell>
          <table:table-cell table:style-name="ce22" table:formula="of:=MIN([.$K$3];IF(MOD(ROW(); [.$G$3]) = 0; [.$D139] + 1; [.$D139]))" office:value-type="float" office:value="7" calcext:value-type="float">
            <text:p>7</text:p>
          </table:table-cell>
          <table:table-cell table:style-name="ce24" table:formula="of:=6*[.$D140]" office:value-type="float" office:value="42" calcext:value-type="float">
            <text:p>42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40]+1" office:value-type="date" office:date-value="2022-03-27" calcext:value-type="date">
            <text:p>03/27/2022</text:p>
          </table:table-cell>
          <table:table-cell table:style-name="ce22" table:formula="of:=MIN([.$K$1];IF(MOD(ROW(); [.$G$1]) = 0; [.$B140] + 1; [.$B140]))" office:value-type="float" office:value="9" calcext:value-type="float">
            <text:p>9</text:p>
          </table:table-cell>
          <table:table-cell table:style-name="ce22" table:formula="of:=MIN([.$K$2];IF(MOD(ROW(); [.$G$2]) = 0; [.$C140] + 1; [.$C140]))" office:value-type="float" office:value="8" calcext:value-type="float">
            <text:p>8</text:p>
          </table:table-cell>
          <table:table-cell table:style-name="ce22" table:formula="of:=MIN([.$K$3];IF(MOD(ROW(); [.$G$3]) = 0; [.$D140] + 1; [.$D140]))" office:value-type="float" office:value="7" calcext:value-type="float">
            <text:p>7</text:p>
          </table:table-cell>
          <table:table-cell table:style-name="ce24" table:formula="of:=6*[.$D141]" office:value-type="float" office:value="42" calcext:value-type="float">
            <text:p>42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41]+1" office:value-type="date" office:date-value="2022-03-28" calcext:value-type="date">
            <text:p>03/28/2022</text:p>
          </table:table-cell>
          <table:table-cell table:style-name="ce22" table:formula="of:=MIN([.$K$1];IF(MOD(ROW(); [.$G$1]) = 0; [.$B141] + 1; [.$B141]))" office:value-type="float" office:value="9" calcext:value-type="float">
            <text:p>9</text:p>
          </table:table-cell>
          <table:table-cell table:style-name="ce22" table:formula="of:=MIN([.$K$2];IF(MOD(ROW(); [.$G$2]) = 0; [.$C141] + 1; [.$C141]))" office:value-type="float" office:value="8" calcext:value-type="float">
            <text:p>8</text:p>
          </table:table-cell>
          <table:table-cell table:style-name="ce22" table:formula="of:=MIN([.$K$3];IF(MOD(ROW(); [.$G$3]) = 0; [.$D141] + 1; [.$D141]))" office:value-type="float" office:value="7" calcext:value-type="float">
            <text:p>7</text:p>
          </table:table-cell>
          <table:table-cell table:style-name="ce24" table:formula="of:=6*[.$D142]" office:value-type="float" office:value="42" calcext:value-type="float">
            <text:p>42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42]+1" office:value-type="date" office:date-value="2022-03-29" calcext:value-type="date">
            <text:p>03/29/2022</text:p>
          </table:table-cell>
          <table:table-cell table:style-name="ce22" table:formula="of:=MIN([.$K$1];IF(MOD(ROW(); [.$G$1]) = 0; [.$B142] + 1; [.$B142]))" office:value-type="float" office:value="9" calcext:value-type="float">
            <text:p>9</text:p>
          </table:table-cell>
          <table:table-cell table:style-name="ce22" table:formula="of:=MIN([.$K$2];IF(MOD(ROW(); [.$G$2]) = 0; [.$C142] + 1; [.$C142]))" office:value-type="float" office:value="8" calcext:value-type="float">
            <text:p>8</text:p>
          </table:table-cell>
          <table:table-cell table:style-name="ce22" table:formula="of:=MIN([.$K$3];IF(MOD(ROW(); [.$G$3]) = 0; [.$D142] + 1; [.$D142]))" office:value-type="float" office:value="7" calcext:value-type="float">
            <text:p>7</text:p>
          </table:table-cell>
          <table:table-cell table:style-name="ce24" table:formula="of:=6*[.$D143]" office:value-type="float" office:value="42" calcext:value-type="float">
            <text:p>42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43]+1" office:value-type="date" office:date-value="2022-03-30" calcext:value-type="date">
            <text:p>03/30/2022</text:p>
          </table:table-cell>
          <table:table-cell table:style-name="ce22" table:formula="of:=MIN([.$K$1];IF(MOD(ROW(); [.$G$1]) = 0; [.$B143] + 1; [.$B143]))" office:value-type="float" office:value="9" calcext:value-type="float">
            <text:p>9</text:p>
          </table:table-cell>
          <table:table-cell table:style-name="ce22" table:formula="of:=MIN([.$K$2];IF(MOD(ROW(); [.$G$2]) = 0; [.$C143] + 1; [.$C143]))" office:value-type="float" office:value="8" calcext:value-type="float">
            <text:p>8</text:p>
          </table:table-cell>
          <table:table-cell table:style-name="ce22" table:formula="of:=MIN([.$K$3];IF(MOD(ROW(); [.$G$3]) = 0; [.$D143] + 1; [.$D143]))" office:value-type="float" office:value="7" calcext:value-type="float">
            <text:p>7</text:p>
          </table:table-cell>
          <table:table-cell table:style-name="ce24" table:formula="of:=6*[.$D144]" office:value-type="float" office:value="42" calcext:value-type="float">
            <text:p>42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44]+1" office:value-type="date" office:date-value="2022-03-31" calcext:value-type="date">
            <text:p>03/31/2022</text:p>
          </table:table-cell>
          <table:table-cell table:style-name="ce22" table:formula="of:=MIN([.$K$1];IF(MOD(ROW(); [.$G$1]) = 0; [.$B144] + 1; [.$B144]))" office:value-type="float" office:value="9" calcext:value-type="float">
            <text:p>9</text:p>
          </table:table-cell>
          <table:table-cell table:style-name="ce22" table:formula="of:=MIN([.$K$2];IF(MOD(ROW(); [.$G$2]) = 0; [.$C144] + 1; [.$C144]))" office:value-type="float" office:value="8" calcext:value-type="float">
            <text:p>8</text:p>
          </table:table-cell>
          <table:table-cell table:style-name="ce22" table:formula="of:=MIN([.$K$3];IF(MOD(ROW(); [.$G$3]) = 0; [.$D144] + 1; [.$D144]))" office:value-type="float" office:value="7" calcext:value-type="float">
            <text:p>7</text:p>
          </table:table-cell>
          <table:table-cell table:style-name="ce24" table:formula="of:=6*[.$D145]" office:value-type="float" office:value="42" calcext:value-type="float">
            <text:p>42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45]+1" office:value-type="date" office:date-value="2022-04-01" calcext:value-type="date">
            <text:p>04/01/2022</text:p>
          </table:table-cell>
          <table:table-cell table:style-name="ce22" table:formula="of:=MIN([.$K$1];IF(MOD(ROW(); [.$G$1]) = 0; [.$B145] + 1; [.$B145]))" office:value-type="float" office:value="9" calcext:value-type="float">
            <text:p>9</text:p>
          </table:table-cell>
          <table:table-cell table:style-name="ce22" table:formula="of:=MIN([.$K$2];IF(MOD(ROW(); [.$G$2]) = 0; [.$C145] + 1; [.$C145]))" office:value-type="float" office:value="8" calcext:value-type="float">
            <text:p>8</text:p>
          </table:table-cell>
          <table:table-cell table:style-name="ce22" table:formula="of:=MIN([.$K$3];IF(MOD(ROW(); [.$G$3]) = 0; [.$D145] + 1; [.$D145]))" office:value-type="float" office:value="7" calcext:value-type="float">
            <text:p>7</text:p>
          </table:table-cell>
          <table:table-cell table:style-name="ce24" table:formula="of:=6*[.$D146]" office:value-type="float" office:value="42" calcext:value-type="float">
            <text:p>42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46]+1" office:value-type="date" office:date-value="2022-04-02" calcext:value-type="date">
            <text:p>04/02/2022</text:p>
          </table:table-cell>
          <table:table-cell table:style-name="ce22" table:formula="of:=MIN([.$K$1];IF(MOD(ROW(); [.$G$1]) = 0; [.$B146] + 1; [.$B146]))" office:value-type="float" office:value="9" calcext:value-type="float">
            <text:p>9</text:p>
          </table:table-cell>
          <table:table-cell table:style-name="ce22" table:formula="of:=MIN([.$K$2];IF(MOD(ROW(); [.$G$2]) = 0; [.$C146] + 1; [.$C146]))" office:value-type="float" office:value="8" calcext:value-type="float">
            <text:p>8</text:p>
          </table:table-cell>
          <table:table-cell table:style-name="ce22" table:formula="of:=MIN([.$K$3];IF(MOD(ROW(); [.$G$3]) = 0; [.$D146] + 1; [.$D146]))" office:value-type="float" office:value="7" calcext:value-type="float">
            <text:p>7</text:p>
          </table:table-cell>
          <table:table-cell table:style-name="ce24" table:formula="of:=6*[.$D147]" office:value-type="float" office:value="42" calcext:value-type="float">
            <text:p>42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47]+1" office:value-type="date" office:date-value="2022-04-03" calcext:value-type="date">
            <text:p>04/03/2022</text:p>
          </table:table-cell>
          <table:table-cell table:style-name="ce22" table:formula="of:=MIN([.$K$1];IF(MOD(ROW(); [.$G$1]) = 0; [.$B147] + 1; [.$B147]))" office:value-type="float" office:value="9" calcext:value-type="float">
            <text:p>9</text:p>
          </table:table-cell>
          <table:table-cell table:style-name="ce22" table:formula="of:=MIN([.$K$2];IF(MOD(ROW(); [.$G$2]) = 0; [.$C147] + 1; [.$C147]))" office:value-type="float" office:value="8" calcext:value-type="float">
            <text:p>8</text:p>
          </table:table-cell>
          <table:table-cell table:style-name="ce22" table:formula="of:=MIN([.$K$3];IF(MOD(ROW(); [.$G$3]) = 0; [.$D147] + 1; [.$D147]))" office:value-type="float" office:value="7" calcext:value-type="float">
            <text:p>7</text:p>
          </table:table-cell>
          <table:table-cell table:style-name="ce24" table:formula="of:=6*[.$D148]" office:value-type="float" office:value="42" calcext:value-type="float">
            <text:p>42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48]+1" office:value-type="date" office:date-value="2022-04-04" calcext:value-type="date">
            <text:p>04/04/2022</text:p>
          </table:table-cell>
          <table:table-cell table:style-name="ce22" table:formula="of:=MIN([.$K$1];IF(MOD(ROW(); [.$G$1]) = 0; [.$B148] + 1; [.$B148]))" office:value-type="float" office:value="9" calcext:value-type="float">
            <text:p>9</text:p>
          </table:table-cell>
          <table:table-cell table:style-name="ce22" table:formula="of:=MIN([.$K$2];IF(MOD(ROW(); [.$G$2]) = 0; [.$C148] + 1; [.$C148]))" office:value-type="float" office:value="8" calcext:value-type="float">
            <text:p>8</text:p>
          </table:table-cell>
          <table:table-cell table:style-name="ce22" table:formula="of:=MIN([.$K$3];IF(MOD(ROW(); [.$G$3]) = 0; [.$D148] + 1; [.$D148]))" office:value-type="float" office:value="7" calcext:value-type="float">
            <text:p>7</text:p>
          </table:table-cell>
          <table:table-cell table:style-name="ce24" table:formula="of:=6*[.$D149]" office:value-type="float" office:value="42" calcext:value-type="float">
            <text:p>42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49]+1" office:value-type="date" office:date-value="2022-04-05" calcext:value-type="date">
            <text:p>04/05/2022</text:p>
          </table:table-cell>
          <table:table-cell table:style-name="ce22" table:formula="of:=MIN([.$K$1];IF(MOD(ROW(); [.$G$1]) = 0; [.$B149] + 1; [.$B149]))" office:value-type="float" office:value="9" calcext:value-type="float">
            <text:p>9</text:p>
          </table:table-cell>
          <table:table-cell table:style-name="ce22" table:formula="of:=MIN([.$K$2];IF(MOD(ROW(); [.$G$2]) = 0; [.$C149] + 1; [.$C149]))" office:value-type="float" office:value="8" calcext:value-type="float">
            <text:p>8</text:p>
          </table:table-cell>
          <table:table-cell table:style-name="ce22" table:formula="of:=MIN([.$K$3];IF(MOD(ROW(); [.$G$3]) = 0; [.$D149] + 1; [.$D149]))" office:value-type="float" office:value="7" calcext:value-type="float">
            <text:p>7</text:p>
          </table:table-cell>
          <table:table-cell table:style-name="ce24" table:formula="of:=6*[.$D150]" office:value-type="float" office:value="42" calcext:value-type="float">
            <text:p>42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50]+1" office:value-type="date" office:date-value="2022-04-06" calcext:value-type="date">
            <text:p>04/06/2022</text:p>
          </table:table-cell>
          <table:table-cell table:style-name="ce22" table:formula="of:=MIN([.$K$1];IF(MOD(ROW(); [.$G$1]) = 0; [.$B150] + 1; [.$B150]))" office:value-type="float" office:value="9" calcext:value-type="float">
            <text:p>9</text:p>
          </table:table-cell>
          <table:table-cell table:style-name="ce22" table:formula="of:=MIN([.$K$2];IF(MOD(ROW(); [.$G$2]) = 0; [.$C150] + 1; [.$C150]))" office:value-type="float" office:value="8" calcext:value-type="float">
            <text:p>8</text:p>
          </table:table-cell>
          <table:table-cell table:style-name="ce22" table:formula="of:=MIN([.$K$3];IF(MOD(ROW(); [.$G$3]) = 0; [.$D150] + 1; [.$D150]))" office:value-type="float" office:value="7" calcext:value-type="float">
            <text:p>7</text:p>
          </table:table-cell>
          <table:table-cell table:style-name="ce24" table:formula="of:=6*[.$D151]" office:value-type="float" office:value="42" calcext:value-type="float">
            <text:p>42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51]+1" office:value-type="date" office:date-value="2022-04-07" calcext:value-type="date">
            <text:p>04/07/2022</text:p>
          </table:table-cell>
          <table:table-cell table:style-name="ce22" table:formula="of:=MIN([.$K$1];IF(MOD(ROW(); [.$G$1]) = 0; [.$B151] + 1; [.$B151]))" office:value-type="float" office:value="9" calcext:value-type="float">
            <text:p>9</text:p>
          </table:table-cell>
          <table:table-cell table:style-name="ce22" table:formula="of:=MIN([.$K$2];IF(MOD(ROW(); [.$G$2]) = 0; [.$C151] + 1; [.$C151]))" office:value-type="float" office:value="8" calcext:value-type="float">
            <text:p>8</text:p>
          </table:table-cell>
          <table:table-cell table:style-name="ce22" table:formula="of:=MIN([.$K$3];IF(MOD(ROW(); [.$G$3]) = 0; [.$D151] + 1; [.$D151]))" office:value-type="float" office:value="7" calcext:value-type="float">
            <text:p>7</text:p>
          </table:table-cell>
          <table:table-cell table:style-name="ce24" table:formula="of:=6*[.$D152]" office:value-type="float" office:value="42" calcext:value-type="float">
            <text:p>42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52]+1" office:value-type="date" office:date-value="2022-04-08" calcext:value-type="date">
            <text:p>04/08/2022</text:p>
          </table:table-cell>
          <table:table-cell table:style-name="ce22" table:formula="of:=MIN([.$K$1];IF(MOD(ROW(); [.$G$1]) = 0; [.$B152] + 1; [.$B152]))" office:value-type="float" office:value="9" calcext:value-type="float">
            <text:p>9</text:p>
          </table:table-cell>
          <table:table-cell table:style-name="ce22" table:formula="of:=MIN([.$K$2];IF(MOD(ROW(); [.$G$2]) = 0; [.$C152] + 1; [.$C152]))" office:value-type="float" office:value="8" calcext:value-type="float">
            <text:p>8</text:p>
          </table:table-cell>
          <table:table-cell table:style-name="ce22" table:formula="of:=MIN([.$K$3];IF(MOD(ROW(); [.$G$3]) = 0; [.$D152] + 1; [.$D152]))" office:value-type="float" office:value="7" calcext:value-type="float">
            <text:p>7</text:p>
          </table:table-cell>
          <table:table-cell table:style-name="ce24" table:formula="of:=6*[.$D153]" office:value-type="float" office:value="42" calcext:value-type="float">
            <text:p>42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53]+1" office:value-type="date" office:date-value="2022-04-09" calcext:value-type="date">
            <text:p>04/09/2022</text:p>
          </table:table-cell>
          <table:table-cell table:style-name="ce22" table:formula="of:=MIN([.$K$1];IF(MOD(ROW(); [.$G$1]) = 0; [.$B153] + 1; [.$B153]))" office:value-type="float" office:value="9" calcext:value-type="float">
            <text:p>9</text:p>
          </table:table-cell>
          <table:table-cell table:style-name="ce22" table:formula="of:=MIN([.$K$2];IF(MOD(ROW(); [.$G$2]) = 0; [.$C153] + 1; [.$C153]))" office:value-type="float" office:value="8" calcext:value-type="float">
            <text:p>8</text:p>
          </table:table-cell>
          <table:table-cell table:style-name="ce22" table:formula="of:=MIN([.$K$3];IF(MOD(ROW(); [.$G$3]) = 0; [.$D153] + 1; [.$D153]))" office:value-type="float" office:value="7" calcext:value-type="float">
            <text:p>7</text:p>
          </table:table-cell>
          <table:table-cell table:style-name="ce24" table:formula="of:=6*[.$D154]" office:value-type="float" office:value="42" calcext:value-type="float">
            <text:p>42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54]+1" office:value-type="date" office:date-value="2022-04-10" calcext:value-type="date">
            <text:p>04/10/2022</text:p>
          </table:table-cell>
          <table:table-cell table:style-name="ce22" table:formula="of:=MIN([.$K$1];IF(MOD(ROW(); [.$G$1]) = 0; [.$B154] + 1; [.$B154]))" office:value-type="float" office:value="9" calcext:value-type="float">
            <text:p>9</text:p>
          </table:table-cell>
          <table:table-cell table:style-name="ce22" table:formula="of:=MIN([.$K$2];IF(MOD(ROW(); [.$G$2]) = 0; [.$C154] + 1; [.$C154]))" office:value-type="float" office:value="8" calcext:value-type="float">
            <text:p>8</text:p>
          </table:table-cell>
          <table:table-cell table:style-name="ce22" table:formula="of:=MIN([.$K$3];IF(MOD(ROW(); [.$G$3]) = 0; [.$D154] + 1; [.$D154]))" office:value-type="float" office:value="7" calcext:value-type="float">
            <text:p>7</text:p>
          </table:table-cell>
          <table:table-cell table:style-name="ce24" table:formula="of:=6*[.$D155]" office:value-type="float" office:value="42" calcext:value-type="float">
            <text:p>42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55]+1" office:value-type="date" office:date-value="2022-04-11" calcext:value-type="date">
            <text:p>04/11/2022</text:p>
          </table:table-cell>
          <table:table-cell table:style-name="ce22" table:formula="of:=MIN([.$K$1];IF(MOD(ROW(); [.$G$1]) = 0; [.$B155] + 1; [.$B155]))" office:value-type="float" office:value="9" calcext:value-type="float">
            <text:p>9</text:p>
          </table:table-cell>
          <table:table-cell table:style-name="ce22" table:formula="of:=MIN([.$K$2];IF(MOD(ROW(); [.$G$2]) = 0; [.$C155] + 1; [.$C155]))" office:value-type="float" office:value="8" calcext:value-type="float">
            <text:p>8</text:p>
          </table:table-cell>
          <table:table-cell table:style-name="ce22" table:formula="of:=MIN([.$K$3];IF(MOD(ROW(); [.$G$3]) = 0; [.$D155] + 1; [.$D155]))" office:value-type="float" office:value="7" calcext:value-type="float">
            <text:p>7</text:p>
          </table:table-cell>
          <table:table-cell table:style-name="ce24" table:formula="of:=6*[.$D156]" office:value-type="float" office:value="42" calcext:value-type="float">
            <text:p>42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56]+1" office:value-type="date" office:date-value="2022-04-12" calcext:value-type="date">
            <text:p>04/12/2022</text:p>
          </table:table-cell>
          <table:table-cell table:style-name="ce22" table:formula="of:=MIN([.$K$1];IF(MOD(ROW(); [.$G$1]) = 0; [.$B156] + 1; [.$B156]))" office:value-type="float" office:value="9" calcext:value-type="float">
            <text:p>9</text:p>
          </table:table-cell>
          <table:table-cell table:style-name="ce22" table:formula="of:=MIN([.$K$2];IF(MOD(ROW(); [.$G$2]) = 0; [.$C156] + 1; [.$C156]))" office:value-type="float" office:value="8" calcext:value-type="float">
            <text:p>8</text:p>
          </table:table-cell>
          <table:table-cell table:style-name="ce22" table:formula="of:=MIN([.$K$3];IF(MOD(ROW(); [.$G$3]) = 0; [.$D156] + 1; [.$D156]))" office:value-type="float" office:value="7" calcext:value-type="float">
            <text:p>7</text:p>
          </table:table-cell>
          <table:table-cell table:style-name="ce24" table:formula="of:=6*[.$D157]" office:value-type="float" office:value="42" calcext:value-type="float">
            <text:p>42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57]+1" office:value-type="date" office:date-value="2022-04-13" calcext:value-type="date">
            <text:p>04/13/2022</text:p>
          </table:table-cell>
          <table:table-cell table:style-name="ce22" table:formula="of:=MIN([.$K$1];IF(MOD(ROW(); [.$G$1]) = 0; [.$B157] + 1; [.$B157]))" office:value-type="float" office:value="9" calcext:value-type="float">
            <text:p>9</text:p>
          </table:table-cell>
          <table:table-cell table:style-name="ce22" table:formula="of:=MIN([.$K$2];IF(MOD(ROW(); [.$G$2]) = 0; [.$C157] + 1; [.$C157]))" office:value-type="float" office:value="8" calcext:value-type="float">
            <text:p>8</text:p>
          </table:table-cell>
          <table:table-cell table:style-name="ce22" table:formula="of:=MIN([.$K$3];IF(MOD(ROW(); [.$G$3]) = 0; [.$D157] + 1; [.$D157]))" office:value-type="float" office:value="7" calcext:value-type="float">
            <text:p>7</text:p>
          </table:table-cell>
          <table:table-cell table:style-name="ce24" table:formula="of:=6*[.$D158]" office:value-type="float" office:value="42" calcext:value-type="float">
            <text:p>42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58]+1" office:value-type="date" office:date-value="2022-04-14" calcext:value-type="date">
            <text:p>04/14/2022</text:p>
          </table:table-cell>
          <table:table-cell table:style-name="ce22" table:formula="of:=MIN([.$K$1];IF(MOD(ROW(); [.$G$1]) = 0; [.$B158] + 1; [.$B158]))" office:value-type="float" office:value="9" calcext:value-type="float">
            <text:p>9</text:p>
          </table:table-cell>
          <table:table-cell table:style-name="ce22" table:formula="of:=MIN([.$K$2];IF(MOD(ROW(); [.$G$2]) = 0; [.$C158] + 1; [.$C158]))" office:value-type="float" office:value="8" calcext:value-type="float">
            <text:p>8</text:p>
          </table:table-cell>
          <table:table-cell table:style-name="ce22" table:formula="of:=MIN([.$K$3];IF(MOD(ROW(); [.$G$3]) = 0; [.$D158] + 1; [.$D158]))" office:value-type="float" office:value="7" calcext:value-type="float">
            <text:p>7</text:p>
          </table:table-cell>
          <table:table-cell table:style-name="ce24" table:formula="of:=6*[.$D159]" office:value-type="float" office:value="42" calcext:value-type="float">
            <text:p>42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59]+1" office:value-type="date" office:date-value="2022-04-15" calcext:value-type="date">
            <text:p>04/15/2022</text:p>
          </table:table-cell>
          <table:table-cell table:style-name="ce22" table:formula="of:=MIN([.$K$1];IF(MOD(ROW(); [.$G$1]) = 0; [.$B159] + 1; [.$B159]))" office:value-type="float" office:value="9" calcext:value-type="float">
            <text:p>9</text:p>
          </table:table-cell>
          <table:table-cell table:style-name="ce22" table:formula="of:=MIN([.$K$2];IF(MOD(ROW(); [.$G$2]) = 0; [.$C159] + 1; [.$C159]))" office:value-type="float" office:value="8" calcext:value-type="float">
            <text:p>8</text:p>
          </table:table-cell>
          <table:table-cell table:style-name="ce22" table:formula="of:=MIN([.$K$3];IF(MOD(ROW(); [.$G$3]) = 0; [.$D159] + 1; [.$D159]))" office:value-type="float" office:value="7" calcext:value-type="float">
            <text:p>7</text:p>
          </table:table-cell>
          <table:table-cell table:style-name="ce24" table:formula="of:=6*[.$D160]" office:value-type="float" office:value="42" calcext:value-type="float">
            <text:p>42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60]+1" office:value-type="date" office:date-value="2022-04-16" calcext:value-type="date">
            <text:p>04/16/2022</text:p>
          </table:table-cell>
          <table:table-cell table:style-name="ce22" table:formula="of:=MIN([.$K$1];IF(MOD(ROW(); [.$G$1]) = 0; [.$B160] + 1; [.$B160]))" office:value-type="float" office:value="9" calcext:value-type="float">
            <text:p>9</text:p>
          </table:table-cell>
          <table:table-cell table:style-name="ce22" table:formula="of:=MIN([.$K$2];IF(MOD(ROW(); [.$G$2]) = 0; [.$C160] + 1; [.$C160]))" office:value-type="float" office:value="8" calcext:value-type="float">
            <text:p>8</text:p>
          </table:table-cell>
          <table:table-cell table:style-name="ce22" table:formula="of:=MIN([.$K$3];IF(MOD(ROW(); [.$G$3]) = 0; [.$D160] + 1; [.$D160]))" office:value-type="float" office:value="7" calcext:value-type="float">
            <text:p>7</text:p>
          </table:table-cell>
          <table:table-cell table:style-name="ce24" table:formula="of:=6*[.$D161]" office:value-type="float" office:value="42" calcext:value-type="float">
            <text:p>42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61]+1" office:value-type="date" office:date-value="2022-04-17" calcext:value-type="date">
            <text:p>04/17/2022</text:p>
          </table:table-cell>
          <table:table-cell table:style-name="ce22" table:formula="of:=MIN([.$K$1];IF(MOD(ROW(); [.$G$1]) = 0; [.$B161] + 1; [.$B161]))" office:value-type="float" office:value="9" calcext:value-type="float">
            <text:p>9</text:p>
          </table:table-cell>
          <table:table-cell table:style-name="ce22" table:formula="of:=MIN([.$K$2];IF(MOD(ROW(); [.$G$2]) = 0; [.$C161] + 1; [.$C161]))" office:value-type="float" office:value="8" calcext:value-type="float">
            <text:p>8</text:p>
          </table:table-cell>
          <table:table-cell table:style-name="ce22" table:formula="of:=MIN([.$K$3];IF(MOD(ROW(); [.$G$3]) = 0; [.$D161] + 1; [.$D161]))" office:value-type="float" office:value="7" calcext:value-type="float">
            <text:p>7</text:p>
          </table:table-cell>
          <table:table-cell table:style-name="ce24" table:formula="of:=6*[.$D162]" office:value-type="float" office:value="42" calcext:value-type="float">
            <text:p>42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62]+1" office:value-type="date" office:date-value="2022-04-18" calcext:value-type="date">
            <text:p>04/18/2022</text:p>
          </table:table-cell>
          <table:table-cell table:style-name="ce22" table:formula="of:=MIN([.$K$1];IF(MOD(ROW(); [.$G$1]) = 0; [.$B162] + 1; [.$B162]))" office:value-type="float" office:value="9" calcext:value-type="float">
            <text:p>9</text:p>
          </table:table-cell>
          <table:table-cell table:style-name="ce22" table:formula="of:=MIN([.$K$2];IF(MOD(ROW(); [.$G$2]) = 0; [.$C162] + 1; [.$C162]))" office:value-type="float" office:value="8" calcext:value-type="float">
            <text:p>8</text:p>
          </table:table-cell>
          <table:table-cell table:style-name="ce22" table:formula="of:=MIN([.$K$3];IF(MOD(ROW(); [.$G$3]) = 0; [.$D162] + 1; [.$D162]))" office:value-type="float" office:value="7" calcext:value-type="float">
            <text:p>7</text:p>
          </table:table-cell>
          <table:table-cell table:style-name="ce24" table:formula="of:=6*[.$D163]" office:value-type="float" office:value="42" calcext:value-type="float">
            <text:p>42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63]+1" office:value-type="date" office:date-value="2022-04-19" calcext:value-type="date">
            <text:p>04/19/2022</text:p>
          </table:table-cell>
          <table:table-cell table:style-name="ce22" table:formula="of:=MIN([.$K$1];IF(MOD(ROW(); [.$G$1]) = 0; [.$B163] + 1; [.$B163]))" office:value-type="float" office:value="9" calcext:value-type="float">
            <text:p>9</text:p>
          </table:table-cell>
          <table:table-cell table:style-name="ce22" table:formula="of:=MIN([.$K$2];IF(MOD(ROW(); [.$G$2]) = 0; [.$C163] + 1; [.$C163]))" office:value-type="float" office:value="8" calcext:value-type="float">
            <text:p>8</text:p>
          </table:table-cell>
          <table:table-cell table:style-name="ce22" table:formula="of:=MIN([.$K$3];IF(MOD(ROW(); [.$G$3]) = 0; [.$D163] + 1; [.$D163]))" office:value-type="float" office:value="7" calcext:value-type="float">
            <text:p>7</text:p>
          </table:table-cell>
          <table:table-cell table:style-name="ce24" table:formula="of:=6*[.$D164]" office:value-type="float" office:value="42" calcext:value-type="float">
            <text:p>42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64]+1" office:value-type="date" office:date-value="2022-04-20" calcext:value-type="date">
            <text:p>04/20/2022</text:p>
          </table:table-cell>
          <table:table-cell table:style-name="ce22" table:formula="of:=MIN([.$K$1];IF(MOD(ROW(); [.$G$1]) = 0; [.$B164] + 1; [.$B164]))" office:value-type="float" office:value="9" calcext:value-type="float">
            <text:p>9</text:p>
          </table:table-cell>
          <table:table-cell table:style-name="ce22" table:formula="of:=MIN([.$K$2];IF(MOD(ROW(); [.$G$2]) = 0; [.$C164] + 1; [.$C164]))" office:value-type="float" office:value="8" calcext:value-type="float">
            <text:p>8</text:p>
          </table:table-cell>
          <table:table-cell table:style-name="ce22" table:formula="of:=MIN([.$K$3];IF(MOD(ROW(); [.$G$3]) = 0; [.$D164] + 1; [.$D164]))" office:value-type="float" office:value="7" calcext:value-type="float">
            <text:p>7</text:p>
          </table:table-cell>
          <table:table-cell table:style-name="ce24" table:formula="of:=6*[.$D165]" office:value-type="float" office:value="42" calcext:value-type="float">
            <text:p>42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65]+1" office:value-type="date" office:date-value="2022-04-21" calcext:value-type="date">
            <text:p>04/21/2022</text:p>
          </table:table-cell>
          <table:table-cell table:style-name="ce22" table:formula="of:=MIN([.$K$1];IF(MOD(ROW(); [.$G$1]) = 0; [.$B165] + 1; [.$B165]))" office:value-type="float" office:value="9" calcext:value-type="float">
            <text:p>9</text:p>
          </table:table-cell>
          <table:table-cell table:style-name="ce22" table:formula="of:=MIN([.$K$2];IF(MOD(ROW(); [.$G$2]) = 0; [.$C165] + 1; [.$C165]))" office:value-type="float" office:value="8" calcext:value-type="float">
            <text:p>8</text:p>
          </table:table-cell>
          <table:table-cell table:style-name="ce22" table:formula="of:=MIN([.$K$3];IF(MOD(ROW(); [.$G$3]) = 0; [.$D165] + 1; [.$D165]))" office:value-type="float" office:value="7" calcext:value-type="float">
            <text:p>7</text:p>
          </table:table-cell>
          <table:table-cell table:style-name="ce24" table:formula="of:=6*[.$D166]" office:value-type="float" office:value="42" calcext:value-type="float">
            <text:p>42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66]+1" office:value-type="date" office:date-value="2022-04-22" calcext:value-type="date">
            <text:p>04/22/2022</text:p>
          </table:table-cell>
          <table:table-cell table:style-name="ce22" table:formula="of:=MIN([.$K$1];IF(MOD(ROW(); [.$G$1]) = 0; [.$B166] + 1; [.$B166]))" office:value-type="float" office:value="9" calcext:value-type="float">
            <text:p>9</text:p>
          </table:table-cell>
          <table:table-cell table:style-name="ce22" table:formula="of:=MIN([.$K$2];IF(MOD(ROW(); [.$G$2]) = 0; [.$C166] + 1; [.$C166]))" office:value-type="float" office:value="8" calcext:value-type="float">
            <text:p>8</text:p>
          </table:table-cell>
          <table:table-cell table:style-name="ce22" table:formula="of:=MIN([.$K$3];IF(MOD(ROW(); [.$G$3]) = 0; [.$D166] + 1; [.$D166]))" office:value-type="float" office:value="7" calcext:value-type="float">
            <text:p>7</text:p>
          </table:table-cell>
          <table:table-cell table:style-name="ce24" table:formula="of:=6*[.$D167]" office:value-type="float" office:value="42" calcext:value-type="float">
            <text:p>42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67]+1" office:value-type="date" office:date-value="2022-04-23" calcext:value-type="date">
            <text:p>04/23/2022</text:p>
          </table:table-cell>
          <table:table-cell table:style-name="ce22" table:formula="of:=MIN([.$K$1];IF(MOD(ROW(); [.$G$1]) = 0; [.$B167] + 1; [.$B167]))" office:value-type="float" office:value="10" calcext:value-type="float">
            <text:p>10</text:p>
          </table:table-cell>
          <table:table-cell table:style-name="ce22" table:formula="of:=MIN([.$K$2];IF(MOD(ROW(); [.$G$2]) = 0; [.$C167] + 1; [.$C167]))" office:value-type="float" office:value="9" calcext:value-type="float">
            <text:p>9</text:p>
          </table:table-cell>
          <table:table-cell table:style-name="ce22" table:formula="of:=MIN([.$K$3];IF(MOD(ROW(); [.$G$3]) = 0; [.$D167] + 1; [.$D167]))" office:value-type="float" office:value="8" calcext:value-type="float">
            <text:p>8</text:p>
          </table:table-cell>
          <table:table-cell table:style-name="ce24" table:formula="of:=6*[.$D168]" office:value-type="float" office:value="48" calcext:value-type="float">
            <text:p>48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68]+1" office:value-type="date" office:date-value="2022-04-24" calcext:value-type="date">
            <text:p>04/24/2022</text:p>
          </table:table-cell>
          <table:table-cell table:style-name="ce22" table:formula="of:=MIN([.$K$1];IF(MOD(ROW(); [.$G$1]) = 0; [.$B168] + 1; [.$B168]))" office:value-type="float" office:value="10" calcext:value-type="float">
            <text:p>10</text:p>
          </table:table-cell>
          <table:table-cell table:style-name="ce22" table:formula="of:=MIN([.$K$2];IF(MOD(ROW(); [.$G$2]) = 0; [.$C168] + 1; [.$C168]))" office:value-type="float" office:value="9" calcext:value-type="float">
            <text:p>9</text:p>
          </table:table-cell>
          <table:table-cell table:style-name="ce22" table:formula="of:=MIN([.$K$3];IF(MOD(ROW(); [.$G$3]) = 0; [.$D168] + 1; [.$D168]))" office:value-type="float" office:value="8" calcext:value-type="float">
            <text:p>8</text:p>
          </table:table-cell>
          <table:table-cell table:style-name="ce24" table:formula="of:=6*[.$D169]" office:value-type="float" office:value="48" calcext:value-type="float">
            <text:p>48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69]+1" office:value-type="date" office:date-value="2022-04-25" calcext:value-type="date">
            <text:p>04/25/2022</text:p>
          </table:table-cell>
          <table:table-cell table:style-name="ce22" table:formula="of:=MIN([.$K$1];IF(MOD(ROW(); [.$G$1]) = 0; [.$B169] + 1; [.$B169]))" office:value-type="float" office:value="10" calcext:value-type="float">
            <text:p>10</text:p>
          </table:table-cell>
          <table:table-cell table:style-name="ce22" table:formula="of:=MIN([.$K$2];IF(MOD(ROW(); [.$G$2]) = 0; [.$C169] + 1; [.$C169]))" office:value-type="float" office:value="9" calcext:value-type="float">
            <text:p>9</text:p>
          </table:table-cell>
          <table:table-cell table:style-name="ce22" table:formula="of:=MIN([.$K$3];IF(MOD(ROW(); [.$G$3]) = 0; [.$D169] + 1; [.$D169]))" office:value-type="float" office:value="8" calcext:value-type="float">
            <text:p>8</text:p>
          </table:table-cell>
          <table:table-cell table:style-name="ce24" table:formula="of:=6*[.$D170]" office:value-type="float" office:value="48" calcext:value-type="float">
            <text:p>48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70]+1" office:value-type="date" office:date-value="2022-04-26" calcext:value-type="date">
            <text:p>04/26/2022</text:p>
          </table:table-cell>
          <table:table-cell table:style-name="ce22" table:formula="of:=MIN([.$K$1];IF(MOD(ROW(); [.$G$1]) = 0; [.$B170] + 1; [.$B170]))" office:value-type="float" office:value="10" calcext:value-type="float">
            <text:p>10</text:p>
          </table:table-cell>
          <table:table-cell table:style-name="ce22" table:formula="of:=MIN([.$K$2];IF(MOD(ROW(); [.$G$2]) = 0; [.$C170] + 1; [.$C170]))" office:value-type="float" office:value="9" calcext:value-type="float">
            <text:p>9</text:p>
          </table:table-cell>
          <table:table-cell table:style-name="ce22" table:formula="of:=MIN([.$K$3];IF(MOD(ROW(); [.$G$3]) = 0; [.$D170] + 1; [.$D170]))" office:value-type="float" office:value="8" calcext:value-type="float">
            <text:p>8</text:p>
          </table:table-cell>
          <table:table-cell table:style-name="ce24" table:formula="of:=6*[.$D171]" office:value-type="float" office:value="48" calcext:value-type="float">
            <text:p>48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71]+1" office:value-type="date" office:date-value="2022-04-27" calcext:value-type="date">
            <text:p>04/27/2022</text:p>
          </table:table-cell>
          <table:table-cell table:style-name="ce22" table:formula="of:=MIN([.$K$1];IF(MOD(ROW(); [.$G$1]) = 0; [.$B171] + 1; [.$B171]))" office:value-type="float" office:value="10" calcext:value-type="float">
            <text:p>10</text:p>
          </table:table-cell>
          <table:table-cell table:style-name="ce22" table:formula="of:=MIN([.$K$2];IF(MOD(ROW(); [.$G$2]) = 0; [.$C171] + 1; [.$C171]))" office:value-type="float" office:value="9" calcext:value-type="float">
            <text:p>9</text:p>
          </table:table-cell>
          <table:table-cell table:style-name="ce22" table:formula="of:=MIN([.$K$3];IF(MOD(ROW(); [.$G$3]) = 0; [.$D171] + 1; [.$D171]))" office:value-type="float" office:value="8" calcext:value-type="float">
            <text:p>8</text:p>
          </table:table-cell>
          <table:table-cell table:style-name="ce24" table:formula="of:=6*[.$D172]" office:value-type="float" office:value="48" calcext:value-type="float">
            <text:p>48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72]+1" office:value-type="date" office:date-value="2022-04-28" calcext:value-type="date">
            <text:p>04/28/2022</text:p>
          </table:table-cell>
          <table:table-cell table:style-name="ce22" table:formula="of:=MIN([.$K$1];IF(MOD(ROW(); [.$G$1]) = 0; [.$B172] + 1; [.$B172]))" office:value-type="float" office:value="10" calcext:value-type="float">
            <text:p>10</text:p>
          </table:table-cell>
          <table:table-cell table:style-name="ce22" table:formula="of:=MIN([.$K$2];IF(MOD(ROW(); [.$G$2]) = 0; [.$C172] + 1; [.$C172]))" office:value-type="float" office:value="9" calcext:value-type="float">
            <text:p>9</text:p>
          </table:table-cell>
          <table:table-cell table:style-name="ce22" table:formula="of:=MIN([.$K$3];IF(MOD(ROW(); [.$G$3]) = 0; [.$D172] + 1; [.$D172]))" office:value-type="float" office:value="8" calcext:value-type="float">
            <text:p>8</text:p>
          </table:table-cell>
          <table:table-cell table:style-name="ce24" table:formula="of:=6*[.$D173]" office:value-type="float" office:value="48" calcext:value-type="float">
            <text:p>48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73]+1" office:value-type="date" office:date-value="2022-04-29" calcext:value-type="date">
            <text:p>04/29/2022</text:p>
          </table:table-cell>
          <table:table-cell table:style-name="ce22" table:formula="of:=MIN([.$K$1];IF(MOD(ROW(); [.$G$1]) = 0; [.$B173] + 1; [.$B173]))" office:value-type="float" office:value="10" calcext:value-type="float">
            <text:p>10</text:p>
          </table:table-cell>
          <table:table-cell table:style-name="ce22" table:formula="of:=MIN([.$K$2];IF(MOD(ROW(); [.$G$2]) = 0; [.$C173] + 1; [.$C173]))" office:value-type="float" office:value="9" calcext:value-type="float">
            <text:p>9</text:p>
          </table:table-cell>
          <table:table-cell table:style-name="ce22" table:formula="of:=MIN([.$K$3];IF(MOD(ROW(); [.$G$3]) = 0; [.$D173] + 1; [.$D173]))" office:value-type="float" office:value="8" calcext:value-type="float">
            <text:p>8</text:p>
          </table:table-cell>
          <table:table-cell table:style-name="ce24" table:formula="of:=6*[.$D174]" office:value-type="float" office:value="48" calcext:value-type="float">
            <text:p>48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74]+1" office:value-type="date" office:date-value="2022-04-30" calcext:value-type="date">
            <text:p>04/30/2022</text:p>
          </table:table-cell>
          <table:table-cell table:style-name="ce22" table:formula="of:=MIN([.$K$1];IF(MOD(ROW(); [.$G$1]) = 0; [.$B174] + 1; [.$B174]))" office:value-type="float" office:value="10" calcext:value-type="float">
            <text:p>10</text:p>
          </table:table-cell>
          <table:table-cell table:style-name="ce22" table:formula="of:=MIN([.$K$2];IF(MOD(ROW(); [.$G$2]) = 0; [.$C174] + 1; [.$C174]))" office:value-type="float" office:value="9" calcext:value-type="float">
            <text:p>9</text:p>
          </table:table-cell>
          <table:table-cell table:style-name="ce22" table:formula="of:=MIN([.$K$3];IF(MOD(ROW(); [.$G$3]) = 0; [.$D174] + 1; [.$D174]))" office:value-type="float" office:value="8" calcext:value-type="float">
            <text:p>8</text:p>
          </table:table-cell>
          <table:table-cell table:style-name="ce24" table:formula="of:=6*[.$D175]" office:value-type="float" office:value="48" calcext:value-type="float">
            <text:p>48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75]+1" office:value-type="date" office:date-value="2022-05-01" calcext:value-type="date">
            <text:p>05/01/2022</text:p>
          </table:table-cell>
          <table:table-cell table:style-name="ce22" table:formula="of:=MIN([.$K$1];IF(MOD(ROW(); [.$G$1]) = 0; [.$B175] + 1; [.$B175]))" office:value-type="float" office:value="10" calcext:value-type="float">
            <text:p>10</text:p>
          </table:table-cell>
          <table:table-cell table:style-name="ce22" table:formula="of:=MIN([.$K$2];IF(MOD(ROW(); [.$G$2]) = 0; [.$C175] + 1; [.$C175]))" office:value-type="float" office:value="9" calcext:value-type="float">
            <text:p>9</text:p>
          </table:table-cell>
          <table:table-cell table:style-name="ce22" table:formula="of:=MIN([.$K$3];IF(MOD(ROW(); [.$G$3]) = 0; [.$D175] + 1; [.$D175]))" office:value-type="float" office:value="8" calcext:value-type="float">
            <text:p>8</text:p>
          </table:table-cell>
          <table:table-cell table:style-name="ce24" table:formula="of:=6*[.$D176]" office:value-type="float" office:value="48" calcext:value-type="float">
            <text:p>48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76]+1" office:value-type="date" office:date-value="2022-05-02" calcext:value-type="date">
            <text:p>05/02/2022</text:p>
          </table:table-cell>
          <table:table-cell table:style-name="ce22" table:formula="of:=MIN([.$K$1];IF(MOD(ROW(); [.$G$1]) = 0; [.$B176] + 1; [.$B176]))" office:value-type="float" office:value="10" calcext:value-type="float">
            <text:p>10</text:p>
          </table:table-cell>
          <table:table-cell table:style-name="ce22" table:formula="of:=MIN([.$K$2];IF(MOD(ROW(); [.$G$2]) = 0; [.$C176] + 1; [.$C176]))" office:value-type="float" office:value="9" calcext:value-type="float">
            <text:p>9</text:p>
          </table:table-cell>
          <table:table-cell table:style-name="ce22" table:formula="of:=MIN([.$K$3];IF(MOD(ROW(); [.$G$3]) = 0; [.$D176] + 1; [.$D176]))" office:value-type="float" office:value="8" calcext:value-type="float">
            <text:p>8</text:p>
          </table:table-cell>
          <table:table-cell table:style-name="ce24" table:formula="of:=6*[.$D177]" office:value-type="float" office:value="48" calcext:value-type="float">
            <text:p>48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77]+1" office:value-type="date" office:date-value="2022-05-03" calcext:value-type="date">
            <text:p>05/03/2022</text:p>
          </table:table-cell>
          <table:table-cell table:style-name="ce22" table:formula="of:=MIN([.$K$1];IF(MOD(ROW(); [.$G$1]) = 0; [.$B177] + 1; [.$B177]))" office:value-type="float" office:value="10" calcext:value-type="float">
            <text:p>10</text:p>
          </table:table-cell>
          <table:table-cell table:style-name="ce22" table:formula="of:=MIN([.$K$2];IF(MOD(ROW(); [.$G$2]) = 0; [.$C177] + 1; [.$C177]))" office:value-type="float" office:value="9" calcext:value-type="float">
            <text:p>9</text:p>
          </table:table-cell>
          <table:table-cell table:style-name="ce22" table:formula="of:=MIN([.$K$3];IF(MOD(ROW(); [.$G$3]) = 0; [.$D177] + 1; [.$D177]))" office:value-type="float" office:value="8" calcext:value-type="float">
            <text:p>8</text:p>
          </table:table-cell>
          <table:table-cell table:style-name="ce24" table:formula="of:=6*[.$D178]" office:value-type="float" office:value="48" calcext:value-type="float">
            <text:p>48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78]+1" office:value-type="date" office:date-value="2022-05-04" calcext:value-type="date">
            <text:p>05/04/2022</text:p>
          </table:table-cell>
          <table:table-cell table:style-name="ce22" table:formula="of:=MIN([.$K$1];IF(MOD(ROW(); [.$G$1]) = 0; [.$B178] + 1; [.$B178]))" office:value-type="float" office:value="10" calcext:value-type="float">
            <text:p>10</text:p>
          </table:table-cell>
          <table:table-cell table:style-name="ce22" table:formula="of:=MIN([.$K$2];IF(MOD(ROW(); [.$G$2]) = 0; [.$C178] + 1; [.$C178]))" office:value-type="float" office:value="9" calcext:value-type="float">
            <text:p>9</text:p>
          </table:table-cell>
          <table:table-cell table:style-name="ce22" table:formula="of:=MIN([.$K$3];IF(MOD(ROW(); [.$G$3]) = 0; [.$D178] + 1; [.$D178]))" office:value-type="float" office:value="8" calcext:value-type="float">
            <text:p>8</text:p>
          </table:table-cell>
          <table:table-cell table:style-name="ce24" table:formula="of:=6*[.$D179]" office:value-type="float" office:value="48" calcext:value-type="float">
            <text:p>48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79]+1" office:value-type="date" office:date-value="2022-05-05" calcext:value-type="date">
            <text:p>05/05/2022</text:p>
          </table:table-cell>
          <table:table-cell table:style-name="ce22" table:formula="of:=MIN([.$K$1];IF(MOD(ROW(); [.$G$1]) = 0; [.$B179] + 1; [.$B179]))" office:value-type="float" office:value="10" calcext:value-type="float">
            <text:p>10</text:p>
          </table:table-cell>
          <table:table-cell table:style-name="ce22" table:formula="of:=MIN([.$K$2];IF(MOD(ROW(); [.$G$2]) = 0; [.$C179] + 1; [.$C179]))" office:value-type="float" office:value="9" calcext:value-type="float">
            <text:p>9</text:p>
          </table:table-cell>
          <table:table-cell table:style-name="ce22" table:formula="of:=MIN([.$K$3];IF(MOD(ROW(); [.$G$3]) = 0; [.$D179] + 1; [.$D179]))" office:value-type="float" office:value="8" calcext:value-type="float">
            <text:p>8</text:p>
          </table:table-cell>
          <table:table-cell table:style-name="ce24" table:formula="of:=6*[.$D180]" office:value-type="float" office:value="48" calcext:value-type="float">
            <text:p>48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80]+1" office:value-type="date" office:date-value="2022-05-06" calcext:value-type="date">
            <text:p>05/06/2022</text:p>
          </table:table-cell>
          <table:table-cell table:style-name="ce22" table:formula="of:=MIN([.$K$1];IF(MOD(ROW(); [.$G$1]) = 0; [.$B180] + 1; [.$B180]))" office:value-type="float" office:value="10" calcext:value-type="float">
            <text:p>10</text:p>
          </table:table-cell>
          <table:table-cell table:style-name="ce22" table:formula="of:=MIN([.$K$2];IF(MOD(ROW(); [.$G$2]) = 0; [.$C180] + 1; [.$C180]))" office:value-type="float" office:value="9" calcext:value-type="float">
            <text:p>9</text:p>
          </table:table-cell>
          <table:table-cell table:style-name="ce22" table:formula="of:=MIN([.$K$3];IF(MOD(ROW(); [.$G$3]) = 0; [.$D180] + 1; [.$D180]))" office:value-type="float" office:value="8" calcext:value-type="float">
            <text:p>8</text:p>
          </table:table-cell>
          <table:table-cell table:style-name="ce24" table:formula="of:=6*[.$D181]" office:value-type="float" office:value="48" calcext:value-type="float">
            <text:p>48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81]+1" office:value-type="date" office:date-value="2022-05-07" calcext:value-type="date">
            <text:p>05/07/2022</text:p>
          </table:table-cell>
          <table:table-cell table:style-name="ce22" table:formula="of:=MIN([.$K$1];IF(MOD(ROW(); [.$G$1]) = 0; [.$B181] + 1; [.$B181]))" office:value-type="float" office:value="10" calcext:value-type="float">
            <text:p>10</text:p>
          </table:table-cell>
          <table:table-cell table:style-name="ce22" table:formula="of:=MIN([.$K$2];IF(MOD(ROW(); [.$G$2]) = 0; [.$C181] + 1; [.$C181]))" office:value-type="float" office:value="9" calcext:value-type="float">
            <text:p>9</text:p>
          </table:table-cell>
          <table:table-cell table:style-name="ce22" table:formula="of:=MIN([.$K$3];IF(MOD(ROW(); [.$G$3]) = 0; [.$D181] + 1; [.$D181]))" office:value-type="float" office:value="8" calcext:value-type="float">
            <text:p>8</text:p>
          </table:table-cell>
          <table:table-cell table:style-name="ce24" table:formula="of:=6*[.$D182]" office:value-type="float" office:value="48" calcext:value-type="float">
            <text:p>48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82]+1" office:value-type="date" office:date-value="2022-05-08" calcext:value-type="date">
            <text:p>05/08/2022</text:p>
          </table:table-cell>
          <table:table-cell table:style-name="ce22" table:formula="of:=MIN([.$K$1];IF(MOD(ROW(); [.$G$1]) = 0; [.$B182] + 1; [.$B182]))" office:value-type="float" office:value="10" calcext:value-type="float">
            <text:p>10</text:p>
          </table:table-cell>
          <table:table-cell table:style-name="ce22" table:formula="of:=MIN([.$K$2];IF(MOD(ROW(); [.$G$2]) = 0; [.$C182] + 1; [.$C182]))" office:value-type="float" office:value="9" calcext:value-type="float">
            <text:p>9</text:p>
          </table:table-cell>
          <table:table-cell table:style-name="ce22" table:formula="of:=MIN([.$K$3];IF(MOD(ROW(); [.$G$3]) = 0; [.$D182] + 1; [.$D182]))" office:value-type="float" office:value="8" calcext:value-type="float">
            <text:p>8</text:p>
          </table:table-cell>
          <table:table-cell table:style-name="ce24" table:formula="of:=6*[.$D183]" office:value-type="float" office:value="48" calcext:value-type="float">
            <text:p>48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83]+1" office:value-type="date" office:date-value="2022-05-09" calcext:value-type="date">
            <text:p>05/09/2022</text:p>
          </table:table-cell>
          <table:table-cell table:style-name="ce22" table:formula="of:=MIN([.$K$1];IF(MOD(ROW(); [.$G$1]) = 0; [.$B183] + 1; [.$B183]))" office:value-type="float" office:value="10" calcext:value-type="float">
            <text:p>10</text:p>
          </table:table-cell>
          <table:table-cell table:style-name="ce22" table:formula="of:=MIN([.$K$2];IF(MOD(ROW(); [.$G$2]) = 0; [.$C183] + 1; [.$C183]))" office:value-type="float" office:value="9" calcext:value-type="float">
            <text:p>9</text:p>
          </table:table-cell>
          <table:table-cell table:style-name="ce22" table:formula="of:=MIN([.$K$3];IF(MOD(ROW(); [.$G$3]) = 0; [.$D183] + 1; [.$D183]))" office:value-type="float" office:value="8" calcext:value-type="float">
            <text:p>8</text:p>
          </table:table-cell>
          <table:table-cell table:style-name="ce24" table:formula="of:=6*[.$D184]" office:value-type="float" office:value="48" calcext:value-type="float">
            <text:p>48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84]+1" office:value-type="date" office:date-value="2022-05-10" calcext:value-type="date">
            <text:p>05/10/2022</text:p>
          </table:table-cell>
          <table:table-cell table:style-name="ce22" table:formula="of:=MIN([.$K$1];IF(MOD(ROW(); [.$G$1]) = 0; [.$B184] + 1; [.$B184]))" office:value-type="float" office:value="10" calcext:value-type="float">
            <text:p>10</text:p>
          </table:table-cell>
          <table:table-cell table:style-name="ce22" table:formula="of:=MIN([.$K$2];IF(MOD(ROW(); [.$G$2]) = 0; [.$C184] + 1; [.$C184]))" office:value-type="float" office:value="9" calcext:value-type="float">
            <text:p>9</text:p>
          </table:table-cell>
          <table:table-cell table:style-name="ce22" table:formula="of:=MIN([.$K$3];IF(MOD(ROW(); [.$G$3]) = 0; [.$D184] + 1; [.$D184]))" office:value-type="float" office:value="8" calcext:value-type="float">
            <text:p>8</text:p>
          </table:table-cell>
          <table:table-cell table:style-name="ce24" table:formula="of:=6*[.$D185]" office:value-type="float" office:value="48" calcext:value-type="float">
            <text:p>48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85]+1" office:value-type="date" office:date-value="2022-05-11" calcext:value-type="date">
            <text:p>05/11/2022</text:p>
          </table:table-cell>
          <table:table-cell table:style-name="ce22" table:formula="of:=MIN([.$K$1];IF(MOD(ROW(); [.$G$1]) = 0; [.$B185] + 1; [.$B185]))" office:value-type="float" office:value="10" calcext:value-type="float">
            <text:p>10</text:p>
          </table:table-cell>
          <table:table-cell table:style-name="ce22" table:formula="of:=MIN([.$K$2];IF(MOD(ROW(); [.$G$2]) = 0; [.$C185] + 1; [.$C185]))" office:value-type="float" office:value="9" calcext:value-type="float">
            <text:p>9</text:p>
          </table:table-cell>
          <table:table-cell table:style-name="ce22" table:formula="of:=MIN([.$K$3];IF(MOD(ROW(); [.$G$3]) = 0; [.$D185] + 1; [.$D185]))" office:value-type="float" office:value="8" calcext:value-type="float">
            <text:p>8</text:p>
          </table:table-cell>
          <table:table-cell table:style-name="ce24" table:formula="of:=6*[.$D186]" office:value-type="float" office:value="48" calcext:value-type="float">
            <text:p>48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86]+1" office:value-type="date" office:date-value="2022-05-12" calcext:value-type="date">
            <text:p>05/12/2022</text:p>
          </table:table-cell>
          <table:table-cell table:style-name="ce22" table:formula="of:=MIN([.$K$1];IF(MOD(ROW(); [.$G$1]) = 0; [.$B186] + 1; [.$B186]))" office:value-type="float" office:value="10" calcext:value-type="float">
            <text:p>10</text:p>
          </table:table-cell>
          <table:table-cell table:style-name="ce22" table:formula="of:=MIN([.$K$2];IF(MOD(ROW(); [.$G$2]) = 0; [.$C186] + 1; [.$C186]))" office:value-type="float" office:value="9" calcext:value-type="float">
            <text:p>9</text:p>
          </table:table-cell>
          <table:table-cell table:style-name="ce22" table:formula="of:=MIN([.$K$3];IF(MOD(ROW(); [.$G$3]) = 0; [.$D186] + 1; [.$D186]))" office:value-type="float" office:value="8" calcext:value-type="float">
            <text:p>8</text:p>
          </table:table-cell>
          <table:table-cell table:style-name="ce24" table:formula="of:=6*[.$D187]" office:value-type="float" office:value="48" calcext:value-type="float">
            <text:p>48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87]+1" office:value-type="date" office:date-value="2022-05-13" calcext:value-type="date">
            <text:p>05/13/2022</text:p>
          </table:table-cell>
          <table:table-cell table:style-name="ce22" table:formula="of:=MIN([.$K$1];IF(MOD(ROW(); [.$G$1]) = 0; [.$B187] + 1; [.$B187]))" office:value-type="float" office:value="10" calcext:value-type="float">
            <text:p>10</text:p>
          </table:table-cell>
          <table:table-cell table:style-name="ce22" table:formula="of:=MIN([.$K$2];IF(MOD(ROW(); [.$G$2]) = 0; [.$C187] + 1; [.$C187]))" office:value-type="float" office:value="9" calcext:value-type="float">
            <text:p>9</text:p>
          </table:table-cell>
          <table:table-cell table:style-name="ce22" table:formula="of:=MIN([.$K$3];IF(MOD(ROW(); [.$G$3]) = 0; [.$D187] + 1; [.$D187]))" office:value-type="float" office:value="8" calcext:value-type="float">
            <text:p>8</text:p>
          </table:table-cell>
          <table:table-cell table:style-name="ce24" table:formula="of:=6*[.$D188]" office:value-type="float" office:value="48" calcext:value-type="float">
            <text:p>48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88]+1" office:value-type="date" office:date-value="2022-05-14" calcext:value-type="date">
            <text:p>05/14/2022</text:p>
          </table:table-cell>
          <table:table-cell table:style-name="ce22" table:formula="of:=MIN([.$K$1];IF(MOD(ROW(); [.$G$1]) = 0; [.$B188] + 1; [.$B188]))" office:value-type="float" office:value="10" calcext:value-type="float">
            <text:p>10</text:p>
          </table:table-cell>
          <table:table-cell table:style-name="ce22" table:formula="of:=MIN([.$K$2];IF(MOD(ROW(); [.$G$2]) = 0; [.$C188] + 1; [.$C188]))" office:value-type="float" office:value="9" calcext:value-type="float">
            <text:p>9</text:p>
          </table:table-cell>
          <table:table-cell table:style-name="ce22" table:formula="of:=MIN([.$K$3];IF(MOD(ROW(); [.$G$3]) = 0; [.$D188] + 1; [.$D188]))" office:value-type="float" office:value="8" calcext:value-type="float">
            <text:p>8</text:p>
          </table:table-cell>
          <table:table-cell table:style-name="ce24" table:formula="of:=6*[.$D189]" office:value-type="float" office:value="48" calcext:value-type="float">
            <text:p>48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89]+1" office:value-type="date" office:date-value="2022-05-15" calcext:value-type="date">
            <text:p>05/15/2022</text:p>
          </table:table-cell>
          <table:table-cell table:style-name="ce22" table:formula="of:=MIN([.$K$1];IF(MOD(ROW(); [.$G$1]) = 0; [.$B189] + 1; [.$B189]))" office:value-type="float" office:value="10" calcext:value-type="float">
            <text:p>10</text:p>
          </table:table-cell>
          <table:table-cell table:style-name="ce22" table:formula="of:=MIN([.$K$2];IF(MOD(ROW(); [.$G$2]) = 0; [.$C189] + 1; [.$C189]))" office:value-type="float" office:value="9" calcext:value-type="float">
            <text:p>9</text:p>
          </table:table-cell>
          <table:table-cell table:style-name="ce22" table:formula="of:=MIN([.$K$3];IF(MOD(ROW(); [.$G$3]) = 0; [.$D189] + 1; [.$D189]))" office:value-type="float" office:value="8" calcext:value-type="float">
            <text:p>8</text:p>
          </table:table-cell>
          <table:table-cell table:style-name="ce24" table:formula="of:=6*[.$D190]" office:value-type="float" office:value="48" calcext:value-type="float">
            <text:p>48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90]+1" office:value-type="date" office:date-value="2022-05-16" calcext:value-type="date">
            <text:p>05/16/2022</text:p>
          </table:table-cell>
          <table:table-cell table:style-name="ce22" table:formula="of:=MIN([.$K$1];IF(MOD(ROW(); [.$G$1]) = 0; [.$B190] + 1; [.$B190]))" office:value-type="float" office:value="10" calcext:value-type="float">
            <text:p>10</text:p>
          </table:table-cell>
          <table:table-cell table:style-name="ce22" table:formula="of:=MIN([.$K$2];IF(MOD(ROW(); [.$G$2]) = 0; [.$C190] + 1; [.$C190]))" office:value-type="float" office:value="9" calcext:value-type="float">
            <text:p>9</text:p>
          </table:table-cell>
          <table:table-cell table:style-name="ce22" table:formula="of:=MIN([.$K$3];IF(MOD(ROW(); [.$G$3]) = 0; [.$D190] + 1; [.$D190]))" office:value-type="float" office:value="8" calcext:value-type="float">
            <text:p>8</text:p>
          </table:table-cell>
          <table:table-cell table:style-name="ce24" table:formula="of:=6*[.$D191]" office:value-type="float" office:value="48" calcext:value-type="float">
            <text:p>48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91]+1" office:value-type="date" office:date-value="2022-05-17" calcext:value-type="date">
            <text:p>05/17/2022</text:p>
          </table:table-cell>
          <table:table-cell table:style-name="ce22" table:formula="of:=MIN([.$K$1];IF(MOD(ROW(); [.$G$1]) = 0; [.$B191] + 1; [.$B191]))" office:value-type="float" office:value="10" calcext:value-type="float">
            <text:p>10</text:p>
          </table:table-cell>
          <table:table-cell table:style-name="ce22" table:formula="of:=MIN([.$K$2];IF(MOD(ROW(); [.$G$2]) = 0; [.$C191] + 1; [.$C191]))" office:value-type="float" office:value="9" calcext:value-type="float">
            <text:p>9</text:p>
          </table:table-cell>
          <table:table-cell table:style-name="ce22" table:formula="of:=MIN([.$K$3];IF(MOD(ROW(); [.$G$3]) = 0; [.$D191] + 1; [.$D191]))" office:value-type="float" office:value="8" calcext:value-type="float">
            <text:p>8</text:p>
          </table:table-cell>
          <table:table-cell table:style-name="ce24" table:formula="of:=6*[.$D192]" office:value-type="float" office:value="48" calcext:value-type="float">
            <text:p>48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92]+1" office:value-type="date" office:date-value="2022-05-18" calcext:value-type="date">
            <text:p>05/18/2022</text:p>
          </table:table-cell>
          <table:table-cell table:style-name="ce22" table:formula="of:=MIN([.$K$1];IF(MOD(ROW(); [.$G$1]) = 0; [.$B192] + 1; [.$B192]))" office:value-type="float" office:value="10" calcext:value-type="float">
            <text:p>10</text:p>
          </table:table-cell>
          <table:table-cell table:style-name="ce22" table:formula="of:=MIN([.$K$2];IF(MOD(ROW(); [.$G$2]) = 0; [.$C192] + 1; [.$C192]))" office:value-type="float" office:value="9" calcext:value-type="float">
            <text:p>9</text:p>
          </table:table-cell>
          <table:table-cell table:style-name="ce22" table:formula="of:=MIN([.$K$3];IF(MOD(ROW(); [.$G$3]) = 0; [.$D192] + 1; [.$D192]))" office:value-type="float" office:value="8" calcext:value-type="float">
            <text:p>8</text:p>
          </table:table-cell>
          <table:table-cell table:style-name="ce24" table:formula="of:=6*[.$D193]" office:value-type="float" office:value="48" calcext:value-type="float">
            <text:p>48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93]+1" office:value-type="date" office:date-value="2022-05-19" calcext:value-type="date">
            <text:p>05/19/2022</text:p>
          </table:table-cell>
          <table:table-cell table:style-name="ce22" table:formula="of:=MIN([.$K$1];IF(MOD(ROW(); [.$G$1]) = 0; [.$B193] + 1; [.$B193]))" office:value-type="float" office:value="10" calcext:value-type="float">
            <text:p>10</text:p>
          </table:table-cell>
          <table:table-cell table:style-name="ce22" table:formula="of:=MIN([.$K$2];IF(MOD(ROW(); [.$G$2]) = 0; [.$C193] + 1; [.$C193]))" office:value-type="float" office:value="9" calcext:value-type="float">
            <text:p>9</text:p>
          </table:table-cell>
          <table:table-cell table:style-name="ce22" table:formula="of:=MIN([.$K$3];IF(MOD(ROW(); [.$G$3]) = 0; [.$D193] + 1; [.$D193]))" office:value-type="float" office:value="8" calcext:value-type="float">
            <text:p>8</text:p>
          </table:table-cell>
          <table:table-cell table:style-name="ce24" table:formula="of:=6*[.$D194]" office:value-type="float" office:value="48" calcext:value-type="float">
            <text:p>48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94]+1" office:value-type="date" office:date-value="2022-05-20" calcext:value-type="date">
            <text:p>05/20/2022</text:p>
          </table:table-cell>
          <table:table-cell table:style-name="ce22" table:formula="of:=MIN([.$K$1];IF(MOD(ROW(); [.$G$1]) = 0; [.$B194] + 1; [.$B194]))" office:value-type="float" office:value="10" calcext:value-type="float">
            <text:p>10</text:p>
          </table:table-cell>
          <table:table-cell table:style-name="ce22" table:formula="of:=MIN([.$K$2];IF(MOD(ROW(); [.$G$2]) = 0; [.$C194] + 1; [.$C194]))" office:value-type="float" office:value="9" calcext:value-type="float">
            <text:p>9</text:p>
          </table:table-cell>
          <table:table-cell table:style-name="ce22" table:formula="of:=MIN([.$K$3];IF(MOD(ROW(); [.$G$3]) = 0; [.$D194] + 1; [.$D194]))" office:value-type="float" office:value="8" calcext:value-type="float">
            <text:p>8</text:p>
          </table:table-cell>
          <table:table-cell table:style-name="ce24" table:formula="of:=6*[.$D195]" office:value-type="float" office:value="48" calcext:value-type="float">
            <text:p>48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95]+1" office:value-type="date" office:date-value="2022-05-21" calcext:value-type="date">
            <text:p>05/21/2022</text:p>
          </table:table-cell>
          <table:table-cell table:style-name="ce22" table:formula="of:=MIN([.$K$1];IF(MOD(ROW(); [.$G$1]) = 0; [.$B195] + 1; [.$B195]))" office:value-type="float" office:value="10" calcext:value-type="float">
            <text:p>10</text:p>
          </table:table-cell>
          <table:table-cell table:style-name="ce22" table:formula="of:=MIN([.$K$2];IF(MOD(ROW(); [.$G$2]) = 0; [.$C195] + 1; [.$C195]))" office:value-type="float" office:value="10" calcext:value-type="float">
            <text:p>10</text:p>
          </table:table-cell>
          <table:table-cell table:style-name="ce22" table:formula="of:=MIN([.$K$3];IF(MOD(ROW(); [.$G$3]) = 0; [.$D195] + 1; [.$D195]))" office:value-type="float" office:value="9" calcext:value-type="float">
            <text:p>9</text:p>
          </table:table-cell>
          <table:table-cell table:style-name="ce24" table:formula="of:=6*[.$D196]" office:value-type="float" office:value="54" calcext:value-type="float">
            <text:p>54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96]+1" office:value-type="date" office:date-value="2022-05-22" calcext:value-type="date">
            <text:p>05/22/2022</text:p>
          </table:table-cell>
          <table:table-cell table:style-name="ce22" table:formula="of:=MIN([.$K$1];IF(MOD(ROW(); [.$G$1]) = 0; [.$B196] + 1; [.$B196]))" office:value-type="float" office:value="10" calcext:value-type="float">
            <text:p>10</text:p>
          </table:table-cell>
          <table:table-cell table:style-name="ce22" table:formula="of:=MIN([.$K$2];IF(MOD(ROW(); [.$G$2]) = 0; [.$C196] + 1; [.$C196]))" office:value-type="float" office:value="10" calcext:value-type="float">
            <text:p>10</text:p>
          </table:table-cell>
          <table:table-cell table:style-name="ce22" table:formula="of:=MIN([.$K$3];IF(MOD(ROW(); [.$G$3]) = 0; [.$D196] + 1; [.$D196]))" office:value-type="float" office:value="9" calcext:value-type="float">
            <text:p>9</text:p>
          </table:table-cell>
          <table:table-cell table:style-name="ce24" table:formula="of:=6*[.$D197]" office:value-type="float" office:value="54" calcext:value-type="float">
            <text:p>54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97]+1" office:value-type="date" office:date-value="2022-05-23" calcext:value-type="date">
            <text:p>05/23/2022</text:p>
          </table:table-cell>
          <table:table-cell table:style-name="ce22" table:formula="of:=MIN([.$K$1];IF(MOD(ROW(); [.$G$1]) = 0; [.$B197] + 1; [.$B197]))" office:value-type="float" office:value="10" calcext:value-type="float">
            <text:p>10</text:p>
          </table:table-cell>
          <table:table-cell table:style-name="ce22" table:formula="of:=MIN([.$K$2];IF(MOD(ROW(); [.$G$2]) = 0; [.$C197] + 1; [.$C197]))" office:value-type="float" office:value="10" calcext:value-type="float">
            <text:p>10</text:p>
          </table:table-cell>
          <table:table-cell table:style-name="ce22" table:formula="of:=MIN([.$K$3];IF(MOD(ROW(); [.$G$3]) = 0; [.$D197] + 1; [.$D197]))" office:value-type="float" office:value="9" calcext:value-type="float">
            <text:p>9</text:p>
          </table:table-cell>
          <table:table-cell table:style-name="ce24" table:formula="of:=6*[.$D198]" office:value-type="float" office:value="54" calcext:value-type="float">
            <text:p>54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98]+1" office:value-type="date" office:date-value="2022-05-24" calcext:value-type="date">
            <text:p>05/24/2022</text:p>
          </table:table-cell>
          <table:table-cell table:style-name="ce22" table:formula="of:=MIN([.$K$1];IF(MOD(ROW(); [.$G$1]) = 0; [.$B198] + 1; [.$B198]))" office:value-type="float" office:value="10" calcext:value-type="float">
            <text:p>10</text:p>
          </table:table-cell>
          <table:table-cell table:style-name="ce22" table:formula="of:=MIN([.$K$2];IF(MOD(ROW(); [.$G$2]) = 0; [.$C198] + 1; [.$C198]))" office:value-type="float" office:value="10" calcext:value-type="float">
            <text:p>10</text:p>
          </table:table-cell>
          <table:table-cell table:style-name="ce22" table:formula="of:=MIN([.$K$3];IF(MOD(ROW(); [.$G$3]) = 0; [.$D198] + 1; [.$D198]))" office:value-type="float" office:value="9" calcext:value-type="float">
            <text:p>9</text:p>
          </table:table-cell>
          <table:table-cell table:style-name="ce24" table:formula="of:=6*[.$D199]" office:value-type="float" office:value="54" calcext:value-type="float">
            <text:p>54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199]+1" office:value-type="date" office:date-value="2022-05-25" calcext:value-type="date">
            <text:p>05/25/2022</text:p>
          </table:table-cell>
          <table:table-cell table:style-name="ce22" table:formula="of:=MIN([.$K$1];IF(MOD(ROW(); [.$G$1]) = 0; [.$B199] + 1; [.$B199]))" office:value-type="float" office:value="10" calcext:value-type="float">
            <text:p>10</text:p>
          </table:table-cell>
          <table:table-cell table:style-name="ce22" table:formula="of:=MIN([.$K$2];IF(MOD(ROW(); [.$G$2]) = 0; [.$C199] + 1; [.$C199]))" office:value-type="float" office:value="10" calcext:value-type="float">
            <text:p>10</text:p>
          </table:table-cell>
          <table:table-cell table:style-name="ce22" table:formula="of:=MIN([.$K$3];IF(MOD(ROW(); [.$G$3]) = 0; [.$D199] + 1; [.$D199]))" office:value-type="float" office:value="9" calcext:value-type="float">
            <text:p>9</text:p>
          </table:table-cell>
          <table:table-cell table:style-name="ce24" table:formula="of:=6*[.$D200]" office:value-type="float" office:value="54" calcext:value-type="float">
            <text:p>54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00]+1" office:value-type="date" office:date-value="2022-05-26" calcext:value-type="date">
            <text:p>05/26/2022</text:p>
          </table:table-cell>
          <table:table-cell table:style-name="ce22" table:formula="of:=MIN([.$K$1];IF(MOD(ROW(); [.$G$1]) = 0; [.$B200] + 1; [.$B200]))" office:value-type="float" office:value="10" calcext:value-type="float">
            <text:p>10</text:p>
          </table:table-cell>
          <table:table-cell table:style-name="ce22" table:formula="of:=MIN([.$K$2];IF(MOD(ROW(); [.$G$2]) = 0; [.$C200] + 1; [.$C200]))" office:value-type="float" office:value="10" calcext:value-type="float">
            <text:p>10</text:p>
          </table:table-cell>
          <table:table-cell table:style-name="ce22" table:formula="of:=MIN([.$K$3];IF(MOD(ROW(); [.$G$3]) = 0; [.$D200] + 1; [.$D200]))" office:value-type="float" office:value="9" calcext:value-type="float">
            <text:p>9</text:p>
          </table:table-cell>
          <table:table-cell table:style-name="ce24" table:formula="of:=6*[.$D201]" office:value-type="float" office:value="54" calcext:value-type="float">
            <text:p>54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01]+1" office:value-type="date" office:date-value="2022-05-27" calcext:value-type="date">
            <text:p>05/27/2022</text:p>
          </table:table-cell>
          <table:table-cell table:style-name="ce22" table:formula="of:=MIN([.$K$1];IF(MOD(ROW(); [.$G$1]) = 0; [.$B201] + 1; [.$B201]))" office:value-type="float" office:value="10" calcext:value-type="float">
            <text:p>10</text:p>
          </table:table-cell>
          <table:table-cell table:style-name="ce22" table:formula="of:=MIN([.$K$2];IF(MOD(ROW(); [.$G$2]) = 0; [.$C201] + 1; [.$C201]))" office:value-type="float" office:value="10" calcext:value-type="float">
            <text:p>10</text:p>
          </table:table-cell>
          <table:table-cell table:style-name="ce22" table:formula="of:=MIN([.$K$3];IF(MOD(ROW(); [.$G$3]) = 0; [.$D201] + 1; [.$D201]))" office:value-type="float" office:value="9" calcext:value-type="float">
            <text:p>9</text:p>
          </table:table-cell>
          <table:table-cell table:style-name="ce24" table:formula="of:=6*[.$D202]" office:value-type="float" office:value="54" calcext:value-type="float">
            <text:p>54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02]+1" office:value-type="date" office:date-value="2022-05-28" calcext:value-type="date">
            <text:p>05/28/2022</text:p>
          </table:table-cell>
          <table:table-cell table:style-name="ce22" table:formula="of:=MIN([.$K$1];IF(MOD(ROW(); [.$G$1]) = 0; [.$B202] + 1; [.$B202]))" office:value-type="float" office:value="10" calcext:value-type="float">
            <text:p>10</text:p>
          </table:table-cell>
          <table:table-cell table:style-name="ce22" table:formula="of:=MIN([.$K$2];IF(MOD(ROW(); [.$G$2]) = 0; [.$C202] + 1; [.$C202]))" office:value-type="float" office:value="10" calcext:value-type="float">
            <text:p>10</text:p>
          </table:table-cell>
          <table:table-cell table:style-name="ce22" table:formula="of:=MIN([.$K$3];IF(MOD(ROW(); [.$G$3]) = 0; [.$D202] + 1; [.$D202]))" office:value-type="float" office:value="9" calcext:value-type="float">
            <text:p>9</text:p>
          </table:table-cell>
          <table:table-cell table:style-name="ce24" table:formula="of:=6*[.$D203]" office:value-type="float" office:value="54" calcext:value-type="float">
            <text:p>54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03]+1" office:value-type="date" office:date-value="2022-05-29" calcext:value-type="date">
            <text:p>05/29/2022</text:p>
          </table:table-cell>
          <table:table-cell table:style-name="ce22" table:formula="of:=MIN([.$K$1];IF(MOD(ROW(); [.$G$1]) = 0; [.$B203] + 1; [.$B203]))" office:value-type="float" office:value="10" calcext:value-type="float">
            <text:p>10</text:p>
          </table:table-cell>
          <table:table-cell table:style-name="ce22" table:formula="of:=MIN([.$K$2];IF(MOD(ROW(); [.$G$2]) = 0; [.$C203] + 1; [.$C203]))" office:value-type="float" office:value="10" calcext:value-type="float">
            <text:p>10</text:p>
          </table:table-cell>
          <table:table-cell table:style-name="ce22" table:formula="of:=MIN([.$K$3];IF(MOD(ROW(); [.$G$3]) = 0; [.$D203] + 1; [.$D203]))" office:value-type="float" office:value="9" calcext:value-type="float">
            <text:p>9</text:p>
          </table:table-cell>
          <table:table-cell table:style-name="ce24" table:formula="of:=6*[.$D204]" office:value-type="float" office:value="54" calcext:value-type="float">
            <text:p>54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04]+1" office:value-type="date" office:date-value="2022-05-30" calcext:value-type="date">
            <text:p>05/30/2022</text:p>
          </table:table-cell>
          <table:table-cell table:style-name="ce22" table:formula="of:=MIN([.$K$1];IF(MOD(ROW(); [.$G$1]) = 0; [.$B204] + 1; [.$B204]))" office:value-type="float" office:value="10" calcext:value-type="float">
            <text:p>10</text:p>
          </table:table-cell>
          <table:table-cell table:style-name="ce22" table:formula="of:=MIN([.$K$2];IF(MOD(ROW(); [.$G$2]) = 0; [.$C204] + 1; [.$C204]))" office:value-type="float" office:value="10" calcext:value-type="float">
            <text:p>10</text:p>
          </table:table-cell>
          <table:table-cell table:style-name="ce22" table:formula="of:=MIN([.$K$3];IF(MOD(ROW(); [.$G$3]) = 0; [.$D204] + 1; [.$D204]))" office:value-type="float" office:value="9" calcext:value-type="float">
            <text:p>9</text:p>
          </table:table-cell>
          <table:table-cell table:style-name="ce24" table:formula="of:=6*[.$D205]" office:value-type="float" office:value="54" calcext:value-type="float">
            <text:p>54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05]+1" office:value-type="date" office:date-value="2022-05-31" calcext:value-type="date">
            <text:p>05/31/2022</text:p>
          </table:table-cell>
          <table:table-cell table:style-name="ce22" table:formula="of:=MIN([.$K$1];IF(MOD(ROW(); [.$G$1]) = 0; [.$B205] + 1; [.$B205]))" office:value-type="float" office:value="10" calcext:value-type="float">
            <text:p>10</text:p>
          </table:table-cell>
          <table:table-cell table:style-name="ce22" table:formula="of:=MIN([.$K$2];IF(MOD(ROW(); [.$G$2]) = 0; [.$C205] + 1; [.$C205]))" office:value-type="float" office:value="10" calcext:value-type="float">
            <text:p>10</text:p>
          </table:table-cell>
          <table:table-cell table:style-name="ce22" table:formula="of:=MIN([.$K$3];IF(MOD(ROW(); [.$G$3]) = 0; [.$D205] + 1; [.$D205]))" office:value-type="float" office:value="9" calcext:value-type="float">
            <text:p>9</text:p>
          </table:table-cell>
          <table:table-cell table:style-name="ce24" table:formula="of:=6*[.$D206]" office:value-type="float" office:value="54" calcext:value-type="float">
            <text:p>54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06]+1" office:value-type="date" office:date-value="2022-06-01" calcext:value-type="date">
            <text:p>06/01/2022</text:p>
          </table:table-cell>
          <table:table-cell table:style-name="ce22" table:formula="of:=MIN([.$K$1];IF(MOD(ROW(); [.$G$1]) = 0; [.$B206] + 1; [.$B206]))" office:value-type="float" office:value="10" calcext:value-type="float">
            <text:p>10</text:p>
          </table:table-cell>
          <table:table-cell table:style-name="ce22" table:formula="of:=MIN([.$K$2];IF(MOD(ROW(); [.$G$2]) = 0; [.$C206] + 1; [.$C206]))" office:value-type="float" office:value="10" calcext:value-type="float">
            <text:p>10</text:p>
          </table:table-cell>
          <table:table-cell table:style-name="ce22" table:formula="of:=MIN([.$K$3];IF(MOD(ROW(); [.$G$3]) = 0; [.$D206] + 1; [.$D206]))" office:value-type="float" office:value="9" calcext:value-type="float">
            <text:p>9</text:p>
          </table:table-cell>
          <table:table-cell table:style-name="ce24" table:formula="of:=6*[.$D207]" office:value-type="float" office:value="54" calcext:value-type="float">
            <text:p>54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07]+1" office:value-type="date" office:date-value="2022-06-02" calcext:value-type="date">
            <text:p>06/02/2022</text:p>
          </table:table-cell>
          <table:table-cell table:style-name="ce22" table:formula="of:=MIN([.$K$1];IF(MOD(ROW(); [.$G$1]) = 0; [.$B207] + 1; [.$B207]))" office:value-type="float" office:value="10" calcext:value-type="float">
            <text:p>10</text:p>
          </table:table-cell>
          <table:table-cell table:style-name="ce22" table:formula="of:=MIN([.$K$2];IF(MOD(ROW(); [.$G$2]) = 0; [.$C207] + 1; [.$C207]))" office:value-type="float" office:value="10" calcext:value-type="float">
            <text:p>10</text:p>
          </table:table-cell>
          <table:table-cell table:style-name="ce22" table:formula="of:=MIN([.$K$3];IF(MOD(ROW(); [.$G$3]) = 0; [.$D207] + 1; [.$D207]))" office:value-type="float" office:value="9" calcext:value-type="float">
            <text:p>9</text:p>
          </table:table-cell>
          <table:table-cell table:style-name="ce24" table:formula="of:=6*[.$D208]" office:value-type="float" office:value="54" calcext:value-type="float">
            <text:p>54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08]+1" office:value-type="date" office:date-value="2022-06-03" calcext:value-type="date">
            <text:p>06/03/2022</text:p>
          </table:table-cell>
          <table:table-cell table:style-name="ce22" table:formula="of:=MIN([.$K$1];IF(MOD(ROW(); [.$G$1]) = 0; [.$B208] + 1; [.$B208]))" office:value-type="float" office:value="10" calcext:value-type="float">
            <text:p>10</text:p>
          </table:table-cell>
          <table:table-cell table:style-name="ce22" table:formula="of:=MIN([.$K$2];IF(MOD(ROW(); [.$G$2]) = 0; [.$C208] + 1; [.$C208]))" office:value-type="float" office:value="10" calcext:value-type="float">
            <text:p>10</text:p>
          </table:table-cell>
          <table:table-cell table:style-name="ce22" table:formula="of:=MIN([.$K$3];IF(MOD(ROW(); [.$G$3]) = 0; [.$D208] + 1; [.$D208]))" office:value-type="float" office:value="9" calcext:value-type="float">
            <text:p>9</text:p>
          </table:table-cell>
          <table:table-cell table:style-name="ce24" table:formula="of:=6*[.$D209]" office:value-type="float" office:value="54" calcext:value-type="float">
            <text:p>54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09]+1" office:value-type="date" office:date-value="2022-06-04" calcext:value-type="date">
            <text:p>06/04/2022</text:p>
          </table:table-cell>
          <table:table-cell table:style-name="ce22" table:formula="of:=MIN([.$K$1];IF(MOD(ROW(); [.$G$1]) = 0; [.$B209] + 1; [.$B209]))" office:value-type="float" office:value="10" calcext:value-type="float">
            <text:p>10</text:p>
          </table:table-cell>
          <table:table-cell table:style-name="ce22" table:formula="of:=MIN([.$K$2];IF(MOD(ROW(); [.$G$2]) = 0; [.$C209] + 1; [.$C209]))" office:value-type="float" office:value="10" calcext:value-type="float">
            <text:p>10</text:p>
          </table:table-cell>
          <table:table-cell table:style-name="ce22" table:formula="of:=MIN([.$K$3];IF(MOD(ROW(); [.$G$3]) = 0; [.$D209] + 1; [.$D209]))" office:value-type="float" office:value="9" calcext:value-type="float">
            <text:p>9</text:p>
          </table:table-cell>
          <table:table-cell table:style-name="ce24" table:formula="of:=6*[.$D210]" office:value-type="float" office:value="54" calcext:value-type="float">
            <text:p>54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10]+1" office:value-type="date" office:date-value="2022-06-05" calcext:value-type="date">
            <text:p>06/05/2022</text:p>
          </table:table-cell>
          <table:table-cell table:style-name="ce22" table:formula="of:=MIN([.$K$1];IF(MOD(ROW(); [.$G$1]) = 0; [.$B210] + 1; [.$B210]))" office:value-type="float" office:value="10" calcext:value-type="float">
            <text:p>10</text:p>
          </table:table-cell>
          <table:table-cell table:style-name="ce22" table:formula="of:=MIN([.$K$2];IF(MOD(ROW(); [.$G$2]) = 0; [.$C210] + 1; [.$C210]))" office:value-type="float" office:value="10" calcext:value-type="float">
            <text:p>10</text:p>
          </table:table-cell>
          <table:table-cell table:style-name="ce22" table:formula="of:=MIN([.$K$3];IF(MOD(ROW(); [.$G$3]) = 0; [.$D210] + 1; [.$D210]))" office:value-type="float" office:value="9" calcext:value-type="float">
            <text:p>9</text:p>
          </table:table-cell>
          <table:table-cell table:style-name="ce24" table:formula="of:=6*[.$D211]" office:value-type="float" office:value="54" calcext:value-type="float">
            <text:p>54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11]+1" office:value-type="date" office:date-value="2022-06-06" calcext:value-type="date">
            <text:p>06/06/2022</text:p>
          </table:table-cell>
          <table:table-cell table:style-name="ce22" table:formula="of:=MIN([.$K$1];IF(MOD(ROW(); [.$G$1]) = 0; [.$B211] + 1; [.$B211]))" office:value-type="float" office:value="10" calcext:value-type="float">
            <text:p>10</text:p>
          </table:table-cell>
          <table:table-cell table:style-name="ce22" table:formula="of:=MIN([.$K$2];IF(MOD(ROW(); [.$G$2]) = 0; [.$C211] + 1; [.$C211]))" office:value-type="float" office:value="10" calcext:value-type="float">
            <text:p>10</text:p>
          </table:table-cell>
          <table:table-cell table:style-name="ce22" table:formula="of:=MIN([.$K$3];IF(MOD(ROW(); [.$G$3]) = 0; [.$D211] + 1; [.$D211]))" office:value-type="float" office:value="9" calcext:value-type="float">
            <text:p>9</text:p>
          </table:table-cell>
          <table:table-cell table:style-name="ce24" table:formula="of:=6*[.$D212]" office:value-type="float" office:value="54" calcext:value-type="float">
            <text:p>54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12]+1" office:value-type="date" office:date-value="2022-06-07" calcext:value-type="date">
            <text:p>06/07/2022</text:p>
          </table:table-cell>
          <table:table-cell table:style-name="ce22" table:formula="of:=MIN([.$K$1];IF(MOD(ROW(); [.$G$1]) = 0; [.$B212] + 1; [.$B212]))" office:value-type="float" office:value="10" calcext:value-type="float">
            <text:p>10</text:p>
          </table:table-cell>
          <table:table-cell table:style-name="ce22" table:formula="of:=MIN([.$K$2];IF(MOD(ROW(); [.$G$2]) = 0; [.$C212] + 1; [.$C212]))" office:value-type="float" office:value="10" calcext:value-type="float">
            <text:p>10</text:p>
          </table:table-cell>
          <table:table-cell table:style-name="ce22" table:formula="of:=MIN([.$K$3];IF(MOD(ROW(); [.$G$3]) = 0; [.$D212] + 1; [.$D212]))" office:value-type="float" office:value="9" calcext:value-type="float">
            <text:p>9</text:p>
          </table:table-cell>
          <table:table-cell table:style-name="ce24" table:formula="of:=6*[.$D213]" office:value-type="float" office:value="54" calcext:value-type="float">
            <text:p>54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13]+1" office:value-type="date" office:date-value="2022-06-08" calcext:value-type="date">
            <text:p>06/08/2022</text:p>
          </table:table-cell>
          <table:table-cell table:style-name="ce22" table:formula="of:=MIN([.$K$1];IF(MOD(ROW(); [.$G$1]) = 0; [.$B213] + 1; [.$B213]))" office:value-type="float" office:value="10" calcext:value-type="float">
            <text:p>10</text:p>
          </table:table-cell>
          <table:table-cell table:style-name="ce22" table:formula="of:=MIN([.$K$2];IF(MOD(ROW(); [.$G$2]) = 0; [.$C213] + 1; [.$C213]))" office:value-type="float" office:value="10" calcext:value-type="float">
            <text:p>10</text:p>
          </table:table-cell>
          <table:table-cell table:style-name="ce22" table:formula="of:=MIN([.$K$3];IF(MOD(ROW(); [.$G$3]) = 0; [.$D213] + 1; [.$D213]))" office:value-type="float" office:value="9" calcext:value-type="float">
            <text:p>9</text:p>
          </table:table-cell>
          <table:table-cell table:style-name="ce24" table:formula="of:=6*[.$D214]" office:value-type="float" office:value="54" calcext:value-type="float">
            <text:p>54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14]+1" office:value-type="date" office:date-value="2022-06-09" calcext:value-type="date">
            <text:p>06/09/2022</text:p>
          </table:table-cell>
          <table:table-cell table:style-name="ce22" table:formula="of:=MIN([.$K$1];IF(MOD(ROW(); [.$G$1]) = 0; [.$B214] + 1; [.$B214]))" office:value-type="float" office:value="10" calcext:value-type="float">
            <text:p>10</text:p>
          </table:table-cell>
          <table:table-cell table:style-name="ce22" table:formula="of:=MIN([.$K$2];IF(MOD(ROW(); [.$G$2]) = 0; [.$C214] + 1; [.$C214]))" office:value-type="float" office:value="10" calcext:value-type="float">
            <text:p>10</text:p>
          </table:table-cell>
          <table:table-cell table:style-name="ce22" table:formula="of:=MIN([.$K$3];IF(MOD(ROW(); [.$G$3]) = 0; [.$D214] + 1; [.$D214]))" office:value-type="float" office:value="9" calcext:value-type="float">
            <text:p>9</text:p>
          </table:table-cell>
          <table:table-cell table:style-name="ce24" table:formula="of:=6*[.$D215]" office:value-type="float" office:value="54" calcext:value-type="float">
            <text:p>54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15]+1" office:value-type="date" office:date-value="2022-06-10" calcext:value-type="date">
            <text:p>06/10/2022</text:p>
          </table:table-cell>
          <table:table-cell table:style-name="ce22" table:formula="of:=MIN([.$K$1];IF(MOD(ROW(); [.$G$1]) = 0; [.$B215] + 1; [.$B215]))" office:value-type="float" office:value="10" calcext:value-type="float">
            <text:p>10</text:p>
          </table:table-cell>
          <table:table-cell table:style-name="ce22" table:formula="of:=MIN([.$K$2];IF(MOD(ROW(); [.$G$2]) = 0; [.$C215] + 1; [.$C215]))" office:value-type="float" office:value="10" calcext:value-type="float">
            <text:p>10</text:p>
          </table:table-cell>
          <table:table-cell table:style-name="ce22" table:formula="of:=MIN([.$K$3];IF(MOD(ROW(); [.$G$3]) = 0; [.$D215] + 1; [.$D215]))" office:value-type="float" office:value="9" calcext:value-type="float">
            <text:p>9</text:p>
          </table:table-cell>
          <table:table-cell table:style-name="ce24" table:formula="of:=6*[.$D216]" office:value-type="float" office:value="54" calcext:value-type="float">
            <text:p>54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16]+1" office:value-type="date" office:date-value="2022-06-11" calcext:value-type="date">
            <text:p>06/11/2022</text:p>
          </table:table-cell>
          <table:table-cell table:style-name="ce22" table:formula="of:=MIN([.$K$1];IF(MOD(ROW(); [.$G$1]) = 0; [.$B216] + 1; [.$B216]))" office:value-type="float" office:value="10" calcext:value-type="float">
            <text:p>10</text:p>
          </table:table-cell>
          <table:table-cell table:style-name="ce22" table:formula="of:=MIN([.$K$2];IF(MOD(ROW(); [.$G$2]) = 0; [.$C216] + 1; [.$C216]))" office:value-type="float" office:value="10" calcext:value-type="float">
            <text:p>10</text:p>
          </table:table-cell>
          <table:table-cell table:style-name="ce22" table:formula="of:=MIN([.$K$3];IF(MOD(ROW(); [.$G$3]) = 0; [.$D216] + 1; [.$D216]))" office:value-type="float" office:value="9" calcext:value-type="float">
            <text:p>9</text:p>
          </table:table-cell>
          <table:table-cell table:style-name="ce24" table:formula="of:=6*[.$D217]" office:value-type="float" office:value="54" calcext:value-type="float">
            <text:p>54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17]+1" office:value-type="date" office:date-value="2022-06-12" calcext:value-type="date">
            <text:p>06/12/2022</text:p>
          </table:table-cell>
          <table:table-cell table:style-name="ce22" table:formula="of:=MIN([.$K$1];IF(MOD(ROW(); [.$G$1]) = 0; [.$B217] + 1; [.$B217]))" office:value-type="float" office:value="10" calcext:value-type="float">
            <text:p>10</text:p>
          </table:table-cell>
          <table:table-cell table:style-name="ce22" table:formula="of:=MIN([.$K$2];IF(MOD(ROW(); [.$G$2]) = 0; [.$C217] + 1; [.$C217]))" office:value-type="float" office:value="10" calcext:value-type="float">
            <text:p>10</text:p>
          </table:table-cell>
          <table:table-cell table:style-name="ce22" table:formula="of:=MIN([.$K$3];IF(MOD(ROW(); [.$G$3]) = 0; [.$D217] + 1; [.$D217]))" office:value-type="float" office:value="9" calcext:value-type="float">
            <text:p>9</text:p>
          </table:table-cell>
          <table:table-cell table:style-name="ce24" table:formula="of:=6*[.$D218]" office:value-type="float" office:value="54" calcext:value-type="float">
            <text:p>54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18]+1" office:value-type="date" office:date-value="2022-06-13" calcext:value-type="date">
            <text:p>06/13/2022</text:p>
          </table:table-cell>
          <table:table-cell table:style-name="ce22" table:formula="of:=MIN([.$K$1];IF(MOD(ROW(); [.$G$1]) = 0; [.$B218] + 1; [.$B218]))" office:value-type="float" office:value="10" calcext:value-type="float">
            <text:p>10</text:p>
          </table:table-cell>
          <table:table-cell table:style-name="ce22" table:formula="of:=MIN([.$K$2];IF(MOD(ROW(); [.$G$2]) = 0; [.$C218] + 1; [.$C218]))" office:value-type="float" office:value="10" calcext:value-type="float">
            <text:p>10</text:p>
          </table:table-cell>
          <table:table-cell table:style-name="ce22" table:formula="of:=MIN([.$K$3];IF(MOD(ROW(); [.$G$3]) = 0; [.$D218] + 1; [.$D218]))" office:value-type="float" office:value="9" calcext:value-type="float">
            <text:p>9</text:p>
          </table:table-cell>
          <table:table-cell table:style-name="ce24" table:formula="of:=6*[.$D219]" office:value-type="float" office:value="54" calcext:value-type="float">
            <text:p>54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19]+1" office:value-type="date" office:date-value="2022-06-14" calcext:value-type="date">
            <text:p>06/14/2022</text:p>
          </table:table-cell>
          <table:table-cell table:style-name="ce22" table:formula="of:=MIN([.$K$1];IF(MOD(ROW(); [.$G$1]) = 0; [.$B219] + 1; [.$B219]))" office:value-type="float" office:value="10" calcext:value-type="float">
            <text:p>10</text:p>
          </table:table-cell>
          <table:table-cell table:style-name="ce22" table:formula="of:=MIN([.$K$2];IF(MOD(ROW(); [.$G$2]) = 0; [.$C219] + 1; [.$C219]))" office:value-type="float" office:value="10" calcext:value-type="float">
            <text:p>10</text:p>
          </table:table-cell>
          <table:table-cell table:style-name="ce22" table:formula="of:=MIN([.$K$3];IF(MOD(ROW(); [.$G$3]) = 0; [.$D219] + 1; [.$D219]))" office:value-type="float" office:value="9" calcext:value-type="float">
            <text:p>9</text:p>
          </table:table-cell>
          <table:table-cell table:style-name="ce24" table:formula="of:=6*[.$D220]" office:value-type="float" office:value="54" calcext:value-type="float">
            <text:p>54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20]+1" office:value-type="date" office:date-value="2022-06-15" calcext:value-type="date">
            <text:p>06/15/2022</text:p>
          </table:table-cell>
          <table:table-cell table:style-name="ce22" table:formula="of:=MIN([.$K$1];IF(MOD(ROW(); [.$G$1]) = 0; [.$B220] + 1; [.$B220]))" office:value-type="float" office:value="10" calcext:value-type="float">
            <text:p>10</text:p>
          </table:table-cell>
          <table:table-cell table:style-name="ce22" table:formula="of:=MIN([.$K$2];IF(MOD(ROW(); [.$G$2]) = 0; [.$C220] + 1; [.$C220]))" office:value-type="float" office:value="10" calcext:value-type="float">
            <text:p>10</text:p>
          </table:table-cell>
          <table:table-cell table:style-name="ce22" table:formula="of:=MIN([.$K$3];IF(MOD(ROW(); [.$G$3]) = 0; [.$D220] + 1; [.$D220]))" office:value-type="float" office:value="9" calcext:value-type="float">
            <text:p>9</text:p>
          </table:table-cell>
          <table:table-cell table:style-name="ce24" table:formula="of:=6*[.$D221]" office:value-type="float" office:value="54" calcext:value-type="float">
            <text:p>54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21]+1" office:value-type="date" office:date-value="2022-06-16" calcext:value-type="date">
            <text:p>06/16/2022</text:p>
          </table:table-cell>
          <table:table-cell table:style-name="ce22" table:formula="of:=MIN([.$K$1];IF(MOD(ROW(); [.$G$1]) = 0; [.$B221] + 1; [.$B221]))" office:value-type="float" office:value="10" calcext:value-type="float">
            <text:p>10</text:p>
          </table:table-cell>
          <table:table-cell table:style-name="ce22" table:formula="of:=MIN([.$K$2];IF(MOD(ROW(); [.$G$2]) = 0; [.$C221] + 1; [.$C221]))" office:value-type="float" office:value="10" calcext:value-type="float">
            <text:p>10</text:p>
          </table:table-cell>
          <table:table-cell table:style-name="ce22" table:formula="of:=MIN([.$K$3];IF(MOD(ROW(); [.$G$3]) = 0; [.$D221] + 1; [.$D221]))" office:value-type="float" office:value="9" calcext:value-type="float">
            <text:p>9</text:p>
          </table:table-cell>
          <table:table-cell table:style-name="ce24" table:formula="of:=6*[.$D222]" office:value-type="float" office:value="54" calcext:value-type="float">
            <text:p>54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22]+1" office:value-type="date" office:date-value="2022-06-17" calcext:value-type="date">
            <text:p>06/17/2022</text:p>
          </table:table-cell>
          <table:table-cell table:style-name="ce22" table:formula="of:=MIN([.$K$1];IF(MOD(ROW(); [.$G$1]) = 0; [.$B222] + 1; [.$B222]))" office:value-type="float" office:value="10" calcext:value-type="float">
            <text:p>10</text:p>
          </table:table-cell>
          <table:table-cell table:style-name="ce22" table:formula="of:=MIN([.$K$2];IF(MOD(ROW(); [.$G$2]) = 0; [.$C222] + 1; [.$C222]))" office:value-type="float" office:value="10" calcext:value-type="float">
            <text:p>10</text:p>
          </table:table-cell>
          <table:table-cell table:style-name="ce22" table:formula="of:=MIN([.$K$3];IF(MOD(ROW(); [.$G$3]) = 0; [.$D222] + 1; [.$D222]))" office:value-type="float" office:value="9" calcext:value-type="float">
            <text:p>9</text:p>
          </table:table-cell>
          <table:table-cell table:style-name="ce24" table:formula="of:=6*[.$D223]" office:value-type="float" office:value="54" calcext:value-type="float">
            <text:p>54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23]+1" office:value-type="date" office:date-value="2022-06-18" calcext:value-type="date">
            <text:p>06/18/2022</text:p>
          </table:table-cell>
          <table:table-cell table:style-name="ce22" table:formula="of:=MIN([.$K$1];IF(MOD(ROW(); [.$G$1]) = 0; [.$B223] + 1; [.$B223]))" office:value-type="float" office:value="10" calcext:value-type="float">
            <text:p>10</text:p>
          </table:table-cell>
          <table:table-cell table:style-name="ce22" table:formula="of:=MIN([.$K$2];IF(MOD(ROW(); [.$G$2]) = 0; [.$C223] + 1; [.$C223]))" office:value-type="float" office:value="10" calcext:value-type="float">
            <text:p>10</text:p>
          </table:table-cell>
          <table:table-cell table:style-name="ce22" table:formula="of:=MIN([.$K$3];IF(MOD(ROW(); [.$G$3]) = 0; [.$D223] + 1; [.$D223]))" office:value-type="float" office:value="10" calcext:value-type="float">
            <text:p>10</text:p>
          </table:table-cell>
          <table:table-cell table:style-name="ce24" table:formula="of:=6*[.$D224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24]+1" office:value-type="date" office:date-value="2022-06-19" calcext:value-type="date">
            <text:p>06/19/2022</text:p>
          </table:table-cell>
          <table:table-cell table:style-name="ce22" table:formula="of:=MIN([.$K$1];IF(MOD(ROW(); [.$G$1]) = 0; [.$B224] + 1; [.$B224]))" office:value-type="float" office:value="10" calcext:value-type="float">
            <text:p>10</text:p>
          </table:table-cell>
          <table:table-cell table:style-name="ce22" table:formula="of:=MIN([.$K$2];IF(MOD(ROW(); [.$G$2]) = 0; [.$C224] + 1; [.$C224]))" office:value-type="float" office:value="10" calcext:value-type="float">
            <text:p>10</text:p>
          </table:table-cell>
          <table:table-cell table:style-name="ce22" table:formula="of:=MIN([.$K$3];IF(MOD(ROW(); [.$G$3]) = 0; [.$D224] + 1; [.$D224]))" office:value-type="float" office:value="10" calcext:value-type="float">
            <text:p>10</text:p>
          </table:table-cell>
          <table:table-cell table:style-name="ce24" table:formula="of:=6*[.$D225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25]+1" office:value-type="date" office:date-value="2022-06-20" calcext:value-type="date">
            <text:p>06/20/2022</text:p>
          </table:table-cell>
          <table:table-cell table:style-name="ce22" table:formula="of:=MIN([.$K$1];IF(MOD(ROW(); [.$G$1]) = 0; [.$B225] + 1; [.$B225]))" office:value-type="float" office:value="10" calcext:value-type="float">
            <text:p>10</text:p>
          </table:table-cell>
          <table:table-cell table:style-name="ce22" table:formula="of:=MIN([.$K$2];IF(MOD(ROW(); [.$G$2]) = 0; [.$C225] + 1; [.$C225]))" office:value-type="float" office:value="10" calcext:value-type="float">
            <text:p>10</text:p>
          </table:table-cell>
          <table:table-cell table:style-name="ce22" table:formula="of:=MIN([.$K$3];IF(MOD(ROW(); [.$G$3]) = 0; [.$D225] + 1; [.$D225]))" office:value-type="float" office:value="10" calcext:value-type="float">
            <text:p>10</text:p>
          </table:table-cell>
          <table:table-cell table:style-name="ce24" table:formula="of:=6*[.$D226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26]+1" office:value-type="date" office:date-value="2022-06-21" calcext:value-type="date">
            <text:p>06/21/2022</text:p>
          </table:table-cell>
          <table:table-cell table:style-name="ce22" table:formula="of:=MIN([.$K$1];IF(MOD(ROW(); [.$G$1]) = 0; [.$B226] + 1; [.$B226]))" office:value-type="float" office:value="10" calcext:value-type="float">
            <text:p>10</text:p>
          </table:table-cell>
          <table:table-cell table:style-name="ce22" table:formula="of:=MIN([.$K$2];IF(MOD(ROW(); [.$G$2]) = 0; [.$C226] + 1; [.$C226]))" office:value-type="float" office:value="10" calcext:value-type="float">
            <text:p>10</text:p>
          </table:table-cell>
          <table:table-cell table:style-name="ce22" table:formula="of:=MIN([.$K$3];IF(MOD(ROW(); [.$G$3]) = 0; [.$D226] + 1; [.$D226]))" office:value-type="float" office:value="10" calcext:value-type="float">
            <text:p>10</text:p>
          </table:table-cell>
          <table:table-cell table:style-name="ce24" table:formula="of:=6*[.$D227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27]+1" office:value-type="date" office:date-value="2022-06-22" calcext:value-type="date">
            <text:p>06/22/2022</text:p>
          </table:table-cell>
          <table:table-cell table:style-name="ce22" table:formula="of:=MIN([.$K$1];IF(MOD(ROW(); [.$G$1]) = 0; [.$B227] + 1; [.$B227]))" office:value-type="float" office:value="10" calcext:value-type="float">
            <text:p>10</text:p>
          </table:table-cell>
          <table:table-cell table:style-name="ce22" table:formula="of:=MIN([.$K$2];IF(MOD(ROW(); [.$G$2]) = 0; [.$C227] + 1; [.$C227]))" office:value-type="float" office:value="10" calcext:value-type="float">
            <text:p>10</text:p>
          </table:table-cell>
          <table:table-cell table:style-name="ce22" table:formula="of:=MIN([.$K$3];IF(MOD(ROW(); [.$G$3]) = 0; [.$D227] + 1; [.$D227]))" office:value-type="float" office:value="10" calcext:value-type="float">
            <text:p>10</text:p>
          </table:table-cell>
          <table:table-cell table:style-name="ce24" table:formula="of:=6*[.$D228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28]+1" office:value-type="date" office:date-value="2022-06-23" calcext:value-type="date">
            <text:p>06/23/2022</text:p>
          </table:table-cell>
          <table:table-cell table:style-name="ce22" table:formula="of:=MIN([.$K$1];IF(MOD(ROW(); [.$G$1]) = 0; [.$B228] + 1; [.$B228]))" office:value-type="float" office:value="10" calcext:value-type="float">
            <text:p>10</text:p>
          </table:table-cell>
          <table:table-cell table:style-name="ce22" table:formula="of:=MIN([.$K$2];IF(MOD(ROW(); [.$G$2]) = 0; [.$C228] + 1; [.$C228]))" office:value-type="float" office:value="10" calcext:value-type="float">
            <text:p>10</text:p>
          </table:table-cell>
          <table:table-cell table:style-name="ce22" table:formula="of:=MIN([.$K$3];IF(MOD(ROW(); [.$G$3]) = 0; [.$D228] + 1; [.$D228]))" office:value-type="float" office:value="10" calcext:value-type="float">
            <text:p>10</text:p>
          </table:table-cell>
          <table:table-cell table:style-name="ce24" table:formula="of:=6*[.$D229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29]+1" office:value-type="date" office:date-value="2022-06-24" calcext:value-type="date">
            <text:p>06/24/2022</text:p>
          </table:table-cell>
          <table:table-cell table:style-name="ce22" table:formula="of:=MIN([.$K$1];IF(MOD(ROW(); [.$G$1]) = 0; [.$B229] + 1; [.$B229]))" office:value-type="float" office:value="10" calcext:value-type="float">
            <text:p>10</text:p>
          </table:table-cell>
          <table:table-cell table:style-name="ce22" table:formula="of:=MIN([.$K$2];IF(MOD(ROW(); [.$G$2]) = 0; [.$C229] + 1; [.$C229]))" office:value-type="float" office:value="10" calcext:value-type="float">
            <text:p>10</text:p>
          </table:table-cell>
          <table:table-cell table:style-name="ce22" table:formula="of:=MIN([.$K$3];IF(MOD(ROW(); [.$G$3]) = 0; [.$D229] + 1; [.$D229]))" office:value-type="float" office:value="10" calcext:value-type="float">
            <text:p>10</text:p>
          </table:table-cell>
          <table:table-cell table:style-name="ce24" table:formula="of:=6*[.$D230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30]+1" office:value-type="date" office:date-value="2022-06-25" calcext:value-type="date">
            <text:p>06/25/2022</text:p>
          </table:table-cell>
          <table:table-cell table:style-name="ce22" table:formula="of:=MIN([.$K$1];IF(MOD(ROW(); [.$G$1]) = 0; [.$B230] + 1; [.$B230]))" office:value-type="float" office:value="10" calcext:value-type="float">
            <text:p>10</text:p>
          </table:table-cell>
          <table:table-cell table:style-name="ce22" table:formula="of:=MIN([.$K$2];IF(MOD(ROW(); [.$G$2]) = 0; [.$C230] + 1; [.$C230]))" office:value-type="float" office:value="10" calcext:value-type="float">
            <text:p>10</text:p>
          </table:table-cell>
          <table:table-cell table:style-name="ce22" table:formula="of:=MIN([.$K$3];IF(MOD(ROW(); [.$G$3]) = 0; [.$D230] + 1; [.$D230]))" office:value-type="float" office:value="10" calcext:value-type="float">
            <text:p>10</text:p>
          </table:table-cell>
          <table:table-cell table:style-name="ce24" table:formula="of:=6*[.$D231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31]+1" office:value-type="date" office:date-value="2022-06-26" calcext:value-type="date">
            <text:p>06/26/2022</text:p>
          </table:table-cell>
          <table:table-cell table:style-name="ce22" table:formula="of:=MIN([.$K$1];IF(MOD(ROW(); [.$G$1]) = 0; [.$B231] + 1; [.$B231]))" office:value-type="float" office:value="10" calcext:value-type="float">
            <text:p>10</text:p>
          </table:table-cell>
          <table:table-cell table:style-name="ce22" table:formula="of:=MIN([.$K$2];IF(MOD(ROW(); [.$G$2]) = 0; [.$C231] + 1; [.$C231]))" office:value-type="float" office:value="10" calcext:value-type="float">
            <text:p>10</text:p>
          </table:table-cell>
          <table:table-cell table:style-name="ce22" table:formula="of:=MIN([.$K$3];IF(MOD(ROW(); [.$G$3]) = 0; [.$D231] + 1; [.$D231]))" office:value-type="float" office:value="10" calcext:value-type="float">
            <text:p>10</text:p>
          </table:table-cell>
          <table:table-cell table:style-name="ce24" table:formula="of:=6*[.$D232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32]+1" office:value-type="date" office:date-value="2022-06-27" calcext:value-type="date">
            <text:p>06/27/2022</text:p>
          </table:table-cell>
          <table:table-cell table:style-name="ce22" table:formula="of:=MIN([.$K$1];IF(MOD(ROW(); [.$G$1]) = 0; [.$B232] + 1; [.$B232]))" office:value-type="float" office:value="10" calcext:value-type="float">
            <text:p>10</text:p>
          </table:table-cell>
          <table:table-cell table:style-name="ce22" table:formula="of:=MIN([.$K$2];IF(MOD(ROW(); [.$G$2]) = 0; [.$C232] + 1; [.$C232]))" office:value-type="float" office:value="10" calcext:value-type="float">
            <text:p>10</text:p>
          </table:table-cell>
          <table:table-cell table:style-name="ce22" table:formula="of:=MIN([.$K$3];IF(MOD(ROW(); [.$G$3]) = 0; [.$D232] + 1; [.$D232]))" office:value-type="float" office:value="10" calcext:value-type="float">
            <text:p>10</text:p>
          </table:table-cell>
          <table:table-cell table:style-name="ce24" table:formula="of:=6*[.$D233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33]+1" office:value-type="date" office:date-value="2022-06-28" calcext:value-type="date">
            <text:p>06/28/2022</text:p>
          </table:table-cell>
          <table:table-cell table:style-name="ce22" table:formula="of:=MIN([.$K$1];IF(MOD(ROW(); [.$G$1]) = 0; [.$B233] + 1; [.$B233]))" office:value-type="float" office:value="10" calcext:value-type="float">
            <text:p>10</text:p>
          </table:table-cell>
          <table:table-cell table:style-name="ce22" table:formula="of:=MIN([.$K$2];IF(MOD(ROW(); [.$G$2]) = 0; [.$C233] + 1; [.$C233]))" office:value-type="float" office:value="10" calcext:value-type="float">
            <text:p>10</text:p>
          </table:table-cell>
          <table:table-cell table:style-name="ce22" table:formula="of:=MIN([.$K$3];IF(MOD(ROW(); [.$G$3]) = 0; [.$D233] + 1; [.$D233]))" office:value-type="float" office:value="10" calcext:value-type="float">
            <text:p>10</text:p>
          </table:table-cell>
          <table:table-cell table:style-name="ce24" table:formula="of:=6*[.$D234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34]+1" office:value-type="date" office:date-value="2022-06-29" calcext:value-type="date">
            <text:p>06/29/2022</text:p>
          </table:table-cell>
          <table:table-cell table:style-name="ce22" table:formula="of:=MIN([.$K$1];IF(MOD(ROW(); [.$G$1]) = 0; [.$B234] + 1; [.$B234]))" office:value-type="float" office:value="10" calcext:value-type="float">
            <text:p>10</text:p>
          </table:table-cell>
          <table:table-cell table:style-name="ce22" table:formula="of:=MIN([.$K$2];IF(MOD(ROW(); [.$G$2]) = 0; [.$C234] + 1; [.$C234]))" office:value-type="float" office:value="10" calcext:value-type="float">
            <text:p>10</text:p>
          </table:table-cell>
          <table:table-cell table:style-name="ce22" table:formula="of:=MIN([.$K$3];IF(MOD(ROW(); [.$G$3]) = 0; [.$D234] + 1; [.$D234]))" office:value-type="float" office:value="10" calcext:value-type="float">
            <text:p>10</text:p>
          </table:table-cell>
          <table:table-cell table:style-name="ce24" table:formula="of:=6*[.$D235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35]+1" office:value-type="date" office:date-value="2022-06-30" calcext:value-type="date">
            <text:p>06/30/2022</text:p>
          </table:table-cell>
          <table:table-cell table:style-name="ce22" table:formula="of:=MIN([.$K$1];IF(MOD(ROW(); [.$G$1]) = 0; [.$B235] + 1; [.$B235]))" office:value-type="float" office:value="10" calcext:value-type="float">
            <text:p>10</text:p>
          </table:table-cell>
          <table:table-cell table:style-name="ce22" table:formula="of:=MIN([.$K$2];IF(MOD(ROW(); [.$G$2]) = 0; [.$C235] + 1; [.$C235]))" office:value-type="float" office:value="10" calcext:value-type="float">
            <text:p>10</text:p>
          </table:table-cell>
          <table:table-cell table:style-name="ce22" table:formula="of:=MIN([.$K$3];IF(MOD(ROW(); [.$G$3]) = 0; [.$D235] + 1; [.$D235]))" office:value-type="float" office:value="10" calcext:value-type="float">
            <text:p>10</text:p>
          </table:table-cell>
          <table:table-cell table:style-name="ce24" table:formula="of:=6*[.$D236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36]+1" office:value-type="date" office:date-value="2022-07-01" calcext:value-type="date">
            <text:p>07/01/2022</text:p>
          </table:table-cell>
          <table:table-cell table:style-name="ce22" table:formula="of:=MIN([.$K$1];IF(MOD(ROW(); [.$G$1]) = 0; [.$B236] + 1; [.$B236]))" office:value-type="float" office:value="10" calcext:value-type="float">
            <text:p>10</text:p>
          </table:table-cell>
          <table:table-cell table:style-name="ce22" table:formula="of:=MIN([.$K$2];IF(MOD(ROW(); [.$G$2]) = 0; [.$C236] + 1; [.$C236]))" office:value-type="float" office:value="10" calcext:value-type="float">
            <text:p>10</text:p>
          </table:table-cell>
          <table:table-cell table:style-name="ce22" table:formula="of:=MIN([.$K$3];IF(MOD(ROW(); [.$G$3]) = 0; [.$D236] + 1; [.$D236]))" office:value-type="float" office:value="10" calcext:value-type="float">
            <text:p>10</text:p>
          </table:table-cell>
          <table:table-cell table:style-name="ce24" table:formula="of:=6*[.$D237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37]+1" office:value-type="date" office:date-value="2022-07-02" calcext:value-type="date">
            <text:p>07/02/2022</text:p>
          </table:table-cell>
          <table:table-cell table:style-name="ce22" table:formula="of:=MIN([.$K$1];IF(MOD(ROW(); [.$G$1]) = 0; [.$B237] + 1; [.$B237]))" office:value-type="float" office:value="10" calcext:value-type="float">
            <text:p>10</text:p>
          </table:table-cell>
          <table:table-cell table:style-name="ce22" table:formula="of:=MIN([.$K$2];IF(MOD(ROW(); [.$G$2]) = 0; [.$C237] + 1; [.$C237]))" office:value-type="float" office:value="10" calcext:value-type="float">
            <text:p>10</text:p>
          </table:table-cell>
          <table:table-cell table:style-name="ce22" table:formula="of:=MIN([.$K$3];IF(MOD(ROW(); [.$G$3]) = 0; [.$D237] + 1; [.$D237]))" office:value-type="float" office:value="10" calcext:value-type="float">
            <text:p>10</text:p>
          </table:table-cell>
          <table:table-cell table:style-name="ce24" table:formula="of:=6*[.$D238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38]+1" office:value-type="date" office:date-value="2022-07-03" calcext:value-type="date">
            <text:p>07/03/2022</text:p>
          </table:table-cell>
          <table:table-cell table:style-name="ce22" table:formula="of:=MIN([.$K$1];IF(MOD(ROW(); [.$G$1]) = 0; [.$B238] + 1; [.$B238]))" office:value-type="float" office:value="10" calcext:value-type="float">
            <text:p>10</text:p>
          </table:table-cell>
          <table:table-cell table:style-name="ce22" table:formula="of:=MIN([.$K$2];IF(MOD(ROW(); [.$G$2]) = 0; [.$C238] + 1; [.$C238]))" office:value-type="float" office:value="10" calcext:value-type="float">
            <text:p>10</text:p>
          </table:table-cell>
          <table:table-cell table:style-name="ce22" table:formula="of:=MIN([.$K$3];IF(MOD(ROW(); [.$G$3]) = 0; [.$D238] + 1; [.$D238]))" office:value-type="float" office:value="10" calcext:value-type="float">
            <text:p>10</text:p>
          </table:table-cell>
          <table:table-cell table:style-name="ce24" table:formula="of:=6*[.$D239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39]+1" office:value-type="date" office:date-value="2022-07-04" calcext:value-type="date">
            <text:p>07/04/2022</text:p>
          </table:table-cell>
          <table:table-cell table:style-name="ce22" table:formula="of:=MIN([.$K$1];IF(MOD(ROW(); [.$G$1]) = 0; [.$B239] + 1; [.$B239]))" office:value-type="float" office:value="10" calcext:value-type="float">
            <text:p>10</text:p>
          </table:table-cell>
          <table:table-cell table:style-name="ce22" table:formula="of:=MIN([.$K$2];IF(MOD(ROW(); [.$G$2]) = 0; [.$C239] + 1; [.$C239]))" office:value-type="float" office:value="10" calcext:value-type="float">
            <text:p>10</text:p>
          </table:table-cell>
          <table:table-cell table:style-name="ce22" table:formula="of:=MIN([.$K$3];IF(MOD(ROW(); [.$G$3]) = 0; [.$D239] + 1; [.$D239]))" office:value-type="float" office:value="10" calcext:value-type="float">
            <text:p>10</text:p>
          </table:table-cell>
          <table:table-cell table:style-name="ce24" table:formula="of:=6*[.$D240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40]+1" office:value-type="date" office:date-value="2022-07-05" calcext:value-type="date">
            <text:p>07/05/2022</text:p>
          </table:table-cell>
          <table:table-cell table:style-name="ce22" table:formula="of:=MIN([.$K$1];IF(MOD(ROW(); [.$G$1]) = 0; [.$B240] + 1; [.$B240]))" office:value-type="float" office:value="10" calcext:value-type="float">
            <text:p>10</text:p>
          </table:table-cell>
          <table:table-cell table:style-name="ce22" table:formula="of:=MIN([.$K$2];IF(MOD(ROW(); [.$G$2]) = 0; [.$C240] + 1; [.$C240]))" office:value-type="float" office:value="10" calcext:value-type="float">
            <text:p>10</text:p>
          </table:table-cell>
          <table:table-cell table:style-name="ce22" table:formula="of:=MIN([.$K$3];IF(MOD(ROW(); [.$G$3]) = 0; [.$D240] + 1; [.$D240]))" office:value-type="float" office:value="10" calcext:value-type="float">
            <text:p>10</text:p>
          </table:table-cell>
          <table:table-cell table:style-name="ce24" table:formula="of:=6*[.$D241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41]+1" office:value-type="date" office:date-value="2022-07-06" calcext:value-type="date">
            <text:p>07/06/2022</text:p>
          </table:table-cell>
          <table:table-cell table:style-name="ce22" table:formula="of:=MIN([.$K$1];IF(MOD(ROW(); [.$G$1]) = 0; [.$B241] + 1; [.$B241]))" office:value-type="float" office:value="10" calcext:value-type="float">
            <text:p>10</text:p>
          </table:table-cell>
          <table:table-cell table:style-name="ce22" table:formula="of:=MIN([.$K$2];IF(MOD(ROW(); [.$G$2]) = 0; [.$C241] + 1; [.$C241]))" office:value-type="float" office:value="10" calcext:value-type="float">
            <text:p>10</text:p>
          </table:table-cell>
          <table:table-cell table:style-name="ce22" table:formula="of:=MIN([.$K$3];IF(MOD(ROW(); [.$G$3]) = 0; [.$D241] + 1; [.$D241]))" office:value-type="float" office:value="10" calcext:value-type="float">
            <text:p>10</text:p>
          </table:table-cell>
          <table:table-cell table:style-name="ce24" table:formula="of:=6*[.$D242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42]+1" office:value-type="date" office:date-value="2022-07-07" calcext:value-type="date">
            <text:p>07/07/2022</text:p>
          </table:table-cell>
          <table:table-cell table:style-name="ce22" table:formula="of:=MIN([.$K$1];IF(MOD(ROW(); [.$G$1]) = 0; [.$B242] + 1; [.$B242]))" office:value-type="float" office:value="10" calcext:value-type="float">
            <text:p>10</text:p>
          </table:table-cell>
          <table:table-cell table:style-name="ce22" table:formula="of:=MIN([.$K$2];IF(MOD(ROW(); [.$G$2]) = 0; [.$C242] + 1; [.$C242]))" office:value-type="float" office:value="10" calcext:value-type="float">
            <text:p>10</text:p>
          </table:table-cell>
          <table:table-cell table:style-name="ce22" table:formula="of:=MIN([.$K$3];IF(MOD(ROW(); [.$G$3]) = 0; [.$D242] + 1; [.$D242]))" office:value-type="float" office:value="10" calcext:value-type="float">
            <text:p>10</text:p>
          </table:table-cell>
          <table:table-cell table:style-name="ce24" table:formula="of:=6*[.$D243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43]+1" office:value-type="date" office:date-value="2022-07-08" calcext:value-type="date">
            <text:p>07/08/2022</text:p>
          </table:table-cell>
          <table:table-cell table:style-name="ce22" table:formula="of:=MIN([.$K$1];IF(MOD(ROW(); [.$G$1]) = 0; [.$B243] + 1; [.$B243]))" office:value-type="float" office:value="10" calcext:value-type="float">
            <text:p>10</text:p>
          </table:table-cell>
          <table:table-cell table:style-name="ce22" table:formula="of:=MIN([.$K$2];IF(MOD(ROW(); [.$G$2]) = 0; [.$C243] + 1; [.$C243]))" office:value-type="float" office:value="10" calcext:value-type="float">
            <text:p>10</text:p>
          </table:table-cell>
          <table:table-cell table:style-name="ce22" table:formula="of:=MIN([.$K$3];IF(MOD(ROW(); [.$G$3]) = 0; [.$D243] + 1; [.$D243]))" office:value-type="float" office:value="10" calcext:value-type="float">
            <text:p>10</text:p>
          </table:table-cell>
          <table:table-cell table:style-name="ce24" table:formula="of:=6*[.$D244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44]+1" office:value-type="date" office:date-value="2022-07-09" calcext:value-type="date">
            <text:p>07/09/2022</text:p>
          </table:table-cell>
          <table:table-cell table:style-name="ce22" table:formula="of:=MIN([.$K$1];IF(MOD(ROW(); [.$G$1]) = 0; [.$B244] + 1; [.$B244]))" office:value-type="float" office:value="10" calcext:value-type="float">
            <text:p>10</text:p>
          </table:table-cell>
          <table:table-cell table:style-name="ce22" table:formula="of:=MIN([.$K$2];IF(MOD(ROW(); [.$G$2]) = 0; [.$C244] + 1; [.$C244]))" office:value-type="float" office:value="10" calcext:value-type="float">
            <text:p>10</text:p>
          </table:table-cell>
          <table:table-cell table:style-name="ce22" table:formula="of:=MIN([.$K$3];IF(MOD(ROW(); [.$G$3]) = 0; [.$D244] + 1; [.$D244]))" office:value-type="float" office:value="10" calcext:value-type="float">
            <text:p>10</text:p>
          </table:table-cell>
          <table:table-cell table:style-name="ce24" table:formula="of:=6*[.$D245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45]+1" office:value-type="date" office:date-value="2022-07-10" calcext:value-type="date">
            <text:p>07/10/2022</text:p>
          </table:table-cell>
          <table:table-cell table:style-name="ce22" table:formula="of:=MIN([.$K$1];IF(MOD(ROW(); [.$G$1]) = 0; [.$B245] + 1; [.$B245]))" office:value-type="float" office:value="10" calcext:value-type="float">
            <text:p>10</text:p>
          </table:table-cell>
          <table:table-cell table:style-name="ce22" table:formula="of:=MIN([.$K$2];IF(MOD(ROW(); [.$G$2]) = 0; [.$C245] + 1; [.$C245]))" office:value-type="float" office:value="10" calcext:value-type="float">
            <text:p>10</text:p>
          </table:table-cell>
          <table:table-cell table:style-name="ce22" table:formula="of:=MIN([.$K$3];IF(MOD(ROW(); [.$G$3]) = 0; [.$D245] + 1; [.$D245]))" office:value-type="float" office:value="10" calcext:value-type="float">
            <text:p>10</text:p>
          </table:table-cell>
          <table:table-cell table:style-name="ce24" table:formula="of:=6*[.$D246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46]+1" office:value-type="date" office:date-value="2022-07-11" calcext:value-type="date">
            <text:p>07/11/2022</text:p>
          </table:table-cell>
          <table:table-cell table:style-name="ce22" table:formula="of:=MIN([.$K$1];IF(MOD(ROW(); [.$G$1]) = 0; [.$B246] + 1; [.$B246]))" office:value-type="float" office:value="10" calcext:value-type="float">
            <text:p>10</text:p>
          </table:table-cell>
          <table:table-cell table:style-name="ce22" table:formula="of:=MIN([.$K$2];IF(MOD(ROW(); [.$G$2]) = 0; [.$C246] + 1; [.$C246]))" office:value-type="float" office:value="10" calcext:value-type="float">
            <text:p>10</text:p>
          </table:table-cell>
          <table:table-cell table:style-name="ce22" table:formula="of:=MIN([.$K$3];IF(MOD(ROW(); [.$G$3]) = 0; [.$D246] + 1; [.$D246]))" office:value-type="float" office:value="10" calcext:value-type="float">
            <text:p>10</text:p>
          </table:table-cell>
          <table:table-cell table:style-name="ce24" table:formula="of:=6*[.$D247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47]+1" office:value-type="date" office:date-value="2022-07-12" calcext:value-type="date">
            <text:p>07/12/2022</text:p>
          </table:table-cell>
          <table:table-cell table:style-name="ce22" table:formula="of:=MIN([.$K$1];IF(MOD(ROW(); [.$G$1]) = 0; [.$B247] + 1; [.$B247]))" office:value-type="float" office:value="10" calcext:value-type="float">
            <text:p>10</text:p>
          </table:table-cell>
          <table:table-cell table:style-name="ce22" table:formula="of:=MIN([.$K$2];IF(MOD(ROW(); [.$G$2]) = 0; [.$C247] + 1; [.$C247]))" office:value-type="float" office:value="10" calcext:value-type="float">
            <text:p>10</text:p>
          </table:table-cell>
          <table:table-cell table:style-name="ce22" table:formula="of:=MIN([.$K$3];IF(MOD(ROW(); [.$G$3]) = 0; [.$D247] + 1; [.$D247]))" office:value-type="float" office:value="10" calcext:value-type="float">
            <text:p>10</text:p>
          </table:table-cell>
          <table:table-cell table:style-name="ce24" table:formula="of:=6*[.$D248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48]+1" office:value-type="date" office:date-value="2022-07-13" calcext:value-type="date">
            <text:p>07/13/2022</text:p>
          </table:table-cell>
          <table:table-cell table:style-name="ce22" table:formula="of:=MIN([.$K$1];IF(MOD(ROW(); [.$G$1]) = 0; [.$B248] + 1; [.$B248]))" office:value-type="float" office:value="10" calcext:value-type="float">
            <text:p>10</text:p>
          </table:table-cell>
          <table:table-cell table:style-name="ce22" table:formula="of:=MIN([.$K$2];IF(MOD(ROW(); [.$G$2]) = 0; [.$C248] + 1; [.$C248]))" office:value-type="float" office:value="10" calcext:value-type="float">
            <text:p>10</text:p>
          </table:table-cell>
          <table:table-cell table:style-name="ce22" table:formula="of:=MIN([.$K$3];IF(MOD(ROW(); [.$G$3]) = 0; [.$D248] + 1; [.$D248]))" office:value-type="float" office:value="10" calcext:value-type="float">
            <text:p>10</text:p>
          </table:table-cell>
          <table:table-cell table:style-name="ce24" table:formula="of:=6*[.$D249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49]+1" office:value-type="date" office:date-value="2022-07-14" calcext:value-type="date">
            <text:p>07/14/2022</text:p>
          </table:table-cell>
          <table:table-cell table:style-name="ce22" table:formula="of:=MIN([.$K$1];IF(MOD(ROW(); [.$G$1]) = 0; [.$B249] + 1; [.$B249]))" office:value-type="float" office:value="10" calcext:value-type="float">
            <text:p>10</text:p>
          </table:table-cell>
          <table:table-cell table:style-name="ce22" table:formula="of:=MIN([.$K$2];IF(MOD(ROW(); [.$G$2]) = 0; [.$C249] + 1; [.$C249]))" office:value-type="float" office:value="10" calcext:value-type="float">
            <text:p>10</text:p>
          </table:table-cell>
          <table:table-cell table:style-name="ce22" table:formula="of:=MIN([.$K$3];IF(MOD(ROW(); [.$G$3]) = 0; [.$D249] + 1; [.$D249]))" office:value-type="float" office:value="10" calcext:value-type="float">
            <text:p>10</text:p>
          </table:table-cell>
          <table:table-cell table:style-name="ce24" table:formula="of:=6*[.$D250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50]+1" office:value-type="date" office:date-value="2022-07-15" calcext:value-type="date">
            <text:p>07/15/2022</text:p>
          </table:table-cell>
          <table:table-cell table:style-name="ce22" table:formula="of:=MIN([.$K$1];IF(MOD(ROW(); [.$G$1]) = 0; [.$B250] + 1; [.$B250]))" office:value-type="float" office:value="10" calcext:value-type="float">
            <text:p>10</text:p>
          </table:table-cell>
          <table:table-cell table:style-name="ce22" table:formula="of:=MIN([.$K$2];IF(MOD(ROW(); [.$G$2]) = 0; [.$C250] + 1; [.$C250]))" office:value-type="float" office:value="10" calcext:value-type="float">
            <text:p>10</text:p>
          </table:table-cell>
          <table:table-cell table:style-name="ce22" table:formula="of:=MIN([.$K$3];IF(MOD(ROW(); [.$G$3]) = 0; [.$D250] + 1; [.$D250]))" office:value-type="float" office:value="10" calcext:value-type="float">
            <text:p>10</text:p>
          </table:table-cell>
          <table:table-cell table:style-name="ce24" table:formula="of:=6*[.$D251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51]+1" office:value-type="date" office:date-value="2022-07-16" calcext:value-type="date">
            <text:p>07/16/2022</text:p>
          </table:table-cell>
          <table:table-cell table:style-name="ce22" table:formula="of:=MIN([.$K$1];IF(MOD(ROW(); [.$G$1]) = 0; [.$B251] + 1; [.$B251]))" office:value-type="float" office:value="10" calcext:value-type="float">
            <text:p>10</text:p>
          </table:table-cell>
          <table:table-cell table:style-name="ce22" table:formula="of:=MIN([.$K$2];IF(MOD(ROW(); [.$G$2]) = 0; [.$C251] + 1; [.$C251]))" office:value-type="float" office:value="10" calcext:value-type="float">
            <text:p>10</text:p>
          </table:table-cell>
          <table:table-cell table:style-name="ce22" table:formula="of:=MIN([.$K$3];IF(MOD(ROW(); [.$G$3]) = 0; [.$D251] + 1; [.$D251]))" office:value-type="float" office:value="10" calcext:value-type="float">
            <text:p>10</text:p>
          </table:table-cell>
          <table:table-cell table:style-name="ce24" table:formula="of:=6*[.$D252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52]+1" office:value-type="date" office:date-value="2022-07-17" calcext:value-type="date">
            <text:p>07/17/2022</text:p>
          </table:table-cell>
          <table:table-cell table:style-name="ce22" table:formula="of:=MIN([.$K$1];IF(MOD(ROW(); [.$G$1]) = 0; [.$B252] + 1; [.$B252]))" office:value-type="float" office:value="10" calcext:value-type="float">
            <text:p>10</text:p>
          </table:table-cell>
          <table:table-cell table:style-name="ce22" table:formula="of:=MIN([.$K$2];IF(MOD(ROW(); [.$G$2]) = 0; [.$C252] + 1; [.$C252]))" office:value-type="float" office:value="10" calcext:value-type="float">
            <text:p>10</text:p>
          </table:table-cell>
          <table:table-cell table:style-name="ce22" table:formula="of:=MIN([.$K$3];IF(MOD(ROW(); [.$G$3]) = 0; [.$D252] + 1; [.$D252]))" office:value-type="float" office:value="10" calcext:value-type="float">
            <text:p>10</text:p>
          </table:table-cell>
          <table:table-cell table:style-name="ce24" table:formula="of:=6*[.$D253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53]+1" office:value-type="date" office:date-value="2022-07-18" calcext:value-type="date">
            <text:p>07/18/2022</text:p>
          </table:table-cell>
          <table:table-cell table:style-name="ce22" table:formula="of:=MIN([.$K$1];IF(MOD(ROW(); [.$G$1]) = 0; [.$B253] + 1; [.$B253]))" office:value-type="float" office:value="10" calcext:value-type="float">
            <text:p>10</text:p>
          </table:table-cell>
          <table:table-cell table:style-name="ce22" table:formula="of:=MIN([.$K$2];IF(MOD(ROW(); [.$G$2]) = 0; [.$C253] + 1; [.$C253]))" office:value-type="float" office:value="10" calcext:value-type="float">
            <text:p>10</text:p>
          </table:table-cell>
          <table:table-cell table:style-name="ce22" table:formula="of:=MIN([.$K$3];IF(MOD(ROW(); [.$G$3]) = 0; [.$D253] + 1; [.$D253]))" office:value-type="float" office:value="10" calcext:value-type="float">
            <text:p>10</text:p>
          </table:table-cell>
          <table:table-cell table:style-name="ce24" table:formula="of:=6*[.$D254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54]+1" office:value-type="date" office:date-value="2022-07-19" calcext:value-type="date">
            <text:p>07/19/2022</text:p>
          </table:table-cell>
          <table:table-cell table:style-name="ce22" table:formula="of:=MIN([.$K$1];IF(MOD(ROW(); [.$G$1]) = 0; [.$B254] + 1; [.$B254]))" office:value-type="float" office:value="10" calcext:value-type="float">
            <text:p>10</text:p>
          </table:table-cell>
          <table:table-cell table:style-name="ce22" table:formula="of:=MIN([.$K$2];IF(MOD(ROW(); [.$G$2]) = 0; [.$C254] + 1; [.$C254]))" office:value-type="float" office:value="10" calcext:value-type="float">
            <text:p>10</text:p>
          </table:table-cell>
          <table:table-cell table:style-name="ce22" table:formula="of:=MIN([.$K$3];IF(MOD(ROW(); [.$G$3]) = 0; [.$D254] + 1; [.$D254]))" office:value-type="float" office:value="10" calcext:value-type="float">
            <text:p>10</text:p>
          </table:table-cell>
          <table:table-cell table:style-name="ce24" table:formula="of:=6*[.$D255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55]+1" office:value-type="date" office:date-value="2022-07-20" calcext:value-type="date">
            <text:p>07/20/2022</text:p>
          </table:table-cell>
          <table:table-cell table:style-name="ce22" table:formula="of:=MIN([.$K$1];IF(MOD(ROW(); [.$G$1]) = 0; [.$B255] + 1; [.$B255]))" office:value-type="float" office:value="10" calcext:value-type="float">
            <text:p>10</text:p>
          </table:table-cell>
          <table:table-cell table:style-name="ce22" table:formula="of:=MIN([.$K$2];IF(MOD(ROW(); [.$G$2]) = 0; [.$C255] + 1; [.$C255]))" office:value-type="float" office:value="10" calcext:value-type="float">
            <text:p>10</text:p>
          </table:table-cell>
          <table:table-cell table:style-name="ce22" table:formula="of:=MIN([.$K$3];IF(MOD(ROW(); [.$G$3]) = 0; [.$D255] + 1; [.$D255]))" office:value-type="float" office:value="10" calcext:value-type="float">
            <text:p>10</text:p>
          </table:table-cell>
          <table:table-cell table:style-name="ce24" table:formula="of:=6*[.$D256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56]+1" office:value-type="date" office:date-value="2022-07-21" calcext:value-type="date">
            <text:p>07/21/2022</text:p>
          </table:table-cell>
          <table:table-cell table:style-name="ce22" table:formula="of:=MIN([.$K$1];IF(MOD(ROW(); [.$G$1]) = 0; [.$B256] + 1; [.$B256]))" office:value-type="float" office:value="10" calcext:value-type="float">
            <text:p>10</text:p>
          </table:table-cell>
          <table:table-cell table:style-name="ce22" table:formula="of:=MIN([.$K$2];IF(MOD(ROW(); [.$G$2]) = 0; [.$C256] + 1; [.$C256]))" office:value-type="float" office:value="10" calcext:value-type="float">
            <text:p>10</text:p>
          </table:table-cell>
          <table:table-cell table:style-name="ce22" table:formula="of:=MIN([.$K$3];IF(MOD(ROW(); [.$G$3]) = 0; [.$D256] + 1; [.$D256]))" office:value-type="float" office:value="10" calcext:value-type="float">
            <text:p>10</text:p>
          </table:table-cell>
          <table:table-cell table:style-name="ce24" table:formula="of:=6*[.$D257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57]+1" office:value-type="date" office:date-value="2022-07-22" calcext:value-type="date">
            <text:p>07/22/2022</text:p>
          </table:table-cell>
          <table:table-cell table:style-name="ce22" table:formula="of:=MIN([.$K$1];IF(MOD(ROW(); [.$G$1]) = 0; [.$B257] + 1; [.$B257]))" office:value-type="float" office:value="10" calcext:value-type="float">
            <text:p>10</text:p>
          </table:table-cell>
          <table:table-cell table:style-name="ce22" table:formula="of:=MIN([.$K$2];IF(MOD(ROW(); [.$G$2]) = 0; [.$C257] + 1; [.$C257]))" office:value-type="float" office:value="10" calcext:value-type="float">
            <text:p>10</text:p>
          </table:table-cell>
          <table:table-cell table:style-name="ce22" table:formula="of:=MIN([.$K$3];IF(MOD(ROW(); [.$G$3]) = 0; [.$D257] + 1; [.$D257]))" office:value-type="float" office:value="10" calcext:value-type="float">
            <text:p>10</text:p>
          </table:table-cell>
          <table:table-cell table:style-name="ce24" table:formula="of:=6*[.$D258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58]+1" office:value-type="date" office:date-value="2022-07-23" calcext:value-type="date">
            <text:p>07/23/2022</text:p>
          </table:table-cell>
          <table:table-cell table:style-name="ce22" table:formula="of:=MIN([.$K$1];IF(MOD(ROW(); [.$G$1]) = 0; [.$B258] + 1; [.$B258]))" office:value-type="float" office:value="10" calcext:value-type="float">
            <text:p>10</text:p>
          </table:table-cell>
          <table:table-cell table:style-name="ce22" table:formula="of:=MIN([.$K$2];IF(MOD(ROW(); [.$G$2]) = 0; [.$C258] + 1; [.$C258]))" office:value-type="float" office:value="10" calcext:value-type="float">
            <text:p>10</text:p>
          </table:table-cell>
          <table:table-cell table:style-name="ce22" table:formula="of:=MIN([.$K$3];IF(MOD(ROW(); [.$G$3]) = 0; [.$D258] + 1; [.$D258]))" office:value-type="float" office:value="10" calcext:value-type="float">
            <text:p>10</text:p>
          </table:table-cell>
          <table:table-cell table:style-name="ce24" table:formula="of:=6*[.$D259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59]+1" office:value-type="date" office:date-value="2022-07-24" calcext:value-type="date">
            <text:p>07/24/2022</text:p>
          </table:table-cell>
          <table:table-cell table:style-name="ce22" table:formula="of:=MIN([.$K$1];IF(MOD(ROW(); [.$G$1]) = 0; [.$B259] + 1; [.$B259]))" office:value-type="float" office:value="10" calcext:value-type="float">
            <text:p>10</text:p>
          </table:table-cell>
          <table:table-cell table:style-name="ce22" table:formula="of:=MIN([.$K$2];IF(MOD(ROW(); [.$G$2]) = 0; [.$C259] + 1; [.$C259]))" office:value-type="float" office:value="10" calcext:value-type="float">
            <text:p>10</text:p>
          </table:table-cell>
          <table:table-cell table:style-name="ce22" table:formula="of:=MIN([.$K$3];IF(MOD(ROW(); [.$G$3]) = 0; [.$D259] + 1; [.$D259]))" office:value-type="float" office:value="10" calcext:value-type="float">
            <text:p>10</text:p>
          </table:table-cell>
          <table:table-cell table:style-name="ce24" table:formula="of:=6*[.$D260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60]+1" office:value-type="date" office:date-value="2022-07-25" calcext:value-type="date">
            <text:p>07/25/2022</text:p>
          </table:table-cell>
          <table:table-cell table:style-name="ce22" table:formula="of:=MIN([.$K$1];IF(MOD(ROW(); [.$G$1]) = 0; [.$B260] + 1; [.$B260]))" office:value-type="float" office:value="10" calcext:value-type="float">
            <text:p>10</text:p>
          </table:table-cell>
          <table:table-cell table:style-name="ce22" table:formula="of:=MIN([.$K$2];IF(MOD(ROW(); [.$G$2]) = 0; [.$C260] + 1; [.$C260]))" office:value-type="float" office:value="10" calcext:value-type="float">
            <text:p>10</text:p>
          </table:table-cell>
          <table:table-cell table:style-name="ce22" table:formula="of:=MIN([.$K$3];IF(MOD(ROW(); [.$G$3]) = 0; [.$D260] + 1; [.$D260]))" office:value-type="float" office:value="10" calcext:value-type="float">
            <text:p>10</text:p>
          </table:table-cell>
          <table:table-cell table:style-name="ce24" table:formula="of:=6*[.$D261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61]+1" office:value-type="date" office:date-value="2022-07-26" calcext:value-type="date">
            <text:p>07/26/2022</text:p>
          </table:table-cell>
          <table:table-cell table:style-name="ce22" table:formula="of:=MIN([.$K$1];IF(MOD(ROW(); [.$G$1]) = 0; [.$B261] + 1; [.$B261]))" office:value-type="float" office:value="10" calcext:value-type="float">
            <text:p>10</text:p>
          </table:table-cell>
          <table:table-cell table:style-name="ce22" table:formula="of:=MIN([.$K$2];IF(MOD(ROW(); [.$G$2]) = 0; [.$C261] + 1; [.$C261]))" office:value-type="float" office:value="10" calcext:value-type="float">
            <text:p>10</text:p>
          </table:table-cell>
          <table:table-cell table:style-name="ce22" table:formula="of:=MIN([.$K$3];IF(MOD(ROW(); [.$G$3]) = 0; [.$D261] + 1; [.$D261]))" office:value-type="float" office:value="10" calcext:value-type="float">
            <text:p>10</text:p>
          </table:table-cell>
          <table:table-cell table:style-name="ce24" table:formula="of:=6*[.$D262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62]+1" office:value-type="date" office:date-value="2022-07-27" calcext:value-type="date">
            <text:p>07/27/2022</text:p>
          </table:table-cell>
          <table:table-cell table:style-name="ce22" table:formula="of:=MIN([.$K$1];IF(MOD(ROW(); [.$G$1]) = 0; [.$B262] + 1; [.$B262]))" office:value-type="float" office:value="10" calcext:value-type="float">
            <text:p>10</text:p>
          </table:table-cell>
          <table:table-cell table:style-name="ce22" table:formula="of:=MIN([.$K$2];IF(MOD(ROW(); [.$G$2]) = 0; [.$C262] + 1; [.$C262]))" office:value-type="float" office:value="10" calcext:value-type="float">
            <text:p>10</text:p>
          </table:table-cell>
          <table:table-cell table:style-name="ce22" table:formula="of:=MIN([.$K$3];IF(MOD(ROW(); [.$G$3]) = 0; [.$D262] + 1; [.$D262]))" office:value-type="float" office:value="10" calcext:value-type="float">
            <text:p>10</text:p>
          </table:table-cell>
          <table:table-cell table:style-name="ce24" table:formula="of:=6*[.$D263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63]+1" office:value-type="date" office:date-value="2022-07-28" calcext:value-type="date">
            <text:p>07/28/2022</text:p>
          </table:table-cell>
          <table:table-cell table:style-name="ce22" table:formula="of:=MIN([.$K$1];IF(MOD(ROW(); [.$G$1]) = 0; [.$B263] + 1; [.$B263]))" office:value-type="float" office:value="10" calcext:value-type="float">
            <text:p>10</text:p>
          </table:table-cell>
          <table:table-cell table:style-name="ce22" table:formula="of:=MIN([.$K$2];IF(MOD(ROW(); [.$G$2]) = 0; [.$C263] + 1; [.$C263]))" office:value-type="float" office:value="10" calcext:value-type="float">
            <text:p>10</text:p>
          </table:table-cell>
          <table:table-cell table:style-name="ce22" table:formula="of:=MIN([.$K$3];IF(MOD(ROW(); [.$G$3]) = 0; [.$D263] + 1; [.$D263]))" office:value-type="float" office:value="10" calcext:value-type="float">
            <text:p>10</text:p>
          </table:table-cell>
          <table:table-cell table:style-name="ce24" table:formula="of:=6*[.$D264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64]+1" office:value-type="date" office:date-value="2022-07-29" calcext:value-type="date">
            <text:p>07/29/2022</text:p>
          </table:table-cell>
          <table:table-cell table:style-name="ce22" table:formula="of:=MIN([.$K$1];IF(MOD(ROW(); [.$G$1]) = 0; [.$B264] + 1; [.$B264]))" office:value-type="float" office:value="10" calcext:value-type="float">
            <text:p>10</text:p>
          </table:table-cell>
          <table:table-cell table:style-name="ce22" table:formula="of:=MIN([.$K$2];IF(MOD(ROW(); [.$G$2]) = 0; [.$C264] + 1; [.$C264]))" office:value-type="float" office:value="10" calcext:value-type="float">
            <text:p>10</text:p>
          </table:table-cell>
          <table:table-cell table:style-name="ce22" table:formula="of:=MIN([.$K$3];IF(MOD(ROW(); [.$G$3]) = 0; [.$D264] + 1; [.$D264]))" office:value-type="float" office:value="10" calcext:value-type="float">
            <text:p>10</text:p>
          </table:table-cell>
          <table:table-cell table:style-name="ce24" table:formula="of:=6*[.$D265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65]+1" office:value-type="date" office:date-value="2022-07-30" calcext:value-type="date">
            <text:p>07/30/2022</text:p>
          </table:table-cell>
          <table:table-cell table:style-name="ce22" table:formula="of:=MIN([.$K$1];IF(MOD(ROW(); [.$G$1]) = 0; [.$B265] + 1; [.$B265]))" office:value-type="float" office:value="10" calcext:value-type="float">
            <text:p>10</text:p>
          </table:table-cell>
          <table:table-cell table:style-name="ce22" table:formula="of:=MIN([.$K$2];IF(MOD(ROW(); [.$G$2]) = 0; [.$C265] + 1; [.$C265]))" office:value-type="float" office:value="10" calcext:value-type="float">
            <text:p>10</text:p>
          </table:table-cell>
          <table:table-cell table:style-name="ce22" table:formula="of:=MIN([.$K$3];IF(MOD(ROW(); [.$G$3]) = 0; [.$D265] + 1; [.$D265]))" office:value-type="float" office:value="10" calcext:value-type="float">
            <text:p>10</text:p>
          </table:table-cell>
          <table:table-cell table:style-name="ce24" table:formula="of:=6*[.$D266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66]+1" office:value-type="date" office:date-value="2022-07-31" calcext:value-type="date">
            <text:p>07/31/2022</text:p>
          </table:table-cell>
          <table:table-cell table:style-name="ce22" table:formula="of:=MIN([.$K$1];IF(MOD(ROW(); [.$G$1]) = 0; [.$B266] + 1; [.$B266]))" office:value-type="float" office:value="10" calcext:value-type="float">
            <text:p>10</text:p>
          </table:table-cell>
          <table:table-cell table:style-name="ce22" table:formula="of:=MIN([.$K$2];IF(MOD(ROW(); [.$G$2]) = 0; [.$C266] + 1; [.$C266]))" office:value-type="float" office:value="10" calcext:value-type="float">
            <text:p>10</text:p>
          </table:table-cell>
          <table:table-cell table:style-name="ce22" table:formula="of:=MIN([.$K$3];IF(MOD(ROW(); [.$G$3]) = 0; [.$D266] + 1; [.$D266]))" office:value-type="float" office:value="10" calcext:value-type="float">
            <text:p>10</text:p>
          </table:table-cell>
          <table:table-cell table:style-name="ce24" table:formula="of:=6*[.$D267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67]+1" office:value-type="date" office:date-value="2022-08-01" calcext:value-type="date">
            <text:p>08/01/2022</text:p>
          </table:table-cell>
          <table:table-cell table:style-name="ce22" table:formula="of:=MIN([.$K$1];IF(MOD(ROW(); [.$G$1]) = 0; [.$B267] + 1; [.$B267]))" office:value-type="float" office:value="10" calcext:value-type="float">
            <text:p>10</text:p>
          </table:table-cell>
          <table:table-cell table:style-name="ce22" table:formula="of:=MIN([.$K$2];IF(MOD(ROW(); [.$G$2]) = 0; [.$C267] + 1; [.$C267]))" office:value-type="float" office:value="10" calcext:value-type="float">
            <text:p>10</text:p>
          </table:table-cell>
          <table:table-cell table:style-name="ce22" table:formula="of:=MIN([.$K$3];IF(MOD(ROW(); [.$G$3]) = 0; [.$D267] + 1; [.$D267]))" office:value-type="float" office:value="10" calcext:value-type="float">
            <text:p>10</text:p>
          </table:table-cell>
          <table:table-cell table:style-name="ce24" table:formula="of:=6*[.$D268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68]+1" office:value-type="date" office:date-value="2022-08-02" calcext:value-type="date">
            <text:p>08/02/2022</text:p>
          </table:table-cell>
          <table:table-cell table:style-name="ce22" table:formula="of:=MIN([.$K$1];IF(MOD(ROW(); [.$G$1]) = 0; [.$B268] + 1; [.$B268]))" office:value-type="float" office:value="10" calcext:value-type="float">
            <text:p>10</text:p>
          </table:table-cell>
          <table:table-cell table:style-name="ce22" table:formula="of:=MIN([.$K$2];IF(MOD(ROW(); [.$G$2]) = 0; [.$C268] + 1; [.$C268]))" office:value-type="float" office:value="10" calcext:value-type="float">
            <text:p>10</text:p>
          </table:table-cell>
          <table:table-cell table:style-name="ce22" table:formula="of:=MIN([.$K$3];IF(MOD(ROW(); [.$G$3]) = 0; [.$D268] + 1; [.$D268]))" office:value-type="float" office:value="10" calcext:value-type="float">
            <text:p>10</text:p>
          </table:table-cell>
          <table:table-cell table:style-name="ce24" table:formula="of:=6*[.$D269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69]+1" office:value-type="date" office:date-value="2022-08-03" calcext:value-type="date">
            <text:p>08/03/2022</text:p>
          </table:table-cell>
          <table:table-cell table:style-name="ce22" table:formula="of:=MIN([.$K$1];IF(MOD(ROW(); [.$G$1]) = 0; [.$B269] + 1; [.$B269]))" office:value-type="float" office:value="10" calcext:value-type="float">
            <text:p>10</text:p>
          </table:table-cell>
          <table:table-cell table:style-name="ce22" table:formula="of:=MIN([.$K$2];IF(MOD(ROW(); [.$G$2]) = 0; [.$C269] + 1; [.$C269]))" office:value-type="float" office:value="10" calcext:value-type="float">
            <text:p>10</text:p>
          </table:table-cell>
          <table:table-cell table:style-name="ce22" table:formula="of:=MIN([.$K$3];IF(MOD(ROW(); [.$G$3]) = 0; [.$D269] + 1; [.$D269]))" office:value-type="float" office:value="10" calcext:value-type="float">
            <text:p>10</text:p>
          </table:table-cell>
          <table:table-cell table:style-name="ce24" table:formula="of:=6*[.$D270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70]+1" office:value-type="date" office:date-value="2022-08-04" calcext:value-type="date">
            <text:p>08/04/2022</text:p>
          </table:table-cell>
          <table:table-cell table:style-name="ce22" table:formula="of:=MIN([.$K$1];IF(MOD(ROW(); [.$G$1]) = 0; [.$B270] + 1; [.$B270]))" office:value-type="float" office:value="10" calcext:value-type="float">
            <text:p>10</text:p>
          </table:table-cell>
          <table:table-cell table:style-name="ce22" table:formula="of:=MIN([.$K$2];IF(MOD(ROW(); [.$G$2]) = 0; [.$C270] + 1; [.$C270]))" office:value-type="float" office:value="10" calcext:value-type="float">
            <text:p>10</text:p>
          </table:table-cell>
          <table:table-cell table:style-name="ce22" table:formula="of:=MIN([.$K$3];IF(MOD(ROW(); [.$G$3]) = 0; [.$D270] + 1; [.$D270]))" office:value-type="float" office:value="10" calcext:value-type="float">
            <text:p>10</text:p>
          </table:table-cell>
          <table:table-cell table:style-name="ce24" table:formula="of:=6*[.$D271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71]+1" office:value-type="date" office:date-value="2022-08-05" calcext:value-type="date">
            <text:p>08/05/2022</text:p>
          </table:table-cell>
          <table:table-cell table:style-name="ce22" table:formula="of:=MIN([.$K$1];IF(MOD(ROW(); [.$G$1]) = 0; [.$B271] + 1; [.$B271]))" office:value-type="float" office:value="10" calcext:value-type="float">
            <text:p>10</text:p>
          </table:table-cell>
          <table:table-cell table:style-name="ce22" table:formula="of:=MIN([.$K$2];IF(MOD(ROW(); [.$G$2]) = 0; [.$C271] + 1; [.$C271]))" office:value-type="float" office:value="10" calcext:value-type="float">
            <text:p>10</text:p>
          </table:table-cell>
          <table:table-cell table:style-name="ce22" table:formula="of:=MIN([.$K$3];IF(MOD(ROW(); [.$G$3]) = 0; [.$D271] + 1; [.$D271]))" office:value-type="float" office:value="10" calcext:value-type="float">
            <text:p>10</text:p>
          </table:table-cell>
          <table:table-cell table:style-name="ce24" table:formula="of:=6*[.$D272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72]+1" office:value-type="date" office:date-value="2022-08-06" calcext:value-type="date">
            <text:p>08/06/2022</text:p>
          </table:table-cell>
          <table:table-cell table:style-name="ce22" table:formula="of:=MIN([.$K$1];IF(MOD(ROW(); [.$G$1]) = 0; [.$B272] + 1; [.$B272]))" office:value-type="float" office:value="10" calcext:value-type="float">
            <text:p>10</text:p>
          </table:table-cell>
          <table:table-cell table:style-name="ce22" table:formula="of:=MIN([.$K$2];IF(MOD(ROW(); [.$G$2]) = 0; [.$C272] + 1; [.$C272]))" office:value-type="float" office:value="10" calcext:value-type="float">
            <text:p>10</text:p>
          </table:table-cell>
          <table:table-cell table:style-name="ce22" table:formula="of:=MIN([.$K$3];IF(MOD(ROW(); [.$G$3]) = 0; [.$D272] + 1; [.$D272]))" office:value-type="float" office:value="10" calcext:value-type="float">
            <text:p>10</text:p>
          </table:table-cell>
          <table:table-cell table:style-name="ce24" table:formula="of:=6*[.$D273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73]+1" office:value-type="date" office:date-value="2022-08-07" calcext:value-type="date">
            <text:p>08/07/2022</text:p>
          </table:table-cell>
          <table:table-cell table:style-name="ce22" table:formula="of:=MIN([.$K$1];IF(MOD(ROW(); [.$G$1]) = 0; [.$B273] + 1; [.$B273]))" office:value-type="float" office:value="10" calcext:value-type="float">
            <text:p>10</text:p>
          </table:table-cell>
          <table:table-cell table:style-name="ce22" table:formula="of:=MIN([.$K$2];IF(MOD(ROW(); [.$G$2]) = 0; [.$C273] + 1; [.$C273]))" office:value-type="float" office:value="10" calcext:value-type="float">
            <text:p>10</text:p>
          </table:table-cell>
          <table:table-cell table:style-name="ce22" table:formula="of:=MIN([.$K$3];IF(MOD(ROW(); [.$G$3]) = 0; [.$D273] + 1; [.$D273]))" office:value-type="float" office:value="10" calcext:value-type="float">
            <text:p>10</text:p>
          </table:table-cell>
          <table:table-cell table:style-name="ce24" table:formula="of:=6*[.$D274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74]+1" office:value-type="date" office:date-value="2022-08-08" calcext:value-type="date">
            <text:p>08/08/2022</text:p>
          </table:table-cell>
          <table:table-cell table:style-name="ce22" table:formula="of:=MIN([.$K$1];IF(MOD(ROW(); [.$G$1]) = 0; [.$B274] + 1; [.$B274]))" office:value-type="float" office:value="10" calcext:value-type="float">
            <text:p>10</text:p>
          </table:table-cell>
          <table:table-cell table:style-name="ce22" table:formula="of:=MIN([.$K$2];IF(MOD(ROW(); [.$G$2]) = 0; [.$C274] + 1; [.$C274]))" office:value-type="float" office:value="10" calcext:value-type="float">
            <text:p>10</text:p>
          </table:table-cell>
          <table:table-cell table:style-name="ce22" table:formula="of:=MIN([.$K$3];IF(MOD(ROW(); [.$G$3]) = 0; [.$D274] + 1; [.$D274]))" office:value-type="float" office:value="10" calcext:value-type="float">
            <text:p>10</text:p>
          </table:table-cell>
          <table:table-cell table:style-name="ce24" table:formula="of:=6*[.$D275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75]+1" office:value-type="date" office:date-value="2022-08-09" calcext:value-type="date">
            <text:p>08/09/2022</text:p>
          </table:table-cell>
          <table:table-cell table:style-name="ce22" table:formula="of:=MIN([.$K$1];IF(MOD(ROW(); [.$G$1]) = 0; [.$B275] + 1; [.$B275]))" office:value-type="float" office:value="10" calcext:value-type="float">
            <text:p>10</text:p>
          </table:table-cell>
          <table:table-cell table:style-name="ce22" table:formula="of:=MIN([.$K$2];IF(MOD(ROW(); [.$G$2]) = 0; [.$C275] + 1; [.$C275]))" office:value-type="float" office:value="10" calcext:value-type="float">
            <text:p>10</text:p>
          </table:table-cell>
          <table:table-cell table:style-name="ce22" table:formula="of:=MIN([.$K$3];IF(MOD(ROW(); [.$G$3]) = 0; [.$D275] + 1; [.$D275]))" office:value-type="float" office:value="10" calcext:value-type="float">
            <text:p>10</text:p>
          </table:table-cell>
          <table:table-cell table:style-name="ce24" table:formula="of:=6*[.$D276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76]+1" office:value-type="date" office:date-value="2022-08-10" calcext:value-type="date">
            <text:p>08/10/2022</text:p>
          </table:table-cell>
          <table:table-cell table:style-name="ce22" table:formula="of:=MIN([.$K$1];IF(MOD(ROW(); [.$G$1]) = 0; [.$B276] + 1; [.$B276]))" office:value-type="float" office:value="10" calcext:value-type="float">
            <text:p>10</text:p>
          </table:table-cell>
          <table:table-cell table:style-name="ce22" table:formula="of:=MIN([.$K$2];IF(MOD(ROW(); [.$G$2]) = 0; [.$C276] + 1; [.$C276]))" office:value-type="float" office:value="10" calcext:value-type="float">
            <text:p>10</text:p>
          </table:table-cell>
          <table:table-cell table:style-name="ce22" table:formula="of:=MIN([.$K$3];IF(MOD(ROW(); [.$G$3]) = 0; [.$D276] + 1; [.$D276]))" office:value-type="float" office:value="10" calcext:value-type="float">
            <text:p>10</text:p>
          </table:table-cell>
          <table:table-cell table:style-name="ce24" table:formula="of:=6*[.$D277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77]+1" office:value-type="date" office:date-value="2022-08-11" calcext:value-type="date">
            <text:p>08/11/2022</text:p>
          </table:table-cell>
          <table:table-cell table:style-name="ce22" table:formula="of:=MIN([.$K$1];IF(MOD(ROW(); [.$G$1]) = 0; [.$B277] + 1; [.$B277]))" office:value-type="float" office:value="10" calcext:value-type="float">
            <text:p>10</text:p>
          </table:table-cell>
          <table:table-cell table:style-name="ce22" table:formula="of:=MIN([.$K$2];IF(MOD(ROW(); [.$G$2]) = 0; [.$C277] + 1; [.$C277]))" office:value-type="float" office:value="10" calcext:value-type="float">
            <text:p>10</text:p>
          </table:table-cell>
          <table:table-cell table:style-name="ce22" table:formula="of:=MIN([.$K$3];IF(MOD(ROW(); [.$G$3]) = 0; [.$D277] + 1; [.$D277]))" office:value-type="float" office:value="10" calcext:value-type="float">
            <text:p>10</text:p>
          </table:table-cell>
          <table:table-cell table:style-name="ce24" table:formula="of:=6*[.$D278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78]+1" office:value-type="date" office:date-value="2022-08-12" calcext:value-type="date">
            <text:p>08/12/2022</text:p>
          </table:table-cell>
          <table:table-cell table:style-name="ce22" table:formula="of:=MIN([.$K$1];IF(MOD(ROW(); [.$G$1]) = 0; [.$B278] + 1; [.$B278]))" office:value-type="float" office:value="10" calcext:value-type="float">
            <text:p>10</text:p>
          </table:table-cell>
          <table:table-cell table:style-name="ce22" table:formula="of:=MIN([.$K$2];IF(MOD(ROW(); [.$G$2]) = 0; [.$C278] + 1; [.$C278]))" office:value-type="float" office:value="10" calcext:value-type="float">
            <text:p>10</text:p>
          </table:table-cell>
          <table:table-cell table:style-name="ce22" table:formula="of:=MIN([.$K$3];IF(MOD(ROW(); [.$G$3]) = 0; [.$D278] + 1; [.$D278]))" office:value-type="float" office:value="10" calcext:value-type="float">
            <text:p>10</text:p>
          </table:table-cell>
          <table:table-cell table:style-name="ce24" table:formula="of:=6*[.$D279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79]+1" office:value-type="date" office:date-value="2022-08-13" calcext:value-type="date">
            <text:p>08/13/2022</text:p>
          </table:table-cell>
          <table:table-cell table:style-name="ce22" table:formula="of:=MIN([.$K$1];IF(MOD(ROW(); [.$G$1]) = 0; [.$B279] + 1; [.$B279]))" office:value-type="float" office:value="10" calcext:value-type="float">
            <text:p>10</text:p>
          </table:table-cell>
          <table:table-cell table:style-name="ce22" table:formula="of:=MIN([.$K$2];IF(MOD(ROW(); [.$G$2]) = 0; [.$C279] + 1; [.$C279]))" office:value-type="float" office:value="10" calcext:value-type="float">
            <text:p>10</text:p>
          </table:table-cell>
          <table:table-cell table:style-name="ce22" table:formula="of:=MIN([.$K$3];IF(MOD(ROW(); [.$G$3]) = 0; [.$D279] + 1; [.$D279]))" office:value-type="float" office:value="10" calcext:value-type="float">
            <text:p>10</text:p>
          </table:table-cell>
          <table:table-cell table:style-name="ce24" table:formula="of:=6*[.$D280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80]+1" office:value-type="date" office:date-value="2022-08-14" calcext:value-type="date">
            <text:p>08/14/2022</text:p>
          </table:table-cell>
          <table:table-cell table:style-name="ce22" table:formula="of:=MIN([.$K$1];IF(MOD(ROW(); [.$G$1]) = 0; [.$B280] + 1; [.$B280]))" office:value-type="float" office:value="10" calcext:value-type="float">
            <text:p>10</text:p>
          </table:table-cell>
          <table:table-cell table:style-name="ce22" table:formula="of:=MIN([.$K$2];IF(MOD(ROW(); [.$G$2]) = 0; [.$C280] + 1; [.$C280]))" office:value-type="float" office:value="10" calcext:value-type="float">
            <text:p>10</text:p>
          </table:table-cell>
          <table:table-cell table:style-name="ce22" table:formula="of:=MIN([.$K$3];IF(MOD(ROW(); [.$G$3]) = 0; [.$D280] + 1; [.$D280]))" office:value-type="float" office:value="10" calcext:value-type="float">
            <text:p>10</text:p>
          </table:table-cell>
          <table:table-cell table:style-name="ce24" table:formula="of:=6*[.$D281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81]+1" office:value-type="date" office:date-value="2022-08-15" calcext:value-type="date">
            <text:p>08/15/2022</text:p>
          </table:table-cell>
          <table:table-cell table:style-name="ce22" table:formula="of:=MIN([.$K$1];IF(MOD(ROW(); [.$G$1]) = 0; [.$B281] + 1; [.$B281]))" office:value-type="float" office:value="10" calcext:value-type="float">
            <text:p>10</text:p>
          </table:table-cell>
          <table:table-cell table:style-name="ce22" table:formula="of:=MIN([.$K$2];IF(MOD(ROW(); [.$G$2]) = 0; [.$C281] + 1; [.$C281]))" office:value-type="float" office:value="10" calcext:value-type="float">
            <text:p>10</text:p>
          </table:table-cell>
          <table:table-cell table:style-name="ce22" table:formula="of:=MIN([.$K$3];IF(MOD(ROW(); [.$G$3]) = 0; [.$D281] + 1; [.$D281]))" office:value-type="float" office:value="10" calcext:value-type="float">
            <text:p>10</text:p>
          </table:table-cell>
          <table:table-cell table:style-name="ce24" table:formula="of:=6*[.$D282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82]+1" office:value-type="date" office:date-value="2022-08-16" calcext:value-type="date">
            <text:p>08/16/2022</text:p>
          </table:table-cell>
          <table:table-cell table:style-name="ce22" table:formula="of:=MIN([.$K$1];IF(MOD(ROW(); [.$G$1]) = 0; [.$B282] + 1; [.$B282]))" office:value-type="float" office:value="10" calcext:value-type="float">
            <text:p>10</text:p>
          </table:table-cell>
          <table:table-cell table:style-name="ce22" table:formula="of:=MIN([.$K$2];IF(MOD(ROW(); [.$G$2]) = 0; [.$C282] + 1; [.$C282]))" office:value-type="float" office:value="10" calcext:value-type="float">
            <text:p>10</text:p>
          </table:table-cell>
          <table:table-cell table:style-name="ce22" table:formula="of:=MIN([.$K$3];IF(MOD(ROW(); [.$G$3]) = 0; [.$D282] + 1; [.$D282]))" office:value-type="float" office:value="10" calcext:value-type="float">
            <text:p>10</text:p>
          </table:table-cell>
          <table:table-cell table:style-name="ce24" table:formula="of:=6*[.$D283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83]+1" office:value-type="date" office:date-value="2022-08-17" calcext:value-type="date">
            <text:p>08/17/2022</text:p>
          </table:table-cell>
          <table:table-cell table:style-name="ce22" table:formula="of:=MIN([.$K$1];IF(MOD(ROW(); [.$G$1]) = 0; [.$B283] + 1; [.$B283]))" office:value-type="float" office:value="10" calcext:value-type="float">
            <text:p>10</text:p>
          </table:table-cell>
          <table:table-cell table:style-name="ce22" table:formula="of:=MIN([.$K$2];IF(MOD(ROW(); [.$G$2]) = 0; [.$C283] + 1; [.$C283]))" office:value-type="float" office:value="10" calcext:value-type="float">
            <text:p>10</text:p>
          </table:table-cell>
          <table:table-cell table:style-name="ce22" table:formula="of:=MIN([.$K$3];IF(MOD(ROW(); [.$G$3]) = 0; [.$D283] + 1; [.$D283]))" office:value-type="float" office:value="10" calcext:value-type="float">
            <text:p>10</text:p>
          </table:table-cell>
          <table:table-cell table:style-name="ce24" table:formula="of:=6*[.$D284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84]+1" office:value-type="date" office:date-value="2022-08-18" calcext:value-type="date">
            <text:p>08/18/2022</text:p>
          </table:table-cell>
          <table:table-cell table:style-name="ce22" table:formula="of:=MIN([.$K$1];IF(MOD(ROW(); [.$G$1]) = 0; [.$B284] + 1; [.$B284]))" office:value-type="float" office:value="10" calcext:value-type="float">
            <text:p>10</text:p>
          </table:table-cell>
          <table:table-cell table:style-name="ce22" table:formula="of:=MIN([.$K$2];IF(MOD(ROW(); [.$G$2]) = 0; [.$C284] + 1; [.$C284]))" office:value-type="float" office:value="10" calcext:value-type="float">
            <text:p>10</text:p>
          </table:table-cell>
          <table:table-cell table:style-name="ce22" table:formula="of:=MIN([.$K$3];IF(MOD(ROW(); [.$G$3]) = 0; [.$D284] + 1; [.$D284]))" office:value-type="float" office:value="10" calcext:value-type="float">
            <text:p>10</text:p>
          </table:table-cell>
          <table:table-cell table:style-name="ce24" table:formula="of:=6*[.$D285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85]+1" office:value-type="date" office:date-value="2022-08-19" calcext:value-type="date">
            <text:p>08/19/2022</text:p>
          </table:table-cell>
          <table:table-cell table:style-name="ce22" table:formula="of:=MIN([.$K$1];IF(MOD(ROW(); [.$G$1]) = 0; [.$B285] + 1; [.$B285]))" office:value-type="float" office:value="10" calcext:value-type="float">
            <text:p>10</text:p>
          </table:table-cell>
          <table:table-cell table:style-name="ce22" table:formula="of:=MIN([.$K$2];IF(MOD(ROW(); [.$G$2]) = 0; [.$C285] + 1; [.$C285]))" office:value-type="float" office:value="10" calcext:value-type="float">
            <text:p>10</text:p>
          </table:table-cell>
          <table:table-cell table:style-name="ce22" table:formula="of:=MIN([.$K$3];IF(MOD(ROW(); [.$G$3]) = 0; [.$D285] + 1; [.$D285]))" office:value-type="float" office:value="10" calcext:value-type="float">
            <text:p>10</text:p>
          </table:table-cell>
          <table:table-cell table:style-name="ce24" table:formula="of:=6*[.$D286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86]+1" office:value-type="date" office:date-value="2022-08-20" calcext:value-type="date">
            <text:p>08/20/2022</text:p>
          </table:table-cell>
          <table:table-cell table:style-name="ce22" table:formula="of:=MIN([.$K$1];IF(MOD(ROW(); [.$G$1]) = 0; [.$B286] + 1; [.$B286]))" office:value-type="float" office:value="10" calcext:value-type="float">
            <text:p>10</text:p>
          </table:table-cell>
          <table:table-cell table:style-name="ce22" table:formula="of:=MIN([.$K$2];IF(MOD(ROW(); [.$G$2]) = 0; [.$C286] + 1; [.$C286]))" office:value-type="float" office:value="10" calcext:value-type="float">
            <text:p>10</text:p>
          </table:table-cell>
          <table:table-cell table:style-name="ce22" table:formula="of:=MIN([.$K$3];IF(MOD(ROW(); [.$G$3]) = 0; [.$D286] + 1; [.$D286]))" office:value-type="float" office:value="10" calcext:value-type="float">
            <text:p>10</text:p>
          </table:table-cell>
          <table:table-cell table:style-name="ce24" table:formula="of:=6*[.$D287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87]+1" office:value-type="date" office:date-value="2022-08-21" calcext:value-type="date">
            <text:p>08/21/2022</text:p>
          </table:table-cell>
          <table:table-cell table:style-name="ce22" table:formula="of:=MIN([.$K$1];IF(MOD(ROW(); [.$G$1]) = 0; [.$B287] + 1; [.$B287]))" office:value-type="float" office:value="10" calcext:value-type="float">
            <text:p>10</text:p>
          </table:table-cell>
          <table:table-cell table:style-name="ce22" table:formula="of:=MIN([.$K$2];IF(MOD(ROW(); [.$G$2]) = 0; [.$C287] + 1; [.$C287]))" office:value-type="float" office:value="10" calcext:value-type="float">
            <text:p>10</text:p>
          </table:table-cell>
          <table:table-cell table:style-name="ce22" table:formula="of:=MIN([.$K$3];IF(MOD(ROW(); [.$G$3]) = 0; [.$D287] + 1; [.$D287]))" office:value-type="float" office:value="10" calcext:value-type="float">
            <text:p>10</text:p>
          </table:table-cell>
          <table:table-cell table:style-name="ce24" table:formula="of:=6*[.$D288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88]+1" office:value-type="date" office:date-value="2022-08-22" calcext:value-type="date">
            <text:p>08/22/2022</text:p>
          </table:table-cell>
          <table:table-cell table:style-name="ce22" table:formula="of:=MIN([.$K$1];IF(MOD(ROW(); [.$G$1]) = 0; [.$B288] + 1; [.$B288]))" office:value-type="float" office:value="10" calcext:value-type="float">
            <text:p>10</text:p>
          </table:table-cell>
          <table:table-cell table:style-name="ce22" table:formula="of:=MIN([.$K$2];IF(MOD(ROW(); [.$G$2]) = 0; [.$C288] + 1; [.$C288]))" office:value-type="float" office:value="10" calcext:value-type="float">
            <text:p>10</text:p>
          </table:table-cell>
          <table:table-cell table:style-name="ce22" table:formula="of:=MIN([.$K$3];IF(MOD(ROW(); [.$G$3]) = 0; [.$D288] + 1; [.$D288]))" office:value-type="float" office:value="10" calcext:value-type="float">
            <text:p>10</text:p>
          </table:table-cell>
          <table:table-cell table:style-name="ce24" table:formula="of:=6*[.$D289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89]+1" office:value-type="date" office:date-value="2022-08-23" calcext:value-type="date">
            <text:p>08/23/2022</text:p>
          </table:table-cell>
          <table:table-cell table:style-name="ce22" table:formula="of:=MIN([.$K$1];IF(MOD(ROW(); [.$G$1]) = 0; [.$B289] + 1; [.$B289]))" office:value-type="float" office:value="10" calcext:value-type="float">
            <text:p>10</text:p>
          </table:table-cell>
          <table:table-cell table:style-name="ce22" table:formula="of:=MIN([.$K$2];IF(MOD(ROW(); [.$G$2]) = 0; [.$C289] + 1; [.$C289]))" office:value-type="float" office:value="10" calcext:value-type="float">
            <text:p>10</text:p>
          </table:table-cell>
          <table:table-cell table:style-name="ce22" table:formula="of:=MIN([.$K$3];IF(MOD(ROW(); [.$G$3]) = 0; [.$D289] + 1; [.$D289]))" office:value-type="float" office:value="10" calcext:value-type="float">
            <text:p>10</text:p>
          </table:table-cell>
          <table:table-cell table:style-name="ce24" table:formula="of:=6*[.$D290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90]+1" office:value-type="date" office:date-value="2022-08-24" calcext:value-type="date">
            <text:p>08/24/2022</text:p>
          </table:table-cell>
          <table:table-cell table:style-name="ce22" table:formula="of:=MIN([.$K$1];IF(MOD(ROW(); [.$G$1]) = 0; [.$B290] + 1; [.$B290]))" office:value-type="float" office:value="10" calcext:value-type="float">
            <text:p>10</text:p>
          </table:table-cell>
          <table:table-cell table:style-name="ce22" table:formula="of:=MIN([.$K$2];IF(MOD(ROW(); [.$G$2]) = 0; [.$C290] + 1; [.$C290]))" office:value-type="float" office:value="10" calcext:value-type="float">
            <text:p>10</text:p>
          </table:table-cell>
          <table:table-cell table:style-name="ce22" table:formula="of:=MIN([.$K$3];IF(MOD(ROW(); [.$G$3]) = 0; [.$D290] + 1; [.$D290]))" office:value-type="float" office:value="10" calcext:value-type="float">
            <text:p>10</text:p>
          </table:table-cell>
          <table:table-cell table:style-name="ce24" table:formula="of:=6*[.$D291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91]+1" office:value-type="date" office:date-value="2022-08-25" calcext:value-type="date">
            <text:p>08/25/2022</text:p>
          </table:table-cell>
          <table:table-cell table:style-name="ce22" table:formula="of:=MIN([.$K$1];IF(MOD(ROW(); [.$G$1]) = 0; [.$B291] + 1; [.$B291]))" office:value-type="float" office:value="10" calcext:value-type="float">
            <text:p>10</text:p>
          </table:table-cell>
          <table:table-cell table:style-name="ce22" table:formula="of:=MIN([.$K$2];IF(MOD(ROW(); [.$G$2]) = 0; [.$C291] + 1; [.$C291]))" office:value-type="float" office:value="10" calcext:value-type="float">
            <text:p>10</text:p>
          </table:table-cell>
          <table:table-cell table:style-name="ce22" table:formula="of:=MIN([.$K$3];IF(MOD(ROW(); [.$G$3]) = 0; [.$D291] + 1; [.$D291]))" office:value-type="float" office:value="10" calcext:value-type="float">
            <text:p>10</text:p>
          </table:table-cell>
          <table:table-cell table:style-name="ce24" table:formula="of:=6*[.$D292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92]+1" office:value-type="date" office:date-value="2022-08-26" calcext:value-type="date">
            <text:p>08/26/2022</text:p>
          </table:table-cell>
          <table:table-cell table:style-name="ce22" table:formula="of:=MIN([.$K$1];IF(MOD(ROW(); [.$G$1]) = 0; [.$B292] + 1; [.$B292]))" office:value-type="float" office:value="10" calcext:value-type="float">
            <text:p>10</text:p>
          </table:table-cell>
          <table:table-cell table:style-name="ce22" table:formula="of:=MIN([.$K$2];IF(MOD(ROW(); [.$G$2]) = 0; [.$C292] + 1; [.$C292]))" office:value-type="float" office:value="10" calcext:value-type="float">
            <text:p>10</text:p>
          </table:table-cell>
          <table:table-cell table:style-name="ce22" table:formula="of:=MIN([.$K$3];IF(MOD(ROW(); [.$G$3]) = 0; [.$D292] + 1; [.$D292]))" office:value-type="float" office:value="10" calcext:value-type="float">
            <text:p>10</text:p>
          </table:table-cell>
          <table:table-cell table:style-name="ce24" table:formula="of:=6*[.$D293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93]+1" office:value-type="date" office:date-value="2022-08-27" calcext:value-type="date">
            <text:p>08/27/2022</text:p>
          </table:table-cell>
          <table:table-cell table:style-name="ce22" table:formula="of:=MIN([.$K$1];IF(MOD(ROW(); [.$G$1]) = 0; [.$B293] + 1; [.$B293]))" office:value-type="float" office:value="10" calcext:value-type="float">
            <text:p>10</text:p>
          </table:table-cell>
          <table:table-cell table:style-name="ce22" table:formula="of:=MIN([.$K$2];IF(MOD(ROW(); [.$G$2]) = 0; [.$C293] + 1; [.$C293]))" office:value-type="float" office:value="10" calcext:value-type="float">
            <text:p>10</text:p>
          </table:table-cell>
          <table:table-cell table:style-name="ce22" table:formula="of:=MIN([.$K$3];IF(MOD(ROW(); [.$G$3]) = 0; [.$D293] + 1; [.$D293]))" office:value-type="float" office:value="10" calcext:value-type="float">
            <text:p>10</text:p>
          </table:table-cell>
          <table:table-cell table:style-name="ce24" table:formula="of:=6*[.$D294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94]+1" office:value-type="date" office:date-value="2022-08-28" calcext:value-type="date">
            <text:p>08/28/2022</text:p>
          </table:table-cell>
          <table:table-cell table:style-name="ce22" table:formula="of:=MIN([.$K$1];IF(MOD(ROW(); [.$G$1]) = 0; [.$B294] + 1; [.$B294]))" office:value-type="float" office:value="10" calcext:value-type="float">
            <text:p>10</text:p>
          </table:table-cell>
          <table:table-cell table:style-name="ce22" table:formula="of:=MIN([.$K$2];IF(MOD(ROW(); [.$G$2]) = 0; [.$C294] + 1; [.$C294]))" office:value-type="float" office:value="10" calcext:value-type="float">
            <text:p>10</text:p>
          </table:table-cell>
          <table:table-cell table:style-name="ce22" table:formula="of:=MIN([.$K$3];IF(MOD(ROW(); [.$G$3]) = 0; [.$D294] + 1; [.$D294]))" office:value-type="float" office:value="10" calcext:value-type="float">
            <text:p>10</text:p>
          </table:table-cell>
          <table:table-cell table:style-name="ce24" table:formula="of:=6*[.$D295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95]+1" office:value-type="date" office:date-value="2022-08-29" calcext:value-type="date">
            <text:p>08/29/2022</text:p>
          </table:table-cell>
          <table:table-cell table:style-name="ce22" table:formula="of:=MIN([.$K$1];IF(MOD(ROW(); [.$G$1]) = 0; [.$B295] + 1; [.$B295]))" office:value-type="float" office:value="10" calcext:value-type="float">
            <text:p>10</text:p>
          </table:table-cell>
          <table:table-cell table:style-name="ce22" table:formula="of:=MIN([.$K$2];IF(MOD(ROW(); [.$G$2]) = 0; [.$C295] + 1; [.$C295]))" office:value-type="float" office:value="10" calcext:value-type="float">
            <text:p>10</text:p>
          </table:table-cell>
          <table:table-cell table:style-name="ce22" table:formula="of:=MIN([.$K$3];IF(MOD(ROW(); [.$G$3]) = 0; [.$D295] + 1; [.$D295]))" office:value-type="float" office:value="10" calcext:value-type="float">
            <text:p>10</text:p>
          </table:table-cell>
          <table:table-cell table:style-name="ce24" table:formula="of:=6*[.$D296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96]+1" office:value-type="date" office:date-value="2022-08-30" calcext:value-type="date">
            <text:p>08/30/2022</text:p>
          </table:table-cell>
          <table:table-cell table:style-name="ce22" table:formula="of:=MIN([.$K$1];IF(MOD(ROW(); [.$G$1]) = 0; [.$B296] + 1; [.$B296]))" office:value-type="float" office:value="10" calcext:value-type="float">
            <text:p>10</text:p>
          </table:table-cell>
          <table:table-cell table:style-name="ce22" table:formula="of:=MIN([.$K$2];IF(MOD(ROW(); [.$G$2]) = 0; [.$C296] + 1; [.$C296]))" office:value-type="float" office:value="10" calcext:value-type="float">
            <text:p>10</text:p>
          </table:table-cell>
          <table:table-cell table:style-name="ce22" table:formula="of:=MIN([.$K$3];IF(MOD(ROW(); [.$G$3]) = 0; [.$D296] + 1; [.$D296]))" office:value-type="float" office:value="10" calcext:value-type="float">
            <text:p>10</text:p>
          </table:table-cell>
          <table:table-cell table:style-name="ce24" table:formula="of:=6*[.$D297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97]+1" office:value-type="date" office:date-value="2022-08-31" calcext:value-type="date">
            <text:p>08/31/2022</text:p>
          </table:table-cell>
          <table:table-cell table:style-name="ce22" table:formula="of:=MIN([.$K$1];IF(MOD(ROW(); [.$G$1]) = 0; [.$B297] + 1; [.$B297]))" office:value-type="float" office:value="10" calcext:value-type="float">
            <text:p>10</text:p>
          </table:table-cell>
          <table:table-cell table:style-name="ce22" table:formula="of:=MIN([.$K$2];IF(MOD(ROW(); [.$G$2]) = 0; [.$C297] + 1; [.$C297]))" office:value-type="float" office:value="10" calcext:value-type="float">
            <text:p>10</text:p>
          </table:table-cell>
          <table:table-cell table:style-name="ce22" table:formula="of:=MIN([.$K$3];IF(MOD(ROW(); [.$G$3]) = 0; [.$D297] + 1; [.$D297]))" office:value-type="float" office:value="10" calcext:value-type="float">
            <text:p>10</text:p>
          </table:table-cell>
          <table:table-cell table:style-name="ce24" table:formula="of:=6*[.$D298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98]+1" office:value-type="date" office:date-value="2022-09-01" calcext:value-type="date">
            <text:p>09/01/2022</text:p>
          </table:table-cell>
          <table:table-cell table:style-name="ce22" table:formula="of:=MIN([.$K$1];IF(MOD(ROW(); [.$G$1]) = 0; [.$B298] + 1; [.$B298]))" office:value-type="float" office:value="10" calcext:value-type="float">
            <text:p>10</text:p>
          </table:table-cell>
          <table:table-cell table:style-name="ce22" table:formula="of:=MIN([.$K$2];IF(MOD(ROW(); [.$G$2]) = 0; [.$C298] + 1; [.$C298]))" office:value-type="float" office:value="10" calcext:value-type="float">
            <text:p>10</text:p>
          </table:table-cell>
          <table:table-cell table:style-name="ce22" table:formula="of:=MIN([.$K$3];IF(MOD(ROW(); [.$G$3]) = 0; [.$D298] + 1; [.$D298]))" office:value-type="float" office:value="10" calcext:value-type="float">
            <text:p>10</text:p>
          </table:table-cell>
          <table:table-cell table:style-name="ce24" table:formula="of:=6*[.$D299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299]+1" office:value-type="date" office:date-value="2022-09-02" calcext:value-type="date">
            <text:p>09/02/2022</text:p>
          </table:table-cell>
          <table:table-cell table:style-name="ce22" table:formula="of:=MIN([.$K$1];IF(MOD(ROW(); [.$G$1]) = 0; [.$B299] + 1; [.$B299]))" office:value-type="float" office:value="10" calcext:value-type="float">
            <text:p>10</text:p>
          </table:table-cell>
          <table:table-cell table:style-name="ce22" table:formula="of:=MIN([.$K$2];IF(MOD(ROW(); [.$G$2]) = 0; [.$C299] + 1; [.$C299]))" office:value-type="float" office:value="10" calcext:value-type="float">
            <text:p>10</text:p>
          </table:table-cell>
          <table:table-cell table:style-name="ce22" table:formula="of:=MIN([.$K$3];IF(MOD(ROW(); [.$G$3]) = 0; [.$D299] + 1; [.$D299]))" office:value-type="float" office:value="10" calcext:value-type="float">
            <text:p>10</text:p>
          </table:table-cell>
          <table:table-cell table:style-name="ce24" table:formula="of:=6*[.$D300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00]+1" office:value-type="date" office:date-value="2022-09-03" calcext:value-type="date">
            <text:p>09/03/2022</text:p>
          </table:table-cell>
          <table:table-cell table:style-name="ce22" table:formula="of:=MIN([.$K$1];IF(MOD(ROW(); [.$G$1]) = 0; [.$B300] + 1; [.$B300]))" office:value-type="float" office:value="10" calcext:value-type="float">
            <text:p>10</text:p>
          </table:table-cell>
          <table:table-cell table:style-name="ce22" table:formula="of:=MIN([.$K$2];IF(MOD(ROW(); [.$G$2]) = 0; [.$C300] + 1; [.$C300]))" office:value-type="float" office:value="10" calcext:value-type="float">
            <text:p>10</text:p>
          </table:table-cell>
          <table:table-cell table:style-name="ce22" table:formula="of:=MIN([.$K$3];IF(MOD(ROW(); [.$G$3]) = 0; [.$D300] + 1; [.$D300]))" office:value-type="float" office:value="10" calcext:value-type="float">
            <text:p>10</text:p>
          </table:table-cell>
          <table:table-cell table:style-name="ce24" table:formula="of:=6*[.$D301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01]+1" office:value-type="date" office:date-value="2022-09-04" calcext:value-type="date">
            <text:p>09/04/2022</text:p>
          </table:table-cell>
          <table:table-cell table:style-name="ce22" table:formula="of:=MIN([.$K$1];IF(MOD(ROW(); [.$G$1]) = 0; [.$B301] + 1; [.$B301]))" office:value-type="float" office:value="10" calcext:value-type="float">
            <text:p>10</text:p>
          </table:table-cell>
          <table:table-cell table:style-name="ce22" table:formula="of:=MIN([.$K$2];IF(MOD(ROW(); [.$G$2]) = 0; [.$C301] + 1; [.$C301]))" office:value-type="float" office:value="10" calcext:value-type="float">
            <text:p>10</text:p>
          </table:table-cell>
          <table:table-cell table:style-name="ce22" table:formula="of:=MIN([.$K$3];IF(MOD(ROW(); [.$G$3]) = 0; [.$D301] + 1; [.$D301]))" office:value-type="float" office:value="10" calcext:value-type="float">
            <text:p>10</text:p>
          </table:table-cell>
          <table:table-cell table:style-name="ce24" table:formula="of:=6*[.$D302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02]+1" office:value-type="date" office:date-value="2022-09-05" calcext:value-type="date">
            <text:p>09/05/2022</text:p>
          </table:table-cell>
          <table:table-cell table:style-name="ce22" table:formula="of:=MIN([.$K$1];IF(MOD(ROW(); [.$G$1]) = 0; [.$B302] + 1; [.$B302]))" office:value-type="float" office:value="10" calcext:value-type="float">
            <text:p>10</text:p>
          </table:table-cell>
          <table:table-cell table:style-name="ce22" table:formula="of:=MIN([.$K$2];IF(MOD(ROW(); [.$G$2]) = 0; [.$C302] + 1; [.$C302]))" office:value-type="float" office:value="10" calcext:value-type="float">
            <text:p>10</text:p>
          </table:table-cell>
          <table:table-cell table:style-name="ce22" table:formula="of:=MIN([.$K$3];IF(MOD(ROW(); [.$G$3]) = 0; [.$D302] + 1; [.$D302]))" office:value-type="float" office:value="10" calcext:value-type="float">
            <text:p>10</text:p>
          </table:table-cell>
          <table:table-cell table:style-name="ce24" table:formula="of:=6*[.$D303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03]+1" office:value-type="date" office:date-value="2022-09-06" calcext:value-type="date">
            <text:p>09/06/2022</text:p>
          </table:table-cell>
          <table:table-cell table:style-name="ce22" table:formula="of:=MIN([.$K$1];IF(MOD(ROW(); [.$G$1]) = 0; [.$B303] + 1; [.$B303]))" office:value-type="float" office:value="10" calcext:value-type="float">
            <text:p>10</text:p>
          </table:table-cell>
          <table:table-cell table:style-name="ce22" table:formula="of:=MIN([.$K$2];IF(MOD(ROW(); [.$G$2]) = 0; [.$C303] + 1; [.$C303]))" office:value-type="float" office:value="10" calcext:value-type="float">
            <text:p>10</text:p>
          </table:table-cell>
          <table:table-cell table:style-name="ce22" table:formula="of:=MIN([.$K$3];IF(MOD(ROW(); [.$G$3]) = 0; [.$D303] + 1; [.$D303]))" office:value-type="float" office:value="10" calcext:value-type="float">
            <text:p>10</text:p>
          </table:table-cell>
          <table:table-cell table:style-name="ce24" table:formula="of:=6*[.$D304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04]+1" office:value-type="date" office:date-value="2022-09-07" calcext:value-type="date">
            <text:p>09/07/2022</text:p>
          </table:table-cell>
          <table:table-cell table:style-name="ce22" table:formula="of:=MIN([.$K$1];IF(MOD(ROW(); [.$G$1]) = 0; [.$B304] + 1; [.$B304]))" office:value-type="float" office:value="10" calcext:value-type="float">
            <text:p>10</text:p>
          </table:table-cell>
          <table:table-cell table:style-name="ce22" table:formula="of:=MIN([.$K$2];IF(MOD(ROW(); [.$G$2]) = 0; [.$C304] + 1; [.$C304]))" office:value-type="float" office:value="10" calcext:value-type="float">
            <text:p>10</text:p>
          </table:table-cell>
          <table:table-cell table:style-name="ce22" table:formula="of:=MIN([.$K$3];IF(MOD(ROW(); [.$G$3]) = 0; [.$D304] + 1; [.$D304]))" office:value-type="float" office:value="10" calcext:value-type="float">
            <text:p>10</text:p>
          </table:table-cell>
          <table:table-cell table:style-name="ce24" table:formula="of:=6*[.$D305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05]+1" office:value-type="date" office:date-value="2022-09-08" calcext:value-type="date">
            <text:p>09/08/2022</text:p>
          </table:table-cell>
          <table:table-cell table:style-name="ce22" table:formula="of:=MIN([.$K$1];IF(MOD(ROW(); [.$G$1]) = 0; [.$B305] + 1; [.$B305]))" office:value-type="float" office:value="10" calcext:value-type="float">
            <text:p>10</text:p>
          </table:table-cell>
          <table:table-cell table:style-name="ce22" table:formula="of:=MIN([.$K$2];IF(MOD(ROW(); [.$G$2]) = 0; [.$C305] + 1; [.$C305]))" office:value-type="float" office:value="10" calcext:value-type="float">
            <text:p>10</text:p>
          </table:table-cell>
          <table:table-cell table:style-name="ce22" table:formula="of:=MIN([.$K$3];IF(MOD(ROW(); [.$G$3]) = 0; [.$D305] + 1; [.$D305]))" office:value-type="float" office:value="10" calcext:value-type="float">
            <text:p>10</text:p>
          </table:table-cell>
          <table:table-cell table:style-name="ce24" table:formula="of:=6*[.$D306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06]+1" office:value-type="date" office:date-value="2022-09-09" calcext:value-type="date">
            <text:p>09/09/2022</text:p>
          </table:table-cell>
          <table:table-cell table:style-name="ce22" table:formula="of:=MIN([.$K$1];IF(MOD(ROW(); [.$G$1]) = 0; [.$B306] + 1; [.$B306]))" office:value-type="float" office:value="10" calcext:value-type="float">
            <text:p>10</text:p>
          </table:table-cell>
          <table:table-cell table:style-name="ce22" table:formula="of:=MIN([.$K$2];IF(MOD(ROW(); [.$G$2]) = 0; [.$C306] + 1; [.$C306]))" office:value-type="float" office:value="10" calcext:value-type="float">
            <text:p>10</text:p>
          </table:table-cell>
          <table:table-cell table:style-name="ce22" table:formula="of:=MIN([.$K$3];IF(MOD(ROW(); [.$G$3]) = 0; [.$D306] + 1; [.$D306]))" office:value-type="float" office:value="10" calcext:value-type="float">
            <text:p>10</text:p>
          </table:table-cell>
          <table:table-cell table:style-name="ce24" table:formula="of:=6*[.$D307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07]+1" office:value-type="date" office:date-value="2022-09-10" calcext:value-type="date">
            <text:p>09/10/2022</text:p>
          </table:table-cell>
          <table:table-cell table:style-name="ce22" table:formula="of:=MIN([.$K$1];IF(MOD(ROW(); [.$G$1]) = 0; [.$B307] + 1; [.$B307]))" office:value-type="float" office:value="10" calcext:value-type="float">
            <text:p>10</text:p>
          </table:table-cell>
          <table:table-cell table:style-name="ce22" table:formula="of:=MIN([.$K$2];IF(MOD(ROW(); [.$G$2]) = 0; [.$C307] + 1; [.$C307]))" office:value-type="float" office:value="10" calcext:value-type="float">
            <text:p>10</text:p>
          </table:table-cell>
          <table:table-cell table:style-name="ce22" table:formula="of:=MIN([.$K$3];IF(MOD(ROW(); [.$G$3]) = 0; [.$D307] + 1; [.$D307]))" office:value-type="float" office:value="10" calcext:value-type="float">
            <text:p>10</text:p>
          </table:table-cell>
          <table:table-cell table:style-name="ce24" table:formula="of:=6*[.$D308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08]+1" office:value-type="date" office:date-value="2022-09-11" calcext:value-type="date">
            <text:p>09/11/2022</text:p>
          </table:table-cell>
          <table:table-cell table:style-name="ce22" table:formula="of:=MIN([.$K$1];IF(MOD(ROW(); [.$G$1]) = 0; [.$B308] + 1; [.$B308]))" office:value-type="float" office:value="10" calcext:value-type="float">
            <text:p>10</text:p>
          </table:table-cell>
          <table:table-cell table:style-name="ce22" table:formula="of:=MIN([.$K$2];IF(MOD(ROW(); [.$G$2]) = 0; [.$C308] + 1; [.$C308]))" office:value-type="float" office:value="10" calcext:value-type="float">
            <text:p>10</text:p>
          </table:table-cell>
          <table:table-cell table:style-name="ce22" table:formula="of:=MIN([.$K$3];IF(MOD(ROW(); [.$G$3]) = 0; [.$D308] + 1; [.$D308]))" office:value-type="float" office:value="10" calcext:value-type="float">
            <text:p>10</text:p>
          </table:table-cell>
          <table:table-cell table:style-name="ce24" table:formula="of:=6*[.$D309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09]+1" office:value-type="date" office:date-value="2022-09-12" calcext:value-type="date">
            <text:p>09/12/2022</text:p>
          </table:table-cell>
          <table:table-cell table:style-name="ce22" table:formula="of:=MIN([.$K$1];IF(MOD(ROW(); [.$G$1]) = 0; [.$B309] + 1; [.$B309]))" office:value-type="float" office:value="10" calcext:value-type="float">
            <text:p>10</text:p>
          </table:table-cell>
          <table:table-cell table:style-name="ce22" table:formula="of:=MIN([.$K$2];IF(MOD(ROW(); [.$G$2]) = 0; [.$C309] + 1; [.$C309]))" office:value-type="float" office:value="10" calcext:value-type="float">
            <text:p>10</text:p>
          </table:table-cell>
          <table:table-cell table:style-name="ce22" table:formula="of:=MIN([.$K$3];IF(MOD(ROW(); [.$G$3]) = 0; [.$D309] + 1; [.$D309]))" office:value-type="float" office:value="10" calcext:value-type="float">
            <text:p>10</text:p>
          </table:table-cell>
          <table:table-cell table:style-name="ce24" table:formula="of:=6*[.$D310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10]+1" office:value-type="date" office:date-value="2022-09-13" calcext:value-type="date">
            <text:p>09/13/2022</text:p>
          </table:table-cell>
          <table:table-cell table:style-name="ce22" table:formula="of:=MIN([.$K$1];IF(MOD(ROW(); [.$G$1]) = 0; [.$B310] + 1; [.$B310]))" office:value-type="float" office:value="10" calcext:value-type="float">
            <text:p>10</text:p>
          </table:table-cell>
          <table:table-cell table:style-name="ce22" table:formula="of:=MIN([.$K$2];IF(MOD(ROW(); [.$G$2]) = 0; [.$C310] + 1; [.$C310]))" office:value-type="float" office:value="10" calcext:value-type="float">
            <text:p>10</text:p>
          </table:table-cell>
          <table:table-cell table:style-name="ce22" table:formula="of:=MIN([.$K$3];IF(MOD(ROW(); [.$G$3]) = 0; [.$D310] + 1; [.$D310]))" office:value-type="float" office:value="10" calcext:value-type="float">
            <text:p>10</text:p>
          </table:table-cell>
          <table:table-cell table:style-name="ce24" table:formula="of:=6*[.$D311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11]+1" office:value-type="date" office:date-value="2022-09-14" calcext:value-type="date">
            <text:p>09/14/2022</text:p>
          </table:table-cell>
          <table:table-cell table:style-name="ce22" table:formula="of:=MIN([.$K$1];IF(MOD(ROW(); [.$G$1]) = 0; [.$B311] + 1; [.$B311]))" office:value-type="float" office:value="10" calcext:value-type="float">
            <text:p>10</text:p>
          </table:table-cell>
          <table:table-cell table:style-name="ce22" table:formula="of:=MIN([.$K$2];IF(MOD(ROW(); [.$G$2]) = 0; [.$C311] + 1; [.$C311]))" office:value-type="float" office:value="10" calcext:value-type="float">
            <text:p>10</text:p>
          </table:table-cell>
          <table:table-cell table:style-name="ce22" table:formula="of:=MIN([.$K$3];IF(MOD(ROW(); [.$G$3]) = 0; [.$D311] + 1; [.$D311]))" office:value-type="float" office:value="10" calcext:value-type="float">
            <text:p>10</text:p>
          </table:table-cell>
          <table:table-cell table:style-name="ce24" table:formula="of:=6*[.$D312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12]+1" office:value-type="date" office:date-value="2022-09-15" calcext:value-type="date">
            <text:p>09/15/2022</text:p>
          </table:table-cell>
          <table:table-cell table:style-name="ce22" table:formula="of:=MIN([.$K$1];IF(MOD(ROW(); [.$G$1]) = 0; [.$B312] + 1; [.$B312]))" office:value-type="float" office:value="10" calcext:value-type="float">
            <text:p>10</text:p>
          </table:table-cell>
          <table:table-cell table:style-name="ce22" table:formula="of:=MIN([.$K$2];IF(MOD(ROW(); [.$G$2]) = 0; [.$C312] + 1; [.$C312]))" office:value-type="float" office:value="10" calcext:value-type="float">
            <text:p>10</text:p>
          </table:table-cell>
          <table:table-cell table:style-name="ce22" table:formula="of:=MIN([.$K$3];IF(MOD(ROW(); [.$G$3]) = 0; [.$D312] + 1; [.$D312]))" office:value-type="float" office:value="10" calcext:value-type="float">
            <text:p>10</text:p>
          </table:table-cell>
          <table:table-cell table:style-name="ce24" table:formula="of:=6*[.$D313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13]+1" office:value-type="date" office:date-value="2022-09-16" calcext:value-type="date">
            <text:p>09/16/2022</text:p>
          </table:table-cell>
          <table:table-cell table:style-name="ce22" table:formula="of:=MIN([.$K$1];IF(MOD(ROW(); [.$G$1]) = 0; [.$B313] + 1; [.$B313]))" office:value-type="float" office:value="10" calcext:value-type="float">
            <text:p>10</text:p>
          </table:table-cell>
          <table:table-cell table:style-name="ce22" table:formula="of:=MIN([.$K$2];IF(MOD(ROW(); [.$G$2]) = 0; [.$C313] + 1; [.$C313]))" office:value-type="float" office:value="10" calcext:value-type="float">
            <text:p>10</text:p>
          </table:table-cell>
          <table:table-cell table:style-name="ce22" table:formula="of:=MIN([.$K$3];IF(MOD(ROW(); [.$G$3]) = 0; [.$D313] + 1; [.$D313]))" office:value-type="float" office:value="10" calcext:value-type="float">
            <text:p>10</text:p>
          </table:table-cell>
          <table:table-cell table:style-name="ce24" table:formula="of:=6*[.$D314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14]+1" office:value-type="date" office:date-value="2022-09-17" calcext:value-type="date">
            <text:p>09/17/2022</text:p>
          </table:table-cell>
          <table:table-cell table:style-name="ce22" table:formula="of:=MIN([.$K$1];IF(MOD(ROW(); [.$G$1]) = 0; [.$B314] + 1; [.$B314]))" office:value-type="float" office:value="10" calcext:value-type="float">
            <text:p>10</text:p>
          </table:table-cell>
          <table:table-cell table:style-name="ce22" table:formula="of:=MIN([.$K$2];IF(MOD(ROW(); [.$G$2]) = 0; [.$C314] + 1; [.$C314]))" office:value-type="float" office:value="10" calcext:value-type="float">
            <text:p>10</text:p>
          </table:table-cell>
          <table:table-cell table:style-name="ce22" table:formula="of:=MIN([.$K$3];IF(MOD(ROW(); [.$G$3]) = 0; [.$D314] + 1; [.$D314]))" office:value-type="float" office:value="10" calcext:value-type="float">
            <text:p>10</text:p>
          </table:table-cell>
          <table:table-cell table:style-name="ce24" table:formula="of:=6*[.$D315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15]+1" office:value-type="date" office:date-value="2022-09-18" calcext:value-type="date">
            <text:p>09/18/2022</text:p>
          </table:table-cell>
          <table:table-cell table:style-name="ce22" table:formula="of:=MIN([.$K$1];IF(MOD(ROW(); [.$G$1]) = 0; [.$B315] + 1; [.$B315]))" office:value-type="float" office:value="10" calcext:value-type="float">
            <text:p>10</text:p>
          </table:table-cell>
          <table:table-cell table:style-name="ce22" table:formula="of:=MIN([.$K$2];IF(MOD(ROW(); [.$G$2]) = 0; [.$C315] + 1; [.$C315]))" office:value-type="float" office:value="10" calcext:value-type="float">
            <text:p>10</text:p>
          </table:table-cell>
          <table:table-cell table:style-name="ce22" table:formula="of:=MIN([.$K$3];IF(MOD(ROW(); [.$G$3]) = 0; [.$D315] + 1; [.$D315]))" office:value-type="float" office:value="10" calcext:value-type="float">
            <text:p>10</text:p>
          </table:table-cell>
          <table:table-cell table:style-name="ce24" table:formula="of:=6*[.$D316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16]+1" office:value-type="date" office:date-value="2022-09-19" calcext:value-type="date">
            <text:p>09/19/2022</text:p>
          </table:table-cell>
          <table:table-cell table:style-name="ce22" table:formula="of:=MIN([.$K$1];IF(MOD(ROW(); [.$G$1]) = 0; [.$B316] + 1; [.$B316]))" office:value-type="float" office:value="10" calcext:value-type="float">
            <text:p>10</text:p>
          </table:table-cell>
          <table:table-cell table:style-name="ce22" table:formula="of:=MIN([.$K$2];IF(MOD(ROW(); [.$G$2]) = 0; [.$C316] + 1; [.$C316]))" office:value-type="float" office:value="10" calcext:value-type="float">
            <text:p>10</text:p>
          </table:table-cell>
          <table:table-cell table:style-name="ce22" table:formula="of:=MIN([.$K$3];IF(MOD(ROW(); [.$G$3]) = 0; [.$D316] + 1; [.$D316]))" office:value-type="float" office:value="10" calcext:value-type="float">
            <text:p>10</text:p>
          </table:table-cell>
          <table:table-cell table:style-name="ce24" table:formula="of:=6*[.$D317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17]+1" office:value-type="date" office:date-value="2022-09-20" calcext:value-type="date">
            <text:p>09/20/2022</text:p>
          </table:table-cell>
          <table:table-cell table:style-name="ce22" table:formula="of:=MIN([.$K$1];IF(MOD(ROW(); [.$G$1]) = 0; [.$B317] + 1; [.$B317]))" office:value-type="float" office:value="10" calcext:value-type="float">
            <text:p>10</text:p>
          </table:table-cell>
          <table:table-cell table:style-name="ce22" table:formula="of:=MIN([.$K$2];IF(MOD(ROW(); [.$G$2]) = 0; [.$C317] + 1; [.$C317]))" office:value-type="float" office:value="10" calcext:value-type="float">
            <text:p>10</text:p>
          </table:table-cell>
          <table:table-cell table:style-name="ce22" table:formula="of:=MIN([.$K$3];IF(MOD(ROW(); [.$G$3]) = 0; [.$D317] + 1; [.$D317]))" office:value-type="float" office:value="10" calcext:value-type="float">
            <text:p>10</text:p>
          </table:table-cell>
          <table:table-cell table:style-name="ce24" table:formula="of:=6*[.$D318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18]+1" office:value-type="date" office:date-value="2022-09-21" calcext:value-type="date">
            <text:p>09/21/2022</text:p>
          </table:table-cell>
          <table:table-cell table:style-name="ce22" table:formula="of:=MIN([.$K$1];IF(MOD(ROW(); [.$G$1]) = 0; [.$B318] + 1; [.$B318]))" office:value-type="float" office:value="10" calcext:value-type="float">
            <text:p>10</text:p>
          </table:table-cell>
          <table:table-cell table:style-name="ce22" table:formula="of:=MIN([.$K$2];IF(MOD(ROW(); [.$G$2]) = 0; [.$C318] + 1; [.$C318]))" office:value-type="float" office:value="10" calcext:value-type="float">
            <text:p>10</text:p>
          </table:table-cell>
          <table:table-cell table:style-name="ce22" table:formula="of:=MIN([.$K$3];IF(MOD(ROW(); [.$G$3]) = 0; [.$D318] + 1; [.$D318]))" office:value-type="float" office:value="10" calcext:value-type="float">
            <text:p>10</text:p>
          </table:table-cell>
          <table:table-cell table:style-name="ce24" table:formula="of:=6*[.$D319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19]+1" office:value-type="date" office:date-value="2022-09-22" calcext:value-type="date">
            <text:p>09/22/2022</text:p>
          </table:table-cell>
          <table:table-cell table:style-name="ce22" table:formula="of:=MIN([.$K$1];IF(MOD(ROW(); [.$G$1]) = 0; [.$B319] + 1; [.$B319]))" office:value-type="float" office:value="10" calcext:value-type="float">
            <text:p>10</text:p>
          </table:table-cell>
          <table:table-cell table:style-name="ce22" table:formula="of:=MIN([.$K$2];IF(MOD(ROW(); [.$G$2]) = 0; [.$C319] + 1; [.$C319]))" office:value-type="float" office:value="10" calcext:value-type="float">
            <text:p>10</text:p>
          </table:table-cell>
          <table:table-cell table:style-name="ce22" table:formula="of:=MIN([.$K$3];IF(MOD(ROW(); [.$G$3]) = 0; [.$D319] + 1; [.$D319]))" office:value-type="float" office:value="10" calcext:value-type="float">
            <text:p>10</text:p>
          </table:table-cell>
          <table:table-cell table:style-name="ce24" table:formula="of:=6*[.$D320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20]+1" office:value-type="date" office:date-value="2022-09-23" calcext:value-type="date">
            <text:p>09/23/2022</text:p>
          </table:table-cell>
          <table:table-cell table:style-name="ce22" table:formula="of:=MIN([.$K$1];IF(MOD(ROW(); [.$G$1]) = 0; [.$B320] + 1; [.$B320]))" office:value-type="float" office:value="10" calcext:value-type="float">
            <text:p>10</text:p>
          </table:table-cell>
          <table:table-cell table:style-name="ce22" table:formula="of:=MIN([.$K$2];IF(MOD(ROW(); [.$G$2]) = 0; [.$C320] + 1; [.$C320]))" office:value-type="float" office:value="10" calcext:value-type="float">
            <text:p>10</text:p>
          </table:table-cell>
          <table:table-cell table:style-name="ce22" table:formula="of:=MIN([.$K$3];IF(MOD(ROW(); [.$G$3]) = 0; [.$D320] + 1; [.$D320]))" office:value-type="float" office:value="10" calcext:value-type="float">
            <text:p>10</text:p>
          </table:table-cell>
          <table:table-cell table:style-name="ce24" table:formula="of:=6*[.$D321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21]+1" office:value-type="date" office:date-value="2022-09-24" calcext:value-type="date">
            <text:p>09/24/2022</text:p>
          </table:table-cell>
          <table:table-cell table:style-name="ce22" table:formula="of:=MIN([.$K$1];IF(MOD(ROW(); [.$G$1]) = 0; [.$B321] + 1; [.$B321]))" office:value-type="float" office:value="10" calcext:value-type="float">
            <text:p>10</text:p>
          </table:table-cell>
          <table:table-cell table:style-name="ce22" table:formula="of:=MIN([.$K$2];IF(MOD(ROW(); [.$G$2]) = 0; [.$C321] + 1; [.$C321]))" office:value-type="float" office:value="10" calcext:value-type="float">
            <text:p>10</text:p>
          </table:table-cell>
          <table:table-cell table:style-name="ce22" table:formula="of:=MIN([.$K$3];IF(MOD(ROW(); [.$G$3]) = 0; [.$D321] + 1; [.$D321]))" office:value-type="float" office:value="10" calcext:value-type="float">
            <text:p>10</text:p>
          </table:table-cell>
          <table:table-cell table:style-name="ce24" table:formula="of:=6*[.$D322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22]+1" office:value-type="date" office:date-value="2022-09-25" calcext:value-type="date">
            <text:p>09/25/2022</text:p>
          </table:table-cell>
          <table:table-cell table:style-name="ce22" table:formula="of:=MIN([.$K$1];IF(MOD(ROW(); [.$G$1]) = 0; [.$B322] + 1; [.$B322]))" office:value-type="float" office:value="10" calcext:value-type="float">
            <text:p>10</text:p>
          </table:table-cell>
          <table:table-cell table:style-name="ce22" table:formula="of:=MIN([.$K$2];IF(MOD(ROW(); [.$G$2]) = 0; [.$C322] + 1; [.$C322]))" office:value-type="float" office:value="10" calcext:value-type="float">
            <text:p>10</text:p>
          </table:table-cell>
          <table:table-cell table:style-name="ce22" table:formula="of:=MIN([.$K$3];IF(MOD(ROW(); [.$G$3]) = 0; [.$D322] + 1; [.$D322]))" office:value-type="float" office:value="10" calcext:value-type="float">
            <text:p>10</text:p>
          </table:table-cell>
          <table:table-cell table:style-name="ce24" table:formula="of:=6*[.$D323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23]+1" office:value-type="date" office:date-value="2022-09-26" calcext:value-type="date">
            <text:p>09/26/2022</text:p>
          </table:table-cell>
          <table:table-cell table:style-name="ce22" table:formula="of:=MIN([.$K$1];IF(MOD(ROW(); [.$G$1]) = 0; [.$B323] + 1; [.$B323]))" office:value-type="float" office:value="10" calcext:value-type="float">
            <text:p>10</text:p>
          </table:table-cell>
          <table:table-cell table:style-name="ce22" table:formula="of:=MIN([.$K$2];IF(MOD(ROW(); [.$G$2]) = 0; [.$C323] + 1; [.$C323]))" office:value-type="float" office:value="10" calcext:value-type="float">
            <text:p>10</text:p>
          </table:table-cell>
          <table:table-cell table:style-name="ce22" table:formula="of:=MIN([.$K$3];IF(MOD(ROW(); [.$G$3]) = 0; [.$D323] + 1; [.$D323]))" office:value-type="float" office:value="10" calcext:value-type="float">
            <text:p>10</text:p>
          </table:table-cell>
          <table:table-cell table:style-name="ce24" table:formula="of:=6*[.$D324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24]+1" office:value-type="date" office:date-value="2022-09-27" calcext:value-type="date">
            <text:p>09/27/2022</text:p>
          </table:table-cell>
          <table:table-cell table:style-name="ce22" table:formula="of:=MIN([.$K$1];IF(MOD(ROW(); [.$G$1]) = 0; [.$B324] + 1; [.$B324]))" office:value-type="float" office:value="10" calcext:value-type="float">
            <text:p>10</text:p>
          </table:table-cell>
          <table:table-cell table:style-name="ce22" table:formula="of:=MIN([.$K$2];IF(MOD(ROW(); [.$G$2]) = 0; [.$C324] + 1; [.$C324]))" office:value-type="float" office:value="10" calcext:value-type="float">
            <text:p>10</text:p>
          </table:table-cell>
          <table:table-cell table:style-name="ce22" table:formula="of:=MIN([.$K$3];IF(MOD(ROW(); [.$G$3]) = 0; [.$D324] + 1; [.$D324]))" office:value-type="float" office:value="10" calcext:value-type="float">
            <text:p>10</text:p>
          </table:table-cell>
          <table:table-cell table:style-name="ce24" table:formula="of:=6*[.$D325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25]+1" office:value-type="date" office:date-value="2022-09-28" calcext:value-type="date">
            <text:p>09/28/2022</text:p>
          </table:table-cell>
          <table:table-cell table:style-name="ce22" table:formula="of:=MIN([.$K$1];IF(MOD(ROW(); [.$G$1]) = 0; [.$B325] + 1; [.$B325]))" office:value-type="float" office:value="10" calcext:value-type="float">
            <text:p>10</text:p>
          </table:table-cell>
          <table:table-cell table:style-name="ce22" table:formula="of:=MIN([.$K$2];IF(MOD(ROW(); [.$G$2]) = 0; [.$C325] + 1; [.$C325]))" office:value-type="float" office:value="10" calcext:value-type="float">
            <text:p>10</text:p>
          </table:table-cell>
          <table:table-cell table:style-name="ce22" table:formula="of:=MIN([.$K$3];IF(MOD(ROW(); [.$G$3]) = 0; [.$D325] + 1; [.$D325]))" office:value-type="float" office:value="10" calcext:value-type="float">
            <text:p>10</text:p>
          </table:table-cell>
          <table:table-cell table:style-name="ce24" table:formula="of:=6*[.$D326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26]+1" office:value-type="date" office:date-value="2022-09-29" calcext:value-type="date">
            <text:p>09/29/2022</text:p>
          </table:table-cell>
          <table:table-cell table:style-name="ce22" table:formula="of:=MIN([.$K$1];IF(MOD(ROW(); [.$G$1]) = 0; [.$B326] + 1; [.$B326]))" office:value-type="float" office:value="10" calcext:value-type="float">
            <text:p>10</text:p>
          </table:table-cell>
          <table:table-cell table:style-name="ce22" table:formula="of:=MIN([.$K$2];IF(MOD(ROW(); [.$G$2]) = 0; [.$C326] + 1; [.$C326]))" office:value-type="float" office:value="10" calcext:value-type="float">
            <text:p>10</text:p>
          </table:table-cell>
          <table:table-cell table:style-name="ce22" table:formula="of:=MIN([.$K$3];IF(MOD(ROW(); [.$G$3]) = 0; [.$D326] + 1; [.$D326]))" office:value-type="float" office:value="10" calcext:value-type="float">
            <text:p>10</text:p>
          </table:table-cell>
          <table:table-cell table:style-name="ce24" table:formula="of:=6*[.$D327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27]+1" office:value-type="date" office:date-value="2022-09-30" calcext:value-type="date">
            <text:p>09/30/2022</text:p>
          </table:table-cell>
          <table:table-cell table:style-name="ce22" table:formula="of:=MIN([.$K$1];IF(MOD(ROW(); [.$G$1]) = 0; [.$B327] + 1; [.$B327]))" office:value-type="float" office:value="10" calcext:value-type="float">
            <text:p>10</text:p>
          </table:table-cell>
          <table:table-cell table:style-name="ce22" table:formula="of:=MIN([.$K$2];IF(MOD(ROW(); [.$G$2]) = 0; [.$C327] + 1; [.$C327]))" office:value-type="float" office:value="10" calcext:value-type="float">
            <text:p>10</text:p>
          </table:table-cell>
          <table:table-cell table:style-name="ce22" table:formula="of:=MIN([.$K$3];IF(MOD(ROW(); [.$G$3]) = 0; [.$D327] + 1; [.$D327]))" office:value-type="float" office:value="10" calcext:value-type="float">
            <text:p>10</text:p>
          </table:table-cell>
          <table:table-cell table:style-name="ce24" table:formula="of:=6*[.$D328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28]+1" office:value-type="date" office:date-value="2022-10-01" calcext:value-type="date">
            <text:p>10/01/2022</text:p>
          </table:table-cell>
          <table:table-cell table:style-name="ce22" table:formula="of:=MIN([.$K$1];IF(MOD(ROW(); [.$G$1]) = 0; [.$B328] + 1; [.$B328]))" office:value-type="float" office:value="10" calcext:value-type="float">
            <text:p>10</text:p>
          </table:table-cell>
          <table:table-cell table:style-name="ce22" table:formula="of:=MIN([.$K$2];IF(MOD(ROW(); [.$G$2]) = 0; [.$C328] + 1; [.$C328]))" office:value-type="float" office:value="10" calcext:value-type="float">
            <text:p>10</text:p>
          </table:table-cell>
          <table:table-cell table:style-name="ce22" table:formula="of:=MIN([.$K$3];IF(MOD(ROW(); [.$G$3]) = 0; [.$D328] + 1; [.$D328]))" office:value-type="float" office:value="10" calcext:value-type="float">
            <text:p>10</text:p>
          </table:table-cell>
          <table:table-cell table:style-name="ce24" table:formula="of:=6*[.$D329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29]+1" office:value-type="date" office:date-value="2022-10-02" calcext:value-type="date">
            <text:p>10/02/2022</text:p>
          </table:table-cell>
          <table:table-cell table:style-name="ce22" table:formula="of:=MIN([.$K$1];IF(MOD(ROW(); [.$G$1]) = 0; [.$B329] + 1; [.$B329]))" office:value-type="float" office:value="10" calcext:value-type="float">
            <text:p>10</text:p>
          </table:table-cell>
          <table:table-cell table:style-name="ce22" table:formula="of:=MIN([.$K$2];IF(MOD(ROW(); [.$G$2]) = 0; [.$C329] + 1; [.$C329]))" office:value-type="float" office:value="10" calcext:value-type="float">
            <text:p>10</text:p>
          </table:table-cell>
          <table:table-cell table:style-name="ce22" table:formula="of:=MIN([.$K$3];IF(MOD(ROW(); [.$G$3]) = 0; [.$D329] + 1; [.$D329]))" office:value-type="float" office:value="10" calcext:value-type="float">
            <text:p>10</text:p>
          </table:table-cell>
          <table:table-cell table:style-name="ce24" table:formula="of:=6*[.$D330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30]+1" office:value-type="date" office:date-value="2022-10-03" calcext:value-type="date">
            <text:p>10/03/2022</text:p>
          </table:table-cell>
          <table:table-cell table:style-name="ce22" table:formula="of:=MIN([.$K$1];IF(MOD(ROW(); [.$G$1]) = 0; [.$B330] + 1; [.$B330]))" office:value-type="float" office:value="10" calcext:value-type="float">
            <text:p>10</text:p>
          </table:table-cell>
          <table:table-cell table:style-name="ce22" table:formula="of:=MIN([.$K$2];IF(MOD(ROW(); [.$G$2]) = 0; [.$C330] + 1; [.$C330]))" office:value-type="float" office:value="10" calcext:value-type="float">
            <text:p>10</text:p>
          </table:table-cell>
          <table:table-cell table:style-name="ce22" table:formula="of:=MIN([.$K$3];IF(MOD(ROW(); [.$G$3]) = 0; [.$D330] + 1; [.$D330]))" office:value-type="float" office:value="10" calcext:value-type="float">
            <text:p>10</text:p>
          </table:table-cell>
          <table:table-cell table:style-name="ce24" table:formula="of:=6*[.$D331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31]+1" office:value-type="date" office:date-value="2022-10-04" calcext:value-type="date">
            <text:p>10/04/2022</text:p>
          </table:table-cell>
          <table:table-cell table:style-name="ce22" table:formula="of:=MIN([.$K$1];IF(MOD(ROW(); [.$G$1]) = 0; [.$B331] + 1; [.$B331]))" office:value-type="float" office:value="10" calcext:value-type="float">
            <text:p>10</text:p>
          </table:table-cell>
          <table:table-cell table:style-name="ce22" table:formula="of:=MIN([.$K$2];IF(MOD(ROW(); [.$G$2]) = 0; [.$C331] + 1; [.$C331]))" office:value-type="float" office:value="10" calcext:value-type="float">
            <text:p>10</text:p>
          </table:table-cell>
          <table:table-cell table:style-name="ce22" table:formula="of:=MIN([.$K$3];IF(MOD(ROW(); [.$G$3]) = 0; [.$D331] + 1; [.$D331]))" office:value-type="float" office:value="10" calcext:value-type="float">
            <text:p>10</text:p>
          </table:table-cell>
          <table:table-cell table:style-name="ce24" table:formula="of:=6*[.$D332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32]+1" office:value-type="date" office:date-value="2022-10-05" calcext:value-type="date">
            <text:p>10/05/2022</text:p>
          </table:table-cell>
          <table:table-cell table:style-name="ce22" table:formula="of:=MIN([.$K$1];IF(MOD(ROW(); [.$G$1]) = 0; [.$B332] + 1; [.$B332]))" office:value-type="float" office:value="10" calcext:value-type="float">
            <text:p>10</text:p>
          </table:table-cell>
          <table:table-cell table:style-name="ce22" table:formula="of:=MIN([.$K$2];IF(MOD(ROW(); [.$G$2]) = 0; [.$C332] + 1; [.$C332]))" office:value-type="float" office:value="10" calcext:value-type="float">
            <text:p>10</text:p>
          </table:table-cell>
          <table:table-cell table:style-name="ce22" table:formula="of:=MIN([.$K$3];IF(MOD(ROW(); [.$G$3]) = 0; [.$D332] + 1; [.$D332]))" office:value-type="float" office:value="10" calcext:value-type="float">
            <text:p>10</text:p>
          </table:table-cell>
          <table:table-cell table:style-name="ce24" table:formula="of:=6*[.$D333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33]+1" office:value-type="date" office:date-value="2022-10-06" calcext:value-type="date">
            <text:p>10/06/2022</text:p>
          </table:table-cell>
          <table:table-cell table:style-name="ce22" table:formula="of:=MIN([.$K$1];IF(MOD(ROW(); [.$G$1]) = 0; [.$B333] + 1; [.$B333]))" office:value-type="float" office:value="10" calcext:value-type="float">
            <text:p>10</text:p>
          </table:table-cell>
          <table:table-cell table:style-name="ce22" table:formula="of:=MIN([.$K$2];IF(MOD(ROW(); [.$G$2]) = 0; [.$C333] + 1; [.$C333]))" office:value-type="float" office:value="10" calcext:value-type="float">
            <text:p>10</text:p>
          </table:table-cell>
          <table:table-cell table:style-name="ce22" table:formula="of:=MIN([.$K$3];IF(MOD(ROW(); [.$G$3]) = 0; [.$D333] + 1; [.$D333]))" office:value-type="float" office:value="10" calcext:value-type="float">
            <text:p>10</text:p>
          </table:table-cell>
          <table:table-cell table:style-name="ce24" table:formula="of:=6*[.$D334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34]+1" office:value-type="date" office:date-value="2022-10-07" calcext:value-type="date">
            <text:p>10/07/2022</text:p>
          </table:table-cell>
          <table:table-cell table:style-name="ce22" table:formula="of:=MIN([.$K$1];IF(MOD(ROW(); [.$G$1]) = 0; [.$B334] + 1; [.$B334]))" office:value-type="float" office:value="10" calcext:value-type="float">
            <text:p>10</text:p>
          </table:table-cell>
          <table:table-cell table:style-name="ce22" table:formula="of:=MIN([.$K$2];IF(MOD(ROW(); [.$G$2]) = 0; [.$C334] + 1; [.$C334]))" office:value-type="float" office:value="10" calcext:value-type="float">
            <text:p>10</text:p>
          </table:table-cell>
          <table:table-cell table:style-name="ce22" table:formula="of:=MIN([.$K$3];IF(MOD(ROW(); [.$G$3]) = 0; [.$D334] + 1; [.$D334]))" office:value-type="float" office:value="10" calcext:value-type="float">
            <text:p>10</text:p>
          </table:table-cell>
          <table:table-cell table:style-name="ce24" table:formula="of:=6*[.$D335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35]+1" office:value-type="date" office:date-value="2022-10-08" calcext:value-type="date">
            <text:p>10/08/2022</text:p>
          </table:table-cell>
          <table:table-cell table:style-name="ce22" table:formula="of:=MIN([.$K$1];IF(MOD(ROW(); [.$G$1]) = 0; [.$B335] + 1; [.$B335]))" office:value-type="float" office:value="10" calcext:value-type="float">
            <text:p>10</text:p>
          </table:table-cell>
          <table:table-cell table:style-name="ce22" table:formula="of:=MIN([.$K$2];IF(MOD(ROW(); [.$G$2]) = 0; [.$C335] + 1; [.$C335]))" office:value-type="float" office:value="10" calcext:value-type="float">
            <text:p>10</text:p>
          </table:table-cell>
          <table:table-cell table:style-name="ce22" table:formula="of:=MIN([.$K$3];IF(MOD(ROW(); [.$G$3]) = 0; [.$D335] + 1; [.$D335]))" office:value-type="float" office:value="10" calcext:value-type="float">
            <text:p>10</text:p>
          </table:table-cell>
          <table:table-cell table:style-name="ce24" table:formula="of:=6*[.$D336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36]+1" office:value-type="date" office:date-value="2022-10-09" calcext:value-type="date">
            <text:p>10/09/2022</text:p>
          </table:table-cell>
          <table:table-cell table:style-name="ce22" table:formula="of:=MIN([.$K$1];IF(MOD(ROW(); [.$G$1]) = 0; [.$B336] + 1; [.$B336]))" office:value-type="float" office:value="10" calcext:value-type="float">
            <text:p>10</text:p>
          </table:table-cell>
          <table:table-cell table:style-name="ce22" table:formula="of:=MIN([.$K$2];IF(MOD(ROW(); [.$G$2]) = 0; [.$C336] + 1; [.$C336]))" office:value-type="float" office:value="10" calcext:value-type="float">
            <text:p>10</text:p>
          </table:table-cell>
          <table:table-cell table:style-name="ce22" table:formula="of:=MIN([.$K$3];IF(MOD(ROW(); [.$G$3]) = 0; [.$D336] + 1; [.$D336]))" office:value-type="float" office:value="10" calcext:value-type="float">
            <text:p>10</text:p>
          </table:table-cell>
          <table:table-cell table:style-name="ce24" table:formula="of:=6*[.$D337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37]+1" office:value-type="date" office:date-value="2022-10-10" calcext:value-type="date">
            <text:p>10/10/2022</text:p>
          </table:table-cell>
          <table:table-cell table:style-name="ce22" table:formula="of:=MIN([.$K$1];IF(MOD(ROW(); [.$G$1]) = 0; [.$B337] + 1; [.$B337]))" office:value-type="float" office:value="10" calcext:value-type="float">
            <text:p>10</text:p>
          </table:table-cell>
          <table:table-cell table:style-name="ce22" table:formula="of:=MIN([.$K$2];IF(MOD(ROW(); [.$G$2]) = 0; [.$C337] + 1; [.$C337]))" office:value-type="float" office:value="10" calcext:value-type="float">
            <text:p>10</text:p>
          </table:table-cell>
          <table:table-cell table:style-name="ce22" table:formula="of:=MIN([.$K$3];IF(MOD(ROW(); [.$G$3]) = 0; [.$D337] + 1; [.$D337]))" office:value-type="float" office:value="10" calcext:value-type="float">
            <text:p>10</text:p>
          </table:table-cell>
          <table:table-cell table:style-name="ce24" table:formula="of:=6*[.$D338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38]+1" office:value-type="date" office:date-value="2022-10-11" calcext:value-type="date">
            <text:p>10/11/2022</text:p>
          </table:table-cell>
          <table:table-cell table:style-name="ce22" table:formula="of:=MIN([.$K$1];IF(MOD(ROW(); [.$G$1]) = 0; [.$B338] + 1; [.$B338]))" office:value-type="float" office:value="10" calcext:value-type="float">
            <text:p>10</text:p>
          </table:table-cell>
          <table:table-cell table:style-name="ce22" table:formula="of:=MIN([.$K$2];IF(MOD(ROW(); [.$G$2]) = 0; [.$C338] + 1; [.$C338]))" office:value-type="float" office:value="10" calcext:value-type="float">
            <text:p>10</text:p>
          </table:table-cell>
          <table:table-cell table:style-name="ce22" table:formula="of:=MIN([.$K$3];IF(MOD(ROW(); [.$G$3]) = 0; [.$D338] + 1; [.$D338]))" office:value-type="float" office:value="10" calcext:value-type="float">
            <text:p>10</text:p>
          </table:table-cell>
          <table:table-cell table:style-name="ce24" table:formula="of:=6*[.$D339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39]+1" office:value-type="date" office:date-value="2022-10-12" calcext:value-type="date">
            <text:p>10/12/2022</text:p>
          </table:table-cell>
          <table:table-cell table:style-name="ce22" table:formula="of:=MIN([.$K$1];IF(MOD(ROW(); [.$G$1]) = 0; [.$B339] + 1; [.$B339]))" office:value-type="float" office:value="10" calcext:value-type="float">
            <text:p>10</text:p>
          </table:table-cell>
          <table:table-cell table:style-name="ce22" table:formula="of:=MIN([.$K$2];IF(MOD(ROW(); [.$G$2]) = 0; [.$C339] + 1; [.$C339]))" office:value-type="float" office:value="10" calcext:value-type="float">
            <text:p>10</text:p>
          </table:table-cell>
          <table:table-cell table:style-name="ce22" table:formula="of:=MIN([.$K$3];IF(MOD(ROW(); [.$G$3]) = 0; [.$D339] + 1; [.$D339]))" office:value-type="float" office:value="10" calcext:value-type="float">
            <text:p>10</text:p>
          </table:table-cell>
          <table:table-cell table:style-name="ce24" table:formula="of:=6*[.$D340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40]+1" office:value-type="date" office:date-value="2022-10-13" calcext:value-type="date">
            <text:p>10/13/2022</text:p>
          </table:table-cell>
          <table:table-cell table:style-name="ce22" table:formula="of:=MIN([.$K$1];IF(MOD(ROW(); [.$G$1]) = 0; [.$B340] + 1; [.$B340]))" office:value-type="float" office:value="10" calcext:value-type="float">
            <text:p>10</text:p>
          </table:table-cell>
          <table:table-cell table:style-name="ce22" table:formula="of:=MIN([.$K$2];IF(MOD(ROW(); [.$G$2]) = 0; [.$C340] + 1; [.$C340]))" office:value-type="float" office:value="10" calcext:value-type="float">
            <text:p>10</text:p>
          </table:table-cell>
          <table:table-cell table:style-name="ce22" table:formula="of:=MIN([.$K$3];IF(MOD(ROW(); [.$G$3]) = 0; [.$D340] + 1; [.$D340]))" office:value-type="float" office:value="10" calcext:value-type="float">
            <text:p>10</text:p>
          </table:table-cell>
          <table:table-cell table:style-name="ce24" table:formula="of:=6*[.$D341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41]+1" office:value-type="date" office:date-value="2022-10-14" calcext:value-type="date">
            <text:p>10/14/2022</text:p>
          </table:table-cell>
          <table:table-cell table:style-name="ce22" table:formula="of:=MIN([.$K$1];IF(MOD(ROW(); [.$G$1]) = 0; [.$B341] + 1; [.$B341]))" office:value-type="float" office:value="10" calcext:value-type="float">
            <text:p>10</text:p>
          </table:table-cell>
          <table:table-cell table:style-name="ce22" table:formula="of:=MIN([.$K$2];IF(MOD(ROW(); [.$G$2]) = 0; [.$C341] + 1; [.$C341]))" office:value-type="float" office:value="10" calcext:value-type="float">
            <text:p>10</text:p>
          </table:table-cell>
          <table:table-cell table:style-name="ce22" table:formula="of:=MIN([.$K$3];IF(MOD(ROW(); [.$G$3]) = 0; [.$D341] + 1; [.$D341]))" office:value-type="float" office:value="10" calcext:value-type="float">
            <text:p>10</text:p>
          </table:table-cell>
          <table:table-cell table:style-name="ce24" table:formula="of:=6*[.$D342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42]+1" office:value-type="date" office:date-value="2022-10-15" calcext:value-type="date">
            <text:p>10/15/2022</text:p>
          </table:table-cell>
          <table:table-cell table:style-name="ce22" table:formula="of:=MIN([.$K$1];IF(MOD(ROW(); [.$G$1]) = 0; [.$B342] + 1; [.$B342]))" office:value-type="float" office:value="10" calcext:value-type="float">
            <text:p>10</text:p>
          </table:table-cell>
          <table:table-cell table:style-name="ce22" table:formula="of:=MIN([.$K$2];IF(MOD(ROW(); [.$G$2]) = 0; [.$C342] + 1; [.$C342]))" office:value-type="float" office:value="10" calcext:value-type="float">
            <text:p>10</text:p>
          </table:table-cell>
          <table:table-cell table:style-name="ce22" table:formula="of:=MIN([.$K$3];IF(MOD(ROW(); [.$G$3]) = 0; [.$D342] + 1; [.$D342]))" office:value-type="float" office:value="10" calcext:value-type="float">
            <text:p>10</text:p>
          </table:table-cell>
          <table:table-cell table:style-name="ce24" table:formula="of:=6*[.$D343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43]+1" office:value-type="date" office:date-value="2022-10-16" calcext:value-type="date">
            <text:p>10/16/2022</text:p>
          </table:table-cell>
          <table:table-cell table:style-name="ce22" table:formula="of:=MIN([.$K$1];IF(MOD(ROW(); [.$G$1]) = 0; [.$B343] + 1; [.$B343]))" office:value-type="float" office:value="10" calcext:value-type="float">
            <text:p>10</text:p>
          </table:table-cell>
          <table:table-cell table:style-name="ce22" table:formula="of:=MIN([.$K$2];IF(MOD(ROW(); [.$G$2]) = 0; [.$C343] + 1; [.$C343]))" office:value-type="float" office:value="10" calcext:value-type="float">
            <text:p>10</text:p>
          </table:table-cell>
          <table:table-cell table:style-name="ce22" table:formula="of:=MIN([.$K$3];IF(MOD(ROW(); [.$G$3]) = 0; [.$D343] + 1; [.$D343]))" office:value-type="float" office:value="10" calcext:value-type="float">
            <text:p>10</text:p>
          </table:table-cell>
          <table:table-cell table:style-name="ce24" table:formula="of:=6*[.$D344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44]+1" office:value-type="date" office:date-value="2022-10-17" calcext:value-type="date">
            <text:p>10/17/2022</text:p>
          </table:table-cell>
          <table:table-cell table:style-name="ce22" table:formula="of:=MIN([.$K$1];IF(MOD(ROW(); [.$G$1]) = 0; [.$B344] + 1; [.$B344]))" office:value-type="float" office:value="10" calcext:value-type="float">
            <text:p>10</text:p>
          </table:table-cell>
          <table:table-cell table:style-name="ce22" table:formula="of:=MIN([.$K$2];IF(MOD(ROW(); [.$G$2]) = 0; [.$C344] + 1; [.$C344]))" office:value-type="float" office:value="10" calcext:value-type="float">
            <text:p>10</text:p>
          </table:table-cell>
          <table:table-cell table:style-name="ce22" table:formula="of:=MIN([.$K$3];IF(MOD(ROW(); [.$G$3]) = 0; [.$D344] + 1; [.$D344]))" office:value-type="float" office:value="10" calcext:value-type="float">
            <text:p>10</text:p>
          </table:table-cell>
          <table:table-cell table:style-name="ce24" table:formula="of:=6*[.$D345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45]+1" office:value-type="date" office:date-value="2022-10-18" calcext:value-type="date">
            <text:p>10/18/2022</text:p>
          </table:table-cell>
          <table:table-cell table:style-name="ce22" table:formula="of:=MIN([.$K$1];IF(MOD(ROW(); [.$G$1]) = 0; [.$B345] + 1; [.$B345]))" office:value-type="float" office:value="10" calcext:value-type="float">
            <text:p>10</text:p>
          </table:table-cell>
          <table:table-cell table:style-name="ce22" table:formula="of:=MIN([.$K$2];IF(MOD(ROW(); [.$G$2]) = 0; [.$C345] + 1; [.$C345]))" office:value-type="float" office:value="10" calcext:value-type="float">
            <text:p>10</text:p>
          </table:table-cell>
          <table:table-cell table:style-name="ce22" table:formula="of:=MIN([.$K$3];IF(MOD(ROW(); [.$G$3]) = 0; [.$D345] + 1; [.$D345]))" office:value-type="float" office:value="10" calcext:value-type="float">
            <text:p>10</text:p>
          </table:table-cell>
          <table:table-cell table:style-name="ce24" table:formula="of:=6*[.$D346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46]+1" office:value-type="date" office:date-value="2022-10-19" calcext:value-type="date">
            <text:p>10/19/2022</text:p>
          </table:table-cell>
          <table:table-cell table:style-name="ce22" table:formula="of:=MIN([.$K$1];IF(MOD(ROW(); [.$G$1]) = 0; [.$B346] + 1; [.$B346]))" office:value-type="float" office:value="10" calcext:value-type="float">
            <text:p>10</text:p>
          </table:table-cell>
          <table:table-cell table:style-name="ce22" table:formula="of:=MIN([.$K$2];IF(MOD(ROW(); [.$G$2]) = 0; [.$C346] + 1; [.$C346]))" office:value-type="float" office:value="10" calcext:value-type="float">
            <text:p>10</text:p>
          </table:table-cell>
          <table:table-cell table:style-name="ce22" table:formula="of:=MIN([.$K$3];IF(MOD(ROW(); [.$G$3]) = 0; [.$D346] + 1; [.$D346]))" office:value-type="float" office:value="10" calcext:value-type="float">
            <text:p>10</text:p>
          </table:table-cell>
          <table:table-cell table:style-name="ce24" table:formula="of:=6*[.$D347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47]+1" office:value-type="date" office:date-value="2022-10-20" calcext:value-type="date">
            <text:p>10/20/2022</text:p>
          </table:table-cell>
          <table:table-cell table:style-name="ce22" table:formula="of:=MIN([.$K$1];IF(MOD(ROW(); [.$G$1]) = 0; [.$B347] + 1; [.$B347]))" office:value-type="float" office:value="10" calcext:value-type="float">
            <text:p>10</text:p>
          </table:table-cell>
          <table:table-cell table:style-name="ce22" table:formula="of:=MIN([.$K$2];IF(MOD(ROW(); [.$G$2]) = 0; [.$C347] + 1; [.$C347]))" office:value-type="float" office:value="10" calcext:value-type="float">
            <text:p>10</text:p>
          </table:table-cell>
          <table:table-cell table:style-name="ce22" table:formula="of:=MIN([.$K$3];IF(MOD(ROW(); [.$G$3]) = 0; [.$D347] + 1; [.$D347]))" office:value-type="float" office:value="10" calcext:value-type="float">
            <text:p>10</text:p>
          </table:table-cell>
          <table:table-cell table:style-name="ce24" table:formula="of:=6*[.$D348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48]+1" office:value-type="date" office:date-value="2022-10-21" calcext:value-type="date">
            <text:p>10/21/2022</text:p>
          </table:table-cell>
          <table:table-cell table:style-name="ce22" table:formula="of:=MIN([.$K$1];IF(MOD(ROW(); [.$G$1]) = 0; [.$B348] + 1; [.$B348]))" office:value-type="float" office:value="10" calcext:value-type="float">
            <text:p>10</text:p>
          </table:table-cell>
          <table:table-cell table:style-name="ce22" table:formula="of:=MIN([.$K$2];IF(MOD(ROW(); [.$G$2]) = 0; [.$C348] + 1; [.$C348]))" office:value-type="float" office:value="10" calcext:value-type="float">
            <text:p>10</text:p>
          </table:table-cell>
          <table:table-cell table:style-name="ce22" table:formula="of:=MIN([.$K$3];IF(MOD(ROW(); [.$G$3]) = 0; [.$D348] + 1; [.$D348]))" office:value-type="float" office:value="10" calcext:value-type="float">
            <text:p>10</text:p>
          </table:table-cell>
          <table:table-cell table:style-name="ce24" table:formula="of:=6*[.$D349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49]+1" office:value-type="date" office:date-value="2022-10-22" calcext:value-type="date">
            <text:p>10/22/2022</text:p>
          </table:table-cell>
          <table:table-cell table:style-name="ce22" table:formula="of:=MIN([.$K$1];IF(MOD(ROW(); [.$G$1]) = 0; [.$B349] + 1; [.$B349]))" office:value-type="float" office:value="10" calcext:value-type="float">
            <text:p>10</text:p>
          </table:table-cell>
          <table:table-cell table:style-name="ce22" table:formula="of:=MIN([.$K$2];IF(MOD(ROW(); [.$G$2]) = 0; [.$C349] + 1; [.$C349]))" office:value-type="float" office:value="10" calcext:value-type="float">
            <text:p>10</text:p>
          </table:table-cell>
          <table:table-cell table:style-name="ce22" table:formula="of:=MIN([.$K$3];IF(MOD(ROW(); [.$G$3]) = 0; [.$D349] + 1; [.$D349]))" office:value-type="float" office:value="10" calcext:value-type="float">
            <text:p>10</text:p>
          </table:table-cell>
          <table:table-cell table:style-name="ce24" table:formula="of:=6*[.$D350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50]+1" office:value-type="date" office:date-value="2022-10-23" calcext:value-type="date">
            <text:p>10/23/2022</text:p>
          </table:table-cell>
          <table:table-cell table:style-name="ce22" table:formula="of:=MIN([.$K$1];IF(MOD(ROW(); [.$G$1]) = 0; [.$B350] + 1; [.$B350]))" office:value-type="float" office:value="10" calcext:value-type="float">
            <text:p>10</text:p>
          </table:table-cell>
          <table:table-cell table:style-name="ce22" table:formula="of:=MIN([.$K$2];IF(MOD(ROW(); [.$G$2]) = 0; [.$C350] + 1; [.$C350]))" office:value-type="float" office:value="10" calcext:value-type="float">
            <text:p>10</text:p>
          </table:table-cell>
          <table:table-cell table:style-name="ce22" table:formula="of:=MIN([.$K$3];IF(MOD(ROW(); [.$G$3]) = 0; [.$D350] + 1; [.$D350]))" office:value-type="float" office:value="10" calcext:value-type="float">
            <text:p>10</text:p>
          </table:table-cell>
          <table:table-cell table:style-name="ce24" table:formula="of:=6*[.$D351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51]+1" office:value-type="date" office:date-value="2022-10-24" calcext:value-type="date">
            <text:p>10/24/2022</text:p>
          </table:table-cell>
          <table:table-cell table:style-name="ce22" table:formula="of:=MIN([.$K$1];IF(MOD(ROW(); [.$G$1]) = 0; [.$B351] + 1; [.$B351]))" office:value-type="float" office:value="10" calcext:value-type="float">
            <text:p>10</text:p>
          </table:table-cell>
          <table:table-cell table:style-name="ce22" table:formula="of:=MIN([.$K$2];IF(MOD(ROW(); [.$G$2]) = 0; [.$C351] + 1; [.$C351]))" office:value-type="float" office:value="10" calcext:value-type="float">
            <text:p>10</text:p>
          </table:table-cell>
          <table:table-cell table:style-name="ce22" table:formula="of:=MIN([.$K$3];IF(MOD(ROW(); [.$G$3]) = 0; [.$D351] + 1; [.$D351]))" office:value-type="float" office:value="10" calcext:value-type="float">
            <text:p>10</text:p>
          </table:table-cell>
          <table:table-cell table:style-name="ce24" table:formula="of:=6*[.$D352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52]+1" office:value-type="date" office:date-value="2022-10-25" calcext:value-type="date">
            <text:p>10/25/2022</text:p>
          </table:table-cell>
          <table:table-cell table:style-name="ce22" table:formula="of:=MIN([.$K$1];IF(MOD(ROW(); [.$G$1]) = 0; [.$B352] + 1; [.$B352]))" office:value-type="float" office:value="10" calcext:value-type="float">
            <text:p>10</text:p>
          </table:table-cell>
          <table:table-cell table:style-name="ce22" table:formula="of:=MIN([.$K$2];IF(MOD(ROW(); [.$G$2]) = 0; [.$C352] + 1; [.$C352]))" office:value-type="float" office:value="10" calcext:value-type="float">
            <text:p>10</text:p>
          </table:table-cell>
          <table:table-cell table:style-name="ce22" table:formula="of:=MIN([.$K$3];IF(MOD(ROW(); [.$G$3]) = 0; [.$D352] + 1; [.$D352]))" office:value-type="float" office:value="10" calcext:value-type="float">
            <text:p>10</text:p>
          </table:table-cell>
          <table:table-cell table:style-name="ce24" table:formula="of:=6*[.$D353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53]+1" office:value-type="date" office:date-value="2022-10-26" calcext:value-type="date">
            <text:p>10/26/2022</text:p>
          </table:table-cell>
          <table:table-cell table:style-name="ce22" table:formula="of:=MIN([.$K$1];IF(MOD(ROW(); [.$G$1]) = 0; [.$B353] + 1; [.$B353]))" office:value-type="float" office:value="10" calcext:value-type="float">
            <text:p>10</text:p>
          </table:table-cell>
          <table:table-cell table:style-name="ce22" table:formula="of:=MIN([.$K$2];IF(MOD(ROW(); [.$G$2]) = 0; [.$C353] + 1; [.$C353]))" office:value-type="float" office:value="10" calcext:value-type="float">
            <text:p>10</text:p>
          </table:table-cell>
          <table:table-cell table:style-name="ce22" table:formula="of:=MIN([.$K$3];IF(MOD(ROW(); [.$G$3]) = 0; [.$D353] + 1; [.$D353]))" office:value-type="float" office:value="10" calcext:value-type="float">
            <text:p>10</text:p>
          </table:table-cell>
          <table:table-cell table:style-name="ce24" table:formula="of:=6*[.$D354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54]+1" office:value-type="date" office:date-value="2022-10-27" calcext:value-type="date">
            <text:p>10/27/2022</text:p>
          </table:table-cell>
          <table:table-cell table:style-name="ce22" table:formula="of:=MIN([.$K$1];IF(MOD(ROW(); [.$G$1]) = 0; [.$B354] + 1; [.$B354]))" office:value-type="float" office:value="10" calcext:value-type="float">
            <text:p>10</text:p>
          </table:table-cell>
          <table:table-cell table:style-name="ce22" table:formula="of:=MIN([.$K$2];IF(MOD(ROW(); [.$G$2]) = 0; [.$C354] + 1; [.$C354]))" office:value-type="float" office:value="10" calcext:value-type="float">
            <text:p>10</text:p>
          </table:table-cell>
          <table:table-cell table:style-name="ce22" table:formula="of:=MIN([.$K$3];IF(MOD(ROW(); [.$G$3]) = 0; [.$D354] + 1; [.$D354]))" office:value-type="float" office:value="10" calcext:value-type="float">
            <text:p>10</text:p>
          </table:table-cell>
          <table:table-cell table:style-name="ce24" table:formula="of:=6*[.$D355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55]+1" office:value-type="date" office:date-value="2022-10-28" calcext:value-type="date">
            <text:p>10/28/2022</text:p>
          </table:table-cell>
          <table:table-cell table:style-name="ce22" table:formula="of:=MIN([.$K$1];IF(MOD(ROW(); [.$G$1]) = 0; [.$B355] + 1; [.$B355]))" office:value-type="float" office:value="10" calcext:value-type="float">
            <text:p>10</text:p>
          </table:table-cell>
          <table:table-cell table:style-name="ce22" table:formula="of:=MIN([.$K$2];IF(MOD(ROW(); [.$G$2]) = 0; [.$C355] + 1; [.$C355]))" office:value-type="float" office:value="10" calcext:value-type="float">
            <text:p>10</text:p>
          </table:table-cell>
          <table:table-cell table:style-name="ce22" table:formula="of:=MIN([.$K$3];IF(MOD(ROW(); [.$G$3]) = 0; [.$D355] + 1; [.$D355]))" office:value-type="float" office:value="10" calcext:value-type="float">
            <text:p>10</text:p>
          </table:table-cell>
          <table:table-cell table:style-name="ce24" table:formula="of:=6*[.$D356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56]+1" office:value-type="date" office:date-value="2022-10-29" calcext:value-type="date">
            <text:p>10/29/2022</text:p>
          </table:table-cell>
          <table:table-cell table:style-name="ce22" table:formula="of:=MIN([.$K$1];IF(MOD(ROW(); [.$G$1]) = 0; [.$B356] + 1; [.$B356]))" office:value-type="float" office:value="10" calcext:value-type="float">
            <text:p>10</text:p>
          </table:table-cell>
          <table:table-cell table:style-name="ce22" table:formula="of:=MIN([.$K$2];IF(MOD(ROW(); [.$G$2]) = 0; [.$C356] + 1; [.$C356]))" office:value-type="float" office:value="10" calcext:value-type="float">
            <text:p>10</text:p>
          </table:table-cell>
          <table:table-cell table:style-name="ce22" table:formula="of:=MIN([.$K$3];IF(MOD(ROW(); [.$G$3]) = 0; [.$D356] + 1; [.$D356]))" office:value-type="float" office:value="10" calcext:value-type="float">
            <text:p>10</text:p>
          </table:table-cell>
          <table:table-cell table:style-name="ce24" table:formula="of:=6*[.$D357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57]+1" office:value-type="date" office:date-value="2022-10-30" calcext:value-type="date">
            <text:p>10/30/2022</text:p>
          </table:table-cell>
          <table:table-cell table:style-name="ce22" table:formula="of:=MIN([.$K$1];IF(MOD(ROW(); [.$G$1]) = 0; [.$B357] + 1; [.$B357]))" office:value-type="float" office:value="10" calcext:value-type="float">
            <text:p>10</text:p>
          </table:table-cell>
          <table:table-cell table:style-name="ce22" table:formula="of:=MIN([.$K$2];IF(MOD(ROW(); [.$G$2]) = 0; [.$C357] + 1; [.$C357]))" office:value-type="float" office:value="10" calcext:value-type="float">
            <text:p>10</text:p>
          </table:table-cell>
          <table:table-cell table:style-name="ce22" table:formula="of:=MIN([.$K$3];IF(MOD(ROW(); [.$G$3]) = 0; [.$D357] + 1; [.$D357]))" office:value-type="float" office:value="10" calcext:value-type="float">
            <text:p>10</text:p>
          </table:table-cell>
          <table:table-cell table:style-name="ce24" table:formula="of:=6*[.$D358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58]+1" office:value-type="date" office:date-value="2022-10-31" calcext:value-type="date">
            <text:p>10/31/2022</text:p>
          </table:table-cell>
          <table:table-cell table:style-name="ce22" table:formula="of:=MIN([.$K$1];IF(MOD(ROW(); [.$G$1]) = 0; [.$B358] + 1; [.$B358]))" office:value-type="float" office:value="10" calcext:value-type="float">
            <text:p>10</text:p>
          </table:table-cell>
          <table:table-cell table:style-name="ce22" table:formula="of:=MIN([.$K$2];IF(MOD(ROW(); [.$G$2]) = 0; [.$C358] + 1; [.$C358]))" office:value-type="float" office:value="10" calcext:value-type="float">
            <text:p>10</text:p>
          </table:table-cell>
          <table:table-cell table:style-name="ce22" table:formula="of:=MIN([.$K$3];IF(MOD(ROW(); [.$G$3]) = 0; [.$D358] + 1; [.$D358]))" office:value-type="float" office:value="10" calcext:value-type="float">
            <text:p>10</text:p>
          </table:table-cell>
          <table:table-cell table:style-name="ce24" table:formula="of:=6*[.$D359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59]+1" office:value-type="date" office:date-value="2022-11-01" calcext:value-type="date">
            <text:p>11/01/2022</text:p>
          </table:table-cell>
          <table:table-cell table:style-name="ce22" table:formula="of:=MIN([.$K$1];IF(MOD(ROW(); [.$G$1]) = 0; [.$B359] + 1; [.$B359]))" office:value-type="float" office:value="10" calcext:value-type="float">
            <text:p>10</text:p>
          </table:table-cell>
          <table:table-cell table:style-name="ce22" table:formula="of:=MIN([.$K$2];IF(MOD(ROW(); [.$G$2]) = 0; [.$C359] + 1; [.$C359]))" office:value-type="float" office:value="10" calcext:value-type="float">
            <text:p>10</text:p>
          </table:table-cell>
          <table:table-cell table:style-name="ce22" table:formula="of:=MIN([.$K$3];IF(MOD(ROW(); [.$G$3]) = 0; [.$D359] + 1; [.$D359]))" office:value-type="float" office:value="10" calcext:value-type="float">
            <text:p>10</text:p>
          </table:table-cell>
          <table:table-cell table:style-name="ce24" table:formula="of:=6*[.$D360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60]+1" office:value-type="date" office:date-value="2022-11-02" calcext:value-type="date">
            <text:p>11/02/2022</text:p>
          </table:table-cell>
          <table:table-cell table:style-name="ce22" table:formula="of:=MIN([.$K$1];IF(MOD(ROW(); [.$G$1]) = 0; [.$B360] + 1; [.$B360]))" office:value-type="float" office:value="10" calcext:value-type="float">
            <text:p>10</text:p>
          </table:table-cell>
          <table:table-cell table:style-name="ce22" table:formula="of:=MIN([.$K$2];IF(MOD(ROW(); [.$G$2]) = 0; [.$C360] + 1; [.$C360]))" office:value-type="float" office:value="10" calcext:value-type="float">
            <text:p>10</text:p>
          </table:table-cell>
          <table:table-cell table:style-name="ce22" table:formula="of:=MIN([.$K$3];IF(MOD(ROW(); [.$G$3]) = 0; [.$D360] + 1; [.$D360]))" office:value-type="float" office:value="10" calcext:value-type="float">
            <text:p>10</text:p>
          </table:table-cell>
          <table:table-cell table:style-name="ce24" table:formula="of:=6*[.$D361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61]+1" office:value-type="date" office:date-value="2022-11-03" calcext:value-type="date">
            <text:p>11/03/2022</text:p>
          </table:table-cell>
          <table:table-cell table:style-name="ce22" table:formula="of:=MIN([.$K$1];IF(MOD(ROW(); [.$G$1]) = 0; [.$B361] + 1; [.$B361]))" office:value-type="float" office:value="10" calcext:value-type="float">
            <text:p>10</text:p>
          </table:table-cell>
          <table:table-cell table:style-name="ce22" table:formula="of:=MIN([.$K$2];IF(MOD(ROW(); [.$G$2]) = 0; [.$C361] + 1; [.$C361]))" office:value-type="float" office:value="10" calcext:value-type="float">
            <text:p>10</text:p>
          </table:table-cell>
          <table:table-cell table:style-name="ce22" table:formula="of:=MIN([.$K$3];IF(MOD(ROW(); [.$G$3]) = 0; [.$D361] + 1; [.$D361]))" office:value-type="float" office:value="10" calcext:value-type="float">
            <text:p>10</text:p>
          </table:table-cell>
          <table:table-cell table:style-name="ce24" table:formula="of:=6*[.$D362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62]+1" office:value-type="date" office:date-value="2022-11-04" calcext:value-type="date">
            <text:p>11/04/2022</text:p>
          </table:table-cell>
          <table:table-cell table:style-name="ce22" table:formula="of:=MIN([.$K$1];IF(MOD(ROW(); [.$G$1]) = 0; [.$B362] + 1; [.$B362]))" office:value-type="float" office:value="10" calcext:value-type="float">
            <text:p>10</text:p>
          </table:table-cell>
          <table:table-cell table:style-name="ce22" table:formula="of:=MIN([.$K$2];IF(MOD(ROW(); [.$G$2]) = 0; [.$C362] + 1; [.$C362]))" office:value-type="float" office:value="10" calcext:value-type="float">
            <text:p>10</text:p>
          </table:table-cell>
          <table:table-cell table:style-name="ce22" table:formula="of:=MIN([.$K$3];IF(MOD(ROW(); [.$G$3]) = 0; [.$D362] + 1; [.$D362]))" office:value-type="float" office:value="10" calcext:value-type="float">
            <text:p>10</text:p>
          </table:table-cell>
          <table:table-cell table:style-name="ce24" table:formula="of:=6*[.$D363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63]+1" office:value-type="date" office:date-value="2022-11-05" calcext:value-type="date">
            <text:p>11/05/2022</text:p>
          </table:table-cell>
          <table:table-cell table:style-name="ce22" table:formula="of:=MIN([.$K$1];IF(MOD(ROW(); [.$G$1]) = 0; [.$B363] + 1; [.$B363]))" office:value-type="float" office:value="10" calcext:value-type="float">
            <text:p>10</text:p>
          </table:table-cell>
          <table:table-cell table:style-name="ce22" table:formula="of:=MIN([.$K$2];IF(MOD(ROW(); [.$G$2]) = 0; [.$C363] + 1; [.$C363]))" office:value-type="float" office:value="10" calcext:value-type="float">
            <text:p>10</text:p>
          </table:table-cell>
          <table:table-cell table:style-name="ce22" table:formula="of:=MIN([.$K$3];IF(MOD(ROW(); [.$G$3]) = 0; [.$D363] + 1; [.$D363]))" office:value-type="float" office:value="10" calcext:value-type="float">
            <text:p>10</text:p>
          </table:table-cell>
          <table:table-cell table:style-name="ce24" table:formula="of:=6*[.$D364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64]+1" office:value-type="date" office:date-value="2022-11-06" calcext:value-type="date">
            <text:p>11/06/2022</text:p>
          </table:table-cell>
          <table:table-cell table:style-name="ce22" table:formula="of:=MIN([.$K$1];IF(MOD(ROW(); [.$G$1]) = 0; [.$B364] + 1; [.$B364]))" office:value-type="float" office:value="10" calcext:value-type="float">
            <text:p>10</text:p>
          </table:table-cell>
          <table:table-cell table:style-name="ce22" table:formula="of:=MIN([.$K$2];IF(MOD(ROW(); [.$G$2]) = 0; [.$C364] + 1; [.$C364]))" office:value-type="float" office:value="10" calcext:value-type="float">
            <text:p>10</text:p>
          </table:table-cell>
          <table:table-cell table:style-name="ce22" table:formula="of:=MIN([.$K$3];IF(MOD(ROW(); [.$G$3]) = 0; [.$D364] + 1; [.$D364]))" office:value-type="float" office:value="10" calcext:value-type="float">
            <text:p>10</text:p>
          </table:table-cell>
          <table:table-cell table:style-name="ce24" table:formula="of:=6*[.$D365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65]+1" office:value-type="date" office:date-value="2022-11-07" calcext:value-type="date">
            <text:p>11/07/2022</text:p>
          </table:table-cell>
          <table:table-cell table:style-name="ce22" table:formula="of:=MIN([.$K$1];IF(MOD(ROW(); [.$G$1]) = 0; [.$B365] + 1; [.$B365]))" office:value-type="float" office:value="10" calcext:value-type="float">
            <text:p>10</text:p>
          </table:table-cell>
          <table:table-cell table:style-name="ce22" table:formula="of:=MIN([.$K$2];IF(MOD(ROW(); [.$G$2]) = 0; [.$C365] + 1; [.$C365]))" office:value-type="float" office:value="10" calcext:value-type="float">
            <text:p>10</text:p>
          </table:table-cell>
          <table:table-cell table:style-name="ce22" table:formula="of:=MIN([.$K$3];IF(MOD(ROW(); [.$G$3]) = 0; [.$D365] + 1; [.$D365]))" office:value-type="float" office:value="10" calcext:value-type="float">
            <text:p>10</text:p>
          </table:table-cell>
          <table:table-cell table:style-name="ce24" table:formula="of:=6*[.$D366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19" table:formula="of:=[.A366]+1" office:value-type="date" office:date-value="2022-11-08" calcext:value-type="date">
            <text:p>11/08/2022</text:p>
          </table:table-cell>
          <table:table-cell table:style-name="ce22" table:formula="of:=MIN([.$K$1];IF(MOD(ROW(); [.$G$1]) = 0; [.$B366] + 1; [.$B366]))" office:value-type="float" office:value="10" calcext:value-type="float">
            <text:p>10</text:p>
          </table:table-cell>
          <table:table-cell table:style-name="ce22" table:formula="of:=MIN([.$K$2];IF(MOD(ROW(); [.$G$2]) = 0; [.$C366] + 1; [.$C366]))" office:value-type="float" office:value="10" calcext:value-type="float">
            <text:p>10</text:p>
          </table:table-cell>
          <table:table-cell table:style-name="ce22" table:formula="of:=MIN([.$K$3];IF(MOD(ROW(); [.$G$3]) = 0; [.$D366] + 1; [.$D366]))" office:value-type="float" office:value="10" calcext:value-type="float">
            <text:p>10</text:p>
          </table:table-cell>
          <table:table-cell table:style-name="ce24" table:formula="of:=6*[.$D367]" office:value-type="float" office:value="60" calcext:value-type="float">
            <text:p>60</text:p>
          </table:table-cell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 table:number-rows-repeated="4">
          <table:table-cell table:style-name="ce19"/>
          <table:table-cell table:style-name="ce20" table:number-columns-repeated="4"/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 table:number-rows-repeated="1135">
          <table:table-cell table:style-name="ce20" table:number-columns-repeated="5"/>
          <table:table-cell table:style-name="ce15"/>
          <table:table-cell table:style-name="ce34" table:number-columns-repeated="6"/>
          <table:table-cell table:style-name="ce15" table:number-columns-repeated="14"/>
          <table:table-cell table:number-columns-repeated="998"/>
        </table:table-row>
        <table:table-row table:style-name="ro2">
          <table:table-cell table:style-name="ce20" table:number-columns-repeated="4"/>
          <table:table-cell table:style-name="ce25"/>
          <table:table-cell table:style-name="ce18"/>
          <table:table-cell table:style-name="ce36" table:number-columns-repeated="6"/>
          <table:table-cell table:style-name="ce15" table:number-columns-repeated="14"/>
          <table:table-cell table:number-columns-repeated="998"/>
        </table:table-row>
        <table:table-row table:style-name="ro1" table:number-rows-repeated="104706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Exercises.B3:Exercises.E367">
            <calcext:condition calcext:apply-style-name="ConditionalStyle_1" calcext:value="formula-is(ISERROR(SEARCH(([.B2]);([.B3]))))" calcext:base-cell-address="Exercises.B3"/>
          </calcext:conditional-format>
          <calcext:conditional-format calcext:target-range-address="Exercises.A2:Exercises.E1507">
            <calcext:condition calcext:apply-style-name="ConditionalStyle_2" calcext:value="formula-is([.$A2]=TODAY())" calcext:base-cell-address="Exercises.A2"/>
          </calcext:conditional-format>
          <calcext:conditional-format calcext:target-range-address="Exercises.G7:Exercises.L1507">
            <calcext:condition calcext:apply-style-name="ConditionalStyle_7" calcext:value="formula-is([.G$8]=[.$G$5])" calcext:base-cell-address="Exercises.G7"/>
          </calcext:conditional-format>
        </calcext:conditional-formats>
      </table:table>
      <table:table table:name="Exercise List" table:style-name="ta5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34" table:default-cell-style-name="Default"/>
        <table:table-column table:style-name="co33" table:default-cell-style-name="Default"/>
        <table:table-column table:style-name="co26" table:default-cell-style-name="Default"/>
        <table:table-column table:style-name="co33" table:number-columns-repeated="21" table:default-cell-style-name="Default"/>
        <table:table-column table:style-name="co1" table:number-columns-repeated="990" table:default-cell-style-name="Default"/>
        <table:table-row table:style-name="ro2">
          <table:table-cell table:style-name="ce4" office:value-type="string" calcext:value-type="string">
            <text:p>Total exercises:</text:p>
          </table:table-cell>
          <table:table-cell table:style-name="ce14"/>
          <table:table-cell table:style-name="ce4"/>
          <table:table-cell table:style-name="ce4" office:value-type="string" calcext:value-type="string">
            <text:p>Start date:</text:p>
          </table:table-cell>
          <table:table-cell table:style-name="ce46" office:value-type="date" office:date-value="2021-11-08" calcext:value-type="date">
            <text:p>11/08/2021</text:p>
          </table:table-cell>
          <table:table-cell table:style-name="ce18"/>
          <table:table-cell table:style-name="ce4" table:number-columns-repeated="3"/>
          <table:table-cell table:style-name="ce18" table:number-columns-repeated="2"/>
          <table:table-cell table:style-name="ce15" table:number-columns-repeated="3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4" office:value-type="string" calcext:value-type="string">
            <text:p>Cardio exercises</text:p>
          </table:table-cell>
          <table:table-cell table:style-name="ce14" table:formula="of:=COUNTA([.A$12:.A1011])" office:value-type="float" office:value="18" calcext:value-type="float">
            <text:p>18</text:p>
          </table:table-cell>
          <table:table-cell table:style-name="ce14" table:number-columns-repeated="2"/>
          <table:table-cell table:style-name="ce18" table:number-columns-repeated="2"/>
          <table:table-cell table:style-name="ce4" table:number-columns-repeated="4"/>
          <table:table-cell table:style-name="ce15" table:number-columns-repeated="4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4" office:value-type="string" calcext:value-type="string">
            <text:p>Stretch exercises</text:p>
          </table:table-cell>
          <table:table-cell table:style-name="ce14" table:formula="of:=COUNTA([.B$12:.B1011])" office:value-type="float" office:value="48" calcext:value-type="float">
            <text:p>48</text:p>
          </table:table-cell>
          <table:table-cell table:style-name="ce14" table:number-columns-repeated="2"/>
          <table:table-cell table:style-name="ce18" table:number-columns-repeated="2"/>
          <table:table-cell table:style-name="ce4" table:number-columns-repeated="4"/>
          <table:table-cell table:style-name="ce15" table:number-columns-repeated="4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4" office:value-type="string" calcext:value-type="string">
            <text:p>Bodyweight exercises</text:p>
          </table:table-cell>
          <table:table-cell table:style-name="ce14" table:formula="of:=COUNTA([.C$12:.C1011])" office:value-type="float" office:value="91" calcext:value-type="float">
            <text:p>91</text:p>
          </table:table-cell>
          <table:table-cell table:style-name="ce14" table:number-columns-repeated="2"/>
          <table:table-cell table:style-name="ce18" table:number-columns-repeated="2"/>
          <table:table-cell table:style-name="ce4" table:number-columns-repeated="4"/>
          <table:table-cell table:style-name="ce15" table:number-columns-repeated="4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4" office:value-type="string" calcext:value-type="string">
            <text:p>Water ball exercises</text:p>
          </table:table-cell>
          <table:table-cell table:style-name="ce14" table:formula="of:=COUNTA([.D$12:.D1011])" office:value-type="float" office:value="53" calcext:value-type="float">
            <text:p>53</text:p>
          </table:table-cell>
          <table:table-cell table:style-name="ce14" table:number-columns-repeated="2"/>
          <table:table-cell table:style-name="ce18" table:number-columns-repeated="2"/>
          <table:table-cell table:style-name="ce4" table:number-columns-repeated="4"/>
          <table:table-cell table:style-name="ce15" table:number-columns-repeated="4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4" office:value-type="string" calcext:value-type="string">
            <text:p>Band exercises</text:p>
          </table:table-cell>
          <table:table-cell table:style-name="ce14" table:formula="of:=COUNTA([.E$12:.E1011])" office:value-type="float" office:value="23" calcext:value-type="float">
            <text:p>23</text:p>
          </table:table-cell>
          <table:table-cell table:style-name="ce14" table:number-columns-repeated="2"/>
          <table:table-cell table:style-name="ce18" table:number-columns-repeated="2"/>
          <table:table-cell table:style-name="ce4" table:number-columns-repeated="4"/>
          <table:table-cell table:style-name="ce15" table:number-columns-repeated="4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26" office:value-type="string" calcext:value-type="string">
            <text:p>Abs</text:p>
          </table:table-cell>
          <table:table-cell table:style-name="ce14" table:formula="of:=COUNTA([.F$12:.F1011])" office:value-type="float" office:value="14" calcext:value-type="float">
            <text:p>14</text:p>
          </table:table-cell>
          <table:table-cell table:style-name="ce18" table:number-columns-repeated="32"/>
          <table:table-cell table:number-columns-repeated="990"/>
        </table:table-row>
        <table:table-row table:style-name="ro2">
          <table:table-cell table:style-name="ce26" office:value-type="string" calcext:value-type="string">
            <text:p>Boxing</text:p>
          </table:table-cell>
          <table:table-cell table:style-name="ce14" table:formula="of:=COUNTA([.G$12:.G1011])" office:value-type="float" office:value="15" calcext:value-type="float">
            <text:p>15</text:p>
          </table:table-cell>
          <table:table-cell table:style-name="ce18" table:number-columns-repeated="32"/>
          <table:table-cell table:number-columns-repeated="990"/>
        </table:table-row>
        <table:table-row table:style-name="ro2">
          <table:table-cell table:style-name="ce14" office:value-type="string" calcext:value-type="string">
            <text:p>Ground+Grip Work</text:p>
          </table:table-cell>
          <table:table-cell table:style-name="ce14" table:formula="of:=COUNTA([.H$12:.H1011])" office:value-type="float" office:value="8" calcext:value-type="float">
            <text:p>8</text:p>
          </table:table-cell>
          <table:table-cell table:style-name="ce4" table:number-columns-repeated="8"/>
          <table:table-cell table:style-name="ce15" table:number-columns-repeated="4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4" table:number-columns-repeated="10"/>
          <table:table-cell table:style-name="ce15" table:number-columns-repeated="4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45" office:value-type="string" calcext:value-type="string">
            <text:p>Cardio Exercises</text:p>
          </table:table-cell>
          <table:table-cell table:style-name="ce45" office:value-type="string" calcext:value-type="string">
            <text:p>Stretching</text:p>
          </table:table-cell>
          <table:table-cell table:style-name="ce45" office:value-type="string" calcext:value-type="string">
            <text:p>Bodyweight Exercises</text:p>
          </table:table-cell>
          <table:table-cell table:style-name="ce45" office:value-type="string" calcext:value-type="string">
            <text:p>Water Ball Exercises</text:p>
          </table:table-cell>
          <table:table-cell table:style-name="ce45" office:value-type="string" calcext:value-type="string">
            <text:p>Band Exercises</text:p>
          </table:table-cell>
          <table:table-cell table:style-name="ce48" office:value-type="string" calcext:value-type="string">
            <text:p>Abs</text:p>
          </table:table-cell>
          <table:table-cell table:style-name="ce48" office:value-type="string" calcext:value-type="string">
            <text:p>Boxing</text:p>
          </table:table-cell>
          <table:table-cell table:style-name="ce45" office:value-type="string" calcext:value-type="string">
            <text:p>Ground+Grip Work</text:p>
          </table:table-cell>
          <table:table-cell table:style-name="ce18"/>
          <table:table-cell table:style-name="ce15"/>
          <table:table-cell table:style-name="ce18" table:number-columns-repeated="5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6" office:value-type="string" calcext:value-type="string">
            <text:p>180 Jump Squats</text:p>
          </table:table-cell>
          <table:table-cell table:style-name="ce14" office:value-type="string" calcext:value-type="string">
            <text:p>Arms Behind Back Chest Stretch</text:p>
          </table:table-cell>
          <table:table-cell table:style-name="ce14" office:value-type="string" calcext:value-type="string">
            <text:p>Ab Roller</text:p>
          </table:table-cell>
          <table:table-cell table:style-name="ce14" office:value-type="string" calcext:value-type="string">
            <text:p>Back Extension Ball Push</text:p>
          </table:table-cell>
          <table:table-cell table:style-name="ce14" office:value-type="string" calcext:value-type="string">
            <text:p>Squat</text:p>
          </table:table-cell>
          <table:table-cell table:style-name="ce14" office:value-type="string" calcext:value-type="string">
            <text:p>Ab Roller</text:p>
          </table:table-cell>
          <table:table-cell table:style-name="ce26" office:value-type="string" calcext:value-type="string">
            <text:p>Head Ball</text:p>
          </table:table-cell>
          <table:table-cell table:style-name="ce16" office:value-type="string" calcext:value-type="string">
            <text:p>BJJ Video #1</text:p>
          </table:table-cell>
          <table:table-cell table:style-name="ce18"/>
          <table:table-cell table:style-name="ce14"/>
          <table:table-cell table:style-name="ce18" table:number-columns-repeated="5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4" office:value-type="string" calcext:value-type="string">
            <text:p>Burpees</text:p>
          </table:table-cell>
          <table:table-cell table:style-name="ce14" office:value-type="string" calcext:value-type="string">
            <text:p>Back Bend</text:p>
          </table:table-cell>
          <table:table-cell table:style-name="ce14" office:value-type="string" calcext:value-type="string">
            <text:p>Back Hyperextensions</text:p>
          </table:table-cell>
          <table:table-cell table:style-name="ce14" office:value-type="string" calcext:value-type="string">
            <text:p>Ball Toss to Burpee</text:p>
          </table:table-cell>
          <table:table-cell table:style-name="ce14" office:value-type="string" calcext:value-type="string">
            <text:p>Side Crab Walk</text:p>
          </table:table-cell>
          <table:table-cell table:style-name="ce14" office:value-type="string" calcext:value-type="string">
            <text:p>Belly Angels</text:p>
          </table:table-cell>
          <table:table-cell table:style-name="ce26" office:value-type="string" calcext:value-type="string">
            <text:p>Hand Speed #1</text:p>
          </table:table-cell>
          <table:table-cell table:style-name="ce14" office:value-type="string" calcext:value-type="string">
            <text:p>BJJ Video #2</text:p>
          </table:table-cell>
          <table:table-cell table:style-name="ce18"/>
          <table:table-cell table:style-name="ce14"/>
          <table:table-cell table:style-name="ce18" table:number-columns-repeated="3"/>
          <table:table-cell table:style-name="ce4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4" office:value-type="string" calcext:value-type="string">
            <text:p>Dancing</text:p>
          </table:table-cell>
          <table:table-cell table:style-name="ce14" office:value-type="string" calcext:value-type="string">
            <text:p>Bow Pose</text:p>
          </table:table-cell>
          <table:table-cell table:style-name="ce14" office:value-type="string" calcext:value-type="string">
            <text:p>Belly Angels</text:p>
          </table:table-cell>
          <table:table-cell table:style-name="ce14" office:value-type="string" calcext:value-type="string">
            <text:p>Bicycle Crunches</text:p>
          </table:table-cell>
          <table:table-cell table:style-name="ce14" office:value-type="string" calcext:value-type="string">
            <text:p>Scissor Toe Tap</text:p>
          </table:table-cell>
          <table:table-cell table:style-name="ce14" office:value-type="string" calcext:value-type="string">
            <text:p>Bicycle Crunches</text:p>
          </table:table-cell>
          <table:table-cell table:style-name="ce26" office:value-type="string" calcext:value-type="string">
            <text:p>Hand Speed #2</text:p>
          </table:table-cell>
          <table:table-cell table:style-name="ce14" office:value-type="string" calcext:value-type="string">
            <text:p>Finger Extensors - Fast</text:p>
          </table:table-cell>
          <table:table-cell table:style-name="ce18"/>
          <table:table-cell table:style-name="ce14"/>
          <table:table-cell table:style-name="ce18" table:number-columns-repeated="3"/>
          <table:table-cell table:style-name="ce4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4" office:value-type="string" calcext:value-type="string">
            <text:p>Elliptical Climbers</text:p>
          </table:table-cell>
          <table:table-cell table:style-name="ce14" office:value-type="string" calcext:value-type="string">
            <text:p>Butterfly</text:p>
          </table:table-cell>
          <table:table-cell table:style-name="ce14" office:value-type="string" calcext:value-type="string">
            <text:p>Bicycle Crunches</text:p>
          </table:table-cell>
          <table:table-cell table:style-name="ce14" office:value-type="string" calcext:value-type="string">
            <text:p>Big Circles</text:p>
          </table:table-cell>
          <table:table-cell table:style-name="ce14" office:value-type="string" calcext:value-type="string">
            <text:p>Forward Crab Walk</text:p>
          </table:table-cell>
          <table:table-cell table:style-name="ce14" office:value-type="string" calcext:value-type="string">
            <text:p>Crunches</text:p>
          </table:table-cell>
          <table:table-cell table:style-name="ce26" office:value-type="string" calcext:value-type="string">
            <text:p>Shadow Box</text:p>
          </table:table-cell>
          <table:table-cell table:style-name="ce14" office:value-type="string" calcext:value-type="string">
            <text:p>Grip Squeezers - Fast</text:p>
          </table:table-cell>
          <table:table-cell table:style-name="ce18"/>
          <table:table-cell table:style-name="ce14"/>
          <table:table-cell table:style-name="ce18" table:number-columns-repeated="3"/>
          <table:table-cell table:style-name="ce4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6" office:value-type="string" calcext:value-type="string">
            <text:p>Jogging</text:p>
          </table:table-cell>
          <table:table-cell table:style-name="ce14" office:value-type="string" calcext:value-type="string">
            <text:p>Calf Stretch</text:p>
          </table:table-cell>
          <table:table-cell table:style-name="ce14" office:value-type="string" calcext:value-type="string">
            <text:p>Bow Pull</text:p>
          </table:table-cell>
          <table:table-cell table:style-name="ce14" office:value-type="string" calcext:value-type="string">
            <text:p>Bridge w/ Knee Squeeze</text:p>
          </table:table-cell>
          <table:table-cell table:style-name="ce14" office:value-type="string" calcext:value-type="string">
            <text:p>Donkey Kick</text:p>
          </table:table-cell>
          <table:table-cell table:style-name="ce14" office:value-type="string" calcext:value-type="string">
            <text:p>Hollow Body Crunch</text:p>
          </table:table-cell>
          <table:table-cell table:style-name="ce26" office:value-type="string" calcext:value-type="string">
            <text:p>Slow Punching</text:p>
          </table:table-cell>
          <table:table-cell table:style-name="ce14" office:value-type="string" calcext:value-type="string">
            <text:p>Finger Squeezers - Fast</text:p>
          </table:table-cell>
          <table:table-cell table:style-name="ce18"/>
          <table:table-cell table:style-name="ce14"/>
          <table:table-cell table:style-name="ce18" table:number-columns-repeated="3"/>
          <table:table-cell table:style-name="ce4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4" office:value-type="string" calcext:value-type="string">
            <text:p>Jump Rope</text:p>
          </table:table-cell>
          <table:table-cell table:style-name="ce14" office:value-type="string" calcext:value-type="string">
            <text:p>Cat and Camel</text:p>
          </table:table-cell>
          <table:table-cell table:style-name="ce14" office:value-type="string" calcext:value-type="string">
            <text:p>Burpees</text:p>
          </table:table-cell>
          <table:table-cell table:style-name="ce14" office:value-type="string" calcext:value-type="string">
            <text:p>Single Leg Calf Raises</text:p>
          </table:table-cell>
          <table:table-cell table:style-name="ce14" office:value-type="string" calcext:value-type="string">
            <text:p>Jumping Wide Tap</text:p>
          </table:table-cell>
          <table:table-cell table:style-name="ce14" office:value-type="string" calcext:value-type="string">
            <text:p>Hollow Body Rock</text:p>
          </table:table-cell>
          <table:table-cell table:style-name="ce26" office:value-type="string" calcext:value-type="string">
            <text:p>Speedy Hands</text:p>
          </table:table-cell>
          <table:table-cell table:style-name="ce14" office:value-type="string" calcext:value-type="string">
            <text:p>Finger Extensors - Hold</text:p>
          </table:table-cell>
          <table:table-cell table:style-name="ce18"/>
          <table:table-cell table:style-name="ce14"/>
          <table:table-cell table:style-name="ce18" table:number-columns-repeated="3"/>
          <table:table-cell table:style-name="ce4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4" office:value-type="string" calcext:value-type="string">
            <text:p>Jump w/ Knee Tuck</text:p>
          </table:table-cell>
          <table:table-cell table:style-name="ce14" office:value-type="string" calcext:value-type="string">
            <text:p>Chest Expander</text:p>
          </table:table-cell>
          <table:table-cell table:style-name="ce14" office:value-type="string" calcext:value-type="string">
            <text:p>Single Leg Calf Raises</text:p>
          </table:table-cell>
          <table:table-cell table:style-name="ce14" office:value-type="string" calcext:value-type="string">
            <text:p>Chair Sit Overhead Press</text:p>
          </table:table-cell>
          <table:table-cell table:style-name="ce14" office:value-type="string" calcext:value-type="string">
            <text:p>Side Step</text:p>
          </table:table-cell>
          <table:table-cell table:style-name="ce14" office:value-type="string" calcext:value-type="string">
            <text:p>Plank w/ Leg Lifts</text:p>
          </table:table-cell>
          <table:table-cell table:style-name="ce26" office:value-type="string" calcext:value-type="string">
            <text:p>Overhead Jabs</text:p>
          </table:table-cell>
          <table:table-cell table:style-name="ce14" office:value-type="string" calcext:value-type="string">
            <text:p>Grip Squeezers - Hold</text:p>
          </table:table-cell>
          <table:table-cell table:style-name="ce18"/>
          <table:table-cell table:style-name="ce14"/>
          <table:table-cell table:style-name="ce18" table:number-columns-repeated="3"/>
          <table:table-cell table:style-name="ce4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4" office:value-type="string" calcext:value-type="string">
            <text:p>Jump, Jump, Squat</text:p>
          </table:table-cell>
          <table:table-cell table:style-name="ce14" office:value-type="string" calcext:value-type="string">
            <text:p>Child's Pose</text:p>
          </table:table-cell>
          <table:table-cell table:style-name="ce14" office:value-type="string" calcext:value-type="string">
            <text:p>Cross Countries</text:p>
          </table:table-cell>
          <table:table-cell table:style-name="ce14" office:value-type="string" calcext:value-type="string">
            <text:p>Chest Press to Toss</text:p>
          </table:table-cell>
          <table:table-cell table:style-name="ce14" office:value-type="string" calcext:value-type="string">
            <text:p>Lying Leg Extension</text:p>
          </table:table-cell>
          <table:table-cell table:style-name="ce14" office:value-type="string" calcext:value-type="string">
            <text:p>Reach Up Toe Taps</text:p>
          </table:table-cell>
          <table:table-cell table:style-name="ce26" office:value-type="string" calcext:value-type="string">
            <text:p>Jabs</text:p>
          </table:table-cell>
          <table:table-cell table:style-name="ce14" office:value-type="string" calcext:value-type="string">
            <text:p>Finger Squeezers - Hold</text:p>
          </table:table-cell>
          <table:table-cell table:style-name="ce18"/>
          <table:table-cell table:style-name="ce14"/>
          <table:table-cell table:style-name="ce18" table:number-columns-repeated="3"/>
          <table:table-cell table:style-name="ce4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4" office:value-type="string" calcext:value-type="string">
            <text:p>Jumping Jacks</text:p>
          </table:table-cell>
          <table:table-cell table:style-name="ce14" office:value-type="string" calcext:value-type="string">
            <text:p>Clasped Fingers Front Extension</text:p>
          </table:table-cell>
          <table:table-cell table:style-name="ce14" office:value-type="string" calcext:value-type="string">
            <text:p>Crunches</text:p>
          </table:table-cell>
          <table:table-cell table:style-name="ce14" office:value-type="string" calcext:value-type="string">
            <text:p>Crunch w/ Ball Pass Through Legs</text:p>
          </table:table-cell>
          <table:table-cell table:style-name="ce14" office:value-type="string" calcext:value-type="string">
            <text:p>Glute Bridge</text:p>
          </table:table-cell>
          <table:table-cell table:style-name="ce14" office:value-type="string" calcext:value-type="string">
            <text:p>Reverse Crunches</text:p>
          </table:table-cell>
          <table:table-cell table:style-name="ce26" office:value-type="string" calcext:value-type="string">
            <text:p>Jab-Cross</text:p>
          </table:table-cell>
          <table:table-cell table:style-name="ce14"/>
          <table:table-cell table:style-name="ce18"/>
          <table:table-cell table:style-name="ce14"/>
          <table:table-cell table:style-name="ce18" table:number-columns-repeated="3"/>
          <table:table-cell table:style-name="ce4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4" office:value-type="string" calcext:value-type="string">
            <text:p>Lunge Jumps</text:p>
          </table:table-cell>
          <table:table-cell table:style-name="ce14" office:value-type="string" calcext:value-type="string">
            <text:p>Clasped Fingers Sky Reach</text:p>
          </table:table-cell>
          <table:table-cell table:style-name="ce14" office:value-type="string" calcext:value-type="string">
            <text:p>Dips</text:p>
          </table:table-cell>
          <table:table-cell table:style-name="ce16" office:value-type="string" calcext:value-type="string">
            <text:p>Crunch w/ Toss</text:p>
          </table:table-cell>
          <table:table-cell table:style-name="ce14" office:value-type="string" calcext:value-type="string">
            <text:p>Fire Hydrant</text:p>
          </table:table-cell>
          <table:table-cell table:style-name="ce14" office:value-type="string" calcext:value-type="string">
            <text:p>Side Crunches</text:p>
          </table:table-cell>
          <table:table-cell table:style-name="ce26" office:value-type="string" calcext:value-type="string">
            <text:p>Hooks</text:p>
          </table:table-cell>
          <table:table-cell table:style-name="ce14"/>
          <table:table-cell table:style-name="ce18"/>
          <table:table-cell table:style-name="ce14"/>
          <table:table-cell table:style-name="ce18" table:number-columns-repeated="3"/>
          <table:table-cell table:style-name="ce4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6" office:value-type="string" calcext:value-type="string">
            <text:p>Lunge Kicks</text:p>
          </table:table-cell>
          <table:table-cell table:style-name="ce14" office:value-type="string" calcext:value-type="string">
            <text:p>Corner Chest Stretch</text:p>
          </table:table-cell>
          <table:table-cell table:style-name="ce14" office:value-type="string" calcext:value-type="string">
            <text:p>Donkey Kicks</text:p>
          </table:table-cell>
          <table:table-cell table:style-name="ce14" office:value-type="string" calcext:value-type="string">
            <text:p>Deadlift w/ Shrug To Chin</text:p>
          </table:table-cell>
          <table:table-cell table:style-name="ce14" office:value-type="string" calcext:value-type="string">
            <text:p>Lying Side Leg Abduction</text:p>
          </table:table-cell>
          <table:table-cell table:style-name="ce14" office:value-type="string" calcext:value-type="string">
            <text:p>Side Plank w/ Pulses</text:p>
          </table:table-cell>
          <table:table-cell table:style-name="ce26" office:value-type="string" calcext:value-type="string">
            <text:p>Uppercuts</text:p>
          </table:table-cell>
          <table:table-cell table:style-name="ce14"/>
          <table:table-cell table:style-name="ce18"/>
          <table:table-cell table:style-name="ce14"/>
          <table:table-cell table:style-name="ce18" table:number-columns-repeated="3"/>
          <table:table-cell table:style-name="ce4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4" office:value-type="string" calcext:value-type="string">
            <text:p>Mountain Climbers</text:p>
          </table:table-cell>
          <table:table-cell table:style-name="ce14" office:value-type="string" calcext:value-type="string">
            <text:p>Elbow Press</text:p>
          </table:table-cell>
          <table:table-cell table:number-columns-repeated="2" table:style-name="ce14" office:value-type="string" calcext:value-type="string">
            <text:p>Falling Tower</text:p>
          </table:table-cell>
          <table:table-cell table:style-name="ce14" office:value-type="string" calcext:value-type="string">
            <text:p>Lying Back Leg Abduction</text:p>
          </table:table-cell>
          <table:table-cell table:style-name="ce14" office:value-type="string" calcext:value-type="string">
            <text:p>Situps</text:p>
          </table:table-cell>
          <table:table-cell table:style-name="ce26" office:value-type="string" calcext:value-type="string">
            <text:p>Jab-Hook</text:p>
          </table:table-cell>
          <table:table-cell table:style-name="ce14"/>
          <table:table-cell table:style-name="ce18"/>
          <table:table-cell table:style-name="ce14"/>
          <table:table-cell table:style-name="ce18" table:number-columns-repeated="3"/>
          <table:table-cell table:style-name="ce15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4" office:value-type="string" calcext:value-type="string">
            <text:p>Side Kicks</text:p>
          </table:table-cell>
          <table:table-cell table:style-name="ce14" office:value-type="string" calcext:value-type="string">
            <text:p>Forward Child's Pose</text:p>
          </table:table-cell>
          <table:table-cell table:style-name="ce14" office:value-type="string" calcext:value-type="string">
            <text:p>Fire Hydrants</text:p>
          </table:table-cell>
          <table:table-cell table:style-name="ce14" office:value-type="string" calcext:value-type="string">
            <text:p>Flutter Kicks w/ Press</text:p>
          </table:table-cell>
          <table:table-cell table:style-name="ce14" office:value-type="string" calcext:value-type="string">
            <text:p>Seated Leg Abduction</text:p>
          </table:table-cell>
          <table:table-cell table:style-name="ce14" office:value-type="string" calcext:value-type="string">
            <text:p>Dead Bug Reach</text:p>
          </table:table-cell>
          <table:table-cell table:style-name="ce26" office:value-type="string" calcext:value-type="string">
            <text:p>Jab-Uppercut</text:p>
          </table:table-cell>
          <table:table-cell table:style-name="ce14"/>
          <table:table-cell table:style-name="ce18"/>
          <table:table-cell table:style-name="ce14"/>
          <table:table-cell table:style-name="ce18" table:number-columns-repeated="3"/>
          <table:table-cell table:style-name="ce15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6" office:value-type="string" calcext:value-type="string">
            <text:p>Skaters</text:p>
          </table:table-cell>
          <table:table-cell table:style-name="ce14" office:value-type="string" calcext:value-type="string">
            <text:p>Hamstring Stretch</text:p>
          </table:table-cell>
          <table:table-cell table:style-name="ce14" office:value-type="string" calcext:value-type="string">
            <text:p>Flutter Kicks</text:p>
          </table:table-cell>
          <table:table-cell table:style-name="ce14" office:value-type="string" calcext:value-type="string">
            <text:p>Halo</text:p>
          </table:table-cell>
          <table:table-cell table:style-name="ce14" office:value-type="string" calcext:value-type="string">
            <text:p>SIngle Lying Leg Abduction</text:p>
          </table:table-cell>
          <table:table-cell table:style-name="ce14" office:value-type="string" calcext:value-type="string">
            <text:p>Side Crunches</text:p>
          </table:table-cell>
          <table:table-cell table:style-name="ce26" office:value-type="string" calcext:value-type="string">
            <text:p>Hook-Uppercut</text:p>
          </table:table-cell>
          <table:table-cell table:style-name="ce14"/>
          <table:table-cell table:style-name="ce18"/>
          <table:table-cell table:style-name="ce14"/>
          <table:table-cell table:style-name="ce18" table:number-columns-repeated="3"/>
          <table:table-cell table:style-name="ce15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4" office:value-type="string" calcext:value-type="string">
            <text:p>Squat, Punches</text:p>
          </table:table-cell>
          <table:table-cell table:style-name="ce14" office:value-type="string" calcext:value-type="string">
            <text:p>Knee Sways</text:p>
          </table:table-cell>
          <table:table-cell table:style-name="ce14" office:value-type="string" calcext:value-type="string">
            <text:p>Forward Neck Bridge</text:p>
          </table:table-cell>
          <table:table-cell table:style-name="ce14" office:value-type="string" calcext:value-type="string">
            <text:p>Hip Thrust w/ Ball on Hips</text:p>
          </table:table-cell>
          <table:table-cell table:style-name="ce14" office:value-type="string" calcext:value-type="string">
            <text:p>Overhead Pullups</text:p>
          </table:table-cell>
          <table:table-cell table:style-name="ce14"/>
          <table:table-cell table:style-name="ce26" office:value-type="string" calcext:value-type="string">
            <text:p>Jab-Cross-Hook-Duck-Uppercut</text:p>
          </table:table-cell>
          <table:table-cell table:style-name="ce14"/>
          <table:table-cell table:style-name="ce18"/>
          <table:table-cell table:style-name="ce14"/>
          <table:table-cell table:style-name="ce18" table:number-columns-repeated="3"/>
          <table:table-cell table:style-name="ce15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4" office:value-type="string" calcext:value-type="string">
            <text:p>Navy Seal Burpees</text:p>
          </table:table-cell>
          <table:table-cell table:style-name="ce14" office:value-type="string" calcext:value-type="string">
            <text:p>Knees Side Bend</text:p>
          </table:table-cell>
          <table:table-cell table:style-name="ce14" office:value-type="string" calcext:value-type="string">
            <text:p>Full Bridge</text:p>
          </table:table-cell>
          <table:table-cell table:style-name="ce14" office:value-type="string" calcext:value-type="string">
            <text:p>Hollow Body Crunch</text:p>
          </table:table-cell>
          <table:table-cell table:style-name="ce14" office:value-type="string" calcext:value-type="string">
            <text:p>Curls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/>
          <table:table-cell table:style-name="ce18" table:number-columns-repeated="3"/>
          <table:table-cell table:style-name="ce15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4" office:value-type="string" calcext:value-type="string">
            <text:p>Rowing</text:p>
          </table:table-cell>
          <table:table-cell table:style-name="ce14" office:value-type="string" calcext:value-type="string">
            <text:p>Knees to Chest</text:p>
          </table:table-cell>
          <table:table-cell table:style-name="ce14" office:value-type="string" calcext:value-type="string">
            <text:p>Gracie Drill</text:p>
          </table:table-cell>
          <table:table-cell table:style-name="ce14" office:value-type="string" calcext:value-type="string">
            <text:p>Kettlebell Swings</text:p>
          </table:table-cell>
          <table:table-cell table:style-name="ce14" office:value-type="string" calcext:value-type="string">
            <text:p>Overhead Alternate Arms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/>
          <table:table-cell table:style-name="ce18" table:number-columns-repeated="3"/>
          <table:table-cell table:style-name="ce15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4" office:value-type="string" calcext:value-type="string">
            <text:p>Star Jumpers</text:p>
          </table:table-cell>
          <table:table-cell table:style-name="ce14" office:value-type="string" calcext:value-type="string">
            <text:p>Leg on Wall</text:p>
          </table:table-cell>
          <table:table-cell table:style-name="ce14" office:value-type="string" calcext:value-type="string">
            <text:p>Half Jumping Jacks</text:p>
          </table:table-cell>
          <table:table-cell table:style-name="ce14" office:value-type="string" calcext:value-type="string">
            <text:p>Lateral Clam Shell Squeezes</text:p>
          </table:table-cell>
          <table:table-cell table:style-name="ce14" office:value-type="string" calcext:value-type="string">
            <text:p>Overhead Side Arms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/>
          <table:table-cell table:style-name="ce18" table:number-columns-repeated="3"/>
          <table:table-cell table:style-name="ce15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5"/>
          <table:table-cell table:style-name="ce14" office:value-type="string" calcext:value-type="string">
            <text:p>Lizard Stretch</text:p>
          </table:table-cell>
          <table:table-cell table:style-name="ce14" office:value-type="string" calcext:value-type="string">
            <text:p>Hindu Squats</text:p>
          </table:table-cell>
          <table:table-cell table:style-name="ce14" office:value-type="string" calcext:value-type="string">
            <text:p>Leg Lift - Between Feet</text:p>
          </table:table-cell>
          <table:table-cell table:style-name="ce14" office:value-type="string" calcext:value-type="string">
            <text:p>High Rows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/>
          <table:table-cell table:style-name="ce18" table:number-columns-repeated="3"/>
          <table:table-cell table:style-name="ce15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5"/>
          <table:table-cell table:style-name="ce14" office:value-type="string" calcext:value-type="string">
            <text:p>Lunge Stretch</text:p>
          </table:table-cell>
          <table:table-cell table:style-name="ce14" office:value-type="string" calcext:value-type="string">
            <text:p>Hollow Body Crunch</text:p>
          </table:table-cell>
          <table:table-cell table:style-name="ce14" office:value-type="string" calcext:value-type="string">
            <text:p>Leg Reach Throughs</text:p>
          </table:table-cell>
          <table:table-cell table:style-name="ce14" office:value-type="string" calcext:value-type="string">
            <text:p>Middle Rows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/>
          <table:table-cell table:style-name="ce18" table:number-columns-repeated="3"/>
          <table:table-cell table:style-name="ce15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5"/>
          <table:table-cell table:style-name="ce14" office:value-type="string" calcext:value-type="string">
            <text:p>Lying Hip Rotator</text:p>
          </table:table-cell>
          <table:table-cell table:number-columns-repeated="2" table:style-name="ce14" office:value-type="string" calcext:value-type="string">
            <text:p>Hollow Body Rock</text:p>
          </table:table-cell>
          <table:table-cell table:style-name="ce14" office:value-type="string" calcext:value-type="string">
            <text:p>Low Rows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/>
          <table:table-cell table:style-name="ce18" table:number-columns-repeated="3"/>
          <table:table-cell table:style-name="ce15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5"/>
          <table:table-cell table:style-name="ce14" office:value-type="string" calcext:value-type="string">
            <text:p>Lying Quad Stretch</text:p>
          </table:table-cell>
          <table:table-cell table:style-name="ce14" office:value-type="string" calcext:value-type="string">
            <text:p>Jump Rope</text:p>
          </table:table-cell>
          <table:table-cell table:style-name="ce14" office:value-type="string" calcext:value-type="string">
            <text:p>Leg Reverse Hyperextensions</text:p>
          </table:table-cell>
          <table:table-cell table:style-name="ce14" office:value-type="string" calcext:value-type="string">
            <text:p>Neck Pulls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/>
          <table:table-cell table:style-name="ce18" table:number-columns-repeated="3"/>
          <table:table-cell table:style-name="ce15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5"/>
          <table:table-cell table:style-name="ce14" office:value-type="string" calcext:value-type="string">
            <text:p>Lying Side Bend</text:p>
          </table:table-cell>
          <table:table-cell table:style-name="ce14" office:value-type="string" calcext:value-type="string">
            <text:p>Jumping Jacks</text:p>
          </table:table-cell>
          <table:table-cell table:style-name="ce14" office:value-type="string" calcext:value-type="string">
            <text:p>Lunge w/ Opposite Toe Touch</text:p>
          </table:table-cell>
          <table:table-cell table:style-name="ce47" office:value-type="string" calcext:value-type="string">
            <text:p>Lateral Clam Shell Squeezes</text:p>
          </table:table-cell>
          <table:table-cell table:style-name="ce14"/>
          <table:table-cell table:style-name="ce18"/>
          <table:table-cell table:style-name="ce14" table:number-columns-repeated="3"/>
          <table:table-cell table:style-name="ce18" table:number-columns-repeated="3"/>
          <table:table-cell table:style-name="ce15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5"/>
          <table:table-cell table:style-name="ce14" office:value-type="string" calcext:value-type="string">
            <text:p>Lying Torso Stretch</text:p>
          </table:table-cell>
          <table:table-cell table:style-name="ce14" office:value-type="string" calcext:value-type="string">
            <text:p>Kicks</text:p>
          </table:table-cell>
          <table:table-cell table:style-name="ce14" office:value-type="string" calcext:value-type="string">
            <text:p>Lunges</text:p>
          </table:table-cell>
          <table:table-cell table:style-name="ce18"/>
          <table:table-cell table:style-name="ce14"/>
          <table:table-cell table:style-name="ce18"/>
          <table:table-cell table:style-name="ce14" table:number-columns-repeated="3"/>
          <table:table-cell table:style-name="ce18" table:number-columns-repeated="3"/>
          <table:table-cell table:style-name="ce15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5"/>
          <table:table-cell table:style-name="ce14" office:value-type="string" calcext:value-type="string">
            <text:p>Mermaid</text:p>
          </table:table-cell>
          <table:table-cell table:style-name="ce14" office:value-type="string" calcext:value-type="string">
            <text:p>Knees</text:p>
          </table:table-cell>
          <table:table-cell table:style-name="ce14" office:value-type="string" calcext:value-type="string">
            <text:p>Lunges - Stationary</text:p>
          </table:table-cell>
          <table:table-cell table:style-name="ce18"/>
          <table:table-cell table:style-name="ce14"/>
          <table:table-cell table:style-name="ce18"/>
          <table:table-cell table:style-name="ce14" table:number-columns-repeated="3"/>
          <table:table-cell table:style-name="ce18" table:number-columns-repeated="3"/>
          <table:table-cell table:style-name="ce15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5"/>
          <table:table-cell table:style-name="ce14" office:value-type="string" calcext:value-type="string">
            <text:p>Neck Extension</text:p>
          </table:table-cell>
          <table:table-cell table:style-name="ce14" office:value-type="string" calcext:value-type="string">
            <text:p>Lateral Clam Shells</text:p>
          </table:table-cell>
          <table:table-cell table:style-name="ce14" office:value-type="string" calcext:value-type="string">
            <text:p>Overhead Crunch</text:p>
          </table:table-cell>
          <table:table-cell table:style-name="ce18"/>
          <table:table-cell table:style-name="ce14"/>
          <table:table-cell table:style-name="ce18"/>
          <table:table-cell table:style-name="ce14" table:number-columns-repeated="3"/>
          <table:table-cell table:style-name="ce18" table:number-columns-repeated="3"/>
          <table:table-cell table:style-name="ce15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5"/>
          <table:table-cell table:style-name="ce14" office:value-type="string" calcext:value-type="string">
            <text:p>Neck Forward Stretch</text:p>
          </table:table-cell>
          <table:table-cell table:style-name="ce14" office:value-type="string" calcext:value-type="string">
            <text:p>Leg Reverse Hyperextensions</text:p>
          </table:table-cell>
          <table:table-cell table:style-name="ce14" office:value-type="string" calcext:value-type="string">
            <text:p>Forward Hold Ball Kick</text:p>
          </table:table-cell>
          <table:table-cell table:style-name="ce18"/>
          <table:table-cell table:style-name="ce14"/>
          <table:table-cell table:style-name="ce18"/>
          <table:table-cell table:style-name="ce14" table:number-columns-repeated="3"/>
          <table:table-cell table:style-name="ce18" table:number-columns-repeated="3"/>
          <table:table-cell table:style-name="ce15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5"/>
          <table:table-cell table:style-name="ce14" office:value-type="string" calcext:value-type="string">
            <text:p>Neck Rotation</text:p>
          </table:table-cell>
          <table:table-cell table:style-name="ce14" office:value-type="string" calcext:value-type="string">
            <text:p>Lunges</text:p>
          </table:table-cell>
          <table:table-cell table:style-name="ce14" office:value-type="string" calcext:value-type="string">
            <text:p>Plank - Roll To Each Hand</text:p>
          </table:table-cell>
          <table:table-cell table:style-name="ce18"/>
          <table:table-cell table:style-name="ce14"/>
          <table:table-cell table:style-name="ce18"/>
          <table:table-cell table:style-name="ce14" table:number-columns-repeated="3"/>
          <table:table-cell table:style-name="ce18" table:number-columns-repeated="3"/>
          <table:table-cell table:style-name="ce15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5"/>
          <table:table-cell table:style-name="ce14" office:value-type="string" calcext:value-type="string">
            <text:p>Neck Sideways Tilt</text:p>
          </table:table-cell>
          <table:table-cell table:style-name="ce14" office:value-type="string" calcext:value-type="string">
            <text:p>Lunges - Stationary</text:p>
          </table:table-cell>
          <table:table-cell table:style-name="ce14" office:value-type="string" calcext:value-type="string">
            <text:p>Reach Up Toe Taps</text:p>
          </table:table-cell>
          <table:table-cell table:style-name="ce18"/>
          <table:table-cell table:style-name="ce14"/>
          <table:table-cell table:style-name="ce18"/>
          <table:table-cell table:style-name="ce14" table:number-columns-repeated="3"/>
          <table:table-cell table:style-name="ce18" table:number-columns-repeated="3"/>
          <table:table-cell table:style-name="ce15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5"/>
          <table:table-cell table:style-name="ce14" office:value-type="string" calcext:value-type="string">
            <text:p>One Knee to Chest</text:p>
          </table:table-cell>
          <table:table-cell table:style-name="ce14" office:value-type="string" calcext:value-type="string">
            <text:p>Lying Side Leg Lifts</text:p>
          </table:table-cell>
          <table:table-cell table:style-name="ce14" office:value-type="string" calcext:value-type="string">
            <text:p>Reverse Crunches w/ Press</text:p>
          </table:table-cell>
          <table:table-cell table:style-name="ce18"/>
          <table:table-cell table:style-name="ce14"/>
          <table:table-cell table:style-name="ce18"/>
          <table:table-cell table:style-name="ce14" table:number-columns-repeated="3"/>
          <table:table-cell table:style-name="ce18" table:number-columns-repeated="3"/>
          <table:table-cell table:style-name="ce15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5"/>
          <table:table-cell table:style-name="ce14" office:value-type="string" calcext:value-type="string">
            <text:p>Scorpion</text:p>
          </table:table-cell>
          <table:table-cell table:style-name="ce14" office:value-type="string" calcext:value-type="string">
            <text:p>Lying Side Leg Threaded Lifts</text:p>
          </table:table-cell>
          <table:table-cell table:style-name="ce14" office:value-type="string" calcext:value-type="string">
            <text:p>Reverse Lunge Pass Under Leg</text:p>
          </table:table-cell>
          <table:table-cell table:style-name="ce18"/>
          <table:table-cell table:style-name="ce14"/>
          <table:table-cell table:style-name="ce18"/>
          <table:table-cell table:style-name="ce14" table:number-columns-repeated="3"/>
          <table:table-cell table:style-name="ce18" table:number-columns-repeated="3"/>
          <table:table-cell table:style-name="ce15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5"/>
          <table:table-cell table:style-name="ce14" office:value-type="string" calcext:value-type="string">
            <text:p>Seated Cross Legged</text:p>
          </table:table-cell>
          <table:table-cell table:style-name="ce14" office:value-type="string" calcext:value-type="string">
            <text:p>Mountain Climbers</text:p>
          </table:table-cell>
          <table:table-cell table:style-name="ce14" office:value-type="string" calcext:value-type="string">
            <text:p>Russian Twists</text:p>
          </table:table-cell>
          <table:table-cell table:style-name="ce18"/>
          <table:table-cell table:style-name="ce14"/>
          <table:table-cell table:style-name="ce18"/>
          <table:table-cell table:style-name="ce14" table:number-columns-repeated="3"/>
          <table:table-cell table:style-name="ce18" table:number-columns-repeated="3"/>
          <table:table-cell table:style-name="ce15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5"/>
          <table:table-cell table:style-name="ce14" office:value-type="string" calcext:value-type="string">
            <text:p>Shoulder Bridge</text:p>
          </table:table-cell>
          <table:table-cell table:style-name="ce14" office:value-type="string" calcext:value-type="string">
            <text:p>Pistol Hold</text:p>
          </table:table-cell>
          <table:table-cell table:style-name="ce16" office:value-type="string" calcext:value-type="string">
            <text:p>Side Lunge</text:p>
          </table:table-cell>
          <table:table-cell table:style-name="ce18"/>
          <table:table-cell table:style-name="ce14"/>
          <table:table-cell table:style-name="ce18"/>
          <table:table-cell table:style-name="ce14" table:number-columns-repeated="3"/>
          <table:table-cell table:style-name="ce18" table:number-columns-repeated="3"/>
          <table:table-cell table:style-name="ce15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5"/>
          <table:table-cell table:style-name="ce14" office:value-type="string" calcext:value-type="string">
            <text:p>Shoulder Shrugs</text:p>
          </table:table-cell>
          <table:table-cell table:style-name="ce14" office:value-type="string" calcext:value-type="string">
            <text:p>Plank - Dolphin Pushups</text:p>
          </table:table-cell>
          <table:table-cell table:style-name="ce14" office:value-type="string" calcext:value-type="string">
            <text:p>Sideways Lunge</text:p>
          </table:table-cell>
          <table:table-cell table:style-name="ce18"/>
          <table:table-cell table:style-name="ce14"/>
          <table:table-cell table:style-name="ce18"/>
          <table:table-cell table:style-name="ce14" table:number-columns-repeated="3"/>
          <table:table-cell table:style-name="ce18" table:number-columns-repeated="3"/>
          <table:table-cell table:style-name="ce15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5"/>
          <table:table-cell table:style-name="ce14" office:value-type="string" calcext:value-type="string">
            <text:p>Side Arm Stretch</text:p>
          </table:table-cell>
          <table:table-cell table:style-name="ce14" office:value-type="string" calcext:value-type="string">
            <text:p>Plank - Shoulder Touches</text:p>
          </table:table-cell>
          <table:table-cell table:style-name="ce14" office:value-type="string" calcext:value-type="string">
            <text:p>Situps</text:p>
          </table:table-cell>
          <table:table-cell table:style-name="ce18"/>
          <table:table-cell table:style-name="ce14"/>
          <table:table-cell table:style-name="ce18"/>
          <table:table-cell table:style-name="ce14" table:number-columns-repeated="3"/>
          <table:table-cell table:style-name="ce18" table:number-columns-repeated="3"/>
          <table:table-cell table:style-name="ce15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5"/>
          <table:table-cell table:style-name="ce14" office:value-type="string" calcext:value-type="string">
            <text:p>Side Lunge</text:p>
          </table:table-cell>
          <table:table-cell table:style-name="ce14" office:value-type="string" calcext:value-type="string">
            <text:p>Plank - Up-Downs</text:p>
          </table:table-cell>
          <table:table-cell table:style-name="ce14" office:value-type="string" calcext:value-type="string">
            <text:p>Sledgehammer</text:p>
          </table:table-cell>
          <table:table-cell table:style-name="ce18"/>
          <table:table-cell table:style-name="ce14"/>
          <table:table-cell table:style-name="ce18"/>
          <table:table-cell table:style-name="ce14" table:number-columns-repeated="3"/>
          <table:table-cell table:style-name="ce18" table:number-columns-repeated="3"/>
          <table:table-cell table:style-name="ce15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5"/>
          <table:table-cell table:style-name="ce14" office:value-type="string" calcext:value-type="string">
            <text:p>Spine Twist</text:p>
          </table:table-cell>
          <table:table-cell table:style-name="ce14" office:value-type="string" calcext:value-type="string">
            <text:p>Plank Jacks</text:p>
          </table:table-cell>
          <table:table-cell table:style-name="ce14" office:value-type="string" calcext:value-type="string">
            <text:p>Squat</text:p>
          </table:table-cell>
          <table:table-cell table:style-name="ce18"/>
          <table:table-cell table:style-name="ce14"/>
          <table:table-cell table:style-name="ce18"/>
          <table:table-cell table:style-name="ce14" table:number-columns-repeated="3"/>
          <table:table-cell table:style-name="ce18" table:number-columns-repeated="3"/>
          <table:table-cell table:style-name="ce15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5"/>
          <table:table-cell table:style-name="ce14" office:value-type="string" calcext:value-type="string">
            <text:p>Standing Hamstring</text:p>
          </table:table-cell>
          <table:table-cell table:style-name="ce14" office:value-type="string" calcext:value-type="string">
            <text:p>Plank w/ Leg Lifts</text:p>
          </table:table-cell>
          <table:table-cell table:style-name="ce14" office:value-type="string" calcext:value-type="string">
            <text:p>Squat - Goblet</text:p>
          </table:table-cell>
          <table:table-cell table:style-name="ce18"/>
          <table:table-cell table:style-name="ce14"/>
          <table:table-cell table:style-name="ce18"/>
          <table:table-cell table:style-name="ce14" table:number-columns-repeated="3"/>
          <table:table-cell table:style-name="ce18" table:number-columns-repeated="3"/>
          <table:table-cell table:style-name="ce15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5"/>
          <table:table-cell table:style-name="ce14" office:value-type="string" calcext:value-type="string">
            <text:p>Standing Quad Stretch</text:p>
          </table:table-cell>
          <table:table-cell table:style-name="ce14" office:value-type="string" calcext:value-type="string">
            <text:p>Punches</text:p>
          </table:table-cell>
          <table:table-cell table:style-name="ce14" office:value-type="string" calcext:value-type="string">
            <text:p>Squat - Pistol</text:p>
          </table:table-cell>
          <table:table-cell table:style-name="ce18"/>
          <table:table-cell table:style-name="ce14"/>
          <table:table-cell table:style-name="ce18"/>
          <table:table-cell table:style-name="ce14" table:number-columns-repeated="3"/>
          <table:table-cell table:style-name="ce18" table:number-columns-repeated="3"/>
          <table:table-cell table:style-name="ce15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5"/>
          <table:table-cell table:style-name="ce14" office:value-type="string" calcext:value-type="string">
            <text:p>Standing Side Bend</text:p>
          </table:table-cell>
          <table:table-cell table:style-name="ce14" office:value-type="string" calcext:value-type="string">
            <text:p>Pushups - Clap</text:p>
          </table:table-cell>
          <table:table-cell table:style-name="ce14" office:value-type="string" calcext:value-type="string">
            <text:p>Squat and Throw</text:p>
          </table:table-cell>
          <table:table-cell table:style-name="ce18"/>
          <table:table-cell table:style-name="ce14"/>
          <table:table-cell table:style-name="ce18"/>
          <table:table-cell table:style-name="ce14" table:number-columns-repeated="3"/>
          <table:table-cell table:style-name="ce18" table:number-columns-repeated="3"/>
          <table:table-cell table:style-name="ce15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5"/>
          <table:table-cell table:style-name="ce14" office:value-type="string" calcext:value-type="string">
            <text:p>Tennis Ball Toe Squeeze</text:p>
          </table:table-cell>
          <table:table-cell table:style-name="ce14" office:value-type="string" calcext:value-type="string">
            <text:p>Pushups - Crucifix</text:p>
          </table:table-cell>
          <table:table-cell table:style-name="ce14" office:value-type="string" calcext:value-type="string">
            <text:p>Squat w/ Overhead Press</text:p>
          </table:table-cell>
          <table:table-cell table:style-name="ce18"/>
          <table:table-cell table:style-name="ce14"/>
          <table:table-cell table:style-name="ce18"/>
          <table:table-cell table:style-name="ce14" table:number-columns-repeated="3"/>
          <table:table-cell table:style-name="ce18" table:number-columns-repeated="3"/>
          <table:table-cell table:style-name="ce15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5"/>
          <table:table-cell table:style-name="ce14" office:value-type="string" calcext:value-type="string">
            <text:p>Thread the Needle</text:p>
          </table:table-cell>
          <table:table-cell table:style-name="ce14" office:value-type="string" calcext:value-type="string">
            <text:p>Pushups - Diamond</text:p>
          </table:table-cell>
          <table:table-cell table:style-name="ce14" office:value-type="string" calcext:value-type="string">
            <text:p>Squats - Plie</text:p>
          </table:table-cell>
          <table:table-cell table:style-name="ce18"/>
          <table:table-cell table:style-name="ce14"/>
          <table:table-cell table:style-name="ce18"/>
          <table:table-cell table:style-name="ce14" table:number-columns-repeated="3"/>
          <table:table-cell table:style-name="ce18" table:number-columns-repeated="3"/>
          <table:table-cell table:style-name="ce15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5"/>
          <table:table-cell table:style-name="ce14" office:value-type="string" calcext:value-type="string">
            <text:p>Toe Pointers</text:p>
          </table:table-cell>
          <table:table-cell table:style-name="ce14" office:value-type="string" calcext:value-type="string">
            <text:p>Pushups - Dive-Bomb</text:p>
          </table:table-cell>
          <table:table-cell table:style-name="ce14" office:value-type="string" calcext:value-type="string">
            <text:p>Squats - Side Walk</text:p>
          </table:table-cell>
          <table:table-cell table:style-name="ce18"/>
          <table:table-cell table:style-name="ce14"/>
          <table:table-cell table:style-name="ce18"/>
          <table:table-cell table:style-name="ce14" table:number-columns-repeated="3"/>
          <table:table-cell table:style-name="ce18" table:number-columns-repeated="3"/>
          <table:table-cell table:style-name="ce15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5"/>
          <table:table-cell table:style-name="ce14" office:value-type="string" calcext:value-type="string">
            <text:p>Toes to Knees</text:p>
          </table:table-cell>
          <table:table-cell table:style-name="ce14" office:value-type="string" calcext:value-type="string">
            <text:p>Pushups - Explosive Staggered</text:p>
          </table:table-cell>
          <table:table-cell table:style-name="ce14" office:value-type="string" calcext:value-type="string">
            <text:p>Squats - Single-leg</text:p>
          </table:table-cell>
          <table:table-cell table:style-name="ce18"/>
          <table:table-cell table:style-name="ce14"/>
          <table:table-cell table:style-name="ce18"/>
          <table:table-cell table:style-name="ce14" table:number-columns-repeated="3"/>
          <table:table-cell table:style-name="ce18" table:number-columns-repeated="3"/>
          <table:table-cell table:style-name="ce15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5"/>
          <table:table-cell table:style-name="ce14" office:value-type="string" calcext:value-type="string">
            <text:p>Tricep Stretch</text:p>
          </table:table-cell>
          <table:table-cell table:style-name="ce14" office:value-type="string" calcext:value-type="string">
            <text:p>Pushups - Fingertips</text:p>
          </table:table-cell>
          <table:table-cell table:style-name="ce14" office:value-type="string" calcext:value-type="string">
            <text:p>Squats - Standard</text:p>
          </table:table-cell>
          <table:table-cell table:style-name="ce18"/>
          <table:table-cell table:style-name="ce14"/>
          <table:table-cell table:style-name="ce18"/>
          <table:table-cell table:style-name="ce14" table:number-columns-repeated="3"/>
          <table:table-cell table:style-name="ce18" table:number-columns-repeated="3"/>
          <table:table-cell table:style-name="ce15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5"/>
          <table:table-cell table:style-name="ce14" office:value-type="string" calcext:value-type="string">
            <text:p>V-Sit</text:p>
          </table:table-cell>
          <table:table-cell table:style-name="ce14" office:value-type="string" calcext:value-type="string">
            <text:p>Pushups - Frog</text:p>
          </table:table-cell>
          <table:table-cell table:style-name="ce14" office:value-type="string" calcext:value-type="string">
            <text:p>Squats - Wide</text:p>
          </table:table-cell>
          <table:table-cell table:style-name="ce18"/>
          <table:table-cell table:style-name="ce14"/>
          <table:table-cell table:style-name="ce18"/>
          <table:table-cell table:style-name="ce14" table:number-columns-repeated="3"/>
          <table:table-cell table:style-name="ce18" table:number-columns-repeated="3"/>
          <table:table-cell table:style-name="ce15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5"/>
          <table:table-cell table:style-name="ce14" office:value-type="string" calcext:value-type="string">
            <text:p>Wrist Extension</text:p>
          </table:table-cell>
          <table:table-cell table:style-name="ce14" office:value-type="string" calcext:value-type="string">
            <text:p>Pushups - Handstand</text:p>
          </table:table-cell>
          <table:table-cell table:style-name="ce14" office:value-type="string" calcext:value-type="string">
            <text:p>Squats w/ Hip Abduction</text:p>
          </table:table-cell>
          <table:table-cell table:style-name="ce18"/>
          <table:table-cell table:style-name="ce14"/>
          <table:table-cell table:style-name="ce18"/>
          <table:table-cell table:style-name="ce14" table:number-columns-repeated="3"/>
          <table:table-cell table:style-name="ce18" table:number-columns-repeated="3"/>
          <table:table-cell table:style-name="ce15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5"/>
          <table:table-cell table:style-name="ce14" office:value-type="string" calcext:value-type="string">
            <text:p>Wrist Flexion</text:p>
          </table:table-cell>
          <table:table-cell table:style-name="ce14" office:value-type="string" calcext:value-type="string">
            <text:p>Pushups - Narrow</text:p>
          </table:table-cell>
          <table:table-cell table:style-name="ce14" office:value-type="string" calcext:value-type="string">
            <text:p>Standing Knee Crunch</text:p>
          </table:table-cell>
          <table:table-cell table:style-name="ce18"/>
          <table:table-cell table:style-name="ce14"/>
          <table:table-cell table:style-name="ce18"/>
          <table:table-cell table:style-name="ce14" table:number-columns-repeated="3"/>
          <table:table-cell table:style-name="ce18" table:number-columns-repeated="3"/>
          <table:table-cell table:style-name="ce15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4" table:number-columns-repeated="2"/>
          <table:table-cell table:style-name="ce14" office:value-type="string" calcext:value-type="string">
            <text:p>Pushups - One-Arm</text:p>
          </table:table-cell>
          <table:table-cell table:style-name="ce14" office:value-type="string" calcext:value-type="string">
            <text:p>Stiff Deadlift</text:p>
          </table:table-cell>
          <table:table-cell table:style-name="ce18"/>
          <table:table-cell table:style-name="ce14"/>
          <table:table-cell table:style-name="ce18"/>
          <table:table-cell table:style-name="ce14" table:number-columns-repeated="3"/>
          <table:table-cell table:style-name="ce15"/>
          <table:table-cell table:style-name="ce14"/>
          <table:table-cell table:style-name="ce15" table:number-columns-repeated="2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4" table:number-columns-repeated="2"/>
          <table:table-cell table:style-name="ce14" office:value-type="string" calcext:value-type="string">
            <text:p>Pushups - Reverse Hand</text:p>
          </table:table-cell>
          <table:table-cell table:style-name="ce14" office:value-type="string" calcext:value-type="string">
            <text:p>Stiff Leg Overhead Toss</text:p>
          </table:table-cell>
          <table:table-cell table:style-name="ce18"/>
          <table:table-cell table:style-name="ce14"/>
          <table:table-cell table:style-name="ce18"/>
          <table:table-cell table:style-name="ce14" table:number-columns-repeated="3"/>
          <table:table-cell table:style-name="ce15" table:number-columns-repeated="4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4" table:number-columns-repeated="2"/>
          <table:table-cell table:style-name="ce14" office:value-type="string" calcext:value-type="string">
            <text:p>Pushups - Slow</text:p>
          </table:table-cell>
          <table:table-cell table:style-name="ce16" office:value-type="string" calcext:value-type="string">
            <text:p>Superman</text:p>
          </table:table-cell>
          <table:table-cell table:style-name="ce18"/>
          <table:table-cell table:style-name="ce14"/>
          <table:table-cell table:style-name="ce18"/>
          <table:table-cell table:style-name="ce14" table:number-columns-repeated="3"/>
          <table:table-cell table:style-name="ce15" table:number-columns-repeated="4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4" table:number-columns-repeated="2"/>
          <table:table-cell table:style-name="ce14" office:value-type="string" calcext:value-type="string">
            <text:p>Pushups - Spiderman</text:p>
          </table:table-cell>
          <table:table-cell table:style-name="ce14" office:value-type="string" calcext:value-type="string">
            <text:p>Wall Sit w/ Rotation</text:p>
          </table:table-cell>
          <table:table-cell table:style-name="ce18"/>
          <table:table-cell table:style-name="ce14"/>
          <table:table-cell table:style-name="ce18"/>
          <table:table-cell table:style-name="ce14" table:number-columns-repeated="3"/>
          <table:table-cell table:style-name="ce15" table:number-columns-repeated="4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4" table:number-columns-repeated="2"/>
          <table:table-cell table:style-name="ce14" office:value-type="string" calcext:value-type="string">
            <text:p>Pushups - Staggered</text:p>
          </table:table-cell>
          <table:table-cell table:style-name="ce14" office:value-type="string" calcext:value-type="string">
            <text:p>Wood Chop</text:p>
          </table:table-cell>
          <table:table-cell table:style-name="ce18"/>
          <table:table-cell table:style-name="ce14"/>
          <table:table-cell table:style-name="ce18"/>
          <table:table-cell table:style-name="ce14" table:number-columns-repeated="3"/>
          <table:table-cell table:style-name="ce15" table:number-columns-repeated="4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4" table:number-columns-repeated="2"/>
          <table:table-cell table:style-name="ce14" office:value-type="string" calcext:value-type="string">
            <text:p>Pushups - Standard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table:number-columns-repeated="3"/>
          <table:table-cell table:style-name="ce15" table:number-columns-repeated="4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4" table:number-columns-repeated="2"/>
          <table:table-cell table:style-name="ce14" office:value-type="string" calcext:value-type="string">
            <text:p>Pushups - Stretch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table:number-columns-repeated="3"/>
          <table:table-cell table:style-name="ce15" table:number-columns-repeated="4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4" table:number-columns-repeated="2"/>
          <table:table-cell table:style-name="ce14" office:value-type="string" calcext:value-type="string">
            <text:p>Pushups - Typewriter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table:number-columns-repeated="3"/>
          <table:table-cell table:style-name="ce15" table:number-columns-repeated="4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4" table:number-columns-repeated="2"/>
          <table:table-cell table:style-name="ce14" office:value-type="string" calcext:value-type="string">
            <text:p>Pushups - Walkout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table:number-columns-repeated="3"/>
          <table:table-cell table:style-name="ce15" table:number-columns-repeated="4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4" table:number-columns-repeated="2"/>
          <table:table-cell table:style-name="ce14" office:value-type="string" calcext:value-type="string">
            <text:p>Pushups - Wide</text:p>
          </table:table-cell>
          <table:table-cell table:style-name="ce14"/>
          <table:table-cell table:style-name="ce18"/>
          <table:table-cell table:style-name="ce14"/>
          <table:table-cell table:style-name="ce18"/>
          <table:table-cell table:style-name="ce14" table:number-columns-repeated="3"/>
          <table:table-cell table:style-name="ce15" table:number-columns-repeated="4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4" table:number-columns-repeated="2"/>
          <table:table-cell table:style-name="ce14" office:value-type="string" calcext:value-type="string">
            <text:p>Pushups w/ Foot Tap</text:p>
          </table:table-cell>
          <table:table-cell table:style-name="ce14"/>
          <table:table-cell table:style-name="ce18"/>
          <table:table-cell table:style-name="ce14" table:number-columns-repeated="5"/>
          <table:table-cell table:style-name="ce15" table:number-columns-repeated="4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4" table:number-columns-repeated="2"/>
          <table:table-cell table:style-name="ce14" office:value-type="string" calcext:value-type="string">
            <text:p>Pushups w/ Torso Rotation</text:p>
          </table:table-cell>
          <table:table-cell table:style-name="ce14"/>
          <table:table-cell table:style-name="ce18"/>
          <table:table-cell table:style-name="ce14" table:number-columns-repeated="5"/>
          <table:table-cell table:style-name="ce15" table:number-columns-repeated="4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4" table:number-columns-repeated="2"/>
          <table:table-cell table:style-name="ce14" office:value-type="string" calcext:value-type="string">
            <text:p>Reach Up Toe Taps</text:p>
          </table:table-cell>
          <table:table-cell table:style-name="ce14"/>
          <table:table-cell table:style-name="ce18"/>
          <table:table-cell table:style-name="ce14" table:number-columns-repeated="5"/>
          <table:table-cell table:style-name="ce15" table:number-columns-repeated="4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4" table:number-columns-repeated="2"/>
          <table:table-cell table:style-name="ce14" office:value-type="string" calcext:value-type="string">
            <text:p>Rear Delt Fly</text:p>
          </table:table-cell>
          <table:table-cell table:style-name="ce14"/>
          <table:table-cell table:style-name="ce18"/>
          <table:table-cell table:style-name="ce14" table:number-columns-repeated="5"/>
          <table:table-cell table:style-name="ce15" table:number-columns-repeated="4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4" table:number-columns-repeated="2"/>
          <table:table-cell table:style-name="ce14" office:value-type="string" calcext:value-type="string">
            <text:p>Rear Delt Press</text:p>
          </table:table-cell>
          <table:table-cell table:style-name="ce14"/>
          <table:table-cell table:style-name="ce18"/>
          <table:table-cell table:style-name="ce14" table:number-columns-repeated="5"/>
          <table:table-cell table:style-name="ce15" table:number-columns-repeated="4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4" table:number-columns-repeated="2"/>
          <table:table-cell table:style-name="ce14" office:value-type="string" calcext:value-type="string">
            <text:p>Reverse Crunches</text:p>
          </table:table-cell>
          <table:table-cell table:style-name="ce14"/>
          <table:table-cell table:style-name="ce18"/>
          <table:table-cell table:style-name="ce14" table:number-columns-repeated="5"/>
          <table:table-cell table:style-name="ce15" table:number-columns-repeated="4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4" table:number-columns-repeated="2"/>
          <table:table-cell table:style-name="ce14" office:value-type="string" calcext:value-type="string">
            <text:p>Running Knee Taps</text:p>
          </table:table-cell>
          <table:table-cell table:style-name="ce14"/>
          <table:table-cell table:style-name="ce18"/>
          <table:table-cell table:style-name="ce14" table:number-columns-repeated="5"/>
          <table:table-cell table:style-name="ce15" table:number-columns-repeated="4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4" table:number-columns-repeated="2"/>
          <table:table-cell table:style-name="ce14" office:value-type="string" calcext:value-type="string">
            <text:p>Side Crunches</text:p>
          </table:table-cell>
          <table:table-cell table:style-name="ce14"/>
          <table:table-cell table:style-name="ce18"/>
          <table:table-cell table:style-name="ce14" table:number-columns-repeated="5"/>
          <table:table-cell table:style-name="ce15" table:number-columns-repeated="4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4" table:number-columns-repeated="2"/>
          <table:table-cell table:style-name="ce14" office:value-type="string" calcext:value-type="string">
            <text:p>Side Plank w/ Pulses</text:p>
          </table:table-cell>
          <table:table-cell table:style-name="ce14"/>
          <table:table-cell table:style-name="ce18"/>
          <table:table-cell table:style-name="ce14" table:number-columns-repeated="5"/>
          <table:table-cell table:style-name="ce15" table:number-columns-repeated="4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4" table:number-columns-repeated="2"/>
          <table:table-cell table:style-name="ce14" office:value-type="string" calcext:value-type="string">
            <text:p>Single Leg Hip Thrust</text:p>
          </table:table-cell>
          <table:table-cell table:style-name="ce14"/>
          <table:table-cell table:style-name="ce18"/>
          <table:table-cell table:style-name="ce14" table:number-columns-repeated="5"/>
          <table:table-cell table:style-name="ce15" table:number-columns-repeated="4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4" table:number-columns-repeated="2"/>
          <table:table-cell table:style-name="ce14" office:value-type="string" calcext:value-type="string">
            <text:p>Situps</text:p>
          </table:table-cell>
          <table:table-cell table:style-name="ce14"/>
          <table:table-cell table:style-name="ce18"/>
          <table:table-cell table:style-name="ce14" table:number-columns-repeated="5"/>
          <table:table-cell table:style-name="ce15" table:number-columns-repeated="4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4" table:number-columns-repeated="2"/>
          <table:table-cell table:style-name="ce14" office:value-type="string" calcext:value-type="string">
            <text:p>Spear Throws</text:p>
          </table:table-cell>
          <table:table-cell table:style-name="ce14"/>
          <table:table-cell table:style-name="ce18"/>
          <table:table-cell table:style-name="ce14" table:number-columns-repeated="5"/>
          <table:table-cell table:style-name="ce15" table:number-columns-repeated="4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4" table:number-columns-repeated="2"/>
          <table:table-cell table:style-name="ce14" office:value-type="string" calcext:value-type="string">
            <text:p>Spear Thrusts</text:p>
          </table:table-cell>
          <table:table-cell table:style-name="ce14"/>
          <table:table-cell table:style-name="ce18"/>
          <table:table-cell table:style-name="ce14" table:number-columns-repeated="5"/>
          <table:table-cell table:style-name="ce15" table:number-columns-repeated="4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4" table:number-columns-repeated="2"/>
          <table:table-cell table:style-name="ce14" office:value-type="string" calcext:value-type="string">
            <text:p>Squat - Pistol</text:p>
          </table:table-cell>
          <table:table-cell table:style-name="ce14"/>
          <table:table-cell table:style-name="ce18"/>
          <table:table-cell table:style-name="ce14" table:number-columns-repeated="5"/>
          <table:table-cell table:style-name="ce15" table:number-columns-repeated="4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4" table:number-columns-repeated="2"/>
          <table:table-cell table:style-name="ce14" office:value-type="string" calcext:value-type="string">
            <text:p>Squats - Plie</text:p>
          </table:table-cell>
          <table:table-cell table:style-name="ce14"/>
          <table:table-cell table:style-name="ce18"/>
          <table:table-cell table:style-name="ce14" table:number-columns-repeated="5"/>
          <table:table-cell table:style-name="ce15" table:number-columns-repeated="4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4" table:number-columns-repeated="2"/>
          <table:table-cell table:style-name="ce14" office:value-type="string" calcext:value-type="string">
            <text:p>Squats - Side Walk</text:p>
          </table:table-cell>
          <table:table-cell table:style-name="ce14"/>
          <table:table-cell table:style-name="ce18"/>
          <table:table-cell table:style-name="ce14" table:number-columns-repeated="5"/>
          <table:table-cell table:style-name="ce15" table:number-columns-repeated="4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4" table:number-columns-repeated="2"/>
          <table:table-cell table:style-name="ce14" office:value-type="string" calcext:value-type="string">
            <text:p>Squats - Single-leg</text:p>
          </table:table-cell>
          <table:table-cell table:style-name="ce14"/>
          <table:table-cell table:style-name="ce18"/>
          <table:table-cell table:style-name="ce14" table:number-columns-repeated="5"/>
          <table:table-cell table:style-name="ce15" table:number-columns-repeated="4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4" table:number-columns-repeated="2"/>
          <table:table-cell table:style-name="ce14" office:value-type="string" calcext:value-type="string">
            <text:p>Squats - Standard</text:p>
          </table:table-cell>
          <table:table-cell table:style-name="ce14"/>
          <table:table-cell table:style-name="ce18"/>
          <table:table-cell table:style-name="ce14" table:number-columns-repeated="5"/>
          <table:table-cell table:style-name="ce15" table:number-columns-repeated="4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4" table:number-columns-repeated="2"/>
          <table:table-cell table:style-name="ce14" office:value-type="string" calcext:value-type="string">
            <text:p>Squats - Wide</text:p>
          </table:table-cell>
          <table:table-cell table:style-name="ce14"/>
          <table:table-cell table:style-name="ce18"/>
          <table:table-cell table:style-name="ce14" table:number-columns-repeated="5"/>
          <table:table-cell table:style-name="ce15" table:number-columns-repeated="4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4" table:number-columns-repeated="2"/>
          <table:table-cell table:style-name="ce14" office:value-type="string" calcext:value-type="string">
            <text:p>Squats w/ Hip Abduction</text:p>
          </table:table-cell>
          <table:table-cell table:style-name="ce14"/>
          <table:table-cell table:style-name="ce18"/>
          <table:table-cell table:style-name="ce14" table:number-columns-repeated="5"/>
          <table:table-cell table:style-name="ce15" table:number-columns-repeated="4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4" table:number-columns-repeated="2"/>
          <table:table-cell table:style-name="ce14" office:value-type="string" calcext:value-type="string">
            <text:p>Supermans</text:p>
          </table:table-cell>
          <table:table-cell table:style-name="ce14"/>
          <table:table-cell table:style-name="ce18"/>
          <table:table-cell table:style-name="ce14" table:number-columns-repeated="5"/>
          <table:table-cell table:style-name="ce15" table:number-columns-repeated="4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4" table:number-columns-repeated="2"/>
          <table:table-cell table:style-name="ce14" office:value-type="string" calcext:value-type="string">
            <text:p>Swimmers</text:p>
          </table:table-cell>
          <table:table-cell table:style-name="ce14"/>
          <table:table-cell table:style-name="ce18"/>
          <table:table-cell table:style-name="ce14" table:number-columns-repeated="5"/>
          <table:table-cell table:style-name="ce15" table:number-columns-repeated="4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4" table:number-columns-repeated="2"/>
          <table:table-cell table:style-name="ce14" office:value-type="string" calcext:value-type="string">
            <text:p>Tripod Hold</text:p>
          </table:table-cell>
          <table:table-cell table:style-name="ce14"/>
          <table:table-cell table:style-name="ce18"/>
          <table:table-cell table:style-name="ce14" table:number-columns-repeated="5"/>
          <table:table-cell table:style-name="ce15" table:number-columns-repeated="4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4" table:number-columns-repeated="2"/>
          <table:table-cell table:style-name="ce14" office:value-type="string" calcext:value-type="string">
            <text:p>Wall Sits</text:p>
          </table:table-cell>
          <table:table-cell table:style-name="ce14"/>
          <table:table-cell table:style-name="ce18"/>
          <table:table-cell table:style-name="ce14" table:number-columns-repeated="5"/>
          <table:table-cell table:style-name="ce15" table:number-columns-repeated="4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4" table:number-columns-repeated="2"/>
          <table:table-cell table:style-name="ce14" office:value-type="string" calcext:value-type="string">
            <text:p>Dead Bug Reach</text:p>
          </table:table-cell>
          <table:table-cell table:style-name="ce14"/>
          <table:table-cell table:style-name="ce18"/>
          <table:table-cell table:style-name="ce14" table:number-columns-repeated="5"/>
          <table:table-cell table:style-name="ce15" table:number-columns-repeated="4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4" table:number-columns-repeated="2"/>
          <table:table-cell table:style-name="ce14" office:value-type="string" calcext:value-type="string">
            <text:p>Seated Scissor Kicks</text:p>
          </table:table-cell>
          <table:table-cell table:style-name="ce14"/>
          <table:table-cell table:style-name="ce18"/>
          <table:table-cell table:style-name="ce14"/>
          <table:table-cell table:style-name="ce15"/>
          <table:table-cell table:style-name="ce14" table:number-columns-repeated="3"/>
          <table:table-cell table:style-name="ce15" table:number-columns-repeated="4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4" table:number-columns-repeated="2"/>
          <table:table-cell table:style-name="ce14" office:value-type="string" calcext:value-type="string">
            <text:p>Self Curls (Palm Up)</text:p>
          </table:table-cell>
          <table:table-cell table:style-name="ce14"/>
          <table:table-cell table:style-name="ce18"/>
          <table:table-cell table:style-name="ce14"/>
          <table:table-cell table:style-name="ce15"/>
          <table:table-cell table:style-name="ce14" table:number-columns-repeated="3"/>
          <table:table-cell table:style-name="ce15" table:number-columns-repeated="4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4" table:number-columns-repeated="2"/>
          <table:table-cell table:style-name="ce14" office:value-type="string" calcext:value-type="string">
            <text:p>Self Curls (Palm Down)</text:p>
          </table:table-cell>
          <table:table-cell table:style-name="ce14"/>
          <table:table-cell table:style-name="ce18"/>
          <table:table-cell table:style-name="ce14"/>
          <table:table-cell table:style-name="ce15"/>
          <table:table-cell table:style-name="ce14" table:number-columns-repeated="3"/>
          <table:table-cell table:style-name="ce15" table:number-columns-repeated="4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4" table:number-columns-repeated="2"/>
          <table:table-cell table:style-name="ce14" office:value-type="string" calcext:value-type="string">
            <text:p>Self Curls (Palm Sideways)</text:p>
          </table:table-cell>
          <table:table-cell table:style-name="ce14"/>
          <table:table-cell table:style-name="ce18"/>
          <table:table-cell table:style-name="ce14"/>
          <table:table-cell table:style-name="ce15"/>
          <table:table-cell table:style-name="ce14" table:number-columns-repeated="3"/>
          <table:table-cell table:style-name="ce15" table:number-columns-repeated="4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4" table:number-columns-repeated="2"/>
          <table:table-cell table:style-name="ce14" office:value-type="string" calcext:value-type="string">
            <text:p>Random Workout</text:p>
          </table:table-cell>
          <table:table-cell table:style-name="ce14"/>
          <table:table-cell table:style-name="ce18"/>
          <table:table-cell table:style-name="ce14"/>
          <table:table-cell table:style-name="ce15"/>
          <table:table-cell table:style-name="ce14" table:number-columns-repeated="3"/>
          <table:table-cell table:style-name="ce15" table:number-columns-repeated="4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4" table:number-columns-repeated="2"/>
          <table:table-cell table:style-name="ce14" office:value-type="string" calcext:value-type="string">
            <text:p>Side Crunches</text:p>
          </table:table-cell>
          <table:table-cell table:style-name="ce15"/>
          <table:table-cell table:style-name="ce18"/>
          <table:table-cell table:style-name="ce14"/>
          <table:table-cell table:style-name="ce15"/>
          <table:table-cell table:style-name="ce14" table:number-columns-repeated="3"/>
          <table:table-cell table:style-name="ce15" table:number-columns-repeated="4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4" table:number-columns-repeated="2"/>
          <table:table-cell table:style-name="ce14" office:value-type="string" calcext:value-type="string">
            <text:p>Side Leg Lifts</text:p>
          </table:table-cell>
          <table:table-cell table:style-name="ce15"/>
          <table:table-cell table:style-name="ce18"/>
          <table:table-cell table:style-name="ce14"/>
          <table:table-cell table:style-name="ce15"/>
          <table:table-cell table:style-name="ce14" table:number-columns-repeated="3"/>
          <table:table-cell table:style-name="ce15" table:number-columns-repeated="4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4" table:number-columns-repeated="2"/>
          <table:table-cell table:style-name="ce14" office:value-type="string" calcext:value-type="string">
            <text:p>Forward Leg Lifts</text:p>
          </table:table-cell>
          <table:table-cell table:style-name="ce15" table:number-columns-repeated="2"/>
          <table:table-cell table:style-name="ce14"/>
          <table:table-cell table:style-name="ce15"/>
          <table:table-cell table:style-name="ce14" table:number-columns-repeated="3"/>
          <table:table-cell table:style-name="ce15" table:number-columns-repeated="4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4" table:number-columns-repeated="2"/>
          <table:table-cell table:style-name="ce15" table:number-columns-repeated="3"/>
          <table:table-cell table:style-name="ce14"/>
          <table:table-cell table:style-name="ce15"/>
          <table:table-cell table:style-name="ce14" table:number-columns-repeated="3"/>
          <table:table-cell table:style-name="ce15" table:number-columns-repeated="4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4" table:number-columns-repeated="2"/>
          <table:table-cell table:style-name="ce15" table:number-columns-repeated="3"/>
          <table:table-cell table:style-name="ce14"/>
          <table:table-cell table:style-name="ce15"/>
          <table:table-cell table:style-name="ce14" table:number-columns-repeated="3"/>
          <table:table-cell table:style-name="ce15" table:number-columns-repeated="4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 table:number-rows-repeated="903">
          <table:table-cell table:style-name="ce15" table:number-columns-repeated="14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5" table:number-columns-repeated="2"/>
          <table:table-cell table:style-name="ce18" table:number-columns-repeated="2"/>
          <table:table-cell table:style-name="ce15" table:number-columns-repeated="10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5" table:number-columns-repeated="2"/>
          <table:table-cell table:style-name="ce18" table:number-columns-repeated="2"/>
          <table:table-cell table:style-name="ce15" table:number-columns-repeated="10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5" table:number-columns-repeated="2"/>
          <table:table-cell table:style-name="ce18"/>
          <table:table-cell/>
          <table:table-cell table:style-name="ce15" table:number-columns-repeated="2"/>
          <table:table-cell table:style-name="ce18"/>
          <table:table-cell table:style-name="ce15" table:number-columns-repeated="7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2">
          <table:table-cell table:style-name="ce18" table:number-columns-repeated="2"/>
          <table:table-cell table:number-columns-repeated="2"/>
          <table:table-cell table:style-name="ce18"/>
          <table:table-cell table:style-name="ce15"/>
          <table:table-cell table:style-name="ce18"/>
          <table:table-cell table:style-name="ce15" table:number-columns-repeated="5"/>
          <table:table-cell table:style-name="ce18"/>
          <table:table-cell table:style-name="ce15"/>
          <table:table-cell table:style-name="ce13"/>
          <table:table-cell table:style-name="ce15" table:number-columns-repeated="19"/>
          <table:table-cell table:number-columns-repeated="990"/>
        </table:table-row>
        <table:table-row table:style-name="ro1" table:number-rows-repeated="1047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e_1" table:target-range-address="Cardio.A1:Cardio.E1000"/>
        <table:database-range table:name="Table_2" table:target-range-address="Exercises.D5:Exercises.I22" table:contains-header="false"/>
        <table:database-range table:name="Table_3" table:target-range-address="Exercises.A1:Exercises.C1507"/>
        <table:database-range table:name="Table_4" table:target-range-address="'Exercise List'.K11:'Exercise List'.M60" table:contains-header="false"/>
        <table:database-range table:name="Table_5" table:target-range-address="'Exercise List'.A1:'Exercise List'.J104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Google Sans Text&quot;" svg:font-family="'&quot;Google Sans Text&quot;'"/>
    <style:font-face style:name="Arial" svg:font-family="Arial"/>
    <style:font-face style:name="Inconsolata" svg:font-family="Inconsolata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00ffff"/>
    </style:style>
    <style:style style:name="ConditionalStyle_5f_2" style:display-name="ConditionalStyle_2" style:family="table-cell" style:parent-style-name="Default">
      <style:table-cell-properties fo:background-color="#ff9900"/>
    </style:style>
    <style:style style:name="ConditionalStyle_5f_7" style:display-name="ConditionalStyle_7" style:family="table-cell" style:parent-style-name="Default">
      <style:table-cell-properties fo:background-color="#0000ff"/>
      <style:text-properties fo:color="#ffff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otes" style:display-name="PageStyle_No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armup" style:display-name="PageStyle_Warmu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rdio" style:display-name="PageStyle_Card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ercises" style:display-name="PageStyle_Exerci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ercise_20_List" style:display-name="PageStyle_Exercise Li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4108" meta:object-count="0"/>
    <meta:generator>LibreOfficeDev/6.0.5.2$Linux_X86_64 LibreOffice_project/</meta:generator>
  </office:meta>
</office:document-meta>
</file>